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04/content.xml" manifest:media-type="text/xml"/>
  <manifest:file-entry manifest:full-path="Object 404/settings.xml" manifest:media-type="text/xml"/>
  <manifest:file-entry manifest:full-path="Object 40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02/content.xml" manifest:media-type="text/xml"/>
  <manifest:file-entry manifest:full-path="Object 402/settings.xml" manifest:media-type="text/xml"/>
  <manifest:file-entry manifest:full-path="Object 40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01/content.xml" manifest:media-type="text/xml"/>
  <manifest:file-entry manifest:full-path="Object 401/settings.xml" manifest:media-type="text/xml"/>
  <manifest:file-entry manifest:full-path="Object 40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00/settings.xml" manifest:media-type="text/xml"/>
  <manifest:file-entry manifest:full-path="Object 400/content.xml" manifest:media-type="text/xml"/>
  <manifest:file-entry manifest:full-path="Object 400/"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95/settings.xml" manifest:media-type="text/xml"/>
  <manifest:file-entry manifest:full-path="Object 395/content.xml" manifest:media-type="text/xml"/>
  <manifest:file-entry manifest:full-path="Object 395/" manifest:version="1.2" manifest:media-type="application/vnd.oasis.opendocument.formula"/>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content.xml" manifest:media-type="text/xml"/>
  <manifest:file-entry manifest:full-path="Object 393/settings.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91/content.xml" manifest:media-type="text/xml"/>
  <manifest:file-entry manifest:full-path="Object 391/settings.xml" manifest:media-type="text/xml"/>
  <manifest:file-entry manifest:full-path="Object 391/"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3/settings.xml" manifest:media-type="text/xml"/>
  <manifest:file-entry manifest:full-path="Object 363/content.xml" manifest:media-type="text/xml"/>
  <manifest:file-entry manifest:full-path="Object 363/"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1/settings.xml" manifest:media-type="text/xml"/>
  <manifest:file-entry manifest:full-path="Object 361/Configurations2/" manifest:media-type="application/vnd.sun.xml.ui.configuration"/>
  <manifest:file-entry manifest:full-path="Object 361/content.xml" manifest:media-type="text/xml"/>
  <manifest:file-entry manifest:full-path="Object 361/"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55/settings.xml" manifest:media-type="text/xml"/>
  <manifest:file-entry manifest:full-path="Object 355/content.xml" manifest:media-type="text/xml"/>
  <manifest:file-entry manifest:full-path="Object 355/Configurations2/" manifest:media-type="application/vnd.sun.xml.ui.configuration"/>
  <manifest:file-entry manifest:full-path="Object 355/"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43/content.xml" manifest:media-type="text/xml"/>
  <manifest:file-entry manifest:full-path="Object 343/settings.xml" manifest:media-type="text/xml"/>
  <manifest:file-entry manifest:full-path="Object 343/" manifest:version="1.2" manifest:media-type="application/vnd.oasis.opendocument.formula"/>
  <manifest:file-entry manifest:full-path="Object 407/content.xml" manifest:media-type="text/xml"/>
  <manifest:file-entry manifest:full-path="Object 407/settings.xml" manifest:media-type="text/xml"/>
  <manifest:file-entry manifest:full-path="Object 40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06/content.xml" manifest:media-type="text/xml"/>
  <manifest:file-entry manifest:full-path="Object 406/settings.xml" manifest:media-type="text/xml"/>
  <manifest:file-entry manifest:full-path="Object 40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40/settings.xml" manifest:media-type="text/xml"/>
  <manifest:file-entry manifest:full-path="Object 340/content.xml" manifest:media-type="text/xml"/>
  <manifest:file-entry manifest:full-path="Object 340/" manifest:version="1.2" manifest:media-type="application/vnd.oasis.opendocument.formula"/>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356/settings.xml" manifest:media-type="text/xml"/>
  <manifest:file-entry manifest:full-path="Object 356/Configurations2/" manifest:media-type="application/vnd.sun.xml.ui.configuration"/>
  <manifest:file-entry manifest:full-path="Object 356/content.xml" manifest:media-type="text/xml"/>
  <manifest:file-entry manifest:full-path="Object 356/" manifest:version="1.2" manifest:media-type="application/vnd.oasis.opendocument.formula"/>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358/settings.xml" manifest:media-type="text/xml"/>
  <manifest:file-entry manifest:full-path="Object 358/content.xml" manifest:media-type="text/xml"/>
  <manifest:file-entry manifest:full-path="Object 358/Configurations2/" manifest:media-type="application/vnd.sun.xml.ui.configuration"/>
  <manifest:file-entry manifest:full-path="Object 358/" manifest:version="1.2" manifest:media-type="application/vnd.oasis.opendocument.formula"/>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291/settings.xml" manifest:media-type="text/xml"/>
  <manifest:file-entry manifest:full-path="Object 291/Configurations2/" manifest:media-type="application/vnd.sun.xml.ui.configuration"/>
  <manifest:file-entry manifest:full-path="Object 291/content.xml" manifest:media-type="text/xml"/>
  <manifest:file-entry manifest:full-path="Object 291/"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453/settings.xml" manifest:media-type="text/xml"/>
  <manifest:file-entry manifest:full-path="Object 453/content.xml" manifest:media-type="text/xml"/>
  <manifest:file-entry manifest:full-path="Object 453/"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7/settings.xml" manifest:media-type="text/xml"/>
  <manifest:file-entry manifest:full-path="Object 307/content.xml" manifest:media-type="text/xml"/>
  <manifest:file-entry manifest:full-path="Object 307/"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9/settings.xml" manifest:media-type="text/xml"/>
  <manifest:file-entry manifest:full-path="Object 309/content.xml" manifest:media-type="text/xml"/>
  <manifest:file-entry manifest:full-path="Object 309/"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254/settings.xml" manifest:media-type="text/xml"/>
  <manifest:file-entry manifest:full-path="Object 254/content.xml" manifest:media-type="text/xml"/>
  <manifest:file-entry manifest:full-path="Object 25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79/content.xml" manifest:media-type="text/xml"/>
  <manifest:file-entry manifest:full-path="Object 279/settings.xml" manifest:media-type="text/xml"/>
  <manifest:file-entry manifest:full-path="Object 27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265/content.xml" manifest:media-type="text/xml"/>
  <manifest:file-entry manifest:full-path="Object 265/settings.xml" manifest:media-type="text/xml"/>
  <manifest:file-entry manifest:full-path="Object 265/"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381/content.xml" manifest:media-type="text/xml"/>
  <manifest:file-entry manifest:full-path="Object 381/settings.xml" manifest:media-type="text/xml"/>
  <manifest:file-entry manifest:full-path="Object 38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237/settings.xml" manifest:media-type="text/xml"/>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content.xml" manifest:media-type="text/xml"/>
  <manifest:file-entry manifest:full-path="Object 382/settings.xml" manifest:media-type="text/xml"/>
  <manifest:file-entry manifest:full-path="Object 382/"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66/content.xml" manifest:media-type="text/xml"/>
  <manifest:file-entry manifest:full-path="Object 166/Configurations2/" manifest:media-type="application/vnd.sun.xml.ui.configuration"/>
  <manifest:file-entry manifest:full-path="Object 166/settings.xml" manifest:media-type="text/xml"/>
  <manifest:file-entry manifest:full-path="Object 166/"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449/content.xml" manifest:media-type="text/xml"/>
  <manifest:file-entry manifest:full-path="Object 449/settings.xml" manifest:media-type="text/xml"/>
  <manifest:file-entry manifest:full-path="Object 44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9/settings.xml" manifest:media-type="text/xml"/>
  <manifest:file-entry manifest:full-path="Object 189/content.xml" manifest:media-type="text/xml"/>
  <manifest:file-entry manifest:full-path="Object 189/"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298/content.xml" manifest:media-type="text/xml"/>
  <manifest:file-entry manifest:full-path="Object 298/settings.xml" manifest:media-type="text/xml"/>
  <manifest:file-entry manifest:full-path="Object 298/"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438/content.xml" manifest:media-type="text/xml"/>
  <manifest:file-entry manifest:full-path="Object 438/settings.xml" manifest:media-type="text/xml"/>
  <manifest:file-entry manifest:full-path="Object 438/"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29/settings.xml" manifest:media-type="text/xml"/>
  <manifest:file-entry manifest:full-path="Object 429/content.xml" manifest:media-type="text/xml"/>
  <manifest:file-entry manifest:full-path="Object 429/Configurations2/" manifest:media-type="application/vnd.sun.xml.ui.configuration"/>
  <manifest:file-entry manifest:full-path="Object 429/" manifest:version="1.2" manifest:media-type="application/vnd.oasis.opendocument.formula"/>
  <manifest:file-entry manifest:full-path="Object 230/settings.xml" manifest:media-type="text/xml"/>
  <manifest:file-entry manifest:full-path="Object 230/content.xml" manifest:media-type="text/xml"/>
  <manifest:file-entry manifest:full-path="Object 230/" manifest:version="1.2" manifest:media-type="application/vnd.oasis.opendocument.formula"/>
  <manifest:file-entry manifest:full-path="ObjectReplacements/Object 40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52"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83"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2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389"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398"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399"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27/content.xml" manifest:media-type="text/xml"/>
  <manifest:file-entry manifest:full-path="Object 427/settings.xml" manifest:media-type="text/xml"/>
  <manifest:file-entry manifest:full-path="Object 427/"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430/content.xml" manifest:media-type="text/xml"/>
  <manifest:file-entry manifest:full-path="Object 430/settings.xml" manifest:media-type="text/xml"/>
  <manifest:file-entry manifest:full-path="Object 430/"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409/content.xml" manifest:media-type="text/xml"/>
  <manifest:file-entry manifest:full-path="Object 409/Configurations2/" manifest:media-type="application/vnd.sun.xml.ui.configuration"/>
  <manifest:file-entry manifest:full-path="Object 409/settings.xml" manifest:media-type="text/xml"/>
  <manifest:file-entry manifest:full-path="Object 409/"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451/settings.xml" manifest:media-type="text/xml"/>
  <manifest:file-entry manifest:full-path="Object 451/content.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432/content.xml" manifest:media-type="text/xml"/>
  <manifest:file-entry manifest:full-path="Object 432/settings.xml" manifest:media-type="text/xml"/>
  <manifest:file-entry manifest:full-path="Object 432/"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434/settings.xml" manifest:media-type="text/xml"/>
  <manifest:file-entry manifest:full-path="Object 434/content.xml" manifest:media-type="text/xml"/>
  <manifest:file-entry manifest:full-path="Object 43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content.xml" manifest:media-type="text/xml"/>
  <manifest:file-entry manifest:full-path="Object 435/settings.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96/settings.xml" manifest:media-type="text/xml"/>
  <manifest:file-entry manifest:full-path="Object 296/content.xml" manifest:media-type="text/xml"/>
  <manifest:file-entry manifest:full-path="Object 29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content.xml" manifest:media-type="text/xml"/>
  <manifest:file-entry manifest:full-path="Object 436/settings.xml" manifest:media-type="text/xml"/>
  <manifest:file-entry manifest:full-path="Object 43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297/content.xml" manifest:media-type="text/xml"/>
  <manifest:file-entry manifest:full-path="Object 297/settings.xml" manifest:media-type="text/xml"/>
  <manifest:file-entry manifest:full-path="Object 297/"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84/Configurations2/" manifest:media-type="application/vnd.sun.xml.ui.configuration"/>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388/Configurations2/" manifest:media-type="application/vnd.sun.xml.ui.configuration"/>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35/Configurations2/" manifest:media-type="application/vnd.sun.xml.ui.configuration"/>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85/settings.xml" manifest:media-type="text/xml"/>
  <manifest:file-entry manifest:full-path="Object 385/content.xml" manifest:media-type="text/xml"/>
  <manifest:file-entry manifest:full-path="Object 385/"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Object 450/content.xml" manifest:media-type="text/xml"/>
  <manifest:file-entry manifest:full-path="Object 450/settings.xml" manifest:media-type="text/xml"/>
  <manifest:file-entry manifest:full-path="Object 45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377/settings.xml" manifest:media-type="text/xml"/>
  <manifest:file-entry manifest:full-path="Object 377/content.xml" manifest:media-type="text/xml"/>
  <manifest:file-entry manifest:full-path="Object 37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67/settings.xml" manifest:media-type="text/xml"/>
  <manifest:file-entry manifest:full-path="Object 267/content.xml" manifest:media-type="text/xml"/>
  <manifest:file-entry manifest:full-path="Object 267/" manifest:version="1.2" manifest:media-type="application/vnd.oasis.opendocument.formula"/>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69/settings.xml" manifest:media-type="text/xml"/>
  <manifest:file-entry manifest:full-path="Object 269/content.xml" manifest:media-type="text/xml"/>
  <manifest:file-entry manifest:full-path="Object 269/" manifest:version="1.2" manifest:media-type="application/vnd.oasis.opendocument.formula"/>
  <manifest:file-entry manifest:full-path="Object 408/content.xml" manifest:media-type="text/xml"/>
  <manifest:file-entry manifest:full-path="Object 408/settings.xml" manifest:media-type="text/xml"/>
  <manifest:file-entry manifest:full-path="Object 408/"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89/settings.xml" manifest:media-type="text/xml"/>
  <manifest:file-entry manifest:full-path="Object 289/content.xml" manifest:media-type="text/xml"/>
  <manifest:file-entry manifest:full-path="Object 28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70/Configurations2/" manifest:media-type="application/vnd.sun.xml.ui.configuration"/>
  <manifest:file-entry manifest:full-path="Object 270/content.xml" manifest:media-type="text/xml"/>
  <manifest:file-entry manifest:full-path="Object 270/settings.xml" manifest:media-type="text/xml"/>
  <manifest:file-entry manifest:full-path="Object 270/"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Configurations2/" manifest:media-type="application/vnd.sun.xml.ui.configuration"/>
  <manifest:file-entry manifest:full-path="Object 41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11/content.xml" manifest:media-type="text/xml"/>
  <manifest:file-entry manifest:full-path="Object 411/settings.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72/settings.xml" manifest:media-type="text/xml"/>
  <manifest:file-entry manifest:full-path="Object 272/Configurations2/" manifest:media-type="application/vnd.sun.xml.ui.configuration"/>
  <manifest:file-entry manifest:full-path="Object 272/content.xml" manifest:media-type="text/xml"/>
  <manifest:file-entry manifest:full-path="Object 272/"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273/settings.xml" manifest:media-type="text/xml"/>
  <manifest:file-entry manifest:full-path="Object 273/content.xml" manifest:media-type="text/xml"/>
  <manifest:file-entry manifest:full-path="Object 27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413/settings.xml" manifest:media-type="text/xml"/>
  <manifest:file-entry manifest:full-path="Object 413/content.xml" manifest:media-type="text/xml"/>
  <manifest:file-entry manifest:full-path="Object 413/" manifest:version="1.2"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414/content.xml" manifest:media-type="text/xml"/>
  <manifest:file-entry manifest:full-path="Object 414/settings.xml" manifest:media-type="text/xml"/>
  <manifest:file-entry manifest:full-path="Object 414/"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 manifest:version="1.2" manifest:media-type="application/vnd.oasis.opendocument.formula"/>
  <manifest:file-entry manifest:full-path="Object 416/settings.xml" manifest:media-type="text/xml"/>
  <manifest:file-entry manifest:full-path="Object 416/content.xml" manifest:media-type="text/xml"/>
  <manifest:file-entry manifest:full-path="Object 416/Configurations2/" manifest:media-type="application/vnd.sun.xml.ui.configuration"/>
  <manifest:file-entry manifest:full-path="Object 41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420/content.xml" manifest:media-type="text/xml"/>
  <manifest:file-entry manifest:full-path="Object 420/settings.xml" manifest:media-type="text/xml"/>
  <manifest:file-entry manifest:full-path="Object 420/"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281/settings.xml" manifest:media-type="text/xml"/>
  <manifest:file-entry manifest:full-path="Object 281/content.xml" manifest:media-type="text/xml"/>
  <manifest:file-entry manifest:full-path="Object 281/Configurations2/" manifest:media-type="application/vnd.sun.xml.ui.configuration"/>
  <manifest:file-entry manifest:full-path="Object 281/" manifest:version="1.2" manifest:media-type="application/vnd.oasis.opendocument.formula"/>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Thumbnails/thumbnail.png" manifest:media-type="image/png"/>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421/content.xml" manifest:media-type="text/xml"/>
  <manifest:file-entry manifest:full-path="Object 421/settings.xml" manifest:media-type="text/xml"/>
  <manifest:file-entry manifest:full-path="Object 42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422/settings.xml" manifest:media-type="text/xml"/>
  <manifest:file-entry manifest:full-path="Object 422/content.xml" manifest:media-type="text/xml"/>
  <manifest:file-entry manifest:full-path="Object 42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349/settings.xml" manifest:media-type="text/xml"/>
  <manifest:file-entry manifest:full-path="Object 349/content.xml" manifest:media-type="text/xml"/>
  <manifest:file-entry manifest:full-path="Object 349/"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423/settings.xml" manifest:media-type="text/xml"/>
  <manifest:file-entry manifest:full-path="Object 423/content.xml" manifest:media-type="text/xml"/>
  <manifest:file-entry manifest:full-path="Object 42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84/settings.xml" manifest:media-type="text/xml"/>
  <manifest:file-entry manifest:full-path="Object 284/content.xml" manifest:media-type="text/xml"/>
  <manifest:file-entry manifest:full-path="Object 284/"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 manifest:version="1.2" manifest:media-type="application/vnd.oasis.opendocument.formula"/>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426/settings.xml" manifest:media-type="text/xml"/>
  <manifest:file-entry manifest:full-path="Object 426/content.xml" manifest:media-type="text/xml"/>
  <manifest:file-entry manifest:full-path="Object 42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6/settings.xml" manifest:media-type="text/xml"/>
  <manifest:file-entry manifest:full-path="Object 276/content.xml" manifest:media-type="text/xml"/>
  <manifest:file-entry manifest:full-path="Object 276/"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content.xml" manifest:media-type="text/xml"/>
  <manifest:file-entry manifest:full-path="Object 366/settings.xml" manifest:media-type="text/xml"/>
  <manifest:file-entry manifest:full-path="Object 36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440/settings.xml" manifest:media-type="text/xml"/>
  <manifest:file-entry manifest:full-path="Object 440/content.xml" manifest:media-type="text/xml"/>
  <manifest:file-entry manifest:full-path="Object 440/"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442/content.xml" manifest:media-type="text/xml"/>
  <manifest:file-entry manifest:full-path="Object 442/settings.xml" manifest:media-type="text/xml"/>
  <manifest:file-entry manifest:full-path="Object 442/"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443/settings.xml" manifest:media-type="text/xml"/>
  <manifest:file-entry manifest:full-path="Object 443/content.xml" manifest:media-type="text/xml"/>
  <manifest:file-entry manifest:full-path="Object 443/Configurations2/" manifest:media-type="application/vnd.sun.xml.ui.configuration"/>
  <manifest:file-entry manifest:full-path="Object 44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444/settings.xml" manifest:media-type="text/xml"/>
  <manifest:file-entry manifest:full-path="Object 444/content.xml" manifest:media-type="text/xml"/>
  <manifest:file-entry manifest:full-path="Object 44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45/settings.xml" manifest:media-type="text/xml"/>
  <manifest:file-entry manifest:full-path="Object 445/content.xml" manifest:media-type="text/xml"/>
  <manifest:file-entry manifest:full-path="Object 44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446/content.xml" manifest:media-type="text/xml"/>
  <manifest:file-entry manifest:full-path="Object 446/settings.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454/settings.xml" manifest:media-type="text/xml"/>
  <manifest:file-entry manifest:full-path="Object 454/content.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2/content.xml" manifest:media-type="text/xml"/>
  <manifest:file-entry manifest:full-path="Object 212/settings.xml" manifest:media-type="text/xml"/>
  <manifest:file-entry manifest:full-path="Object 212/"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Configurations2/" manifest:media-type="application/vnd.sun.xml.ui.configuration"/>
  <manifest:file-entry manifest:full-path="Object 213/"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398/settings.xml" manifest:media-type="text/xml"/>
  <manifest:file-entry manifest:full-path="Object 398/content.xml" manifest:media-type="text/xml"/>
  <manifest:file-entry manifest:full-path="Object 398/"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 manifest:version="1.2" manifest:media-type="application/vnd.oasis.opendocument.formula"/>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tent.xml" manifest:media-type="text/xml"/>
  <manifest:file-entry manifest:full-path="Object 303/" manifest:version="1.2" manifest:media-type="application/vnd.oasis.opendocument.formula"/>
  <manifest:file-entry manifest:full-path="Object 304/settings.xml" manifest:media-type="text/xml"/>
  <manifest:file-entry manifest:full-path="Object 304/content.xml" manifest:media-type="text/xml"/>
  <manifest:file-entry manifest:full-path="Object 304/" manifest:version="1.2" manifest:media-type="application/vnd.oasis.opendocument.formula"/>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310/settings.xml" manifest:media-type="text/xml"/>
  <manifest:file-entry manifest:full-path="Object 310/content.xml" manifest:media-type="text/xml"/>
  <manifest:file-entry manifest:full-path="Object 310/" manifest:version="1.2"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313/settings.xml" manifest:media-type="text/xml"/>
  <manifest:file-entry manifest:full-path="Object 313/content.xml" manifest:media-type="text/xml"/>
  <manifest:file-entry manifest:full-path="Object 313/"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315/settings.xml" manifest:media-type="text/xml"/>
  <manifest:file-entry manifest:full-path="Object 315/content.xml" manifest:media-type="text/xml"/>
  <manifest:file-entry manifest:full-path="Object 315/"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81f89"/>
    </style:style>
    <style:style style:name="P2" style:family="paragraph" style:parent-style-name="Text_20_body">
      <style:text-properties fo:font-size="12pt" officeooo:paragraph-rsid="00181f89" style:font-size-asian="12pt" style:font-size-complex="12pt"/>
    </style:style>
    <style:style style:name="P3" style:family="paragraph" style:parent-style-name="Text_20_body">
      <style:text-properties fo:font-size="12pt" officeooo:paragraph-rsid="001f0909" style:font-size-asian="12pt" style:font-size-complex="12pt"/>
    </style:style>
    <style:style style:name="P4" style:family="paragraph" style:parent-style-name="Text_20_body">
      <style:text-properties fo:font-size="12pt" officeooo:rsid="00399e27" officeooo:paragraph-rsid="00399e27" style:font-size-asian="12pt" style:font-size-complex="12pt"/>
    </style:style>
    <style:style style:name="P5" style:family="paragraph" style:parent-style-name="Text_20_body">
      <style:text-properties fo:font-size="12pt" officeooo:rsid="003b4f85" officeooo:paragraph-rsid="003b4f85" style:font-size-asian="12pt" style:font-size-complex="12pt"/>
    </style:style>
    <style:style style:name="P6" style:family="paragraph" style:parent-style-name="Text_20_body">
      <style:text-properties fo:font-size="12pt" officeooo:rsid="003c675f" officeooo:paragraph-rsid="003c675f" style:font-size-asian="12pt" style:font-size-complex="12pt"/>
    </style:style>
    <style:style style:name="P7" style:family="paragraph" style:parent-style-name="Text_20_body">
      <style:paragraph-properties fo:text-align="center" style:justify-single-word="false"/>
      <style:text-properties fo:font-size="12pt" officeooo:rsid="003c675f" officeooo:paragraph-rsid="003c675f" style:font-size-asian="12pt" style:font-size-complex="12pt"/>
    </style:style>
    <style:style style:name="P8" style:family="paragraph" style:parent-style-name="Text_20_body">
      <style:paragraph-properties fo:text-align="start" style:justify-single-word="false"/>
      <style:text-properties fo:font-size="12pt" officeooo:rsid="003fd5e5" officeooo:paragraph-rsid="003fd5e5" style:font-size-asian="12pt" style:font-size-complex="12pt"/>
    </style:style>
    <style:style style:name="P9" style:family="paragraph" style:parent-style-name="Text_20_body">
      <style:paragraph-properties fo:text-align="start" style:justify-single-word="false"/>
      <style:text-properties fo:font-size="12pt" officeooo:rsid="00436f71" officeooo:paragraph-rsid="00436f71" style:font-size-asian="12pt" style:font-size-complex="12pt"/>
    </style:style>
    <style:style style:name="P10" style:family="paragraph" style:parent-style-name="Text_20_body">
      <style:paragraph-properties fo:text-align="start" style:justify-single-word="false"/>
      <style:text-properties fo:font-size="12pt" officeooo:rsid="004960d3" officeooo:paragraph-rsid="004960d3" style:font-size-asian="12pt" style:font-size-complex="12pt"/>
    </style:style>
    <style:style style:name="P11" style:family="paragraph" style:parent-style-name="Text_20_body">
      <style:text-properties fo:font-size="12pt" officeooo:rsid="004cea0b" officeooo:paragraph-rsid="004bae6d" style:font-size-asian="12pt" style:font-size-complex="12pt"/>
    </style:style>
    <style:style style:name="P12" style:family="paragraph" style:parent-style-name="Text_20_body">
      <style:text-properties fo:font-size="12pt" officeooo:rsid="00534ee9" officeooo:paragraph-rsid="00534ee9" style:font-size-asian="12pt" style:font-size-complex="12pt"/>
    </style:style>
    <style:style style:name="P13" style:family="paragraph" style:parent-style-name="Text_20_body">
      <style:text-properties fo:font-size="12pt" officeooo:rsid="005760a3" officeooo:paragraph-rsid="005760a3" style:font-size-asian="12pt" style:font-size-complex="12pt"/>
    </style:style>
    <style:style style:name="P14" style:family="paragraph" style:parent-style-name="Text_20_body">
      <style:paragraph-properties fo:text-align="center" style:justify-single-word="false"/>
      <style:text-properties fo:font-size="12pt" officeooo:rsid="005760a3" officeooo:paragraph-rsid="005760a3" style:font-size-asian="12pt" style:font-size-complex="12pt"/>
    </style:style>
    <style:style style:name="P15" style:family="paragraph" style:parent-style-name="Text_20_body">
      <style:paragraph-properties fo:text-align="start" style:justify-single-word="false"/>
      <style:text-properties fo:font-size="12pt" officeooo:rsid="005a0148" officeooo:paragraph-rsid="005a0148" style:font-size-asian="12pt" style:font-size-complex="12pt"/>
    </style:style>
    <style:style style:name="P16" style:family="paragraph" style:parent-style-name="Text_20_body">
      <style:paragraph-properties fo:text-align="center" style:justify-single-word="false"/>
      <style:text-properties fo:font-size="12pt" officeooo:rsid="005a0148" officeooo:paragraph-rsid="005a0148" style:font-size-asian="12pt" style:font-size-complex="12pt"/>
    </style:style>
    <style:style style:name="P17" style:family="paragraph" style:parent-style-name="Text_20_body">
      <style:paragraph-properties fo:text-align="start" style:justify-single-word="false"/>
      <style:text-properties fo:font-size="12pt" officeooo:rsid="005f3748" officeooo:paragraph-rsid="005f3748" style:font-size-asian="12pt" style:font-size-complex="12pt"/>
    </style:style>
    <style:style style:name="P18" style:family="paragraph" style:parent-style-name="Text_20_body">
      <style:paragraph-properties fo:text-align="center" style:justify-single-word="false"/>
      <style:text-properties fo:font-size="12pt" officeooo:rsid="005f3748" officeooo:paragraph-rsid="005f3748" style:font-size-asian="12pt" style:font-size-complex="12pt"/>
    </style:style>
    <style:style style:name="P19" style:family="paragraph" style:parent-style-name="Text_20_body">
      <style:paragraph-properties fo:text-align="start" style:justify-single-word="false"/>
      <style:text-properties fo:font-size="12pt" officeooo:rsid="00606944" officeooo:paragraph-rsid="00606944" style:font-size-asian="12pt" style:font-size-complex="12pt"/>
    </style:style>
    <style:style style:name="P20" style:family="paragraph" style:parent-style-name="Text_20_body">
      <style:text-properties fo:font-size="12pt" officeooo:rsid="0064e1c0" officeooo:paragraph-rsid="0064e1c0" style:font-size-asian="12pt" style:font-size-complex="12pt"/>
    </style:style>
    <style:style style:name="P21" style:family="paragraph" style:parent-style-name="Text_20_body">
      <style:text-properties fo:font-size="12pt" officeooo:paragraph-rsid="0064e1c0" style:font-size-asian="12pt" style:font-size-complex="12pt"/>
    </style:style>
    <style:style style:name="P22" style:family="paragraph" style:parent-style-name="Text_20_body">
      <style:text-properties fo:font-size="12pt" officeooo:rsid="0066b947" officeooo:paragraph-rsid="0066b947" style:font-size-asian="12pt" style:font-size-complex="12pt"/>
    </style:style>
    <style:style style:name="P23" style:family="paragraph" style:parent-style-name="Text_20_body">
      <style:text-properties fo:font-size="12pt" officeooo:rsid="0067aecf" officeooo:paragraph-rsid="0067aecf" style:font-size-asian="12pt" style:font-size-complex="12pt"/>
    </style:style>
    <style:style style:name="P24" style:family="paragraph" style:parent-style-name="Text_20_body">
      <style:text-properties fo:font-size="12pt" officeooo:rsid="006c1d9e" officeooo:paragraph-rsid="006c1d9e" style:font-size-asian="12pt" style:font-size-complex="12pt"/>
    </style:style>
    <style:style style:name="P25" style:family="paragraph" style:parent-style-name="Text_20_body">
      <style:text-properties fo:font-size="12pt" officeooo:rsid="006e54ae" officeooo:paragraph-rsid="006e54ae" style:font-size-asian="12pt" style:font-size-complex="12pt"/>
    </style:style>
    <style:style style:name="P26" style:family="paragraph" style:parent-style-name="Text_20_body">
      <style:text-properties fo:font-size="12pt" officeooo:rsid="006ec886" officeooo:paragraph-rsid="006ec886" style:font-size-asian="12pt" style:font-size-complex="12pt"/>
    </style:style>
    <style:style style:name="P27" style:family="paragraph" style:parent-style-name="Text_20_body">
      <style:paragraph-properties fo:text-align="center" style:justify-single-word="false"/>
      <style:text-properties fo:font-size="12pt" officeooo:rsid="006ec886" officeooo:paragraph-rsid="006ec886" style:font-size-asian="12pt" style:font-size-complex="12pt"/>
    </style:style>
    <style:style style:name="P28" style:family="paragraph" style:parent-style-name="Text_20_body">
      <style:paragraph-properties fo:text-align="start" style:justify-single-word="false"/>
      <style:text-properties fo:font-size="12pt" officeooo:rsid="006ec886" officeooo:paragraph-rsid="006ec886" style:font-size-asian="12pt" style:font-size-complex="12pt"/>
    </style:style>
    <style:style style:name="P29" style:family="paragraph" style:parent-style-name="Text_20_body">
      <style:text-properties fo:color="#cc0000" fo:font-size="12pt" officeooo:rsid="001f7408" officeooo:paragraph-rsid="001f7408" style:font-size-asian="12pt" style:font-size-complex="12pt"/>
    </style:style>
    <style:style style:name="P30" style:family="paragraph" style:parent-style-name="Text_20_body">
      <style:text-properties style:use-window-font-color="true" fo:font-size="12pt" officeooo:rsid="00236c18" officeooo:paragraph-rsid="00236c18" style:font-size-asian="12pt" style:font-size-complex="12pt"/>
    </style:style>
    <style:style style:name="P31" style:family="paragraph" style:parent-style-name="Text_20_body">
      <style:text-properties style:use-window-font-color="true" fo:font-size="12pt" officeooo:rsid="0024cbcb" officeooo:paragraph-rsid="0024cbcb" style:font-size-asian="12pt" style:font-size-complex="12pt"/>
    </style:style>
    <style:style style:name="P32" style:family="paragraph" style:parent-style-name="Text_20_body">
      <style:paragraph-properties fo:text-align="center" style:justify-single-word="false"/>
      <style:text-properties style:use-window-font-color="true" fo:font-size="12pt" officeooo:rsid="0024cbcb" officeooo:paragraph-rsid="0024cbcb" style:font-size-asian="12pt" style:font-size-complex="12pt"/>
    </style:style>
    <style:style style:name="P33" style:family="paragraph" style:parent-style-name="Text_20_body">
      <style:paragraph-properties fo:text-align="start" style:justify-single-word="false"/>
      <style:text-properties style:use-window-font-color="true" fo:font-size="12pt" officeooo:rsid="0024cbcb" officeooo:paragraph-rsid="0024cbcb" style:font-size-asian="12pt" style:font-size-complex="12pt"/>
    </style:style>
    <style:style style:name="P34" style:family="paragraph" style:parent-style-name="Text_20_body">
      <style:paragraph-properties fo:text-align="start" style:justify-single-word="false"/>
      <style:text-properties style:use-window-font-color="true" fo:font-size="12pt" officeooo:rsid="0029daa9" officeooo:paragraph-rsid="0029daa9" style:font-size-asian="12pt" style:font-size-complex="12pt"/>
    </style:style>
    <style:style style:name="P35" style:family="paragraph" style:parent-style-name="Text_20_body">
      <style:paragraph-properties fo:text-align="center" style:justify-single-word="false"/>
      <style:text-properties style:use-window-font-color="true" fo:font-size="12pt" officeooo:rsid="0029daa9" officeooo:paragraph-rsid="0029daa9" style:font-size-asian="12pt" style:font-size-complex="12pt"/>
    </style:style>
    <style:style style:name="P36" style:family="paragraph" style:parent-style-name="Text_20_body">
      <style:paragraph-properties fo:text-align="start" style:justify-single-word="false"/>
      <style:text-properties style:use-window-font-color="true" fo:font-size="12pt" officeooo:rsid="002bc3f5" officeooo:paragraph-rsid="002bc3f5" style:font-size-asian="12pt" style:font-size-complex="12pt"/>
    </style:style>
    <style:style style:name="P37" style:family="paragraph" style:parent-style-name="Text_20_body">
      <style:paragraph-properties fo:text-align="start" style:justify-single-word="false"/>
      <style:text-properties style:use-window-font-color="true" fo:font-size="12pt" officeooo:rsid="002eb27a" officeooo:paragraph-rsid="002eb27a" style:font-size-asian="12pt" style:font-size-complex="12pt"/>
    </style:style>
    <style:style style:name="P38" style:family="paragraph" style:parent-style-name="Text_20_body">
      <style:paragraph-properties fo:text-align="center" style:justify-single-word="false"/>
      <style:text-properties style:use-window-font-color="true" fo:font-size="12pt" officeooo:rsid="002eb27a" officeooo:paragraph-rsid="002eb27a" style:font-size-asian="12pt" style:font-size-complex="12pt"/>
    </style:style>
    <style:style style:name="P39" style:family="paragraph" style:parent-style-name="Text_20_body">
      <style:text-properties officeooo:paragraph-rsid="0044c0f6"/>
    </style:style>
    <style:style style:name="P40" style:family="paragraph" style:parent-style-name="Text_20_body">
      <style:paragraph-properties fo:text-align="center" style:justify-single-word="false"/>
    </style:style>
    <style:style style:name="P41" style:family="paragraph" style:parent-style-name="Text_20_body">
      <style:paragraph-properties fo:text-align="center" style:justify-single-word="false"/>
      <style:text-properties officeooo:paragraph-rsid="0044c0f6"/>
    </style:style>
    <style:style style:name="P42" style:family="paragraph" style:parent-style-name="Text_20_body">
      <style:paragraph-properties fo:text-align="center" style:justify-single-word="false"/>
      <style:text-properties officeooo:paragraph-rsid="00b68ad4"/>
    </style:style>
    <style:style style:name="P43" style:family="paragraph" style:parent-style-name="Text_20_body">
      <style:paragraph-properties fo:text-align="center" style:justify-single-word="false"/>
      <style:text-properties officeooo:paragraph-rsid="00d62b8c"/>
    </style:style>
    <style:style style:name="P44" style:family="paragraph" style:parent-style-name="Text_20_body">
      <style:paragraph-properties fo:text-align="center" style:justify-single-word="false"/>
      <style:text-properties officeooo:paragraph-rsid="017bd7ac"/>
    </style:style>
    <style:style style:name="P45" style:family="paragraph" style:parent-style-name="Text_20_body">
      <style:paragraph-properties fo:text-align="center" style:justify-single-word="false"/>
      <style:text-properties officeooo:paragraph-rsid="01a896ce"/>
    </style:style>
    <style:style style:name="P46" style:family="paragraph" style:parent-style-name="Text_20_body">
      <style:paragraph-properties fo:text-align="center" style:justify-single-word="false"/>
      <style:text-properties officeooo:paragraph-rsid="01ae0e0e"/>
    </style:style>
    <style:style style:name="P47" style:family="paragraph" style:parent-style-name="Text_20_body">
      <style:paragraph-properties fo:text-align="center" style:justify-single-word="false"/>
      <style:text-properties officeooo:paragraph-rsid="01b6c867"/>
    </style:style>
    <style:style style:name="P48" style:family="paragraph" style:parent-style-name="Text_20_body">
      <style:paragraph-properties fo:text-align="center" style:justify-single-word="false"/>
      <style:text-properties officeooo:paragraph-rsid="01c14d67"/>
    </style:style>
    <style:style style:name="P49" style:family="paragraph" style:parent-style-name="Text_20_body">
      <style:paragraph-properties fo:text-align="start" style:justify-single-word="false"/>
      <style:text-properties officeooo:rsid="0046c283" officeooo:paragraph-rsid="0046c283"/>
    </style:style>
    <style:style style:name="P50" style:family="paragraph" style:parent-style-name="Text_20_body">
      <style:text-properties officeooo:paragraph-rsid="004bae6d"/>
    </style:style>
    <style:style style:name="P51" style:family="paragraph" style:parent-style-name="Text_20_body">
      <style:text-properties officeooo:rsid="00775590" officeooo:paragraph-rsid="00775590"/>
    </style:style>
    <style:style style:name="P52" style:family="paragraph" style:parent-style-name="Text_20_body">
      <style:paragraph-properties fo:text-align="center" style:justify-single-word="false"/>
      <style:text-properties officeooo:rsid="00775590" officeooo:paragraph-rsid="00775590"/>
    </style:style>
    <style:style style:name="P53" style:family="paragraph" style:parent-style-name="Text_20_body">
      <style:paragraph-properties fo:text-align="start" style:justify-single-word="false"/>
      <style:text-properties officeooo:rsid="007d9f71" officeooo:paragraph-rsid="007d9f71"/>
    </style:style>
    <style:style style:name="P54" style:family="paragraph" style:parent-style-name="Text_20_body">
      <style:paragraph-properties fo:text-align="center" style:justify-single-word="false"/>
      <style:text-properties officeooo:rsid="007d9f71" officeooo:paragraph-rsid="007d9f71"/>
    </style:style>
    <style:style style:name="P55" style:family="paragraph" style:parent-style-name="Text_20_body">
      <style:paragraph-properties fo:text-align="start" style:justify-single-word="false"/>
      <style:text-properties officeooo:rsid="00824750" officeooo:paragraph-rsid="00824750"/>
    </style:style>
    <style:style style:name="P56" style:family="paragraph" style:parent-style-name="Text_20_body">
      <style:paragraph-properties fo:text-align="center" style:justify-single-word="false"/>
      <style:text-properties officeooo:rsid="00824750" officeooo:paragraph-rsid="00824750"/>
    </style:style>
    <style:style style:name="P57" style:family="paragraph" style:parent-style-name="Text_20_body">
      <style:paragraph-properties fo:text-align="start" style:justify-single-word="false"/>
      <style:text-properties officeooo:rsid="0084ab30" officeooo:paragraph-rsid="0084ab30"/>
    </style:style>
    <style:style style:name="P58" style:family="paragraph" style:parent-style-name="Text_20_body">
      <style:paragraph-properties fo:text-align="center" style:justify-single-word="false"/>
      <style:text-properties officeooo:rsid="0084ab30" officeooo:paragraph-rsid="0084ab30"/>
    </style:style>
    <style:style style:name="P59" style:family="paragraph" style:parent-style-name="Text_20_body">
      <style:paragraph-properties fo:text-align="start" style:justify-single-word="false"/>
      <style:text-properties officeooo:rsid="00870a58" officeooo:paragraph-rsid="008a0a2e"/>
    </style:style>
    <style:style style:name="P60" style:family="paragraph" style:parent-style-name="Text_20_body">
      <style:paragraph-properties fo:text-align="center" style:justify-single-word="false"/>
      <style:text-properties officeooo:rsid="00870a58" officeooo:paragraph-rsid="008a0a2e"/>
    </style:style>
    <style:style style:name="P61" style:family="paragraph" style:parent-style-name="Text_20_body">
      <style:paragraph-properties fo:text-align="start" style:justify-single-word="false"/>
      <style:text-properties officeooo:rsid="008b46de" officeooo:paragraph-rsid="008b46de"/>
    </style:style>
    <style:style style:name="P62" style:family="paragraph" style:parent-style-name="Text_20_body">
      <style:paragraph-properties fo:text-align="center" style:justify-single-word="false"/>
      <style:text-properties officeooo:rsid="008b46de" officeooo:paragraph-rsid="008b46de"/>
    </style:style>
    <style:style style:name="P63" style:family="paragraph" style:parent-style-name="Text_20_body">
      <style:paragraph-properties fo:text-align="start" style:justify-single-word="false"/>
      <style:text-properties officeooo:rsid="0091e44e" officeooo:paragraph-rsid="0091e44e"/>
    </style:style>
    <style:style style:name="P64" style:family="paragraph" style:parent-style-name="Text_20_body">
      <style:paragraph-properties fo:text-align="center" style:justify-single-word="false"/>
      <style:text-properties officeooo:rsid="0091e44e" officeooo:paragraph-rsid="0091e44e"/>
    </style:style>
    <style:style style:name="P65" style:family="paragraph" style:parent-style-name="Text_20_body">
      <style:paragraph-properties fo:text-align="center" style:justify-single-word="false"/>
      <style:text-properties officeooo:rsid="0097b930" officeooo:paragraph-rsid="0097b930"/>
    </style:style>
    <style:style style:name="P66" style:family="paragraph" style:parent-style-name="Text_20_body">
      <style:paragraph-properties fo:text-align="start" style:justify-single-word="false"/>
      <style:text-properties officeooo:rsid="009ad333" officeooo:paragraph-rsid="009ad333"/>
    </style:style>
    <style:style style:name="P67" style:family="paragraph" style:parent-style-name="Text_20_body">
      <style:paragraph-properties fo:text-align="center" style:justify-single-word="false"/>
      <style:text-properties officeooo:rsid="009ad333" officeooo:paragraph-rsid="009ad333"/>
    </style:style>
    <style:style style:name="P68" style:family="paragraph" style:parent-style-name="Text_20_body">
      <style:text-properties officeooo:rsid="009e78b4" officeooo:paragraph-rsid="009e78b4"/>
    </style:style>
    <style:style style:name="P69" style:family="paragraph" style:parent-style-name="Text_20_body">
      <style:paragraph-properties fo:text-align="center" style:justify-single-word="false"/>
      <style:text-properties officeooo:rsid="009e78b4" officeooo:paragraph-rsid="009e78b4"/>
    </style:style>
    <style:style style:name="P70" style:family="paragraph" style:parent-style-name="Text_20_body">
      <style:paragraph-properties fo:text-align="start" style:justify-single-word="false"/>
      <style:text-properties officeooo:rsid="00a383ce" officeooo:paragraph-rsid="00a383ce"/>
    </style:style>
    <style:style style:name="P71" style:family="paragraph" style:parent-style-name="Text_20_body">
      <style:paragraph-properties fo:text-align="center" style:justify-single-word="false"/>
      <style:text-properties officeooo:rsid="00a383ce" officeooo:paragraph-rsid="00a383ce"/>
    </style:style>
    <style:style style:name="P72" style:family="paragraph" style:parent-style-name="Text_20_body">
      <style:paragraph-properties fo:text-align="start" style:justify-single-word="false"/>
      <style:text-properties officeooo:rsid="00a4f1d5" officeooo:paragraph-rsid="00a4f1d5"/>
    </style:style>
    <style:style style:name="P73" style:family="paragraph" style:parent-style-name="Text_20_body">
      <style:paragraph-properties fo:text-align="center" style:justify-single-word="false"/>
      <style:text-properties officeooo:rsid="00a4f1d5" officeooo:paragraph-rsid="00a4f1d5"/>
    </style:style>
    <style:style style:name="P74" style:family="paragraph" style:parent-style-name="Text_20_body">
      <style:paragraph-properties fo:text-align="start" style:justify-single-word="false"/>
      <style:text-properties officeooo:rsid="00a69d9f" officeooo:paragraph-rsid="00a69d9f"/>
    </style:style>
    <style:style style:name="P75" style:family="paragraph" style:parent-style-name="Text_20_body">
      <style:paragraph-properties fo:text-align="center" style:justify-single-word="false"/>
      <style:text-properties officeooo:rsid="00a69d9f" officeooo:paragraph-rsid="00a69d9f"/>
    </style:style>
    <style:style style:name="P76" style:family="paragraph" style:parent-style-name="Text_20_body">
      <style:paragraph-properties fo:text-align="start" style:justify-single-word="false"/>
      <style:text-properties officeooo:rsid="00a7cf33" officeooo:paragraph-rsid="00a7cf33"/>
    </style:style>
    <style:style style:name="P77" style:family="paragraph" style:parent-style-name="Text_20_body">
      <style:paragraph-properties fo:text-align="center" style:justify-single-word="false"/>
      <style:text-properties officeooo:rsid="00a7cf33" officeooo:paragraph-rsid="00a7cf33"/>
    </style:style>
    <style:style style:name="P78" style:family="paragraph" style:parent-style-name="Text_20_body">
      <style:paragraph-properties fo:text-align="start" style:justify-single-word="false"/>
      <style:text-properties officeooo:rsid="00ab3c8a" officeooo:paragraph-rsid="00ab3c8a"/>
    </style:style>
    <style:style style:name="P79" style:family="paragraph" style:parent-style-name="Text_20_body">
      <style:text-properties officeooo:rsid="00aeb5a2" officeooo:paragraph-rsid="00aeb5a2"/>
    </style:style>
    <style:style style:name="P80" style:family="paragraph" style:parent-style-name="Text_20_body">
      <style:paragraph-properties fo:text-align="center" style:justify-single-word="false"/>
      <style:text-properties officeooo:rsid="00aeb5a2" officeooo:paragraph-rsid="00aeb5a2"/>
    </style:style>
    <style:style style:name="P81" style:family="paragraph" style:parent-style-name="Text_20_body">
      <style:paragraph-properties fo:text-align="start" style:justify-single-word="false"/>
      <style:text-properties officeooo:rsid="00aeb5a2" officeooo:paragraph-rsid="00aeb5a2"/>
    </style:style>
    <style:style style:name="P82" style:family="paragraph" style:parent-style-name="Text_20_body">
      <style:paragraph-properties fo:text-align="start" style:justify-single-word="false"/>
      <style:text-properties officeooo:rsid="00b03e9d" officeooo:paragraph-rsid="00b03e9d"/>
    </style:style>
    <style:style style:name="P83" style:family="paragraph" style:parent-style-name="Text_20_body">
      <style:paragraph-properties fo:text-align="center" style:justify-single-word="false"/>
      <style:text-properties officeooo:rsid="00b03e9d" officeooo:paragraph-rsid="00b03e9d"/>
    </style:style>
    <style:style style:name="P84" style:family="paragraph" style:parent-style-name="Text_20_body">
      <style:paragraph-properties fo:text-align="start" style:justify-single-word="false"/>
      <style:text-properties officeooo:rsid="00b19507" officeooo:paragraph-rsid="00b19507"/>
    </style:style>
    <style:style style:name="P85" style:family="paragraph" style:parent-style-name="Text_20_body">
      <style:paragraph-properties fo:text-align="center" style:justify-single-word="false"/>
      <style:text-properties officeooo:rsid="00b19507" officeooo:paragraph-rsid="00b19507"/>
    </style:style>
    <style:style style:name="P86" style:family="paragraph" style:parent-style-name="Text_20_body">
      <style:text-properties officeooo:paragraph-rsid="00b68ad4"/>
    </style:style>
    <style:style style:name="P87" style:family="paragraph" style:parent-style-name="Text_20_body">
      <style:text-properties officeooo:rsid="00b9f791" officeooo:paragraph-rsid="00b9f791"/>
    </style:style>
    <style:style style:name="P88" style:family="paragraph" style:parent-style-name="Text_20_body">
      <style:paragraph-properties fo:text-align="center" style:justify-single-word="false"/>
      <style:text-properties officeooo:rsid="00b9f791" officeooo:paragraph-rsid="00b9f791"/>
    </style:style>
    <style:style style:name="P89" style:family="paragraph" style:parent-style-name="Text_20_body">
      <style:paragraph-properties fo:text-align="start" style:justify-single-word="false"/>
      <style:text-properties officeooo:rsid="00bdcb48" officeooo:paragraph-rsid="00bdcb48"/>
    </style:style>
    <style:style style:name="P90" style:family="paragraph" style:parent-style-name="Text_20_body">
      <style:paragraph-properties fo:text-align="center" style:justify-single-word="false"/>
      <style:text-properties officeooo:rsid="00bdcb48" officeooo:paragraph-rsid="00bdcb48"/>
    </style:style>
    <style:style style:name="P91" style:family="paragraph" style:parent-style-name="Text_20_body">
      <style:paragraph-properties fo:text-align="start" style:justify-single-word="false"/>
      <style:text-properties officeooo:rsid="00c07f5f" officeooo:paragraph-rsid="00c07f5f"/>
    </style:style>
    <style:style style:name="P92" style:family="paragraph" style:parent-style-name="Text_20_body">
      <style:paragraph-properties fo:text-align="center" style:justify-single-word="false"/>
      <style:text-properties officeooo:rsid="00c07f5f" officeooo:paragraph-rsid="00c07f5f"/>
    </style:style>
    <style:style style:name="P93" style:family="paragraph" style:parent-style-name="Text_20_body">
      <style:paragraph-properties fo:text-align="start" style:justify-single-word="false"/>
      <style:text-properties officeooo:rsid="00c3a688" officeooo:paragraph-rsid="00c3a688"/>
    </style:style>
    <style:style style:name="P94" style:family="paragraph" style:parent-style-name="Text_20_body">
      <style:paragraph-properties fo:text-align="center" style:justify-single-word="false"/>
      <style:text-properties officeooo:rsid="00c3a688" officeooo:paragraph-rsid="00c3a688"/>
    </style:style>
    <style:style style:name="P95" style:family="paragraph" style:parent-style-name="Text_20_body">
      <style:paragraph-properties fo:text-align="center" style:justify-single-word="false"/>
      <style:text-properties officeooo:rsid="00cd12a9" officeooo:paragraph-rsid="00cd12a9"/>
    </style:style>
    <style:style style:name="P96" style:family="paragraph" style:parent-style-name="Text_20_body">
      <style:paragraph-properties fo:text-align="start" style:justify-single-word="false"/>
      <style:text-properties officeooo:rsid="00cd12a9" officeooo:paragraph-rsid="00cd12a9"/>
    </style:style>
    <style:style style:name="P97" style:family="paragraph" style:parent-style-name="Text_20_body">
      <style:text-properties officeooo:rsid="00d1b0cc" officeooo:paragraph-rsid="00d1b0cc"/>
    </style:style>
    <style:style style:name="P98" style:family="paragraph" style:parent-style-name="Text_20_body">
      <style:text-properties officeooo:rsid="00d3a070" officeooo:paragraph-rsid="00d3a070"/>
    </style:style>
    <style:style style:name="P99" style:family="paragraph" style:parent-style-name="Text_20_body">
      <style:paragraph-properties fo:text-align="center" style:justify-single-word="false"/>
      <style:text-properties officeooo:rsid="00d3a070" officeooo:paragraph-rsid="00d3a070"/>
    </style:style>
    <style:style style:name="P100" style:family="paragraph" style:parent-style-name="Text_20_body">
      <style:paragraph-properties fo:text-align="start" style:justify-single-word="false"/>
      <style:text-properties officeooo:rsid="00d3a070" officeooo:paragraph-rsid="00d3a070"/>
    </style:style>
    <style:style style:name="P101" style:family="paragraph" style:parent-style-name="Text_20_body">
      <style:paragraph-properties fo:text-align="center" style:justify-single-word="false"/>
      <style:text-properties officeooo:rsid="00d62b8c" officeooo:paragraph-rsid="00d62b8c"/>
    </style:style>
    <style:style style:name="P102" style:family="paragraph" style:parent-style-name="Text_20_body">
      <style:paragraph-properties fo:text-align="start" style:justify-single-word="false"/>
      <style:text-properties officeooo:rsid="00d6fb8d" officeooo:paragraph-rsid="00d6fb8d"/>
    </style:style>
    <style:style style:name="P103" style:family="paragraph" style:parent-style-name="Text_20_body">
      <style:paragraph-properties fo:text-align="center" style:justify-single-word="false"/>
      <style:text-properties officeooo:rsid="00d6fb8d" officeooo:paragraph-rsid="00d6fb8d"/>
    </style:style>
    <style:style style:name="P104" style:family="paragraph" style:parent-style-name="Text_20_body">
      <style:paragraph-properties fo:text-align="start" style:justify-single-word="false"/>
      <style:text-properties officeooo:paragraph-rsid="00d62b8c"/>
    </style:style>
    <style:style style:name="P105" style:family="paragraph" style:parent-style-name="Text_20_body">
      <style:paragraph-properties fo:text-align="start" style:justify-single-word="false"/>
      <style:text-properties officeooo:paragraph-rsid="00f88ee7"/>
    </style:style>
    <style:style style:name="P106" style:family="paragraph" style:parent-style-name="Text_20_body">
      <style:paragraph-properties fo:text-align="start" style:justify-single-word="false"/>
      <style:text-properties officeooo:paragraph-rsid="01ae0e0e"/>
    </style:style>
    <style:style style:name="P107" style:family="paragraph" style:parent-style-name="Text_20_body">
      <style:paragraph-properties fo:text-align="start" style:justify-single-word="false"/>
      <style:text-properties officeooo:paragraph-rsid="01b6c867"/>
    </style:style>
    <style:style style:name="P108" style:family="paragraph" style:parent-style-name="Text_20_body">
      <style:paragraph-properties fo:text-align="start" style:justify-single-word="false"/>
      <style:text-properties officeooo:rsid="00dd4c32" officeooo:paragraph-rsid="00dd4c32"/>
    </style:style>
    <style:style style:name="P109" style:family="paragraph" style:parent-style-name="Text_20_body">
      <style:text-properties officeooo:rsid="00e22aee" officeooo:paragraph-rsid="00e22aee"/>
    </style:style>
    <style:style style:name="P110" style:family="paragraph" style:parent-style-name="Text_20_body">
      <style:paragraph-properties fo:text-align="center" style:justify-single-word="false"/>
      <style:text-properties officeooo:rsid="00e22aee" officeooo:paragraph-rsid="00e22aee"/>
    </style:style>
    <style:style style:name="P111" style:family="paragraph" style:parent-style-name="Text_20_body">
      <style:paragraph-properties fo:text-align="start" style:justify-single-word="false"/>
      <style:text-properties officeooo:rsid="00e4c7fd" officeooo:paragraph-rsid="00e4c7fd"/>
    </style:style>
    <style:style style:name="P112" style:family="paragraph" style:parent-style-name="Text_20_body">
      <style:paragraph-properties fo:text-align="center" style:justify-single-word="false"/>
      <style:text-properties officeooo:rsid="00e4c7fd" officeooo:paragraph-rsid="00e4c7fd"/>
    </style:style>
    <style:style style:name="P113" style:family="paragraph" style:parent-style-name="Text_20_body">
      <style:paragraph-properties fo:text-align="start" style:justify-single-word="false"/>
      <style:text-properties officeooo:rsid="00e9d667" officeooo:paragraph-rsid="00e9d667"/>
    </style:style>
    <style:style style:name="P114" style:family="paragraph" style:parent-style-name="Text_20_body">
      <style:paragraph-properties fo:text-align="center" style:justify-single-word="false"/>
      <style:text-properties officeooo:rsid="00e9d667" officeooo:paragraph-rsid="00e9d667"/>
    </style:style>
    <style:style style:name="P115" style:family="paragraph" style:parent-style-name="Text_20_body">
      <style:paragraph-properties fo:text-align="start" style:justify-single-word="false"/>
      <style:text-properties officeooo:rsid="00eb0ac0" officeooo:paragraph-rsid="00eb0ac0"/>
    </style:style>
    <style:style style:name="P116" style:family="paragraph" style:parent-style-name="Text_20_body">
      <style:paragraph-properties fo:text-align="start" style:justify-single-word="false"/>
      <style:text-properties officeooo:rsid="00ec4aef" officeooo:paragraph-rsid="00ec4aef"/>
    </style:style>
    <style:style style:name="P117" style:family="paragraph" style:parent-style-name="Text_20_body">
      <style:paragraph-properties fo:text-align="center" style:justify-single-word="false"/>
      <style:text-properties officeooo:rsid="00ec4aef" officeooo:paragraph-rsid="00ec4aef"/>
    </style:style>
    <style:style style:name="P118" style:family="paragraph" style:parent-style-name="Text_20_body">
      <style:text-properties officeooo:paragraph-rsid="00ee2d4f"/>
    </style:style>
    <style:style style:name="P119" style:family="paragraph" style:parent-style-name="Text_20_body">
      <style:paragraph-properties fo:text-align="center" style:justify-single-word="false"/>
      <style:text-properties officeooo:rsid="00ee910b" officeooo:paragraph-rsid="00ee910b"/>
    </style:style>
    <style:style style:name="P120" style:family="paragraph" style:parent-style-name="Text_20_body">
      <style:paragraph-properties fo:text-align="start" style:justify-single-word="false"/>
      <style:text-properties officeooo:rsid="00f164f9" officeooo:paragraph-rsid="00f164f9"/>
    </style:style>
    <style:style style:name="P121" style:family="paragraph" style:parent-style-name="Text_20_body">
      <style:paragraph-properties fo:text-align="center" style:justify-single-word="false"/>
      <style:text-properties officeooo:rsid="00f88ee7" officeooo:paragraph-rsid="00f88ee7"/>
    </style:style>
    <style:style style:name="P122" style:family="paragraph" style:parent-style-name="Text_20_body">
      <style:text-properties officeooo:rsid="0100ae3e" officeooo:paragraph-rsid="0100ae3e"/>
    </style:style>
    <style:style style:name="P123" style:family="paragraph" style:parent-style-name="Text_20_body">
      <style:paragraph-properties fo:text-align="center" style:justify-single-word="false"/>
      <style:text-properties officeooo:rsid="0100ae3e" officeooo:paragraph-rsid="0100ae3e"/>
    </style:style>
    <style:style style:name="P124" style:family="paragraph" style:parent-style-name="Text_20_body">
      <style:paragraph-properties fo:text-align="start" style:justify-single-word="false"/>
      <style:text-properties officeooo:rsid="0100ae3e" officeooo:paragraph-rsid="0100ae3e"/>
    </style:style>
    <style:style style:name="P125" style:family="paragraph" style:parent-style-name="Text_20_body">
      <style:paragraph-properties fo:text-align="start" style:justify-single-word="false"/>
      <style:text-properties officeooo:rsid="01032caf" officeooo:paragraph-rsid="01032caf"/>
    </style:style>
    <style:style style:name="P126" style:family="paragraph" style:parent-style-name="Text_20_body">
      <style:paragraph-properties fo:text-align="center" style:justify-single-word="false"/>
      <style:text-properties officeooo:rsid="01032caf" officeooo:paragraph-rsid="01032caf"/>
    </style:style>
    <style:style style:name="P127" style:family="paragraph" style:parent-style-name="Text_20_body">
      <style:paragraph-properties fo:text-align="start" style:justify-single-word="false"/>
      <style:text-properties officeooo:rsid="010632e2" officeooo:paragraph-rsid="010632e2"/>
    </style:style>
    <style:style style:name="P128" style:family="paragraph" style:parent-style-name="Text_20_body">
      <style:paragraph-properties fo:text-align="center" style:justify-single-word="false"/>
      <style:text-properties officeooo:rsid="010632e2" officeooo:paragraph-rsid="010632e2"/>
    </style:style>
    <style:style style:name="P129" style:family="paragraph" style:parent-style-name="Text_20_body">
      <style:paragraph-properties fo:text-align="start" style:justify-single-word="false"/>
      <style:text-properties officeooo:rsid="01067cf4" officeooo:paragraph-rsid="01067cf4"/>
    </style:style>
    <style:style style:name="P130" style:family="paragraph" style:parent-style-name="Text_20_body">
      <style:paragraph-properties fo:text-align="center" style:justify-single-word="false"/>
      <style:text-properties officeooo:rsid="01067cf4" officeooo:paragraph-rsid="01067cf4"/>
    </style:style>
    <style:style style:name="P131" style:family="paragraph" style:parent-style-name="Text_20_body">
      <style:paragraph-properties fo:text-align="start" style:justify-single-word="false"/>
      <style:text-properties officeooo:rsid="0109e44b" officeooo:paragraph-rsid="0109e44b"/>
    </style:style>
    <style:style style:name="P132" style:family="paragraph" style:parent-style-name="Text_20_body">
      <style:paragraph-properties fo:text-align="center" style:justify-single-word="false"/>
      <style:text-properties officeooo:rsid="0109e44b" officeooo:paragraph-rsid="0109e44b"/>
    </style:style>
    <style:style style:name="P133" style:family="paragraph" style:parent-style-name="Text_20_body">
      <style:paragraph-properties fo:text-align="start" style:justify-single-word="false"/>
      <style:text-properties officeooo:rsid="010e3088" officeooo:paragraph-rsid="010e3088"/>
    </style:style>
    <style:style style:name="P134" style:family="paragraph" style:parent-style-name="Text_20_body">
      <style:paragraph-properties fo:text-align="center" style:justify-single-word="false"/>
      <style:text-properties officeooo:rsid="010e3088" officeooo:paragraph-rsid="010e3088"/>
    </style:style>
    <style:style style:name="P135" style:family="paragraph" style:parent-style-name="Text_20_body">
      <style:paragraph-properties fo:text-align="start" style:justify-single-word="false"/>
      <style:text-properties officeooo:rsid="010fe92a" officeooo:paragraph-rsid="010fe92a"/>
    </style:style>
    <style:style style:name="P136" style:family="paragraph" style:parent-style-name="Text_20_body">
      <style:paragraph-properties fo:text-align="start" style:justify-single-word="false"/>
      <style:text-properties officeooo:rsid="011234f9" officeooo:paragraph-rsid="011234f9"/>
    </style:style>
    <style:style style:name="P137" style:family="paragraph" style:parent-style-name="Text_20_body">
      <style:paragraph-properties fo:text-align="center" style:justify-single-word="false"/>
      <style:text-properties officeooo:rsid="011234f9" officeooo:paragraph-rsid="011234f9"/>
    </style:style>
    <style:style style:name="P138" style:family="paragraph" style:parent-style-name="Text_20_body">
      <style:paragraph-properties fo:text-align="start" style:justify-single-word="false"/>
      <style:text-properties officeooo:rsid="0116c97f" officeooo:paragraph-rsid="0116c97f"/>
    </style:style>
    <style:style style:name="P139" style:family="paragraph" style:parent-style-name="Text_20_body">
      <style:paragraph-properties fo:text-align="center" style:justify-single-word="false"/>
      <style:text-properties officeooo:rsid="0116c97f" officeooo:paragraph-rsid="0116c97f"/>
    </style:style>
    <style:style style:name="P140" style:family="paragraph" style:parent-style-name="Text_20_body">
      <style:paragraph-properties fo:text-align="start" style:justify-single-word="false"/>
      <style:text-properties officeooo:rsid="011e6d5d" officeooo:paragraph-rsid="011e6d5d"/>
    </style:style>
    <style:style style:name="P141" style:family="paragraph" style:parent-style-name="Text_20_body">
      <style:paragraph-properties fo:text-align="center" style:justify-single-word="false"/>
      <style:text-properties officeooo:rsid="011e6d5d" officeooo:paragraph-rsid="011e6d5d"/>
    </style:style>
    <style:style style:name="P142" style:family="paragraph" style:parent-style-name="Text_20_body">
      <style:paragraph-properties fo:text-align="end" style:justify-single-word="false"/>
      <style:text-properties officeooo:rsid="011e6d5d" officeooo:paragraph-rsid="011e6d5d"/>
    </style:style>
    <style:style style:name="P143" style:family="paragraph" style:parent-style-name="Text_20_body">
      <style:paragraph-properties fo:text-align="start" style:justify-single-word="false"/>
      <style:text-properties officeooo:rsid="0123fef2" officeooo:paragraph-rsid="0123fef2"/>
    </style:style>
    <style:style style:name="P144" style:family="paragraph" style:parent-style-name="Text_20_body">
      <style:paragraph-properties fo:text-align="center" style:justify-single-word="false"/>
      <style:text-properties officeooo:rsid="0123fef2" officeooo:paragraph-rsid="0123fef2"/>
    </style:style>
    <style:style style:name="P145" style:family="paragraph" style:parent-style-name="Text_20_body">
      <style:paragraph-properties fo:text-align="start" style:justify-single-word="false"/>
      <style:text-properties officeooo:rsid="0127c29a" officeooo:paragraph-rsid="0127c29a"/>
    </style:style>
    <style:style style:name="P146" style:family="paragraph" style:parent-style-name="Text_20_body">
      <style:paragraph-properties fo:text-align="center" style:justify-single-word="false"/>
      <style:text-properties officeooo:rsid="0127c29a" officeooo:paragraph-rsid="0127c29a"/>
    </style:style>
    <style:style style:name="P147" style:family="paragraph" style:parent-style-name="Text_20_body">
      <style:paragraph-properties fo:text-align="start" style:justify-single-word="false"/>
      <style:text-properties officeooo:rsid="0128fb37" officeooo:paragraph-rsid="0128fb37"/>
    </style:style>
    <style:style style:name="P148" style:family="paragraph" style:parent-style-name="Text_20_body">
      <style:paragraph-properties fo:text-align="center" style:justify-single-word="false"/>
      <style:text-properties officeooo:rsid="0128fb37" officeooo:paragraph-rsid="0128fb37"/>
    </style:style>
    <style:style style:name="P149" style:family="paragraph" style:parent-style-name="Text_20_body">
      <style:paragraph-properties fo:text-align="start" style:justify-single-word="false"/>
      <style:text-properties officeooo:rsid="012d29a0" officeooo:paragraph-rsid="012d29a0"/>
    </style:style>
    <style:style style:name="P150" style:family="paragraph" style:parent-style-name="Text_20_body">
      <style:paragraph-properties fo:text-align="center" style:justify-single-word="false"/>
      <style:text-properties officeooo:rsid="012d29a0" officeooo:paragraph-rsid="012d29a0"/>
    </style:style>
    <style:style style:name="P151" style:family="paragraph" style:parent-style-name="Text_20_body">
      <style:paragraph-properties fo:text-align="start" style:justify-single-word="false"/>
      <style:text-properties officeooo:rsid="012e7942" officeooo:paragraph-rsid="012e7942"/>
    </style:style>
    <style:style style:name="P152" style:family="paragraph" style:parent-style-name="Text_20_body">
      <style:paragraph-properties fo:text-align="center" style:justify-single-word="false"/>
      <style:text-properties officeooo:rsid="012e7942" officeooo:paragraph-rsid="012e7942"/>
    </style:style>
    <style:style style:name="P153" style:family="paragraph" style:parent-style-name="Text_20_body">
      <style:paragraph-properties fo:text-align="start" style:justify-single-word="false"/>
      <style:text-properties officeooo:rsid="012ec6ab" officeooo:paragraph-rsid="012ec6ab"/>
    </style:style>
    <style:style style:name="P154" style:family="paragraph" style:parent-style-name="Text_20_body">
      <style:paragraph-properties fo:text-align="center" style:justify-single-word="false"/>
      <style:text-properties officeooo:rsid="012ec6ab" officeooo:paragraph-rsid="012ec6ab"/>
    </style:style>
    <style:style style:name="P155" style:family="paragraph" style:parent-style-name="Text_20_body">
      <style:paragraph-properties fo:text-align="start" style:justify-single-word="false"/>
      <style:text-properties officeooo:rsid="01325eea" officeooo:paragraph-rsid="01325eea"/>
    </style:style>
    <style:style style:name="P156" style:family="paragraph" style:parent-style-name="Text_20_body">
      <style:paragraph-properties fo:text-align="start" style:justify-single-word="false"/>
      <style:text-properties officeooo:rsid="0132dfb3" officeooo:paragraph-rsid="0132dfb3"/>
    </style:style>
    <style:style style:name="P157" style:family="paragraph" style:parent-style-name="Text_20_body">
      <style:paragraph-properties fo:text-align="center" style:justify-single-word="false"/>
      <style:text-properties officeooo:rsid="0132dfb3" officeooo:paragraph-rsid="0132dfb3"/>
    </style:style>
    <style:style style:name="P158" style:family="paragraph" style:parent-style-name="Text_20_body">
      <style:paragraph-properties fo:text-align="center" style:justify-single-word="false"/>
      <style:text-properties officeooo:rsid="01349b15" officeooo:paragraph-rsid="01349b15"/>
    </style:style>
    <style:style style:name="P159" style:family="paragraph" style:parent-style-name="Text_20_body">
      <style:paragraph-properties fo:text-align="start" style:justify-single-word="false"/>
      <style:text-properties officeooo:rsid="01349b15" officeooo:paragraph-rsid="01349b15"/>
    </style:style>
    <style:style style:name="P160" style:family="paragraph" style:parent-style-name="Text_20_body">
      <style:paragraph-properties fo:text-align="start" style:justify-single-word="false"/>
      <style:text-properties officeooo:rsid="01356c4e" officeooo:paragraph-rsid="01356c4e"/>
    </style:style>
    <style:style style:name="P161" style:family="paragraph" style:parent-style-name="Text_20_body">
      <style:paragraph-properties fo:text-align="center" style:justify-single-word="false"/>
      <style:text-properties officeooo:rsid="01356c4e" officeooo:paragraph-rsid="01356c4e"/>
    </style:style>
    <style:style style:name="P162" style:family="paragraph" style:parent-style-name="Text_20_body">
      <style:paragraph-properties fo:text-align="start" style:justify-single-word="false"/>
      <style:text-properties officeooo:rsid="0139a32e" officeooo:paragraph-rsid="0139a32e"/>
    </style:style>
    <style:style style:name="P163" style:family="paragraph" style:parent-style-name="Text_20_body">
      <style:paragraph-properties fo:text-align="center" style:justify-single-word="false"/>
      <style:text-properties officeooo:rsid="0139a32e" officeooo:paragraph-rsid="0139a32e"/>
    </style:style>
    <style:style style:name="P164" style:family="paragraph" style:parent-style-name="Text_20_body">
      <style:paragraph-properties fo:text-align="start" style:justify-single-word="false"/>
      <style:text-properties officeooo:rsid="013a8baf" officeooo:paragraph-rsid="013a8baf"/>
    </style:style>
    <style:style style:name="P165" style:family="paragraph" style:parent-style-name="Text_20_body">
      <style:paragraph-properties fo:text-align="start" style:justify-single-word="false"/>
      <style:text-properties officeooo:rsid="013ddaab" officeooo:paragraph-rsid="013ddaab"/>
    </style:style>
    <style:style style:name="P166" style:family="paragraph" style:parent-style-name="Text_20_body">
      <style:paragraph-properties fo:text-align="start" style:justify-single-word="false"/>
      <style:text-properties officeooo:rsid="014070c2" officeooo:paragraph-rsid="014070c2"/>
    </style:style>
    <style:style style:name="P167" style:family="paragraph" style:parent-style-name="Text_20_body">
      <style:paragraph-properties fo:text-align="center" style:justify-single-word="false"/>
      <style:text-properties officeooo:rsid="014070c2" officeooo:paragraph-rsid="014070c2"/>
    </style:style>
    <style:style style:name="P168" style:family="paragraph" style:parent-style-name="Text_20_body">
      <style:paragraph-properties fo:text-align="center" style:justify-single-word="false"/>
      <style:text-properties officeooo:rsid="0140d1e6" officeooo:paragraph-rsid="0140d1e6"/>
    </style:style>
    <style:style style:name="P169" style:family="paragraph" style:parent-style-name="Text_20_body">
      <style:paragraph-properties fo:text-align="start" style:justify-single-word="false"/>
      <style:text-properties officeooo:rsid="0140d1e6" officeooo:paragraph-rsid="0140d1e6"/>
    </style:style>
    <style:style style:name="P170" style:family="paragraph" style:parent-style-name="Text_20_body">
      <style:paragraph-properties fo:text-align="start" style:justify-single-word="false"/>
      <style:text-properties fo:font-weight="bold" officeooo:rsid="014070c2" officeooo:paragraph-rsid="014070c2" style:font-weight-asian="bold" style:font-weight-complex="bold"/>
    </style:style>
    <style:style style:name="P171" style:family="paragraph" style:parent-style-name="Text_20_body">
      <style:paragraph-properties fo:text-align="start" style:justify-single-word="false"/>
      <style:text-properties fo:font-weight="bold" officeooo:rsid="0140d1e6" officeooo:paragraph-rsid="0140d1e6" style:font-weight-asian="bold" style:font-weight-complex="bold"/>
    </style:style>
    <style:style style:name="P172" style:family="paragraph" style:parent-style-name="Text_20_body">
      <style:paragraph-properties fo:text-align="start" style:justify-single-word="false"/>
      <style:text-properties officeooo:rsid="014e7d7a" officeooo:paragraph-rsid="014e7d7a"/>
    </style:style>
    <style:style style:name="P173" style:family="paragraph" style:parent-style-name="Text_20_body">
      <style:paragraph-properties fo:text-align="center" style:justify-single-word="false"/>
      <style:text-properties officeooo:rsid="014e7d7a" officeooo:paragraph-rsid="014e7d7a"/>
    </style:style>
    <style:style style:name="P174" style:family="paragraph" style:parent-style-name="Text_20_body">
      <style:paragraph-properties fo:text-align="start" style:justify-single-word="false"/>
      <style:text-properties officeooo:rsid="015183b3" officeooo:paragraph-rsid="015183b3"/>
    </style:style>
    <style:style style:name="P175" style:family="paragraph" style:parent-style-name="Text_20_body">
      <style:paragraph-properties fo:text-align="center" style:justify-single-word="false"/>
      <style:text-properties officeooo:rsid="015183b3" officeooo:paragraph-rsid="015183b3"/>
    </style:style>
    <style:style style:name="P176" style:family="paragraph" style:parent-style-name="Text_20_body">
      <style:paragraph-properties fo:text-align="start" style:justify-single-word="false"/>
      <style:text-properties officeooo:rsid="0154d830" officeooo:paragraph-rsid="0154d830"/>
    </style:style>
    <style:style style:name="P177" style:family="paragraph" style:parent-style-name="Text_20_body">
      <style:paragraph-properties fo:text-align="center" style:justify-single-word="false"/>
      <style:text-properties officeooo:rsid="0154d830" officeooo:paragraph-rsid="0154d830"/>
    </style:style>
    <style:style style:name="P178" style:family="paragraph" style:parent-style-name="Text_20_body">
      <style:paragraph-properties fo:text-align="start" style:justify-single-word="false"/>
      <style:text-properties officeooo:rsid="015774d9" officeooo:paragraph-rsid="015774d9"/>
    </style:style>
    <style:style style:name="P179" style:family="paragraph" style:parent-style-name="Text_20_body">
      <style:paragraph-properties fo:text-align="center" style:justify-single-word="false"/>
      <style:text-properties officeooo:rsid="015774d9" officeooo:paragraph-rsid="015774d9"/>
    </style:style>
    <style:style style:name="P180" style:family="paragraph" style:parent-style-name="Text_20_body">
      <style:paragraph-properties fo:text-align="start" style:justify-single-word="false"/>
      <style:text-properties officeooo:rsid="015e1f5d" officeooo:paragraph-rsid="015e1f5d"/>
    </style:style>
    <style:style style:name="P181" style:family="paragraph" style:parent-style-name="Text_20_body">
      <style:paragraph-properties fo:text-align="center" style:justify-single-word="false"/>
      <style:text-properties officeooo:rsid="015e1f5d" officeooo:paragraph-rsid="015e1f5d"/>
    </style:style>
    <style:style style:name="P182" style:family="paragraph" style:parent-style-name="Text_20_body">
      <style:paragraph-properties fo:text-align="end" style:justify-single-word="false"/>
      <style:text-properties officeooo:rsid="015e1f5d" officeooo:paragraph-rsid="015e1f5d"/>
    </style:style>
    <style:style style:name="P183" style:family="paragraph" style:parent-style-name="Text_20_body">
      <style:paragraph-properties fo:text-align="start" style:justify-single-word="false"/>
      <style:text-properties officeooo:rsid="01649dcf" officeooo:paragraph-rsid="016b3969"/>
    </style:style>
    <style:style style:name="P184" style:family="paragraph" style:parent-style-name="Text_20_body">
      <style:paragraph-properties fo:text-align="center" style:justify-single-word="false"/>
      <style:text-properties officeooo:rsid="01649dcf" officeooo:paragraph-rsid="016b3969"/>
    </style:style>
    <style:style style:name="P185" style:family="paragraph" style:parent-style-name="Text_20_body">
      <style:paragraph-properties fo:text-align="center" style:justify-single-word="false"/>
      <style:text-properties officeooo:rsid="01649dcf" officeooo:paragraph-rsid="01649dcf"/>
    </style:style>
    <style:style style:name="P186" style:family="paragraph" style:parent-style-name="Text_20_body">
      <style:paragraph-properties fo:text-align="start" style:justify-single-word="false"/>
      <style:text-properties officeooo:rsid="016b3969" officeooo:paragraph-rsid="016b3969"/>
    </style:style>
    <style:style style:name="P187" style:family="paragraph" style:parent-style-name="Text_20_body">
      <style:paragraph-properties fo:text-align="center" style:justify-single-word="false"/>
      <style:text-properties officeooo:rsid="016b3969" officeooo:paragraph-rsid="016b3969"/>
    </style:style>
    <style:style style:name="P188" style:family="paragraph" style:parent-style-name="Text_20_body">
      <style:paragraph-properties fo:text-align="start" style:justify-single-word="false"/>
      <style:text-properties officeooo:rsid="016c0c8e" officeooo:paragraph-rsid="016c0c8e"/>
    </style:style>
    <style:style style:name="P189" style:family="paragraph" style:parent-style-name="Text_20_body">
      <style:paragraph-properties fo:text-align="start" style:justify-single-word="false"/>
      <style:text-properties officeooo:rsid="016d3bf5" officeooo:paragraph-rsid="016d3bf5"/>
    </style:style>
    <style:style style:name="P190" style:family="paragraph" style:parent-style-name="Text_20_body">
      <style:paragraph-properties fo:text-align="center" style:justify-single-word="false"/>
      <style:text-properties officeooo:rsid="016d3bf5" officeooo:paragraph-rsid="016d3bf5"/>
    </style:style>
    <style:style style:name="P191" style:family="paragraph" style:parent-style-name="Text_20_body">
      <style:paragraph-properties fo:text-align="start" style:justify-single-word="false"/>
      <style:text-properties officeooo:rsid="01706e15" officeooo:paragraph-rsid="01706e15"/>
    </style:style>
    <style:style style:name="P192" style:family="paragraph" style:parent-style-name="Text_20_body">
      <style:paragraph-properties fo:text-align="start" style:justify-single-word="false"/>
      <style:text-properties officeooo:rsid="01724c9f" officeooo:paragraph-rsid="01724c9f"/>
    </style:style>
    <style:style style:name="P193" style:family="paragraph" style:parent-style-name="Text_20_body">
      <style:paragraph-properties fo:text-align="start" style:justify-single-word="false"/>
      <style:text-properties officeooo:rsid="01727612" officeooo:paragraph-rsid="01727612"/>
    </style:style>
    <style:style style:name="P194" style:family="paragraph" style:parent-style-name="Text_20_body">
      <style:paragraph-properties fo:text-align="center" style:justify-single-word="false"/>
      <style:text-properties officeooo:rsid="01727612" officeooo:paragraph-rsid="01727612"/>
    </style:style>
    <style:style style:name="P195" style:family="paragraph" style:parent-style-name="Text_20_body">
      <style:paragraph-properties fo:text-align="start" style:justify-single-word="false"/>
      <style:text-properties officeooo:rsid="0174ffdd" officeooo:paragraph-rsid="0174ffdd"/>
    </style:style>
    <style:style style:name="P196" style:family="paragraph" style:parent-style-name="Text_20_body">
      <style:paragraph-properties fo:text-align="center" style:justify-single-word="false"/>
      <style:text-properties officeooo:rsid="0174ffdd" officeooo:paragraph-rsid="0174ffdd"/>
    </style:style>
    <style:style style:name="P197" style:family="paragraph" style:parent-style-name="Text_20_body">
      <style:paragraph-properties fo:text-align="start" style:justify-single-word="false"/>
      <style:text-properties officeooo:rsid="0176cc67" officeooo:paragraph-rsid="0176cc67"/>
    </style:style>
    <style:style style:name="P198" style:family="paragraph" style:parent-style-name="Text_20_body">
      <style:paragraph-properties fo:text-align="center" style:justify-single-word="false"/>
      <style:text-properties officeooo:rsid="0176cc67" officeooo:paragraph-rsid="0176cc67"/>
    </style:style>
    <style:style style:name="P199" style:family="paragraph" style:parent-style-name="Text_20_body">
      <style:text-properties officeooo:paragraph-rsid="017bd7ac"/>
    </style:style>
    <style:style style:name="P200" style:family="paragraph" style:parent-style-name="Text_20_body">
      <style:paragraph-properties fo:text-align="start" style:justify-single-word="false"/>
      <style:text-properties officeooo:rsid="01802797" officeooo:paragraph-rsid="01802797"/>
    </style:style>
    <style:style style:name="P201" style:family="paragraph" style:parent-style-name="Text_20_body">
      <style:paragraph-properties fo:text-align="center" style:justify-single-word="false"/>
      <style:text-properties officeooo:rsid="01802797" officeooo:paragraph-rsid="01802797"/>
    </style:style>
    <style:style style:name="P202" style:family="paragraph" style:parent-style-name="Text_20_body">
      <style:paragraph-properties fo:text-align="start" style:justify-single-word="false"/>
      <style:text-properties officeooo:rsid="01815af0" officeooo:paragraph-rsid="01815af0"/>
    </style:style>
    <style:style style:name="P203" style:family="paragraph" style:parent-style-name="Text_20_body">
      <style:paragraph-properties fo:text-align="center" style:justify-single-word="false"/>
      <style:text-properties officeooo:rsid="01815af0" officeooo:paragraph-rsid="01815af0"/>
    </style:style>
    <style:style style:name="P204" style:family="paragraph" style:parent-style-name="Text_20_body">
      <style:paragraph-properties fo:text-align="start" style:justify-single-word="false"/>
      <style:text-properties officeooo:rsid="0182f1b3" officeooo:paragraph-rsid="0182f1b3" style:language-asian="zh" style:country-asian="CN"/>
    </style:style>
    <style:style style:name="P205" style:family="paragraph" style:parent-style-name="Text_20_body">
      <style:paragraph-properties fo:text-align="center" style:justify-single-word="false"/>
      <style:text-properties officeooo:rsid="0182f1b3" officeooo:paragraph-rsid="0182f1b3" style:language-asian="zh" style:country-asian="CN"/>
    </style:style>
    <style:style style:name="P206" style:family="paragraph" style:parent-style-name="Text_20_body">
      <style:paragraph-properties fo:text-align="start" style:justify-single-word="false"/>
      <style:text-properties officeooo:rsid="0185e4c5" officeooo:paragraph-rsid="0185e4c5" style:language-asian="zh" style:country-asian="CN"/>
    </style:style>
    <style:style style:name="P207" style:family="paragraph" style:parent-style-name="Text_20_body">
      <style:paragraph-properties fo:text-align="center" style:justify-single-word="false"/>
      <style:text-properties officeooo:rsid="0185e4c5" officeooo:paragraph-rsid="0185e4c5" style:language-asian="zh" style:country-asian="CN"/>
    </style:style>
    <style:style style:name="P208" style:family="paragraph" style:parent-style-name="Text_20_body">
      <style:paragraph-properties fo:text-align="center" style:justify-single-word="false"/>
      <style:text-properties officeooo:rsid="0185ef70" officeooo:paragraph-rsid="0185ef70" style:language-asian="zh" style:country-asian="CN"/>
    </style:style>
    <style:style style:name="P209" style:family="paragraph" style:parent-style-name="Text_20_body">
      <style:paragraph-properties fo:text-align="start" style:justify-single-word="false"/>
      <style:text-properties officeooo:rsid="0185ef70" officeooo:paragraph-rsid="0185ef70" style:language-asian="zh" style:country-asian="CN"/>
    </style:style>
    <style:style style:name="P210" style:family="paragraph" style:parent-style-name="Text_20_body">
      <style:paragraph-properties fo:text-align="start" style:justify-single-word="false"/>
      <style:text-properties officeooo:rsid="0187cfac" officeooo:paragraph-rsid="0187cfac" style:language-asian="zh" style:country-asian="CN"/>
    </style:style>
    <style:style style:name="P211" style:family="paragraph" style:parent-style-name="Text_20_body">
      <style:paragraph-properties fo:text-align="center" style:justify-single-word="false"/>
      <style:text-properties officeooo:rsid="0187cfac" officeooo:paragraph-rsid="0187cfac" style:language-asian="zh" style:country-asian="CN"/>
    </style:style>
    <style:style style:name="P212" style:family="paragraph" style:parent-style-name="Text_20_body">
      <style:paragraph-properties fo:text-align="start" style:justify-single-word="false"/>
      <style:text-properties officeooo:rsid="01881067" officeooo:paragraph-rsid="01881067" style:language-asian="zh" style:country-asian="CN"/>
    </style:style>
    <style:style style:name="P213" style:family="paragraph" style:parent-style-name="Text_20_body">
      <style:paragraph-properties fo:text-align="start" style:justify-single-word="false"/>
      <style:text-properties officeooo:rsid="0188f8c9" officeooo:paragraph-rsid="0188f8c9" style:language-asian="zh" style:country-asian="CN"/>
    </style:style>
    <style:style style:name="P214" style:family="paragraph" style:parent-style-name="Text_20_body">
      <style:paragraph-properties fo:text-align="start" style:justify-single-word="false"/>
      <style:text-properties officeooo:rsid="0189aad2" officeooo:paragraph-rsid="0189aad2" style:language-asian="zh" style:country-asian="CN"/>
    </style:style>
    <style:style style:name="P215" style:family="paragraph" style:parent-style-name="Text_20_body">
      <style:paragraph-properties fo:text-align="start" style:justify-single-word="false"/>
      <style:text-properties officeooo:rsid="018b229f" officeooo:paragraph-rsid="018b229f" style:language-asian="zh" style:country-asian="CN"/>
    </style:style>
    <style:style style:name="P216" style:family="paragraph" style:parent-style-name="Text_20_body">
      <style:paragraph-properties fo:text-align="center" style:justify-single-word="false"/>
      <style:text-properties officeooo:rsid="018b229f" officeooo:paragraph-rsid="018b229f" style:language-asian="zh" style:country-asian="CN"/>
    </style:style>
    <style:style style:name="P217" style:family="paragraph" style:parent-style-name="Text_20_body">
      <style:paragraph-properties fo:text-align="start" style:justify-single-word="false"/>
      <style:text-properties officeooo:rsid="018b5fd4" officeooo:paragraph-rsid="018b5fd4" style:language-asian="zh" style:country-asian="CN"/>
    </style:style>
    <style:style style:name="P218" style:family="paragraph" style:parent-style-name="Text_20_body">
      <style:paragraph-properties fo:text-align="center" style:justify-single-word="false"/>
      <style:text-properties officeooo:rsid="018b5fd4" officeooo:paragraph-rsid="018b5fd4" style:language-asian="zh" style:country-asian="CN"/>
    </style:style>
    <style:style style:name="P219" style:family="paragraph" style:parent-style-name="Text_20_body">
      <style:paragraph-properties fo:text-align="start" style:justify-single-word="false"/>
      <style:text-properties officeooo:rsid="018d0253" officeooo:paragraph-rsid="018d0253" style:language-asian="zh" style:country-asian="CN"/>
    </style:style>
    <style:style style:name="P220" style:family="paragraph" style:parent-style-name="Text_20_body">
      <style:paragraph-properties fo:text-align="center" style:justify-single-word="false"/>
      <style:text-properties officeooo:rsid="018d0253" officeooo:paragraph-rsid="018d0253" style:language-asian="zh" style:country-asian="CN"/>
    </style:style>
    <style:style style:name="P221" style:family="paragraph" style:parent-style-name="Text_20_body">
      <style:paragraph-properties fo:text-align="start" style:justify-single-word="false"/>
      <style:text-properties officeooo:rsid="0191f3ef" officeooo:paragraph-rsid="0191f3ef" style:language-asian="zh" style:country-asian="CN"/>
    </style:style>
    <style:style style:name="P222" style:family="paragraph" style:parent-style-name="Text_20_body">
      <style:paragraph-properties fo:text-align="center" style:justify-single-word="false"/>
      <style:text-properties officeooo:rsid="0191f3ef" officeooo:paragraph-rsid="0191f3ef" style:language-asian="zh" style:country-asian="CN"/>
    </style:style>
    <style:style style:name="P223" style:family="paragraph" style:parent-style-name="Text_20_body">
      <style:paragraph-properties fo:text-align="center" style:justify-single-word="false"/>
      <style:text-properties officeooo:rsid="0194278a" officeooo:paragraph-rsid="0194278a" style:language-asian="zh" style:country-asian="CN"/>
    </style:style>
    <style:style style:name="P224" style:family="paragraph" style:parent-style-name="Text_20_body">
      <style:paragraph-properties fo:text-align="center" style:justify-single-word="false"/>
      <style:text-properties officeooo:rsid="0194278a" officeooo:paragraph-rsid="019b372e" style:language-asian="zh" style:country-asian="CN"/>
    </style:style>
    <style:style style:name="P225" style:family="paragraph" style:parent-style-name="Text_20_body">
      <style:paragraph-properties fo:text-align="start" style:justify-single-word="false"/>
      <style:text-properties officeooo:rsid="0194278a" officeooo:paragraph-rsid="0194278a" style:language-asian="zh" style:country-asian="CN"/>
    </style:style>
    <style:style style:name="P226" style:family="paragraph" style:parent-style-name="Text_20_body">
      <style:paragraph-properties fo:text-align="start" style:justify-single-word="false"/>
      <style:text-properties officeooo:rsid="0194278a" officeooo:paragraph-rsid="019b372e" style:language-asian="zh" style:country-asian="CN"/>
    </style:style>
    <style:style style:name="P227" style:family="paragraph" style:parent-style-name="Text_20_body">
      <style:text-properties officeooo:rsid="019dc243" officeooo:paragraph-rsid="019dc243"/>
    </style:style>
    <style:style style:name="P228" style:family="paragraph" style:parent-style-name="Text_20_body">
      <style:text-properties officeooo:rsid="019ffb39" officeooo:paragraph-rsid="019ffb39"/>
    </style:style>
    <style:style style:name="P229" style:family="paragraph" style:parent-style-name="Text_20_body">
      <style:text-properties officeooo:rsid="01a160d9" officeooo:paragraph-rsid="01a160d9"/>
    </style:style>
    <style:style style:name="P230" style:family="paragraph" style:parent-style-name="Text_20_body">
      <style:text-properties officeooo:rsid="01a4b3ae" officeooo:paragraph-rsid="01a4b3ae"/>
    </style:style>
    <style:style style:name="P231" style:family="paragraph" style:parent-style-name="Text_20_body">
      <style:text-properties officeooo:rsid="01a52783" officeooo:paragraph-rsid="01a52783"/>
    </style:style>
    <style:style style:name="P232" style:family="paragraph" style:parent-style-name="Text_20_body">
      <style:text-properties officeooo:rsid="01a5539d" officeooo:paragraph-rsid="01a5539d"/>
    </style:style>
    <style:style style:name="P233" style:family="paragraph" style:parent-style-name="Text_20_body">
      <style:text-properties officeooo:paragraph-rsid="01a896ce"/>
    </style:style>
    <style:style style:name="P234" style:family="paragraph" style:parent-style-name="Text_20_body">
      <style:paragraph-properties fo:text-align="start" style:justify-single-word="false"/>
      <style:text-properties officeooo:rsid="01b032dc" officeooo:paragraph-rsid="01b032dc"/>
    </style:style>
    <style:style style:name="P235" style:family="paragraph" style:parent-style-name="Text_20_body">
      <style:paragraph-properties fo:text-align="center" style:justify-single-word="false"/>
      <style:text-properties officeooo:rsid="01b032dc" officeooo:paragraph-rsid="01b032dc"/>
    </style:style>
    <style:style style:name="P236" style:family="paragraph" style:parent-style-name="Text_20_body">
      <style:paragraph-properties fo:text-align="start" style:justify-single-word="false"/>
      <style:text-properties officeooo:rsid="01b3d1f9" officeooo:paragraph-rsid="01b3d1f9"/>
    </style:style>
    <style:style style:name="P237" style:family="paragraph" style:parent-style-name="Text_20_body">
      <style:paragraph-properties fo:text-align="center" style:justify-single-word="false"/>
      <style:text-properties officeooo:rsid="01aacf60" officeooo:paragraph-rsid="01ae0e0e"/>
    </style:style>
    <style:style style:name="P238" style:family="paragraph" style:parent-style-name="Text_20_body">
      <style:text-properties officeooo:paragraph-rsid="01b6c867"/>
    </style:style>
    <style:style style:name="P239" style:family="paragraph" style:parent-style-name="Text_20_body">
      <style:paragraph-properties fo:text-align="start" style:justify-single-word="false"/>
      <style:text-properties officeooo:rsid="01b9011e" officeooo:paragraph-rsid="01b9011e"/>
    </style:style>
    <style:style style:name="P240" style:family="paragraph" style:parent-style-name="Text_20_body">
      <style:paragraph-properties fo:text-align="center" style:justify-single-word="false"/>
      <style:text-properties officeooo:rsid="01b9011e" officeooo:paragraph-rsid="01b9011e"/>
    </style:style>
    <style:style style:name="P241" style:family="paragraph" style:parent-style-name="Text_20_body">
      <style:paragraph-properties fo:text-align="start" style:justify-single-word="false"/>
      <style:text-properties fo:font-weight="normal" officeooo:rsid="01b9bd0b" officeooo:paragraph-rsid="01b9011e" style:font-weight-asian="normal" style:font-weight-complex="normal"/>
    </style:style>
    <style:style style:name="P242" style:family="paragraph" style:parent-style-name="Text_20_body">
      <style:paragraph-properties fo:text-align="center" style:justify-single-word="false"/>
      <style:text-properties fo:font-weight="normal" officeooo:rsid="01b9bd0b" officeooo:paragraph-rsid="01b9011e" style:font-weight-asian="normal" style:font-weight-complex="normal"/>
    </style:style>
    <style:style style:name="P243" style:family="paragraph" style:parent-style-name="Text_20_body">
      <style:paragraph-properties fo:text-align="start" style:justify-single-word="false"/>
      <style:text-properties fo:font-weight="normal" officeooo:rsid="01bc87ce" officeooo:paragraph-rsid="01bc87ce" style:font-weight-asian="normal" style:font-weight-complex="normal"/>
    </style:style>
    <style:style style:name="P244" style:family="paragraph" style:parent-style-name="Text_20_body">
      <style:paragraph-properties fo:text-align="start" style:justify-single-word="false"/>
      <style:text-properties fo:font-weight="normal" officeooo:rsid="01bdbd47" officeooo:paragraph-rsid="01bdbd47" style:font-weight-asian="normal" style:font-weight-complex="normal"/>
    </style:style>
    <style:style style:name="P245" style:family="paragraph" style:parent-style-name="Text_20_body">
      <style:paragraph-properties fo:text-align="center" style:justify-single-word="false"/>
      <style:text-properties fo:font-weight="normal" officeooo:rsid="01bdbd47" officeooo:paragraph-rsid="01bdbd47" style:font-weight-asian="normal" style:font-weight-complex="normal"/>
    </style:style>
    <style:style style:name="P246" style:family="paragraph" style:parent-style-name="Text_20_body">
      <style:paragraph-properties fo:text-align="start" style:justify-single-word="false"/>
      <style:text-properties fo:font-weight="normal" officeooo:rsid="01bfe265" officeooo:paragraph-rsid="01bfe265" style:font-weight-asian="normal" style:font-weight-complex="normal"/>
    </style:style>
    <style:style style:name="P247" style:family="paragraph" style:parent-style-name="Text_20_body">
      <style:paragraph-properties fo:text-align="center" style:justify-single-word="false"/>
      <style:text-properties fo:font-weight="normal" officeooo:rsid="01bfe265" officeooo:paragraph-rsid="01bfe265" style:font-weight-asian="normal" style:font-weight-complex="normal"/>
    </style:style>
    <style:style style:name="P248" style:family="paragraph" style:parent-style-name="Text_20_body">
      <style:text-properties officeooo:paragraph-rsid="01c14d67"/>
    </style:style>
    <style:style style:name="P249" style:family="paragraph" style:parent-style-name="Text_20_body">
      <style:paragraph-properties fo:text-align="start" style:justify-single-word="false"/>
      <style:text-properties officeooo:rsid="01c2c3d2" officeooo:paragraph-rsid="01c2c3d2"/>
    </style:style>
    <style:style style:name="P250" style:family="paragraph" style:parent-style-name="Text_20_body">
      <style:paragraph-properties fo:text-align="center" style:justify-single-word="false"/>
      <style:text-properties officeooo:rsid="01c2c3d2" officeooo:paragraph-rsid="01c2c3d2"/>
    </style:style>
    <style:style style:name="P251" style:family="paragraph" style:parent-style-name="Text_20_body">
      <style:paragraph-properties fo:text-align="start" style:justify-single-word="false"/>
      <style:text-properties officeooo:rsid="01c8f990" officeooo:paragraph-rsid="01c8f990"/>
    </style:style>
    <style:style style:name="P252" style:family="paragraph" style:parent-style-name="Text_20_body">
      <style:paragraph-properties fo:text-align="center" style:justify-single-word="false"/>
      <style:text-properties officeooo:rsid="01c8f990" officeooo:paragraph-rsid="01c8f990"/>
    </style:style>
    <style:style style:name="P253" style:family="paragraph" style:parent-style-name="Text_20_body">
      <style:paragraph-properties fo:text-align="start" style:justify-single-word="false"/>
      <style:text-properties officeooo:rsid="01ca654a" officeooo:paragraph-rsid="01ca654a"/>
    </style:style>
    <style:style style:name="P254" style:family="paragraph" style:parent-style-name="Text_20_body">
      <style:paragraph-properties fo:text-align="center" style:justify-single-word="false"/>
      <style:text-properties officeooo:rsid="01ca654a" officeooo:paragraph-rsid="01ca654a"/>
    </style:style>
    <style:style style:name="P255" style:family="paragraph" style:parent-style-name="Text_20_body">
      <style:paragraph-properties fo:text-align="start" style:justify-single-word="false"/>
      <style:text-properties officeooo:rsid="01ceb213" officeooo:paragraph-rsid="01ceb213"/>
    </style:style>
    <style:style style:name="P256" style:family="paragraph" style:parent-style-name="Text_20_body">
      <style:paragraph-properties fo:text-align="center" style:justify-single-word="false"/>
      <style:text-properties officeooo:rsid="01ceb213" officeooo:paragraph-rsid="01ceb213"/>
    </style:style>
    <style:style style:name="P257" style:family="paragraph" style:parent-style-name="Text_20_body">
      <style:paragraph-properties fo:text-align="start" style:justify-single-word="false"/>
      <style:text-properties officeooo:rsid="01d78ea2" officeooo:paragraph-rsid="01d78ea2"/>
    </style:style>
    <style:style style:name="P258" style:family="paragraph" style:parent-style-name="Text_20_body">
      <style:paragraph-properties fo:text-align="center" style:justify-single-word="false"/>
      <style:text-properties officeooo:rsid="01d78ea2" officeooo:paragraph-rsid="01d78ea2"/>
    </style:style>
    <style:style style:name="P259" style:family="paragraph" style:parent-style-name="Text_20_body">
      <style:paragraph-properties fo:text-align="center" style:justify-single-word="false"/>
      <style:text-properties officeooo:rsid="01d859fb" officeooo:paragraph-rsid="01d859fb"/>
    </style:style>
    <style:style style:name="P260" style:family="paragraph" style:parent-style-name="Text_20_body">
      <style:paragraph-properties fo:text-align="start" style:justify-single-word="false"/>
      <style:text-properties officeooo:rsid="01d859fb" officeooo:paragraph-rsid="01d859fb"/>
    </style:style>
    <style:style style:name="P261" style:family="paragraph" style:parent-style-name="Text_20_body">
      <style:paragraph-properties fo:text-align="start" style:justify-single-word="false"/>
      <style:text-properties officeooo:rsid="01d96681" officeooo:paragraph-rsid="01d96681"/>
    </style:style>
    <style:style style:name="P262" style:family="paragraph" style:parent-style-name="Text_20_body">
      <style:paragraph-properties fo:text-align="center" style:justify-single-word="false"/>
      <style:text-properties officeooo:rsid="01d96681" officeooo:paragraph-rsid="01d96681"/>
    </style:style>
    <style:style style:name="P263" style:family="paragraph" style:parent-style-name="Text_20_body">
      <style:paragraph-properties fo:text-align="start" style:justify-single-word="false"/>
      <style:text-properties officeooo:rsid="01dd7f3b" officeooo:paragraph-rsid="01dd7f3b"/>
    </style:style>
    <style:style style:name="P264" style:family="paragraph" style:parent-style-name="Text_20_body">
      <style:paragraph-properties fo:text-align="center" style:justify-single-word="false"/>
      <style:text-properties officeooo:rsid="01dd7f3b" officeooo:paragraph-rsid="01dd7f3b"/>
    </style:style>
    <style:style style:name="P265" style:family="paragraph" style:parent-style-name="Text_20_body">
      <style:paragraph-properties fo:text-align="start" style:justify-single-word="false"/>
      <style:text-properties officeooo:rsid="01e2f04c" officeooo:paragraph-rsid="01e2f04c"/>
    </style:style>
    <style:style style:name="P266" style:family="paragraph" style:parent-style-name="Text_20_body">
      <style:paragraph-properties fo:text-align="center" style:justify-single-word="false"/>
      <style:text-properties officeooo:rsid="01e2f04c" officeooo:paragraph-rsid="01e2f04c"/>
    </style:style>
    <style:style style:name="P267" style:family="paragraph" style:parent-style-name="Text_20_body">
      <style:paragraph-properties fo:text-align="start" style:justify-single-word="false"/>
      <style:text-properties officeooo:rsid="01e3fa91" officeooo:paragraph-rsid="01e3fa91"/>
    </style:style>
    <style:style style:name="P268" style:family="paragraph" style:parent-style-name="Text_20_body">
      <style:paragraph-properties fo:text-align="center" style:justify-single-word="false"/>
      <style:text-properties officeooo:rsid="01e3fa91" officeooo:paragraph-rsid="01e3fa91"/>
    </style:style>
    <style:style style:name="P269" style:family="paragraph" style:parent-style-name="Text_20_body">
      <style:paragraph-properties fo:text-align="start" style:justify-single-word="false"/>
      <style:text-properties officeooo:rsid="01e56096" officeooo:paragraph-rsid="01e56096"/>
    </style:style>
    <style:style style:name="P270" style:family="paragraph" style:parent-style-name="Text_20_body">
      <style:paragraph-properties fo:text-align="start" style:justify-single-word="false"/>
      <style:text-properties officeooo:rsid="01e43065" officeooo:paragraph-rsid="01e43065"/>
    </style:style>
    <style:style style:name="P271" style:family="paragraph" style:parent-style-name="Text_20_body">
      <style:paragraph-properties fo:text-align="center" style:justify-single-word="false"/>
      <style:text-properties officeooo:rsid="01e43065" officeooo:paragraph-rsid="01e43065"/>
    </style:style>
    <style:style style:name="P272" style:family="paragraph" style:parent-style-name="Text_20_body">
      <style:paragraph-properties fo:text-align="start" style:justify-single-word="false"/>
      <style:text-properties officeooo:rsid="01eb9fac" officeooo:paragraph-rsid="01eb9fac"/>
    </style:style>
    <style:style style:name="P273" style:family="paragraph" style:parent-style-name="Text_20_body">
      <style:paragraph-properties fo:text-align="center" style:justify-single-word="false"/>
      <style:text-properties officeooo:rsid="01eb9fac" officeooo:paragraph-rsid="01eb9fac"/>
    </style:style>
    <style:style style:name="P274" style:family="paragraph" style:parent-style-name="Text_20_body">
      <style:paragraph-properties fo:text-align="start" style:justify-single-word="false"/>
      <style:text-properties officeooo:rsid="01f93458" officeooo:paragraph-rsid="01f93458"/>
    </style:style>
    <style:style style:name="P275" style:family="paragraph" style:parent-style-name="Text_20_body">
      <style:paragraph-properties fo:text-align="start" style:justify-single-word="false"/>
      <style:text-properties officeooo:rsid="01fb1462" officeooo:paragraph-rsid="01fb1462"/>
    </style:style>
    <style:style style:name="P276" style:family="paragraph" style:parent-style-name="Text_20_body">
      <style:paragraph-properties fo:text-align="center" style:justify-single-word="false"/>
      <style:text-properties officeooo:rsid="01fb1462" officeooo:paragraph-rsid="01fb1462"/>
    </style:style>
    <style:style style:name="P277" style:family="paragraph" style:parent-style-name="Text_20_body">
      <style:paragraph-properties fo:text-align="start" style:justify-single-word="false"/>
      <style:text-properties officeooo:rsid="020035cb" officeooo:paragraph-rsid="020035cb"/>
    </style:style>
    <style:style style:name="P278" style:family="paragraph" style:parent-style-name="Text_20_body">
      <style:paragraph-properties fo:text-align="center" style:justify-single-word="false"/>
      <style:text-properties officeooo:rsid="020035cb" officeooo:paragraph-rsid="020035cb"/>
    </style:style>
    <style:style style:name="P279" style:family="paragraph" style:parent-style-name="Text_20_body">
      <style:paragraph-properties fo:text-align="start" style:justify-single-word="false"/>
      <style:text-properties officeooo:rsid="0205d3ed" officeooo:paragraph-rsid="0205d3ed"/>
    </style:style>
    <style:style style:name="P280" style:family="paragraph" style:parent-style-name="Text_20_body">
      <style:paragraph-properties fo:text-align="center" style:justify-single-word="false"/>
      <style:text-properties officeooo:rsid="0205d3ed" officeooo:paragraph-rsid="0205d3ed"/>
    </style:style>
    <style:style style:name="P281" style:family="paragraph" style:parent-style-name="Text_20_body">
      <style:paragraph-properties fo:text-align="start" style:justify-single-word="false"/>
      <style:text-properties officeooo:rsid="0208f863" officeooo:paragraph-rsid="0208f863"/>
    </style:style>
    <style:style style:name="P282" style:family="paragraph" style:parent-style-name="Text_20_body">
      <style:paragraph-properties fo:text-align="center" style:justify-single-word="false"/>
      <style:text-properties officeooo:rsid="0208f863" officeooo:paragraph-rsid="0208f863"/>
    </style:style>
    <style:style style:name="P283" style:family="paragraph" style:parent-style-name="Text_20_body">
      <style:paragraph-properties fo:text-align="start" style:justify-single-word="false"/>
      <style:text-properties officeooo:rsid="020d583d" officeooo:paragraph-rsid="020d583d"/>
    </style:style>
    <style:style style:name="P284" style:family="paragraph" style:parent-style-name="Text_20_body">
      <style:paragraph-properties fo:text-align="center" style:justify-single-word="false"/>
      <style:text-properties officeooo:rsid="020d583d" officeooo:paragraph-rsid="020d583d"/>
    </style:style>
    <style:style style:name="P285" style:family="paragraph" style:parent-style-name="Text_20_body">
      <style:paragraph-properties fo:text-align="start" style:justify-single-word="false"/>
      <style:text-properties officeooo:rsid="020e683e" officeooo:paragraph-rsid="020e683e"/>
    </style:style>
    <style:style style:name="P286" style:family="paragraph" style:parent-style-name="Text_20_body">
      <style:paragraph-properties fo:text-align="center" style:justify-single-word="false"/>
      <style:text-properties officeooo:rsid="020e683e" officeooo:paragraph-rsid="020e683e"/>
    </style:style>
    <style:style style:name="P287" style:family="paragraph" style:parent-style-name="Text_20_body">
      <style:paragraph-properties fo:text-align="start" style:justify-single-word="false"/>
      <style:text-properties officeooo:rsid="020f77a3" officeooo:paragraph-rsid="020f77a3"/>
    </style:style>
    <style:style style:name="P288" style:family="paragraph" style:parent-style-name="Text_20_body">
      <style:paragraph-properties fo:text-align="center" style:justify-single-word="false"/>
      <style:text-properties officeooo:rsid="020f77a3" officeooo:paragraph-rsid="020f77a3"/>
    </style:style>
    <style:style style:name="P289" style:family="paragraph" style:parent-style-name="Text_20_body">
      <style:paragraph-properties fo:text-align="start" style:justify-single-word="false"/>
      <style:text-properties officeooo:rsid="00957a90" officeooo:paragraph-rsid="02174389"/>
    </style:style>
    <style:style style:name="P290" style:family="paragraph" style:parent-style-name="Text_20_body">
      <style:text-properties officeooo:paragraph-rsid="021c3871"/>
    </style:style>
    <style:style style:name="P291" style:family="paragraph" style:parent-style-name="Heading_20_3">
      <style:text-properties officeooo:rsid="00181f89" officeooo:paragraph-rsid="00181f89"/>
    </style:style>
    <style:style style:name="P292" style:family="paragraph" style:parent-style-name="Heading_20_3">
      <style:text-properties officeooo:rsid="0033b296" officeooo:paragraph-rsid="0033b296"/>
    </style:style>
    <style:style style:name="P293" style:family="paragraph" style:parent-style-name="Heading_20_3">
      <style:text-properties officeooo:rsid="0044c0f6" officeooo:paragraph-rsid="0044c0f6"/>
    </style:style>
    <style:style style:name="P294" style:family="paragraph" style:parent-style-name="Heading_20_3">
      <style:text-properties officeooo:rsid="00775590" officeooo:paragraph-rsid="00775590"/>
    </style:style>
    <style:style style:name="P295" style:family="paragraph" style:parent-style-name="Heading_20_3">
      <style:text-properties officeooo:rsid="008fb909" officeooo:paragraph-rsid="008fb909"/>
    </style:style>
    <style:style style:name="P296" style:family="paragraph" style:parent-style-name="Heading_20_3">
      <style:text-properties officeooo:rsid="009ceb71" officeooo:paragraph-rsid="009ceb71"/>
    </style:style>
    <style:style style:name="P297" style:family="paragraph" style:parent-style-name="Heading_20_3">
      <style:text-properties officeooo:rsid="00ad710d" officeooo:paragraph-rsid="00ad710d"/>
    </style:style>
    <style:style style:name="P298" style:family="paragraph" style:parent-style-name="Heading_20_3">
      <style:text-properties officeooo:rsid="00b68ad4" officeooo:paragraph-rsid="00b68ad4"/>
    </style:style>
    <style:style style:name="P299" style:family="paragraph" style:parent-style-name="Heading_20_3">
      <style:text-properties officeooo:rsid="00cfbc68" officeooo:paragraph-rsid="00cfbc68"/>
    </style:style>
    <style:style style:name="P300" style:family="paragraph" style:parent-style-name="Heading_20_3">
      <style:text-properties officeooo:rsid="00d39944" officeooo:paragraph-rsid="00d39944"/>
    </style:style>
    <style:style style:name="P301" style:family="paragraph" style:parent-style-name="Heading_20_3">
      <style:text-properties officeooo:rsid="00e17029" officeooo:paragraph-rsid="00e17029"/>
    </style:style>
    <style:style style:name="P302" style:family="paragraph" style:parent-style-name="Heading_20_3">
      <style:text-properties officeooo:rsid="00ee2d4f" officeooo:paragraph-rsid="00ee2d4f"/>
    </style:style>
    <style:style style:name="P303" style:family="paragraph" style:parent-style-name="Heading_20_3">
      <style:text-properties officeooo:rsid="00f6ead0" officeooo:paragraph-rsid="00f6ead0"/>
    </style:style>
    <style:style style:name="P304" style:family="paragraph" style:parent-style-name="Heading_20_3">
      <style:text-properties officeooo:rsid="00fcb919" officeooo:paragraph-rsid="00fcb919"/>
    </style:style>
    <style:style style:name="P305" style:family="paragraph" style:parent-style-name="Heading_20_3">
      <style:text-properties officeooo:rsid="017bd7ac" officeooo:paragraph-rsid="017bd7ac"/>
    </style:style>
    <style:style style:name="P306" style:family="paragraph" style:parent-style-name="Heading_20_3">
      <style:text-properties officeooo:rsid="019c4f0e" officeooo:paragraph-rsid="019c4f0e"/>
    </style:style>
    <style:style style:name="P307" style:family="paragraph" style:parent-style-name="Heading_20_3">
      <style:text-properties officeooo:rsid="01a896ce" officeooo:paragraph-rsid="01a896ce"/>
    </style:style>
    <style:style style:name="P308" style:family="paragraph" style:parent-style-name="Heading_20_3">
      <style:text-properties officeooo:rsid="01b6c867" officeooo:paragraph-rsid="01b6c867"/>
    </style:style>
    <style:style style:name="P309" style:family="paragraph" style:parent-style-name="Heading_20_3">
      <style:text-properties officeooo:rsid="01c14d67" officeooo:paragraph-rsid="01c14d67"/>
    </style:style>
    <style:style style:name="P310" style:family="paragraph" style:parent-style-name="Heading_20_3">
      <style:text-properties officeooo:rsid="021c3871" officeooo:paragraph-rsid="021c3871"/>
    </style:style>
    <style:style style:name="P311" style:family="paragraph" style:parent-style-name="Heading_20_2">
      <style:paragraph-properties fo:break-before="page"/>
    </style:style>
    <style:style style:name="T1" style:family="text">
      <style:text-properties officeooo:rsid="001f0909"/>
    </style:style>
    <style:style style:name="T2" style:family="text">
      <style:text-properties officeooo:rsid="001f1b09"/>
    </style:style>
    <style:style style:name="T3" style:family="text">
      <style:text-properties officeooo:rsid="001f7408"/>
    </style:style>
    <style:style style:name="T4" style:family="text">
      <style:text-properties fo:font-size="12pt" style:font-size-asian="12pt" style:font-size-complex="12pt"/>
    </style:style>
    <style:style style:name="T5" style:family="text">
      <style:text-properties fo:font-size="12pt" officeooo:rsid="001c2a7f" style:font-size-asian="12pt" style:font-size-complex="12pt"/>
    </style:style>
    <style:style style:name="T6" style:family="text">
      <style:text-properties fo:font-size="12pt" officeooo:rsid="004bae6d" style:font-size-asian="12pt" style:font-size-complex="12pt"/>
    </style:style>
    <style:style style:name="T7" style:family="text">
      <style:text-properties fo:font-size="12pt" officeooo:rsid="004cea0b" style:font-size-asian="12pt" style:font-size-complex="12pt"/>
    </style:style>
    <style:style style:name="T8" style:family="text">
      <style:text-properties fo:font-size="12pt" officeooo:rsid="005a0148" style:font-size-asian="12pt" style:font-size-complex="12pt"/>
    </style:style>
    <style:style style:name="T9" style:family="text">
      <style:text-properties officeooo:rsid="0026b278"/>
    </style:style>
    <style:style style:name="T10" style:family="text">
      <style:text-properties officeooo:rsid="0028fa83"/>
    </style:style>
    <style:style style:name="T11" style:family="text">
      <style:text-properties officeooo:rsid="002a6941"/>
    </style:style>
    <style:style style:name="T12" style:family="text">
      <style:text-properties officeooo:rsid="002eb27a"/>
    </style:style>
    <style:style style:name="T13" style:family="text">
      <style:text-properties officeooo:rsid="0031058e"/>
    </style:style>
    <style:style style:name="T14" style:family="text">
      <style:text-properties officeooo:rsid="003b4f85"/>
    </style:style>
    <style:style style:name="T15" style:family="text">
      <style:text-properties officeooo:rsid="0040fddb"/>
    </style:style>
    <style:style style:name="T16" style:family="text">
      <style:text-properties officeooo:rsid="0044c0f6"/>
    </style:style>
    <style:style style:name="T17" style:family="text">
      <style:text-properties officeooo:rsid="00548bad"/>
    </style:style>
    <style:style style:name="T18" style:family="text">
      <style:text-properties officeooo:rsid="00606944"/>
    </style:style>
    <style:style style:name="T19" style:family="text">
      <style:text-properties officeooo:rsid="006258f5"/>
    </style:style>
    <style:style style:name="T20" style:family="text">
      <style:text-properties officeooo:rsid="0062838b"/>
    </style:style>
    <style:style style:name="T21" style:family="text">
      <style:text-properties officeooo:rsid="0064e1c0"/>
    </style:style>
    <style:style style:name="T22" style:family="text">
      <style:text-properties officeooo:rsid="0069814a"/>
    </style:style>
    <style:style style:name="T23" style:family="text">
      <style:text-properties officeooo:rsid="006d3593"/>
    </style:style>
    <style:style style:name="T24" style:family="text">
      <style:text-properties officeooo:rsid="006fb997"/>
    </style:style>
    <style:style style:name="T25" style:family="text">
      <style:text-properties officeooo:rsid="0077623e"/>
    </style:style>
    <style:style style:name="T26" style:family="text">
      <style:text-properties officeooo:rsid="0079246f"/>
    </style:style>
    <style:style style:name="T27" style:family="text">
      <style:text-properties officeooo:rsid="007e43fc"/>
    </style:style>
    <style:style style:name="T28" style:family="text">
      <style:text-properties officeooo:rsid="00824750"/>
    </style:style>
    <style:style style:name="T29" style:family="text">
      <style:text-properties officeooo:rsid="008786a7"/>
    </style:style>
    <style:style style:name="T30" style:family="text">
      <style:text-properties officeooo:rsid="008d02e1"/>
    </style:style>
    <style:style style:name="T31" style:family="text">
      <style:text-properties officeooo:rsid="00937f32"/>
    </style:style>
    <style:style style:name="T32" style:family="text">
      <style:text-properties officeooo:rsid="0096e88d"/>
    </style:style>
    <style:style style:name="T33" style:family="text">
      <style:text-properties officeooo:rsid="009ff436"/>
    </style:style>
    <style:style style:name="T34" style:family="text">
      <style:text-properties officeooo:rsid="00a69d9f"/>
    </style:style>
    <style:style style:name="T35" style:family="text">
      <style:text-properties officeooo:rsid="00ab3c8a"/>
    </style:style>
    <style:style style:name="T36" style:family="text">
      <style:text-properties officeooo:rsid="00ac2212"/>
    </style:style>
    <style:style style:name="T37" style:family="text">
      <style:text-properties officeooo:rsid="00b940eb"/>
    </style:style>
    <style:style style:name="T38" style:family="text">
      <style:text-properties officeooo:rsid="00be65a5"/>
    </style:style>
    <style:style style:name="T39" style:family="text">
      <style:text-properties officeooo:rsid="00c1f080"/>
    </style:style>
    <style:style style:name="T40" style:family="text">
      <style:text-properties officeooo:rsid="00c51f68"/>
    </style:style>
    <style:style style:name="T41" style:family="text">
      <style:text-properties officeooo:rsid="00c6bcf9"/>
    </style:style>
    <style:style style:name="T42" style:family="text">
      <style:text-properties officeooo:rsid="00c85429"/>
    </style:style>
    <style:style style:name="T43" style:family="text">
      <style:text-properties officeooo:rsid="00d1b0cc"/>
    </style:style>
    <style:style style:name="T44" style:family="text">
      <style:text-properties officeooo:rsid="00d72df9"/>
    </style:style>
    <style:style style:name="T45" style:family="text">
      <style:text-properties officeooo:rsid="00e10877"/>
    </style:style>
    <style:style style:name="T46" style:family="text">
      <style:text-properties officeooo:rsid="00e8c5a4"/>
    </style:style>
    <style:style style:name="T47" style:family="text">
      <style:text-properties officeooo:rsid="00ea0b15"/>
    </style:style>
    <style:style style:name="T48" style:family="text">
      <style:text-properties officeooo:rsid="00ea14f8"/>
    </style:style>
    <style:style style:name="T49" style:family="text">
      <style:text-properties officeooo:rsid="00f88ee7"/>
    </style:style>
    <style:style style:name="T50" style:family="text">
      <style:text-properties officeooo:rsid="0104959a"/>
    </style:style>
    <style:style style:name="T51" style:family="text">
      <style:text-properties officeooo:rsid="010632e2"/>
    </style:style>
    <style:style style:name="T52" style:family="text">
      <style:text-properties officeooo:rsid="01110af6"/>
    </style:style>
    <style:style style:name="T53" style:family="text">
      <style:text-properties officeooo:rsid="01184368"/>
    </style:style>
    <style:style style:name="T54" style:family="text">
      <style:text-properties officeooo:rsid="012a957c"/>
    </style:style>
    <style:style style:name="T55" style:family="text">
      <style:text-properties officeooo:rsid="01349b15"/>
    </style:style>
    <style:style style:name="T56" style:family="text">
      <style:text-properties officeooo:rsid="0149eeab"/>
    </style:style>
    <style:style style:name="T57" style:family="text">
      <style:text-properties fo:color="#ff0000"/>
    </style:style>
    <style:style style:name="T58" style:family="text">
      <style:text-properties fo:color="#ff0000" officeooo:rsid="013bdb54"/>
    </style:style>
    <style:style style:name="T59" style:family="text">
      <style:text-properties officeooo:rsid="014d72be"/>
    </style:style>
    <style:style style:name="T60" style:family="text">
      <style:text-properties officeooo:rsid="014ebb1f"/>
    </style:style>
    <style:style style:name="T61" style:family="text">
      <style:text-properties officeooo:rsid="01538224"/>
    </style:style>
    <style:style style:name="T62" style:family="text">
      <style:text-properties officeooo:rsid="01563e65"/>
    </style:style>
    <style:style style:name="T63" style:family="text">
      <style:text-properties officeooo:rsid="015fa910"/>
    </style:style>
    <style:style style:name="T64" style:family="text">
      <style:text-properties officeooo:rsid="016577a4"/>
    </style:style>
    <style:style style:name="T65" style:family="text">
      <style:text-properties officeooo:rsid="016b3969"/>
    </style:style>
    <style:style style:name="T66" style:family="text">
      <style:text-properties officeooo:rsid="017235a2"/>
    </style:style>
    <style:style style:name="T67" style:family="text">
      <style:text-properties officeooo:rsid="0175bebb"/>
    </style:style>
    <style:style style:name="T68" style:family="text">
      <style:text-properties officeooo:rsid="017d1a6e"/>
    </style:style>
    <style:style style:name="T69" style:family="text">
      <style:text-properties officeooo:rsid="0182f1b3"/>
    </style:style>
    <style:style style:name="T70" style:family="text">
      <style:text-properties officeooo:rsid="018423eb"/>
    </style:style>
    <style:style style:name="T71" style:family="text">
      <style:text-properties officeooo:rsid="0187cfac"/>
    </style:style>
    <style:style style:name="T72" style:family="text">
      <style:text-properties officeooo:rsid="018e002b"/>
    </style:style>
    <style:style style:name="T73" style:family="text">
      <style:text-properties officeooo:rsid="0194278a"/>
    </style:style>
    <style:style style:name="T74" style:family="text">
      <style:text-properties officeooo:rsid="0195849f"/>
    </style:style>
    <style:style style:name="T75" style:family="text">
      <style:text-properties officeooo:rsid="01994e70"/>
    </style:style>
    <style:style style:name="T76" style:family="text">
      <style:text-properties officeooo:rsid="019fb62a"/>
    </style:style>
    <style:style style:name="T77" style:family="text">
      <style:text-properties officeooo:rsid="01a35cbc"/>
    </style:style>
    <style:style style:name="T78" style:family="text">
      <style:text-properties officeooo:rsid="01a4b3ae"/>
    </style:style>
    <style:style style:name="T79" style:family="text">
      <style:text-properties officeooo:rsid="01a52783"/>
    </style:style>
    <style:style style:name="T80" style:family="text">
      <style:text-properties officeooo:rsid="01a6d6d6"/>
    </style:style>
    <style:style style:name="T81" style:family="text">
      <style:text-properties officeooo:rsid="01aacf60"/>
    </style:style>
    <style:style style:name="T82" style:family="text">
      <style:text-properties officeooo:rsid="01b3d1f9"/>
    </style:style>
    <style:style style:name="T83" style:family="text">
      <style:text-properties officeooo:rsid="01b76451"/>
    </style:style>
    <style:style style:name="T84" style:family="text">
      <style:text-properties officeooo:rsid="01b9bd0b"/>
    </style:style>
    <style:style style:name="T85" style:family="text">
      <style:text-properties officeooo:rsid="01bc87ce"/>
    </style:style>
    <style:style style:name="T86" style:family="text">
      <style:text-properties officeooo:rsid="01c129d0"/>
    </style:style>
    <style:style style:name="T87" style:family="text">
      <style:text-properties officeooo:rsid="01c14d67"/>
    </style:style>
    <style:style style:name="T88" style:family="text">
      <style:text-properties officeooo:rsid="01c155db"/>
    </style:style>
    <style:style style:name="T89" style:family="text">
      <style:text-properties officeooo:rsid="01c37b61"/>
    </style:style>
    <style:style style:name="T90" style:family="text">
      <style:text-properties officeooo:rsid="01c4fbe4"/>
    </style:style>
    <style:style style:name="T91" style:family="text">
      <style:text-properties officeooo:rsid="01c913fb"/>
    </style:style>
    <style:style style:name="T92" style:family="text">
      <style:text-properties officeooo:rsid="01cc26f5"/>
    </style:style>
    <style:style style:name="T93" style:family="text">
      <style:text-properties officeooo:rsid="01cd654f"/>
    </style:style>
    <style:style style:name="T94" style:family="text">
      <style:text-properties officeooo:rsid="01d00a98"/>
    </style:style>
    <style:style style:name="T95" style:family="text">
      <style:text-properties officeooo:rsid="01d5edd5"/>
    </style:style>
    <style:style style:name="T96" style:family="text">
      <style:text-properties officeooo:rsid="01da5b47"/>
    </style:style>
    <style:style style:name="T97" style:family="text">
      <style:text-properties officeooo:rsid="01e81a87"/>
    </style:style>
    <style:style style:name="T98" style:family="text">
      <style:text-properties officeooo:rsid="01e9dd91"/>
    </style:style>
    <style:style style:name="T99" style:family="text">
      <style:text-properties officeooo:rsid="01ec7c50"/>
    </style:style>
    <style:style style:name="T100" style:family="text">
      <style:text-properties officeooo:rsid="01f17183"/>
    </style:style>
    <style:style style:name="T101" style:family="text">
      <style:text-properties officeooo:rsid="01fa9160"/>
    </style:style>
    <style:style style:name="T102" style:family="text">
      <style:text-properties officeooo:rsid="01ff3405"/>
    </style:style>
    <style:style style:name="T103" style:family="text">
      <style:text-properties officeooo:rsid="020af88f"/>
    </style:style>
    <style:style style:name="T104" style:family="text">
      <style:text-properties officeooo:rsid="02113589"/>
    </style:style>
    <style:style style:name="T105" style:family="text">
      <style:text-properties officeooo:rsid="021a71be"/>
    </style:style>
    <style:style style:name="T106" style:family="text">
      <style:text-properties officeooo:rsid="0221522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style:horizontal-pos="from-left" style:horizontal-rel="paragraph-content" style:shadow="none" draw:shadow-opacity="100%"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1" text:outline-level="3">2.8 奇异值分解</text:h>
      <text:p text:style-name="P1"><text:tab/><text:span text:style-name="T4">奇异分解将矩阵分解为奇异向量</text:span><text:span text:style-name="T5">(singular vector)和奇异值(singular value).</text:span></text:p>
      <text:p text:style-name="P2"><draw:frame draw:style-name="fr1" draw:name="对象2" text:anchor-type="as-char" svg:y="-0.519cm" svg:width="15.305cm" svg:height="0.758cm" draw:z-index="0"><draw:object xlink:href="./Object 2" xlink:type="simple" xlink:show="embed" xlink:actuate="onLoad"/><draw:image xlink:href="./ObjectReplacements/Object 2" xlink:type="simple" xlink:show="embed" xlink:actuate="onLoad"/></draw:frame></text:p>
      <text:p text:style-name="P3"><text:span text:style-name="T1">令</text:span><text:span text:style-name="T1"><draw:frame draw:style-name="fr1" draw:name="对象3" text:anchor-type="as-char" svg:y="-0.404cm" svg:width="2.914cm" svg:height="0.586cm" draw:z-index="1"><draw:object xlink:href="./Object 3" xlink:type="simple" xlink:show="embed" xlink:actuate="onLoad"/><draw:image xlink:href="./ObjectReplacements/Object 3" xlink:type="simple" xlink:show="embed" xlink:actuate="onLoad"/></draw:frame></text:span><text:span text:style-name="T1">可得</text:span><draw:frame draw:style-name="fr1" draw:name="对象1" text:anchor-type="as-char" svg:y="-0.545cm" svg:width="8.16cm" svg:height="0.709cm" draw:z-index="2"><draw:object xlink:href="./Object 1" xlink:type="simple" xlink:show="embed" xlink:actuate="onLoad"/><draw:image xlink:href="./ObjectReplacements/Object 1" xlink:type="simple" xlink:show="embed" xlink:actuate="onLoad"/></draw:frame></text:p>
      <text:p text:style-name="P3">将矩阵<text:span text:style-name="T2">A分解为三个矩阵的乘积：</text:span><draw:frame draw:style-name="fr1" draw:name="对象4" text:anchor-type="as-char" svg:y="-0.437cm" svg:width="1.977cm" svg:height="0.527cm" draw:z-index="3"><draw:object xlink:href="./Object 4" xlink:type="simple" xlink:show="embed" xlink:actuate="onLoad"/><draw:image xlink:href="./ObjectReplacements/Object 4" xlink:type="simple" xlink:show="embed" xlink:actuate="onLoad"/></draw:frame><text:span text:style-name="T2">，假设A是一个</text:span><text:span text:style-name="T2"><draw:frame draw:style-name="fr1" draw:name="对象5" text:anchor-type="as-char" svg:y="-0.377cm" svg:width="1.092cm" svg:height="0.467cm" draw:z-index="4"><draw:object xlink:href="./Object 5" xlink:type="simple" xlink:show="embed" xlink:actuate="onLoad"/><draw:image xlink:href="./ObjectReplacements/Object 5" xlink:type="simple" xlink:show="embed" xlink:actuate="onLoad"/></draw:frame></text:span><text:span text:style-name="T2">的矩阵，那么U 是一个</text:span><text:span text:style-name="T2"><draw:frame draw:style-name="fr1" draw:name="对象6" text:anchor-type="as-char" svg:y="-0.377cm" svg:width="1.184cm" svg:height="0.467cm" draw:z-index="5"><draw:object xlink:href="./Object 6" xlink:type="simple" xlink:show="embed" xlink:actuate="onLoad"/><draw:image xlink:href="./ObjectReplacements/Object 6" xlink:type="simple" xlink:show="embed" xlink:actuate="onLoad"/></draw:frame></text:span><text:span text:style-name="T2">的矩阵，D是一个</text:span><text:span text:style-name="T2"><draw:frame draw:style-name="fr1" draw:name="对象7" text:anchor-type="as-char" svg:y="-0.377cm" svg:width="1.092cm" svg:height="0.467cm" draw:z-index="6"><draw:object xlink:href="./Object 7" xlink:type="simple" xlink:show="embed" xlink:actuate="onLoad"/><draw:image xlink:href="./ObjectReplacements/Object 7" xlink:type="simple" xlink:show="embed" xlink:actuate="onLoad"/></draw:frame></text:span><text:span text:style-name="T2">的矩阵，V是一个</text:span><text:span text:style-name="T2"><draw:frame draw:style-name="fr1" draw:name="对象8" text:anchor-type="as-char" svg:y="-0.377cm" svg:width="0.998cm" svg:height="0.467cm" draw:z-index="7"><draw:object xlink:href="./Object 8" xlink:type="simple" xlink:show="embed" xlink:actuate="onLoad"/><draw:image xlink:href="./ObjectReplacements/Object 8" xlink:type="simple" xlink:show="embed" xlink:actuate="onLoad"/></draw:frame></text:span><text:span text:style-name="T2">矩阵．矩阵U和V都被定义为正交矩阵，而矩阵D被定义为对角矩阵．</text:span></text:p>
      <text:p text:style-name="P3">对角矩阵<text:span text:style-name="T3">D对角线上的元素被称为矩阵A的奇异值，矩阵U的列向量被称为左奇异向量，矩阵V的列向量被称为右奇异向量．</text:span></text:p>
      <text:p text:style-name="P29">A的左奇异向量是<draw:frame draw:style-name="fr1" draw:name="对象10" text:anchor-type="as-char" svg:y="-0.437cm" svg:width="0.953cm" svg:height="0.527cm" draw:z-index="9"><draw:object xlink:href="./Object 10" xlink:type="simple" xlink:show="embed" xlink:actuate="onLoad"/><draw:image xlink:href="./ObjectReplacements/Object 10" xlink:type="simple" xlink:show="embed" xlink:actuate="onLoad"/></draw:frame>的特征向量，A的右奇异向量是<draw:frame draw:style-name="fr1" draw:name="对象9" text:anchor-type="as-char" svg:y="-0.437cm" svg:width="1.062cm" svg:height="0.527cm" draw:z-index="8"><draw:object xlink:href="./Object 9" xlink:type="simple" xlink:show="embed" xlink:actuate="onLoad"/><draw:image xlink:href="./ObjectReplacements/Object 9" xlink:type="simple" xlink:show="embed" xlink:actuate="onLoad"/></draw:frame>的特征向量，A的非零奇异值是<draw:frame draw:style-name="fr1" draw:name="对象11" text:anchor-type="as-char" svg:y="-0.437cm" svg:width="1.062cm" svg:height="0.527cm" draw:z-index="10"><draw:object xlink:href="./Object 11" xlink:type="simple" xlink:show="embed" xlink:actuate="onLoad"/><draw:image xlink:href="./ObjectReplacements/Object 11" xlink:type="simple" xlink:show="embed" xlink:actuate="onLoad"/></draw:frame>特征值的平方跟，同时也是<draw:frame draw:style-name="fr1" draw:name="对象12" text:anchor-type="as-char" svg:y="-0.437cm" svg:width="0.953cm" svg:height="0.527cm" draw:z-index="11"><draw:object xlink:href="./Object 12" xlink:type="simple" xlink:show="embed" xlink:actuate="onLoad"/><draw:image xlink:href="./ObjectReplacements/Object 12" xlink:type="simple" xlink:show="embed" xlink:actuate="onLoad"/></draw:frame>特征值的平方根．</text:p>
      <text:p text:style-name="P30">推到：</text:p>
      <text:p text:style-name="P31">假设存在一组正交基<text:span text:style-name="T9">V</text:span><draw:frame draw:style-name="fr1" draw:name="Object1" text:anchor-type="as-char" svg:y="-0.377cm" svg:width="3.032cm" svg:height="0.531cm" draw:z-index="12"><draw:object xlink:href="./Object 13" xlink:type="simple" xlink:show="embed" xlink:actuate="onLoad"/><draw:image xlink:href="./ObjectReplacements/Object 13" xlink:type="simple" xlink:show="embed" xlink:actuate="onLoad"/></draw:frame>,<text:span text:style-name="T9">A是</text:span><text:span text:style-name="T9"><draw:frame draw:style-name="fr1" draw:name="Object2" text:anchor-type="as-char" svg:y="-0.377cm" svg:width="1.09cm" svg:height="0.467cm" draw:z-index="13"><draw:object xlink:href="./Object 14" xlink:type="simple" xlink:show="embed" xlink:actuate="onLoad"/><draw:image xlink:href="./ObjectReplacements/Object 14" xlink:type="simple" xlink:show="embed" xlink:actuate="onLoad"/></draw:frame></text:span><text:span text:style-name="T9">，</text:span><text:span text:style-name="T9"><draw:frame draw:style-name="fr1" draw:name="Object3" text:anchor-type="as-char" svg:y="-0.386cm" svg:width="2.482cm" svg:height="0.508cm" draw:z-index="14"><draw:object xlink:href="./Object 15" xlink:type="simple" xlink:show="embed" xlink:actuate="onLoad"/><draw:image xlink:href="./ObjectReplacements/Object 15" xlink:type="simple" xlink:show="embed" xlink:actuate="onLoad"/></draw:frame></text:span><text:span text:style-name="T9">的矩阵，并且假设存在另一组正交基U</text:span><text:span text:style-name="T9"><draw:frame draw:style-name="fr1" draw:name="Object4" text:anchor-type="as-char" svg:y="-0.377cm" svg:width="3.009cm" svg:height="0.531cm" draw:z-index="15"><draw:object xlink:href="./Object 16" xlink:type="simple" xlink:show="embed" xlink:actuate="onLoad"/><draw:image xlink:href="./ObjectReplacements/Object 16" xlink:type="simple" xlink:show="embed" xlink:actuate="onLoad"/></draw:frame></text:span><text:span text:style-name="T9">即：</text:span></text:p>
      <text:p text:style-name="P32"><draw:frame draw:style-name="fr1" draw:name="Object5" text:anchor-type="as-char" svg:y="-0.377cm" svg:width="5.854cm" svg:height="0.531cm" draw:z-index="16"><draw:object xlink:href="./Object 17" xlink:type="simple" xlink:show="embed" xlink:actuate="onLoad"/><draw:image xlink:href="./ObjectReplacements/Object 17" xlink:type="simple" xlink:show="embed" xlink:actuate="onLoad"/></draw:frame></text:p>
      <text:p text:style-name="P33">因为<text:span text:style-name="T10">U为正交基，可得：</text:span></text:p>
      <text:p text:style-name="P32"><draw:frame draw:style-name="fr1" draw:name="Object6" text:anchor-type="as-char" svg:y="-0.437cm" svg:width="6.435cm" svg:height="0.591cm" draw:z-index="17"><draw:object xlink:href="./Object 18" xlink:type="simple" xlink:show="embed" xlink:actuate="onLoad"/><draw:image xlink:href="./ObjectReplacements/Object 18" xlink:type="simple" xlink:show="embed" xlink:actuate="onLoad"/></draw:frame></text:p>
      <text:p text:style-name="P34">假设<text:span text:style-name="T11">V是</text:span><text:span text:style-name="T11"><draw:frame draw:style-name="fr1" draw:name="Object10" text:anchor-type="as-char" svg:y="-0.437cm" svg:width="1.062cm" svg:height="0.527cm" draw:z-index="21"><draw:object xlink:href="./Object 22" xlink:type="simple" xlink:show="embed" xlink:actuate="onLoad"/><draw:image xlink:href="./ObjectReplacements/Object 22" xlink:type="simple" xlink:show="embed" xlink:actuate="onLoad"/></draw:frame></text:span><text:span text:style-name="T11">的特征向量,并且是正交矩阵，</text:span>又因为<draw:frame draw:style-name="fr1" draw:name="Object7" text:anchor-type="as-char" svg:y="-0.437cm" svg:width="1.062cm" svg:height="0.527cm" draw:z-index="18"><draw:object xlink:href="./Object 19" xlink:type="simple" xlink:show="embed" xlink:actuate="onLoad"/><draw:image xlink:href="./ObjectReplacements/Object 19" xlink:type="simple" xlink:show="embed" xlink:actuate="onLoad"/></draw:frame>是对称矩阵<text:span text:style-name="T11">，即：</text:span><text:span text:style-name="T11"><draw:frame draw:style-name="fr1" draw:name="Object8" text:anchor-type="as-char" svg:y="-0.437cm" svg:width="2.224cm" svg:height="0.527cm" draw:z-index="19"><draw:object xlink:href="./Object 20" xlink:type="simple" xlink:show="embed" xlink:actuate="onLoad"/><draw:image xlink:href="./ObjectReplacements/Object 20" xlink:type="simple" xlink:show="embed" xlink:actuate="onLoad"/></draw:frame></text:span><text:span text:style-name="T11">，可得：</text:span></text:p>
      <text:p text:style-name="P35"><draw:frame draw:style-name="fr1" draw:name="Object9" text:anchor-type="as-char" svg:y="-0.437cm" svg:width="5.846cm" svg:height="0.591cm" draw:z-index="20"><draw:object xlink:href="./Object 21" xlink:type="simple" xlink:show="embed" xlink:actuate="onLoad"/><draw:image xlink:href="./ObjectReplacements/Object 21" xlink:type="simple" xlink:show="embed" xlink:actuate="onLoad"/></draw:frame></text:p>
      <text:p text:style-name="P36">由此可得：当<text:span text:style-name="T12">V为</text:span><text:span text:style-name="T12"><draw:frame draw:style-name="fr1" draw:name="Object11" text:anchor-type="as-char" svg:y="-0.437cm" svg:width="1.062cm" svg:height="0.527cm" draw:z-index="22"><draw:object xlink:href="./Object 23" xlink:type="simple" xlink:show="embed" xlink:actuate="onLoad"/><draw:image xlink:href="./ObjectReplacements/Object 23" xlink:type="simple" xlink:show="embed" xlink:actuate="onLoad"/><svg:desc>formula</svg:desc></draw:frame></text:span><text:span text:style-name="T12">的特征向量时存在一组正交基U.</text:span></text:p>
      <text:p text:style-name="P37">对U进行正交单位花：</text:p>
      <text:p text:style-name="P38"><draw:frame draw:style-name="fr1" draw:name="Object12" text:anchor-type="as-char" svg:y="-0.437cm" svg:width="7.502cm" svg:height="0.591cm" draw:z-index="23"><draw:object xlink:href="./Object 24" xlink:type="simple" xlink:show="embed" xlink:actuate="onLoad"/><draw:image xlink:href="./ObjectReplacements/Object 24" xlink:type="simple" xlink:show="embed" xlink:actuate="onLoad"/></draw:frame></text:p>
      <text:p text:style-name="P37">即：</text:p>
      <text:p text:style-name="P38"><draw:frame draw:style-name="fr1" draw:name="Object13" text:anchor-type="as-char" svg:y="-0.651cm" svg:width="6.592cm" svg:height="0.907cm" draw:z-index="24"><draw:object xlink:href="./Object 25" xlink:type="simple" xlink:show="embed" xlink:actuate="onLoad"/><draw:image xlink:href="./ObjectReplacements/Object 25" xlink:type="simple" xlink:show="embed" xlink:actuate="onLoad"/></draw:frame></text:p>
      <text:p text:style-name="P37"><draw:frame draw:style-name="fr1" draw:name="Object14" text:anchor-type="as-char" svg:y="-0.28cm" svg:width="0.55cm" svg:height="0.312cm" draw:z-index="25"><draw:object xlink:href="./Object 26" xlink:type="simple" xlink:show="embed" xlink:actuate="onLoad"/><draw:image xlink:href="./ObjectReplacements/Object 26" xlink:type="simple" xlink:show="embed" xlink:actuate="onLoad"/></draw:frame>是奇异值，令<text:span text:style-name="T13">D为奇异值的对角阵，U为正交矩阵，可得：</text:span></text:p>
      <text:p text:style-name="P38"><draw:frame draw:style-name="fr1" draw:name="Object15" text:anchor-type="as-char" svg:y="-0.545cm" svg:width="4.516cm" svg:height="0.66cm" draw:z-index="26"><draw:object xlink:href="./Object 27" xlink:type="simple" xlink:show="embed" xlink:actuate="onLoad"/><draw:image xlink:href="./ObjectReplacements/Object 27" xlink:type="simple" xlink:show="embed" xlink:actuate="onLoad"/></draw:frame></text:p>
      <text:h text:style-name="P292" text:outline-level="3"><text:soft-page-break/>2.9 Moore-Penrose 伪逆</text:h>
      <text:p text:style-name="P4">假设矩阵<draw:frame draw:style-name="fr1" draw:name="对象13" text:anchor-type="as-char" svg:y="-0.377cm" svg:width="1.058cm" svg:height="0.531cm" draw:z-index="27"><draw:object xlink:href="./Object 28" xlink:type="simple" xlink:show="embed" xlink:actuate="onLoad"/><draw:image xlink:href="./ObjectReplacements/Object 28" xlink:type="simple" xlink:show="embed" xlink:actuate="onLoad"/></draw:frame></text:p>
      <text:p text:style-name="P4">情形一：矩阵<text:span text:style-name="T14">A存在逆矩阵</text:span><text:span text:style-name="T14"><draw:frame draw:style-name="fr1" draw:name="对象14" text:anchor-type="as-char" svg:y="-0.437cm" svg:width="0.843cm" svg:height="0.527cm" draw:z-index="28"><draw:object xlink:href="./Object 29" xlink:type="simple" xlink:show="embed" xlink:actuate="onLoad"/><draw:image xlink:href="./ObjectReplacements/Object 29" xlink:type="simple" xlink:show="embed" xlink:actuate="onLoad"/></draw:frame></text:span></text:p>
      <text:p text:style-name="P5">情形二：当矩阵A列满秩即<draw:frame draw:style-name="fr1" draw:name="对象15" text:anchor-type="as-char" svg:y="-0.386cm" svg:width="2.355cm" svg:height="0.508cm" draw:z-index="29"><draw:object xlink:href="./Object 30" xlink:type="simple" xlink:show="embed" xlink:actuate="onLoad"/><draw:image xlink:href="./ObjectReplacements/Object 30" xlink:type="simple" xlink:show="embed" xlink:actuate="onLoad"/></draw:frame>时，存在矩阵A的左逆矩阵<draw:frame draw:style-name="fr1" draw:name="对象16" text:anchor-type="as-char" svg:y="-0.545cm" svg:width="3.875cm" svg:height="0.709cm" draw:z-index="30"><draw:object xlink:href="./Object 31" xlink:type="simple" xlink:show="embed" xlink:actuate="onLoad"/><draw:image xlink:href="./ObjectReplacements/Object 31" xlink:type="simple" xlink:show="embed" xlink:actuate="onLoad"/></draw:frame></text:p>
      <text:p text:style-name="P6">情形三：当矩阵A行满秩即<draw:frame draw:style-name="fr1" draw:name="对象17" text:anchor-type="as-char" svg:y="-0.386cm" svg:width="2.466cm" svg:height="0.508cm" draw:z-index="31"><draw:object xlink:href="./Object 32" xlink:type="simple" xlink:show="embed" xlink:actuate="onLoad"/><draw:image xlink:href="./ObjectReplacements/Object 32" xlink:type="simple" xlink:show="embed" xlink:actuate="onLoad"/></draw:frame>时，存在矩阵A的右逆矩阵<draw:frame draw:style-name="fr1" draw:name="对象18" text:anchor-type="as-char" svg:y="-0.527cm" svg:width="3.768cm" svg:height="0.684cm" draw:z-index="32"><draw:object xlink:href="./Object 33" xlink:type="simple" xlink:show="embed" xlink:actuate="onLoad"/><draw:image xlink:href="./ObjectReplacements/Object 33" xlink:type="simple" xlink:show="embed" xlink:actuate="onLoad"/></draw:frame></text:p>
      <text:p text:style-name="P6">情形四：当矩阵A非满秩即<draw:frame draw:style-name="fr1" draw:name="对象19" text:anchor-type="as-char" svg:y="-0.411cm" svg:width="3.694cm" svg:height="0.536cm" draw:z-index="33"><draw:object xlink:href="./Object 34" xlink:type="simple" xlink:show="embed" xlink:actuate="onLoad"/><draw:image xlink:href="./ObjectReplacements/Object 34" xlink:type="simple" xlink:show="embed" xlink:actuate="onLoad"/></draw:frame>时，矩阵A的伪逆是<draw:frame draw:style-name="fr1" draw:name="对象20" text:anchor-type="as-char" svg:y="-0.437cm" svg:width="0.684cm" svg:height="0.527cm" draw:z-index="34"><draw:object xlink:href="./Object 35" xlink:type="simple" xlink:show="embed" xlink:actuate="onLoad"/><draw:image xlink:href="./ObjectReplacements/Object 35" xlink:type="simple" xlink:show="embed" xlink:actuate="onLoad"/></draw:frame></text:p>
      <text:p text:style-name="P7"><draw:frame draw:style-name="fr1" draw:name="对象21" text:anchor-type="as-char" svg:y="-0.545cm" svg:width="5.756cm" svg:height="0.66cm" draw:z-index="35"><draw:object xlink:href="./Object 36" xlink:type="simple" xlink:show="embed" xlink:actuate="onLoad"/><draw:image xlink:href="./ObjectReplacements/Object 36" xlink:type="simple" xlink:show="embed" xlink:actuate="onLoad"/></draw:frame></text:p>
      <text:p text:style-name="P8">考虑方程式<draw:frame draw:style-name="fr1" draw:name="对象22" text:anchor-type="as-char" svg:y="-0.377cm" svg:width="1.406cm" svg:height="0.467cm" draw:z-index="36"><draw:object xlink:href="./Object 37" xlink:type="simple" xlink:show="embed" xlink:actuate="onLoad"/><draw:image xlink:href="./ObjectReplacements/Object 37" xlink:type="simple" xlink:show="embed" xlink:actuate="onLoad"/></draw:frame>，是否存在一个对矩阵A的列向量的线性组合能够表示出向量<draw:frame draw:style-name="fr1" draw:name="对象23" text:anchor-type="as-char" svg:y="-0.377cm" svg:width="0.436cm" svg:height="0.467cm" draw:z-index="37"><draw:object xlink:href="./Object 38" xlink:type="simple" xlink:show="embed" xlink:actuate="onLoad"/><draw:image xlink:href="./ObjectReplacements/Object 38" xlink:type="simple" xlink:show="embed" xlink:actuate="onLoad"/></draw:frame>，换句话说，向量<draw:frame draw:style-name="fr1" draw:name="对象24" text:anchor-type="as-char" svg:y="-0.377cm" svg:width="0.436cm" svg:height="0.467cm" draw:z-index="38"><draw:object xlink:href="./Object 39" xlink:type="simple" xlink:show="embed" xlink:actuate="onLoad"/><draw:image xlink:href="./ObjectReplacements/Object 39" xlink:type="simple" xlink:show="embed" xlink:actuate="onLoad"/></draw:frame>是否可以由矩阵<text:span text:style-name="T15">A的行向量为基表示出．</text:span></text:p>
      <text:p text:style-name="P9">当<draw:frame draw:style-name="fr1" draw:name="对象25" text:anchor-type="as-char" svg:y="-0.377cm" svg:width="0.45cm" svg:height="0.467cm" draw:z-index="39"><draw:object xlink:href="./Object 40" xlink:type="simple" xlink:show="embed" xlink:actuate="onLoad"/><draw:image xlink:href="./ObjectReplacements/Object 40" xlink:type="simple" xlink:show="embed" xlink:actuate="onLoad"/></draw:frame>多解时，行满秩，<draw:frame draw:style-name="fr1" draw:name="对象26" text:anchor-type="as-char" svg:y="-0.545cm" svg:width="2.124cm" svg:height="0.66cm" draw:z-index="40"><draw:object xlink:href="./Object 41" xlink:type="simple" xlink:show="embed" xlink:actuate="onLoad"/><draw:image xlink:href="./ObjectReplacements/Object 41" xlink:type="simple" xlink:show="embed" xlink:actuate="onLoad"/></draw:frame>，<draw:frame draw:style-name="fr1" draw:name="对象27" text:anchor-type="as-char" svg:y="-0.545cm" svg:width="1.365cm" svg:height="0.737cm" draw:z-index="41"><draw:object xlink:href="./Object 42" xlink:type="simple" xlink:show="embed" xlink:actuate="onLoad"/><draw:image xlink:href="./ObjectReplacements/Object 42" xlink:type="simple" xlink:show="embed" xlink:actuate="onLoad"/></draw:frame>最小；</text:p>
      <text:p text:style-name="P9">当<draw:frame draw:style-name="fr1" draw:name="对象28" text:anchor-type="as-char" svg:y="-0.377cm" svg:width="0.45cm" svg:height="0.467cm" draw:z-index="42"><draw:object xlink:href="./Object 43" xlink:type="simple" xlink:show="embed" xlink:actuate="onLoad"/><draw:image xlink:href="./ObjectReplacements/Object 43" xlink:type="simple" xlink:show="embed" xlink:actuate="onLoad"/></draw:frame>无解时，列满秩，<draw:frame draw:style-name="fr1" draw:name="对象29" text:anchor-type="as-char" svg:y="-0.545cm" svg:width="2.106cm" svg:height="0.66cm" draw:z-index="43"><draw:object xlink:href="./Object 44" xlink:type="simple" xlink:show="embed" xlink:actuate="onLoad"/><draw:image xlink:href="./ObjectReplacements/Object 44" xlink:type="simple" xlink:show="embed" xlink:actuate="onLoad"/></draw:frame>，<draw:frame draw:style-name="fr1" draw:name="对象30" text:anchor-type="as-char" svg:y="-0.545cm" svg:width="2.605cm" svg:height="0.737cm" draw:z-index="44"><draw:object xlink:href="./Object 45" xlink:type="simple" xlink:show="embed" xlink:actuate="onLoad"/><draw:image xlink:href="./ObjectReplacements/Object 45" xlink:type="simple" xlink:show="embed" xlink:actuate="onLoad"/></draw:frame>最小;</text:p>
      <text:p text:style-name="P9"/>
      <text:h text:style-name="P293" text:outline-level="3">2.10 迹运算</text:h>
      <text:p text:style-name="P39">定义<text:span text:style-name="T16">：</text:span></text:p>
      <text:p text:style-name="P41"><draw:frame draw:style-name="fr1" draw:name="对象31" text:anchor-type="as-char" svg:y="-0.572cm" svg:width="3.595cm" svg:height="1.108cm" draw:z-index="45"><draw:object xlink:href="./Object 46" xlink:type="simple" xlink:show="embed" xlink:actuate="onLoad"/><draw:image xlink:href="./ObjectReplacements/Object 46" xlink:type="simple" xlink:show="embed" xlink:actuate="onLoad"/></draw:frame></text:p>
      <text:p text:style-name="P49">Frobenius范数　<draw:frame draw:style-name="fr1" draw:name="对象32" text:anchor-type="as-char" svg:y="-0.633cm" svg:width="4.179cm" svg:height="0.826cm" draw:z-index="46"><draw:object xlink:href="./Object 47" xlink:type="simple" xlink:show="embed" xlink:actuate="onLoad"/><draw:image xlink:href="./ObjectReplacements/Object 47" xlink:type="simple" xlink:show="embed" xlink:actuate="onLoad"/></draw:frame></text:p>
      <text:p text:style-name="P10">多个矩阵相乘得到的方阵的迹,和将这些矩阵中的最后一个挪到最前面之后相乘的迹是相同的，如<draw:frame draw:style-name="fr1" draw:name="对象33" text:anchor-type="as-char" svg:y="-0.386cm" svg:width="5.637cm" svg:height="0.508cm" draw:z-index="47"><draw:object xlink:href="./Object 48" xlink:type="simple" xlink:show="embed" xlink:actuate="onLoad"/><draw:image xlink:href="./ObjectReplacements/Object 48" xlink:type="simple" xlink:show="embed" xlink:actuate="onLoad"/></draw:frame></text:p>
      <text:p text:style-name="P10"/>
      <text:p text:style-name="Text_20_body">2.12 主成分分析(PCA)</text:p>
      <text:p text:style-name="P50"><text:span text:style-name="T6">假设向量</text:span><text:span text:style-name="T6"><draw:frame draw:style-name="fr1" draw:name="对象34" text:anchor-type="as-char" svg:y="-0.437cm" svg:width="1.281cm" svg:height="0.527cm" draw:z-index="48"><draw:object xlink:href="./Object 49" xlink:type="simple" xlink:show="embed" xlink:actuate="onLoad"/><draw:image xlink:href="./ObjectReplacements/Object 49" xlink:type="simple" xlink:show="embed" xlink:actuate="onLoad"/></draw:frame></text:span><text:span text:style-name="T6">存在一个矩阵</text:span><text:span text:style-name="T6"><draw:frame draw:style-name="fr1" draw:name="对象35" text:anchor-type="as-char" svg:y="-0.437cm" svg:width="1.612cm" svg:height="0.527cm" draw:z-index="49"><draw:object xlink:href="./Object 50" xlink:type="simple" xlink:show="embed" xlink:actuate="onLoad"/><draw:image xlink:href="./ObjectReplacements/Object 50" xlink:type="simple" xlink:show="embed" xlink:actuate="onLoad"/></draw:frame></text:span><text:span text:style-name="T6">使得</text:span><text:span text:style-name="T6"><draw:frame draw:style-name="fr1" draw:name="对象36" text:anchor-type="as-char" svg:y="-0.377cm" svg:width="2.972cm" svg:height="0.531cm" draw:z-index="50"><draw:object xlink:href="./Object 51" xlink:type="simple" xlink:show="embed" xlink:actuate="onLoad"/><draw:image xlink:href="./ObjectReplacements/Object 51" xlink:type="simple" xlink:show="embed" xlink:actuate="onLoad"/></draw:frame></text:span><text:span text:style-name="T6">，并且存在一个矩阵</text:span><text:span text:style-name="T7"><draw:frame draw:style-name="fr1" draw:name="对象37" text:anchor-type="as-char" svg:y="-0.437cm" svg:width="1.633cm" svg:height="0.527cm" draw:z-index="51"><draw:object xlink:href="./Object 52" xlink:type="simple" xlink:show="embed" xlink:actuate="onLoad"/><draw:image xlink:href="./ObjectReplacements/Object 52" xlink:type="simple" xlink:show="embed" xlink:actuate="onLoad"/></draw:frame></text:span><text:span text:style-name="T8">列满秩并</text:span><text:span text:style-name="T8"><draw:frame draw:style-name="fr1" draw:name="Object21" text:anchor-type="as-char" svg:y="-0.437cm" svg:width="1.66cm" svg:height="0.527cm" draw:z-index="57"><draw:object xlink:href="./Object 60" xlink:type="simple" xlink:show="embed" xlink:actuate="onLoad"/><draw:image xlink:href="./ObjectReplacements/Object 60" xlink:type="simple" xlink:show="embed" xlink:actuate="onLoad"/></draw:frame></text:span><text:span text:style-name="T7">，</text:span><text:span text:style-name="T7"><draw:frame draw:style-name="fr1" draw:name="对象38" text:anchor-type="as-char" svg:y="-0.437cm" svg:width="2.993cm" svg:height="0.591cm" draw:z-index="52"><draw:object xlink:href="./Object 53" xlink:type="simple" xlink:show="embed" xlink:actuate="onLoad"/><draw:image xlink:href="./ObjectReplacements/Object 53" xlink:type="simple" xlink:show="embed" xlink:actuate="onLoad"/></draw:frame></text:span><text:span text:style-name="T7">，最终使得</text:span><text:span text:style-name="T7"><draw:frame draw:style-name="fr1" draw:name="对象39" text:anchor-type="as-char" svg:y="-0.545cm" svg:width="2.339cm" svg:height="0.737cm" draw:z-index="53"><draw:object xlink:href="./Object 54" xlink:type="simple" xlink:show="embed" xlink:actuate="onLoad"/><draw:image xlink:href="./ObjectReplacements/Object 54" xlink:type="simple" xlink:show="embed" xlink:actuate="onLoad"/></draw:frame></text:span><text:span text:style-name="T7">最小．</text:span></text:p>
      <text:p text:style-name="P11"/>
      <text:p text:style-name="P11"/>
      <text:p text:style-name="P11"><text:soft-page-break/>推倒：</text:p>
      <text:p text:style-name="P11"><draw:frame draw:style-name="fr1" draw:name="Object17" text:anchor-type="as-char" svg:y="-1.212cm" svg:width="15.831cm" svg:height="2.147cm" draw:z-index="54"><draw:object xlink:href="./Object 55" xlink:type="simple" xlink:show="embed" xlink:actuate="onLoad"/><draw:image xlink:href="./ObjectReplacements/Object 55" xlink:type="simple" xlink:show="embed" xlink:actuate="onLoad"/></draw:frame></text:p>
      <text:p text:style-name="P12">由于向量V已经确定了<text:span text:style-name="T17">，对上式进行求导，由</text:span><text:span text:style-name="T17"><draw:frame draw:style-name="fr1" draw:name="Object20" text:anchor-type="as-char" svg:y="-0.437cm" svg:width="2.993cm" svg:height="0.591cm" draw:z-index="58"><draw:object xlink:href="./Object 59" xlink:type="simple" xlink:show="embed" xlink:actuate="onLoad"/><draw:image xlink:href="./ObjectReplacements/Object 59" xlink:type="simple" xlink:show="embed" xlink:actuate="onLoad"/></draw:frame></text:span><text:span text:style-name="T17">可得：</text:span></text:p>
      <text:p text:style-name="P12"><draw:frame draw:style-name="fr1" draw:name="Object18" text:anchor-type="as-char" svg:y="-0.773cm" svg:width="13.16cm" svg:height="1.416cm" draw:z-index="55"><draw:object xlink:href="./Object 57" xlink:type="simple" xlink:show="embed" xlink:actuate="onLoad"/><draw:image xlink:href="./ObjectReplacements/Object 57" xlink:type="simple" xlink:show="embed" xlink:actuate="onLoad"/></draw:frame></text:p>
      <text:p text:style-name="P13">由于肯定存在这样的一个最小值，导数为０的点即为最小值点，即：</text:p>
      <text:p text:style-name="P14"><draw:frame draw:style-name="fr1" draw:name="Object19" text:anchor-type="as-char" svg:y="-0.545cm" svg:width="2.201cm" svg:height="0.66cm" draw:z-index="56"><draw:object xlink:href="./Object 58" xlink:type="simple" xlink:show="embed" xlink:actuate="onLoad"/><draw:image xlink:href="./ObjectReplacements/Object 58" xlink:type="simple" xlink:show="embed" xlink:actuate="onLoad"/></draw:frame></text:p>
      <text:p text:style-name="P15">故</text:p>
      <text:p text:style-name="P16"><draw:frame draw:style-name="fr1" draw:name="Object22" text:anchor-type="as-char" svg:y="-0.545cm" svg:width="4.785cm" svg:height="0.66cm" draw:z-index="59"><draw:object xlink:href="./Object 61" xlink:type="simple" xlink:show="embed" xlink:actuate="onLoad"/><draw:image xlink:href="./ObjectReplacements/Object 61" xlink:type="simple" xlink:show="embed" xlink:actuate="onLoad"/></draw:frame></text:p>
      <text:p text:style-name="P15">问题是如何寻找这样的矩阵<draw:frame draw:style-name="fr1" draw:name="Object23" text:anchor-type="as-char" svg:y="-0.377cm" svg:width="1.004cm" svg:height="0.531cm" draw:z-index="60"><draw:object xlink:href="./Object 62" xlink:type="simple" xlink:show="embed" xlink:actuate="onLoad"/><draw:image xlink:href="./ObjectReplacements/Object 62" xlink:type="simple" xlink:show="embed" xlink:actuate="onLoad"/></draw:frame>？</text:p>
      <text:p text:style-name="P15"><draw:frame draw:style-name="fr1" draw:name="Object24" text:anchor-type="as-char" svg:y="-0.773cm" svg:width="18.127cm" svg:height="1.466cm" draw:z-index="61"><draw:object xlink:href="./Object 63" xlink:type="simple" xlink:show="embed" xlink:actuate="onLoad"/><draw:image xlink:href="./ObjectReplacements/Object 63" xlink:type="simple" xlink:show="embed" xlink:actuate="onLoad"/></draw:frame></text:p>
      <text:p text:style-name="P17">从上式可以看出<text:span text:style-name="T18">Frobenius范数的最小值是矩阵</text:span><text:span text:style-name="T18"><draw:frame draw:style-name="fr1" draw:name="Object25" text:anchor-type="as-char" svg:y="-0.437cm" svg:width="1.914cm" svg:height="0.527cm" draw:z-index="62"><draw:object xlink:href="./Object 64" xlink:type="simple" xlink:show="embed" xlink:actuate="onLoad"/><draw:image xlink:href="./ObjectReplacements/Object 64" xlink:type="simple" xlink:show="embed" xlink:actuate="onLoad"/></draw:frame></text:span><text:span text:style-name="T18">的迹的最大值，由迹运算的性质可以得出：</text:span></text:p>
      <text:p text:style-name="P18"><draw:frame draw:style-name="fr1" draw:name="Object26" text:anchor-type="as-char" svg:y="-0.545cm" svg:width="7.112cm" svg:height="0.709cm" draw:z-index="63"><draw:object xlink:href="./Object 65" xlink:type="simple" xlink:show="embed" xlink:actuate="onLoad"/><draw:image xlink:href="./ObjectReplacements/Object 65" xlink:type="simple" xlink:show="embed" xlink:actuate="onLoad"/></draw:frame></text:p>
      <text:p text:style-name="P19">又因为<draw:frame draw:style-name="fr1" draw:name="Object27" text:anchor-type="as-char" svg:y="-0.437cm" svg:width="0.947cm" svg:height="0.527cm" draw:z-index="64"><draw:object xlink:href="./Object 66" xlink:type="simple" xlink:show="embed" xlink:actuate="onLoad"/><draw:image xlink:href="./ObjectReplacements/Object 66" xlink:type="simple" xlink:show="embed" xlink:actuate="onLoad"/></draw:frame>是对称矩阵<text:span text:style-name="T19">，故矩阵D是由</text:span><text:span text:style-name="T19"><draw:frame draw:style-name="fr1" draw:name="Object28" text:anchor-type="as-char" svg:y="-0.437cm" svg:width="0.947cm" svg:height="0.527cm" draw:z-index="65"><draw:object xlink:href="./Object 67" xlink:type="simple" xlink:show="embed" xlink:actuate="onLoad"/><draw:image xlink:href="./ObjectReplacements/Object 67" xlink:type="simple" xlink:show="embed" xlink:actuate="onLoad"/></draw:frame></text:span><text:span text:style-name="T19">的前r个最大特征值对应的特征向量组成的。</text:span></text:p>
      <text:p text:style-name="P19"/>
      <text:h text:style-name="P311" text:outline-level="2">第<text:span text:style-name="T20">３章　概率与信息论</text:span></text:h>
      <text:p text:style-name="Text_20_body"/>
      <text:h text:style-name="Heading_20_3" text:outline-level="3">3.9.3 高斯分布</text:h>
      <text:p text:style-name="P20">一维高斯分布的概率密度函数：</text:p>
      <text:p text:style-name="P21"><draw:frame draw:style-name="fr1" draw:name="Object16" text:anchor-type="as-char" svg:y="-0.958cm" svg:width="9.472cm" svg:height="1.505cm" draw:z-index="66"><draw:object xlink:href="./Object 56" xlink:type="simple" xlink:show="embed" xlink:actuate="onLoad"/><draw:image xlink:href="./ObjectReplacements/Object 56" xlink:type="simple" xlink:show="embed" xlink:actuate="onLoad"/></draw:frame></text:p>
      <text:p text:style-name="P21">多维正态分布<text:span text:style-name="T21">：</text:span></text:p>
      <text:p text:style-name="P21"><draw:frame draw:style-name="fr1" draw:name="Object29" text:anchor-type="as-char" svg:y="-0.961cm" svg:width="12.698cm" svg:height="1.558cm" draw:z-index="67"><draw:object xlink:href="./Object 68" xlink:type="simple" xlink:show="embed" xlink:actuate="onLoad"/><draw:image xlink:href="./ObjectReplacements/Object 68" xlink:type="simple" xlink:show="embed" xlink:actuate="onLoad"/></draw:frame></text:p>
      <text:p text:style-name="P21"/>
      <text:h text:style-name="Heading_20_3" text:outline-level="3">3.10 常用函数的有用性质</text:h>
      <text:p text:style-name="P22">Logistic sigmoid函数：</text:p>
      <text:p text:style-name="P22"><draw:frame draw:style-name="fr1" draw:name="Object30" text:anchor-type="as-char" svg:y="-0.773cm" svg:width="4.556cm" svg:height="1.341cm" draw:z-index="68"><draw:object xlink:href="./Object 69" xlink:type="simple" xlink:show="embed" xlink:actuate="onLoad"/><draw:image xlink:href="./ObjectReplacements/Object 69" xlink:type="simple" xlink:show="embed" xlink:actuate="onLoad"/></draw:frame></text:p>
      <text:p text:style-name="P22"><draw:frame draw:style-name="fr1" draw:name="Object32" text:anchor-type="as-char" svg:y="-1.011cm" svg:width="6.003cm" svg:height="1.946cm" draw:z-index="70"><draw:object xlink:href="./Object 71" xlink:type="simple" xlink:show="embed" xlink:actuate="onLoad"/><draw:image xlink:href="./ObjectReplacements/Object 71" xlink:type="simple" xlink:show="embed" xlink:actuate="onLoad"/></draw:frame></text:p>
      <text:p text:style-name="P23">softplus 函数</text:p>
      <text:p text:style-name="P23"><draw:frame draw:style-name="fr1" draw:name="Object31" text:anchor-type="as-char" svg:y="-0.517cm" svg:width="5.152cm" svg:height="0.681cm" draw:z-index="69"><draw:object xlink:href="./Object 70" xlink:type="simple" xlink:show="embed" xlink:actuate="onLoad"/><draw:image xlink:href="./ObjectReplacements/Object 70" xlink:type="simple" xlink:show="embed" xlink:actuate="onLoad"/></draw:frame></text:p>
      <text:p text:style-name="P23"/>
      <text:h text:style-name="Heading_20_2" text:outline-level="2">第<text:span text:style-name="T22">４章　数值计算</text:span></text:h>
      <text:h text:style-name="Heading_20_3" text:outline-level="3">4.3 基于梯度的优化方法</text:h>
      <text:p text:style-name="P24">函数<draw:frame draw:style-name="fr1" draw:name="对象40" text:anchor-type="as-char" svg:y="-0.386cm" svg:width="1cm" svg:height="0.508cm" draw:z-index="71"><draw:object xlink:href="./Object 72" xlink:type="simple" xlink:show="embed" xlink:actuate="onLoad"/><draw:image xlink:href="./ObjectReplacements/Object 72" xlink:type="simple" xlink:show="embed" xlink:actuate="onLoad"/></draw:frame>在的单位向量<text:span text:style-name="T23">u</text:span>方向导数可以表示为：</text:p>
      <text:p text:style-name="P24"><draw:frame draw:style-name="fr1" draw:name="对象42" text:anchor-type="as-char" svg:y="-1.074cm" svg:width="14.166cm" svg:height="2.071cm" draw:z-index="72"><draw:object xlink:href="./Object 74" xlink:type="simple" xlink:show="embed" xlink:actuate="onLoad"/><draw:image xlink:href="./ObjectReplacements/Object 74" xlink:type="simple" xlink:show="embed" xlink:actuate="onLoad"/></draw:frame></text:p>
      <text:p text:style-name="P25">又因为函数<draw:frame draw:style-name="fr1" draw:name="对象41" text:anchor-type="as-char" svg:y="-0.386cm" svg:width="1cm" svg:height="0.508cm" draw:z-index="73"><draw:object xlink:href="./Object 73" xlink:type="simple" xlink:show="embed" xlink:actuate="onLoad"/><draw:image xlink:href="./ObjectReplacements/Object 73" xlink:type="simple" xlink:show="embed" xlink:actuate="onLoad"/></draw:frame>的最大方向导数可以表示为<draw:frame draw:style-name="fr1" draw:name="对象43" text:anchor-type="as-char" svg:y="-0.437cm" svg:width="1.476cm" svg:height="0.559cm" draw:z-index="74"><draw:object xlink:href="./Object 75" xlink:type="simple" xlink:show="embed" xlink:actuate="onLoad"/><draw:image xlink:href="./ObjectReplacements/Object 75" xlink:type="simple" xlink:show="embed" xlink:actuate="onLoad"/></draw:frame>.</text:p>
      <text:p text:style-name="P26"><text:soft-page-break/>因此下降最快的梯度下降公式可以表示为<text:span text:style-name="T24">：</text:span></text:p>
      <text:p text:style-name="P27"><draw:frame draw:style-name="fr1" draw:name="对象44" text:anchor-type="as-char" svg:y="-0.728cm" svg:width="6.255cm" svg:height="0.984cm" draw:z-index="75"><draw:object xlink:href="./Object 76" xlink:type="simple" xlink:show="embed" xlink:actuate="onLoad"/><draw:image xlink:href="./ObjectReplacements/Object 76" xlink:type="simple" xlink:show="embed" xlink:actuate="onLoad"/></draw:frame></text:p>
      <text:p text:style-name="P28"/>
      <text:h text:style-name="P294" text:outline-level="3">4.3.1 梯度之上:Jacobian和Hessian矩阵</text:h>
      <text:p text:style-name="P51"><text:span text:style-name="T28">1. </text:span>Jacobian行列式：</text:p>
      <text:p text:style-name="P51">考虑<draw:frame draw:style-name="fr1" draw:name="对象48" text:anchor-type="as-char" svg:y="-0.462cm" svg:width="1.842cm" svg:height="0.637cm" draw:z-index="79"><draw:object xlink:href="./Object 80" xlink:type="simple" xlink:show="embed" xlink:actuate="onLoad"/><draw:image xlink:href="./ObjectReplacements/Object 80" xlink:type="simple" xlink:show="embed" xlink:actuate="onLoad"/></draw:frame><text:span text:style-name="T25">，令u=u(x),可得：</text:span></text:p>
      <text:p text:style-name="P52"><draw:frame draw:style-name="fr1" draw:name="对象49" text:anchor-type="as-char" svg:y="-0.773cm" svg:width="6.031cm" svg:height="1.245cm" draw:z-index="80"><draw:object xlink:href="./Object 81" xlink:type="simple" xlink:show="embed" xlink:actuate="onLoad"/><draw:image xlink:href="./ObjectReplacements/Object 81" xlink:type="simple" xlink:show="embed" xlink:actuate="onLoad"/></draw:frame></text:p>
      <text:p text:style-name="P51">假设向量<draw:frame draw:style-name="fr1" draw:name="对象45" text:anchor-type="as-char" svg:y="-0.437cm" svg:width="1.258cm" svg:height="0.527cm" draw:z-index="76"><draw:object xlink:href="./Object 77" xlink:type="simple" xlink:show="embed" xlink:actuate="onLoad"/><draw:image xlink:href="./ObjectReplacements/Object 77" xlink:type="simple" xlink:show="embed" xlink:actuate="onLoad"/></draw:frame><text:span text:style-name="T26">，</text:span>向量<draw:frame draw:style-name="fr1" draw:name="对象46" text:anchor-type="as-char" svg:y="-0.437cm" svg:width="1.314cm" svg:height="0.527cm" draw:z-index="77"><draw:object xlink:href="./Object 78" xlink:type="simple" xlink:show="embed" xlink:actuate="onLoad"/><draw:image xlink:href="./ObjectReplacements/Object 78" xlink:type="simple" xlink:show="embed" xlink:actuate="onLoad"/></draw:frame><text:span text:style-name="T26">，</text:span>矩阵<draw:frame draw:style-name="fr1" draw:name="对象47" text:anchor-type="as-char" svg:y="-0.437cm" svg:width="1.706cm" svg:height="0.527cm" draw:z-index="78"><draw:object xlink:href="./Object 79" xlink:type="simple" xlink:show="embed" xlink:actuate="onLoad"/><draw:image xlink:href="./ObjectReplacements/Object 79" xlink:type="simple" xlink:show="embed" xlink:actuate="onLoad"/></draw:frame><text:span text:style-name="T26">，使得</text:span><text:span text:style-name="T26"><draw:frame draw:style-name="fr1" draw:name="对象50" text:anchor-type="as-char" svg:y="-0.377cm" svg:width="1.335cm" svg:height="0.467cm" draw:z-index="81"><draw:object xlink:href="./Object 82" xlink:type="simple" xlink:show="embed" xlink:actuate="onLoad"/><draw:image xlink:href="./ObjectReplacements/Object 82" xlink:type="simple" xlink:show="embed" xlink:actuate="onLoad"/></draw:frame></text:span><text:span text:style-name="T26">,并且</text:span><text:span text:style-name="T26"><draw:frame draw:style-name="fr1" draw:name="对象51" text:anchor-type="as-char" svg:y="-0.489cm" svg:width="4.593cm" svg:height="0.663cm" draw:z-index="82"><draw:object xlink:href="./Object 83" xlink:type="simple" xlink:show="embed" xlink:actuate="onLoad"/><draw:image xlink:href="./ObjectReplacements/Object 83" xlink:type="simple" xlink:show="embed" xlink:actuate="onLoad"/></draw:frame></text:span><text:span text:style-name="T26">，则矩阵A被称为Jacobian矩阵．</text:span></text:p>
      <text:p text:style-name="P52"><draw:frame draw:style-name="fr1" draw:name="对象52" text:anchor-type="as-char" svg:y="-0.85cm" svg:width="2.367cm" svg:height="1.401cm" draw:z-index="83"><draw:object xlink:href="./Object 84" xlink:type="simple" xlink:show="embed" xlink:actuate="onLoad"/><draw:image xlink:href="./ObjectReplacements/Object 84" xlink:type="simple" xlink:show="embed" xlink:actuate="onLoad"/></draw:frame></text:p>
      <text:p text:style-name="P53"><text:span text:style-name="T28">2. </text:span>Hessian矩阵：</text:p>
      <text:p text:style-name="P54"><draw:frame draw:style-name="fr1" draw:name="对象53" text:anchor-type="as-char" svg:y="-0.769cm" svg:width="4.884cm" svg:height="1.319cm" draw:z-index="84"><draw:object xlink:href="./Object 85" xlink:type="simple" xlink:show="embed" xlink:actuate="onLoad"/><draw:image xlink:href="./ObjectReplacements/Object 85" xlink:type="simple" xlink:show="embed" xlink:actuate="onLoad"/></draw:frame></text:p>
      <text:p text:style-name="P53">由定义可知，H是个对称矩阵，因此可以被特征分解<text:span text:style-name="T27">；在特定方向d上的二阶导数可以写成</text:span><text:span text:style-name="T27"><draw:frame draw:style-name="fr1" draw:name="对象54" text:anchor-type="as-char" svg:y="-0.437cm" svg:width="1.265cm" svg:height="0.527cm" draw:z-index="85"><draw:object xlink:href="./Object 86" xlink:type="simple" xlink:show="embed" xlink:actuate="onLoad"/><draw:image xlink:href="./ObjectReplacements/Object 86" xlink:type="simple" xlink:show="embed" xlink:actuate="onLoad"/></draw:frame></text:span><text:span text:style-name="T27">，当d是H的一个特征向量时，这个方向的二阶导数就是对应的特征值．</text:span></text:p>
      <text:p text:style-name="P55">3. 梯度下降最优步长</text:p>
      <text:p text:style-name="P55">二阶泰勒级数：</text:p>
      <text:p text:style-name="P56"><draw:frame draw:style-name="fr1" draw:name="Object33" text:anchor-type="as-char" svg:y="-0.773cm" svg:width="10.479cm" svg:height="1.245cm" draw:z-index="86"><draw:object xlink:href="./Object 87" xlink:type="simple" xlink:show="embed" xlink:actuate="onLoad"/><draw:image xlink:href="./ObjectReplacements/Object 87" xlink:type="simple" xlink:show="embed" xlink:actuate="onLoad"/></draw:frame></text:p>
      <text:p text:style-name="P57">令<draw:frame draw:style-name="fr1" draw:name="Object34" text:anchor-type="as-char" svg:y="-0.469cm" svg:width="2.528cm" svg:height="0.661cm" draw:z-index="87"><draw:object xlink:href="./Object 88" xlink:type="simple" xlink:show="embed" xlink:actuate="onLoad"/><draw:image xlink:href="./ObjectReplacements/Object 88" xlink:type="simple" xlink:show="embed" xlink:actuate="onLoad"/></draw:frame>，可以得出</text:p>
      <text:p text:style-name="P58"><draw:frame draw:style-name="fr1" draw:name="Object35" text:anchor-type="as-char" svg:y="-0.773cm" svg:width="9.915cm" svg:height="1.245cm" draw:z-index="88"><draw:object xlink:href="./Object 89" xlink:type="simple" xlink:show="embed" xlink:actuate="onLoad"/><draw:image xlink:href="./ObjectReplacements/Object 89" xlink:type="simple" xlink:show="embed" xlink:actuate="onLoad"/></draw:frame></text:p>
      <text:p text:style-name="P58"><draw:frame draw:style-name="fr1" draw:name="Object36" text:anchor-type="as-char" svg:y="-0.773cm" svg:width="8.414cm" svg:height="1.245cm" draw:z-index="89"><draw:object xlink:href="./Object 90" xlink:type="simple" xlink:show="embed" xlink:actuate="onLoad"/><draw:image xlink:href="./ObjectReplacements/Object 90" xlink:type="simple" xlink:show="embed" xlink:actuate="onLoad"/></draw:frame></text:p>
      <text:p text:style-name="P59">由上式可知：</text:p>
      <text:p text:style-name="P59"><text:soft-page-break/>当学习因子<draw:frame draw:style-name="fr1" draw:name="Object37" text:anchor-type="as-char" svg:y="-0.27cm" svg:width="0.43cm" svg:height="0.302cm" draw:z-index="90"><draw:object xlink:href="./Object 91" xlink:type="simple" xlink:show="embed" xlink:actuate="onLoad"/><draw:image xlink:href="./ObjectReplacements/Object 91" xlink:type="simple" xlink:show="embed" xlink:actuate="onLoad"/></draw:frame>,梯度下降实际上是可能向上移动的<text:span text:style-name="T29">。当式子的最后一项为正数时，可以令</text:span><text:span text:style-name="T29"><draw:frame draw:style-name="fr1" draw:name="Object38" text:anchor-type="as-char" svg:y="-0.619cm" svg:width="4.203cm" svg:height="0.998cm" draw:z-index="91"><draw:object xlink:href="./Object 92" xlink:type="simple" xlink:show="embed" xlink:actuate="onLoad"/><draw:image xlink:href="./ObjectReplacements/Object 92" xlink:type="simple" xlink:show="embed" xlink:actuate="onLoad"/></draw:frame></text:span><text:span text:style-name="T29">这样可以保证上式递减，求导可得：</text:span></text:p>
      <text:p text:style-name="P60"><draw:frame draw:style-name="fr1" draw:name="Object39" text:anchor-type="as-char" svg:y="-0.848cm" svg:width="2.323cm" svg:height="1.395cm" draw:z-index="92"><draw:object xlink:href="./Object 93" xlink:type="simple" xlink:show="embed" xlink:actuate="onLoad"/><draw:image xlink:href="./ObjectReplacements/Object 93" xlink:type="simple" xlink:show="embed" xlink:actuate="onLoad"/></draw:frame></text:p>
      <text:p text:style-name="P61">观察分母<text:span text:style-name="T30">，当梯度刚好是Hessian矩阵的最大特征值</text:span><text:span text:style-name="T30"><draw:frame draw:style-name="fr1" draw:name="Object40" text:anchor-type="as-char" svg:y="-0.316cm" svg:width="0.898cm" svg:height="0.469cm" draw:z-index="93"><draw:object xlink:href="./Object 94" xlink:type="simple" xlink:show="embed" xlink:actuate="onLoad"/><draw:image xlink:href="./ObjectReplacements/Object 94" xlink:type="simple" xlink:show="embed" xlink:actuate="onLoad"/></draw:frame></text:span><text:span text:style-name="T30">时，步长为</text:span><text:span text:style-name="T30"><draw:frame draw:style-name="fr1" draw:name="Object41" text:anchor-type="as-char" svg:y="-0.619cm" svg:width="0.982cm" svg:height="1cm" draw:z-index="94"><draw:object xlink:href="./Object 95" xlink:type="simple" xlink:show="embed" xlink:actuate="onLoad"/><draw:image xlink:href="./ObjectReplacements/Object 95" xlink:type="simple" xlink:show="embed" xlink:actuate="onLoad"/></draw:frame></text:span></text:p>
      <text:h text:style-name="P295" text:outline-level="3">4.3.2　Newton method 牛顿法</text:h>
      <text:p text:style-name="P61">考虑无约束最优化问题</text:p>
      <text:p text:style-name="P62"><draw:frame draw:style-name="fr1" draw:name="Object42" text:anchor-type="as-char" svg:y="-0.517cm" svg:width="2.372cm" svg:height="1.027cm" draw:z-index="95"><draw:object xlink:href="./Object 96" xlink:type="simple" xlink:show="embed" xlink:actuate="onLoad"/><draw:image xlink:href="./ObjectReplacements/Object 96" xlink:type="simple" xlink:show="embed" xlink:actuate="onLoad"/></draw:frame></text:p>
      <text:p text:style-name="P63">其中<draw:frame draw:style-name="fr1" draw:name="Object43" text:anchor-type="as-char" svg:y="-0.545cm" svg:width="0.674cm" svg:height="0.66cm" draw:z-index="96"><draw:object xlink:href="./Object 97" xlink:type="simple" xlink:show="embed" xlink:actuate="onLoad"/><draw:image xlink:href="./ObjectReplacements/Object 97" xlink:type="simple" xlink:show="embed" xlink:actuate="onLoad"/></draw:frame>为目标函数的极小值点<text:span text:style-name="T31">。</text:span></text:p>
      <text:p text:style-name="P63"><draw:frame draw:style-name="fr1" draw:name="Object44" text:anchor-type="as-char" svg:y="-0.386cm" svg:width="0.984cm" svg:height="0.508cm" draw:z-index="97"><draw:object xlink:href="./Object 98" xlink:type="simple" xlink:show="embed" xlink:actuate="onLoad"/><draw:image xlink:href="./ObjectReplacements/Object 98" xlink:type="simple" xlink:show="embed" xlink:actuate="onLoad"/></draw:frame>的二阶泰勒级数展开为<text:span text:style-name="T31">：</text:span></text:p>
      <text:p text:style-name="P64"><draw:frame draw:style-name="fr1" draw:name="Object45" text:anchor-type="as-char" svg:y="-0.773cm" svg:width="10.479cm" svg:height="1.245cm" draw:z-index="98"><draw:object xlink:href="./Object 99" xlink:type="simple" xlink:show="embed" xlink:actuate="onLoad"/><draw:image xlink:href="./ObjectReplacements/Object 99" xlink:type="simple" xlink:show="embed" xlink:actuate="onLoad"/></draw:frame></text:p>
      <text:p text:style-name="P289">同样要使<draw:frame draw:style-name="fr1" draw:name="Object46" text:anchor-type="as-char" svg:y="-0.619cm" svg:width="6.218cm" svg:height="0.998cm" draw:z-index="99"><draw:object xlink:href="./Object 100" xlink:type="simple" xlink:show="embed" xlink:actuate="onLoad"/><draw:image xlink:href="./ObjectReplacements/Object 100" xlink:type="simple" xlink:show="embed" xlink:actuate="onLoad"/></draw:frame><text:span text:style-name="T32">，当Hessian矩阵为正定矩阵时，有极小值，求导可得：</text:span></text:p>
      <text:p text:style-name="P65"><draw:frame draw:style-name="fr1" draw:name="Object47" text:anchor-type="as-char" svg:y="-0.517cm" svg:width="5.008cm" svg:height="0.707cm" draw:z-index="100"><draw:object xlink:href="./Object 101" xlink:type="simple" xlink:show="embed" xlink:actuate="onLoad"/><draw:image xlink:href="./ObjectReplacements/Object 101" xlink:type="simple" xlink:show="embed" xlink:actuate="onLoad"/></draw:frame></text:p>
      <text:p text:style-name="P66">即</text:p>
      <text:p text:style-name="P67"><draw:frame draw:style-name="fr1" draw:name="Object48" text:anchor-type="as-char" svg:y="-0.545cm" svg:width="3.508cm" svg:height="0.737cm" draw:z-index="101"><draw:object xlink:href="./Object 102" xlink:type="simple" xlink:show="embed" xlink:actuate="onLoad"/><draw:image xlink:href="./ObjectReplacements/Object 102" xlink:type="simple" xlink:show="embed" xlink:actuate="onLoad"/></draw:frame></text:p>
      <text:p text:style-name="P67"/>
      <text:h text:style-name="P296" text:outline-level="3">4.3.3 quasi Newton method 拟牛顿法</text:h>
      <text:p text:style-name="P68">考虑<draw:frame draw:style-name="fr1" draw:name="Object49" text:anchor-type="as-char" svg:y="-0.386cm" svg:width="0.984cm" svg:height="0.508cm" draw:z-index="102"><draw:object xlink:href="./Object 103" xlink:type="simple" xlink:show="embed" xlink:actuate="onLoad"/><draw:image xlink:href="./ObjectReplacements/Object 103" xlink:type="simple" xlink:show="embed" xlink:actuate="onLoad"/></draw:frame>的二阶泰勒级数分别对<draw:frame draw:style-name="fr1" draw:name="Object50" text:anchor-type="as-char" svg:y="-0.377cm" svg:width="0.432cm" svg:height="0.467cm" draw:z-index="103"><draw:object xlink:href="./Object 104" xlink:type="simple" xlink:show="embed" xlink:actuate="onLoad"/><draw:image xlink:href="./ObjectReplacements/Object 104" xlink:type="simple" xlink:show="embed" xlink:actuate="onLoad"/></draw:frame>进行求导<text:span text:style-name="T33">，可得：</text:span></text:p>
      <text:p text:style-name="P69"><draw:frame draw:style-name="fr1" draw:name="Object51" text:anchor-type="as-char" svg:y="-0.517cm" svg:width="4.628cm" svg:height="0.753cm" draw:z-index="104"><draw:object xlink:href="./Object 105" xlink:type="simple" xlink:show="embed" xlink:actuate="onLoad"/><draw:image xlink:href="./ObjectReplacements/Object 105" xlink:type="simple" xlink:show="embed" xlink:actuate="onLoad"/></draw:frame></text:p>
      <text:p text:style-name="P70">记<draw:frame draw:style-name="fr1" draw:name="Object52" text:anchor-type="as-char" svg:y="-0.377cm" svg:width="3.981cm" svg:height="0.531cm" draw:z-index="105"><draw:object xlink:href="./Object 106" xlink:type="simple" xlink:show="embed" xlink:actuate="onLoad"/><draw:image xlink:href="./ObjectReplacements/Object 106" xlink:type="simple" xlink:show="embed" xlink:actuate="onLoad"/></draw:frame>,则</text:p>
      <text:p text:style-name="P71"><draw:frame draw:style-name="fr1" draw:name="Object53" text:anchor-type="as-char" svg:y="-0.469cm" svg:width="2.275cm" svg:height="0.661cm" draw:z-index="106"><draw:object xlink:href="./Object 107" xlink:type="simple" xlink:show="embed" xlink:actuate="onLoad"/><draw:image xlink:href="./ObjectReplacements/Object 107" xlink:type="simple" xlink:show="embed" xlink:actuate="onLoad"/></draw:frame></text:p>
      <text:p text:style-name="P72">或</text:p>
      <text:p text:style-name="P73"><draw:frame draw:style-name="fr1" draw:name="Object54" text:anchor-type="as-char" svg:y="-0.545cm" svg:width="2.686cm" svg:height="0.737cm" draw:z-index="107"><draw:object xlink:href="./Object 108" xlink:type="simple" xlink:show="embed" xlink:actuate="onLoad"/><draw:image xlink:href="./ObjectReplacements/Object 108" xlink:type="simple" xlink:show="embed" xlink:actuate="onLoad"/></draw:frame></text:p>
      <text:p text:style-name="P72"><text:soft-page-break/>上面是指被称为拟牛顿法的条件，换句话是说，如果用<draw:frame draw:style-name="fr1" draw:name="Object55" text:anchor-type="as-char" svg:y="-0.377cm" svg:width="0.653cm" svg:height="0.531cm" draw:z-index="108"><draw:object xlink:href="./Object 109" xlink:type="simple" xlink:show="embed" xlink:actuate="onLoad"/><draw:image xlink:href="./ObjectReplacements/Object 109" xlink:type="simple" xlink:show="embed" xlink:actuate="onLoad"/></draw:frame>近视代替<draw:frame draw:style-name="fr1" draw:name="Object56" text:anchor-type="as-char" svg:y="-0.437cm" svg:width="0.891cm" svg:height="0.591cm" draw:z-index="109"><draw:object xlink:href="./Object 110" xlink:type="simple" xlink:show="embed" xlink:actuate="onLoad"/><draw:image xlink:href="./ObjectReplacements/Object 110" xlink:type="simple" xlink:show="embed" xlink:actuate="onLoad"/></draw:frame>应该满足上面条件<text:span text:style-name="T34">。</text:span></text:p>
      <text:p text:style-name="P72">考虑递归下降<draw:frame draw:style-name="fr1" draw:name="Object57" text:anchor-type="as-char" svg:y="-0.377cm" svg:width="2.619cm" svg:height="0.531cm" draw:z-index="110"><draw:object xlink:href="./Object 111" xlink:type="simple" xlink:show="embed" xlink:actuate="onLoad"/><draw:image xlink:href="./ObjectReplacements/Object 111" xlink:type="simple" xlink:show="embed" xlink:actuate="onLoad"/></draw:frame><text:span text:style-name="T34">，当Hessian矩阵H正定时，</text:span><text:span text:style-name="T34"><draw:frame draw:style-name="fr1" draw:name="Object58" text:anchor-type="as-char" svg:y="-0.437cm" svg:width="0.891cm" svg:height="0.527cm" draw:z-index="111"><draw:object xlink:href="./Object 112" xlink:type="simple" xlink:show="embed" xlink:actuate="onLoad"/><draw:image xlink:href="./ObjectReplacements/Object 112" xlink:type="simple" xlink:show="embed" xlink:actuate="onLoad"/></draw:frame></text:span><text:span text:style-name="T34">也是正定矩阵，那么式子</text:span></text:p>
      <text:p text:style-name="P73"><draw:frame draw:style-name="fr1" draw:name="Object59" text:anchor-type="as-char" svg:y="-0.545cm" svg:width="4.343cm" svg:height="0.737cm" draw:z-index="112"><draw:object xlink:href="./Object 113" xlink:type="simple" xlink:show="embed" xlink:actuate="onLoad"/><draw:image xlink:href="./ObjectReplacements/Object 113" xlink:type="simple" xlink:show="embed" xlink:actuate="onLoad"/></draw:frame></text:p>
      <text:p text:style-name="P74">的递归方向也是下降的</text:p>
      <text:p text:style-name="P74">考虑一阶泰勒级数</text:p>
      <text:p text:style-name="P75"><draw:frame draw:style-name="fr1" draw:name="Object60" text:anchor-type="as-char" svg:y="-0.545cm" svg:width="5.584cm" svg:height="0.737cm" draw:z-index="113"><draw:object xlink:href="./Object 114" xlink:type="simple" xlink:show="embed" xlink:actuate="onLoad"/><draw:image xlink:href="./ObjectReplacements/Object 114" xlink:type="simple" xlink:show="embed" xlink:actuate="onLoad"/></draw:frame></text:p>
      <text:p text:style-name="P76">用<draw:frame draw:style-name="fr1" draw:name="Object61" text:anchor-type="as-char" svg:y="-0.377cm" svg:width="0.866cm" svg:height="0.531cm" draw:z-index="114"><draw:object xlink:href="./Object 115" xlink:type="simple" xlink:show="embed" xlink:actuate="onLoad"/><draw:image xlink:href="./ObjectReplacements/Object 115" xlink:type="simple" xlink:show="embed" xlink:actuate="onLoad"/></draw:frame>替换<draw:frame draw:style-name="fr1" draw:name="Object62" text:anchor-type="as-char" svg:y="-0.377cm" svg:width="0.432cm" svg:height="0.467cm" draw:z-index="115"><draw:object xlink:href="./Object 116" xlink:type="simple" xlink:show="embed" xlink:actuate="onLoad"/><draw:image xlink:href="./ObjectReplacements/Object 116" xlink:type="simple" xlink:show="embed" xlink:actuate="onLoad"/></draw:frame></text:p>
      <text:p text:style-name="P77"><draw:frame draw:style-name="fr1" draw:name="Object63" text:anchor-type="as-char" svg:y="-0.545cm" svg:width="6.405cm" svg:height="0.737cm" draw:z-index="116"><draw:object xlink:href="./Object 117" xlink:type="simple" xlink:show="embed" xlink:actuate="onLoad"/><draw:image xlink:href="./ObjectReplacements/Object 117" xlink:type="simple" xlink:show="embed" xlink:actuate="onLoad"/></draw:frame></text:p>
      <text:p text:style-name="P76">由此可见<text:span text:style-name="T35">，</text:span><text:span text:style-name="T35"><draw:frame draw:style-name="fr1" draw:name="Object64" text:anchor-type="as-char" svg:y="-0.386cm" svg:width="2.685cm" svg:height="0.54cm" draw:z-index="117"><draw:object xlink:href="./Object 118" xlink:type="simple" xlink:show="embed" xlink:actuate="onLoad"/><draw:image xlink:href="./ObjectReplacements/Object 118" xlink:type="simple" xlink:show="embed" xlink:actuate="onLoad"/></draw:frame></text:span><text:span text:style-name="T35">.</text:span></text:p>
      <text:p text:style-name="P78">接下来寻找一个<draw:frame draw:style-name="fr1" draw:name="Object65" text:anchor-type="as-char" svg:y="-0.437cm" svg:width="0.891cm" svg:height="0.527cm" draw:z-index="118"><draw:object xlink:href="./Object 119" xlink:type="simple" xlink:show="embed" xlink:actuate="onLoad"/><draw:image xlink:href="./ObjectReplacements/Object 119" xlink:type="simple" xlink:show="embed" xlink:actuate="onLoad"/></draw:frame>的近视矩阵<draw:frame draw:style-name="fr1" draw:name="Object66" text:anchor-type="as-char" svg:y="-0.377cm" svg:width="0.727cm" svg:height="0.531cm" draw:z-index="119"><draw:object xlink:href="./Object 120" xlink:type="simple" xlink:show="embed" xlink:actuate="onLoad"/><draw:image xlink:href="./ObjectReplacements/Object 120" xlink:type="simple" xlink:show="embed" xlink:actuate="onLoad"/></draw:frame><text:span text:style-name="T36">，要求1)必须是正定矩阵２）必须满足拟牛顿法的条件。</text:span></text:p>
      <text:h text:style-name="P297" text:outline-level="3">4.3.4　DFP(Davidon-Fletcher-Powell)算法</text:h>
      <text:p text:style-name="P79">每次的迭代都更新矩阵<draw:frame draw:style-name="fr1" draw:name="Object67" text:anchor-type="as-char" svg:y="-0.377cm" svg:width="0.953cm" svg:height="0.531cm" draw:z-index="120"><draw:object xlink:href="./Object 121" xlink:type="simple" xlink:show="embed" xlink:actuate="onLoad"/><draw:image xlink:href="./ObjectReplacements/Object 121" xlink:type="simple" xlink:show="embed" xlink:actuate="onLoad"/></draw:frame></text:p>
      <text:p text:style-name="P80"><draw:frame draw:style-name="fr1" draw:name="Object68" text:anchor-type="as-char" svg:y="-0.469cm" svg:width="4.147cm" svg:height="0.661cm" draw:z-index="121"><draw:object xlink:href="./Object 122" xlink:type="simple" xlink:show="embed" xlink:actuate="onLoad"/><draw:image xlink:href="./ObjectReplacements/Object 122" xlink:type="simple" xlink:show="embed" xlink:actuate="onLoad"/></draw:frame></text:p>
      <text:p text:style-name="P81">其中<draw:frame draw:style-name="fr1" draw:name="Object69" text:anchor-type="as-char" svg:y="-0.377cm" svg:width="1.275cm" svg:height="0.531cm" draw:z-index="122"><draw:object xlink:href="./Object 123" xlink:type="simple" xlink:show="embed" xlink:actuate="onLoad"/><draw:image xlink:href="./ObjectReplacements/Object 123" xlink:type="simple" xlink:show="embed" xlink:actuate="onLoad"/></draw:frame>是待定矩阵，两边同时乘以<draw:frame draw:style-name="fr1" draw:name="Object70" text:anchor-type="as-char" svg:y="-0.377cm" svg:width="0.6cm" svg:height="0.531cm" draw:z-index="123"><draw:object xlink:href="./Object 124" xlink:type="simple" xlink:show="embed" xlink:actuate="onLoad"/><draw:image xlink:href="./ObjectReplacements/Object 124" xlink:type="simple" xlink:show="embed" xlink:actuate="onLoad"/></draw:frame>，可得</text:p>
      <text:p text:style-name="P80"><draw:frame draw:style-name="fr1" draw:name="Object71" text:anchor-type="as-char" svg:y="-0.469cm" svg:width="6.456cm" svg:height="0.661cm" draw:z-index="124"><draw:object xlink:href="./Object 125" xlink:type="simple" xlink:show="embed" xlink:actuate="onLoad"/><draw:image xlink:href="./ObjectReplacements/Object 125" xlink:type="simple" xlink:show="embed" xlink:actuate="onLoad"/></draw:frame></text:p>
      <text:p text:style-name="P82">为使满足拟牛顿条件，令</text:p>
      <text:p text:style-name="P83"><draw:frame draw:style-name="fr1" draw:name="Object72" text:anchor-type="as-char" svg:y="-0.469cm" svg:width="2.357cm" svg:height="0.661cm" draw:z-index="125"><draw:object xlink:href="./Object 126" xlink:type="simple" xlink:show="embed" xlink:actuate="onLoad"/><draw:image xlink:href="./ObjectReplacements/Object 126" xlink:type="simple" xlink:show="embed" xlink:actuate="onLoad"/></draw:frame></text:p>
      <text:p text:style-name="P80"><draw:frame draw:style-name="fr1" draw:name="Object73" text:anchor-type="as-char" svg:y="-0.469cm" svg:width="3.413cm" svg:height="0.661cm" draw:z-index="126"><draw:object xlink:href="./Object 127" xlink:type="simple" xlink:show="embed" xlink:actuate="onLoad"/><draw:image xlink:href="./ObjectReplacements/Object 127" xlink:type="simple" xlink:show="embed" xlink:actuate="onLoad"/></draw:frame></text:p>
      <text:p text:style-name="P84">可以取</text:p>
      <text:p text:style-name="P85"><draw:frame draw:style-name="fr1" draw:name="Object74" text:anchor-type="as-char" svg:y="-0.926cm" svg:width="2.528cm" svg:height="1.55cm" draw:z-index="127"><draw:object xlink:href="./Object 128" xlink:type="simple" xlink:show="embed" xlink:actuate="onLoad"/><draw:image xlink:href="./ObjectReplacements/Object 128" xlink:type="simple" xlink:show="embed" xlink:actuate="onLoad"/></draw:frame></text:p>
      <text:p text:style-name="P85"><draw:frame draw:style-name="fr1" draw:name="Object75" text:anchor-type="as-char" svg:y="-0.926cm" svg:width="4.198cm" svg:height="1.55cm" draw:z-index="128"><draw:object xlink:href="./Object 129" xlink:type="simple" xlink:show="embed" xlink:actuate="onLoad"/><draw:image xlink:href="./ObjectReplacements/Object 129" xlink:type="simple" xlink:show="embed" xlink:actuate="onLoad"/></draw:frame></text:p>
      <text:p text:style-name="P84">可以得出矩阵<draw:frame draw:style-name="fr1" draw:name="Object76" text:anchor-type="as-char" svg:y="-0.377cm" svg:width="0.953cm" svg:height="0.531cm" draw:z-index="129"><draw:object xlink:href="./Object 130" xlink:type="simple" xlink:show="embed" xlink:actuate="onLoad"/><draw:image xlink:href="./ObjectReplacements/Object 130" xlink:type="simple" xlink:show="embed" xlink:actuate="onLoad"/></draw:frame>的迭代公式：</text:p>
      <text:p text:style-name="P85"><text:soft-page-break/><draw:frame draw:style-name="fr2" draw:name="Object77" text:anchor-type="as-char" svg:y="-0.926cm" svg:width="6.916cm" svg:height="1.55cm" draw:z-index="130"><draw:object xlink:href="./Object 131" xlink:type="simple" xlink:show="embed" xlink:actuate="onLoad"/><draw:image xlink:href="./ObjectReplacements/Object 131" xlink:type="simple" xlink:show="embed" xlink:actuate="onLoad"/></draw:frame></text:p>
      <text:p text:style-name="P84"/>
      <text:h text:style-name="P298" text:outline-level="3">4.4 约束优化</text:h>
      <text:h text:style-name="P298" text:outline-level="3">4.4.1 拉格朗日对偶性<text:span text:style-name="T38">(Lagrange duality)</text:span></text:h>
      <text:p text:style-name="P86">原始问题</text:p>
      <text:p text:style-name="P86">假设<draw:frame draw:style-name="fr1" draw:name="Object78" text:anchor-type="as-char" svg:y="-0.386cm" svg:width="3.141cm" svg:height="0.54cm" draw:z-index="131"><draw:object xlink:href="./Object 132" xlink:type="simple" xlink:show="embed" xlink:actuate="onLoad"/><draw:image xlink:href="./ObjectReplacements/Object 132" xlink:type="simple" xlink:show="embed" xlink:actuate="onLoad"/></draw:frame>是定义在<draw:frame draw:style-name="fr1" draw:name="Object79" text:anchor-type="as-char" svg:y="-0.437cm" svg:width="0.628cm" svg:height="0.527cm" draw:z-index="132"><draw:object xlink:href="./Object 133" xlink:type="simple" xlink:show="embed" xlink:actuate="onLoad"/><draw:image xlink:href="./ObjectReplacements/Object 133" xlink:type="simple" xlink:show="embed" xlink:actuate="onLoad"/></draw:frame>上的连续可微函数<text:span text:style-name="T37">，考虑约束最优化问题</text:span></text:p>
      <text:p text:style-name="P42"><draw:frame draw:style-name="fr1" draw:name="Object80" text:anchor-type="as-char" svg:y="-0.517cm" svg:width="2.372cm" svg:height="1.027cm" draw:z-index="133"><draw:object xlink:href="./Object 134" xlink:type="simple" xlink:show="embed" xlink:actuate="onLoad"/><draw:image xlink:href="./ObjectReplacements/Object 134" xlink:type="simple" xlink:show="embed" xlink:actuate="onLoad"/></draw:frame></text:p>
      <text:p text:style-name="P42"><draw:frame draw:style-name="fr1" draw:name="Object81" text:anchor-type="as-char" svg:y="-0.517cm" svg:width="6.025cm" svg:height="0.707cm" draw:z-index="134"><draw:object xlink:href="./Object 135" xlink:type="simple" xlink:show="embed" xlink:actuate="onLoad"/><draw:image xlink:href="./ObjectReplacements/Object 135" xlink:type="simple" xlink:show="embed" xlink:actuate="onLoad"/></draw:frame></text:p>
      <text:p text:style-name="P42"><draw:frame draw:style-name="fr1" draw:name="Object82" text:anchor-type="as-char" svg:y="-0.517cm" svg:width="4.897cm" svg:height="0.707cm" draw:z-index="135"><draw:object xlink:href="./Object 136" xlink:type="simple" xlink:show="embed" xlink:actuate="onLoad"/><draw:image xlink:href="./ObjectReplacements/Object 136" xlink:type="simple" xlink:show="embed" xlink:actuate="onLoad"/></draw:frame></text:p>
      <text:p text:style-name="P87">称此问题为原始问题</text:p>
      <text:p text:style-name="P87">引入拉格朗日函数</text:p>
      <text:p text:style-name="P88"><draw:frame draw:style-name="fr1" draw:name="Object83" text:anchor-type="as-char" svg:y="-0.923cm" svg:width="9.731cm" svg:height="1.457cm" draw:z-index="136"><draw:object xlink:href="./Object 137" xlink:type="simple" xlink:show="embed" xlink:actuate="onLoad"/><draw:image xlink:href="./ObjectReplacements/Object 137" xlink:type="simple" xlink:show="embed" xlink:actuate="onLoad"/></draw:frame></text:p>
      <text:p text:style-name="P89">则与原始问题等价的问题如下：</text:p>
      <text:p text:style-name="P90"><draw:frame draw:style-name="fr1" draw:name="对象55" text:anchor-type="as-char" svg:y="-0.817cm" svg:width="7.902cm" svg:height="1.496cm" draw:z-index="137"><draw:object xlink:href="./Object 138" xlink:type="simple" xlink:show="embed" xlink:actuate="onLoad"/><draw:image xlink:href="./ObjectReplacements/Object 138" xlink:type="simple" xlink:show="embed" xlink:actuate="onLoad"/></draw:frame></text:p>
      <text:p text:style-name="P91">对偶问题</text:p>
      <text:p text:style-name="P91">将内外层进行调换，可得如下形式：</text:p>
      <text:p text:style-name="P92"><draw:frame draw:style-name="fr1" draw:name="对象56" text:anchor-type="as-char" svg:y="-0.817cm" svg:width="8.172cm" svg:height="1.496cm" draw:z-index="138"><draw:object xlink:href="./Object 139" xlink:type="simple" xlink:show="embed" xlink:actuate="onLoad"/><draw:image xlink:href="./ObjectReplacements/Object 139" xlink:type="simple" xlink:show="embed" xlink:actuate="onLoad"/></draw:frame></text:p>
      <text:p text:style-name="P91">该形式是拉格朗日函数的极大极小值问题<text:span text:style-name="T39">，是原问题的对偶问题</text:span></text:p>
      <text:p text:style-name="P91"/>
      <text:p text:style-name="P91"/>
      <text:p text:style-name="P91"/>
      <text:p text:style-name="P93">原始问题与对偶问题的关系</text:p>
      <text:p text:style-name="P93"><text:soft-page-break/>定理1　若原始极大极小问题<text:span text:style-name="T40">p</text:span>和对偶极小极大问题<text:span text:style-name="T40">q</text:span>都有最优值，则</text:p>
      <text:p text:style-name="P94"><draw:frame draw:style-name="fr1" draw:name="对象57" text:anchor-type="as-char" svg:y="-0.469cm" svg:width="1.316cm" svg:height="0.584cm" draw:z-index="139"><draw:object xlink:href="./Object 140" xlink:type="simple" xlink:show="embed" xlink:actuate="onLoad"/><draw:image xlink:href="./ObjectReplacements/Object 140" xlink:type="simple" xlink:show="embed" xlink:actuate="onLoad"/></draw:frame></text:p>
      <text:p text:style-name="P93"/>
      <text:p text:style-name="P93">定理<text:span text:style-name="T41">2<text:tab/>假设函数</text:span><text:span text:style-name="T41"><draw:frame draw:style-name="fr1" draw:name="对象58" text:anchor-type="as-char" svg:y="-0.386cm" svg:width="0.984cm" svg:height="0.508cm" draw:z-index="140"><draw:object xlink:href="./Object 141" xlink:type="simple" xlink:show="embed" xlink:actuate="onLoad"/><draw:image xlink:href="./ObjectReplacements/Object 141" xlink:type="simple" xlink:show="embed" xlink:actuate="onLoad"/></draw:frame></text:span><text:span text:style-name="T41">和</text:span><text:span text:style-name="T41"><draw:frame draw:style-name="fr1" draw:name="对象59" text:anchor-type="as-char" svg:y="-0.386cm" svg:width="1.069cm" svg:height="0.54cm" draw:z-index="141"><draw:object xlink:href="./Object 142" xlink:type="simple" xlink:show="embed" xlink:actuate="onLoad"/><draw:image xlink:href="./ObjectReplacements/Object 142" xlink:type="simple" xlink:show="embed" xlink:actuate="onLoad"/></draw:frame></text:span><text:span text:style-name="T41">是凸函数，</text:span><text:span text:style-name="T41"><draw:frame draw:style-name="fr1" draw:name="对象60" text:anchor-type="as-char" svg:y="-0.386cm" svg:width="1.118cm" svg:height="0.54cm" draw:z-index="142"><draw:object xlink:href="./Object 143" xlink:type="simple" xlink:show="embed" xlink:actuate="onLoad"/><draw:image xlink:href="./ObjectReplacements/Object 143" xlink:type="simple" xlink:show="embed" xlink:actuate="onLoad"/></draw:frame></text:span><text:span text:style-name="T41">是仿射函数；并且不等式约束</text:span><text:span text:style-name="T41"><draw:frame draw:style-name="fr1" draw:name="对象61" text:anchor-type="as-char" svg:y="-0.386cm" svg:width="1.069cm" svg:height="0.54cm" draw:z-index="143"><draw:object xlink:href="./Object 144" xlink:type="simple" xlink:show="embed" xlink:actuate="onLoad"/><draw:image xlink:href="./ObjectReplacements/Object 144" xlink:type="simple" xlink:show="embed" xlink:actuate="onLoad"/></draw:frame></text:span><text:span text:style-name="T41">是严格可行的，即存在x,对所以i有</text:span><text:span text:style-name="T41"><draw:frame draw:style-name="fr1" draw:name="对象62" text:anchor-type="as-char" svg:y="-0.386cm" svg:width="1.57cm" svg:height="0.54cm" draw:z-index="144"><draw:object xlink:href="./Object 145" xlink:type="simple" xlink:show="embed" xlink:actuate="onLoad"/><draw:image xlink:href="./ObjectReplacements/Object 145" xlink:type="simple" xlink:show="embed" xlink:actuate="onLoad"/></draw:frame></text:span><text:span text:style-name="T41">,则存在</text:span><text:span text:style-name="T41"><draw:frame draw:style-name="fr1" draw:name="对象63" text:anchor-type="as-char" svg:y="-0.377cm" svg:width="1.729cm" svg:height="0.531cm" draw:z-index="145"><draw:object xlink:href="./Object 146" xlink:type="simple" xlink:show="embed" xlink:actuate="onLoad"/><draw:image xlink:href="./ObjectReplacements/Object 146" xlink:type="simple" xlink:show="embed" xlink:actuate="onLoad"/></draw:frame></text:span><text:span text:style-name="T41">,使</text:span><text:span text:style-name="T41"><draw:frame draw:style-name="fr1" draw:name="对象66" text:anchor-type="as-char" svg:y="-0.377cm" svg:width="0.564cm" svg:height="0.531cm" draw:z-index="148"><draw:object xlink:href="./Object 149" xlink:type="simple" xlink:show="embed" xlink:actuate="onLoad"/><draw:image xlink:href="./ObjectReplacements/Object 149" xlink:type="simple" xlink:show="embed" xlink:actuate="onLoad"/></draw:frame></text:span><text:span text:style-name="T41">是原始问题的解，</text:span><text:span text:style-name="T41"><draw:frame draw:style-name="fr1" draw:name="对象64" text:anchor-type="as-char" svg:y="-0.377cm" svg:width="1.168cm" svg:height="0.531cm" draw:z-index="146"><draw:object xlink:href="./Object 147" xlink:type="simple" xlink:show="embed" xlink:actuate="onLoad"/><draw:image xlink:href="./ObjectReplacements/Object 147" xlink:type="simple" xlink:show="embed" xlink:actuate="onLoad"/></draw:frame></text:span><text:span text:style-name="T41">是对偶问题的解，并且</text:span></text:p>
      <text:p text:style-name="P94"><draw:frame draw:style-name="fr1" draw:name="对象65" text:anchor-type="as-char" svg:y="-0.517cm" svg:width="4.621cm" svg:height="0.707cm" draw:z-index="147"><draw:object xlink:href="./Object 148" xlink:type="simple" xlink:show="embed" xlink:actuate="onLoad"/><draw:image xlink:href="./ObjectReplacements/Object 148" xlink:type="simple" xlink:show="embed" xlink:actuate="onLoad"/></draw:frame></text:p>
      <text:p text:style-name="P93"/>
      <text:p text:style-name="P93">定理<text:span text:style-name="T42">３　假设函数</text:span><text:span text:style-name="T42"><draw:frame draw:style-name="fr1" draw:name="对象67" text:anchor-type="as-char" svg:y="-0.386cm" svg:width="0.984cm" svg:height="0.508cm" draw:z-index="149"><draw:object xlink:href="./Object 150" xlink:type="simple" xlink:show="embed" xlink:actuate="onLoad"/><draw:image xlink:href="./ObjectReplacements/Object 150" xlink:type="simple" xlink:show="embed" xlink:actuate="onLoad"/></draw:frame></text:span><text:span text:style-name="T42">和</text:span><text:span text:style-name="T42"><draw:frame draw:style-name="fr1" draw:name="对象68" text:anchor-type="as-char" svg:y="-0.386cm" svg:width="1.069cm" svg:height="0.54cm" draw:z-index="150"><draw:object xlink:href="./Object 151" xlink:type="simple" xlink:show="embed" xlink:actuate="onLoad"/><draw:image xlink:href="./ObjectReplacements/Object 151" xlink:type="simple" xlink:show="embed" xlink:actuate="onLoad"/></draw:frame></text:span><text:span text:style-name="T42">是凸函数，</text:span><text:span text:style-name="T42"><draw:frame draw:style-name="fr1" draw:name="对象69" text:anchor-type="as-char" svg:y="-0.386cm" svg:width="1.118cm" svg:height="0.54cm" draw:z-index="151"><draw:object xlink:href="./Object 152" xlink:type="simple" xlink:show="embed" xlink:actuate="onLoad"/><draw:image xlink:href="./ObjectReplacements/Object 152" xlink:type="simple" xlink:show="embed" xlink:actuate="onLoad"/></draw:frame></text:span><text:span text:style-name="T42">是仿射函数，并且不等式约束</text:span><text:span text:style-name="T42"><draw:frame draw:style-name="fr1" draw:name="对象70" text:anchor-type="as-char" svg:y="-0.386cm" svg:width="1.069cm" svg:height="0.54cm" draw:z-index="152"><draw:object xlink:href="./Object 153" xlink:type="simple" xlink:show="embed" xlink:actuate="onLoad"/><draw:image xlink:href="./ObjectReplacements/Object 153" xlink:type="simple" xlink:show="embed" xlink:actuate="onLoad"/></draw:frame></text:span><text:span text:style-name="T42">是严格可行的，则</text:span><text:span text:style-name="T42"><draw:frame draw:style-name="fr1" draw:name="对象71" text:anchor-type="as-char" svg:y="-0.377cm" svg:width="0.564cm" svg:height="0.531cm" draw:z-index="153"><draw:object xlink:href="./Object 154" xlink:type="simple" xlink:show="embed" xlink:actuate="onLoad"/><draw:image xlink:href="./ObjectReplacements/Object 154" xlink:type="simple" xlink:show="embed" xlink:actuate="onLoad"/></draw:frame></text:span><text:span text:style-name="T42">和</text:span><text:span text:style-name="T42"><draw:frame draw:style-name="fr1" draw:name="对象72" text:anchor-type="as-char" svg:y="-0.377cm" svg:width="1.168cm" svg:height="0.531cm" draw:z-index="154"><draw:object xlink:href="./Object 155" xlink:type="simple" xlink:show="embed" xlink:actuate="onLoad"/><draw:image xlink:href="./ObjectReplacements/Object 155" xlink:type="simple" xlink:show="embed" xlink:actuate="onLoad"/></draw:frame></text:span><text:span text:style-name="T42">分别是原始问题和对偶问题的解的充分必要条件是</text:span><text:span text:style-name="T42"><draw:frame draw:style-name="fr1" draw:name="对象73" text:anchor-type="as-char" svg:y="-0.377cm" svg:width="1.729cm" svg:height="0.531cm" draw:z-index="155"><draw:object xlink:href="./Object 156" xlink:type="simple" xlink:show="embed" xlink:actuate="onLoad"/><draw:image xlink:href="./ObjectReplacements/Object 156" xlink:type="simple" xlink:show="embed" xlink:actuate="onLoad"/></draw:frame></text:span><text:span text:style-name="T42">满足(Karush-kuhn-Tucker)KKT条件:</text:span></text:p>
      <text:p text:style-name="P94"><draw:frame draw:style-name="fr1" draw:name="对象74" text:anchor-type="as-char" svg:y="-0.517cm" svg:width="4.551cm" svg:height="0.707cm" draw:z-index="156"><draw:object xlink:href="./Object 157" xlink:type="simple" xlink:show="embed" xlink:actuate="onLoad"/><draw:image xlink:href="./ObjectReplacements/Object 157" xlink:type="simple" xlink:show="embed" xlink:actuate="onLoad"/></draw:frame></text:p>
      <text:p text:style-name="P94"><draw:frame draw:style-name="fr1" draw:name="对象75" text:anchor-type="as-char" svg:y="-0.517cm" svg:width="4.59cm" svg:height="0.707cm" draw:z-index="157"><draw:object xlink:href="./Object 158" xlink:type="simple" xlink:show="embed" xlink:actuate="onLoad"/><draw:image xlink:href="./ObjectReplacements/Object 158" xlink:type="simple" xlink:show="embed" xlink:actuate="onLoad"/></draw:frame></text:p>
      <text:p text:style-name="P94"><draw:frame draw:style-name="fr1" draw:name="对象76" text:anchor-type="as-char" svg:y="-0.517cm" svg:width="4.546cm" svg:height="0.707cm" draw:z-index="158"><draw:object xlink:href="./Object 159" xlink:type="simple" xlink:show="embed" xlink:actuate="onLoad"/><draw:image xlink:href="./ObjectReplacements/Object 159" xlink:type="simple" xlink:show="embed" xlink:actuate="onLoad"/></draw:frame></text:p>
      <text:p text:style-name="P94"><draw:frame draw:style-name="fr1" draw:name="对象77" text:anchor-type="as-char" svg:y="-0.517cm" svg:width="5.426cm" svg:height="0.707cm" draw:z-index="159"><draw:object xlink:href="./Object 160" xlink:type="simple" xlink:show="embed" xlink:actuate="onLoad"/><draw:image xlink:href="./ObjectReplacements/Object 160" xlink:type="simple" xlink:show="embed" xlink:actuate="onLoad"/></draw:frame></text:p>
      <text:p text:style-name="P94"><draw:frame draw:style-name="fr1" draw:name="对象78" text:anchor-type="as-char" svg:y="-0.517cm" svg:width="2.274cm" svg:height="0.707cm" draw:z-index="160"><draw:object xlink:href="./Object 161" xlink:type="simple" xlink:show="embed" xlink:actuate="onLoad"/><draw:image xlink:href="./ObjectReplacements/Object 161" xlink:type="simple" xlink:show="embed" xlink:actuate="onLoad"/></draw:frame></text:p>
      <text:p text:style-name="P94"><draw:frame draw:style-name="fr1" draw:name="对象79" text:anchor-type="as-char" svg:y="-0.469cm" svg:width="1.33cm" svg:height="0.584cm" draw:z-index="161"><draw:object xlink:href="./Object 162" xlink:type="simple" xlink:show="embed" xlink:actuate="onLoad"/><draw:image xlink:href="./ObjectReplacements/Object 162" xlink:type="simple" xlink:show="embed" xlink:actuate="onLoad"/></draw:frame></text:p>
      <text:p text:style-name="P95"><draw:frame draw:style-name="fr1" draw:name="对象80" text:anchor-type="as-char" svg:y="-0.517cm" svg:width="4.895cm" svg:height="0.707cm" draw:z-index="162"><draw:object xlink:href="./Object 163" xlink:type="simple" xlink:show="embed" xlink:actuate="onLoad"/><draw:image xlink:href="./ObjectReplacements/Object 163" xlink:type="simple" xlink:show="embed" xlink:actuate="onLoad"/></draw:frame></text:p>
      <text:p text:style-name="P96"/>
      <text:h text:style-name="P299" text:outline-level="3">4.4.2<text:tab/>最小二乘法(Least squares method)</text:h>
      <text:p text:style-name="P97">略</text:p>
      <text:h text:style-name="P311" text:outline-level="2">第<text:span text:style-name="T43">5章<text:tab/>机器学习基础</text:span></text:h>
      <text:h text:style-name="P300" text:outline-level="3">5.1.4<text:tab/>示例：线性回归</text:h>
      <text:p text:style-name="P98">线性回归的输出是其输入的线性函数：</text:p>
      <text:p text:style-name="P99"><draw:frame draw:style-name="fr1" draw:name="对象81" text:anchor-type="as-char" svg:y="-0.545cm" svg:width="1.983cm" svg:height="0.66cm" draw:z-index="163"><draw:object xlink:href="./Object 164" xlink:type="simple" xlink:show="embed" xlink:actuate="onLoad"/><draw:image xlink:href="./ObjectReplacements/Object 164" xlink:type="simple" xlink:show="embed" xlink:actuate="onLoad"/></draw:frame></text:p>
      <text:p text:style-name="P100">在测试集中的均方误差：</text:p>
      <text:p text:style-name="P99"><draw:frame draw:style-name="fr1" draw:name="对象82" text:anchor-type="as-char" svg:y="-0.773cm" svg:width="9.507cm" svg:height="1.305cm" draw:z-index="164"><draw:object xlink:href="./Object 165" xlink:type="simple" xlink:show="embed" xlink:actuate="onLoad"/><draw:image xlink:href="./ObjectReplacements/Object 165" xlink:type="simple" xlink:show="embed" xlink:actuate="onLoad"/></draw:frame></text:p>
      <text:p text:style-name="P99"/>
      <text:p text:style-name="P102"><text:tab/>由于测试集和训练集具有相同的数据生产分布，独立同分布的，因此对训练误差理论上和测试误差是一样的<text:span text:style-name="T44">，对训练均方误差(mean squared error,MSE)求导：</text:span></text:p>
      <text:p text:style-name="P103"><draw:frame draw:style-name="fr1" draw:name="对象83" text:anchor-type="as-char" svg:y="-0.773cm" svg:width="8.911cm" svg:height="1.245cm" draw:z-index="166"><draw:object xlink:href="./Object 166" xlink:type="simple" xlink:show="embed" xlink:actuate="onLoad"/><draw:image xlink:href="./ObjectReplacements/Object 166" xlink:type="simple" xlink:show="embed" xlink:actuate="onLoad"/><svg:desc>公式</svg:desc></draw:frame></text:p>
      <text:p text:style-name="P101"><draw:frame draw:style-name="fr1" draw:name="对象84" text:anchor-type="as-char" svg:y="-0.773cm" svg:width="8.102cm" svg:height="1.245cm" draw:z-index="165"><draw:object xlink:href="./Object 167" xlink:type="simple" xlink:show="embed" xlink:actuate="onLoad"/><draw:image xlink:href="./ObjectReplacements/Object 167" xlink:type="simple" xlink:show="embed" xlink:actuate="onLoad"/></draw:frame></text:p>
      <text:p text:style-name="P101"><draw:frame draw:style-name="fr1" draw:name="对象85" text:anchor-type="as-char" svg:y="-0.545cm" svg:width="8.7cm" svg:height="0.737cm" draw:z-index="167"><draw:object xlink:href="./Object 168" xlink:type="simple" xlink:show="embed" xlink:actuate="onLoad"/><draw:image xlink:href="./ObjectReplacements/Object 168" xlink:type="simple" xlink:show="embed" xlink:actuate="onLoad"/></draw:frame></text:p>
      <text:p text:style-name="P108">可得：</text:p>
      <text:p text:style-name="P43"><draw:frame draw:style-name="fr1" draw:name="对象86" text:anchor-type="as-char" svg:y="-0.545cm" svg:width="4.815cm" svg:height="0.737cm" draw:z-index="168"><draw:object xlink:href="./Object 169" xlink:type="simple" xlink:show="embed" xlink:actuate="onLoad"/><draw:image xlink:href="./ObjectReplacements/Object 169" xlink:type="simple" xlink:show="embed" xlink:actuate="onLoad"/></draw:frame></text:p>
      <text:p text:style-name="P104"/>
      <text:p text:style-name="P104">广义线性回归模型可以表示为以下模型<text:span text:style-name="T45">：</text:span></text:p>
      <text:p text:style-name="P43"><draw:frame draw:style-name="fr1" draw:name="对象87" text:anchor-type="as-char" svg:y="-0.923cm" svg:width="3.392cm" svg:height="1.457cm" draw:z-index="169"><draw:object xlink:href="./Object 170" xlink:type="simple" xlink:show="embed" xlink:actuate="onLoad"/><draw:image xlink:href="./ObjectReplacements/Object 170" xlink:type="simple" xlink:show="embed" xlink:actuate="onLoad"/></draw:frame></text:p>
      <text:h text:style-name="P301" text:outline-level="3">5.4.2 偏差</text:h>
      <text:p text:style-name="P109">估计的偏差被定义为：</text:p>
      <text:p text:style-name="P110"><draw:frame draw:style-name="fr1" draw:name="对象88" text:anchor-type="as-char" svg:y="-0.584cm" svg:width="4.745cm" svg:height="0.774cm" draw:z-index="170"><draw:object xlink:href="./Object 171" xlink:type="simple" xlink:show="embed" xlink:actuate="onLoad"/><draw:image xlink:href="./ObjectReplacements/Object 171" xlink:type="simple" xlink:show="embed" xlink:actuate="onLoad"/></draw:frame></text:p>
      <text:p text:style-name="P111">考虑X为独立同分布的一组随机变量，随机抽取N个随机变量构成一个样本，<draw:frame draw:style-name="fr1" draw:name="Object84" text:anchor-type="as-char" svg:y="-0.437cm" svg:width="3.985cm" svg:height="0.591cm" draw:z-index="171"><draw:object xlink:href="./Object 172" xlink:type="simple" xlink:show="embed" xlink:actuate="onLoad"/><draw:image xlink:href="./ObjectReplacements/Object 172" xlink:type="simple" xlink:show="embed" xlink:actuate="onLoad"/></draw:frame>,<draw:frame draw:style-name="fr1" draw:name="Object85" text:anchor-type="as-char" svg:y="-0.437cm" svg:width="1.095cm" svg:height="0.527cm" draw:z-index="172"><draw:object xlink:href="./Object 173" xlink:type="simple" xlink:show="embed" xlink:actuate="onLoad"/><draw:image xlink:href="./ObjectReplacements/Object 173" xlink:type="simple" xlink:show="embed" xlink:actuate="onLoad"/></draw:frame>是对样本的均值和方差,由于样本是随机抽取的<text:span text:style-name="T46">，因此均值和方差也是随机的，可得：</text:span></text:p>
      <text:p text:style-name="P112"><text:soft-page-break/><draw:frame draw:style-name="fr1" draw:name="Object86" text:anchor-type="as-char" svg:y="-0.538cm" svg:width="8.805cm" svg:height="0.766cm" draw:z-index="173"><draw:object xlink:href="./Object 174" xlink:type="simple" xlink:show="embed" xlink:actuate="onLoad"/><draw:image xlink:href="./ObjectReplacements/Object 174" xlink:type="simple" xlink:show="embed" xlink:actuate="onLoad"/></draw:frame></text:p>
      <text:p text:style-name="P112"><draw:frame draw:style-name="fr1" draw:name="Object87" text:anchor-type="as-char" svg:y="-0.923cm" svg:width="8.954cm" svg:height="1.469cm" draw:z-index="174"><draw:object xlink:href="./Object 175" xlink:type="simple" xlink:show="embed" xlink:actuate="onLoad"/><draw:image xlink:href="./ObjectReplacements/Object 175" xlink:type="simple" xlink:show="embed" xlink:actuate="onLoad"/></draw:frame></text:p>
      <text:p text:style-name="P113">从上式可以看出样本均值的期望就是总体的均值，没有偏差；</text:p>
      <text:p text:style-name="P113">样本方差的均值<text:span text:style-name="T47">：</text:span></text:p>
      <text:p text:style-name="P114"><draw:frame draw:style-name="fr1" draw:name="Object88" text:anchor-type="as-char" svg:y="-0.923cm" svg:width="16.917cm" svg:height="1.457cm" draw:z-index="175"><draw:object xlink:href="./Object 176" xlink:type="simple" xlink:show="embed" xlink:actuate="onLoad"/><draw:image xlink:href="./ObjectReplacements/Object 176" xlink:type="simple" xlink:show="embed" xlink:actuate="onLoad"/></draw:frame></text:p>
      <text:p text:style-name="P113">由方差和期望直接的关系<text:span text:style-name="T48">：</text:span></text:p>
      <text:p text:style-name="P113"><draw:frame draw:style-name="fr1" draw:name="Object89" text:anchor-type="as-char" svg:y="-0.545cm" svg:width="15.104cm" svg:height="0.709cm" draw:z-index="176"><draw:object xlink:href="./Object 177" xlink:type="simple" xlink:show="embed" xlink:actuate="onLoad"/><draw:image xlink:href="./ObjectReplacements/Object 177" xlink:type="simple" xlink:show="embed" xlink:actuate="onLoad"/></draw:frame></text:p>
      <text:p text:style-name="P114"><draw:frame draw:style-name="fr1" draw:name="Object90" text:anchor-type="as-char" svg:y="-0.545cm" svg:width="5.241cm" svg:height="0.709cm" draw:z-index="177"><draw:object xlink:href="./Object 178" xlink:type="simple" xlink:show="embed" xlink:actuate="onLoad"/><draw:image xlink:href="./ObjectReplacements/Object 178" xlink:type="simple" xlink:show="embed" xlink:actuate="onLoad"/></draw:frame></text:p>
      <text:p text:style-name="P115">可以得出：</text:p>
      <text:p text:style-name="P115"><draw:frame draw:style-name="fr1" draw:name="Object91" text:anchor-type="as-char" svg:y="-0.545cm" svg:width="7.221cm" svg:height="0.737cm" draw:z-index="178"><draw:object xlink:href="./Object 179" xlink:type="simple" xlink:show="embed" xlink:actuate="onLoad"/><draw:image xlink:href="./ObjectReplacements/Object 179" xlink:type="simple" xlink:show="embed" xlink:actuate="onLoad"/></draw:frame></text:p>
      <text:p text:style-name="P115"><draw:frame draw:style-name="fr1" draw:name="Object92" text:anchor-type="as-char" svg:y="-0.818cm" svg:width="7.38cm" svg:height="1.291cm" draw:z-index="179"><draw:object xlink:href="./Object 180" xlink:type="simple" xlink:show="embed" xlink:actuate="onLoad"/><draw:image xlink:href="./ObjectReplacements/Object 180" xlink:type="simple" xlink:show="embed" xlink:actuate="onLoad"/></draw:frame></text:p>
      <text:p text:style-name="P116">因此</text:p>
      <text:p text:style-name="P117"><draw:frame draw:style-name="fr1" draw:name="Object93" text:anchor-type="as-char" svg:y="-0.773cm" svg:width="3.715cm" svg:height="1.245cm" draw:z-index="180"><draw:object xlink:href="./Object 181" xlink:type="simple" xlink:show="embed" xlink:actuate="onLoad"/><draw:image xlink:href="./ObjectReplacements/Object 181" xlink:type="simple" xlink:show="embed" xlink:actuate="onLoad"/></draw:frame></text:p>
      <text:p text:style-name="P116"/>
      <text:h text:style-name="P302" text:outline-level="3">5.4.4权衡偏差和方差以最小化均方误差(MSE)</text:h>
      <text:p text:style-name="P119"><draw:frame draw:style-name="fr1" draw:name="Object94" text:anchor-type="as-char" svg:y="-0.584cm" svg:width="8.982cm" svg:height="0.774cm" draw:z-index="181"><draw:object xlink:href="./Object 182" xlink:type="simple" xlink:show="embed" xlink:actuate="onLoad"/><draw:image xlink:href="./ObjectReplacements/Object 182" xlink:type="simple" xlink:show="embed" xlink:actuate="onLoad"/></draw:frame></text:p>
      <text:p text:style-name="P120">推导如下：</text:p>
      <text:p text:style-name="P120"><draw:frame draw:style-name="fr1" draw:name="Object95" text:anchor-type="as-char" svg:y="-0.584cm" svg:width="7.9cm" svg:height="0.774cm" draw:z-index="182"><draw:object xlink:href="./Object 183" xlink:type="simple" xlink:show="embed" xlink:actuate="onLoad"/><draw:image xlink:href="./ObjectReplacements/Object 183" xlink:type="simple" xlink:show="embed" xlink:actuate="onLoad"/></draw:frame></text:p>
      <text:p text:style-name="P118"/>
      <text:h text:style-name="P303" text:outline-level="3">5.6 贝叶斯统计</text:h>
      <text:p text:style-name="P121"><draw:frame draw:style-name="fr1" draw:name="Object96" text:anchor-type="as-char" svg:y="-0.898cm" svg:width="13.712cm" svg:height="1.612cm" draw:z-index="183"><draw:object xlink:href="./Object 184" xlink:type="simple" xlink:show="embed" xlink:actuate="onLoad"/><draw:image xlink:href="./ObjectReplacements/Object 184" xlink:type="simple" xlink:show="embed" xlink:actuate="onLoad"/></draw:frame></text:p>
      <text:p text:style-name="P105"><text:soft-page-break/><text:span text:style-name="T49">如果对</text:span><text:span text:style-name="T49"><draw:frame draw:style-name="fr1" draw:name="Object97" text:anchor-type="as-char" svg:y="-0.33cm" svg:width="0.439cm" svg:height="0.356cm" draw:z-index="184"><draw:object xlink:href="./Object 185" xlink:type="simple" xlink:show="embed" xlink:actuate="onLoad"/><draw:image xlink:href="./ObjectReplacements/Object 185" xlink:type="simple" xlink:show="embed" xlink:actuate="onLoad"/></draw:frame></text:span><text:span text:style-name="T49">没有任何的信息，贝叶斯建议使用区间(0,1)上的均匀分布作为先验分布，这个建议被人成为贝叶斯假设。</text:span></text:p>
      <text:p text:style-name="P105"/>
      <text:h text:style-name="P304" text:outline-level="3">5.7 监督学习方法</text:h>
      <text:h text:style-name="P304" text:outline-level="3">5.7.2 支持向量机(support vector machines,SVM)</text:h>
      <text:p text:style-name="Heading">一<text:span text:style-name="T50">、</text:span>线性可分支持向量机</text:p>
      <text:p text:style-name="P122"><text:tab/>对于给定的训练数据集T和超平面(w,b),定义超平面(w,b)关于样本点<draw:frame draw:style-name="fr1" draw:name="Object98" text:anchor-type="as-char" svg:y="-0.386cm" svg:width="1.369cm" svg:height="0.54cm" draw:z-index="185"><draw:object xlink:href="./Object 186" xlink:type="simple" xlink:show="embed" xlink:actuate="onLoad"/><draw:image xlink:href="./ObjectReplacements/Object 186" xlink:type="simple" xlink:show="embed" xlink:actuate="onLoad"/></draw:frame>的函数间隔为</text:p>
      <text:p text:style-name="P123"><draw:frame draw:style-name="fr1" draw:name="Object99" text:anchor-type="as-char" svg:y="-0.517cm" svg:width="3.397cm" svg:height="0.707cm" draw:z-index="186"><draw:object xlink:href="./Object 187" xlink:type="simple" xlink:show="embed" xlink:actuate="onLoad"/><draw:image xlink:href="./ObjectReplacements/Object 187" xlink:type="simple" xlink:show="embed" xlink:actuate="onLoad"/></draw:frame></text:p>
      <text:p text:style-name="P124">几何间隔为</text:p>
      <text:p text:style-name="P123"><draw:frame draw:style-name="fr1" draw:name="Object100" text:anchor-type="as-char" svg:y="-0.773cm" svg:width="4.907cm" svg:height="1.268cm" draw:z-index="187"><draw:object xlink:href="./Object 188" xlink:type="simple" xlink:show="embed" xlink:actuate="onLoad"/><draw:image xlink:href="./ObjectReplacements/Object 188" xlink:type="simple" xlink:show="embed" xlink:actuate="onLoad"/></draw:frame></text:p>
      <text:p text:style-name="P125">最大化间隔分离超平面</text:p>
      <text:p text:style-name="P125"><text:tab/>下面考虑如何求得一个几何间隔最大的分离超平面<text:span text:style-name="T51">，即最大分离超平面。该问题可以表示为下面的约束最优化问题：</text:span></text:p>
      <text:p text:style-name="P126"><draw:frame draw:style-name="fr1" draw:name="Object101" text:anchor-type="as-char" svg:y="-0.469cm" svg:width="1.81cm" svg:height="0.935cm" draw:z-index="188"><draw:object xlink:href="./Object 189" xlink:type="simple" xlink:show="embed" xlink:actuate="onLoad"/><draw:image xlink:href="./ObjectReplacements/Object 189" xlink:type="simple" xlink:show="embed" xlink:actuate="onLoad"/></draw:frame></text:p>
      <text:p text:style-name="P126"><draw:frame draw:style-name="fr1" draw:name="Object102" text:anchor-type="as-char" svg:y="-0.773cm" svg:width="9.462cm" svg:height="1.268cm" draw:z-index="189"><draw:object xlink:href="./Object 190" xlink:type="simple" xlink:show="embed" xlink:actuate="onLoad"/><draw:image xlink:href="./ObjectReplacements/Object 190" xlink:type="simple" xlink:show="embed" xlink:actuate="onLoad"/></draw:frame></text:p>
      <text:p text:style-name="P127">该问题等价于：</text:p>
      <text:p text:style-name="P128"><draw:frame draw:style-name="fr1" draw:name="Object103" text:anchor-type="as-char" svg:y="-0.617cm" svg:width="2.409cm" svg:height="1.115cm" draw:z-index="190"><draw:object xlink:href="./Object 191" xlink:type="simple" xlink:show="embed" xlink:actuate="onLoad"/><draw:image xlink:href="./ObjectReplacements/Object 191" xlink:type="simple" xlink:show="embed" xlink:actuate="onLoad"/></draw:frame></text:p>
      <text:p text:style-name="P128"><draw:frame draw:style-name="fr1" draw:name="Object104" text:anchor-type="as-char" svg:y="-0.517cm" svg:width="8.073cm" svg:height="0.707cm" draw:z-index="191"><draw:object xlink:href="./Object 192" xlink:type="simple" xlink:show="embed" xlink:actuate="onLoad"/><draw:image xlink:href="./ObjectReplacements/Object 192" xlink:type="simple" xlink:show="embed" xlink:actuate="onLoad"/></draw:frame></text:p>
      <text:p text:style-name="P129">由于对w,b同样缩放相同的倍数，问题结果不变，可以同时缩小<draw:frame draw:style-name="fr1" draw:name="Object105" text:anchor-type="as-char" svg:y="-0.256cm" svg:width="0.52cm" svg:height="0.379cm" draw:z-index="192"><draw:object xlink:href="./Object 193" xlink:type="simple" xlink:show="embed" xlink:actuate="onLoad"/><draw:image xlink:href="./ObjectReplacements/Object 193" xlink:type="simple" xlink:show="embed" xlink:actuate="onLoad"/></draw:frame>倍，该问题进一步优化为：</text:p>
      <text:p text:style-name="P130"><draw:frame draw:style-name="fr1" draw:name="Object106" text:anchor-type="as-char" svg:y="-0.773cm" svg:width="2.796cm" svg:height="1.245cm" draw:z-index="193"><draw:object xlink:href="./Object 194" xlink:type="simple" xlink:show="embed" xlink:actuate="onLoad"/><draw:image xlink:href="./ObjectReplacements/Object 194" xlink:type="simple" xlink:show="embed" xlink:actuate="onLoad"/></draw:frame></text:p>
      <text:p text:style-name="P130"><draw:frame draw:style-name="fr1" draw:name="Object107" text:anchor-type="as-char" svg:y="-0.517cm" svg:width="8.696cm" svg:height="0.707cm" draw:z-index="194"><draw:object xlink:href="./Object 195" xlink:type="simple" xlink:show="embed" xlink:actuate="onLoad"/><draw:image xlink:href="./ObjectReplacements/Object 195" xlink:type="simple" xlink:show="embed" xlink:actuate="onLoad"/></draw:frame></text:p>
      <text:p text:style-name="P131"><text:soft-page-break/>若训练数据集T线性可分，则可将训练数据集中的样本点完全正确分开的最大间隔分离超平面存在且唯一。</text:p>
      <text:p text:style-name="P131">学习的对偶算法</text:p>
      <text:p text:style-name="P131"><text:tab/>首先构建拉格朗日，引进拉格朗日乘子<draw:frame draw:style-name="fr1" draw:name="Object108" text:anchor-type="as-char" svg:y="-0.469cm" svg:width="4.12cm" svg:height="0.661cm" draw:z-index="195"><draw:object xlink:href="./Object 196" xlink:type="simple" xlink:show="embed" xlink:actuate="onLoad"/><draw:image xlink:href="./ObjectReplacements/Object 196" xlink:type="simple" xlink:show="embed" xlink:actuate="onLoad"/></draw:frame></text:p>
      <text:p text:style-name="P132"><draw:frame draw:style-name="fr1" draw:name="Object109" text:anchor-type="as-char" svg:y="-0.923cm" svg:width="10.5cm" svg:height="1.457cm" draw:z-index="196"><draw:object xlink:href="./Object 197" xlink:type="simple" xlink:show="embed" xlink:actuate="onLoad"/><draw:image xlink:href="./ObjectReplacements/Object 197" xlink:type="simple" xlink:show="embed" xlink:actuate="onLoad"/></draw:frame></text:p>
      <text:p text:style-name="P133">原问题可以表示为：</text:p>
      <text:p text:style-name="P134"><draw:frame draw:style-name="fr1" draw:name="Object110" text:anchor-type="as-char" svg:y="-0.517cm" svg:width="4.785cm" svg:height="0.981cm" draw:z-index="197"><draw:object xlink:href="./Object 198" xlink:type="simple" xlink:show="embed" xlink:actuate="onLoad"/><draw:image xlink:href="./ObjectReplacements/Object 198" xlink:type="simple" xlink:show="embed" xlink:actuate="onLoad"/></draw:frame></text:p>
      <text:p text:style-name="P133">对偶问题可以表示为：</text:p>
      <text:p text:style-name="P134"><draw:frame draw:style-name="fr1" draw:name="Object111" text:anchor-type="as-char" svg:y="-0.517cm" svg:width="4.576cm" svg:height="0.981cm" draw:z-index="198"><draw:object xlink:href="./Object 199" xlink:type="simple" xlink:show="embed" xlink:actuate="onLoad"/><draw:image xlink:href="./ObjectReplacements/Object 199" xlink:type="simple" xlink:show="embed" xlink:actuate="onLoad"/></draw:frame></text:p>
      <text:p text:style-name="P135">由于目标函数和约束条件是凸函数<text:span text:style-name="T52">，故原问题和对偶问题同解。</text:span></text:p>
      <text:p text:style-name="P136">(1)求<draw:frame draw:style-name="fr1" draw:name="Object112" text:anchor-type="as-char" svg:y="-0.413cm" svg:width="2.718cm" svg:height="0.783cm" draw:z-index="199"><draw:object xlink:href="./Object 200" xlink:type="simple" xlink:show="embed" xlink:actuate="onLoad"/><draw:image xlink:href="./ObjectReplacements/Object 200" xlink:type="simple" xlink:show="embed" xlink:actuate="onLoad"/></draw:frame></text:p>
      <text:p text:style-name="P136">将拉格朗日函数对w,b分别求偏导，其导数为0，如下：</text:p>
      <text:p text:style-name="P137"><draw:frame draw:style-name="fr1" draw:name="Object113" text:anchor-type="as-char" svg:y="-0.923cm" svg:width="7.726cm" svg:height="1.457cm" draw:z-index="200"><draw:object xlink:href="./Object 201" xlink:type="simple" xlink:show="embed" xlink:actuate="onLoad"/><draw:image xlink:href="./ObjectReplacements/Object 201" xlink:type="simple" xlink:show="embed" xlink:actuate="onLoad"/></draw:frame></text:p>
      <text:p text:style-name="P137"><draw:frame draw:style-name="fr1" draw:name="Object114" text:anchor-type="as-char" svg:y="-0.923cm" svg:width="6.318cm" svg:height="1.457cm" draw:z-index="201"><draw:object xlink:href="./Object 202" xlink:type="simple" xlink:show="embed" xlink:actuate="onLoad"/><draw:image xlink:href="./ObjectReplacements/Object 202" xlink:type="simple" xlink:show="embed" xlink:actuate="onLoad"/></draw:frame></text:p>
      <text:p text:style-name="P138">得：</text:p>
      <text:p text:style-name="P139"><draw:frame draw:style-name="fr1" draw:name="Object115" text:anchor-type="as-char" svg:y="-0.923cm" svg:width="3.258cm" svg:height="1.457cm" draw:z-index="202"><draw:object xlink:href="./Object 203" xlink:type="simple" xlink:show="embed" xlink:actuate="onLoad"/><draw:image xlink:href="./ObjectReplacements/Object 203" xlink:type="simple" xlink:show="embed" xlink:actuate="onLoad"/></draw:frame></text:p>
      <text:p text:style-name="P139"><draw:frame draw:style-name="fr1" draw:name="Object116" text:anchor-type="as-char" svg:y="-0.923cm" svg:width="2.665cm" svg:height="1.457cm" draw:z-index="203"><draw:object xlink:href="./Object 204" xlink:type="simple" xlink:show="embed" xlink:actuate="onLoad"/><draw:image xlink:href="./ObjectReplacements/Object 204" xlink:type="simple" xlink:show="embed" xlink:actuate="onLoad"/></draw:frame></text:p>
      <text:p text:style-name="P138">代入拉格朗日函数得<text:span text:style-name="T53">：</text:span></text:p>
      <text:p text:style-name="P138"><draw:frame draw:style-name="fr1" draw:name="Object117" text:anchor-type="as-char" svg:y="-1.228cm" svg:width="14.266cm" svg:height="2.353cm" draw:z-index="204"><draw:object xlink:href="./Object 205" xlink:type="simple" xlink:show="embed" xlink:actuate="onLoad"/><draw:image xlink:href="./ObjectReplacements/Object 205" xlink:type="simple" xlink:show="embed" xlink:actuate="onLoad"/></draw:frame></text:p>
      <text:p text:style-name="P140"><text:soft-page-break/>(2)求<draw:frame draw:style-name="fr1" draw:name="Object118" text:anchor-type="as-char" svg:y="-0.386cm" svg:width="2.709cm" svg:height="0.757cm" draw:z-index="205"><draw:object xlink:href="./Object 206" xlink:type="simple" xlink:show="embed" xlink:actuate="onLoad"/><draw:image xlink:href="./ObjectReplacements/Object 206" xlink:type="simple" xlink:show="embed" xlink:actuate="onLoad"/></draw:frame>对<draw:frame draw:style-name="fr1" draw:name="Object119" text:anchor-type="as-char" svg:y="-0.27cm" svg:width="0.55cm" svg:height="0.3cm" draw:z-index="206"><draw:object xlink:href="./Object 207" xlink:type="simple" xlink:show="embed" xlink:actuate="onLoad"/><draw:image xlink:href="./ObjectReplacements/Object 207" xlink:type="simple" xlink:show="embed" xlink:actuate="onLoad"/></draw:frame>的极大值</text:p>
      <text:p text:style-name="P141"><draw:frame draw:style-name="fr1" draw:name="Object120" text:anchor-type="as-char" svg:y="-0.923cm" svg:width="8.874cm" svg:height="1.457cm" draw:z-index="207"><draw:object xlink:href="./Object 208" xlink:type="simple" xlink:show="embed" xlink:actuate="onLoad"/><draw:image xlink:href="./ObjectReplacements/Object 208" xlink:type="simple" xlink:show="embed" xlink:actuate="onLoad"/></draw:frame></text:p>
      <text:p text:style-name="P141"><draw:frame draw:style-name="fr1" draw:name="Object121" text:anchor-type="as-char" svg:y="-1.097cm" svg:width="4.219cm" svg:height="2.145cm" draw:z-index="208"><draw:object xlink:href="./Object 209" xlink:type="simple" xlink:show="embed" xlink:actuate="onLoad"/><draw:image xlink:href="./ObjectReplacements/Object 209" xlink:type="simple" xlink:show="embed" xlink:actuate="onLoad"/></draw:frame></text:p>
      <text:p text:style-name="P143">假设求得上面的对<draw:frame draw:style-name="fr1" draw:name="Object122" text:anchor-type="as-char" svg:y="-0.27cm" svg:width="0.55cm" svg:height="0.3cm" draw:z-index="209"><draw:object xlink:href="./Object 210" xlink:type="simple" xlink:show="embed" xlink:actuate="onLoad"/><draw:image xlink:href="./ObjectReplacements/Object 210" xlink:type="simple" xlink:show="embed" xlink:actuate="onLoad"/></draw:frame>的解为<draw:frame draw:style-name="fr1" draw:name="Object123" text:anchor-type="as-char" svg:y="-0.51cm" svg:width="0.711cm" svg:height="0.54cm" draw:z-index="210"><draw:object xlink:href="./Object 211" xlink:type="simple" xlink:show="embed" xlink:actuate="onLoad"/><draw:image xlink:href="./ObjectReplacements/Object 211" xlink:type="simple" xlink:show="embed" xlink:actuate="onLoad"/></draw:frame>，则</text:p>
      <text:p text:style-name="P144"><draw:frame draw:style-name="fr1" draw:name="Object124" text:anchor-type="as-char" svg:y="-0.923cm" svg:width="3.475cm" svg:height="1.457cm" draw:z-index="211"><draw:object xlink:href="./Object 212" xlink:type="simple" xlink:show="embed" xlink:actuate="onLoad"/><draw:image xlink:href="./ObjectReplacements/Object 212" xlink:type="simple" xlink:show="embed" xlink:actuate="onLoad"/></draw:frame></text:p>
      <text:p text:style-name="P142"><draw:frame draw:style-name="fr1" draw:name="Object125" text:anchor-type="as-char" svg:y="-0.923cm" svg:width="10.031cm" svg:height="1.457cm" draw:z-index="212"><draw:object xlink:href="./Object 213" xlink:type="simple" xlink:show="embed" xlink:actuate="onLoad"/><draw:image xlink:href="./ObjectReplacements/Object 213" xlink:type="simple" xlink:show="embed" xlink:actuate="onLoad"/></draw:frame></text:p>
      <text:p text:style-name="P145">其中b的求解是根据KKT互补条件</text:p>
      <text:p text:style-name="P146"><draw:frame draw:style-name="fr1" draw:name="Object126" text:anchor-type="as-char" svg:y="-0.547cm" svg:width="5.597cm" svg:height="0.737cm" draw:z-index="213"><draw:object xlink:href="./Object 214" xlink:type="simple" xlink:show="embed" xlink:actuate="onLoad"/><draw:image xlink:href="./ObjectReplacements/Object 214" xlink:type="simple" xlink:show="embed" xlink:actuate="onLoad"/></draw:frame></text:p>
      <text:p text:style-name="P147">w和b只依赖于训练数据中<draw:frame draw:style-name="fr1" draw:name="Object127" text:anchor-type="as-char" svg:y="-0.407cm" svg:width="1.057cm" svg:height="0.506cm" draw:z-index="214"><draw:object xlink:href="./Object 215" xlink:type="simple" xlink:show="embed" xlink:actuate="onLoad"/><draw:image xlink:href="./ObjectReplacements/Object 215" xlink:type="simple" xlink:show="embed" xlink:actuate="onLoad"/></draw:frame>的点，将<draw:frame draw:style-name="fr1" draw:name="Object128" text:anchor-type="as-char" svg:y="-0.407cm" svg:width="1.057cm" svg:height="0.506cm" draw:z-index="215"><draw:object xlink:href="./Object 216" xlink:type="simple" xlink:show="embed" xlink:actuate="onLoad"/><draw:image xlink:href="./ObjectReplacements/Object 216" xlink:type="simple" xlink:show="embed" xlink:actuate="onLoad"/></draw:frame>的实例点称为支持向量。</text:p>
      <text:p text:style-name="Heading">二、线性支持向量机</text:p>
      <text:p text:style-name="P147"><text:tab/>如果训练数据中有一些特异的点，导致不等式约束对所以的数据并不是都成立，如果把这些特异的点去除后，剩余大部分点是线性可分的，为了解决这个问题，引入了一个松弛变量<draw:frame draw:style-name="fr1" draw:name="Object129" text:anchor-type="as-char" svg:y="-0.377cm" svg:width="1.141cm" svg:height="0.531cm" draw:z-index="216"><draw:object xlink:href="./Object 217" xlink:type="simple" xlink:show="embed" xlink:actuate="onLoad"/><draw:image xlink:href="./ObjectReplacements/Object 217" xlink:type="simple" xlink:show="embed" xlink:actuate="onLoad"/></draw:frame><text:span text:style-name="T54">，则该问题可以表述为：</text:span></text:p>
      <text:p text:style-name="P148"><draw:frame draw:style-name="fr1" draw:name="Object130" text:anchor-type="as-char" svg:y="-0.923cm" svg:width="4.623cm" svg:height="1.457cm" draw:z-index="217"><draw:object xlink:href="./Object 218" xlink:type="simple" xlink:show="embed" xlink:actuate="onLoad"/><draw:image xlink:href="./ObjectReplacements/Object 218" xlink:type="simple" xlink:show="embed" xlink:actuate="onLoad"/></draw:frame></text:p>
      <text:p text:style-name="P148"><draw:frame draw:style-name="fr1" draw:name="Object131" text:anchor-type="as-char" svg:y="-0.723cm" svg:width="5.599cm" svg:height="1.397cm" draw:z-index="218"><draw:object xlink:href="./Object 219" xlink:type="simple" xlink:show="embed" xlink:actuate="onLoad"/><draw:image xlink:href="./ObjectReplacements/Object 219" xlink:type="simple" xlink:show="embed" xlink:actuate="onLoad"/></draw:frame></text:p>
      <text:p text:style-name="P149">该问题的拉格朗日函数为：</text:p>
      <text:p text:style-name="P150"><draw:frame draw:style-name="fr1" draw:name="Object132" text:anchor-type="as-char" svg:y="-0.923cm" svg:width="16.087cm" svg:height="1.457cm" draw:z-index="219"><draw:object xlink:href="./Object 220" xlink:type="simple" xlink:show="embed" xlink:actuate="onLoad"/><draw:image xlink:href="./ObjectReplacements/Object 220" xlink:type="simple" xlink:show="embed" xlink:actuate="onLoad"/></draw:frame></text:p>
      <text:p text:style-name="P151">原问题等价于：</text:p>
      <text:p text:style-name="P152"><draw:frame draw:style-name="fr1" draw:name="Object133" text:anchor-type="as-char" svg:y="-0.517cm" svg:width="6.239cm" svg:height="0.991cm" draw:z-index="220"><draw:object xlink:href="./Object 221" xlink:type="simple" xlink:show="embed" xlink:actuate="onLoad"/><draw:image xlink:href="./ObjectReplacements/Object 221" xlink:type="simple" xlink:show="embed" xlink:actuate="onLoad"/></draw:frame></text:p>
      <text:p text:style-name="P153"><text:soft-page-break/>原问题的对偶问题为：</text:p>
      <text:p text:style-name="P154"><draw:frame draw:style-name="fr1" draw:name="Object134" text:anchor-type="as-char" svg:y="-0.517cm" svg:width="6.239cm" svg:height="0.991cm" draw:z-index="221"><draw:object xlink:href="./Object 222" xlink:type="simple" xlink:show="embed" xlink:actuate="onLoad"/><draw:image xlink:href="./ObjectReplacements/Object 222" xlink:type="simple" xlink:show="embed" xlink:actuate="onLoad"/></draw:frame></text:p>
      <text:p text:style-name="P155">(1)求<draw:frame draw:style-name="fr1" draw:name="Object135" text:anchor-type="as-char" svg:y="-0.415cm" svg:width="4.066cm" svg:height="0.788cm" draw:z-index="222"><draw:object xlink:href="./Object 223" xlink:type="simple" xlink:show="embed" xlink:actuate="onLoad"/><draw:image xlink:href="./ObjectReplacements/Object 223" xlink:type="simple" xlink:show="embed" xlink:actuate="onLoad"/></draw:frame></text:p>
      <text:p text:style-name="P157"><draw:frame draw:style-name="fr1" draw:name="Object136" text:anchor-type="as-char" svg:y="-0.923cm" svg:width="5.643cm" svg:height="1.457cm" draw:z-index="223"><draw:object xlink:href="./Object 224" xlink:type="simple" xlink:show="embed" xlink:actuate="onLoad"/><draw:image xlink:href="./ObjectReplacements/Object 224" xlink:type="simple" xlink:show="embed" xlink:actuate="onLoad"/></draw:frame></text:p>
      <text:p text:style-name="P157"><draw:frame draw:style-name="fr1" draw:name="Object137" text:anchor-type="as-char" svg:y="-0.923cm" svg:width="4.657cm" svg:height="1.457cm" draw:z-index="224"><draw:object xlink:href="./Object 225" xlink:type="simple" xlink:show="embed" xlink:actuate="onLoad"/><draw:image xlink:href="./ObjectReplacements/Object 225" xlink:type="simple" xlink:show="embed" xlink:actuate="onLoad"/></draw:frame></text:p>
      <text:p text:style-name="P157"><draw:frame draw:style-name="fr1" draw:name="Object138" text:anchor-type="as-char" svg:y="-0.471cm" svg:width="4.826cm" svg:height="0.691cm" draw:z-index="225"><draw:object xlink:href="./Object 226" xlink:type="simple" xlink:show="embed" xlink:actuate="onLoad"/><draw:image xlink:href="./ObjectReplacements/Object 226" xlink:type="simple" xlink:show="embed" xlink:actuate="onLoad"/></draw:frame></text:p>
      <text:p text:style-name="P156">得<text:span text:style-name="T55">：</text:span></text:p>
      <text:p text:style-name="P158"><draw:frame draw:style-name="fr1" draw:name="Object139" text:anchor-type="as-char" svg:y="-1.84cm" svg:width="3.267cm" svg:height="3.628cm" draw:z-index="226"><draw:object xlink:href="./Object 227" xlink:type="simple" xlink:show="embed" xlink:actuate="onLoad"/><draw:image xlink:href="./ObjectReplacements/Object 227" xlink:type="simple" xlink:show="embed" xlink:actuate="onLoad"/></draw:frame></text:p>
      <text:p text:style-name="P159">代入拉格朗日函数得：</text:p>
      <text:p text:style-name="P158"><draw:frame draw:style-name="fr1" draw:name="Object140" text:anchor-type="as-char" svg:y="-0.923cm" svg:width="13.053cm" svg:height="1.457cm" draw:z-index="227"><draw:object xlink:href="./Object 228" xlink:type="simple" xlink:show="embed" xlink:actuate="onLoad"/><draw:image xlink:href="./ObjectReplacements/Object 228" xlink:type="simple" xlink:show="embed" xlink:actuate="onLoad"/></draw:frame></text:p>
      <text:p text:style-name="P160">(2)对<draw:frame draw:style-name="fr1" draw:name="Object141" text:anchor-type="as-char" svg:y="-0.415cm" svg:width="4.066cm" svg:height="0.788cm" draw:z-index="228"><draw:object xlink:href="./Object 229" xlink:type="simple" xlink:show="embed" xlink:actuate="onLoad"/><draw:image xlink:href="./ObjectReplacements/Object 229" xlink:type="simple" xlink:show="embed" xlink:actuate="onLoad"/></draw:frame>求<draw:frame draw:style-name="fr1" draw:name="Object142" text:anchor-type="as-char" svg:y="-0.215cm" svg:width="0.482cm" svg:height="0.242cm" draw:z-index="229"><draw:object xlink:href="./Object 230" xlink:type="simple" xlink:show="embed" xlink:actuate="onLoad"/><draw:image xlink:href="./ObjectReplacements/Object 230" xlink:type="simple" xlink:show="embed" xlink:actuate="onLoad"/></draw:frame>的极大值</text:p>
      <text:p text:style-name="P161"><draw:frame draw:style-name="fr1" draw:name="Object143" text:anchor-type="as-char" svg:y="-0.923cm" svg:width="9.001cm" svg:height="1.457cm" draw:z-index="230"><draw:object xlink:href="./Object 231" xlink:type="simple" xlink:show="embed" xlink:actuate="onLoad"/><draw:image xlink:href="./ObjectReplacements/Object 231" xlink:type="simple" xlink:show="embed" xlink:actuate="onLoad"/></draw:frame></text:p>
      <text:p text:style-name="P161"><draw:frame draw:style-name="fr1" draw:name="Object144" text:anchor-type="as-char" svg:y="-1.787cm" svg:width="5.322cm" svg:height="3.463cm" draw:z-index="231"><draw:object xlink:href="./Object 232" xlink:type="simple" xlink:show="embed" xlink:actuate="onLoad"/><draw:image xlink:href="./ObjectReplacements/Object 232" xlink:type="simple" xlink:show="embed" xlink:actuate="onLoad"/></draw:frame></text:p>
      <text:p text:style-name="P162">假设求得<draw:frame draw:style-name="fr1" draw:name="Object145" text:anchor-type="as-char" svg:y="-0.437cm" svg:width="0.61cm" svg:height="0.462cm" draw:z-index="232"><draw:object xlink:href="./Object 233" xlink:type="simple" xlink:show="embed" xlink:actuate="onLoad"/><draw:image xlink:href="./ObjectReplacements/Object 233" xlink:type="simple" xlink:show="embed" xlink:actuate="onLoad"/></draw:frame>是对偶问题的一个解，可得</text:p>
      <text:p text:style-name="P163"><text:soft-page-break/><draw:frame draw:style-name="fr1" draw:name="Object146" text:anchor-type="as-char" svg:y="-1.358cm" svg:width="5.399cm" svg:height="2.94cm" draw:z-index="233"><draw:object xlink:href="./Object 234" xlink:type="simple" xlink:show="embed" xlink:actuate="onLoad"/><draw:image xlink:href="./ObjectReplacements/Object 234" xlink:type="simple" xlink:show="embed" xlink:actuate="onLoad"/></draw:frame></text:p>
      <text:p text:style-name="P164"><text:tab/><text:span text:style-name="T57">当</text:span><text:span text:style-name="T57"><draw:frame draw:style-name="fr1" draw:name="Object147" text:anchor-type="as-char" svg:y="-0.437cm" svg:width="1.974cm" svg:height="0.559cm" draw:z-index="234"><draw:object xlink:href="./Object 235" xlink:type="simple" xlink:show="embed" xlink:actuate="onLoad"/><draw:image xlink:href="./ObjectReplacements/Object 235" xlink:type="simple" xlink:show="embed" xlink:actuate="onLoad"/></draw:frame></text:span><text:span text:style-name="T57">时，</text:span><text:span text:style-name="T57"><draw:frame draw:style-name="fr1" draw:name="Object148" text:anchor-type="as-char" svg:y="-0.386cm" svg:width="5.039cm" svg:height="0.508cm" draw:z-index="235"><draw:object xlink:href="./Object 236" xlink:type="simple" xlink:show="embed" xlink:actuate="onLoad"/><draw:image xlink:href="./ObjectReplacements/Object 236" xlink:type="simple" xlink:show="embed" xlink:actuate="onLoad"/></draw:frame></text:span><text:span text:style-name="T57">，支持向量恰好落在间隔边界上；当</text:span><text:span text:style-name="T57"><draw:frame draw:style-name="fr1" draw:name="Object149" text:anchor-type="as-char" svg:y="-0.437cm" svg:width="2.866cm" svg:height="0.559cm" draw:z-index="236"><draw:object xlink:href="./Object 237" xlink:type="simple" xlink:show="embed" xlink:actuate="onLoad"/><draw:image xlink:href="./ObjectReplacements/Object 237" xlink:type="simple" xlink:show="embed" xlink:actuate="onLoad"/></draw:frame></text:span><text:span text:style-name="T57">则分类正确</text:span><text:span text:style-name="T58">；</text:span><text:span text:style-name="T57"><draw:frame draw:style-name="fr1" draw:name="Object150" text:anchor-type="as-char" svg:y="-0.437cm" svg:width="2.26cm" svg:height="0.534cm" draw:z-index="237"><draw:object xlink:href="./Object 238" xlink:type="simple" xlink:show="embed" xlink:actuate="onLoad"/><draw:image xlink:href="./ObjectReplacements/Object 238" xlink:type="simple" xlink:show="embed" xlink:actuate="onLoad"/></draw:frame></text:span><text:span text:style-name="T57">则落在分离超平面上</text:span><text:span text:style-name="T57"><draw:frame draw:style-name="fr1" draw:name="Object151" text:anchor-type="as-char" svg:y="-0.437cm" svg:width="2.196cm" svg:height="0.534cm" draw:z-index="238"><draw:object xlink:href="./Object 239" xlink:type="simple" xlink:show="embed" xlink:actuate="onLoad"/><draw:image xlink:href="./ObjectReplacements/Object 239" xlink:type="simple" xlink:show="embed" xlink:actuate="onLoad"/></draw:frame></text:span><text:span text:style-name="T57">则被错误分类</text:span><text:span text:style-name="T58">。</text:span></text:p>
      <text:p text:style-name="Heading">三、非线性支持向量机</text:p>
      <text:p text:style-name="P165"><text:tab/>用线性分类方法求解非线性分类问题分两步：首先使用一个变换将原空间的数据映射到新空间；然后在新空间里用线性分类学习方法从训练数据中学习分类模型。</text:p>
      <text:p text:style-name="P170">核函数</text:p>
      <text:p text:style-name="P166"><text:tab/>设<draw:frame draw:style-name="fr1" draw:name="Object152" text:anchor-type="as-char" svg:y="-0.22cm" svg:width="0.464cm" svg:height="0.326cm" draw:z-index="239"><draw:object xlink:href="./Object 240" xlink:type="simple" xlink:show="embed" xlink:actuate="onLoad"/><draw:image xlink:href="./ObjectReplacements/Object 240" xlink:type="simple" xlink:show="embed" xlink:actuate="onLoad"/></draw:frame>是输入空间(欧式空间<draw:frame draw:style-name="fr1" draw:name="Object153" text:anchor-type="as-char" svg:y="-0.437cm" svg:width="0.628cm" svg:height="0.527cm" draw:z-index="240"><draw:object xlink:href="./Object 241" xlink:type="simple" xlink:show="embed" xlink:actuate="onLoad"/><draw:image xlink:href="./ObjectReplacements/Object 241" xlink:type="simple" xlink:show="embed" xlink:actuate="onLoad"/></draw:frame>的子集或离散集合)，又设<draw:frame draw:style-name="fr1" draw:name="Object154" text:anchor-type="as-char" svg:y="-0.213cm" svg:width="0.469cm" svg:height="0.319cm" draw:z-index="241"><draw:object xlink:href="./Object 242" xlink:type="simple" xlink:show="embed" xlink:actuate="onLoad"/><draw:image xlink:href="./ObjectReplacements/Object 242" xlink:type="simple" xlink:show="embed" xlink:actuate="onLoad"/></draw:frame>为特征空间(希尔伯特空间)，如果存在一个从<draw:frame draw:style-name="fr1" draw:name="Object155" text:anchor-type="as-char" svg:y="-0.22cm" svg:width="0.464cm" svg:height="0.326cm" draw:z-index="242"><draw:object xlink:href="./Object 243" xlink:type="simple" xlink:show="embed" xlink:actuate="onLoad"/><draw:image xlink:href="./ObjectReplacements/Object 243" xlink:type="simple" xlink:show="embed" xlink:actuate="onLoad"/></draw:frame>到<draw:frame draw:style-name="fr1" draw:name="Object156" text:anchor-type="as-char" svg:y="-0.213cm" svg:width="0.469cm" svg:height="0.319cm" draw:z-index="243"><draw:object xlink:href="./Object 244" xlink:type="simple" xlink:show="embed" xlink:actuate="onLoad"/><draw:image xlink:href="./ObjectReplacements/Object 244" xlink:type="simple" xlink:show="embed" xlink:actuate="onLoad"/></draw:frame>的映射</text:p>
      <text:p text:style-name="P167"><draw:frame draw:style-name="fr1" draw:name="Object157" text:anchor-type="as-char" svg:y="-0.415cm" svg:width="2.258cm" svg:height="0.545cm" draw:z-index="244"><draw:object xlink:href="./Object 245" xlink:type="simple" xlink:show="embed" xlink:actuate="onLoad"/><draw:image xlink:href="./ObjectReplacements/Object 245" xlink:type="simple" xlink:show="embed" xlink:actuate="onLoad"/></draw:frame></text:p>
      <text:p text:style-name="P166">使得对所以<draw:frame draw:style-name="fr1" draw:name="Object158" text:anchor-type="as-char" svg:y="-0.377cm" svg:width="1.432cm" svg:height="0.483cm" draw:z-index="245"><draw:object xlink:href="./Object 246" xlink:type="simple" xlink:show="embed" xlink:actuate="onLoad"/><draw:image xlink:href="./ObjectReplacements/Object 246" xlink:type="simple" xlink:show="embed" xlink:actuate="onLoad"/></draw:frame>,函数<draw:frame draw:style-name="fr1" draw:name="Object159" text:anchor-type="as-char" svg:y="-0.386cm" svg:width="1.533cm" svg:height="0.508cm" draw:z-index="246"><draw:object xlink:href="./Object 247" xlink:type="simple" xlink:show="embed" xlink:actuate="onLoad"/><draw:image xlink:href="./ObjectReplacements/Object 247" xlink:type="simple" xlink:show="embed" xlink:actuate="onLoad"/></draw:frame>满足条件</text:p>
      <text:p text:style-name="P167"><draw:frame draw:style-name="fr1" draw:name="Object160" text:anchor-type="as-char" svg:y="-0.415cm" svg:width="3.859cm" svg:height="0.545cm" draw:z-index="247"><draw:object xlink:href="./Object 248" xlink:type="simple" xlink:show="embed" xlink:actuate="onLoad"/><draw:image xlink:href="./ObjectReplacements/Object 248" xlink:type="simple" xlink:show="embed" xlink:actuate="onLoad"/></draw:frame></text:p>
      <text:p text:style-name="P169">则称<draw:frame draw:style-name="fr1" draw:name="Object161" text:anchor-type="as-char" svg:y="-0.386cm" svg:width="1.533cm" svg:height="0.508cm" draw:z-index="248"><draw:object xlink:href="./Object 249" xlink:type="simple" xlink:show="embed" xlink:actuate="onLoad"/><draw:image xlink:href="./ObjectReplacements/Object 249" xlink:type="simple" xlink:show="embed" xlink:actuate="onLoad"/></draw:frame>为核函数，<draw:frame draw:style-name="fr1" draw:name="Object162" text:anchor-type="as-char" svg:y="-0.386cm" svg:width="1.021cm" svg:height="0.508cm" draw:z-index="249"><draw:object xlink:href="./Object 250" xlink:type="simple" xlink:show="embed" xlink:actuate="onLoad"/><draw:image xlink:href="./ObjectReplacements/Object 250" xlink:type="simple" xlink:show="embed" xlink:actuate="onLoad"/></draw:frame>为映射函数。</text:p>
      <text:p text:style-name="P171">正定核</text:p>
      <text:p text:style-name="P169"><text:tab/>设<draw:frame draw:style-name="fr1" draw:name="Object163" text:anchor-type="as-char" svg:y="-0.377cm" svg:width="2.639cm" svg:height="0.483cm" draw:z-index="250"><draw:object xlink:href="./Object 251" xlink:type="simple" xlink:show="embed" xlink:actuate="onLoad"/><draw:image xlink:href="./ObjectReplacements/Object 251" xlink:type="simple" xlink:show="embed" xlink:actuate="onLoad"/></draw:frame>是对称函数，则<draw:frame draw:style-name="fr1" draw:name="Object164" text:anchor-type="as-char" svg:y="-0.386cm" svg:width="1.533cm" svg:height="0.508cm" draw:z-index="251"><draw:object xlink:href="./Object 252" xlink:type="simple" xlink:show="embed" xlink:actuate="onLoad"/><draw:image xlink:href="./ObjectReplacements/Object 252" xlink:type="simple" xlink:show="embed" xlink:actuate="onLoad"/></draw:frame>为正定核函数的充要条件是对任意<draw:frame draw:style-name="fr1" draw:name="Object165" text:anchor-type="as-char" svg:y="-0.386cm" svg:width="4.987cm" svg:height="0.542cm" draw:z-index="252"><draw:object xlink:href="./Object 253" xlink:type="simple" xlink:show="embed" xlink:actuate="onLoad"/><draw:image xlink:href="./ObjectReplacements/Object 253" xlink:type="simple" xlink:show="embed" xlink:actuate="onLoad"/></draw:frame>对应的Gram矩阵：</text:p>
      <text:p text:style-name="P168"><draw:frame draw:style-name="fr1" draw:name="Object166" text:anchor-type="as-char" svg:y="-0.415cm" svg:width="3.524cm" svg:height="0.568cm" draw:z-index="253"><draw:object xlink:href="./Object 254" xlink:type="simple" xlink:show="embed" xlink:actuate="onLoad"/><draw:image xlink:href="./ObjectReplacements/Object 254" xlink:type="simple" xlink:show="embed" xlink:actuate="onLoad"/></draw:frame></text:p>
      <text:p text:style-name="P169">是半定矩阵。</text:p>
      <text:p text:style-name="Heading">四、序列最小化算法<text:span text:style-name="T56">(sequential minimal optimization,SMO)</text:span></text:p>
      <text:p text:style-name="Text_20_body"><text:tab/><text:span text:style-name="T59">SMO要解决如下凸二次规划的对偶问题：</text:span></text:p>
      <text:p text:style-name="P40"><draw:frame draw:style-name="fr1" draw:name="对象89" text:anchor-type="as-char" svg:y="-1.552cm" svg:width="7.207cm" svg:height="3.016cm" draw:z-index="254"><draw:object xlink:href="./Object 255" xlink:type="simple" xlink:show="embed" xlink:actuate="onLoad"/><draw:image xlink:href="./ObjectReplacements/Object 255" xlink:type="simple" xlink:show="embed" xlink:actuate="onLoad"/></draw:frame></text:p>
      <text:p text:style-name="P172"><text:soft-page-break/>(1)两个变量的二次规划的求解方法</text:p>
      <text:p text:style-name="P172">假设选择的两个变量为<draw:frame draw:style-name="fr1" draw:name="对象90" text:anchor-type="as-char" svg:y="-0.377cm" svg:width="1.214cm" svg:height="0.531cm" draw:z-index="255"><draw:object xlink:href="./Object 256" xlink:type="simple" xlink:show="embed" xlink:actuate="onLoad"/><draw:image xlink:href="./ObjectReplacements/Object 256" xlink:type="simple" xlink:show="embed" xlink:actuate="onLoad"/></draw:frame><text:span text:style-name="T60">，其他的变量</text:span><text:span text:style-name="T60"><draw:frame draw:style-name="fr1" draw:name="对象91" text:anchor-type="as-char" svg:y="-0.377cm" svg:width="2.771cm" svg:height="0.531cm" draw:z-index="256"><draw:object xlink:href="./Object 257" xlink:type="simple" xlink:show="embed" xlink:actuate="onLoad"/><draw:image xlink:href="./ObjectReplacements/Object 257" xlink:type="simple" xlink:show="embed" xlink:actuate="onLoad"/></draw:frame></text:span><text:span text:style-name="T60">是固定的，于是上面的目标函数可以写成：</text:span></text:p>
      <text:p text:style-name="P173"><draw:frame draw:style-name="fr1" draw:name="对象92" text:anchor-type="as-char" svg:y="-1.552cm" svg:width="16.028cm" svg:height="3.016cm" draw:z-index="257"><draw:object xlink:href="./Object 258" xlink:type="simple" xlink:show="embed" xlink:actuate="onLoad"/><draw:image xlink:href="./ObjectReplacements/Object 258" xlink:type="simple" xlink:show="embed" xlink:actuate="onLoad"/></draw:frame></text:p>
      <text:p text:style-name="P174">考虑分隔超平面(w,b)</text:p>
      <text:p text:style-name="P175"><draw:frame draw:style-name="fr1" draw:name="对象93" text:anchor-type="as-char" svg:y="-0.413cm" svg:width="3.341cm" svg:height="0.545cm" draw:z-index="258"><draw:object xlink:href="./Object 259" xlink:type="simple" xlink:show="embed" xlink:actuate="onLoad"/><draw:image xlink:href="./ObjectReplacements/Object 259" xlink:type="simple" xlink:show="embed" xlink:actuate="onLoad"/></draw:frame></text:p>
      <text:p text:style-name="P174">由<draw:frame draw:style-name="fr1" draw:name="对象94" text:anchor-type="as-char" svg:y="-0.739cm" svg:width="3.281cm" svg:height="1.166cm" draw:z-index="259"><draw:object xlink:href="./Object 260" xlink:type="simple" xlink:show="embed" xlink:actuate="onLoad"/><draw:image xlink:href="./ObjectReplacements/Object 260" xlink:type="simple" xlink:show="embed" xlink:actuate="onLoad"/></draw:frame>得</text:p>
      <text:p text:style-name="P175"><draw:frame draw:style-name="fr1" draw:name="对象95" text:anchor-type="as-char" svg:y="-0.739cm" svg:width="9.146cm" svg:height="1.166cm" draw:z-index="260"><draw:object xlink:href="./Object 261" xlink:type="simple" xlink:show="embed" xlink:actuate="onLoad"/><draw:image xlink:href="./ObjectReplacements/Object 261" xlink:type="simple" xlink:show="embed" xlink:actuate="onLoad"/></draw:frame></text:p>
      <text:p text:style-name="P174">令<draw:frame draw:style-name="fr1" draw:name="对象96" text:anchor-type="as-char" svg:y="-0.739cm" svg:width="4.046cm" svg:height="1.166cm" draw:z-index="261"><draw:object xlink:href="./Object 262" xlink:type="simple" xlink:show="embed" xlink:actuate="onLoad"/><draw:image xlink:href="./ObjectReplacements/Object 262" xlink:type="simple" xlink:show="embed" xlink:actuate="onLoad"/></draw:frame><text:span text:style-name="T61">，则目标函数可以写成</text:span></text:p>
      <text:p text:style-name="P175"><draw:frame draw:style-name="fr1" draw:name="对象97" text:anchor-type="as-char" svg:y="-0.739cm" svg:width="11.104cm" svg:height="1.166cm" draw:z-index="262"><draw:object xlink:href="./Object 263" xlink:type="simple" xlink:show="embed" xlink:actuate="onLoad"/><draw:image xlink:href="./ObjectReplacements/Object 263" xlink:type="simple" xlink:show="embed" xlink:actuate="onLoad"/></draw:frame></text:p>
      <text:p text:style-name="P176">由<draw:frame draw:style-name="fr1" draw:name="对象98" text:anchor-type="as-char" svg:y="-0.413cm" svg:width="6.318cm" svg:height="0.566cm" draw:z-index="263"><draw:object xlink:href="./Object 264" xlink:type="simple" xlink:show="embed" xlink:actuate="onLoad"/><draw:image xlink:href="./ObjectReplacements/Object 264" xlink:type="simple" xlink:show="embed" xlink:actuate="onLoad"/></draw:frame><text:span text:style-name="T62">，代入上式子得：</text:span></text:p>
      <text:p text:style-name="P177"><draw:frame draw:style-name="fr1" draw:name="对象99" text:anchor-type="as-char" svg:y="-0.619cm" svg:width="17.789cm" svg:height="0.998cm" draw:z-index="264"><draw:object xlink:href="./Object 265" xlink:type="simple" xlink:show="embed" xlink:actuate="onLoad"/><draw:image xlink:href="./ObjectReplacements/Object 265" xlink:type="simple" xlink:show="embed" xlink:actuate="onLoad"/></draw:frame></text:p>
      <text:p text:style-name="P178">对<draw:frame draw:style-name="fr1" draw:name="对象100" text:anchor-type="as-char" svg:y="-0.233cm" svg:width="0.628cm" svg:height="0.386cm" draw:z-index="265"><draw:object xlink:href="./Object 266" xlink:type="simple" xlink:show="embed" xlink:actuate="onLoad"/><draw:image xlink:href="./ObjectReplacements/Object 266" xlink:type="simple" xlink:show="embed" xlink:actuate="onLoad"/></draw:frame>求导</text:p>
      <text:p text:style-name="P179"><draw:frame draw:style-name="fr1" draw:name="对象101" text:anchor-type="as-char" svg:y="-0.847cm" svg:width="14.894cm" svg:height="1.603cm" draw:z-index="266"><draw:object xlink:href="./Object 267" xlink:type="simple" xlink:show="embed" xlink:actuate="onLoad"/><draw:image xlink:href="./ObjectReplacements/Object 267" xlink:type="simple" xlink:show="embed" xlink:actuate="onLoad"/></draw:frame></text:p>
      <text:p text:style-name="P180">可以得出：</text:p>
      <text:p text:style-name="P182"><draw:frame draw:style-name="fr1" draw:name="对象102" text:anchor-type="as-char" svg:y="-0.49cm" svg:width="12.915cm" svg:height="0.644cm" draw:z-index="267"><draw:object xlink:href="./Object 268" xlink:type="simple" xlink:show="embed" xlink:actuate="onLoad"/><draw:image xlink:href="./ObjectReplacements/Object 268" xlink:type="simple" xlink:show="embed" xlink:actuate="onLoad"/></draw:frame></text:p>
      <text:p text:style-name="P182"/>
      <text:p text:style-name="P180">又因为</text:p>
      <text:p text:style-name="P181"><draw:frame draw:style-name="fr1" draw:name="对象103" text:anchor-type="as-char" svg:y="-1.111cm" svg:width="9.364cm" svg:height="2.353cm" draw:z-index="268"><draw:object xlink:href="./Object 269" xlink:type="simple" xlink:show="embed" xlink:actuate="onLoad"/><draw:image xlink:href="./ObjectReplacements/Object 269" xlink:type="simple" xlink:show="embed" xlink:actuate="onLoad"/></draw:frame></text:p>
      <text:p text:style-name="P180"><text:soft-page-break/>将<text:span text:style-name="T63">v带入※式，可得：</text:span></text:p>
      <text:p text:style-name="P181"><draw:frame draw:style-name="fr1" draw:name="对象104" text:anchor-type="as-char" svg:y="-0.669cm" svg:width="16.048cm" svg:height="1.249cm" draw:z-index="269"><draw:object xlink:href="./Object 270" xlink:type="simple" xlink:show="embed" xlink:actuate="onLoad"/><draw:image xlink:href="./ObjectReplacements/Object 270" xlink:type="simple" xlink:show="embed" xlink:actuate="onLoad"/></draw:frame></text:p>
      <text:p text:style-name="P183">假设<draw:frame draw:style-name="fr1" draw:name="对象105" text:anchor-type="as-char" svg:y="-0.504cm" svg:width="1.723cm" svg:height="0.66cm" draw:z-index="270"><draw:object xlink:href="./Object 271" xlink:type="simple" xlink:show="embed" xlink:actuate="onLoad"/><draw:image xlink:href="./ObjectReplacements/Object 271" xlink:type="simple" xlink:show="embed" xlink:actuate="onLoad"/></draw:frame>是初始的可行解<text:span text:style-name="T64">，可得</text:span><text:span text:style-name="T64"><draw:frame draw:style-name="fr1" draw:name="对象106" text:anchor-type="as-char" svg:y="-0.506cm" svg:width="3.27cm" svg:height="0.66cm" draw:z-index="271"><draw:object xlink:href="./Object 272" xlink:type="simple" xlink:show="embed" xlink:actuate="onLoad"/><draw:image xlink:href="./ObjectReplacements/Object 272" xlink:type="simple" xlink:show="embed" xlink:actuate="onLoad"/></draw:frame></text:span><text:span text:style-name="T64">，代入上式并令</text:span></text:p>
      <text:p text:style-name="P184"><text:span text:style-name="T65"><draw:frame draw:style-name="fr1" draw:name="对象108" text:anchor-type="as-char" svg:y="-0.413cm" svg:width="2.658cm" svg:height="0.566cm" draw:z-index="273"><draw:object xlink:href="./Object 274" xlink:type="simple" xlink:show="embed" xlink:actuate="onLoad"/><draw:image xlink:href="./ObjectReplacements/Object 274" xlink:type="simple" xlink:show="embed" xlink:actuate="onLoad"/></draw:frame></text:span><text:span text:style-name="T65">，</text:span></text:p>
      <text:p text:style-name="P186">可得</text:p>
      <text:p text:style-name="P185"><draw:frame draw:style-name="fr1" draw:name="对象107" text:anchor-type="as-char" svg:y="-0.437cm" svg:width="10.622cm" svg:height="0.591cm" draw:z-index="272"><draw:object xlink:href="./Object 273" xlink:type="simple" xlink:show="embed" xlink:actuate="onLoad"/><draw:image xlink:href="./ObjectReplacements/Object 273" xlink:type="simple" xlink:show="embed" xlink:actuate="onLoad"/></draw:frame></text:p>
      <text:p text:style-name="P186">令<draw:frame draw:style-name="fr1" draw:name="对象109" text:anchor-type="as-char" svg:y="-0.377cm" svg:width="3.791cm" svg:height="0.531cm" draw:z-index="274"><draw:object xlink:href="./Object 275" xlink:type="simple" xlink:show="embed" xlink:actuate="onLoad"/><draw:image xlink:href="./ObjectReplacements/Object 275" xlink:type="simple" xlink:show="embed" xlink:actuate="onLoad"/></draw:frame>，得出</text:p>
      <text:p text:style-name="P187"><draw:frame draw:style-name="fr1" draw:name="对象110" text:anchor-type="as-char" svg:y="-0.72cm" svg:width="4.09cm" svg:height="0.967cm" draw:z-index="275"><draw:object xlink:href="./Object 276" xlink:type="simple" xlink:show="embed" xlink:actuate="onLoad"/><draw:image xlink:href="./ObjectReplacements/Object 276" xlink:type="simple" xlink:show="embed" xlink:actuate="onLoad"/></draw:frame></text:p>
      <text:p text:style-name="P188">(2)变量的选择方法</text:p>
      <text:p text:style-name="P189"><text:tab/>KKT条件如下：</text:p>
      <text:p text:style-name="P190"><draw:frame draw:style-name="fr1" draw:name="对象111" text:anchor-type="as-char" svg:y="-1.131cm" svg:width="4.533cm" svg:height="2.171cm" draw:z-index="276"><draw:object xlink:href="./Object 277" xlink:type="simple" xlink:show="embed" xlink:actuate="onLoad"/><draw:image xlink:href="./ObjectReplacements/Object 277" xlink:type="simple" xlink:show="embed" xlink:actuate="onLoad"/></draw:frame></text:p>
      <text:p text:style-name="P191">a)第一个变量的选择</text:p>
      <text:p text:style-name="P191"><text:tab/>首先遍历所以满足<draw:frame draw:style-name="fr1" draw:name="对象112" text:anchor-type="as-char" svg:y="-0.386cm" svg:width="1.923cm" svg:height="0.54cm" draw:z-index="277"><draw:object xlink:href="./Object 278" xlink:type="simple" xlink:show="embed" xlink:actuate="onLoad"/><draw:image xlink:href="./ObjectReplacements/Object 278" xlink:type="simple" xlink:show="embed" xlink:actuate="onLoad"/></draw:frame>的样本点，即在间隔边界上的支持向量点，检验它们是否满足KKT条件；如果这些样本都满足KKT条件，那么遍历整个训练集，检验它们是否满足KKT条件．</text:p>
      <text:p text:style-name="P191">b)第二个变量的选择</text:p>
      <text:p text:style-name="P191"><text:tab/><draw:frame draw:style-name="fr1" draw:name="对象113" text:anchor-type="as-char" svg:y="-0.215cm" svg:width="0.609cm" svg:height="0.37cm" draw:z-index="278"><draw:object xlink:href="./Object 279" xlink:type="simple" xlink:show="embed" xlink:actuate="onLoad"/><draw:image xlink:href="./ObjectReplacements/Object 279" xlink:type="simple" xlink:show="embed" xlink:actuate="onLoad"/></draw:frame>依赖于<draw:frame draw:style-name="fr1" draw:name="对象114" text:anchor-type="as-char" svg:y="-0.377cm" svg:width="1.842cm" svg:height="0.531cm" draw:z-index="279"><draw:object xlink:href="./Object 280" xlink:type="simple" xlink:show="embed" xlink:actuate="onLoad"/><draw:image xlink:href="./ObjectReplacements/Object 280" xlink:type="simple" xlink:show="embed" xlink:actuate="onLoad"/></draw:frame>的<text:span text:style-name="T66">，为了加速计算，选择</text:span><text:span text:style-name="T66"><draw:frame draw:style-name="fr1" draw:name="对象115" text:anchor-type="as-char" svg:y="-0.215cm" svg:width="0.609cm" svg:height="0.37cm" draw:z-index="280"><draw:object xlink:href="./Object 281" xlink:type="simple" xlink:show="embed" xlink:actuate="onLoad"/><draw:image xlink:href="./ObjectReplacements/Object 281" xlink:type="simple" xlink:show="embed" xlink:actuate="onLoad"/></draw:frame></text:span><text:span text:style-name="T66">,使其对应的</text:span><text:span text:style-name="T66"><draw:frame draw:style-name="fr1" draw:name="对象116" text:anchor-type="as-char" svg:y="-0.377cm" svg:width="1.842cm" svg:height="0.531cm" draw:z-index="281"><draw:object xlink:href="./Object 282" xlink:type="simple" xlink:show="embed" xlink:actuate="onLoad"/><draw:image xlink:href="./ObjectReplacements/Object 282" xlink:type="simple" xlink:show="embed" xlink:actuate="onLoad"/></draw:frame></text:span><text:span text:style-name="T66">最大．</text:span></text:p>
      <text:p text:style-name="P192">(3)计算阀值b和差值<draw:frame draw:style-name="fr1" draw:name="对象117" text:anchor-type="as-char" svg:y="-0.377cm" svg:width="0.575cm" svg:height="0.531cm" draw:z-index="282"><draw:object xlink:href="./Object 283" xlink:type="simple" xlink:show="embed" xlink:actuate="onLoad"/><draw:image xlink:href="./ObjectReplacements/Object 283" xlink:type="simple" xlink:show="embed" xlink:actuate="onLoad"/></draw:frame></text:p>
      <text:p text:style-name="P193">当<draw:frame draw:style-name="fr1" draw:name="对象118" text:anchor-type="as-char" svg:y="-0.504cm" svg:width="2.351cm" svg:height="0.66cm" draw:z-index="283"><draw:object xlink:href="./Object 284" xlink:type="simple" xlink:show="embed" xlink:actuate="onLoad"/><draw:image xlink:href="./ObjectReplacements/Object 284" xlink:type="simple" xlink:show="embed" xlink:actuate="onLoad"/></draw:frame>时，由<draw:frame draw:style-name="fr1" draw:name="对象119" text:anchor-type="as-char" svg:y="-0.386cm" svg:width="6.034cm" svg:height="0.54cm" draw:z-index="284"><draw:object xlink:href="./Object 285" xlink:type="simple" xlink:show="embed" xlink:actuate="onLoad"/><draw:image xlink:href="./ObjectReplacements/Object 285" xlink:type="simple" xlink:show="embed" xlink:actuate="onLoad"/></draw:frame>得：</text:p>
      <text:p text:style-name="P194"><draw:frame draw:style-name="fr1" draw:name="对象120" text:anchor-type="as-char" svg:y="-1.111cm" svg:width="5.004cm" svg:height="2.353cm" draw:z-index="285"><draw:object xlink:href="./Object 286" xlink:type="simple" xlink:show="embed" xlink:actuate="onLoad"/><draw:image xlink:href="./ObjectReplacements/Object 286" xlink:type="simple" xlink:show="embed" xlink:actuate="onLoad"/></draw:frame></text:p>
      <text:p text:style-name="P195">因为<draw:frame draw:style-name="fr1" draw:name="对象121" text:anchor-type="as-char" svg:y="-0.386cm" svg:width="2.51cm" svg:height="0.54cm" draw:z-index="286"><draw:object xlink:href="./Object 287" xlink:type="simple" xlink:show="embed" xlink:actuate="onLoad"/><draw:image xlink:href="./ObjectReplacements/Object 287" xlink:type="simple" xlink:show="embed" xlink:actuate="onLoad"/></draw:frame></text:p>
      <text:p text:style-name="P196"><draw:frame draw:style-name="fr1" draw:name="对象122" text:anchor-type="as-char" svg:y="-0.504cm" svg:width="7.308cm" svg:height="0.66cm" draw:z-index="287"><draw:object xlink:href="./Object 288" xlink:type="simple" xlink:show="embed" xlink:actuate="onLoad"/><draw:image xlink:href="./ObjectReplacements/Object 288" xlink:type="simple" xlink:show="embed" xlink:actuate="onLoad"/></draw:frame></text:p>
      <text:p text:style-name="P195"><text:soft-page-break/>消去<text:span text:style-name="T67">v项，</text:span></text:p>
      <text:p text:style-name="P196"><draw:frame draw:style-name="fr1" draw:name="对象123" text:anchor-type="as-char" svg:y="-0.504cm" svg:width="9.948cm" svg:height="0.66cm" draw:z-index="288"><draw:object xlink:href="./Object 289" xlink:type="simple" xlink:show="embed" xlink:actuate="onLoad"/><draw:image xlink:href="./ObjectReplacements/Object 289" xlink:type="simple" xlink:show="embed" xlink:actuate="onLoad"/></draw:frame></text:p>
      <text:p text:style-name="P197">使用b更新E</text:p>
      <text:p text:style-name="P198"><draw:frame draw:style-name="fr1" draw:name="对象124" text:anchor-type="as-char" svg:y="-0.739cm" svg:width="6.345cm" svg:height="1.166cm" draw:z-index="289"><draw:object xlink:href="./Object 290" xlink:type="simple" xlink:show="embed" xlink:actuate="onLoad"/><draw:image xlink:href="./ObjectReplacements/Object 290" xlink:type="simple" xlink:show="embed" xlink:actuate="onLoad"/></draw:frame></text:p>
      <text:h text:style-name="P305" text:outline-level="3">5.7.3 决策树</text:h>
      <text:p text:style-name="P199"><text:tab/>决策树学习算法包括特征选择、决策树的生成与决策树的剪枝过程；由于决策树表示一个条件概率分布，所以深浅不同的决策树对应着不同负责度的概率模型；决策树的生成对应于模型的局部选择，决策树的剪枝对应于模型的全局选择。</text:p>
      <text:p text:style-name="P199">一、特征选择问题</text:p>
      <text:p text:style-name="P199">信息增益</text:p>
      <text:p text:style-name="P199"><text:tab/>特征<text:span text:style-name="T68">A对训练数据集D的信息增益g(D,A),定义为集合D的经验熵H(D)与特征A给定条件下D的经验条件熵H(D|A)之差，即</text:span></text:p>
      <text:p text:style-name="P44"><draw:frame draw:style-name="fr1" draw:name="Object167" text:anchor-type="as-char" svg:y="-0.413cm" svg:width="5.091cm" svg:height="0.545cm" draw:z-index="290"><draw:object xlink:href="./Object 291" xlink:type="simple" xlink:show="embed" xlink:actuate="onLoad"/><draw:image xlink:href="./ObjectReplacements/Object 291" xlink:type="simple" xlink:show="embed" xlink:actuate="onLoad"/></draw:frame></text:p>
      <text:p text:style-name="P200"><text:tab/>在给定<draw:frame draw:style-name="fr1" draw:name="对象125" text:anchor-type="as-char" svg:y="-0.377cm" svg:width="0.582cm" svg:height="0.531cm" draw:z-index="291"><draw:object xlink:href="./Object 292" xlink:type="simple" xlink:show="embed" xlink:actuate="onLoad"/><draw:image xlink:href="./ObjectReplacements/Object 292" xlink:type="simple" xlink:show="embed" xlink:actuate="onLoad"/></draw:frame>条件下，<draw:frame draw:style-name="fr1" draw:name="对象126" text:anchor-type="as-char" svg:y="-0.377cm" svg:width="0.508cm" svg:height="0.531cm" draw:z-index="292"><draw:object xlink:href="./Object 293" xlink:type="simple" xlink:show="embed" xlink:actuate="onLoad"/><draw:image xlink:href="./ObjectReplacements/Object 293" xlink:type="simple" xlink:show="embed" xlink:actuate="onLoad"/></draw:frame>的条件自信息为<draw:frame draw:style-name="fr1" draw:name="对象127" text:anchor-type="as-char" svg:y="-0.386cm" svg:width="1.623cm" svg:height="0.54cm" draw:z-index="293"><draw:object xlink:href="./Object 294" xlink:type="simple" xlink:show="embed" xlink:actuate="onLoad"/><draw:image xlink:href="./ObjectReplacements/Object 294" xlink:type="simple" xlink:show="embed" xlink:actuate="onLoad"/></draw:frame>，X集合的条件熵<draw:frame draw:style-name="fr1" draw:name="对象128" text:anchor-type="as-char" svg:y="-0.386cm" svg:width="1.812cm" svg:height="0.54cm" draw:z-index="294"><draw:object xlink:href="./Object 295" xlink:type="simple" xlink:show="embed" xlink:actuate="onLoad"/><draw:image xlink:href="./ObjectReplacements/Object 295" xlink:type="simple" xlink:show="embed" xlink:actuate="onLoad"/></draw:frame>为</text:p>
      <text:p text:style-name="P201"><draw:frame draw:style-name="fr1" draw:name="对象129" text:anchor-type="as-char" svg:y="-0.459cm" svg:width="6.036cm" svg:height="0.885cm" draw:z-index="295"><draw:object xlink:href="./Object 296" xlink:type="simple" xlink:show="embed" xlink:actuate="onLoad"/><draw:image xlink:href="./ObjectReplacements/Object 296" xlink:type="simple" xlink:show="embed" xlink:actuate="onLoad"/></draw:frame></text:p>
      <text:p text:style-name="P200">进一步在给定Y(各个<draw:frame draw:style-name="fr1" draw:name="对象130" text:anchor-type="as-char" svg:y="-0.377cm" svg:width="0.582cm" svg:height="0.531cm" draw:z-index="296"><draw:object xlink:href="./Object 297" xlink:type="simple" xlink:show="embed" xlink:actuate="onLoad"/><draw:image xlink:href="./ObjectReplacements/Object 297" xlink:type="simple" xlink:show="embed" xlink:actuate="onLoad"/></draw:frame>)的条件下，X集合的条件熵<draw:frame draw:style-name="fr1" draw:name="对象131" text:anchor-type="as-char" svg:y="-0.386cm" svg:width="1.723cm" svg:height="0.508cm" draw:z-index="297"><draw:object xlink:href="./Object 298" xlink:type="simple" xlink:show="embed" xlink:actuate="onLoad"/><draw:image xlink:href="./ObjectReplacements/Object 298" xlink:type="simple" xlink:show="embed" xlink:actuate="onLoad"/></draw:frame>定义为</text:p>
      <text:p text:style-name="P201"><draw:frame draw:style-name="fr1" draw:name="对象132" text:anchor-type="as-char" svg:y="-0.459cm" svg:width="9.7cm" svg:height="0.885cm" draw:z-index="298"><draw:object xlink:href="./Object 299" xlink:type="simple" xlink:show="embed" xlink:actuate="onLoad"/><draw:image xlink:href="./ObjectReplacements/Object 299" xlink:type="simple" xlink:show="embed" xlink:actuate="onLoad"/></draw:frame></text:p>
      <text:p text:style-name="P202">信息增益比</text:p>
      <text:p text:style-name="P202"><text:tab/>特征<text:span text:style-name="T69">A对训练数据集D的信息增益比</text:span><text:span text:style-name="T69"><draw:frame draw:style-name="fr1" draw:name="对象133" text:anchor-type="as-char" svg:y="-0.386cm" svg:width="1.834cm" svg:height="0.54cm" draw:z-index="299"><draw:object xlink:href="./Object 300" xlink:type="simple" xlink:show="embed" xlink:actuate="onLoad"/><draw:image xlink:href="./ObjectReplacements/Object 300" xlink:type="simple" xlink:show="embed" xlink:actuate="onLoad"/></draw:frame></text:span><text:span text:style-name="T69">定义为其信息增益</text:span><text:span text:style-name="T69"><draw:frame draw:style-name="fr1" draw:name="对象134" text:anchor-type="as-char" svg:y="-0.386cm" svg:width="1.658cm" svg:height="0.508cm" draw:z-index="300"><draw:object xlink:href="./Object 301" xlink:type="simple" xlink:show="embed" xlink:actuate="onLoad"/><draw:image xlink:href="./ObjectReplacements/Object 301" xlink:type="simple" xlink:show="embed" xlink:actuate="onLoad"/></draw:frame></text:span><text:span text:style-name="T69">与训练数据集D的经验熵</text:span><text:span text:style-name="T69"><draw:frame draw:style-name="fr1" draw:name="对象135" text:anchor-type="as-char" svg:y="-0.386cm" svg:width="1.265cm" svg:height="0.508cm" draw:z-index="301"><draw:object xlink:href="./Object 302" xlink:type="simple" xlink:show="embed" xlink:actuate="onLoad"/><draw:image xlink:href="./ObjectReplacements/Object 302" xlink:type="simple" xlink:show="embed" xlink:actuate="onLoad"/></draw:frame></text:span><text:span text:style-name="T69">之比：</text:span></text:p>
      <text:p text:style-name="P203"><draw:frame draw:style-name="fr1" draw:name="对象136" text:anchor-type="as-char" svg:y="-0.697cm" svg:width="2.602cm" svg:height="1.152cm" draw:z-index="302"><draw:object xlink:href="./Object 303" xlink:type="simple" xlink:show="embed" xlink:actuate="onLoad"/><draw:image xlink:href="./ObjectReplacements/Object 303" xlink:type="simple" xlink:show="embed" xlink:actuate="onLoad"/></draw:frame></text:p>
      <text:p text:style-name="P204">二、ID3算法<text:span text:style-name="T70">、C4.5生成算法（略）</text:span></text:p>
      <text:p text:style-name="P204">三<text:span text:style-name="T70">、决策树的剪枝</text:span></text:p>
      <text:p text:style-name="P204"><text:soft-page-break/><text:tab/>决策树的剪枝通过极小化决策树整体的损失函数或代价函数来实现<text:span text:style-name="T70">。设树T的叶节点个数为|T|，t是树T的叶节点，该叶节点有</text:span><text:span text:style-name="T70"><draw:frame draw:style-name="fr1" draw:name="对象137" text:anchor-type="as-char" svg:y="-0.377cm" svg:width="0.637cm" svg:height="0.531cm" draw:z-index="303"><draw:object xlink:href="./Object 304" xlink:type="simple" xlink:show="embed" xlink:actuate="onLoad"/><draw:image xlink:href="./ObjectReplacements/Object 304" xlink:type="simple" xlink:show="embed" xlink:actuate="onLoad"/></draw:frame></text:span><text:span text:style-name="T70">个样本点，其中k类的样本点有</text:span><text:span text:style-name="T70"><draw:frame draw:style-name="fr1" draw:name="对象138" text:anchor-type="as-char" svg:y="-0.377cm" svg:width="0.746cm" svg:height="0.531cm" draw:z-index="304"><draw:object xlink:href="./Object 305" xlink:type="simple" xlink:show="embed" xlink:actuate="onLoad"/><draw:image xlink:href="./ObjectReplacements/Object 305" xlink:type="simple" xlink:show="embed" xlink:actuate="onLoad"/></draw:frame></text:span><text:span text:style-name="T70">个，</text:span><text:span text:style-name="T70"><draw:frame draw:style-name="fr1" draw:name="对象139" text:anchor-type="as-char" svg:y="-0.386cm" svg:width="1.289cm" svg:height="0.54cm" draw:z-index="305"><draw:object xlink:href="./Object 306" xlink:type="simple" xlink:show="embed" xlink:actuate="onLoad"/><draw:image xlink:href="./ObjectReplacements/Object 306" xlink:type="simple" xlink:show="embed" xlink:actuate="onLoad"/></draw:frame></text:span><text:span text:style-name="T70">为叶节点t上的经验熵，</text:span><text:span text:style-name="T70"><draw:frame draw:style-name="fr1" draw:name="对象140" text:anchor-type="as-char" svg:y="-0.377cm" svg:width="1.057cm" svg:height="0.467cm" draw:z-index="306"><draw:object xlink:href="./Object 307" xlink:type="simple" xlink:show="embed" xlink:actuate="onLoad"/><draw:image xlink:href="./ObjectReplacements/Object 307" xlink:type="simple" xlink:show="embed" xlink:actuate="onLoad"/></draw:frame></text:span><text:span text:style-name="T70">为参数，则决策树学习的损失函数为</text:span></text:p>
      <text:p text:style-name="P205"><draw:frame draw:style-name="fr1" draw:name="对象141" text:anchor-type="as-char" svg:y="-0.751cm" svg:width="5.064cm" svg:height="1.178cm" draw:z-index="307"><draw:object xlink:href="./Object 308" xlink:type="simple" xlink:show="embed" xlink:actuate="onLoad"/><draw:image xlink:href="./ObjectReplacements/Object 308" xlink:type="simple" xlink:show="embed" xlink:actuate="onLoad"/></draw:frame></text:p>
      <text:p text:style-name="P206">其中经验熵为</text:p>
      <text:p text:style-name="P207"><draw:frame draw:style-name="fr1" draw:name="对象142" text:anchor-type="as-char" svg:y="-0.683cm" svg:width="4.618cm" svg:height="1.124cm" draw:z-index="308"><draw:object xlink:href="./Object 309" xlink:type="simple" xlink:show="embed" xlink:actuate="onLoad"/><draw:image xlink:href="./ObjectReplacements/Object 309" xlink:type="simple" xlink:show="embed" xlink:actuate="onLoad"/></draw:frame></text:p>
      <text:p text:style-name="P206">记<draw:frame draw:style-name="fr1" draw:name="对象143" text:anchor-type="as-char" svg:y="-0.714cm" svg:width="3.604cm" svg:height="1.141cm" draw:z-index="309"><draw:object xlink:href="./Object 310" xlink:type="simple" xlink:show="embed" xlink:actuate="onLoad"/><draw:image xlink:href="./ObjectReplacements/Object 310" xlink:type="simple" xlink:show="embed" xlink:actuate="onLoad"/></draw:frame>，则</text:p>
      <text:p text:style-name="P207"><draw:frame draw:style-name="fr1" draw:name="对象144" text:anchor-type="as-char" svg:y="-0.413cm" svg:width="3.812cm" svg:height="0.566cm" draw:z-index="310"><draw:object xlink:href="./Object 311" xlink:type="simple" xlink:show="embed" xlink:actuate="onLoad"/><draw:image xlink:href="./ObjectReplacements/Object 311" xlink:type="simple" xlink:show="embed" xlink:actuate="onLoad"/></draw:frame></text:p>
      <text:p text:style-name="P209"/>
      <text:p text:style-name="P209">四、CART(classification and regression tree)算法</text:p>
      <text:p text:style-name="P209">1)CART生产</text:p>
      <text:p text:style-name="P209">a. 回归树的生成</text:p>
      <text:p text:style-name="P209">假设<text:span text:style-name="T71">X与Y分别为输入和输出变量，并且Y是连续变量，给定训练数据集</text:span></text:p>
      <text:p text:style-name="P208"><draw:frame draw:style-name="fr1" draw:name="对象145" text:anchor-type="as-char" svg:y="-0.413cm" svg:width="6.062cm" svg:height="0.566cm" draw:z-index="311"><draw:object xlink:href="./Object 312" xlink:type="simple" xlink:show="embed" xlink:actuate="onLoad"/><draw:image xlink:href="./ObjectReplacements/Object 312" xlink:type="simple" xlink:show="embed" xlink:actuate="onLoad"/></draw:frame></text:p>
      <text:p text:style-name="P210">输入空间划分为M个单元<draw:frame draw:style-name="fr1" draw:name="对象146" text:anchor-type="as-char" svg:y="-0.377cm" svg:width="2.656cm" svg:height="0.531cm" draw:z-index="312"><draw:object xlink:href="./Object 313" xlink:type="simple" xlink:show="embed" xlink:actuate="onLoad"/><draw:image xlink:href="./ObjectReplacements/Object 313" xlink:type="simple" xlink:show="embed" xlink:actuate="onLoad"/></draw:frame>并且在每个单元<draw:frame draw:style-name="fr1" draw:name="对象147" text:anchor-type="as-char" svg:y="-0.377cm" svg:width="0.684cm" svg:height="0.531cm" draw:z-index="313"><draw:object xlink:href="./Object 314" xlink:type="simple" xlink:show="embed" xlink:actuate="onLoad"/><draw:image xlink:href="./ObjectReplacements/Object 314" xlink:type="simple" xlink:show="embed" xlink:actuate="onLoad"/></draw:frame>上有一个固定的输出值<draw:frame draw:style-name="fr1" draw:name="对象148" text:anchor-type="as-char" svg:y="-0.377cm" svg:width="0.601cm" svg:height="0.531cm" draw:z-index="314"><draw:object xlink:href="./Object 315" xlink:type="simple" xlink:show="embed" xlink:actuate="onLoad"/><draw:image xlink:href="./ObjectReplacements/Object 315" xlink:type="simple" xlink:show="embed" xlink:actuate="onLoad"/></draw:frame>,于是回归模型可以表示为</text:p>
      <text:p text:style-name="P211"><draw:frame draw:style-name="fr1" draw:name="对象149" text:anchor-type="as-char" svg:y="-0.713cm" svg:width="3.981cm" svg:height="1.139cm" draw:z-index="315"><draw:object xlink:href="./Object 316" xlink:type="simple" xlink:show="embed" xlink:actuate="onLoad"/><draw:image xlink:href="./ObjectReplacements/Object 316" xlink:type="simple" xlink:show="embed" xlink:actuate="onLoad"/></draw:frame></text:p>
      <text:p text:style-name="P212"/>
      <text:p text:style-name="P213">其中<draw:frame draw:style-name="fr1" draw:name="对象150" text:anchor-type="as-char" svg:y="-0.64cm" svg:width="3.755cm" svg:height="1.192cm" draw:z-index="316"><draw:object xlink:href="./Object 317" xlink:type="simple" xlink:show="embed" xlink:actuate="onLoad"/><draw:image xlink:href="./ObjectReplacements/Object 317" xlink:type="simple" xlink:show="embed" xlink:actuate="onLoad"/></draw:frame></text:p>
      <text:p text:style-name="P214">接下来寻找输入空间的一个近视最优划分</text:p>
      <text:p text:style-name="P215">选择第j个变量<draw:frame draw:style-name="fr1" draw:name="对象151" text:anchor-type="as-char" svg:y="-0.443cm" svg:width="0.73cm" svg:height="0.533cm" draw:z-index="317"><draw:object xlink:href="./Object 318" xlink:type="simple" xlink:show="embed" xlink:actuate="onLoad"/><draw:image xlink:href="./ObjectReplacements/Object 318" xlink:type="simple" xlink:show="embed" xlink:actuate="onLoad"/></draw:frame>和它取的值s，作为切分变量和切分点，并定义两个区域：</text:p>
      <text:p text:style-name="P216"><draw:frame draw:style-name="fr1" draw:name="对象152" text:anchor-type="as-char" svg:y="-0.669cm" svg:width="3.874cm" svg:height="1.247cm" draw:z-index="318"><draw:object xlink:href="./Object 319" xlink:type="simple" xlink:show="embed" xlink:actuate="onLoad"/><draw:image xlink:href="./ObjectReplacements/Object 319" xlink:type="simple" xlink:show="embed" xlink:actuate="onLoad"/></draw:frame></text:p>
      <text:p text:style-name="P215">目标函数</text:p>
      <text:p text:style-name="P216"><text:soft-page-break/><draw:frame draw:style-name="fr1" draw:name="对象153" text:anchor-type="as-char" svg:y="-0.49cm" svg:width="7.509cm" svg:height="0.975cm" draw:z-index="319"><draw:object xlink:href="./Object 320" xlink:type="simple" xlink:show="embed" xlink:actuate="onLoad"/><draw:image xlink:href="./ObjectReplacements/Object 320" xlink:type="simple" xlink:show="embed" xlink:actuate="onLoad"/></draw:frame></text:p>
      <text:p text:style-name="P217">其中</text:p>
      <text:p text:style-name="P218"><draw:frame draw:style-name="fr1" draw:name="对象154" text:anchor-type="as-char" svg:y="-0.623cm" svg:width="4.509cm" svg:height="1.155cm" draw:z-index="320"><draw:object xlink:href="./Object 321" xlink:type="simple" xlink:show="embed" xlink:actuate="onLoad"/><draw:image xlink:href="./ObjectReplacements/Object 321" xlink:type="simple" xlink:show="embed" xlink:actuate="onLoad"/></draw:frame></text:p>
      <text:p text:style-name="P219">b. 分类树的生成</text:p>
      <text:p text:style-name="P219">基尼指数</text:p>
      <text:p text:style-name="P219"><text:tab/>分类问题中<text:span text:style-name="T72">，假设有K个类，样本点属于第k类的概率为</text:span><text:span text:style-name="T72"><draw:frame draw:style-name="fr1" draw:name="对象155" text:anchor-type="as-char" svg:y="-0.377cm" svg:width="0.6cm" svg:height="0.531cm" draw:z-index="321"><draw:object xlink:href="./Object 322" xlink:type="simple" xlink:show="embed" xlink:actuate="onLoad"/><draw:image xlink:href="./ObjectReplacements/Object 322" xlink:type="simple" xlink:show="embed" xlink:actuate="onLoad"/></draw:frame></text:span><text:span text:style-name="T72">，则概率分布的基尼指数定义为</text:span></text:p>
      <text:p text:style-name="P220"><draw:frame draw:style-name="fr1" draw:name="对象156" text:anchor-type="as-char" svg:y="-0.713cm" svg:width="6.05cm" svg:height="1.139cm" draw:z-index="322"><draw:object xlink:href="./Object 323" xlink:type="simple" xlink:show="embed" xlink:actuate="onLoad"/><draw:image xlink:href="./ObjectReplacements/Object 323" xlink:type="simple" xlink:show="embed" xlink:actuate="onLoad"/></draw:frame></text:p>
      <text:p text:style-name="P219">如果样本集合<text:span text:style-name="T72">D根据特征A是否取某一可能值</text:span><text:span text:style-name="T72"><draw:frame draw:style-name="fr1" draw:name="对象157" text:anchor-type="as-char" svg:y="-0.215cm" svg:width="0.482cm" svg:height="0.242cm" draw:z-index="323"><draw:object xlink:href="./Object 324" xlink:type="simple" xlink:show="embed" xlink:actuate="onLoad"/><draw:image xlink:href="./ObjectReplacements/Object 324" xlink:type="simple" xlink:show="embed" xlink:actuate="onLoad"/></draw:frame></text:span><text:span text:style-name="T72">被分割成</text:span><text:span text:style-name="T72"><draw:frame draw:style-name="fr1" draw:name="对象158" text:anchor-type="as-char" svg:y="-0.377cm" svg:width="1.344cm" svg:height="0.531cm" draw:z-index="324"><draw:object xlink:href="./Object 325" xlink:type="simple" xlink:show="embed" xlink:actuate="onLoad"/><draw:image xlink:href="./ObjectReplacements/Object 325" xlink:type="simple" xlink:show="embed" xlink:actuate="onLoad"/></draw:frame></text:span><text:span text:style-name="T72">两个部分，则在特征A的条件下，集合D的基尼指数定义为</text:span></text:p>
      <text:p text:style-name="P220"><draw:frame draw:style-name="fr1" draw:name="对象159" text:anchor-type="as-char" svg:y="-0.706cm" svg:width="7.754cm" svg:height="1.106cm" draw:z-index="325"><draw:object xlink:href="./Object 326" xlink:type="simple" xlink:show="embed" xlink:actuate="onLoad"/><draw:image xlink:href="./ObjectReplacements/Object 326" xlink:type="simple" xlink:show="embed" xlink:actuate="onLoad"/></draw:frame></text:p>
      <text:p text:style-name="P221">2) CART剪枝</text:p>
      <text:p text:style-name="P221"><text:tab/>在剪枝过程中损失的函数为<text:span text:style-name="T73">：</text:span></text:p>
      <text:p text:style-name="P222"><draw:frame draw:style-name="fr1" draw:name="对象160" text:anchor-type="as-char" svg:y="-0.413cm" svg:width="3.847cm" svg:height="0.545cm" draw:z-index="326"><draw:object xlink:href="./Object 327" xlink:type="simple" xlink:show="embed" xlink:actuate="onLoad"/><draw:image xlink:href="./ObjectReplacements/Object 327" xlink:type="simple" xlink:show="embed" xlink:actuate="onLoad"/></draw:frame></text:p>
      <text:p text:style-name="P225">而对于未剪枝前子树<draw:frame draw:style-name="fr1" draw:name="对象161" text:anchor-type="as-char" svg:y="-0.377cm" svg:width="0.57cm" svg:height="0.531cm" draw:z-index="327"><draw:object xlink:href="./Object 328" xlink:type="simple" xlink:show="embed" xlink:actuate="onLoad"/><draw:image xlink:href="./ObjectReplacements/Object 328" xlink:type="simple" xlink:show="embed" xlink:actuate="onLoad"/></draw:frame>的损失函数为：</text:p>
      <text:p text:style-name="P223"><draw:frame draw:style-name="fr1" draw:name="对象162" text:anchor-type="as-char" svg:y="-0.413cm" svg:width="4.135cm" svg:height="0.579cm" draw:z-index="328"><draw:object xlink:href="./Object 329" xlink:type="simple" xlink:show="embed" xlink:actuate="onLoad"/><draw:image xlink:href="./ObjectReplacements/Object 329" xlink:type="simple" xlink:show="embed" xlink:actuate="onLoad"/></draw:frame></text:p>
      <text:p text:style-name="P225">剪枝后的损失函数为：</text:p>
      <text:p text:style-name="P223"><draw:frame draw:style-name="fr1" draw:name="对象163" text:anchor-type="as-char" svg:y="-0.413cm" svg:width="3.041cm" svg:height="0.545cm" draw:z-index="329"><draw:object xlink:href="./Object 330" xlink:type="simple" xlink:show="embed" xlink:actuate="onLoad"/><draw:image xlink:href="./ObjectReplacements/Object 330" xlink:type="simple" xlink:show="embed" xlink:actuate="onLoad"/></draw:frame></text:p>
      <text:p text:style-name="P225">注意t为<draw:frame draw:style-name="fr1" draw:name="对象164" text:anchor-type="as-char" svg:y="-0.377cm" svg:width="0.57cm" svg:height="0.531cm" draw:z-index="330"><draw:object xlink:href="./Object 331" xlink:type="simple" xlink:show="embed" xlink:actuate="onLoad"/><draw:image xlink:href="./ObjectReplacements/Object 331" xlink:type="simple" xlink:show="embed" xlink:actuate="onLoad"/></draw:frame>的根节点，被剪枝后只剩下根节点<text:span text:style-name="T74">，t的孩子节点被剪掉了。</text:span></text:p>
      <text:p text:style-name="P226"><text:tab/>当<draw:frame draw:style-name="fr1" draw:name="对象165" text:anchor-type="as-char" svg:y="-0.377cm" svg:width="1.076cm" svg:height="0.467cm" draw:z-index="336"><draw:object xlink:href="./Object 332" xlink:type="simple" xlink:show="embed" xlink:actuate="onLoad"/><draw:image xlink:href="./ObjectReplacements/Object 332" xlink:type="simple" xlink:show="embed" xlink:actuate="onLoad"/></draw:frame>时有<draw:frame draw:style-name="fr1" draw:name="对象166" text:anchor-type="as-char" svg:y="-0.386cm" svg:width="2.611cm" svg:height="0.54cm" draw:z-index="337"><draw:object xlink:href="./Object 333" xlink:type="simple" xlink:show="embed" xlink:actuate="onLoad"/><draw:image xlink:href="./ObjectReplacements/Object 333" xlink:type="simple" xlink:show="embed" xlink:actuate="onLoad"/></draw:frame><text:span text:style-name="T74">，当</text:span><text:span text:style-name="T74"><draw:frame draw:style-name="fr1" draw:name="对象167" text:anchor-type="as-char" svg:y="-0.27cm" svg:width="0.55cm" svg:height="0.3cm" draw:z-index="338"><draw:object xlink:href="./Object 334" xlink:type="simple" xlink:show="embed" xlink:actuate="onLoad"/><draw:image xlink:href="./ObjectReplacements/Object 334" xlink:type="simple" xlink:show="embed" xlink:actuate="onLoad"/></draw:frame></text:span><text:span text:style-name="T74">增大时，存在某一</text:span><text:span text:style-name="T74"><draw:frame draw:style-name="fr1" draw:name="对象168" text:anchor-type="as-char" svg:y="-0.27cm" svg:width="0.55cm" svg:height="0.3cm" draw:z-index="339"><draw:object xlink:href="./Object 335" xlink:type="simple" xlink:show="embed" xlink:actuate="onLoad"/><draw:image xlink:href="./ObjectReplacements/Object 335" xlink:type="simple" xlink:show="embed" xlink:actuate="onLoad"/></draw:frame></text:span><text:span text:style-name="T74">有</text:span><text:span text:style-name="T74"><draw:frame draw:style-name="fr1" draw:name="对象169" text:anchor-type="as-char" svg:y="-0.386cm" svg:width="2.708cm" svg:height="0.54cm" draw:z-index="340"><draw:object xlink:href="./Object 336" xlink:type="simple" xlink:show="embed" xlink:actuate="onLoad"/><draw:image xlink:href="./ObjectReplacements/Object 336" xlink:type="simple" xlink:show="embed" xlink:actuate="onLoad"/></draw:frame></text:span><text:span text:style-name="T74">，此时可得</text:span></text:p>
      <text:p text:style-name="P224"><text:span text:style-name="T74"><draw:frame draw:style-name="fr1" draw:name="对象175" text:anchor-type="as-char" svg:y="-0.72cm" svg:width="2.806cm" svg:height="1.184cm" draw:z-index="341"><draw:object xlink:href="./Object 342" xlink:type="simple" xlink:show="embed" xlink:actuate="onLoad"/><draw:image xlink:href="./ObjectReplacements/Object 342" xlink:type="simple" xlink:show="embed" xlink:actuate="onLoad"/></draw:frame></text:span><text:span text:style-name="T74">,</text:span></text:p>
      <text:p text:style-name="P226"><text:span text:style-name="T74">当</text:span><text:span text:style-name="T74"><draw:frame draw:style-name="fr1" draw:name="对象170" text:anchor-type="as-char" svg:y="-0.27cm" svg:width="0.55cm" svg:height="0.3cm" draw:z-index="331"><draw:object xlink:href="./Object 337" xlink:type="simple" xlink:show="embed" xlink:actuate="onLoad"/><draw:image xlink:href="./ObjectReplacements/Object 337" xlink:type="simple" xlink:show="embed" xlink:actuate="onLoad"/></draw:frame></text:span><text:span text:style-name="T74">继续增大时有</text:span><text:span text:style-name="T74"><draw:frame draw:style-name="fr1" draw:name="对象171" text:anchor-type="as-char" svg:y="-0.386cm" svg:width="2.644cm" svg:height="0.54cm" draw:z-index="332"><draw:object xlink:href="./Object 338" xlink:type="simple" xlink:show="embed" xlink:actuate="onLoad"/><draw:image xlink:href="./ObjectReplacements/Object 338" xlink:type="simple" xlink:show="embed" xlink:actuate="onLoad"/></draw:frame></text:span><text:span text:style-name="T74">；这表明存在某变大了的</text:span><text:span text:style-name="T74"><draw:frame draw:style-name="fr1" draw:name="对象172" text:anchor-type="as-char" svg:y="-0.27cm" svg:width="0.55cm" svg:height="0.3cm" draw:z-index="333"><draw:object xlink:href="./Object 339" xlink:type="simple" xlink:show="embed" xlink:actuate="onLoad"/><draw:image xlink:href="./ObjectReplacements/Object 339" xlink:type="simple" xlink:show="embed" xlink:actuate="onLoad"/></draw:frame></text:span><text:span text:style-name="T74">使得剪枝与没剪枝损失函数是一样的，又因为</text:span><text:span text:style-name="T74"><draw:frame draw:style-name="fr1" draw:name="对象173" text:anchor-type="as-char" svg:y="-0.27cm" svg:width="0.55cm" svg:height="0.3cm" draw:z-index="334"><draw:object xlink:href="./Object 340" xlink:type="simple" xlink:show="embed" xlink:actuate="onLoad"/><draw:image xlink:href="./ObjectReplacements/Object 340" xlink:type="simple" xlink:show="embed" xlink:actuate="onLoad"/></draw:frame></text:span><text:span text:style-name="T74">变大，</text:span><text:span text:style-name="T74"><draw:frame draw:style-name="fr1" draw:name="对象174" text:anchor-type="as-char" svg:y="-0.386cm" svg:width="1.136cm" svg:height="0.508cm" draw:z-index="335"><draw:object xlink:href="./Object 341" xlink:type="simple" xlink:show="embed" xlink:actuate="onLoad"/><draw:image xlink:href="./ObjectReplacements/Object 341" xlink:type="simple" xlink:show="embed" xlink:actuate="onLoad"/></draw:frame></text:span><text:span text:style-name="T74">偏小，故需要进行剪枝。</text:span></text:p>
      <text:p text:style-name="P225">二<text:span text:style-name="T75">、交叉验证选取最优子树(略)</text:span></text:p>
      <text:h text:style-name="P306" text:outline-level="3"><text:soft-page-break/>5.7.4 k近邻法(k-nearest neighbor,k-NN)</text:h>
      <text:p text:style-name="P227">一、k近邻算法</text:p>
      <text:p text:style-name="P227"><text:tab/>对输入实例<draw:frame draw:style-name="fr1" draw:name="对象176" text:anchor-type="as-char" svg:y="-0.377cm" svg:width="0.508cm" svg:height="0.531cm" draw:z-index="342"><draw:object xlink:href="./Object 343" xlink:type="simple" xlink:show="embed" xlink:actuate="onLoad"/><draw:image xlink:href="./ObjectReplacements/Object 343" xlink:type="simple" xlink:show="embed" xlink:actuate="onLoad"/></draw:frame>的类别取决于k邻域<draw:frame draw:style-name="fr1" draw:name="对象177" text:anchor-type="as-char" svg:y="-0.386cm" svg:width="1.155cm" svg:height="0.54cm" draw:z-index="343"><draw:object xlink:href="./Object 344" xlink:type="simple" xlink:show="embed" xlink:actuate="onLoad"/><draw:image xlink:href="./ObjectReplacements/Object 344" xlink:type="simple" xlink:show="embed" xlink:actuate="onLoad"/></draw:frame>中大多数实例的类别。</text:p>
      <text:p text:style-name="P227">二<text:span text:style-name="T76">、k近邻法的实现：kd树</text:span></text:p>
      <text:p text:style-name="P228">1)kd树的构造</text:p>
      <text:p text:style-name="P228">输入：k维空间数据集<draw:frame draw:style-name="fr1" draw:name="对象178" text:anchor-type="as-char" svg:y="-0.406cm" svg:width="3.134cm" svg:height="0.586cm" draw:z-index="344"><draw:object xlink:href="./Object 345" xlink:type="simple" xlink:show="embed" xlink:actuate="onLoad"/><draw:image xlink:href="./ObjectReplacements/Object 345" xlink:type="simple" xlink:show="embed" xlink:actuate="onLoad"/></draw:frame>，其中<draw:frame draw:style-name="fr1" draw:name="对象179" text:anchor-type="as-char" svg:y="-0.443cm" svg:width="6.052cm" svg:height="0.596cm" draw:z-index="345"><draw:object xlink:href="./Object 346" xlink:type="simple" xlink:show="embed" xlink:actuate="onLoad"/><draw:image xlink:href="./ObjectReplacements/Object 346" xlink:type="simple" xlink:show="embed" xlink:actuate="onLoad"/></draw:frame></text:p>
      <text:p text:style-name="P228">输出：kd树</text:p>
      <text:p text:style-name="P229">(a)开始<text:span text:style-name="T77">：构造根节点，根节点对应于包含T的k维空间的超矩形区域。</text:span></text:p>
      <text:p text:style-name="P229">选择<draw:frame draw:style-name="fr1" draw:name="对象180" text:anchor-type="as-char" svg:y="-0.443cm" svg:width="0.741cm" svg:height="0.533cm" draw:z-index="346"><draw:object xlink:href="./Object 347" xlink:type="simple" xlink:show="embed" xlink:actuate="onLoad"/><draw:image xlink:href="./ObjectReplacements/Object 347" xlink:type="simple" xlink:show="embed" xlink:actuate="onLoad"/></draw:frame>为坐标轴<text:span text:style-name="T78">，以T中所以实例的</text:span><text:span text:style-name="T78"><draw:frame draw:style-name="fr1" draw:name="对象181" text:anchor-type="as-char" svg:y="-0.443cm" svg:width="0.741cm" svg:height="0.533cm" draw:z-index="347"><draw:object xlink:href="./Object 348" xlink:type="simple" xlink:show="embed" xlink:actuate="onLoad"/><draw:image xlink:href="./ObjectReplacements/Object 348" xlink:type="simple" xlink:show="embed" xlink:actuate="onLoad"/></draw:frame></text:span><text:span text:style-name="T78">坐标的中位数为切分点，将根节点对应的超矩形区域切分为两个子区域；切分由通过切分点并与坐标</text:span><text:span text:style-name="T78"><draw:frame draw:style-name="fr1" draw:name="对象182" text:anchor-type="as-char" svg:y="-0.443cm" svg:width="0.741cm" svg:height="0.533cm" draw:z-index="348"><draw:object xlink:href="./Object 349" xlink:type="simple" xlink:show="embed" xlink:actuate="onLoad"/><draw:image xlink:href="./ObjectReplacements/Object 349" xlink:type="simple" xlink:show="embed" xlink:actuate="onLoad"/></draw:frame></text:span><text:span text:style-name="T78">垂直的超平面实现；将落在切分超平面上的实例点保存在根节点。</text:span></text:p>
      <text:p text:style-name="P230">(b)重复<text:span text:style-name="T79">：对深度为j的节点，选择</text:span><text:span text:style-name="T79"><draw:frame draw:style-name="fr1" draw:name="对象183" text:anchor-type="as-char" svg:y="-0.49cm" svg:width="3.905cm" svg:height="0.624cm" draw:z-index="349"><draw:object xlink:href="./Object 350" xlink:type="simple" xlink:show="embed" xlink:actuate="onLoad"/><draw:image xlink:href="./ObjectReplacements/Object 350" xlink:type="simple" xlink:show="embed" xlink:actuate="onLoad"/></draw:frame></text:span><text:span text:style-name="T79">为切分的坐标轴，以该节点的区域中所以实例的</text:span><text:span text:style-name="T79"><draw:frame draw:style-name="fr1" draw:name="对象184" text:anchor-type="as-char" svg:y="-0.443cm" svg:width="0.691cm" svg:height="0.533cm" draw:z-index="350"><draw:object xlink:href="./Object 351" xlink:type="simple" xlink:show="embed" xlink:actuate="onLoad"/><draw:image xlink:href="./ObjectReplacements/Object 351" xlink:type="simple" xlink:show="embed" xlink:actuate="onLoad"/></draw:frame></text:span><text:span text:style-name="T79">坐标的中位数为切分点，将落在切分超平面上的实例点保存在该节点。</text:span></text:p>
      <text:p text:style-name="P231">(c)直到没有实例需要划分时停止。</text:p>
      <text:p text:style-name="P232">2)kd树的最近邻搜索<text:span text:style-name="T80">(略)</text:span></text:p>
      <text:p text:style-name="P232"/>
      <text:h text:style-name="P307" text:outline-level="3">5.7.5 朴素贝叶斯法</text:h>
      <text:p text:style-name="P233"><text:tab/>假设有训练数据</text:p>
      <text:p text:style-name="P45"><draw:frame draw:style-name="fr1" draw:name="对象185" text:anchor-type="as-char" svg:y="-0.453cm" svg:width="6.29cm" svg:height="0.649cm" draw:z-index="351"><draw:object xlink:href="./Object 352" xlink:type="simple" xlink:show="embed" xlink:actuate="onLoad"/><draw:image xlink:href="./ObjectReplacements/Object 352" xlink:type="simple" xlink:show="embed" xlink:actuate="onLoad"/></draw:frame></text:p>
      <text:p text:style-name="P106">其中输入数据<draw:frame draw:style-name="fr1" draw:name="对象186" text:anchor-type="as-char" svg:y="-0.504cm" svg:width="5.348cm" svg:height="0.704cm" draw:z-index="352"><draw:object xlink:href="./Object 353" xlink:type="simple" xlink:show="embed" xlink:actuate="onLoad"/><draw:image xlink:href="./ObjectReplacements/Object 353" xlink:type="simple" xlink:show="embed" xlink:actuate="onLoad"/></draw:frame><text:span text:style-name="T81">，输出空间的类别标记集合为</text:span><text:span text:style-name="T81"><draw:frame draw:style-name="fr1" draw:name="对象187" text:anchor-type="as-char" svg:y="-0.49cm" svg:width="3.314cm" svg:height="0.644cm" draw:z-index="353"><draw:object xlink:href="./Object 354" xlink:type="simple" xlink:show="embed" xlink:actuate="onLoad"/><draw:image xlink:href="./ObjectReplacements/Object 354" xlink:type="simple" xlink:show="embed" xlink:actuate="onLoad"/></draw:frame></text:span><text:span text:style-name="T81">，并且假设组成输入数据的各个特征条件是独立，则条件概率分布</text:span></text:p>
      <text:p text:style-name="P237"><draw:frame draw:style-name="fr1" draw:name="对象188" text:anchor-type="as-char" svg:y="-0.838cm" svg:width="9.026cm" svg:height="1.799cm" draw:z-index="354"><draw:object xlink:href="./Object 355" xlink:type="simple" xlink:show="embed" xlink:actuate="onLoad"/><draw:image xlink:href="./ObjectReplacements/Object 355" xlink:type="simple" xlink:show="embed" xlink:actuate="onLoad"/></draw:frame></text:p>
      <text:p text:style-name="P106">后验概率为</text:p>
      <text:p text:style-name="P46"><draw:frame draw:style-name="fr1" draw:name="对象189" text:anchor-type="as-char" svg:y="-0.72cm" svg:width="8.601cm" svg:height="1.515cm" draw:z-index="355"><draw:object xlink:href="./Object 356" xlink:type="simple" xlink:show="embed" xlink:actuate="onLoad"/><draw:image xlink:href="./ObjectReplacements/Object 356" xlink:type="simple" xlink:show="embed" xlink:actuate="onLoad"/></draw:frame></text:p>
      <text:p text:style-name="P46"/>
      <text:p text:style-name="P234"><text:soft-page-break/>贝叶斯估计</text:p>
      <text:p text:style-name="P234"><text:tab/>用极大似然估计可能会出现所要估计的概率值为0情况，为解决这种情况，引入常量<draw:frame draw:style-name="fr1" draw:name="对象190" text:anchor-type="as-char" svg:y="-0.377cm" svg:width="1.037cm" svg:height="0.467cm" draw:z-index="356"><draw:object xlink:href="./Object 357" xlink:type="simple" xlink:show="embed" xlink:actuate="onLoad"/><draw:image xlink:href="./ObjectReplacements/Object 357" xlink:type="simple" xlink:show="embed" xlink:actuate="onLoad"/></draw:frame>，条件概率的贝叶斯估计为</text:p>
      <text:p text:style-name="P235"><draw:frame draw:style-name="fr1" draw:name="对象191" text:anchor-type="as-char" svg:y="-1.318cm" svg:width="8.604cm" svg:height="2.394cm" draw:z-index="357"><draw:object xlink:href="./Object 358" xlink:type="simple" xlink:show="embed" xlink:actuate="onLoad"/><draw:image xlink:href="./ObjectReplacements/Object 358" xlink:type="simple" xlink:show="embed" xlink:actuate="onLoad"/></draw:frame></text:p>
      <text:p text:style-name="P234">其中<draw:frame draw:style-name="fr1" draw:name="对象192" text:anchor-type="as-char" svg:y="-0.377cm" svg:width="0.557cm" svg:height="0.531cm" draw:z-index="358"><draw:object xlink:href="./Object 359" xlink:type="simple" xlink:show="embed" xlink:actuate="onLoad"/><draw:image xlink:href="./ObjectReplacements/Object 359" xlink:type="simple" xlink:show="embed" xlink:actuate="onLoad"/></draw:frame>是<draw:frame draw:style-name="fr1" draw:name="对象193" text:anchor-type="as-char" svg:y="-0.443cm" svg:width="0.827cm" svg:height="0.533cm" draw:z-index="359"><draw:object xlink:href="./Object 360" xlink:type="simple" xlink:show="embed" xlink:actuate="onLoad"/><draw:image xlink:href="./ObjectReplacements/Object 360" xlink:type="simple" xlink:show="embed" xlink:actuate="onLoad"/></draw:frame>的可能取值的数量<text:span text:style-name="T82">；</text:span></text:p>
      <text:p text:style-name="P235"><draw:frame draw:style-name="fr1" draw:name="对象194" text:anchor-type="as-char" svg:y="-1.318cm" svg:width="5.415cm" svg:height="1.697cm" draw:z-index="360"><draw:object xlink:href="./Object 361" xlink:type="simple" xlink:show="embed" xlink:actuate="onLoad"/><draw:image xlink:href="./ObjectReplacements/Object 361" xlink:type="simple" xlink:show="embed" xlink:actuate="onLoad"/></draw:frame></text:p>
      <text:p text:style-name="P236">其中K为输入空间的划分数量。</text:p>
      <text:p text:style-name="P236"/>
      <text:h text:style-name="P308" text:outline-level="3">5.7.6 感知机(perceptron)</text:h>
      <text:p text:style-name="P238"><text:tab/>假设输入空间<draw:frame draw:style-name="fr1" draw:name="对象195" text:anchor-type="as-char" svg:y="-0.437cm" svg:width="1.348cm" svg:height="0.527cm" draw:z-index="361"><draw:object xlink:href="./Object 362" xlink:type="simple" xlink:show="embed" xlink:actuate="onLoad"/><draw:image xlink:href="./ObjectReplacements/Object 362" xlink:type="simple" xlink:show="embed" xlink:actuate="onLoad"/></draw:frame>输出空间是<draw:frame draw:style-name="fr1" draw:name="对象196" text:anchor-type="as-char" svg:y="-0.49cm" svg:width="2.372cm" svg:height="0.624cm" draw:z-index="362"><draw:object xlink:href="./Object 363" xlink:type="simple" xlink:show="embed" xlink:actuate="onLoad"/><draw:image xlink:href="./ObjectReplacements/Object 363" xlink:type="simple" xlink:show="embed" xlink:actuate="onLoad"/></draw:frame>,由输入空间到输出空间的映射函数</text:p>
      <text:p text:style-name="P47"><draw:frame draw:style-name="fr1" draw:name="对象197" text:anchor-type="as-char" svg:y="-0.413cm" svg:width="3.801cm" svg:height="0.545cm" draw:z-index="363"><draw:object xlink:href="./Object 364" xlink:type="simple" xlink:show="embed" xlink:actuate="onLoad"/><draw:image xlink:href="./ObjectReplacements/Object 364" xlink:type="simple" xlink:show="embed" xlink:actuate="onLoad"/></draw:frame></text:p>
      <text:p text:style-name="P107">称为感知机<text:span text:style-name="T83">；其中，w和b为感知机模型的参数，</text:span><text:span text:style-name="T83"><draw:frame draw:style-name="fr1" draw:name="对象198" text:anchor-type="as-char" svg:y="-0.437cm" svg:width="1.272cm" svg:height="0.527cm" draw:z-index="364"><draw:object xlink:href="./Object 365" xlink:type="simple" xlink:show="embed" xlink:actuate="onLoad"/><draw:image xlink:href="./ObjectReplacements/Object 365" xlink:type="simple" xlink:show="embed" xlink:actuate="onLoad"/></draw:frame></text:span><text:span text:style-name="T83">叫作权值，</text:span><text:span text:style-name="T83"><draw:frame draw:style-name="fr1" draw:name="对象199" text:anchor-type="as-char" svg:y="-0.377cm" svg:width="1.055cm" svg:height="0.467cm" draw:z-index="365"><draw:object xlink:href="./Object 366" xlink:type="simple" xlink:show="embed" xlink:actuate="onLoad"/><draw:image xlink:href="./ObjectReplacements/Object 366" xlink:type="simple" xlink:show="embed" xlink:actuate="onLoad"/></draw:frame></text:span><text:span text:style-name="T83">叫做偏置，sign(x)函数定义如下：</text:span></text:p>
      <text:p text:style-name="P47"><draw:frame draw:style-name="fr1" draw:name="对象200" text:anchor-type="as-char" svg:y="-0.781cm" svg:width="3.916cm" svg:height="1.453cm" draw:z-index="366"><draw:object xlink:href="./Object 367" xlink:type="simple" xlink:show="embed" xlink:actuate="onLoad"/><draw:image xlink:href="./ObjectReplacements/Object 367" xlink:type="simple" xlink:show="embed" xlink:actuate="onLoad"/></draw:frame></text:p>
      <text:p text:style-name="P239">引进损失函数，代表<text:span text:style-name="T57">误分类点</text:span><text:span text:style-name="T57"><draw:frame draw:style-name="fr1" draw:name="对象204" text:anchor-type="as-char" svg:y="-0.377cm" svg:width="1.316cm" svg:height="0.531cm" draw:z-index="370"><draw:object xlink:href="./Object 371" xlink:type="simple" xlink:show="embed" xlink:actuate="onLoad"/><draw:image xlink:href="./ObjectReplacements/Object 371" xlink:type="simple" xlink:show="embed" xlink:actuate="onLoad"/></draw:frame></text:span>到超平面的总距离</text:p>
      <text:p text:style-name="P240"><draw:frame draw:style-name="fr1" draw:name="对象201" text:anchor-type="as-char" svg:y="-0.619cm" svg:width="2.637cm" svg:height="1.018cm" draw:z-index="367"><draw:object xlink:href="./Object 368" xlink:type="simple" xlink:show="embed" xlink:actuate="onLoad"/><draw:image xlink:href="./ObjectReplacements/Object 368" xlink:type="simple" xlink:show="embed" xlink:actuate="onLoad"/></draw:frame></text:p>
      <text:p text:style-name="P239">等价于</text:p>
      <text:p text:style-name="P240"><draw:frame draw:style-name="fr1" draw:name="对象202" text:anchor-type="as-char" svg:y="-0.459cm" svg:width="5.195cm" svg:height="0.923cm" draw:z-index="368"><draw:object xlink:href="./Object 369" xlink:type="simple" xlink:show="embed" xlink:actuate="onLoad"/><draw:image xlink:href="./ObjectReplacements/Object 369" xlink:type="simple" xlink:show="embed" xlink:actuate="onLoad"/></draw:frame></text:p>
      <text:p text:style-name="P239">上式对<text:span text:style-name="T84">w,b求偏导</text:span></text:p>
      <text:p text:style-name="P240"><draw:frame draw:style-name="fr1" draw:name="对象203" text:anchor-type="as-char" svg:y="-0.85cm" svg:width="4.51cm" svg:height="1.866cm" draw:z-index="369"><draw:object xlink:href="./Object 370" xlink:type="simple" xlink:show="embed" xlink:actuate="onLoad"/><draw:image xlink:href="./ObjectReplacements/Object 370" xlink:type="simple" xlink:show="embed" xlink:actuate="onLoad"/></draw:frame></text:p>
      <text:p text:style-name="P241">随机选择一个误分类点<draw:frame draw:style-name="fr1" draw:name="对象205" text:anchor-type="as-char" svg:y="-0.386cm" svg:width="2.108cm" svg:height="0.54cm" draw:z-index="371"><draw:object xlink:href="./Object 372" xlink:type="simple" xlink:show="embed" xlink:actuate="onLoad"/><draw:image xlink:href="./ObjectReplacements/Object 372" xlink:type="simple" xlink:show="embed" xlink:actuate="onLoad"/></draw:frame><text:span text:style-name="T85">，对w,b进行更新：</text:span></text:p>
      <text:p text:style-name="P242"><text:soft-page-break/><draw:frame draw:style-name="fr1" draw:name="对象206" text:anchor-type="as-char" svg:y="-0.661cm" svg:width="3.023cm" svg:height="1.259cm" draw:z-index="372"><draw:object xlink:href="./Object 373" xlink:type="simple" xlink:show="embed" xlink:actuate="onLoad"/><draw:image xlink:href="./ObjectReplacements/Object 373" xlink:type="simple" xlink:show="embed" xlink:actuate="onLoad"/></draw:frame></text:p>
      <text:p text:style-name="P243">不断通过迭代可以期待损失函数不断减小，直到为0。</text:p>
      <text:p text:style-name="P244">现在假设初始值<draw:frame draw:style-name="fr1" draw:name="对象207" text:anchor-type="as-char" svg:y="-0.377cm" svg:width="1.198cm" svg:height="0.531cm" draw:z-index="373"><draw:object xlink:href="./Object 374" xlink:type="simple" xlink:show="embed" xlink:actuate="onLoad"/><draw:image xlink:href="./ObjectReplacements/Object 374" xlink:type="simple" xlink:show="embed" xlink:actuate="onLoad"/></draw:frame>设置为0，则最后学习到的w,b可以表示为</text:p>
      <text:p text:style-name="P245"><draw:frame draw:style-name="fr1" draw:name="对象208" text:anchor-type="as-char" svg:y="-0.972cm" svg:width="3.059cm" svg:height="2.073cm" draw:z-index="374"><draw:object xlink:href="./Object 375" xlink:type="simple" xlink:show="embed" xlink:actuate="onLoad"/><draw:image xlink:href="./ObjectReplacements/Object 375" xlink:type="simple" xlink:show="embed" xlink:actuate="onLoad"/></draw:frame></text:p>
      <text:p text:style-name="P244">其中<draw:frame draw:style-name="fr1" draw:name="对象209" text:anchor-type="as-char" svg:y="-0.407cm" svg:width="1.722cm" svg:height="0.575cm" draw:z-index="375"><draw:object xlink:href="./Object 376" xlink:type="simple" xlink:show="embed" xlink:actuate="onLoad"/><draw:image xlink:href="./ObjectReplacements/Object 376" xlink:type="simple" xlink:show="embed" xlink:actuate="onLoad"/></draw:frame>，<draw:frame draw:style-name="fr1" draw:name="对象210" text:anchor-type="as-char" svg:y="-0.377cm" svg:width="0.497cm" svg:height="0.531cm" draw:z-index="376"><draw:object xlink:href="./Object 377" xlink:type="simple" xlink:show="embed" xlink:actuate="onLoad"/><draw:image xlink:href="./ObjectReplacements/Object 377" xlink:type="simple" xlink:show="embed" xlink:actuate="onLoad"/></draw:frame>为学习结束时<draw:frame draw:style-name="fr1" draw:name="对象211" text:anchor-type="as-char" svg:y="-0.386cm" svg:width="1.369cm" svg:height="0.54cm" draw:z-index="377"><draw:object xlink:href="./Object 378" xlink:type="simple" xlink:show="embed" xlink:actuate="onLoad"/><draw:image xlink:href="./ObjectReplacements/Object 378" xlink:type="simple" xlink:show="embed" xlink:actuate="onLoad"/></draw:frame>误分类的次数，<draw:frame draw:style-name="fr1" draw:name="对象212" text:anchor-type="as-char" svg:y="-0.213cm" svg:width="0.469cm" svg:height="0.319cm" draw:z-index="378"><draw:object xlink:href="./Object 379" xlink:type="simple" xlink:show="embed" xlink:actuate="onLoad"/><draw:image xlink:href="./ObjectReplacements/Object 379" xlink:type="simple" xlink:show="embed" xlink:actuate="onLoad"/></draw:frame>为学习因子；</text:p>
      <text:p text:style-name="P244">可得感知机的模型</text:p>
      <text:p text:style-name="P245"><draw:frame draw:style-name="fr1" draw:name="对象213" text:anchor-type="as-char" svg:y="-0.739cm" svg:width="5.353cm" svg:height="1.166cm" draw:z-index="379"><draw:object xlink:href="./Object 380" xlink:type="simple" xlink:show="embed" xlink:actuate="onLoad"/><draw:image xlink:href="./ObjectReplacements/Object 380" xlink:type="simple" xlink:show="embed" xlink:actuate="onLoad"/></draw:frame></text:p>
      <text:p text:style-name="P246">注意上面式子中的内积形式</text:p>
      <text:p text:style-name="P247"><draw:frame draw:style-name="fr1" draw:name="对象214" text:anchor-type="as-char" svg:y="-0.377cm" svg:width="2.741cm" svg:height="0.531cm" draw:z-index="380"><draw:object xlink:href="./Object 381" xlink:type="simple" xlink:show="embed" xlink:actuate="onLoad"/><draw:image xlink:href="./ObjectReplacements/Object 381" xlink:type="simple" xlink:show="embed" xlink:actuate="onLoad"/></draw:frame></text:p>
      <text:p text:style-name="P246">这个矩阵被称为Gram矩阵<text:span text:style-name="T86">，这个矩阵在训练算法中可以带来便利</text:span>。</text:p>
      <text:h text:style-name="P309" text:outline-level="3">5.7.7逻辑斯谛回归与最大熵模型</text:h>
      <text:p text:style-name="P248">一、逻辑斯谛分布<text:span text:style-name="T87">(logistic distribution)</text:span></text:p>
      <text:p text:style-name="P248">设<text:span text:style-name="T88">X是连续随机变量，X服从逻辑斯谛分布是指X具有下列分布函数和密度函数：</text:span></text:p>
      <text:p text:style-name="P48"><draw:frame draw:style-name="fr1" draw:name="对象215" text:anchor-type="as-char" svg:y="-1.475cm" svg:width="7.096cm" svg:height="2.872cm" draw:z-index="381"><draw:object xlink:href="./Object 382" xlink:type="simple" xlink:show="embed" xlink:actuate="onLoad"/><draw:image xlink:href="./ObjectReplacements/Object 382" xlink:type="simple" xlink:show="embed" xlink:actuate="onLoad"/></draw:frame></text:p>
      <text:p text:style-name="P249">二、二项逻辑斯谛回归模型</text:p>
      <text:p text:style-name="P249">二项逻辑斯谛回归模型是如下的条件概率分布：</text:p>
      <text:p text:style-name="P250"><draw:frame draw:style-name="fr1" draw:name="对象216" text:anchor-type="as-char" svg:y="-1.178cm" svg:width="4.858cm" svg:height="2.247cm" draw:z-index="382"><draw:object xlink:href="./Object 383" xlink:type="simple" xlink:show="embed" xlink:actuate="onLoad"/><draw:image xlink:href="./ObjectReplacements/Object 383" xlink:type="simple" xlink:show="embed" xlink:actuate="onLoad"/></draw:frame></text:p>
      <text:p text:style-name="P249">注意这里<draw:frame draw:style-name="fr1" draw:name="对象217" text:anchor-type="as-char" svg:y="-0.49cm" svg:width="8.842cm" svg:height="0.624cm" draw:z-index="383"><draw:object xlink:href="./Object 384" xlink:type="simple" xlink:show="embed" xlink:actuate="onLoad"/><draw:image xlink:href="./ObjectReplacements/Object 384" xlink:type="simple" xlink:show="embed" xlink:actuate="onLoad"/></draw:frame></text:p>
      <text:p text:style-name="P249"/>
      <text:p text:style-name="P249"><text:soft-page-break/>三<text:span text:style-name="T89">、模型参数估计</text:span></text:p>
      <text:p text:style-name="P249"><text:tab/>对于训练数据<draw:frame draw:style-name="fr1" draw:name="对象218" text:anchor-type="as-char" svg:y="-0.49cm" svg:width="6.027cm" svg:height="0.644cm" draw:z-index="384"><draw:object xlink:href="./Object 385" xlink:type="simple" xlink:show="embed" xlink:actuate="onLoad"/><draw:image xlink:href="./ObjectReplacements/Object 385" xlink:type="simple" xlink:show="embed" xlink:actuate="onLoad"/></draw:frame><text:span text:style-name="T90">，可以使用最大似然估计法估计模型参数，为什么可以使用最大似然法进行模型参数的估计？</text:span></text:p>
      <text:p text:style-name="P249"><text:tab/>可以这样的考虑<text:span text:style-name="T90">，假设存在一个数据生成函数，现在已知训练数据，如何寻找这样一个最优的数据生成函数？假设生成数据生成函数</text:span><text:span text:style-name="T90"><draw:frame draw:style-name="fr1" draw:name="对象219" text:anchor-type="as-char" svg:y="-0.377cm" svg:width="2.806cm" svg:height="0.531cm" draw:z-index="385"><draw:object xlink:href="./Object 386" xlink:type="simple" xlink:show="embed" xlink:actuate="onLoad"/><draw:image xlink:href="./ObjectReplacements/Object 386" xlink:type="simple" xlink:show="embed" xlink:actuate="onLoad"/></draw:frame></text:span><text:span text:style-name="T90">，N是多大无法知道，由于无法获得关于生成函数的任何信息，根据贝叶斯假设，生成函数的服从均匀分布，则</text:span></text:p>
      <text:p text:style-name="P250"><draw:frame draw:style-name="fr1" draw:name="对象220" text:anchor-type="as-char" svg:y="-0.691cm" svg:width="4.591cm" svg:height="1.109cm" draw:z-index="386"><draw:object xlink:href="./Object 387" xlink:type="simple" xlink:show="embed" xlink:actuate="onLoad"/><draw:image xlink:href="./ObjectReplacements/Object 387" xlink:type="simple" xlink:show="embed" xlink:actuate="onLoad"/></draw:frame></text:p>
      <text:p text:style-name="P251">其中<draw:frame draw:style-name="fr1" draw:name="对象221" text:anchor-type="as-char" svg:y="-0.619cm" svg:width="2.006cm" svg:height="0.998cm" draw:z-index="387"><draw:object xlink:href="./Object 388" xlink:type="simple" xlink:show="embed" xlink:actuate="onLoad"/><draw:image xlink:href="./ObjectReplacements/Object 388" xlink:type="simple" xlink:show="embed" xlink:actuate="onLoad"/></draw:frame>，<draw:frame draw:style-name="fr1" draw:name="对象222" text:anchor-type="as-char" svg:y="-0.432cm" svg:width="4.681cm" svg:height="0.861cm" draw:z-index="388"><draw:object xlink:href="./Object 389" xlink:type="simple" xlink:show="embed" xlink:actuate="onLoad"/><draw:image xlink:href="./ObjectReplacements/Object 389" xlink:type="simple" xlink:show="embed" xlink:actuate="onLoad"/></draw:frame><text:span text:style-name="T91">，可得</text:span></text:p>
      <text:p text:style-name="P252"><draw:frame draw:style-name="fr1" draw:name="对象223" text:anchor-type="as-char" svg:y="-0.386cm" svg:width="3.464cm" svg:height="0.54cm" draw:z-index="389"><draw:object xlink:href="./Object 390" xlink:type="simple" xlink:show="embed" xlink:actuate="onLoad"/><draw:image xlink:href="./ObjectReplacements/Object 390" xlink:type="simple" xlink:show="embed" xlink:actuate="onLoad"/></draw:frame></text:p>
      <text:p text:style-name="P269">注意了上述成立的条件是先验分布是均匀分布，此时最大后验概率与最大似然估计是一致的。</text:p>
      <text:p text:style-name="P253">假设<draw:frame draw:style-name="fr1" draw:name="对象224" text:anchor-type="as-char" svg:y="-0.386cm" svg:width="6.966cm" svg:height="0.508cm" draw:z-index="390"><draw:object xlink:href="./Object 391" xlink:type="simple" xlink:show="embed" xlink:actuate="onLoad"/><draw:image xlink:href="./ObjectReplacements/Object 391" xlink:type="simple" xlink:show="embed" xlink:actuate="onLoad"/></draw:frame>，似然函数可以写成</text:p>
      <text:p text:style-name="P254"><draw:frame draw:style-name="fr1" draw:name="对象225" text:anchor-type="as-char" svg:y="-0.744cm" svg:width="4.877cm" svg:height="1.164cm" draw:z-index="391"><draw:object xlink:href="./Object 392" xlink:type="simple" xlink:show="embed" xlink:actuate="onLoad"/><draw:image xlink:href="./ObjectReplacements/Object 392" xlink:type="simple" xlink:show="embed" xlink:actuate="onLoad"/></draw:frame></text:p>
      <text:p text:style-name="P253">对数似然函数为</text:p>
      <text:p text:style-name="P254"><draw:frame draw:style-name="fr1" draw:name="对象226" text:anchor-type="as-char" svg:y="-1.111cm" svg:width="8.573cm" svg:height="2.353cm" draw:z-index="392"><draw:object xlink:href="./Object 393" xlink:type="simple" xlink:show="embed" xlink:actuate="onLoad"/><draw:image xlink:href="./ObjectReplacements/Object 393" xlink:type="simple" xlink:show="embed" xlink:actuate="onLoad"/></draw:frame></text:p>
      <text:p text:style-name="P253">对<text:span text:style-name="T92">L(w)求极大值，得出w的估计值。</text:span></text:p>
      <text:p text:style-name="P254"><draw:frame draw:style-name="fr1" draw:name="对象227" text:anchor-type="as-char" svg:y="-1.679cm" svg:width="5.673cm" svg:height="3.491cm" draw:z-index="393"><draw:object xlink:href="./Object 394" xlink:type="simple" xlink:show="embed" xlink:actuate="onLoad"/><draw:image xlink:href="./ObjectReplacements/Object 394" xlink:type="simple" xlink:show="embed" xlink:actuate="onLoad"/></draw:frame></text:p>
      <text:p text:style-name="P253">四<text:span text:style-name="T93">、最大熵原理</text:span></text:p>
      <text:p text:style-name="P255">(1) 最大熵模型的定义</text:p>
      <text:p text:style-name="P255"><text:tab/>给定一个训练集<draw:frame draw:style-name="fr1" draw:name="对象228" text:anchor-type="as-char" svg:y="-0.49cm" svg:width="6.027cm" svg:height="0.644cm" draw:z-index="394"><draw:object xlink:href="./Object 395" xlink:type="simple" xlink:show="embed" xlink:actuate="onLoad"/><draw:image xlink:href="./ObjectReplacements/Object 395" xlink:type="simple" xlink:show="embed" xlink:actuate="onLoad"/></draw:frame><text:span text:style-name="T94">，则联合分布P(X,Y)的经验分布和边缘分布P(X)的经验分布，分别为</text:span><text:span text:style-name="T94"><draw:frame draw:style-name="fr1" draw:name="对象229" text:anchor-type="as-char" svg:y="-0.413cm" svg:width="2.836cm" svg:height="0.534cm" draw:z-index="395"><draw:object xlink:href="./Object 396" xlink:type="simple" xlink:show="embed" xlink:actuate="onLoad"/><draw:image xlink:href="./ObjectReplacements/Object 396" xlink:type="simple" xlink:show="embed" xlink:actuate="onLoad"/></draw:frame></text:span><text:span text:style-name="T94">表示；用特征函数f(x,y)描述输入和输出之间的某个事实，其定义为</text:span></text:p>
      <text:p text:style-name="P256"><text:soft-page-break/><draw:frame draw:style-name="fr1" draw:name="对象230" text:anchor-type="as-char" svg:y="-0.753cm" svg:width="5.454cm" svg:height="1.399cm" draw:z-index="396"><draw:object xlink:href="./Object 397" xlink:type="simple" xlink:show="embed" xlink:actuate="onLoad"/><draw:image xlink:href="./ObjectReplacements/Object 397" xlink:type="simple" xlink:show="embed" xlink:actuate="onLoad"/></draw:frame></text:p>
      <text:p text:style-name="P255">特征函数<draw:frame draw:style-name="fr1" draw:name="对象231" text:anchor-type="as-char" svg:y="-0.386cm" svg:width="1.446cm" svg:height="0.508cm" draw:z-index="397"><draw:object xlink:href="./Object 398" xlink:type="simple" xlink:show="embed" xlink:actuate="onLoad"/><draw:image xlink:href="./ObjectReplacements/Object 398" xlink:type="simple" xlink:show="embed" xlink:actuate="onLoad"/></draw:frame>关于经验分布<draw:frame draw:style-name="fr1" draw:name="对象232" text:anchor-type="as-char" svg:y="-0.413cm" svg:width="1.683cm" svg:height="0.534cm" draw:z-index="398"><draw:object xlink:href="./Object 399" xlink:type="simple" xlink:show="embed" xlink:actuate="onLoad"/><draw:image xlink:href="./ObjectReplacements/Object 399" xlink:type="simple" xlink:show="embed" xlink:actuate="onLoad"/></draw:frame>的期望值<text:span text:style-name="T95">，用</text:span><text:span text:style-name="T95"><draw:frame draw:style-name="fr1" draw:name="对象233" text:anchor-type="as-char" svg:y="-0.386cm" svg:width="1.222cm" svg:height="0.54cm" draw:z-index="399"><draw:object xlink:href="./Object 400" xlink:type="simple" xlink:show="embed" xlink:actuate="onLoad"/><draw:image xlink:href="./ObjectReplacements/Object 400" xlink:type="simple" xlink:show="embed" xlink:actuate="onLoad"/></draw:frame></text:span><text:span text:style-name="T95">表示</text:span></text:p>
      <text:p text:style-name="P256"><draw:frame draw:style-name="fr1" draw:name="对象234" text:anchor-type="as-char" svg:y="-0.459cm" svg:width="5.032cm" svg:height="0.885cm" draw:z-index="400"><draw:object xlink:href="./Object 401" xlink:type="simple" xlink:show="embed" xlink:actuate="onLoad"/><draw:image xlink:href="./ObjectReplacements/Object 401" xlink:type="simple" xlink:show="embed" xlink:actuate="onLoad"/></draw:frame></text:p>
      <text:p text:style-name="P255">特征函数<draw:frame draw:style-name="fr1" draw:name="对象235" text:anchor-type="as-char" svg:y="-0.386cm" svg:width="0.201cm" svg:height="0.467cm" draw:z-index="401"><draw:object xlink:href="./Object 402" xlink:type="simple" xlink:show="embed" xlink:actuate="onLoad"/><draw:image xlink:href="./ObjectReplacements/Object 402" xlink:type="simple" xlink:show="embed" xlink:actuate="onLoad"/></draw:frame>关于模型<draw:frame draw:style-name="fr1" draw:name="对象236" text:anchor-type="as-char" svg:y="-0.386cm" svg:width="1.558cm" svg:height="0.508cm" draw:z-index="402"><draw:object xlink:href="./Object 403" xlink:type="simple" xlink:show="embed" xlink:actuate="onLoad"/><draw:image xlink:href="./ObjectReplacements/Object 403" xlink:type="simple" xlink:show="embed" xlink:actuate="onLoad"/></draw:frame>与经验分布<draw:frame draw:style-name="fr1" draw:name="对象237" text:anchor-type="as-char" svg:y="-0.413cm" svg:width="1.192cm" svg:height="0.534cm" draw:z-index="403"><draw:object xlink:href="./Object 404" xlink:type="simple" xlink:show="embed" xlink:actuate="onLoad"/><draw:image xlink:href="./ObjectReplacements/Object 404" xlink:type="simple" xlink:show="embed" xlink:actuate="onLoad"/></draw:frame>的期望值<text:span text:style-name="T95">，用</text:span><text:span text:style-name="T95"><draw:frame draw:style-name="fr1" draw:name="对象238" text:anchor-type="as-char" svg:y="-0.386cm" svg:width="1.21cm" svg:height="0.54cm" draw:z-index="404"><draw:object xlink:href="./Object 405" xlink:type="simple" xlink:show="embed" xlink:actuate="onLoad"/><draw:image xlink:href="./ObjectReplacements/Object 405" xlink:type="simple" xlink:show="embed" xlink:actuate="onLoad"/></draw:frame></text:span><text:span text:style-name="T95">表示</text:span></text:p>
      <text:p text:style-name="P256"><draw:frame draw:style-name="fr1" draw:name="对象239" text:anchor-type="as-char" svg:y="-0.459cm" svg:width="5.87cm" svg:height="0.885cm" draw:z-index="405"><draw:object xlink:href="./Object 406" xlink:type="simple" xlink:show="embed" xlink:actuate="onLoad"/><draw:image xlink:href="./ObjectReplacements/Object 406" xlink:type="simple" xlink:show="embed" xlink:actuate="onLoad"/></draw:frame></text:p>
      <text:p text:style-name="P257">最大熵模型</text:p>
      <text:p text:style-name="P257">假设满足所以约束条件的模型集合<text:span text:style-name="T96">C</text:span>为</text:p>
      <text:p text:style-name="P258"><draw:frame draw:style-name="fr1" draw:name="对象240" text:anchor-type="as-char" svg:y="-0.453cm" svg:width="6.472cm" svg:height="0.649cm" draw:z-index="406"><draw:object xlink:href="./Object 407" xlink:type="simple" xlink:show="embed" xlink:actuate="onLoad"/><draw:image xlink:href="./ObjectReplacements/Object 407" xlink:type="simple" xlink:show="embed" xlink:actuate="onLoad"/></draw:frame></text:p>
      <text:p text:style-name="P260">定义在条件概率分布P(Y|X)上的条件熵为</text:p>
      <text:p text:style-name="P259"><draw:frame draw:style-name="fr1" draw:name="对象241" text:anchor-type="as-char" svg:y="-0.459cm" svg:width="6.796cm" svg:height="0.885cm" draw:z-index="407"><draw:object xlink:href="./Object 408" xlink:type="simple" xlink:show="embed" xlink:actuate="onLoad"/><draw:image xlink:href="./ObjectReplacements/Object 408" xlink:type="simple" xlink:show="embed" xlink:actuate="onLoad"/></draw:frame></text:p>
      <text:p text:style-name="P260">则模型集合C中条件熵H(P)最大的模型称为最大熵模型。</text:p>
      <text:p text:style-name="P261">(2)最大熵模型的学习</text:p>
      <text:p text:style-name="P262"><draw:frame draw:style-name="fr1" draw:name="对象242" text:anchor-type="as-char" svg:y="-1.194cm" svg:width="7.791cm" svg:height="2.519cm" draw:z-index="408"><draw:object xlink:href="./Object 409" xlink:type="simple" xlink:show="embed" xlink:actuate="onLoad"/><draw:image xlink:href="./ObjectReplacements/Object 409" xlink:type="simple" xlink:show="embed" xlink:actuate="onLoad"/></draw:frame></text:p>
      <text:p text:style-name="P261">引入拉格朗日函数</text:p>
      <text:p text:style-name="P262"><draw:frame draw:style-name="fr1" draw:name="对象243" text:anchor-type="as-char" svg:y="-0.741cm" svg:width="11.453cm" svg:height="1.168cm" draw:z-index="409"><draw:object xlink:href="./Object 410" xlink:type="simple" xlink:show="embed" xlink:actuate="onLoad"/><draw:image xlink:href="./ObjectReplacements/Object 410" xlink:type="simple" xlink:show="embed" xlink:actuate="onLoad"/></draw:frame></text:p>
      <text:p text:style-name="P263">最优化的原始问题是</text:p>
      <text:p text:style-name="P264"><draw:frame draw:style-name="fr1" draw:name="对象244" text:anchor-type="as-char" svg:y="-0.413cm" svg:width="3.258cm" svg:height="0.783cm" draw:z-index="410"><draw:object xlink:href="./Object 411" xlink:type="simple" xlink:show="embed" xlink:actuate="onLoad"/><draw:image xlink:href="./ObjectReplacements/Object 411" xlink:type="simple" xlink:show="embed" xlink:actuate="onLoad"/></draw:frame></text:p>
      <text:p text:style-name="P263">对偶问题是</text:p>
      <text:p text:style-name="P264"><draw:frame draw:style-name="fr1" draw:name="对象245" text:anchor-type="as-char" svg:y="-0.413cm" svg:width="3.258cm" svg:height="0.783cm" draw:z-index="411"><draw:object xlink:href="./Object 412" xlink:type="simple" xlink:show="embed" xlink:actuate="onLoad"/><draw:image xlink:href="./ObjectReplacements/Object 412" xlink:type="simple" xlink:show="embed" xlink:actuate="onLoad"/></draw:frame></text:p>
      <text:p text:style-name="P265">求L(P,w)对P(y| x)的偏导数</text:p>
      <text:p text:style-name="P266"><text:soft-page-break/><draw:frame draw:style-name="fr1" draw:name="对象246" text:anchor-type="as-char" svg:y="-1.125cm" svg:width="12.829cm" svg:height="2.381cm" draw:z-index="412"><draw:object xlink:href="./Object 413" xlink:type="simple" xlink:show="embed" xlink:actuate="onLoad"/><draw:image xlink:href="./ObjectReplacements/Object 413" xlink:type="simple" xlink:show="embed" xlink:actuate="onLoad"/></draw:frame></text:p>
      <text:p text:style-name="P266"><draw:frame draw:style-name="fr1" draw:name="对象247" text:anchor-type="as-char" svg:y="-1.318cm" svg:width="10.642cm" svg:height="1.796cm" draw:z-index="413"><draw:object xlink:href="./Object 414" xlink:type="simple" xlink:show="embed" xlink:actuate="onLoad"/><draw:image xlink:href="./ObjectReplacements/Object 414" xlink:type="simple" xlink:show="embed" xlink:actuate="onLoad"/></draw:frame></text:p>
      <text:p text:style-name="P267">由于<draw:frame draw:style-name="fr1" draw:name="对象248" text:anchor-type="as-char" svg:y="-0.432cm" svg:width="2.551cm" svg:height="0.861cm" draw:z-index="414"><draw:object xlink:href="./Object 415" xlink:type="simple" xlink:show="embed" xlink:actuate="onLoad"/><draw:image xlink:href="./ObjectReplacements/Object 415" xlink:type="simple" xlink:show="embed" xlink:actuate="onLoad"/></draw:frame>得</text:p>
      <text:p text:style-name="P268"><draw:frame draw:style-name="fr1" draw:name="对象249" text:anchor-type="as-char" svg:y="-0.739cm" svg:width="6.787cm" svg:height="1.18cm" draw:z-index="415"><draw:object xlink:href="./Object 416" xlink:type="simple" xlink:show="embed" xlink:actuate="onLoad"/><draw:image xlink:href="./ObjectReplacements/Object 416" xlink:type="simple" xlink:show="embed" xlink:actuate="onLoad"/></draw:frame></text:p>
      <text:p text:style-name="P267">其中，</text:p>
      <text:p text:style-name="P268"><draw:frame draw:style-name="fr1" draw:name="对象250" text:anchor-type="as-char" svg:y="-0.739cm" svg:width="5.741cm" svg:height="1.166cm" draw:z-index="416"><draw:object xlink:href="./Object 417" xlink:type="simple" xlink:show="embed" xlink:actuate="onLoad"/><draw:image xlink:href="./ObjectReplacements/Object 417" xlink:type="simple" xlink:show="embed" xlink:actuate="onLoad"/></draw:frame></text:p>
      <text:p text:style-name="P267">求解对偶问题外部的极大化问题。</text:p>
      <text:p text:style-name="P270">(2)极大似然估计</text:p>
      <text:p text:style-name="P270"><text:tab/>最大熵模型把未知的，不确定的信息认为是服从均匀分布，和最大似然估计是一致的；假设有一直训练数据<draw:frame draw:style-name="fr1" draw:name="对象251" text:anchor-type="as-char" svg:y="-0.49cm" svg:width="8.43cm" svg:height="0.644cm" draw:z-index="417"><draw:object xlink:href="./Object 418" xlink:type="simple" xlink:show="embed" xlink:actuate="onLoad"/><draw:image xlink:href="./ObjectReplacements/Object 418" xlink:type="simple" xlink:show="embed" xlink:actuate="onLoad"/></draw:frame>,并且数据是独立的<text:span text:style-name="T97">，则似然函数可以表示如下</text:span></text:p>
      <text:p text:style-name="P271"><draw:frame draw:style-name="fr1" draw:name="对象252" text:anchor-type="as-char" svg:y="-0.744cm" svg:width="4.255cm" svg:height="1.164cm" draw:z-index="418"><draw:object xlink:href="./Object 419" xlink:type="simple" xlink:show="embed" xlink:actuate="onLoad"/><draw:image xlink:href="./ObjectReplacements/Object 419" xlink:type="simple" xlink:show="embed" xlink:actuate="onLoad"/></draw:frame></text:p>
      <text:p text:style-name="P270">对两边开<text:span text:style-name="T98">N次根号</text:span></text:p>
      <text:p text:style-name="P271"><draw:frame draw:style-name="fr1" draw:name="对象253" text:anchor-type="as-char" svg:y="-0.744cm" svg:width="4.482cm" svg:height="1.164cm" draw:z-index="419"><draw:object xlink:href="./Object 420" xlink:type="simple" xlink:show="embed" xlink:actuate="onLoad"/><draw:image xlink:href="./ObjectReplacements/Object 420" xlink:type="simple" xlink:show="embed" xlink:actuate="onLoad"/></draw:frame></text:p>
      <text:p text:style-name="P272">假设训练数据集中有K个数据<draw:frame draw:style-name="fr1" draw:name="对象254" text:anchor-type="as-char" svg:y="-0.49cm" svg:width="5.392cm" svg:height="0.644cm" draw:z-index="420"><draw:object xlink:href="./Object 421" xlink:type="simple" xlink:show="embed" xlink:actuate="onLoad"/><draw:image xlink:href="./ObjectReplacements/Object 421" xlink:type="simple" xlink:show="embed" xlink:actuate="onLoad"/></draw:frame>是不同的,令<draw:frame draw:style-name="fr1" draw:name="对象256" text:anchor-type="as-char" svg:y="-0.377cm" svg:width="0.734cm" svg:height="0.531cm" draw:z-index="422"><draw:object xlink:href="./Object 423" xlink:type="simple" xlink:show="embed" xlink:actuate="onLoad"/><draw:image xlink:href="./ObjectReplacements/Object 423" xlink:type="simple" xlink:show="embed" xlink:actuate="onLoad"/></draw:frame>为实例点<draw:frame draw:style-name="fr1" draw:name="对象257" text:anchor-type="as-char" svg:y="-0.386cm" svg:width="1.408cm" svg:height="0.54cm" draw:z-index="423"><draw:object xlink:href="./Object 424" xlink:type="simple" xlink:show="embed" xlink:actuate="onLoad"/><draw:image xlink:href="./ObjectReplacements/Object 424" xlink:type="simple" xlink:show="embed" xlink:actuate="onLoad"/></draw:frame>在训练数据<text:span text:style-name="T99">T中的个数，</text:span>上式可以写成</text:p>
      <text:p text:style-name="P273"><draw:frame draw:style-name="fr1" draw:name="对象255" text:anchor-type="as-char" svg:y="-1.372cm" svg:width="7.13cm" svg:height="2.96cm" draw:z-index="421"><draw:object xlink:href="./Object 422" xlink:type="simple" xlink:show="embed" xlink:actuate="onLoad"/><draw:image xlink:href="./ObjectReplacements/Object 422" xlink:type="simple" xlink:show="embed" xlink:actuate="onLoad"/></draw:frame></text:p>
      <text:p text:style-name="P272">对数似然函数如下</text:p>
      <text:p text:style-name="P273"><text:soft-page-break/><draw:frame draw:style-name="fr1" draw:name="对象258" text:anchor-type="as-char" svg:y="-1.706cm" svg:width="11.125cm" svg:height="3.538cm" draw:z-index="424"><draw:object xlink:href="./Object 425" xlink:type="simple" xlink:show="embed" xlink:actuate="onLoad"/><draw:image xlink:href="./ObjectReplacements/Object 425" xlink:type="simple" xlink:show="embed" xlink:actuate="onLoad"/></draw:frame></text:p>
      <text:p text:style-name="P272">注意上面的第二个等式到第三个等式的转换<text:span text:style-name="T100">，是令</text:span><text:span text:style-name="T100"><draw:frame draw:style-name="fr1" draw:name="对象259" text:anchor-type="as-char" svg:y="-0.413cm" svg:width="2.438cm" svg:height="0.566cm" draw:z-index="425"><draw:object xlink:href="./Object 426" xlink:type="simple" xlink:show="embed" xlink:actuate="onLoad"/><draw:image xlink:href="./ObjectReplacements/Object 426" xlink:type="simple" xlink:show="embed" xlink:actuate="onLoad"/></draw:frame></text:span><text:span text:style-name="T100">，也就是说这样得出的结果是近视的，并且</text:span><text:span text:style-name="T100"><draw:frame draw:style-name="fr1" draw:name="对象260" text:anchor-type="as-char" svg:y="-0.413cm" svg:width="2.882cm" svg:height="0.566cm" draw:z-index="426"><draw:object xlink:href="./Object 427" xlink:type="simple" xlink:show="embed" xlink:actuate="onLoad"/><draw:image xlink:href="./ObjectReplacements/Object 427" xlink:type="simple" xlink:show="embed" xlink:actuate="onLoad"/></draw:frame></text:span><text:span text:style-name="T100">是经验分布概率，可以由训练集直接得出。</text:span></text:p>
      <text:p text:style-name="P272">故对数似然函数写成</text:p>
      <text:p text:style-name="P273"><draw:frame draw:style-name="fr1" draw:name="对象261" text:anchor-type="as-char" svg:y="-0.739cm" svg:width="6.703cm" svg:height="1.166cm" draw:z-index="427"><draw:object xlink:href="./Object 428" xlink:type="simple" xlink:show="embed" xlink:actuate="onLoad"/><draw:image xlink:href="./ObjectReplacements/Object 428" xlink:type="simple" xlink:show="embed" xlink:actuate="onLoad"/></draw:frame></text:p>
      <text:p text:style-name="P274">可以求得最大熵模型学习中的对偶函数极大化等价于最大熵模型的极大似然估计。</text:p>
      <text:p text:style-name="P274">五<text:span text:style-name="T101">、模型学习的最优化算法</text:span></text:p>
      <text:p text:style-name="P275">(1)改进的迭代尺度法<text:span text:style-name="T102">(improved iterative scaling,IIS)</text:span></text:p>
      <text:p text:style-name="P275">已知最大熵模型为</text:p>
      <text:p text:style-name="P276"><draw:frame draw:style-name="fr1" draw:name="对象262" text:anchor-type="as-char" svg:y="-0.739cm" svg:width="6.787cm" svg:height="1.215cm" draw:z-index="428"><draw:object xlink:href="./Object 429" xlink:type="simple" xlink:show="embed" xlink:actuate="onLoad"/><draw:image xlink:href="./ObjectReplacements/Object 429" xlink:type="simple" xlink:show="embed" xlink:actuate="onLoad"/></draw:frame></text:p>
      <text:p text:style-name="P275">其中</text:p>
      <text:p text:style-name="P276"><draw:frame draw:style-name="fr1" draw:name="对象263" text:anchor-type="as-char" svg:y="-0.739cm" svg:width="5.741cm" svg:height="1.166cm" draw:z-index="429"><draw:object xlink:href="./Object 430" xlink:type="simple" xlink:show="embed" xlink:actuate="onLoad"/><draw:image xlink:href="./ObjectReplacements/Object 430" xlink:type="simple" xlink:show="embed" xlink:actuate="onLoad"/></draw:frame></text:p>
      <text:p text:style-name="P275">对数似然函数为</text:p>
      <text:p text:style-name="P276"><draw:frame draw:style-name="fr1" draw:name="对象264" text:anchor-type="as-char" svg:y="-0.739cm" svg:width="9.626cm" svg:height="1.166cm" draw:z-index="430"><draw:object xlink:href="./Object 431" xlink:type="simple" xlink:show="embed" xlink:actuate="onLoad"/><draw:image xlink:href="./ObjectReplacements/Object 431" xlink:type="simple" xlink:show="embed" xlink:actuate="onLoad"/></draw:frame></text:p>
      <text:p text:style-name="P277">假设最大熵模型当前的参数向量是<draw:frame draw:style-name="fr1" draw:name="对象265" text:anchor-type="as-char" svg:y="-0.437cm" svg:width="3.554cm" svg:height="0.591cm" draw:z-index="431"><draw:object xlink:href="./Object 432" xlink:type="simple" xlink:show="embed" xlink:actuate="onLoad"/><draw:image xlink:href="./ObjectReplacements/Object 432" xlink:type="simple" xlink:show="embed" xlink:actuate="onLoad"/></draw:frame>，希望找到一个新的参数向量<draw:frame draw:style-name="fr1" draw:name="对象266" text:anchor-type="as-char" svg:y="-0.437cm" svg:width="5.987cm" svg:height="0.591cm" draw:z-index="432"><draw:object xlink:href="./Object 433" xlink:type="simple" xlink:show="embed" xlink:actuate="onLoad"/><draw:image xlink:href="./ObjectReplacements/Object 433" xlink:type="simple" xlink:show="embed" xlink:actuate="onLoad"/></draw:frame>，使得模型的对数似然数值最大，给定经验分布<draw:frame draw:style-name="fr1" draw:name="对象267" text:anchor-type="as-char" svg:y="-0.413cm" svg:width="1.558cm" svg:height="0.534cm" draw:z-index="433"><draw:object xlink:href="./Object 434" xlink:type="simple" xlink:show="embed" xlink:actuate="onLoad"/><draw:image xlink:href="./ObjectReplacements/Object 434" xlink:type="simple" xlink:show="embed" xlink:actuate="onLoad"/></draw:frame>,模型参数从<draw:frame draw:style-name="fr1" draw:name="对象268" text:anchor-type="as-char" svg:y="-0.377cm" svg:width="0.512cm" svg:height="0.467cm" draw:z-index="434"><draw:object xlink:href="./Object 435" xlink:type="simple" xlink:show="embed" xlink:actuate="onLoad"/><draw:image xlink:href="./ObjectReplacements/Object 435" xlink:type="simple" xlink:show="embed" xlink:actuate="onLoad"/></draw:frame>到<draw:frame draw:style-name="fr1" draw:name="对象269" text:anchor-type="as-char" svg:y="-0.377cm" svg:width="1.021cm" svg:height="0.467cm" draw:z-index="435"><draw:object xlink:href="./Object 436" xlink:type="simple" xlink:show="embed" xlink:actuate="onLoad"/><draw:image xlink:href="./ObjectReplacements/Object 436" xlink:type="simple" xlink:show="embed" xlink:actuate="onLoad"/></draw:frame>，对数似然函数的改变量是</text:p>
      <text:p text:style-name="P278"><draw:frame draw:style-name="fr1" draw:name="对象270" text:anchor-type="as-char" svg:y="-1.106cm" svg:width="12.271cm" svg:height="2.124cm" draw:z-index="436"><draw:object xlink:href="./Object 437" xlink:type="simple" xlink:show="embed" xlink:actuate="onLoad"/><draw:image xlink:href="./ObjectReplacements/Object 437" xlink:type="simple" xlink:show="embed" xlink:actuate="onLoad"/></draw:frame></text:p>
      <text:p text:style-name="P277">利用不等式</text:p>
      <text:p text:style-name="P278"><draw:frame draw:style-name="fr1" draw:name="对象271" text:anchor-type="as-char" svg:y="-0.49cm" svg:width="3.803cm" svg:height="0.624cm" draw:z-index="437"><draw:object xlink:href="./Object 438" xlink:type="simple" xlink:show="embed" xlink:actuate="onLoad"/><draw:image xlink:href="./ObjectReplacements/Object 438" xlink:type="simple" xlink:show="embed" xlink:actuate="onLoad"/></draw:frame></text:p>
      <text:p text:style-name="P279"><text:soft-page-break/>建立对数似然函数改变量的下界：</text:p>
      <text:p text:style-name="P280"><draw:frame draw:style-name="fr1" draw:name="对象272" text:anchor-type="as-char" svg:y="-1.138cm" svg:width="12.635cm" svg:height="2.402cm" draw:z-index="438"><draw:object xlink:href="./Object 439" xlink:type="simple" xlink:show="embed" xlink:actuate="onLoad"/><draw:image xlink:href="./ObjectReplacements/Object 439" xlink:type="simple" xlink:show="embed" xlink:actuate="onLoad"/></draw:frame></text:p>
      <text:p text:style-name="P279">将右端记为</text:p>
      <text:p text:style-name="P280"><draw:frame draw:style-name="fr1" draw:name="对象273" text:anchor-type="as-char" svg:y="-0.739cm" svg:width="14.012cm" svg:height="1.166cm" draw:z-index="439"><draw:object xlink:href="./Object 440" xlink:type="simple" xlink:show="embed" xlink:actuate="onLoad"/><draw:image xlink:href="./ObjectReplacements/Object 440" xlink:type="simple" xlink:show="embed" xlink:actuate="onLoad"/></draw:frame></text:p>
      <text:p text:style-name="P279">于是有</text:p>
      <text:p text:style-name="P280"><draw:frame draw:style-name="fr1" draw:name="对象274" text:anchor-type="as-char" svg:y="-0.413cm" svg:width="4.845cm" svg:height="0.545cm" draw:z-index="440"><draw:object xlink:href="./Object 441" xlink:type="simple" xlink:show="embed" xlink:actuate="onLoad"/><draw:image xlink:href="./ObjectReplacements/Object 441" xlink:type="simple" xlink:show="embed" xlink:actuate="onLoad"/></draw:frame></text:p>
      <text:p text:style-name="P281">令<draw:frame draw:style-name="fr1" draw:name="对象275" text:anchor-type="as-char" svg:y="-0.504cm" svg:width="3.817cm" svg:height="0.931cm" draw:z-index="441"><draw:object xlink:href="./Object 442" xlink:type="simple" xlink:show="embed" xlink:actuate="onLoad"/><draw:image xlink:href="./ObjectReplacements/Object 442" xlink:type="simple" xlink:show="embed" xlink:actuate="onLoad"/></draw:frame></text:p>
      <text:p text:style-name="P281"><draw:frame draw:style-name="fr1" draw:name="对象276" text:anchor-type="as-char" svg:y="-0.739cm" svg:width="15.958cm" svg:height="1.286cm" draw:z-index="442"><draw:object xlink:href="./Object 443" xlink:type="simple" xlink:show="embed" xlink:actuate="onLoad"/><draw:image xlink:href="./ObjectReplacements/Object 443" xlink:type="simple" xlink:show="embed" xlink:actuate="onLoad"/></draw:frame></text:p>
      <text:p text:style-name="P281">又因为根据在凸区间<text:span text:style-name="T103">，则对任意的</text:span><text:span text:style-name="T103"><draw:frame draw:style-name="fr1" draw:name="对象278" text:anchor-type="as-char" svg:y="-0.386cm" svg:width="7.034cm" svg:height="0.54cm" draw:z-index="444"><draw:object xlink:href="./Object 445" xlink:type="simple" xlink:show="embed" xlink:actuate="onLoad"/><draw:image xlink:href="./ObjectReplacements/Object 445" xlink:type="simple" xlink:show="embed" xlink:actuate="onLoad"/></draw:frame></text:span><text:span text:style-name="T103">，有</text:span></text:p>
      <text:p text:style-name="P282"><draw:frame draw:style-name="fr1" draw:name="对象277" text:anchor-type="as-char" svg:y="-0.739cm" svg:width="4.35cm" svg:height="1.166cm" draw:z-index="443"><draw:object xlink:href="./Object 444" xlink:type="simple" xlink:show="embed" xlink:actuate="onLoad"/><draw:image xlink:href="./ObjectReplacements/Object 444" xlink:type="simple" xlink:show="embed" xlink:actuate="onLoad"/></draw:frame></text:p>
      <text:p text:style-name="P283">可得：</text:p>
      <text:p text:style-name="P284"><draw:frame draw:style-name="fr1" draw:name="对象279" text:anchor-type="as-char" svg:y="-0.739cm" svg:width="10.744cm" svg:height="1.286cm" draw:z-index="445"><draw:object xlink:href="./Object 446" xlink:type="simple" xlink:show="embed" xlink:actuate="onLoad"/><draw:image xlink:href="./ObjectReplacements/Object 446" xlink:type="simple" xlink:show="embed" xlink:actuate="onLoad"/></draw:frame></text:p>
      <text:p text:style-name="P285">则</text:p>
      <text:p text:style-name="P285"><draw:frame draw:style-name="fr1" draw:name="对象280" text:anchor-type="as-char" svg:y="-0.739cm" svg:width="16.372cm" svg:height="1.286cm" draw:z-index="446"><draw:object xlink:href="./Object 447" xlink:type="simple" xlink:show="embed" xlink:actuate="onLoad"/><draw:image xlink:href="./ObjectReplacements/Object 447" xlink:type="simple" xlink:show="embed" xlink:actuate="onLoad"/></draw:frame></text:p>
      <text:p text:style-name="P285">令</text:p>
      <text:p text:style-name="P286"><draw:frame draw:style-name="fr1" draw:name="对象281" text:anchor-type="as-char" svg:y="-0.739cm" svg:width="16.341cm" svg:height="1.286cm" draw:z-index="447"><draw:object xlink:href="./Object 448" xlink:type="simple" xlink:show="embed" xlink:actuate="onLoad"/><draw:image xlink:href="./ObjectReplacements/Object 448" xlink:type="simple" xlink:show="embed" xlink:actuate="onLoad"/></draw:frame></text:p>
      <text:p text:style-name="P285">于是得出</text:p>
      <text:p text:style-name="P286"><draw:frame draw:style-name="fr1" draw:name="对象282" text:anchor-type="as-char" svg:y="-0.413cm" svg:width="4.828cm" svg:height="0.545cm" draw:z-index="448"><draw:object xlink:href="./Object 449" xlink:type="simple" xlink:show="embed" xlink:actuate="onLoad"/><draw:image xlink:href="./ObjectReplacements/Object 449" xlink:type="simple" xlink:show="embed" xlink:actuate="onLoad"/></draw:frame></text:p>
      <text:p text:style-name="P287">令<draw:frame draw:style-name="fr1" draw:name="对象283" text:anchor-type="as-char" svg:y="-0.386cm" svg:width="1.462cm" svg:height="0.508cm" draw:z-index="449"><draw:object xlink:href="./Object 450" xlink:type="simple" xlink:show="embed" xlink:actuate="onLoad"/><draw:image xlink:href="./ObjectReplacements/Object 450" xlink:type="simple" xlink:show="embed" xlink:actuate="onLoad"/></draw:frame>对<draw:frame draw:style-name="fr1" draw:name="对象284" text:anchor-type="as-char" svg:y="-0.318cm" svg:width="0.497cm" svg:height="0.473cm" draw:z-index="450"><draw:object xlink:href="./Object 451" xlink:type="simple" xlink:show="embed" xlink:actuate="onLoad"/><draw:image xlink:href="./ObjectReplacements/Object 451" xlink:type="simple" xlink:show="embed" xlink:actuate="onLoad"/></draw:frame>求偏导</text:p>
      <text:p text:style-name="P288"><draw:frame draw:style-name="fr1" draw:name="对象285" text:anchor-type="as-char" svg:y="-0.697cm" svg:width="14.176cm" svg:height="1.124cm" draw:z-index="451"><draw:object xlink:href="./Object 452" xlink:type="simple" xlink:show="embed" xlink:actuate="onLoad"/><draw:image xlink:href="./ObjectReplacements/Object 452" xlink:type="simple" xlink:show="embed" xlink:actuate="onLoad"/></draw:frame></text:p>
      <text:p text:style-name="P287"><text:soft-page-break/>令偏导数等于零<text:span text:style-name="T104">，可得</text:span></text:p>
      <text:p text:style-name="P288"><draw:frame draw:style-name="fr1" draw:name="对象286" text:anchor-type="as-char" svg:y="-0.504cm" svg:width="13.026cm" svg:height="0.931cm" draw:z-index="452"><draw:object xlink:href="./Object 453" xlink:type="simple" xlink:show="embed" xlink:actuate="onLoad"/><draw:image xlink:href="./ObjectReplacements/Object 453" xlink:type="simple" xlink:show="embed" xlink:actuate="onLoad"/></draw:frame></text:p>
      <text:p text:style-name="P287">求出<draw:frame draw:style-name="fr1" draw:name="对象288" text:anchor-type="as-char" svg:y="-0.318cm" svg:width="0.497cm" svg:height="0.473cm" draw:z-index="454"><draw:object xlink:href="./Object 455" xlink:type="simple" xlink:show="embed" xlink:actuate="onLoad"/><draw:image xlink:href="./ObjectReplacements/Object 455" xlink:type="simple" xlink:show="embed" xlink:actuate="onLoad"/></draw:frame>更新<draw:frame draw:style-name="fr1" draw:name="对象287" text:anchor-type="as-char" svg:y="-0.377cm" svg:width="1.953cm" svg:height="0.531cm" draw:z-index="453"><draw:object xlink:href="./Object 454" xlink:type="simple" xlink:show="embed" xlink:actuate="onLoad"/><draw:image xlink:href="./ObjectReplacements/Object 454" xlink:type="simple" xlink:show="embed" xlink:actuate="onLoad"/></draw:frame>,直到收敛<text:span text:style-name="T105">。</text:span></text:p>
      <text:p text:style-name="P287"/>
      <text:h text:style-name="P310" text:outline-level="3">5.7.8 提升方法<text:span text:style-name="T106">(boosting)</text:span></text:h>
      <text:p text:style-name="P2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writing-mode="page"/>
      <style:text-properties fo:font-size="12pt" style:font-size-asian="12pt"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6T09:59:39.323291077</meta:creation-date>
    <meta:generator>LibreOffice/5.3.1.2$Linux_X86_64 LibreOffice_project/30m0$Build-2</meta:generator>
    <dc:date>2017-12-22T18:25:35.136054436</dc:date>
    <meta:editing-duration>P2DT11H58M36S</meta:editing-duration>
    <meta:editing-cycles>295</meta:editing-cycles>
    <meta:document-statistic meta:table-count="0" meta:image-count="0" meta:object-count="455" meta:page-count="30" meta:paragraph-count="523" meta:word-count="5643" meta:character-count="6435" meta:non-whitespace-character-count="6339"/>
  </office:meta>
</office:document-meta>
</file>

<file path=Object 1/content.xml><?xml version="1.0" encoding="utf-8"?>
<math xmlns="http://www.w3.org/1998/Math/MathML" display="block">
  <semantics>
    <mstyle mathvariant="bold">
      <mstyle mathsize="15pt">
        <mrow>
          <mrow>
            <mi>A</mi>
            <mo stretchy="false">=</mo>
            <mrow>
              <mi>V</mi>
              <mo stretchy="false">⋅</mo>
              <mi mathvariant="italic">diag</mi>
            </mrow>
          </mrow>
          <mrow>
            <mrow>
              <mrow>
                <mo fence="true" stretchy="false">(</mo>
                <mrow>
                  <mi>λ</mi>
                </mrow>
                <mo fence="true" stretchy="false">)</mo>
              </mrow>
              <mo stretchy="false">⋅</mo>
              <msup>
                <mi>V</mi>
                <mrow>
                  <mo stretchy="false">−</mo>
                  <mn>1</mn>
                </mrow>
              </msup>
            </mrow>
            <mo stretchy="false">=</mo>
            <mrow>
              <mi>V</mi>
              <mo stretchy="false">⋅</mo>
              <mi mathvariant="italic">diag</mi>
            </mrow>
          </mrow>
          <mrow>
            <mrow>
              <mo fence="true" stretchy="false">(</mo>
              <mrow>
                <mi>λ</mi>
              </mrow>
              <mo fence="true" stretchy="false">)</mo>
            </mrow>
            <mo stretchy="false">⋅</mo>
            <msup>
              <mi>V</mi>
              <mi>T</mi>
            </msup>
          </mrow>
        </mrow>
      </mstyle>
    </mstyle>
    <annotation encoding="StarMath 5.0">bold size 15{ A=V cdot diag( %ilambda ) cdot V^-1 =V cdot diag( %ilambda ) cdot V^T}</annotation>
  </semantics>
</math>
</file>

<file path=Object 10/content.xml><?xml version="1.0" encoding="utf-8"?>
<math xmlns="http://www.w3.org/1998/Math/MathML" display="block">
  <semantics>
    <msup>
      <mi mathvariant="italic">AA</mi>
      <mi>T</mi>
    </msup>
    <annotation encoding="StarMath 5.0">AA^T</annotation>
  </semantics>
</math>
</file>

<file path=Object 100/content.xml><?xml version="1.0" encoding="utf-8"?>
<math xmlns="http://www.w3.org/1998/Math/MathML" display="block">
  <semantics>
    <mrow>
      <msup>
        <mi>g</mi>
        <mi>T</mi>
      </msup>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row>
          <mo fence="true" stretchy="false">(</mo>
          <mrow>
            <mrow>
              <mi>x</mi>
              <mo stretchy="false">−</mo>
              <msub>
                <mi>x</mi>
                <mn>0</mn>
              </msub>
            </mrow>
          </mrow>
          <mo fence="true" stretchy="false">)</mo>
        </mrow>
        <mo stretchy="false">≤</mo>
        <mn>0</mn>
      </mrow>
    </mrow>
    <annotation encoding="StarMath 5.0">{ g^{T}(x-x_0)+{1 over 2}(x-x_0)^{T}H(x-x_0)&lt;=0 }</annotation>
  </semantics>
</math>
</file>

<file path=Object 101/content.xml><?xml version="1.0" encoding="utf-8"?>
<math xmlns="http://www.w3.org/1998/Math/MathML" display="block">
  <semantics>
    <mstyle mathsize="15pt">
      <mstyle mathvariant="bold">
        <mrow>
          <msub>
            <mo stretchy="false">∇</mo>
            <mi>x</mi>
          </msub>
          <mo stretchy="false">=</mo>
          <mrow>
            <mrow>
              <mi>g</mi>
              <mo stretchy="false">+</mo>
              <mi>H</mi>
            </mrow>
            <mrow>
              <mo fence="true" stretchy="false">(</mo>
              <mrow>
                <mrow>
                  <mi>x</mi>
                  <mo stretchy="false">−</mo>
                  <msub>
                    <mi>x</mi>
                    <mn>0</mn>
                  </msub>
                </mrow>
              </mrow>
              <mo fence="true" stretchy="false">)</mo>
            </mrow>
          </mrow>
          <mo stretchy="false">=</mo>
          <mn>0</mn>
        </mrow>
      </mstyle>
    </mstyle>
    <annotation encoding="StarMath 5.0">size 15 bold{nabla_{ x }={g+H(x-x_0)}=0}</annotation>
  </semantics>
</math>
</file>

<file path=Object 102/content.xml><?xml version="1.0" encoding="utf-8"?>
<math xmlns="http://www.w3.org/1998/Math/MathML" display="block">
  <semantics>
    <mstyle mathsize="15pt">
      <mstyle mathvariant="bold">
        <mrow>
          <mrow>
            <mi>x</mi>
            <mo stretchy="false">=</mo>
            <mrow>
              <mo stretchy="false">−</mo>
              <msup>
                <mi>H</mi>
                <mrow>
                  <mo stretchy="false">−</mo>
                  <mn>1</mn>
                </mrow>
              </msup>
            </mrow>
          </mrow>
          <mrow>
            <mi>g</mi>
            <mo stretchy="false">+</mo>
            <msub>
              <mi>x</mi>
              <mn>0</mn>
            </msub>
          </mrow>
        </mrow>
      </mstyle>
    </mstyle>
    <annotation encoding="StarMath 5.0">size 15 bold{ x=-H^{-1}g  +x_0}</annotation>
  </semantics>
</math>
</file>

<file path=Object 103/content.xml><?xml version="1.0" encoding="utf-8"?>
<math xmlns="http://www.w3.org/1998/Math/MathML" display="block">
  <semantics>
    <mrow>
      <mi>f</mi>
      <mrow>
        <mo fence="true" stretchy="false">(</mo>
        <mrow>
          <mi>x</mi>
        </mrow>
        <mo fence="true" stretchy="false">)</mo>
      </mrow>
    </mrow>
    <annotation encoding="StarMath 5.0">{ f(x) }</annotation>
  </semantics>
</math>
</file>

<file path=Object 104/content.xml><?xml version="1.0" encoding="utf-8"?>
<math xmlns="http://www.w3.org/1998/Math/MathML" display="block">
  <semantics>
    <mi>x</mi>
    <annotation encoding="StarMath 5.0">{ x }</annotation>
  </semantics>
</math>
</file>

<file path=Object 105/content.xml><?xml version="1.0" encoding="utf-8"?>
<math xmlns="http://www.w3.org/1998/Math/MathML" display="block">
  <semantics>
    <mstyle mathsize="15pt">
      <mstyle mathvariant="bold">
        <mrow>
          <mrow>
            <msub>
              <mi>g</mi>
              <mi>x</mi>
            </msub>
            <mo stretchy="false">≈</mo>
            <mrow>
              <msub>
                <mi>g</mi>
                <msub>
                  <mi>x</mi>
                  <mn>0</mn>
                </msub>
              </msub>
              <mo stretchy="false">+</mo>
              <msub>
                <mi>H</mi>
                <msub>
                  <mi>x</mi>
                  <mn>0</mn>
                </msub>
              </msub>
            </mrow>
          </mrow>
          <mrow>
            <mo fence="true" stretchy="false">(</mo>
            <mrow>
              <mrow>
                <mi>x</mi>
                <mo stretchy="false">−</mo>
                <msub>
                  <mi>x</mi>
                  <mn>0</mn>
                </msub>
              </mrow>
            </mrow>
            <mo fence="true" stretchy="false">)</mo>
          </mrow>
        </mrow>
      </mstyle>
    </mstyle>
    <annotation encoding="StarMath 5.0">size 15 bold{ g_x approx g_{x_0}+H_{x_0}(x-x_{0})}</annotation>
  </semantics>
</math>
</file>

<file path=Object 106/content.xml><?xml version="1.0" encoding="utf-8"?>
<math xmlns="http://www.w3.org/1998/Math/MathML" display="block">
  <semantics>
    <mrow>
      <mrow>
        <msub>
          <mi>y</mi>
          <mi>k</mi>
        </msub>
        <mo stretchy="false">=</mo>
        <mrow>
          <msub>
            <mi>g</mi>
            <mi>x</mi>
          </msub>
          <mo stretchy="false">−</mo>
          <msub>
            <mi>g</mi>
            <mn>0</mn>
          </msub>
        </mrow>
      </mrow>
      <mi>,</mi>
      <mrow>
        <msub>
          <mi>σ</mi>
          <mi>k</mi>
        </msub>
        <mo stretchy="false">=</mo>
        <mrow>
          <mi>x</mi>
          <mo stretchy="false">−</mo>
          <msub>
            <mi>x</mi>
            <mn>0</mn>
          </msub>
        </mrow>
      </mrow>
    </mrow>
    <annotation encoding="StarMath 5.0">{ y_k=g_{x}-g_{0}, %sigma _{k}=x-x_{0} }</annotation>
  </semantics>
</math>
</file>

<file path=Object 107/content.xml><?xml version="1.0" encoding="utf-8"?>
<math xmlns="http://www.w3.org/1998/Math/MathML" display="block">
  <semantics>
    <mstyle mathsize="15pt">
      <mstyle mathvariant="bold">
        <mrow>
          <mrow>
            <msub>
              <mi>y</mi>
              <mi>k</mi>
            </msub>
            <mo stretchy="false">=</mo>
            <mi>H</mi>
          </mrow>
          <msub>
            <mi>σ</mi>
            <mi>k</mi>
          </msub>
        </mrow>
      </mstyle>
    </mstyle>
    <annotation encoding="StarMath 5.0">size 15 bold{y_k=H%sigma_k  }</annotation>
  </semantics>
</math>
</file>

<file path=Object 108/content.xml><?xml version="1.0" encoding="utf-8"?>
<math xmlns="http://www.w3.org/1998/Math/MathML" display="block">
  <semantics>
    <mstyle mathsize="15pt">
      <mstyle mathvariant="bold">
        <mrow>
          <msup>
            <mi>H</mi>
            <mrow>
              <mo stretchy="false">−</mo>
              <mn>1</mn>
            </mrow>
          </msup>
          <mrow>
            <msub>
              <mi>y</mi>
              <mi>k</mi>
            </msub>
            <mo stretchy="false">=</mo>
            <msub>
              <mi>σ</mi>
              <mi>k</mi>
            </msub>
          </mrow>
        </mrow>
      </mstyle>
    </mstyle>
    <annotation encoding="StarMath 5.0">size 15 bold{ H^{-1}y_{k}=%sigma_{k} }</annotation>
  </semantics>
</math>
</file>

<file path=Object 109/content.xml><?xml version="1.0" encoding="utf-8"?>
<math xmlns="http://www.w3.org/1998/Math/MathML" display="block">
  <semantics>
    <msub>
      <mi>G</mi>
      <mi>k</mi>
    </msub>
    <annotation encoding="StarMath 5.0">{ G_{k} }</annotation>
  </semantics>
</math>
</file>

<file path=Object 11/content.xml><?xml version="1.0" encoding="utf-8"?>
<math xmlns="http://www.w3.org/1998/Math/MathML" display="block">
  <semantics>
    <mrow>
      <msup>
        <mi>A</mi>
        <mi>T</mi>
      </msup>
      <mi>A</mi>
    </mrow>
    <annotation encoding="StarMath 5.0">A^T A</annotation>
  </semantics>
</math>
</file>

<file path=Object 110/content.xml><?xml version="1.0" encoding="utf-8"?>
<math xmlns="http://www.w3.org/1998/Math/MathML" display="block">
  <semantics>
    <msubsup>
      <mi>H</mi>
      <mi>k</mi>
      <mrow>
        <mo stretchy="false">−</mo>
        <mn>1</mn>
      </mrow>
    </msubsup>
    <annotation encoding="StarMath 5.0">{ H^{-1}_{k} }</annotation>
  </semantics>
</math>
</file>

<file path=Object 111/content.xml><?xml version="1.0" encoding="utf-8"?>
<math xmlns="http://www.w3.org/1998/Math/MathML" display="block">
  <semantics>
    <mrow>
      <mrow>
        <msub>
          <mi>x</mi>
          <mrow>
            <mi>k</mi>
            <mo stretchy="false">+</mo>
            <mn>1</mn>
          </mrow>
        </msub>
        <mo stretchy="false">=</mo>
        <mrow>
          <msub>
            <mi>x</mi>
            <mi>k</mi>
          </msub>
          <mo stretchy="false">−</mo>
          <mi>λ</mi>
        </mrow>
      </mrow>
      <msub>
        <mi>g</mi>
        <mi>k</mi>
      </msub>
    </mrow>
    <annotation encoding="StarMath 5.0">{ x_{k+1}=x_{k}-%lambda g_{k} }</annotation>
  </semantics>
</math>
</file>

<file path=Object 112/content.xml><?xml version="1.0" encoding="utf-8"?>
<math xmlns="http://www.w3.org/1998/Math/MathML" display="block">
  <semantics>
    <msup>
      <mi>H</mi>
      <mrow>
        <mo stretchy="false">−</mo>
        <mn>1</mn>
      </mrow>
    </msup>
    <annotation encoding="StarMath 5.0">{ H^{-1} }</annotation>
  </semantics>
</math>
</file>

<file path=Object 113/content.xml><?xml version="1.0" encoding="utf-8"?>
<math xmlns="http://www.w3.org/1998/Math/MathML" display="block">
  <semantics>
    <mstyle mathsize="15pt">
      <mstyle mathvariant="bold">
        <mrow>
          <mrow>
            <msub>
              <mi>x</mi>
              <mrow>
                <mi>k</mi>
                <mo stretchy="false">+</mo>
                <mn>1</mn>
              </mrow>
            </msub>
            <mo stretchy="false">=</mo>
            <mrow>
              <msub>
                <mi>x</mi>
                <mi>k</mi>
              </msub>
              <mo stretchy="false">−</mo>
              <mi>λ</mi>
            </mrow>
          </mrow>
          <msup>
            <mi>H</mi>
            <mrow>
              <mo stretchy="false">−</mo>
              <mn>1</mn>
            </mrow>
          </msup>
          <msub>
            <mi>g</mi>
            <mi>k</mi>
          </msub>
        </mrow>
      </mstyle>
    </mstyle>
    <annotation encoding="StarMath 5.0"> size 15 bold{ x_{k+1}=x_{k}-%lambda H^{-1}g_{k} }</annotation>
  </semantics>
</math>
</file>

<file path=Object 114/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i>k</mi>
                </msub>
              </mrow>
              <mo fence="true" stretchy="false">)</mo>
            </mrow>
            <mo stretchy="false">+</mo>
            <msubsup>
              <mi>g</mi>
              <mi>k</mi>
              <mi>T</mi>
            </msubsup>
          </mrow>
          <mrow>
            <mo fence="true" stretchy="false">(</mo>
            <mrow>
              <mrow>
                <mi>x</mi>
                <mo stretchy="false">−</mo>
                <msub>
                  <mi>x</mi>
                  <mi>k</mi>
                </msub>
              </mrow>
            </mrow>
            <mo fence="true" stretchy="false">)</mo>
          </mrow>
        </mrow>
      </mstyle>
    </mstyle>
    <annotation encoding="StarMath 5.0">size 15 bold{ f(x) approx f(x_k)+g^{T}_{k}(x-x_k) }</annotation>
  </semantics>
</math>
</file>

<file path=Object 115/content.xml><?xml version="1.0" encoding="utf-8"?>
<math xmlns="http://www.w3.org/1998/Math/MathML" display="block">
  <semantics>
    <msub>
      <mi>x</mi>
      <mrow>
        <mi>k</mi>
        <mo stretchy="false">+</mo>
        <mn>1</mn>
      </mrow>
    </msub>
    <annotation encoding="StarMath 5.0">{ x_{k+1} }</annotation>
  </semantics>
</math>
</file>

<file path=Object 116/content.xml><?xml version="1.0" encoding="utf-8"?>
<math xmlns="http://www.w3.org/1998/Math/MathML" display="block">
  <semantics>
    <mi>x</mi>
    <annotation encoding="StarMath 5.0">{ x }</annotation>
  </semantics>
</math>
</file>

<file path=Object 117/content.xml><?xml version="1.0" encoding="utf-8"?>
<math xmlns="http://www.w3.org/1998/Math/MathML" display="block">
  <semantics>
    <mstyle mathsize="15pt">
      <mstyle mathvariant="bold">
        <mrow>
          <mi>f</mi>
          <mrow>
            <mrow>
              <mo fence="true" stretchy="false">(</mo>
              <mrow>
                <msub>
                  <mi>x</mi>
                  <mrow>
                    <mi>k</mi>
                    <mo stretchy="false">+</mo>
                    <mn>1</mn>
                  </mrow>
                </msub>
              </mrow>
              <mo fence="true" stretchy="false">)</mo>
            </mrow>
            <mo stretchy="false">≈</mo>
            <mi>f</mi>
          </mrow>
          <mrow>
            <mrow>
              <mo fence="true" stretchy="false">(</mo>
              <mrow>
                <msub>
                  <mi>x</mi>
                  <mi>k</mi>
                </msub>
              </mrow>
              <mo fence="true" stretchy="false">)</mo>
            </mrow>
            <mo stretchy="false">−</mo>
            <mi>λ</mi>
          </mrow>
          <msubsup>
            <mi>g</mi>
            <mi>k</mi>
            <mi>T</mi>
          </msubsup>
          <msup>
            <mi>H</mi>
            <mrow>
              <mo stretchy="false">−</mo>
              <mn>1</mn>
            </mrow>
          </msup>
          <msub>
            <mi>g</mi>
            <mi>k</mi>
          </msub>
        </mrow>
      </mstyle>
    </mstyle>
    <annotation encoding="StarMath 5.0">size 15 bold{ f(x_{k+1}) approx f(x_{k})-%lambda g_{k}^{T}H^{-1}g_{k} }</annotation>
  </semantics>
</math>
</file>

<file path=Object 118/content.xml><?xml version="1.0" encoding="utf-8"?>
<math xmlns="http://www.w3.org/1998/Math/MathML" display="block">
  <semantics>
    <mrow>
      <mi>f</mi>
      <mrow>
        <mrow>
          <mo fence="true" stretchy="false">(</mo>
          <mrow>
            <msub>
              <mi>x</mi>
              <mrow>
                <mi>x</mi>
                <mo stretchy="false">+</mo>
                <mn>1</mn>
              </mrow>
            </msub>
          </mrow>
          <mo fence="true" stretchy="false">)</mo>
        </mrow>
        <mo stretchy="false">≤</mo>
        <mi>f</mi>
      </mrow>
      <mrow>
        <mo fence="true" stretchy="false">(</mo>
        <mrow>
          <msub>
            <mi>x</mi>
            <mi>k</mi>
          </msub>
        </mrow>
        <mo fence="true" stretchy="false">)</mo>
      </mrow>
    </mrow>
    <annotation encoding="StarMath 5.0">{ f(x_{x+1})&lt;=f(x_{k}) }</annotation>
  </semantics>
</math>
</file>

<file path=Object 119/content.xml><?xml version="1.0" encoding="utf-8"?>
<math xmlns="http://www.w3.org/1998/Math/MathML" display="block">
  <semantics>
    <msup>
      <mi>H</mi>
      <mrow>
        <mo stretchy="false">−</mo>
        <mn>1</mn>
      </mrow>
    </msup>
    <annotation encoding="StarMath 5.0">{ H^{-1} }</annotation>
  </semantics>
</math>
</file>

<file path=Object 12/content.xml><?xml version="1.0" encoding="utf-8"?>
<math xmlns="http://www.w3.org/1998/Math/MathML" display="block">
  <semantics>
    <msup>
      <mi mathvariant="italic">AA</mi>
      <mi>T</mi>
    </msup>
    <annotation encoding="StarMath 5.0">AA^T</annotation>
  </semantics>
</math>
</file>

<file path=Object 120/content.xml><?xml version="1.0" encoding="utf-8"?>
<math xmlns="http://www.w3.org/1998/Math/MathML" display="block">
  <semantics>
    <msub>
      <mi>G</mi>
      <mi>K</mi>
    </msub>
    <annotation encoding="StarMath 5.0">{ G_{K} }</annotation>
  </semantics>
</math>
</file>

<file path=Object 121/content.xml><?xml version="1.0" encoding="utf-8"?>
<math xmlns="http://www.w3.org/1998/Math/MathML" display="block">
  <semantics>
    <msub>
      <mi>G</mi>
      <mrow>
        <mi>k</mi>
        <mo stretchy="false">+</mo>
        <mn>1</mn>
      </mrow>
    </msub>
    <annotation encoding="StarMath 5.0">{ G_{k+1} }</annotation>
  </semantics>
</math>
</file>

<file path=Object 122/content.xml><?xml version="1.0" encoding="utf-8"?>
<math xmlns="http://www.w3.org/1998/Math/MathML" display="block">
  <semantics>
    <mstyle mathsize="15pt">
      <mstyle mathvariant="bold">
        <mrow>
          <msub>
            <mi>G</mi>
            <mrow>
              <mi>k</mi>
              <mo stretchy="false">+</mo>
              <mn>1</mn>
            </mrow>
          </msub>
          <mo stretchy="false">=</mo>
          <mrow>
            <msub>
              <mi>G</mi>
              <mi>k</mi>
            </msub>
            <mo stretchy="false">+</mo>
            <msub>
              <mi>P</mi>
              <mi>k</mi>
            </msub>
            <mo stretchy="false">+</mo>
            <msub>
              <mi>Q</mi>
              <mi>k</mi>
            </msub>
          </mrow>
        </mrow>
      </mstyle>
    </mstyle>
    <annotation encoding="StarMath 5.0">size 15 bold{ G_{k+1}=G_{k}+P_{k}+Q_{k} }</annotation>
  </semantics>
</math>
</file>

<file path=Object 123/content.xml><?xml version="1.0" encoding="utf-8"?>
<math xmlns="http://www.w3.org/1998/Math/MathML" display="block">
  <semantics>
    <mrow>
      <msub>
        <mi>P</mi>
        <mi>k</mi>
      </msub>
      <mi>,</mi>
      <msub>
        <mi>Q</mi>
        <mi>k</mi>
      </msub>
    </mrow>
    <annotation encoding="StarMath 5.0">{ P_{k} ,Q_{k} }</annotation>
  </semantics>
</math>
</file>

<file path=Object 124/content.xml><?xml version="1.0" encoding="utf-8"?>
<math xmlns="http://www.w3.org/1998/Math/MathML" display="block">
  <semantics>
    <msub>
      <mi>y</mi>
      <mi>k</mi>
    </msub>
    <annotation encoding="StarMath 5.0">{ y_{k} }</annotation>
  </semantics>
</math>
</file>

<file path=Object 125/content.xml><?xml version="1.0" encoding="utf-8"?>
<math xmlns="http://www.w3.org/1998/Math/MathML" display="block">
  <semantics>
    <mstyle mathsize="15pt">
      <mstyle mathvariant="bold">
        <mrow>
          <msub>
            <mi>G</mi>
            <mrow>
              <mi>k</mi>
              <mo stretchy="false">+</mo>
              <mn>1</mn>
            </mrow>
          </msub>
          <mrow>
            <msub>
              <mi>y</mi>
              <mi>k</mi>
            </msub>
            <mo stretchy="false">=</mo>
            <msub>
              <mi>G</mi>
              <mi>k</mi>
            </msub>
          </mrow>
          <mrow>
            <msub>
              <mi>y</mi>
              <mi>k</mi>
            </msub>
            <mo stretchy="false">+</mo>
            <msub>
              <mi>P</mi>
              <mi>k</mi>
            </msub>
          </mrow>
          <mrow>
            <msub>
              <mi>y</mi>
              <mi>k</mi>
            </msub>
            <mo stretchy="false">+</mo>
            <msub>
              <mi>Q</mi>
              <mi>k</mi>
            </msub>
          </mrow>
          <msub>
            <mi>y</mi>
            <mi>k</mi>
          </msub>
        </mrow>
      </mstyle>
    </mstyle>
    <annotation encoding="StarMath 5.0">size 15 bold{ G_{k+1}y_{k}=G_{k}y_{k}+P_{k}y_{k}+Q_{k}y_{k} }</annotation>
  </semantics>
</math>
</file>

<file path=Object 126/content.xml><?xml version="1.0" encoding="utf-8"?>
<math xmlns="http://www.w3.org/1998/Math/MathML" display="block">
  <semantics>
    <mstyle mathsize="15pt">
      <mstyle mathvariant="bold">
        <mrow>
          <msub>
            <mi>P</mi>
            <mi>k</mi>
          </msub>
          <mrow>
            <msub>
              <mi>y</mi>
              <mi>k</mi>
            </msub>
            <mo stretchy="false">=</mo>
            <msub>
              <mi>σ</mi>
              <mi>k</mi>
            </msub>
          </mrow>
        </mrow>
      </mstyle>
    </mstyle>
    <annotation encoding="StarMath 5.0">size 15 bold{ P_{k}y_{k}=%sigma_{k} }</annotation>
  </semantics>
</math>
</file>

<file path=Object 127/content.xml><?xml version="1.0" encoding="utf-8"?>
<math xmlns="http://www.w3.org/1998/Math/MathML" display="block">
  <semantics>
    <mstyle mathsize="15pt">
      <mstyle mathvariant="bold">
        <mrow>
          <msub>
            <mi>Q</mi>
            <mi>k</mi>
          </msub>
          <mrow>
            <msub>
              <mi>y</mi>
              <mi>k</mi>
            </msub>
            <mo stretchy="false">=</mo>
            <mrow>
              <mo stretchy="false">−</mo>
              <msub>
                <mi>G</mi>
                <mi>k</mi>
              </msub>
            </mrow>
          </mrow>
          <msub>
            <mi>y</mi>
            <mi>k</mi>
          </msub>
        </mrow>
      </mstyle>
    </mstyle>
    <annotation encoding="StarMath 5.0">size 15 bold{ Q_{k}y_{k}=-G_{k}y_{k} }</annotation>
  </semantics>
</math>
</file>

<file path=Object 128/content.xml><?xml version="1.0" encoding="utf-8"?>
<math xmlns="http://www.w3.org/1998/Math/MathML" display="block">
  <semantics>
    <mstyle mathsize="15pt">
      <mstyle mathvariant="bold">
        <mrow>
          <msub>
            <mi>P</mi>
            <mi>k</mi>
          </msub>
          <mo stretchy="false">=</mo>
          <mfrac>
            <mrow>
              <msub>
                <mi>σ</mi>
                <mi>k</mi>
              </msub>
              <msubsup>
                <mi>σ</mi>
                <mi>k</mi>
                <mi>T</mi>
              </msubsup>
            </mrow>
            <mrow>
              <msubsup>
                <mi>σ</mi>
                <mi>k</mi>
                <mi>T</mi>
              </msubsup>
              <msub>
                <mi>y</mi>
                <mi>k</mi>
              </msub>
            </mrow>
          </mfrac>
        </mrow>
      </mstyle>
    </mstyle>
    <annotation encoding="StarMath 5.0">size 15 bold{ P_{k}={%sigma_{k}%sigma_{k}^{T}}over{%sigma_k^{T}y_k} }</annotation>
  </semantics>
</math>
</file>

<file path=Object 129/content.xml><?xml version="1.0" encoding="utf-8"?>
<math xmlns="http://www.w3.org/1998/Math/MathML" display="block">
  <semantics>
    <mstyle mathsize="15pt">
      <mstyle mathvariant="bold">
        <mrow>
          <msub>
            <mi>Q</mi>
            <mi>k</mi>
          </msub>
          <mo stretchy="false">=</mo>
          <mrow>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Q_k =-{{G_{k}y_{k}y_{k}^{T}G_{k}}over {y_{k}^{T}G_{k}y_{k}}   } }</annotation>
  </semantics>
</math>
</file>

<file path=Object 13/content.xml><?xml version="1.0" encoding="utf-8"?>
<math xmlns="http://www.w3.org/1998/Math/MathML" display="block">
  <semantics>
    <mrow>
      <mo fence="true" stretchy="false">{</mo>
      <mrow>
        <mrow>
          <msub>
            <mi>v</mi>
            <mn>1</mn>
          </msub>
          <mi>,</mi>
          <msub>
            <mi>v</mi>
            <mn>2</mn>
          </msub>
          <mi>,</mi>
          <msub>
            <mi>v</mi>
            <mn>3</mn>
          </msub>
          <mi>,</mi>
          <mn>...</mn>
          <mi>,</mi>
          <msub>
            <mi>v</mi>
            <mi>j</mi>
          </msub>
        </mrow>
      </mrow>
      <mo fence="true" stretchy="false">}</mo>
    </mrow>
    <annotation encoding="StarMath 5.0">{ lbrace v_1 ,v_2 ,v_3 ,...,v_j rbrace}</annotation>
  </semantics>
</math>
</file>

<file path=Object 130/content.xml><?xml version="1.0" encoding="utf-8"?>
<math xmlns="http://www.w3.org/1998/Math/MathML" display="block">
  <semantics>
    <msub>
      <mi>G</mi>
      <mrow>
        <mi>k</mi>
        <mo stretchy="false">+</mo>
        <mn>1</mn>
      </mrow>
    </msub>
    <annotation encoding="StarMath 5.0">{ G_{k+1} }</annotation>
  </semantics>
</math>
</file>

<file path=Object 131/content.xml><?xml version="1.0" encoding="utf-8"?>
<math xmlns="http://www.w3.org/1998/Math/MathML" display="block">
  <semantics>
    <mstyle mathsize="15pt">
      <mstyle mathvariant="bold">
        <mrow>
          <msub>
            <mi>G</mi>
            <mrow>
              <mi>k</mi>
              <mo stretchy="false">+</mo>
              <mn>1</mn>
            </mrow>
          </msub>
          <mo stretchy="false">=</mo>
          <mrow>
            <msub>
              <mi>G</mi>
              <mi>k</mi>
            </msub>
            <mo stretchy="false">+</mo>
            <mfrac>
              <mrow>
                <msub>
                  <mi>σ</mi>
                  <mi>k</mi>
                </msub>
                <msubsup>
                  <mi>σ</mi>
                  <mi>k</mi>
                  <mi>T</mi>
                </msubsup>
              </mrow>
              <mrow>
                <msubsup>
                  <mi>σ</mi>
                  <mi>k</mi>
                  <mi>T</mi>
                </msubsup>
                <msub>
                  <mi>y</mi>
                  <mi>k</mi>
                </msub>
              </mrow>
            </mfrac>
            <mo stretchy="false">−</mo>
            <mfrac>
              <mrow>
                <msub>
                  <mi>G</mi>
                  <mi>k</mi>
                </msub>
                <msub>
                  <mi>y</mi>
                  <mi>k</mi>
                </msub>
                <msubsup>
                  <mi>y</mi>
                  <mi>k</mi>
                  <mi>T</mi>
                </msubsup>
                <msub>
                  <mi>G</mi>
                  <mi>k</mi>
                </msub>
              </mrow>
              <mrow>
                <msubsup>
                  <mi>y</mi>
                  <mi>k</mi>
                  <mi>T</mi>
                </msubsup>
                <msub>
                  <mi>G</mi>
                  <mi>k</mi>
                </msub>
                <msub>
                  <mi>y</mi>
                  <mi>k</mi>
                </msub>
              </mrow>
            </mfrac>
          </mrow>
        </mrow>
      </mstyle>
    </mstyle>
    <annotation encoding="StarMath 5.0">size 15 bold{ G_{k+1}=G_{k}+{ {%sigma_{k}%sigma_{k}^{T}}over{%sigma_{k}^{T}y_{k}}-{{G_{k}y_{k}y_{k}^{T}G_{k}}over{y_k^{T}G_{k}y_{k}}  }  } }</annotation>
  </semantics>
</math>
</file>

<file path=Object 132/content.xml><?xml version="1.0" encoding="utf-8"?>
<math xmlns="http://www.w3.org/1998/Math/MathML" display="block">
  <semantics>
    <mrow>
      <mi>f</mi>
      <mrow>
        <mo fence="true" stretchy="false">(</mo>
        <mrow>
          <mi>x</mi>
        </mrow>
        <mo fence="true" stretchy="false">)</mo>
      </mrow>
      <mi>,</mi>
      <msub>
        <mi>c</mi>
        <mi>i</mi>
      </msub>
      <mrow>
        <mo fence="true" stretchy="false">(</mo>
        <mrow>
          <mi>x</mi>
        </mrow>
        <mo fence="true" stretchy="false">)</mo>
      </mrow>
      <mi>,</mi>
      <msub>
        <mi>h</mi>
        <mi>j</mi>
      </msub>
      <mrow>
        <mo fence="true" stretchy="false">(</mo>
        <mrow>
          <mi>x</mi>
        </mrow>
        <mo fence="true" stretchy="false">)</mo>
      </mrow>
    </mrow>
    <annotation encoding="StarMath 5.0">{ f(x),c_{i}(x),h_{j}(x) }</annotation>
  </semantics>
</math>
</file>

<file path=Object 133/content.xml><?xml version="1.0" encoding="utf-8"?>
<math xmlns="http://www.w3.org/1998/Math/MathML" display="block">
  <semantics>
    <msup>
      <mi>R</mi>
      <mi>n</mi>
    </msup>
    <annotation encoding="StarMath 5.0">{ R^{n} }</annotation>
  </semantics>
</math>
</file>

<file path=Object 134/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min csub{x in R^n} " "f(x) }</annotation>
  </semantics>
</math>
</file>

<file path=Object 135/content.xml><?xml version="1.0" encoding="utf-8"?>
<math xmlns="http://www.w3.org/1998/Math/MathML" display="block">
  <semantics>
    <mstyle mathsize="15pt">
      <mstyle mathvariant="bold">
        <mrow>
          <mi>s</mi>
          <mi>.</mi>
          <mi>t</mi>
          <mi>.</mi>
          <mtext> </mtext>
          <msub>
            <mi>c</mi>
            <mi>i</mi>
          </msub>
          <mrow>
            <mrow>
              <mo fence="true" stretchy="false">(</mo>
              <mrow>
                <mi>x</mi>
              </mrow>
              <mo fence="true" stretchy="false">)</mo>
            </mrow>
            <mo stretchy="false">⩽</mo>
            <mn>0</mn>
          </mrow>
          <mi>,</mi>
          <mrow>
            <mi>i</mi>
            <mo stretchy="false">=</mo>
            <mn>1,2,.</mn>
          </mrow>
          <mn>..</mn>
          <mi>,</mi>
          <mi>k</mi>
        </mrow>
      </mstyle>
    </mstyle>
    <annotation encoding="StarMath 5.0">size 15 bold{ s.t." " c_{i}(x)  leslant 0 ,i=1,2,...,k }</annotation>
  </semantics>
</math>
</file>

<file path=Object 136/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37/content.xml><?xml version="1.0" encoding="utf-8"?>
<math xmlns="http://www.w3.org/1998/Math/MathML" display="block">
  <semantics>
    <mstyle mathsize="15pt">
      <mstyle mathvariant="bold">
        <mrow>
          <mi>L</mi>
          <mrow>
            <mrow>
              <mo fence="true" stretchy="false">(</mo>
              <mrow>
                <mrow>
                  <mi>x</mi>
                  <mi>,</mi>
                  <mi>α</mi>
                  <mi>,</mi>
                  <mi>β</mi>
                </mrow>
              </mrow>
              <mo fence="true" stretchy="false">)</mo>
            </mrow>
            <mo stretchy="false">=</mo>
            <mi>f</mi>
          </mrow>
          <mrow>
            <mrow>
              <mo fence="true" stretchy="false">(</mo>
              <mrow>
                <mi>x</mi>
              </mrow>
              <mo fence="true" stretchy="false">)</mo>
            </mrow>
            <mo stretchy="false">+</mo>
            <mrow>
              <munderover>
                <mo stretchy="false">∑</mo>
                <mrow>
                  <mi>i</mi>
                  <mo stretchy="false">=</mo>
                  <mn>1</mn>
                </mrow>
                <mi>k</mi>
              </munderover>
              <mrow>
                <msub>
                  <mi>α</mi>
                  <mi>i</mi>
                </msub>
                <msub>
                  <mi>c</mi>
                  <mi>i</mi>
                </msub>
                <mrow>
                  <mo fence="true" stretchy="false">(</mo>
                  <mrow>
                    <mi>x</mi>
                  </mrow>
                  <mo fence="true" stretchy="false">)</mo>
                </mrow>
              </mrow>
            </mrow>
            <mo stretchy="false">+</mo>
            <mrow>
              <munderover>
                <mo stretchy="false">∑</mo>
                <mrow>
                  <mi>j</mi>
                  <mo stretchy="false">=</mo>
                  <mn>1</mn>
                </mrow>
                <mi>l</mi>
              </munderover>
              <mrow>
                <msub>
                  <mi>β</mi>
                  <mi>j</mi>
                </msub>
                <msub>
                  <mi>h</mi>
                  <mi>j</mi>
                </msub>
                <mrow>
                  <mo fence="true" stretchy="false">(</mo>
                  <mrow>
                    <mi>x</mi>
                  </mrow>
                  <mo fence="true" stretchy="false">)</mo>
                </mrow>
              </mrow>
            </mrow>
          </mrow>
        </mrow>
      </mstyle>
    </mstyle>
    <annotation encoding="StarMath 5.0">size 15 bold{ L(x, %alpha ,%beta )=f(x)+sum from{i=1}to{k}{%alpha_{i}c_{i}(x)}+sum from{j=1}to{l}{%beta_{j}h_{j}(x)} }</annotation>
  </semantics>
</math>
</file>

<file path=Object 138/content.xml><?xml version="1.0" encoding="utf-8"?>
<math xmlns="http://www.w3.org/1998/Math/MathML" display="block">
  <semantics>
    <mstyle mathsize="20pt">
      <mstyle mathvariant="bold">
        <mrow>
          <mi>p</mi>
          <mrow>
            <mtext> </mtext>
            <mo stretchy="false">=</mo>
            <mrow>
              <munder>
                <mi mathvariant="italic">min</mi>
                <mrow>
                  <mi>x</mi>
                  <mo stretchy="false">∈</mo>
                  <msup>
                    <mi>R</mi>
                    <mi>n</mi>
                  </msup>
                </mrow>
              </munder>
              <mtext> </mtext>
              <munder>
                <mi mathvariant="italic">max</mi>
                <mrow>
                  <msub>
                    <mi mathvariant="normal">α</mi>
                    <mi>i</mi>
                  </msub>
                  <mi>;</mi>
                  <mrow>
                    <msub>
                      <mi mathvariant="normal">β</mi>
                      <mi>j</mi>
                    </msub>
                    <mo stretchy="false">≥</mo>
                    <mn>0</mn>
                  </mrow>
                </mrow>
              </munder>
            </mrow>
          </mrow>
          <mrow>
            <mi>L</mi>
            <mrow>
              <mo fence="true" stretchy="false">(</mo>
              <mrow>
                <mrow>
                  <mi>x</mi>
                  <mi>,</mi>
                  <mi mathvariant="normal">α</mi>
                  <mi>,</mi>
                  <mi mathvariant="normal">β</mi>
                </mrow>
              </mrow>
              <mo fence="true" stretchy="false">)</mo>
            </mrow>
          </mrow>
        </mrow>
      </mstyle>
    </mstyle>
    <annotation encoding="StarMath 5.0">size 20 bold
{  p{" "}= 
{
 {min csub {x in R^{n}}}{ " " }
 {max csub { %alpha_{i};%beta_{j} &gt;= 0 } }
}
{L(x,%alpha,%beta)  }
}</annotation>
  </semantics>
</math>
</file>

<file path=Object 139/content.xml><?xml version="1.0" encoding="utf-8"?>
<math xmlns="http://www.w3.org/1998/Math/MathML" display="block">
  <semantics>
    <mstyle mathsize="20pt">
      <mstyle mathvariant="bold">
        <mrow>
          <mi>d</mi>
          <mrow>
            <mtext> </mtext>
            <mo stretchy="false">=</mo>
            <munder>
              <mi mathvariant="italic">max</mi>
              <mrow>
                <msub>
                  <mi mathvariant="normal">α</mi>
                  <mi>i</mi>
                </msub>
                <mi>;</mi>
                <mrow>
                  <msub>
                    <mi mathvariant="normal">β</mi>
                    <mi>j</mi>
                  </msub>
                  <mo stretchy="false">≥</mo>
                  <mn>0</mn>
                </mrow>
              </mrow>
            </munder>
          </mrow>
          <mtext> </mtext>
          <munder>
            <mi mathvariant="italic">min</mi>
            <mrow>
              <mi>x</mi>
              <mo stretchy="false">∈</mo>
              <msup>
                <mi>R</mi>
                <mi>n</mi>
              </msup>
            </mrow>
          </munder>
          <mtext> </mtext>
          <mi>L</mi>
          <mrow>
            <mo fence="true" stretchy="false">(</mo>
            <mrow>
              <mrow>
                <mi>x</mi>
                <mi>,</mi>
                <mi mathvariant="normal">α</mi>
                <mi>,</mi>
                <mi mathvariant="normal">β</mi>
              </mrow>
            </mrow>
            <mo fence="true" stretchy="false">)</mo>
          </mrow>
        </mrow>
      </mstyle>
    </mstyle>
    <annotation encoding="StarMath 5.0">size 20 bold{ d{" "}=
	max csub {%alpha_{i};%beta_{j}&gt;=0}{ " " }
	min csub { x in R^{n} }{ " " }
	L( x,%alpha,%beta ) 
}</annotation>
  </semantics>
</math>
</file>

<file path=Object 14/content.xml><?xml version="1.0" encoding="utf-8"?>
<math xmlns="http://www.w3.org/1998/Math/MathML" display="block">
  <semantics>
    <mrow>
      <mi>m</mi>
      <mo stretchy="false">×</mo>
      <mi>n</mi>
    </mrow>
    <annotation encoding="StarMath 5.0">{ m times n }</annotation>
  </semantics>
</math>
</file>

<file path=Object 140/content.xml><?xml version="1.0" encoding="utf-8"?>
<math xmlns="http://www.w3.org/1998/Math/MathML" display="block">
  <semantics>
    <mstyle mathsize="15pt">
      <mstyle mathvariant="bold">
        <mrow>
          <mi>p</mi>
          <mo stretchy="false">≥</mo>
          <mi>q</mi>
        </mrow>
      </mstyle>
    </mstyle>
    <annotation encoding="StarMath 5.0">size 15 bold{p&gt;=q  }</annotation>
  </semantics>
</math>
</file>

<file path=Object 141/content.xml><?xml version="1.0" encoding="utf-8"?>
<math xmlns="http://www.w3.org/1998/Math/MathML" display="block">
  <semantics>
    <mrow>
      <mi>f</mi>
      <mrow>
        <mo fence="true" stretchy="false">(</mo>
        <mrow>
          <mi>x</mi>
        </mrow>
        <mo fence="true" stretchy="false">)</mo>
      </mrow>
    </mrow>
    <annotation encoding="StarMath 5.0">{ f(x) }</annotation>
  </semantics>
</math>
</file>

<file path=Object 142/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3/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44/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45/content.xml><?xml version="1.0" encoding="utf-8"?>
<math xmlns="http://www.w3.org/1998/Math/MathML" display="block">
  <semantics>
    <mrow>
      <msub>
        <mi>c</mi>
        <mi>i</mi>
      </msub>
      <mrow>
        <mrow>
          <mo fence="true" stretchy="false">(</mo>
          <mrow>
            <mi>x</mi>
          </mrow>
          <mo fence="true" stretchy="false">)</mo>
        </mrow>
        <mo stretchy="false">&lt;</mo>
        <mn>0</mn>
      </mrow>
    </mrow>
    <annotation encoding="StarMath 5.0">{ c_{i}(x)&lt;0 }</annotation>
  </semantics>
</math>
</file>

<file path=Object 14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47/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48/content.xml><?xml version="1.0" encoding="utf-8"?>
<math xmlns="http://www.w3.org/1998/Math/MathML" display="block">
  <semantics>
    <mstyle mathsize="15pt">
      <mstyle mathvariant="bold">
        <mrow>
          <mrow>
            <mi>p</mi>
            <mo stretchy="false">=</mo>
            <mi>d</mi>
            <mo stretchy="false">=</mo>
            <mi>L</mi>
          </mrow>
          <mrow>
            <mo fence="true" stretchy="false">(</mo>
            <mrow>
              <mrow>
                <msub>
                  <mi>x</mi>
                  <mn>0</mn>
                </msub>
                <mi>,</mi>
                <msub>
                  <mi mathvariant="normal">α</mi>
                  <mn>0</mn>
                </msub>
                <mi>,</mi>
                <msub>
                  <mi mathvariant="normal">β</mi>
                  <mn>0</mn>
                </msub>
              </mrow>
            </mrow>
            <mo fence="true" stretchy="false">)</mo>
          </mrow>
        </mrow>
      </mstyle>
    </mstyle>
    <annotation encoding="StarMath 5.0">size 15 bold{p=d=L(x_{0},%alpha_{0},%beta_{0})}</annotation>
  </semantics>
</math>
</file>

<file path=Object 149/content.xml><?xml version="1.0" encoding="utf-8"?>
<math xmlns="http://www.w3.org/1998/Math/MathML" display="block">
  <semantics>
    <msub>
      <mi>x</mi>
      <mn>0</mn>
    </msub>
    <annotation encoding="StarMath 5.0">{ x_0 }</annotation>
  </semantics>
</math>
</file>

<file path=Object 15/content.xml><?xml version="1.0" encoding="utf-8"?>
<math xmlns="http://www.w3.org/1998/Math/MathML" display="block">
  <semantics>
    <mrow>
      <mi mathvariant="italic">Rank</mi>
      <mrow>
        <mrow>
          <mo fence="true" stretchy="false">(</mo>
          <mrow>
            <mi>A</mi>
          </mrow>
          <mo fence="true" stretchy="false">)</mo>
        </mrow>
        <mo stretchy="false">=</mo>
        <mi>K</mi>
      </mrow>
    </mrow>
    <annotation encoding="StarMath 5.0">{ Rank(A)=K }</annotation>
  </semantics>
</math>
</file>

<file path=Object 150/content.xml><?xml version="1.0" encoding="utf-8"?>
<math xmlns="http://www.w3.org/1998/Math/MathML" display="block">
  <semantics>
    <mrow>
      <mi>f</mi>
      <mrow>
        <mo fence="true" stretchy="false">(</mo>
        <mrow>
          <mi>x</mi>
        </mrow>
        <mo fence="true" stretchy="false">)</mo>
      </mrow>
    </mrow>
    <annotation encoding="StarMath 5.0">{ f(x) }</annotation>
  </semantics>
</math>
</file>

<file path=Object 151/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2/content.xml><?xml version="1.0" encoding="utf-8"?>
<math xmlns="http://www.w3.org/1998/Math/MathML" display="block">
  <semantics>
    <mrow>
      <msub>
        <mi>h</mi>
        <mi>j</mi>
      </msub>
      <mrow>
        <mo fence="true" stretchy="false">(</mo>
        <mrow>
          <mi>x</mi>
        </mrow>
        <mo fence="true" stretchy="false">)</mo>
      </mrow>
    </mrow>
    <annotation encoding="StarMath 5.0">{ h_{j}(x) }</annotation>
  </semantics>
</math>
</file>

<file path=Object 153/content.xml><?xml version="1.0" encoding="utf-8"?>
<math xmlns="http://www.w3.org/1998/Math/MathML" display="block">
  <semantics>
    <mrow>
      <msub>
        <mi>c</mi>
        <mi>i</mi>
      </msub>
      <mrow>
        <mo fence="true" stretchy="false">(</mo>
        <mrow>
          <mi>x</mi>
        </mrow>
        <mo fence="true" stretchy="false">)</mo>
      </mrow>
    </mrow>
    <annotation encoding="StarMath 5.0">{ c_{i}(x) }</annotation>
  </semantics>
</math>
</file>

<file path=Object 154/content.xml><?xml version="1.0" encoding="utf-8"?>
<math xmlns="http://www.w3.org/1998/Math/MathML" display="block">
  <semantics>
    <msub>
      <mi>x</mi>
      <mn>0</mn>
    </msub>
    <annotation encoding="StarMath 5.0">{ x_{0} }</annotation>
  </semantics>
</math>
</file>

<file path=Object 155/content.xml><?xml version="1.0" encoding="utf-8"?>
<math xmlns="http://www.w3.org/1998/Math/MathML" display="block">
  <semantics>
    <mrow>
      <msub>
        <mi mathvariant="normal">α</mi>
        <mn>0</mn>
      </msub>
      <mi>,</mi>
      <msub>
        <mi mathvariant="normal">β</mi>
        <mn>0</mn>
      </msub>
    </mrow>
    <annotation encoding="StarMath 5.0">{ %alpha_{0},%beta_{0} }</annotation>
  </semantics>
</math>
</file>

<file path=Object 156/content.xml><?xml version="1.0" encoding="utf-8"?>
<math xmlns="http://www.w3.org/1998/Math/MathML" display="block">
  <semantics>
    <mrow>
      <msub>
        <mi>x</mi>
        <mn>0</mn>
      </msub>
      <mi>,</mi>
      <msub>
        <mi mathvariant="normal">α</mi>
        <mn>0</mn>
      </msub>
      <mi>,</mi>
      <msub>
        <mi mathvariant="normal">β</mi>
        <mn>0</mn>
      </msub>
    </mrow>
    <annotation encoding="StarMath 5.0">{ x_{0},%alpha_{0},%beta_{0} }</annotation>
  </semantics>
</math>
</file>

<file path=Object 157/content.xml><?xml version="1.0" encoding="utf-8"?>
<math xmlns="http://www.w3.org/1998/Math/MathML" display="block">
  <semantics>
    <mstyle mathsize="15pt">
      <mstyle mathvariant="bold">
        <mrow>
          <msub>
            <mo stretchy="false">∇</mo>
            <mi>x</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x {L(x_{0},%alpha_{0},%beta_{0})}=0} </annotation>
  </semantics>
</math>
</file>

<file path=Object 158/content.xml><?xml version="1.0" encoding="utf-8"?>
<math xmlns="http://www.w3.org/1998/Math/MathML" display="block">
  <semantics>
    <mstyle mathsize="15pt">
      <mstyle mathvariant="bold">
        <mrow>
          <msub>
            <mo stretchy="false">∇</mo>
            <mi mathvariant="normal">α</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nabla_%alpha {L(x_{0},%alpha_{0},%beta_{0})}=0}</annotation>
  </semantics>
</math>
</file>

<file path=Object 159/content.xml><?xml version="1.0" encoding="utf-8"?>
<math xmlns="http://www.w3.org/1998/Math/MathML" display="block">
  <semantics>
    <mstyle mathsize="15pt">
      <mstyle mathvariant="bold">
        <mrow>
          <msub>
            <mo stretchy="false">∇</mo>
            <mi mathvariant="normal">β</mi>
          </msub>
          <mrow>
            <mrow>
              <mi>L</mi>
              <mrow>
                <mo fence="true" stretchy="false">(</mo>
                <mrow>
                  <mrow>
                    <msub>
                      <mi>x</mi>
                      <mn>0</mn>
                    </msub>
                    <mi>,</mi>
                    <msub>
                      <mi mathvariant="normal">α</mi>
                      <mn>0</mn>
                    </msub>
                    <mi>,</mi>
                    <msub>
                      <mi mathvariant="normal">β</mi>
                      <mn>0</mn>
                    </msub>
                  </mrow>
                </mrow>
                <mo fence="true" stretchy="false">)</mo>
              </mrow>
            </mrow>
            <mo stretchy="false">=</mo>
            <mn>0</mn>
          </mrow>
        </mrow>
      </mstyle>
    </mstyle>
    <annotation encoding="StarMath 5.0">size 15 bold{ nabla_{%beta} {L(x_{0},%alpha_{0},%beta_{0})}=0 }</annotation>
  </semantics>
</math>
</file>

<file path=Object 16/content.xml><?xml version="1.0" encoding="utf-8"?>
<math xmlns="http://www.w3.org/1998/Math/MathML" display="block">
  <semantics>
    <mrow>
      <mo fence="true" stretchy="false">{</mo>
      <mrow>
        <mrow>
          <msub>
            <mi>u</mi>
            <mn>1</mn>
          </msub>
          <mi>,</mi>
          <msub>
            <mi>u</mi>
            <mn>2</mn>
          </msub>
          <mi>,</mi>
          <msub>
            <mi>u</mi>
            <mn>3</mn>
          </msub>
          <mi>,</mi>
          <mn>...</mn>
          <mi>,</mi>
          <msub>
            <mi>u</mi>
            <mi>j</mi>
          </msub>
        </mrow>
      </mrow>
      <mo fence="true" stretchy="false">}</mo>
    </mrow>
    <annotation encoding="StarMath 5.0">{ lbrace u_1 ,u_2,u_3 ,...,u_j rbrace }</annotation>
  </semantics>
</math>
</file>

<file path=Object 160/content.xml><?xml version="1.0" encoding="utf-8"?>
<math xmlns="http://www.w3.org/1998/Math/MathML" display="block">
  <semantics>
    <mstyle mathsize="15pt">
      <mstyle mathvariant="bold">
        <mrow>
          <mi mathvariant="normal">α</mi>
          <msub>
            <mi>c</mi>
            <mi>i</mi>
          </msub>
          <mrow>
            <mrow>
              <mo fence="true" stretchy="false">(</mo>
              <mrow>
                <msub>
                  <mi>x</mi>
                  <mn>0</mn>
                </msub>
              </mrow>
              <mo fence="true" stretchy="false">)</mo>
            </mrow>
            <mo stretchy="false">=</mo>
            <mn>0</mn>
          </mrow>
          <mi>,</mi>
          <mrow>
            <mi>i</mi>
            <mo stretchy="false">=</mo>
            <mn>1,2,.</mn>
          </mrow>
          <mn>..</mn>
          <mi>,</mi>
          <mi>k</mi>
        </mrow>
      </mstyle>
    </mstyle>
    <annotation encoding="StarMath 5.0">size 15 bold{ %alpha c_{i}(x_{0})=0,i=1,2,...,k }</annotation>
  </semantics>
</math>
</file>

<file path=Object 161/content.xml><?xml version="1.0" encoding="utf-8"?>
<math xmlns="http://www.w3.org/1998/Math/MathML" display="block">
  <semantics>
    <mstyle mathsize="15pt">
      <mstyle mathvariant="bold">
        <mrow>
          <msub>
            <mi>c</mi>
            <mi>i</mi>
          </msub>
          <mrow>
            <mrow>
              <mo fence="true" stretchy="false">(</mo>
              <mrow>
                <msub>
                  <mi>x</mi>
                  <mn>0</mn>
                </msub>
              </mrow>
              <mo fence="true" stretchy="false">)</mo>
            </mrow>
            <mo stretchy="false">≤</mo>
            <mn>0</mn>
          </mrow>
        </mrow>
      </mstyle>
    </mstyle>
    <annotation encoding="StarMath 5.0">size 15 bold{ c_{i}(x_{0})&lt;=0 }</annotation>
  </semantics>
</math>
</file>

<file path=Object 162/content.xml><?xml version="1.0" encoding="utf-8"?>
<math xmlns="http://www.w3.org/1998/Math/MathML" display="block">
  <semantics>
    <mstyle mathsize="15pt">
      <mstyle mathvariant="bold">
        <mrow>
          <mi mathvariant="normal">α</mi>
          <mo stretchy="false">≥</mo>
          <mn>0</mn>
        </mrow>
      </mstyle>
    </mstyle>
    <annotation encoding="StarMath 5.0">size 15 bold{ %alpha &gt;=0 }</annotation>
  </semantics>
</math>
</file>

<file path=Object 163/content.xml><?xml version="1.0" encoding="utf-8"?>
<math xmlns="http://www.w3.org/1998/Math/MathML" display="block">
  <semantics>
    <mstyle mathsize="15pt">
      <mstyle mathvariant="bold">
        <mrow>
          <msub>
            <mi>h</mi>
            <mi>j</mi>
          </msub>
          <mrow>
            <mrow>
              <mo fence="true" stretchy="false">(</mo>
              <mrow>
                <mi>x</mi>
              </mrow>
              <mo fence="true" stretchy="false">)</mo>
            </mrow>
            <mo stretchy="false">=</mo>
            <mn>0</mn>
          </mrow>
          <mi>,</mi>
          <mrow>
            <mi>j</mi>
            <mo stretchy="false">=</mo>
            <mn>1,2,.</mn>
          </mrow>
          <mn>..</mn>
          <mi>,</mi>
          <mi>l</mi>
        </mrow>
      </mstyle>
    </mstyle>
    <annotation encoding="StarMath 5.0">size 15 bold{ h_{j}(x)=0,j=1,2,...,l }</annotation>
  </semantics>
</math>
</file>

<file path=Object 164/content.xml><?xml version="1.0" encoding="utf-8"?>
<math xmlns="http://www.w3.org/1998/Math/MathML" display="block">
  <semantics>
    <mstyle mathsize="15pt">
      <mstyle mathvariant="bold">
        <mrow>
          <mrow>
            <mover accent="true">
              <mi>y</mi>
              <mo stretchy="false">^</mo>
            </mover>
            <mo stretchy="false">=</mo>
            <msup>
              <mi>ω</mi>
              <mi>T</mi>
            </msup>
          </mrow>
          <mi>x</mi>
        </mrow>
      </mstyle>
    </mstyle>
    <annotation encoding="StarMath 5.0">size 15 bold{ hat y = %iomega ^{T}x }</annotation>
  </semantics>
</math>
</file>

<file path=Object 165/content.xml><?xml version="1.0" encoding="utf-8"?>
<math xmlns="http://www.w3.org/1998/Math/MathML" display="block">
  <semantics>
    <mstyle mathsize="15pt">
      <mstyle mathvariant="bold">
        <mrow>
          <msub>
            <mi mathvariant="italic">MSE</mi>
            <mi mathvariant="italic">test</mi>
          </msub>
          <mo stretchy="false">=</mo>
          <msub>
            <mrow>
              <mfrac>
                <mn>1</mn>
                <mi>m</mi>
              </mfrac>
              <mrow>
                <mo fence="true" stretchy="false">‖</mo>
                <mrow>
                  <mrow>
                    <msub>
                      <mover accent="true">
                        <mi>y</mi>
                        <mo stretchy="false">^</mo>
                      </mover>
                      <mi mathvariant="italic">test</mi>
                    </msub>
                    <mo stretchy="false">−</mo>
                    <msub>
                      <mi>y</mi>
                      <mi mathvariant="italic">test</mi>
                    </msub>
                  </mrow>
                </mrow>
                <mo fence="true" stretchy="false">‖</mo>
              </mrow>
            </mrow>
            <mn>2</mn>
          </msub>
          <mo stretchy="false">=</mo>
          <mrow>
            <mfrac>
              <mn>1</mn>
              <mi>m</mi>
            </mfrac>
            <msub>
              <mrow>
                <mo fence="true" stretchy="false">‖</mo>
                <mrow>
                  <mrow>
                    <msup>
                      <mi>ω</mi>
                      <mi>T</mi>
                    </msup>
                    <mrow>
                      <mi>x</mi>
                      <mo stretchy="false">−</mo>
                      <msub>
                        <mi>y</mi>
                        <mi mathvariant="italic">test</mi>
                      </msub>
                    </mrow>
                  </mrow>
                </mrow>
                <mo fence="true" stretchy="false">‖</mo>
              </mrow>
              <mn>2</mn>
            </msub>
          </mrow>
        </mrow>
      </mstyle>
    </mstyle>
    <annotation encoding="StarMath 5.0">size 15 bold{ MSE_{test}= {{1 over m}  ldline {hat y}_{test} -y_{test} rdline }_{2} 
={1 over m {ldline %iomega^{T}x -y_{test}  rdline}_{2} }}</annotation>
  </semantics>
</math>
</file>

<file path=Object 166/content.xml><?xml version="1.0" encoding="utf-8"?>
<math xmlns="http://www.w3.org/1998/Math/MathML" display="block">
  <semantics>
    <mstyle mathsize="15pt">
      <mstyle mathvariant="bold">
        <mrow>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o fence="true" stretchy="false">(</mo>
            <mrow>
              <mrow>
                <mi>X</mi>
                <mrow>
                  <mi mathvariant="normal">Ω</mi>
                  <mo stretchy="false">−</mo>
                  <msub>
                    <mi>Y</mi>
                    <mi mathvariant="italic">train</mi>
                  </msub>
                </mrow>
              </mrow>
            </mrow>
            <mo fence="true" stretchy="false">)</mo>
          </mrow>
        </mrow>
      </mstyle>
    </mstyle>
    <annotation encoding="StarMath 5.0">size 15 bold{ MSE_{train}={1 over m}( X%OMEGA -Y_{train} )^{T}(X%OMEGA-Y_{train}) }</annotation>
  </semantics>
</math>
</file>

<file path=Object 167/content.xml><?xml version="1.0" encoding="utf-8"?>
<math xmlns="http://www.w3.org/1998/Math/MathML" display="block">
  <semantics>
    <mstyle mathsize="15pt">
      <mstyle mathvariant="bold">
        <mrow>
          <msub>
            <mo stretchy="false">∇</mo>
            <mi>ω</mi>
          </msub>
          <mrow>
            <msub>
              <mi mathvariant="italic">MSE</mi>
              <mi mathvariant="italic">train</mi>
            </msub>
            <mo stretchy="false">=</mo>
            <mfrac>
              <mn>1</mn>
              <mi>m</mi>
            </mfrac>
          </mrow>
          <msup>
            <mrow>
              <mo fence="true" stretchy="false">(</mo>
              <mrow>
                <mrow>
                  <mi>X</mi>
                  <mrow>
                    <mi mathvariant="normal">Ω</mi>
                    <mo stretchy="false">−</mo>
                    <msub>
                      <mi>Y</mi>
                      <mi mathvariant="italic">train</mi>
                    </msub>
                  </mrow>
                </mrow>
              </mrow>
              <mo fence="true" stretchy="false">)</mo>
            </mrow>
            <mi>T</mi>
          </msup>
          <mrow>
            <mi>X</mi>
            <mo stretchy="false">=</mo>
            <mn>0</mn>
          </mrow>
        </mrow>
      </mstyle>
    </mstyle>
    <annotation encoding="StarMath 5.0">size 15 bold{ nabla_{%iomega}{MSE}_{train}={1 over m}(X%OMEGA-Y_{train})^{T}X=0}
</annotation>
  </semantics>
</math>
</file>

<file path=Object 168/content.xml><?xml version="1.0" encoding="utf-8"?>
<math xmlns="http://www.w3.org/1998/Math/MathML" display="block">
  <semantics>
    <mstyle mathsize="15pt">
      <mstyle mathvariant="bold">
        <mrow>
          <msup>
            <mi>X</mi>
            <mi>T</mi>
          </msup>
          <mrow>
            <mrow>
              <mo fence="true" stretchy="false">(</mo>
              <mrow>
                <mrow>
                  <mi>X</mi>
                  <mrow>
                    <mi mathvariant="normal">Ω</mi>
                    <mo stretchy="false">−</mo>
                    <msub>
                      <mi>Y</mi>
                      <mi mathvariant="italic">train</mi>
                    </msub>
                  </mrow>
                </mrow>
              </mrow>
              <mo fence="true" stretchy="false">)</mo>
            </mrow>
            <mo stretchy="false">=</mo>
            <msup>
              <mi>X</mi>
              <mi>T</mi>
            </msup>
          </mrow>
          <mi>X</mi>
          <mrow>
            <mi mathvariant="normal">Ω</mi>
            <mo stretchy="false">−</mo>
            <msup>
              <mi>X</mi>
              <mi>T</mi>
            </msup>
          </mrow>
          <mrow>
            <msub>
              <mi>Y</mi>
              <mi mathvariant="italic">train</mi>
            </msub>
            <mo stretchy="false">=</mo>
            <mn>0</mn>
          </mrow>
        </mrow>
      </mstyle>
    </mstyle>
    <annotation encoding="StarMath 5.0"> size 15 bold{X^{T}(X%OMEGA-Y_{train})= X^{T}X%OMEGA -X^{T}Y_{train} =0  }</annotation>
  </semantics>
</math>
</file>

<file path=Object 169/content.xml><?xml version="1.0" encoding="utf-8"?>
<math xmlns="http://www.w3.org/1998/Math/MathML" display="block">
  <semantics>
    <mstyle mathsize="15pt">
      <mstyle mathvariant="bold">
        <mrow>
          <mrow>
            <mi mathvariant="normal">Ω</mi>
            <mo stretchy="false">=</mo>
            <msup>
              <mrow>
                <mo fence="true" stretchy="false">(</mo>
                <mrow>
                  <mrow>
                    <msup>
                      <mi>X</mi>
                      <mi>T</mi>
                    </msup>
                    <mi>X</mi>
                  </mrow>
                </mrow>
                <mo fence="true" stretchy="false">)</mo>
              </mrow>
              <mrow>
                <mo stretchy="false">−</mo>
                <mn>1</mn>
              </mrow>
            </msup>
          </mrow>
          <msup>
            <mi>X</mi>
            <mi>T</mi>
          </msup>
          <msub>
            <mi>Y</mi>
            <mi mathvariant="italic">train</mi>
          </msub>
        </mrow>
      </mstyle>
    </mstyle>
    <annotation encoding="StarMath 5.0">size 15 bold{ %OMEGA=(X^{T}X)^{-1}X^{T}Y_{train}}</annotation>
  </semantics>
</math>
</file>

<file path=Object 17/content.xml><?xml version="1.0" encoding="utf-8"?>
<math xmlns="http://www.w3.org/1998/Math/MathML" display="block">
  <semantics>
    <mrow>
      <mrow>
        <mo fence="true" stretchy="false">{</mo>
        <mrow>
          <mrow>
            <msub>
              <mi mathvariant="italic">Av</mi>
              <mn>1</mn>
            </msub>
            <mi>,</mi>
            <msub>
              <mi mathvariant="italic">Av</mi>
              <mn>2</mn>
            </msub>
            <mi>,</mi>
            <mn>...</mn>
            <mi>,</mi>
            <msub>
              <mi mathvariant="italic">Av</mi>
              <mi>j</mi>
            </msub>
          </mrow>
        </mrow>
        <mo fence="true" stretchy="false">}</mo>
      </mrow>
      <mo stretchy="false">=</mo>
      <mrow>
        <mo fence="true" stretchy="false">{</mo>
        <mrow>
          <mrow>
            <msub>
              <mi>u</mi>
              <mn>1</mn>
            </msub>
            <mi>,</mi>
            <msub>
              <mi>u</mi>
              <mn>2</mn>
            </msub>
            <mi>,</mi>
            <mn>...</mn>
            <mi>,</mi>
            <msub>
              <mi>u</mi>
              <mi>j</mi>
            </msub>
          </mrow>
        </mrow>
        <mo fence="true" stretchy="false">}</mo>
      </mrow>
    </mrow>
    <annotation encoding="StarMath 5.0">{ lbrace Av_1 ,Av_2 ,...,Av_j rbrace }={ lbrace u_1 ,u_2 ,..., u_j rbrace }</annotation>
  </semantics>
</math>
</file>

<file path=Object 170/content.xml><?xml version="1.0" encoding="utf-8"?>
<math xmlns="http://www.w3.org/1998/Math/MathML" display="block">
  <semantics>
    <mstyle mathsize="15pt">
      <mstyle mathvariant="bold">
        <mrow>
          <mi>y</mi>
          <mo stretchy="false">=</mo>
          <mrow>
            <mi>b</mi>
            <mo stretchy="false">+</mo>
            <mrow>
              <munderover>
                <mo stretchy="false">∑</mo>
                <mrow>
                  <mi>i</mi>
                  <mo stretchy="false">=</mo>
                  <mn>1</mn>
                </mrow>
                <mi>n</mi>
              </munderover>
              <mrow>
                <msub>
                  <mi mathvariant="normal">ω</mi>
                  <mi>i</mi>
                </msub>
                <msup>
                  <mi>x</mi>
                  <mi>i</mi>
                </msup>
              </mrow>
            </mrow>
          </mrow>
        </mrow>
      </mstyle>
    </mstyle>
    <annotation encoding="StarMath 5.0">size 15 bold{ y=b+sum from {i=1} to n {%omega_{i}x^{i}} }</annotation>
  </semantics>
</math>
</file>

<file path=Object 171/content.xml><?xml version="1.0" encoding="utf-8"?>
<math xmlns="http://www.w3.org/1998/Math/MathML" display="block">
  <semantics>
    <mstyle mathsize="15pt">
      <mstyle mathvariant="bold">
        <mrow>
          <mi mathvariant="italic">bias</mi>
          <mrow>
            <mrow>
              <mo fence="true" stretchy="false">(</mo>
              <mrow>
                <msub>
                  <mover accent="true">
                    <mi mathvariant="normal">θ</mi>
                    <mo stretchy="false">^</mo>
                  </mover>
                  <mi>m</mi>
                </msub>
              </mrow>
              <mo fence="true" stretchy="false">)</mo>
            </mrow>
            <mo stretchy="false">=</mo>
            <mi>E</mi>
          </mrow>
          <mrow>
            <mrow>
              <mo fence="true" stretchy="false">(</mo>
              <mrow>
                <msub>
                  <mover accent="true">
                    <mi mathvariant="normal">θ</mi>
                    <mo stretchy="false">^</mo>
                  </mover>
                  <mi>m</mi>
                </msub>
              </mrow>
              <mo fence="true" stretchy="false">)</mo>
            </mrow>
            <mo stretchy="false">−</mo>
            <mi mathvariant="normal">θ</mi>
          </mrow>
        </mrow>
      </mstyle>
    </mstyle>
    <annotation encoding="StarMath 5.0">size 15 bold { bias( {hat %theta}_{m} )=E({hat %theta}_{m})-%theta }</annotation>
  </semantics>
</math>
</file>

<file path=Object 172/content.xml><?xml version="1.0" encoding="utf-8"?>
<math xmlns="http://www.w3.org/1998/Math/MathML" display="block">
  <semantics>
    <mrow>
      <mi>E</mi>
      <mrow>
        <mrow>
          <mo fence="true" stretchy="false">(</mo>
          <mrow>
            <msub>
              <mi>X</mi>
              <mi>i</mi>
            </msub>
          </mrow>
          <mo fence="true" stretchy="false">)</mo>
        </mrow>
        <mo stretchy="false">=</mo>
        <mi>μ</mi>
      </mrow>
      <mi>,</mi>
      <mi>D</mi>
      <mrow>
        <mrow>
          <mo fence="true" stretchy="false">(</mo>
          <mrow>
            <msub>
              <mi>X</mi>
              <mi>i</mi>
            </msub>
          </mrow>
          <mo fence="true" stretchy="false">)</mo>
        </mrow>
        <mo stretchy="false">=</mo>
        <msup>
          <mi>σ</mi>
          <mrow>
            <mtext> </mtext>
            <mn>2</mn>
          </mrow>
        </msup>
      </mrow>
    </mrow>
    <annotation encoding="StarMath 5.0">{ E(X_{i})= %mu ,D(X_{i})= %sigma^{" "2} }</annotation>
  </semantics>
</math>
</file>

<file path=Object 173/content.xml><?xml version="1.0" encoding="utf-8"?>
<math xmlns="http://www.w3.org/1998/Math/MathML" display="block">
  <semantics>
    <mrow>
      <mover accent="true">
        <mi>X</mi>
        <mo>¯</mo>
      </mover>
      <mi>,</mi>
      <msup>
        <mi>S</mi>
        <mn>2</mn>
      </msup>
    </mrow>
    <annotation encoding="StarMath 5.0">{overline {X} ,S^{ 2 }}</annotation>
  </semantics>
</math>
</file>

<file path=Object 174/content.xml><?xml version="1.0" encoding="utf-8"?>
<math xmlns="http://www.w3.org/1998/Math/MathML">
  <semantics>
    <mstyle mathsize="15pt">
      <mstyle mathvariant="bold">
        <mrow>
          <mi>E</mi>
          <mrow>
            <mrow>
              <mo fence="true" stretchy="false">(</mo>
              <mrow>
                <mover accent="true">
                  <mi>X</mi>
                  <mo>¯</mo>
                </mover>
              </mrow>
              <mo fence="true" stretchy="false">)</mo>
            </mrow>
            <mo stretchy="false">=</mo>
            <mi>E</mi>
          </mrow>
          <mrow>
            <mrow>
              <mo fence="true" stretchy="false">(</mo>
              <mrow>
                <mrow>
                  <mfrac>
                    <mn>1</mn>
                    <mi>n</mi>
                  </mfrac>
                  <mrow>
                    <munderover>
                      <mo stretchy="false">∑</mo>
                      <mrow>
                        <mi>i</mi>
                        <mo stretchy="false">=</mo>
                        <mn>1</mn>
                      </mrow>
                      <mi>n</mi>
                    </munderover>
                    <msub>
                      <mi>X</mi>
                      <mi>i</mi>
                    </msub>
                  </mrow>
                </mrow>
              </mrow>
              <mo fence="true" stretchy="false">)</mo>
            </mrow>
            <mo stretchy="false">=</mo>
            <mfrac>
              <mn>1</mn>
              <mi>n</mi>
            </mfrac>
          </mrow>
          <mrow>
            <mrow>
              <munderover>
                <mo stretchy="false">∑</mo>
                <mrow>
                  <mi>i</mi>
                  <mo stretchy="false">=</mo>
                  <mn>1</mn>
                </mrow>
                <mi>n</mi>
              </munderover>
              <mrow>
                <mi>E</mi>
                <mrow>
                  <mo fence="true" stretchy="false">(</mo>
                  <mrow>
                    <msub>
                      <mi>X</mi>
                      <mi>i</mi>
                    </msub>
                  </mrow>
                  <mo fence="true" stretchy="false">)</mo>
                </mrow>
              </mrow>
            </mrow>
            <mo stretchy="false">=</mo>
            <mi>μ</mi>
          </mrow>
        </mrow>
      </mstyle>
    </mstyle>
    <annotation encoding="StarMath 5.0">size 15 bold{ E(overline {X})=E({1 over n}sum from {i=1}to{n}{X_{i}})={1 over n}sum from{i=1}to{n}{E(X_{i})}=%mu }</annotation>
  </semantics>
</math>
</file>

<file path=Object 175/content.xml><?xml version="1.0" encoding="utf-8"?>
<math xmlns="http://www.w3.org/1998/Math/MathML" display="block">
  <semantics>
    <mstyle mathsize="15pt">
      <mstyle mathvariant="bold">
        <mrow>
          <mi>D</mi>
          <mrow>
            <mrow>
              <mo fence="true" stretchy="false">(</mo>
              <mrow>
                <mover accent="true">
                  <mi>X</mi>
                  <mo>¯</mo>
                </mover>
              </mrow>
              <mo fence="true" stretchy="false">)</mo>
            </mrow>
            <mo stretchy="false">=</mo>
            <mi>D</mi>
          </mrow>
          <mrow>
            <mrow>
              <mo fence="true" stretchy="false">(</mo>
              <mrow>
                <mrow>
                  <mfrac>
                    <mn>1</mn>
                    <mi>n</mi>
                  </mfrac>
                  <mrow>
                    <munderover>
                      <mo stretchy="false">∑</mo>
                      <mrow>
                        <mi>i</mi>
                        <mo stretchy="false">=</mo>
                        <mn>1</mn>
                      </mrow>
                      <mi>n</mi>
                    </munderover>
                    <msub>
                      <mi>X</mi>
                      <mi>i</mi>
                    </msub>
                  </mrow>
                </mrow>
              </mrow>
              <mo fence="true" stretchy="false">)</mo>
            </mrow>
            <mo stretchy="false">=</mo>
            <mfrac>
              <mn>1</mn>
              <msup>
                <mi>n</mi>
                <mn>2</mn>
              </msup>
            </mfrac>
          </mrow>
          <mrow>
            <mrow>
              <munderover>
                <mo stretchy="false">∑</mo>
                <mrow>
                  <mi>i</mi>
                  <mo stretchy="false">=</mo>
                  <mn>1</mn>
                </mrow>
                <mi>n</mi>
              </munderover>
              <mrow>
                <mi>D</mi>
                <mrow>
                  <mo fence="true" stretchy="false">(</mo>
                  <mrow>
                    <msub>
                      <mi>X</mi>
                      <mi>i</mi>
                    </msub>
                  </mrow>
                  <mo fence="true" stretchy="false">)</mo>
                </mrow>
              </mrow>
            </mrow>
            <mo stretchy="false">=</mo>
            <mfrac>
              <msup>
                <mi>σ</mi>
                <mn>2</mn>
              </msup>
              <mi>n</mi>
            </mfrac>
          </mrow>
        </mrow>
      </mstyle>
    </mstyle>
    <annotation encoding="StarMath 5.0">size 15 bold{ D(overline X)=D({1 over n}sum from {i=1}to{n}{X_{i}})={1 over n^{2}}sum from{i=1}to {n}{D(X_{i})}={ %sigma^{2} over n } }</annotation>
  </semantics>
</math>
</file>

<file path=Object 176/content.xml><?xml version="1.0" encoding="utf-8"?>
<math xmlns="http://www.w3.org/1998/Math/MathML" display="block">
  <semantics>
    <mstyle mathsize="15pt">
      <mstyle mathvariant="bold">
        <mrow>
          <mi>E</mi>
          <mrow>
            <mrow>
              <mo fence="true" stretchy="false">(</mo>
              <mrow>
                <msup>
                  <mi>S</mi>
                  <mn>2</mn>
                </msup>
              </mrow>
              <mo fence="true" stretchy="false">)</mo>
            </mrow>
            <mo stretchy="false">=</mo>
            <mi>E</mi>
          </mrow>
          <mrow>
            <mrow>
              <mo fence="true" stretchy="false">(</mo>
              <mrow>
                <mrow>
                  <mfrac>
                    <mn>1</mn>
                    <mi>n</mi>
                  </mfrac>
                  <mrow>
                    <munderover>
                      <mo stretchy="false">∑</mo>
                      <mrow>
                        <mi>i</mi>
                        <mo stretchy="false">=</mo>
                        <mn>1</mn>
                      </mrow>
                      <mi>n</mi>
                    </munderover>
                    <msup>
                      <mrow>
                        <mo fence="true" stretchy="false">(</mo>
                        <mrow>
                          <mrow>
                            <msub>
                              <mi>X</mi>
                              <mi>i</mi>
                            </msub>
                            <mo stretchy="false">−</mo>
                            <mover accent="true">
                              <mi>X</mi>
                              <mo>¯</mo>
                            </mover>
                          </mrow>
                        </mrow>
                        <mo fence="true" stretchy="false">)</mo>
                      </mrow>
                      <mn>2</mn>
                    </msup>
                  </mrow>
                </mrow>
              </mrow>
              <mo fence="true" stretchy="false">)</mo>
            </mrow>
            <mo stretchy="false">=</mo>
            <mfrac>
              <mn>1</mn>
              <mi>n</mi>
            </mfrac>
          </mrow>
          <mrow>
            <mrow>
              <munderover>
                <mo stretchy="false">∑</mo>
                <mrow>
                  <mi>i</mi>
                  <mo stretchy="false">=</mo>
                  <mn>1</mn>
                </mrow>
                <mi>n</mi>
              </munderover>
              <mrow>
                <mi>E</mi>
                <mrow>
                  <mo fence="true" stretchy="false">(</mo>
                  <mrow>
                    <mrow>
                      <mrow>
                        <msubsup>
                          <mi>X</mi>
                          <mi>i</mi>
                          <mn>2</mn>
                        </msubsup>
                        <mo stretchy="false">−</mo>
                        <mn>2</mn>
                      </mrow>
                      <mover accent="true">
                        <mi>X</mi>
                        <mo>¯</mo>
                      </mover>
                      <mrow>
                        <msub>
                          <mi>X</mi>
                          <mi>i</mi>
                        </msub>
                        <mo stretchy="false">+</mo>
                        <msup>
                          <mover accent="true">
                            <mi>X</mi>
                            <mo>¯</mo>
                          </mover>
                          <mn>2</mn>
                        </msup>
                      </mrow>
                    </mrow>
                  </mrow>
                  <mo fence="true" stretchy="false">)</mo>
                </mrow>
              </mrow>
            </mrow>
            <mo stretchy="false">=</mo>
            <mfrac>
              <mn>1</mn>
              <mi>n</mi>
            </mfrac>
          </mrow>
          <mrow>
            <munderover>
              <mo stretchy="false">∑</mo>
              <mrow>
                <mi>i</mi>
                <mo stretchy="false">=</mo>
                <mn>1</mn>
              </mrow>
              <mi>n</mi>
            </munderover>
            <mrow>
              <mi>E</mi>
              <mrow>
                <mrow>
                  <mo fence="true" stretchy="false">(</mo>
                  <mrow>
                    <msubsup>
                      <mi>X</mi>
                      <mi>i</mi>
                      <mn>2</mn>
                    </msubsup>
                  </mrow>
                  <mo fence="true" stretchy="false">)</mo>
                </mrow>
                <mo stretchy="false">−</mo>
                <mi>E</mi>
              </mrow>
              <mrow>
                <mo fence="true" stretchy="false">(</mo>
                <mrow>
                  <msup>
                    <mover accent="true">
                      <mi>X</mi>
                      <mo>¯</mo>
                    </mover>
                    <mn>2</mn>
                  </msup>
                </mrow>
                <mo fence="true" stretchy="false">)</mo>
              </mrow>
            </mrow>
          </mrow>
        </mrow>
      </mstyle>
    </mstyle>
    <annotation encoding="StarMath 5.0">size 15 bold{ E(S^{2})=E({1 over n}sum from {i=1}to{n}{(X_{i}-{overline X})^{2}})={1 over n}sum from{i=1}to{n}{E(X_{i}^{2}-2{overline X}X_{i}+{overline X}^{2})}={1 over n}sum from{i=1}to{n}{E(X_{i}^{2})-E({overline X}^{2})} }</annotation>
  </semantics>
</math>
</file>

<file path=Object 177/content.xml><?xml version="1.0" encoding="utf-8"?>
<math xmlns="http://www.w3.org/1998/Math/MathML" display="block">
  <semantics>
    <mstyle mathsize="15pt">
      <mstyle mathvariant="bold">
        <mrow>
          <mi>D</mi>
          <mrow>
            <mrow>
              <mo fence="true" stretchy="false">(</mo>
              <mrow>
                <mi>X</mi>
              </mrow>
              <mo fence="true" stretchy="false">)</mo>
            </mrow>
            <mo stretchy="false">=</mo>
            <mi>E</mi>
          </mrow>
          <mrow>
            <msup>
              <mrow>
                <mo fence="true" stretchy="false">(</mo>
                <mrow>
                  <mrow>
                    <mrow>
                      <mi>X</mi>
                      <mo stretchy="false">−</mo>
                      <mi>E</mi>
                    </mrow>
                    <mrow>
                      <mo fence="true" stretchy="false">(</mo>
                      <mrow>
                        <mi>X</mi>
                      </mrow>
                      <mo fence="true" stretchy="false">)</mo>
                    </mrow>
                  </mrow>
                </mrow>
                <mo fence="true" stretchy="false">)</mo>
              </mrow>
              <mn>2</mn>
            </msup>
            <mo stretchy="false">=</mo>
            <mi>E</mi>
          </mrow>
          <mrow>
            <mrow>
              <mo fence="true" stretchy="false">(</mo>
              <mrow>
                <mrow>
                  <mrow>
                    <msup>
                      <mi>X</mi>
                      <mn>2</mn>
                    </msup>
                    <mo stretchy="false">−</mo>
                    <mn>2</mn>
                  </mrow>
                  <mi mathvariant="italic">XE</mi>
                  <mrow>
                    <mrow>
                      <mo fence="true" stretchy="false">(</mo>
                      <mrow>
                        <mi>X</mi>
                      </mrow>
                      <mo fence="true" stretchy="false">)</mo>
                    </mrow>
                    <mo stretchy="false">+</mo>
                    <msup>
                      <mi>E</mi>
                      <mn>2</mn>
                    </msup>
                  </mrow>
                  <mrow>
                    <mo fence="true" stretchy="false">(</mo>
                    <mrow>
                      <mi>X</mi>
                    </mrow>
                    <mo fence="true" stretchy="false">)</mo>
                  </mrow>
                </mrow>
              </mrow>
              <mo fence="true" stretchy="false">)</mo>
            </mrow>
            <mo stretchy="false">=</mo>
            <mi>E</mi>
          </mrow>
          <mrow>
            <mrow>
              <mo fence="true" stretchy="false">(</mo>
              <mrow>
                <msup>
                  <mi>X</mi>
                  <mn>2</mn>
                </msup>
              </mrow>
              <mo fence="true" stretchy="false">)</mo>
            </mrow>
            <mo stretchy="false">−</mo>
            <msup>
              <mi>E</mi>
              <mn>2</mn>
            </msup>
          </mrow>
          <mrow>
            <mo fence="true" stretchy="false">(</mo>
            <mrow>
              <mi>X</mi>
            </mrow>
            <mo fence="true" stretchy="false">)</mo>
          </mrow>
        </mrow>
      </mstyle>
    </mstyle>
    <annotation encoding="StarMath 5.0">size15 bold{ D(X)=E(X-E(X))^{2}=E(X^{2}-2XE(X)+E^{2}(X))=E(X^{2})-E^{2}(X) }</annotation>
  </semantics>
</math>
</file>

<file path=Object 178/content.xml><?xml version="1.0" encoding="utf-8"?>
<math xmlns="http://www.w3.org/1998/Math/MathML" display="block">
  <semantics>
    <mstyle mathsize="15pt">
      <mstyle mathvariant="bold">
        <mrow>
          <mi>E</mi>
          <mrow>
            <mrow>
              <mo fence="true" stretchy="false">(</mo>
              <mrow>
                <msup>
                  <mi>X</mi>
                  <mn>2</mn>
                </msup>
              </mrow>
              <mo fence="true" stretchy="false">)</mo>
            </mrow>
            <mo stretchy="false">=</mo>
            <mi>D</mi>
          </mrow>
          <mrow>
            <mrow>
              <mo fence="true" stretchy="false">(</mo>
              <mrow>
                <mi>X</mi>
              </mrow>
              <mo fence="true" stretchy="false">)</mo>
            </mrow>
            <mo stretchy="false">+</mo>
            <msup>
              <mi>E</mi>
              <mn>2</mn>
            </msup>
          </mrow>
          <mrow>
            <mo fence="true" stretchy="false">(</mo>
            <mrow>
              <mi>X</mi>
            </mrow>
            <mo fence="true" stretchy="false">)</mo>
          </mrow>
        </mrow>
      </mstyle>
    </mstyle>
    <annotation encoding="StarMath 5.0">size15 bold{ E(X^{2})=D(X)+E^{2}(X) }</annotation>
  </semantics>
</math>
</file>

<file path=Object 179/content.xml><?xml version="1.0" encoding="utf-8"?>
<math xmlns="http://www.w3.org/1998/Math/MathML" display="block">
  <semantics>
    <mstyle mathsize="15pt">
      <mstyle mathvariant="bold">
        <mrow>
          <mi>E</mi>
          <mrow>
            <mrow>
              <mo fence="true" stretchy="false">(</mo>
              <mrow>
                <msubsup>
                  <mi>X</mi>
                  <mi>i</mi>
                  <mn>2</mn>
                </msubsup>
              </mrow>
              <mo fence="true" stretchy="false">)</mo>
            </mrow>
            <mo stretchy="false">=</mo>
            <mi>D</mi>
          </mrow>
          <mrow>
            <mrow>
              <mo fence="true" stretchy="false">(</mo>
              <mrow>
                <msub>
                  <mi>X</mi>
                  <mi>i</mi>
                </msub>
              </mrow>
              <mo fence="true" stretchy="false">)</mo>
            </mrow>
            <mo stretchy="false">+</mo>
            <msup>
              <mi>E</mi>
              <mn>2</mn>
            </msup>
          </mrow>
          <mrow>
            <mrow>
              <mo fence="true" stretchy="false">(</mo>
              <mrow>
                <mi>X</mi>
              </mrow>
              <mo fence="true" stretchy="false">)</mo>
            </mrow>
            <mo stretchy="false">=</mo>
            <mrow>
              <msup>
                <mi>σ</mi>
                <mn>2</mn>
              </msup>
              <mo stretchy="false">+</mo>
              <msup>
                <mi>μ</mi>
                <mn>2</mn>
              </msup>
            </mrow>
          </mrow>
        </mrow>
      </mstyle>
    </mstyle>
    <annotation encoding="StarMath 5.0">size 15 bold{ E(X_{i}^2)=D(X_{i})+E^{2}(X)= %sigma^{2}+%mu^{2} }</annotation>
  </semantics>
</math>
</file>

<file path=Object 18/content.xml><?xml version="1.0" encoding="utf-8"?>
<math xmlns="http://www.w3.org/1998/Math/MathML" display="block">
  <semantics>
    <mrow>
      <mrow>
        <mrow>
          <msub>
            <mi mathvariant="italic">Av</mi>
            <mi>i</mi>
          </msub>
          <mo stretchy="false">⋅</mo>
          <msub>
            <mi mathvariant="italic">Av</mi>
            <mi>j</mi>
          </msub>
        </mrow>
        <mo stretchy="false">=</mo>
        <msup>
          <mrow>
            <mo fence="true" stretchy="false">(</mo>
            <mrow>
              <msub>
                <mi mathvariant="italic">Av</mi>
                <mi>i</mi>
              </msub>
            </mrow>
            <mo fence="true" stretchy="false">)</mo>
          </mrow>
          <mi>T</mi>
        </msup>
      </mrow>
      <mrow>
        <msub>
          <mi mathvariant="italic">Av</mi>
          <mi>j</mi>
        </msub>
        <mo stretchy="false">=</mo>
        <msubsup>
          <mi>v</mi>
          <mi>i</mi>
          <mi>T</mi>
        </msubsup>
      </mrow>
      <mrow>
        <mo fence="true" stretchy="false">(</mo>
        <mrow>
          <mrow>
            <msup>
              <mi>A</mi>
              <mi>T</mi>
            </msup>
            <mi>A</mi>
          </mrow>
        </mrow>
        <mo fence="true" stretchy="false">)</mo>
      </mrow>
      <mrow>
        <msub>
          <mi>v</mi>
          <mi>j</mi>
        </msub>
        <mo stretchy="false">=</mo>
        <mn>0</mn>
      </mrow>
    </mrow>
    <annotation encoding="StarMath 5.0">{ Av_i cdot Av_j =(Av_i)^T Av_j=v_i^T(A^T A)v_j=0}</annotation>
  </semantics>
</math>
</file>

<file path=Object 180/content.xml><?xml version="1.0" encoding="utf-8"?>
<math xmlns="http://www.w3.org/1998/Math/MathML" display="block">
  <semantics>
    <mstyle mathsize="15pt">
      <mstyle mathvariant="bold">
        <mrow>
          <mi>E</mi>
          <mrow>
            <mrow>
              <mo fence="true" stretchy="false">(</mo>
              <mrow>
                <msup>
                  <mover accent="true">
                    <mi>X</mi>
                    <mo>¯</mo>
                  </mover>
                  <mn>2</mn>
                </msup>
              </mrow>
              <mo fence="true" stretchy="false">)</mo>
            </mrow>
            <mo stretchy="false">=</mo>
            <mi>D</mi>
          </mrow>
          <mrow>
            <mrow>
              <mo fence="true" stretchy="false">(</mo>
              <mrow>
                <msup>
                  <mover accent="true">
                    <mi>X</mi>
                    <mo>¯</mo>
                  </mover>
                  <mn>2</mn>
                </msup>
              </mrow>
              <mo fence="true" stretchy="false">)</mo>
            </mrow>
            <mo stretchy="false">+</mo>
            <msup>
              <mi>E</mi>
              <mn>2</mn>
            </msup>
          </mrow>
          <mrow>
            <mrow>
              <mo fence="true" stretchy="false">(</mo>
              <mrow>
                <mover accent="true">
                  <mi>X</mi>
                  <mo>¯</mo>
                </mover>
              </mrow>
              <mo fence="true" stretchy="false">)</mo>
            </mrow>
            <mo stretchy="false">=</mo>
            <mrow>
              <mfrac>
                <msup>
                  <mi>σ</mi>
                  <mn>2</mn>
                </msup>
                <mi>n</mi>
              </mfrac>
              <mo stretchy="false">+</mo>
              <msup>
                <mi>μ</mi>
                <mn>2</mn>
              </msup>
            </mrow>
          </mrow>
        </mrow>
      </mstyle>
    </mstyle>
    <annotation encoding="StarMath 5.0">size 15 bold{ E({overline X}^{2})=D({overline X}^{2})+E^{2}(overline X)=%sigma^{2}over n +%mu^{2}}</annotation>
  </semantics>
</math>
</file>

<file path=Object 181/content.xml><?xml version="1.0" encoding="utf-8"?>
<math xmlns="http://www.w3.org/1998/Math/MathML" display="block">
  <semantics>
    <mstyle mathsize="15pt">
      <mstyle mathvariant="bold">
        <mrow>
          <mi>E</mi>
          <mrow>
            <mrow>
              <mo fence="true" stretchy="false">(</mo>
              <mrow>
                <msup>
                  <mi>S</mi>
                  <mn>2</mn>
                </msup>
              </mrow>
              <mo fence="true" stretchy="false">)</mo>
            </mrow>
            <mo stretchy="false">=</mo>
            <mfrac>
              <mrow>
                <mi>n</mi>
                <mo stretchy="false">−</mo>
                <mn>1</mn>
              </mrow>
              <mi>n</mi>
            </mfrac>
          </mrow>
          <msup>
            <mi>σ</mi>
            <mn>2</mn>
          </msup>
        </mrow>
      </mstyle>
    </mstyle>
    <annotation encoding="StarMath 5.0">size 15 bold{ E(S^{2})={n-1}over {n} %sigma^{2} }</annotation>
  </semantics>
</math>
</file>

<file path=Object 182/content.xml><?xml version="1.0" encoding="utf-8"?>
<math xmlns="http://www.w3.org/1998/Math/MathML" display="block">
  <semantics>
    <mstyle mathsize="15pt">
      <mstyle mathvariant="bold">
        <mrow>
          <mrow>
            <mi mathvariant="italic">MSE</mi>
            <mo stretchy="false">=</mo>
            <mi>E</mi>
          </mrow>
          <mrow>
            <msup>
              <mrow>
                <mo fence="true" stretchy="false">(</mo>
                <mrow>
                  <mrow>
                    <mover accent="true">
                      <msub>
                        <mi>θ</mi>
                        <mi>m</mi>
                      </msub>
                      <mo stretchy="false">^</mo>
                    </mover>
                    <mo stretchy="false">−</mo>
                    <mi>θ</mi>
                  </mrow>
                </mrow>
                <mo fence="true" stretchy="false">)</mo>
              </mrow>
              <mn>2</mn>
            </msup>
            <mo stretchy="false">=</mo>
            <mi mathvariant="italic">Bias</mi>
          </mrow>
          <mrow>
            <msup>
              <mrow>
                <mo fence="true" stretchy="false">(</mo>
                <mrow>
                  <mover accent="true">
                    <msub>
                      <mi>θ</mi>
                      <mi>m</mi>
                    </msub>
                    <mo stretchy="false">^</mo>
                  </mover>
                </mrow>
                <mo fence="true" stretchy="false">)</mo>
              </mrow>
              <mn>2</mn>
            </msup>
            <mo stretchy="false">+</mo>
            <mi mathvariant="italic">Var</mi>
          </mrow>
          <mrow>
            <mo fence="true" stretchy="false">(</mo>
            <mrow>
              <mover accent="true">
                <msub>
                  <mi>θ</mi>
                  <mi>m</mi>
                </msub>
                <mo stretchy="false">^</mo>
              </mover>
            </mrow>
            <mo fence="true" stretchy="false">)</mo>
          </mrow>
        </mrow>
      </mstyle>
    </mstyle>
    <annotation encoding="StarMath 5.0">size 15 bold{ MSE=E(hat %itheta_{m}-%itheta)^{2}=Bias(hat {%theta_{m}})^{2}+Var(hat %theta_{m}) }</annotation>
  </semantics>
</math>
</file>

<file path=Object 183/content.xml><?xml version="1.0" encoding="utf-8"?>
<math xmlns="http://www.w3.org/1998/Math/MathML" display="block">
  <semantics>
    <mstyle mathsize="15pt">
      <mstyle mathvariant="bold">
        <mrow>
          <mi>E</mi>
          <mrow>
            <msup>
              <mrow>
                <mo fence="true" stretchy="false">(</mo>
                <mrow>
                  <mrow>
                    <mover accent="true">
                      <msub>
                        <mi>θ</mi>
                        <mi>m</mi>
                      </msub>
                      <mo stretchy="false">^</mo>
                    </mover>
                    <mo stretchy="false">−</mo>
                    <mi>θ</mi>
                  </mrow>
                </mrow>
                <mo fence="true" stretchy="false">)</mo>
              </mrow>
              <mn>2</mn>
            </msup>
            <mo stretchy="false">=</mo>
            <msup>
              <mi>E</mi>
              <mn>2</mn>
            </msup>
          </mrow>
          <mrow>
            <mrow>
              <mo fence="true" stretchy="false">(</mo>
              <mrow>
                <mrow>
                  <mover accent="true">
                    <msub>
                      <mi>θ</mi>
                      <mi>m</mi>
                    </msub>
                    <mo stretchy="false">^</mo>
                  </mover>
                  <mo stretchy="false">−</mo>
                  <mi>θ</mi>
                </mrow>
              </mrow>
              <mo fence="true" stretchy="false">)</mo>
            </mrow>
            <mo stretchy="false">+</mo>
            <mi>D</mi>
          </mrow>
          <mrow>
            <mo fence="true" stretchy="false">(</mo>
            <mrow>
              <mrow>
                <mover accent="true">
                  <msub>
                    <mi>θ</mi>
                    <mi>m</mi>
                  </msub>
                  <mo stretchy="false">^</mo>
                </mover>
                <mo stretchy="false">−</mo>
                <mi>θ</mi>
              </mrow>
            </mrow>
            <mo fence="true" stretchy="false">)</mo>
          </mrow>
        </mrow>
      </mstyle>
    </mstyle>
    <annotation encoding="StarMath 5.0">size 15 bold{ E({hat %theta_{m}-%theta})^{2}=E^{2}({hat %theta_{m}-%theta})+D({hat %theta_{m}-%theta}) }</annotation>
  </semantics>
</math>
</file>

<file path=Object 184/content.xml><?xml version="1.0" encoding="utf-8"?>
<math xmlns="http://www.w3.org/1998/Math/MathML" display="block">
  <semantics>
    <mstyle mathsize="15pt">
      <mstyle mathvariant="bold">
        <mrow>
          <mi>π</mi>
          <mrow>
            <mrow>
              <mo fence="true" stretchy="false">(</mo>
              <mrow>
                <mrow>
                  <mi>θ</mi>
                  <mrow>
                    <mtext> </mtext>
                    <mo stretchy="false">∣</mo>
                    <msub>
                      <mi>x</mi>
                      <mn>1</mn>
                    </msub>
                  </mrow>
                  <mi>,</mi>
                  <mn>...</mn>
                  <mi>,</mi>
                  <msub>
                    <mi>x</mi>
                    <mi>n</mi>
                  </msub>
                </mrow>
              </mrow>
              <mo fence="true" stretchy="false">)</mo>
            </mrow>
            <mo stretchy="false">=</mo>
            <mfrac>
              <mrow>
                <mi>p</mi>
                <mrow>
                  <mo fence="true" stretchy="false">(</mo>
                  <mrow>
                    <mrow>
                      <msub>
                        <mi>x</mi>
                        <mn>1</mn>
                      </msub>
                      <mi>,</mi>
                      <mn>...</mn>
                      <mi>,</mi>
                      <msub>
                        <mi>x</mi>
                        <mi>n</mi>
                      </msub>
                      <mi>,</mi>
                      <mi>θ</mi>
                    </mrow>
                  </mrow>
                  <mo fence="true" stretchy="false">)</mo>
                </mrow>
              </mrow>
              <mrow>
                <mi>p</mi>
                <mrow>
                  <mo fence="true" stretchy="false">(</mo>
                  <mrow>
                    <mrow>
                      <msub>
                        <mi>x</mi>
                        <mn>1</mn>
                      </msub>
                      <mi>,</mi>
                      <mn>...</mn>
                      <mi>,</mi>
                      <msub>
                        <mi>x</mi>
                        <mi>n</mi>
                      </msub>
                    </mrow>
                  </mrow>
                  <mo fence="true" stretchy="false">)</mo>
                </mrow>
              </mrow>
            </mfrac>
            <mo stretchy="false">=</mo>
            <mfrac>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o stretchy="false">∫</mo>
                  <mrow>
                    <mi>p</mi>
                    <mrow>
                      <mo fence="true" stretchy="false">(</mo>
                      <mrow>
                        <mrow>
                          <msub>
                            <mi>x</mi>
                            <mn>1</mn>
                          </msub>
                          <mi>,</mi>
                          <mn>...</mn>
                          <mi>,</mi>
                          <msub>
                            <mi>x</mi>
                            <mi>n</mi>
                          </msub>
                          <mrow>
                            <mtext> </mtext>
                            <mo stretchy="false">∣</mo>
                            <mi>θ</mi>
                          </mrow>
                        </mrow>
                      </mrow>
                      <mo fence="true" stretchy="false">)</mo>
                    </mrow>
                    <mi>π</mi>
                    <mrow>
                      <mo fence="true" stretchy="false">(</mo>
                      <mrow>
                        <mi>θ</mi>
                      </mrow>
                      <mo fence="true" stretchy="false">)</mo>
                    </mrow>
                  </mrow>
                </mrow>
                <mrow>
                  <mi>d</mi>
                  <mi>θ</mi>
                </mrow>
              </mrow>
            </mfrac>
          </mrow>
        </mrow>
      </mstyle>
    </mstyle>
    <annotation encoding="StarMath 5.0">size 15 bold{ %pi(%theta{" "}divides x_{1},...,x_{n} )={p(x_{1},...,x_{n},%theta)}over {p(x_{1},...,x_{n})}={ p(x_{1},...,x_{n}{" "}divides {%theta})%pi(%theta) }over
{
	 int{ p(x_{1},...,x_{n}{" "}divides %theta)%pi(%theta)}{ d%theta }  
} }</annotation>
  </semantics>
</math>
</file>

<file path=Object 185/content.xml><?xml version="1.0" encoding="utf-8"?>
<math xmlns="http://www.w3.org/1998/Math/MathML" display="block">
  <semantics>
    <mstyle mathsize="13pt">
      <mi>θ</mi>
    </mstyle>
    <annotation encoding="StarMath 5.0">size 13{ %theta }</annotation>
  </semantics>
</math>
</file>

<file path=Object 186/content.xml><?xml version="1.0" encoding="utf-8"?>
<math xmlns="http://www.w3.org/1998/Math/MathML" display="block">
  <semantics>
    <mrow>
      <mo fence="true" stretchy="false">(</mo>
      <mrow>
        <mrow>
          <msub>
            <mi>x</mi>
            <mi>i</mi>
          </msub>
          <mi>,</mi>
          <msub>
            <mi>y</mi>
            <mi>i</mi>
          </msub>
        </mrow>
      </mrow>
      <mo fence="true" stretchy="false">)</mo>
    </mrow>
    <annotation encoding="StarMath 5.0">{ (x_{i},y_{i}) }</annotation>
  </semantics>
</math>
</file>

<file path=Object 187/content.xml><?xml version="1.0" encoding="utf-8"?>
<math xmlns="http://www.w3.org/1998/Math/MathML" display="block">
  <semantics>
    <mstyle mathsize="15pt">
      <mstyle mathvariant="bold">
        <mrow>
          <mrow>
            <mover accent="true">
              <mi>γ</mi>
              <mo stretchy="false">^</mo>
            </mover>
            <mo stretchy="false">=</mo>
            <msub>
              <mi>y</mi>
              <mi>i</mi>
            </msub>
          </mrow>
          <mrow>
            <mo fence="true" stretchy="false">(</mo>
            <mrow>
              <mrow>
                <msub>
                  <mi mathvariant="italic">wx</mi>
                  <mi>i</mi>
                </msub>
                <mo stretchy="false">+</mo>
                <mi>b</mi>
              </mrow>
            </mrow>
            <mo fence="true" stretchy="false">)</mo>
          </mrow>
        </mrow>
      </mstyle>
    </mstyle>
    <annotation encoding="StarMath 5.0">size 15 bold{{hat %gamma}=y_{i}(wx_{i}+b)}</annotation>
  </semantics>
</math>
</file>

<file path=Object 188/content.xml><?xml version="1.0" encoding="utf-8"?>
<math xmlns="http://www.w3.org/1998/Math/MathML" display="block">
  <semantics>
    <mstyle mathsize="15pt">
      <mstyle mathvariant="bold">
        <mrow>
          <mrow>
            <mi>γ</mi>
            <mo stretchy="false">=</mo>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row>
      </mstyle>
    </mstyle>
    <annotation encoding="StarMath 5.0">size 15 bold{ %gamma =y_{i}({w over { ldline w rdline  }} cdot x_{i} +b over{ldline w rdline}) }</annotation>
  </semantics>
</math>
</file>

<file path=Object 189/content.xml><?xml version="1.0" encoding="utf-8"?>
<math xmlns="http://www.w3.org/1998/Math/MathML" display="block">
  <semantics>
    <mstyle mathsize="15pt">
      <mstyle mathvariant="bold">
        <mrow>
          <munder>
            <mi mathvariant="italic">max</mi>
            <mrow>
              <mi>w</mi>
              <mi>,</mi>
              <mi>b</mi>
            </mrow>
          </munder>
          <mtext> </mtext>
          <mi>γ</mi>
        </mrow>
      </mstyle>
    </mstyle>
    <annotation encoding="StarMath 5.0">size 15 bold{ max csub{w,b}{" "} %gamma  }</annotation>
  </semantics>
</math>
</file>

<file path=Object 19/content.xml><?xml version="1.0" encoding="utf-8"?>
<math xmlns="http://www.w3.org/1998/Math/MathML" display="block">
  <semantics>
    <mrow>
      <msup>
        <mi>A</mi>
        <mi>T</mi>
      </msup>
      <mi>A</mi>
    </mrow>
    <annotation encoding="StarMath 5.0">{ A^T A }</annotation>
  </semantics>
</math>
</file>

<file path=Object 190/content.xml><?xml version="1.0" encoding="utf-8"?>
<math xmlns="http://www.w3.org/1998/Math/MathML" display="block">
  <semantics>
    <mstyle mathsize="15pt">
      <mstyle mathvariant="bold">
        <mrow>
          <mi>s</mi>
          <mi>.</mi>
          <mi>t</mi>
          <mi>.</mi>
          <mtext>  </mtext>
          <mrow>
            <msub>
              <mi>y</mi>
              <mi>i</mi>
            </msub>
            <mrow>
              <mrow>
                <mo fence="true" stretchy="false">(</mo>
                <mrow>
                  <mrow>
                    <mrow>
                      <mfrac>
                        <mi>w</mi>
                        <mrow>
                          <mo fence="true" stretchy="false">‖</mo>
                          <mrow>
                            <mi>w</mi>
                          </mrow>
                          <mo fence="true" stretchy="false">‖</mo>
                        </mrow>
                      </mfrac>
                      <mo stretchy="false">⋅</mo>
                      <msub>
                        <mi>x</mi>
                        <mi>i</mi>
                      </msub>
                    </mrow>
                    <mo stretchy="false">+</mo>
                    <mfrac>
                      <mi>b</mi>
                      <mrow>
                        <mo fence="true" stretchy="false">‖</mo>
                        <mrow>
                          <mi>w</mi>
                        </mrow>
                        <mo fence="true" stretchy="false">‖</mo>
                      </mrow>
                    </mfrac>
                  </mrow>
                </mrow>
                <mo fence="true" stretchy="false">)</mo>
              </mrow>
              <mo stretchy="false">≥</mo>
              <mi>γ</mi>
            </mrow>
            <mi>,</mi>
            <mtext>  </mtext>
            <mrow>
              <mrow>
                <mi>i</mi>
                <mo stretchy="false">=</mo>
                <mn>1,2,.</mn>
              </mrow>
              <mn>..</mn>
              <mi>,</mi>
              <mi>N</mi>
            </mrow>
          </mrow>
        </mrow>
      </mstyle>
    </mstyle>
    <annotation encoding="StarMath 5.0">size 15 bold{ s.t.{"  "}{y_{i}({w over ldline w rdline} cdot x_{i} +{ b over ldline w rdline }) &gt;=%gamma,{"  "}{i=1,2,...,N} } }</annotation>
  </semantics>
</math>
</file>

<file path=Object 191/content.xml><?xml version="1.0" encoding="utf-8"?>
<math xmlns="http://www.w3.org/1998/Math/MathML" display="block">
  <semantics>
    <mstyle mathsize="15pt">
      <mstyle mathvariant="bold">
        <mrow>
          <munder>
            <mi mathvariant="italic">max</mi>
            <mrow>
              <mi>w</mi>
              <mi>,</mi>
              <mi>b</mi>
            </mrow>
          </munder>
          <mtext> </mtext>
          <mfrac>
            <mi>γ</mi>
            <mrow>
              <mo fence="true" stretchy="false">‖</mo>
              <mrow>
                <mi>w</mi>
              </mrow>
              <mo fence="true" stretchy="false">‖</mo>
            </mrow>
          </mfrac>
        </mrow>
      </mstyle>
    </mstyle>
    <annotation encoding="StarMath 5.0">size 15 bold{ max csub {w,b}{" "}{%gamma over{ ldline w rdline }} }</annotation>
  </semantics>
</math>
</file>

<file path=Object 192/content.xml><?xml version="1.0" encoding="utf-8"?>
<math xmlns="http://www.w3.org/1998/Math/MathML" display="block">
  <semantics>
    <mstyle mathsize="15pt">
      <mstyle mathvariant="bold">
        <mrow>
          <mi>s</mi>
          <mi>.</mi>
          <mi>t</mi>
          <mi>.</mi>
          <mtext>  </mtext>
          <mrow>
            <msub>
              <mi>y</mi>
              <mi>i</mi>
            </msub>
            <mrow>
              <mrow>
                <mo fence="true" stretchy="false">(</mo>
                <mrow>
                  <mrow>
                    <mrow>
                      <mi>w</mi>
                      <mo stretchy="false">⋅</mo>
                      <msub>
                        <mi>x</mi>
                        <mi>i</mi>
                      </msub>
                    </mrow>
                    <mo stretchy="false">+</mo>
                    <mi>b</mi>
                  </mrow>
                </mrow>
                <mo fence="true" stretchy="false">)</mo>
              </mrow>
              <mo stretchy="false">≥</mo>
              <mi>γ</mi>
            </mrow>
            <mi>,</mi>
            <mtext> </mtext>
            <mrow>
              <mrow>
                <mi>i</mi>
                <mo stretchy="false">=</mo>
                <mn>1,2,.</mn>
              </mrow>
              <mn>..</mn>
              <mi>,</mi>
              <mi>N</mi>
            </mrow>
          </mrow>
        </mrow>
      </mstyle>
    </mstyle>
    <annotation encoding="StarMath 5.0">size 15 bold{ s.t.{"  "}{y_{i}(w cdot x_{i}+b)&gt;=%gamma,{" "}{i=1,2,...,N}} }</annotation>
  </semantics>
</math>
</file>

<file path=Object 193/content.xml><?xml version="1.0" encoding="utf-8"?>
<math xmlns="http://www.w3.org/1998/Math/MathML" display="block">
  <semantics>
    <mstyle mathsize="14pt">
      <mi>γ</mi>
    </mstyle>
    <annotation encoding="StarMath 5.0">size 14{ %gamma }</annotation>
  </semantics>
</math>
</file>

<file path=Object 194/content.xml><?xml version="1.0" encoding="utf-8"?>
<math xmlns="http://www.w3.org/1998/Math/MathML" display="block">
  <semantics>
    <mstyle mathsize="15pt">
      <mstyle mathvariant="bold">
        <mrow>
          <munder>
            <mi mathvariant="italic">min</mi>
            <mrow>
              <mi>w</mi>
              <mi>,</mi>
              <mi>b</mi>
            </mrow>
          </munder>
          <mtext> </mtext>
          <mfrac>
            <mn>1</mn>
            <mn>2</mn>
          </mfrac>
          <msup>
            <mrow>
              <mo fence="true" stretchy="false">‖</mo>
              <mrow>
                <mi>w</mi>
              </mrow>
              <mo fence="true" stretchy="false">‖</mo>
            </mrow>
            <mn>2</mn>
          </msup>
        </mrow>
      </mstyle>
    </mstyle>
    <annotation encoding="StarMath 5.0">size 15 bold{ min csub{w,b}{" "} {1 over 2} {ldline w rdline}^{2} }</annotation>
  </semantics>
</math>
</file>

<file path=Object 195/content.xml><?xml version="1.0" encoding="utf-8"?>
<math xmlns="http://www.w3.org/1998/Math/MathML" display="block">
  <semantics>
    <mstyle mathsize="15pt">
      <mstyle mathvariant="bold">
        <mrow>
          <mi>s</mi>
          <mi>.</mi>
          <mi>t</mi>
          <mi>.</mi>
          <mtext>  </mtext>
          <mrow>
            <msub>
              <mi>y</mi>
              <mi>i</mi>
            </msub>
            <mrow>
              <mrow>
                <mrow>
                  <mo fence="true" stretchy="false">(</mo>
                  <mrow>
                    <mrow>
                      <mrow>
                        <mi>w</mi>
                        <mo stretchy="false">⋅</mo>
                        <msub>
                          <mi>x</mi>
                          <mi>i</mi>
                        </msub>
                      </mrow>
                      <mo stretchy="false">+</mo>
                      <mi>b</mi>
                    </mrow>
                  </mrow>
                  <mo fence="true" stretchy="false">)</mo>
                </mrow>
                <mo stretchy="false">−</mo>
                <mn>1</mn>
              </mrow>
              <mo stretchy="false">≥</mo>
              <mn>0</mn>
            </mrow>
            <mi>,</mi>
            <mtext> </mtext>
            <mrow>
              <mrow>
                <mi>i</mi>
                <mo stretchy="false">=</mo>
                <mn>1,2,.</mn>
              </mrow>
              <mn>..</mn>
              <mi>,</mi>
              <mi>N</mi>
            </mrow>
          </mrow>
        </mrow>
      </mstyle>
    </mstyle>
    <annotation encoding="StarMath 5.0">size 15 bold{ s.t.{"  "}{y_{i}(w cdot x_{i}+b)-1&gt;=0,{" "}{i=1,2,...,N}} }</annotation>
  </semantics>
</math>
</file>

<file path=Object 196/content.xml><?xml version="1.0" encoding="utf-8"?>
<math xmlns="http://www.w3.org/1998/Math/MathML" display="block">
  <semantics>
    <mstyle mathsize="15pt">
      <mrow>
        <mrow>
          <msub>
            <mi>α</mi>
            <mi>i</mi>
          </msub>
          <mo stretchy="false">≥</mo>
          <mn>0</mn>
        </mrow>
        <mi>,</mi>
        <mrow>
          <mrow>
            <mi>i</mi>
            <mo stretchy="false">=</mo>
            <mn>1,2,.</mn>
          </mrow>
          <mn>..</mn>
          <mi>,</mi>
          <mi>N</mi>
        </mrow>
      </mrow>
    </mstyle>
    <annotation encoding="StarMath 5.0">size 15{ %alpha_i &gt;=0,{i=1,2,...,N}}</annotation>
  </semantics>
</math>
</file>

<file path=Object 197/content.xml><?xml version="1.0" encoding="utf-8"?>
<math xmlns="http://www.w3.org/1998/Math/MathML" display="block">
  <semantics>
    <mstyle mathsize="15pt">
      <mstyle mathvariant="bold">
        <mrow>
          <mi>L</mi>
          <mrow>
            <mrow>
              <mo fence="true" stretchy="false">(</mo>
              <mrow>
                <mrow>
                  <mi>w</mi>
                  <mi>,</mi>
                  <mi>b</mi>
                  <mi>,</mi>
                  <mi>α</mi>
                </mrow>
              </mrow>
              <mo fence="true" stretchy="false">)</mo>
            </mrow>
            <mo stretchy="false">=</mo>
            <mfrac>
              <mn>1</mn>
              <mn>2</mn>
            </mfrac>
          </mrow>
          <mrow>
            <msup>
              <mrow>
                <mo fence="true" stretchy="false">‖</mo>
                <mrow>
                  <mi>w</mi>
                </mrow>
                <mo fence="true" stretchy="false">‖</mo>
              </mrow>
              <mn>2</mn>
            </msup>
            <mo stretchy="false">−</mo>
            <mrow>
              <munderover>
                <mo stretchy="false">∑</mo>
                <mrow>
                  <mi>i</mi>
                  <mo stretchy="false">=</mo>
                  <mn>1</mn>
                </mrow>
                <mi>n</mi>
              </munderover>
              <mrow>
                <msub>
                  <mi>α</mi>
                  <mi>i</mi>
                </msub>
                <msub>
                  <mi>y</mi>
                  <mi>i</mi>
                </msub>
                <mrow>
                  <mo fence="true" stretchy="false">(</mo>
                  <mrow>
                    <mrow>
                      <mrow>
                        <mi>w</mi>
                        <mo stretchy="false">⋅</mo>
                        <msub>
                          <mi>x</mi>
                          <mi>i</mi>
                        </msub>
                      </mrow>
                      <mo stretchy="false">+</mo>
                      <mi>b</mi>
                    </mrow>
                  </mrow>
                  <mo fence="true" stretchy="false">)</mo>
                </mrow>
              </mrow>
            </mrow>
            <mo stretchy="false">+</mo>
            <mrow>
              <munderover>
                <mo stretchy="false">∑</mo>
                <mrow>
                  <mi>i</mi>
                  <mo stretchy="false">=</mo>
                  <mn>1</mn>
                </mrow>
                <mi>n</mi>
              </munderover>
              <msub>
                <mi>α</mi>
                <mi>i</mi>
              </msub>
            </mrow>
          </mrow>
        </mrow>
      </mstyle>
    </mstyle>
    <annotation encoding="StarMath 5.0">size 15 bold{ L(w,b,%alpha)={1 over 2}{ldline w rdline}^{2}-sum from {i=1}to{n}{%alpha_{i} y_{i}(w cdot x_{i}+b)}+sum from{i=1}to{n}{%alpha_{i}} }</annotation>
  </semantics>
</math>
</file>

<file path=Object 198/content.xml><?xml version="1.0" encoding="utf-8"?>
<math xmlns="http://www.w3.org/1998/Math/MathML" display="block">
  <semantics>
    <mstyle mathsize="15pt">
      <mstyle mathvariant="bold">
        <mrow>
          <munder>
            <mi mathvariant="italic">min</mi>
            <mrow>
              <mi>w</mi>
              <mi>,</mi>
              <mi>b</mi>
            </mrow>
          </munder>
          <munder>
            <mi mathvariant="italic">max</mi>
            <mi>α</mi>
          </munder>
          <mtext> </mtext>
          <mi>L</mi>
          <mrow>
            <mo fence="true" stretchy="false">(</mo>
            <mrow>
              <mrow>
                <mi>w</mi>
                <mi>,</mi>
                <mi>b</mi>
                <mi>,</mi>
                <mi>α</mi>
              </mrow>
            </mrow>
            <mo fence="true" stretchy="false">)</mo>
          </mrow>
        </mrow>
      </mstyle>
    </mstyle>
    <annotation encoding="StarMath 5.0">size 15 bold{ min csub {w,b} max csub{%alpha}" "L(w,b,%alpha)}</annotation>
  </semantics>
</math>
</file>

<file path=Object 199/content.xml><?xml version="1.0" encoding="utf-8"?>
<math xmlns="http://www.w3.org/1998/Math/MathML" display="block">
  <semantics>
    <mstyle mathsize="15pt">
      <mstyle mathvariant="bold">
        <mrow>
          <munder>
            <mi mathvariant="italic">max</mi>
            <mi>α</mi>
          </munder>
          <munder>
            <mi mathvariant="italic">min</mi>
            <mrow>
              <mi>w</mi>
              <mi>,</mi>
              <mi>b</mi>
            </mrow>
          </munder>
          <mi>L</mi>
          <mrow>
            <mo fence="true" stretchy="false">(</mo>
            <mrow>
              <mrow>
                <mi>w</mi>
                <mi>,</mi>
                <mi>b</mi>
                <mi>,</mi>
                <mi>α</mi>
              </mrow>
            </mrow>
            <mo fence="true" stretchy="false">)</mo>
          </mrow>
        </mrow>
      </mstyle>
    </mstyle>
    <annotation encoding="StarMath 5.0">size 15 bold{ max csub{%alpha} min csub {w,b} L(w,b,%alpha) }</annotation>
  </semantics>
</math>
</file>

<file path=Object 2/content.xml><?xml version="1.0" encoding="utf-8"?>
<math xmlns="http://www.w3.org/1998/Math/MathML" display="block">
  <semantics>
    <mstyle mathvariant="bold">
      <mstyle mathsize="15pt">
        <mrow>
          <mrow>
            <mrow>
              <mrow>
                <mrow>
                  <mi>A</mi>
                  <mo stretchy="false">⋅</mo>
                  <mstyle mathvariant="bold">
                    <mi>x</mi>
                  </mstyle>
                </mrow>
                <mo stretchy="false">=</mo>
                <mi>λ</mi>
              </mrow>
              <mstyle mathvariant="bold">
                <mi>x</mi>
              </mstyle>
              <mstyle color="red">
                <mo stretchy="false">⇒</mo>
              </mstyle>
              <mrow>
                <mi>A</mi>
                <mo stretchy="false">⋅</mo>
                <mrow>
                  <mo fence="true" stretchy="true">[</mo>
                  <mrow>
                    <mtable>
                      <mtr>
                        <mtd>
                          <mstyle mathvariant="bold">
                            <msub>
                              <mi>x</mi>
                              <mn>1</mn>
                            </msub>
                          </mstyle>
                        </mtd>
                        <mtd>
                          <mstyle mathvariant="bold">
                            <msub>
                              <mi>x</mi>
                              <mn>2</mn>
                            </msub>
                          </mstyle>
                        </mtd>
                        <mtd>
                          <mn>...</mn>
                        </mtd>
                      </mtr>
                    </mtable>
                  </mrow>
                  <mo fence="true" stretchy="true">]</mo>
                </mrow>
              </mrow>
            </mrow>
            <mo stretchy="false">=</mo>
            <mrow>
              <mo fence="true" stretchy="true">[</mo>
              <mrow>
                <mtable>
                  <mtr>
                    <mtd>
                      <mrow>
                        <msub>
                          <mi>λ</mi>
                          <mn>1</mn>
                        </msub>
                        <mstyle mathvariant="bold">
                          <msub>
                            <mi>x</mi>
                            <mn>1</mn>
                          </msub>
                        </mstyle>
                      </mrow>
                    </mtd>
                    <mtd>
                      <mrow>
                        <msub>
                          <mi>λ</mi>
                          <mn>2</mn>
                        </msub>
                        <mstyle mathvariant="bold">
                          <msub>
                            <mi>x</mi>
                            <mn>2</mn>
                          </msub>
                        </mstyle>
                      </mrow>
                    </mtd>
                    <mtd>
                      <mn>...</mn>
                    </mtd>
                  </mtr>
                </mtable>
              </mrow>
              <mo fence="true" stretchy="true">]</mo>
            </mrow>
            <mo stretchy="false">=</mo>
            <mrow>
              <mrow>
                <mo fence="true" stretchy="true">[</mo>
                <mrow>
                  <mtable>
                    <mtr>
                      <mtd>
                        <mstyle mathvariant="bold">
                          <msub>
                            <mi>x</mi>
                            <mn>1</mn>
                          </msub>
                        </mstyle>
                      </mtd>
                      <mtd>
                        <mstyle mathvariant="bold">
                          <msub>
                            <mi>x</mi>
                            <mn>2</mn>
                          </msub>
                        </mstyle>
                      </mtd>
                      <mtd>
                        <mn>...</mn>
                      </mtd>
                    </mtr>
                  </mtable>
                </mrow>
                <mo fence="true" stretchy="true">]</mo>
              </mrow>
              <mo stretchy="false">⋅</mo>
              <mi mathvariant="italic">diag</mi>
            </mrow>
          </mrow>
          <mrow>
            <mo fence="true" stretchy="false">(</mo>
            <mrow>
              <mi>λ</mi>
            </mrow>
            <mo fence="true" stretchy="false">)</mo>
          </mrow>
        </mrow>
      </mstyle>
    </mstyle>
    <annotation encoding="StarMath 5.0">bold size 15{{ A cdot {bold x}= %ilambda{bold x}   color red{drarrow} A cdot left[ matrix{bold x_1# bold x_2# ...}right ]}={left [matrix{%ilambda_1 bold x_1#%ilambda_2 bold x_2#...}right ]}={left[ matrix{bold x_1# bold x_2#...} right]} cdot diag(%ilambda) }</annotation>
  </semantics>
</math>
</file>

<file path=Object 20/content.xml><?xml version="1.0" encoding="utf-8"?>
<math xmlns="http://www.w3.org/1998/Math/MathML" display="block">
  <semantics>
    <mrow>
      <msup>
        <mi>A</mi>
        <mi>T</mi>
      </msup>
      <mi>A</mi>
      <mrow>
        <mi>x</mi>
        <mo stretchy="false">=</mo>
        <mi>λ</mi>
      </mrow>
      <mi>x</mi>
    </mrow>
    <annotation encoding="StarMath 5.0">{ A^T A x=%lambda x }</annotation>
  </semantics>
</math>
</file>

<file path=Object 200/content.xml><?xml version="1.0" encoding="utf-8"?>
<math xmlns="http://www.w3.org/1998/Math/MathML" display="block">
  <semantics>
    <mstyle mathvariant="bold">
      <mrow>
        <munder>
          <mi mathvariant="italic">min</mi>
          <mrow>
            <mi>w</mi>
            <mi>,</mi>
            <mi>b</mi>
          </mrow>
        </munder>
        <mrow>
          <mi>L</mi>
          <mrow>
            <mo fence="true" stretchy="false">(</mo>
            <mrow>
              <mrow>
                <mi>w</mi>
                <mi>,</mi>
                <mi>b</mi>
                <mi>α</mi>
              </mrow>
            </mrow>
            <mo fence="true" stretchy="false">)</mo>
          </mrow>
        </mrow>
      </mrow>
    </mstyle>
    <annotation encoding="StarMath 5.0">bold{ min csub{w,b} {L(w,b%alpha)} }</annotation>
  </semantics>
</math>
</file>

<file path=Object 201/content.xml><?xml version="1.0" encoding="utf-8"?>
<math xmlns="http://www.w3.org/1998/Math/MathML" display="block">
  <semantics>
    <mstyle mathsize="15pt">
      <mstyle mathvariant="bold">
        <mrow>
          <msub>
            <mo stretchy="false">∇</mo>
            <mi>w</mi>
          </msub>
          <mi>L</mi>
          <mrow>
            <mrow>
              <mo fence="true" stretchy="false">(</mo>
              <mrow>
                <mrow>
                  <mi>w</mi>
                  <mi>,</mi>
                  <mi>b</mi>
                  <mi>,</mi>
                  <mi>α</mi>
                </mrow>
              </mrow>
              <mo fence="true" stretchy="false">)</mo>
            </mrow>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b,%alpha)=w-sum from {i=1}to{n}{%alpha_{i}y_{i}{x_{i}}} =0}</annotation>
  </semantics>
</math>
</file>

<file path=Object 202/content.xml><?xml version="1.0" encoding="utf-8"?>
<math xmlns="http://www.w3.org/1998/Math/MathML" display="block">
  <semantics>
    <mstyle mathsize="15pt">
      <mstyle mathvariant="bold">
        <mrow>
          <msub>
            <mo stretchy="false">∇</mo>
            <mi>b</mi>
          </msub>
          <mi>L</mi>
          <mrow>
            <mrow>
              <mo fence="true" stretchy="false">(</mo>
              <mrow>
                <mrow>
                  <mi>w</mi>
                  <mi>,</mi>
                  <mi>b</mi>
                  <mi>,</mi>
                  <mi>α</mi>
                </mrow>
              </mrow>
              <mo fence="true" stretchy="false">)</mo>
            </mrow>
            <mo stretchy="false">=</mo>
            <mrow>
              <munderover>
                <mo stretchy="false">∑</mo>
                <mrow>
                  <mi>i</mi>
                  <mo stretchy="false">=</mo>
                  <mn>1</mn>
                </mrow>
                <mi>n</mi>
              </munderover>
              <mrow>
                <msub>
                  <mi>α</mi>
                  <mi>i</mi>
                </msub>
                <msub>
                  <mi>y</mi>
                  <mi>i</mi>
                </msub>
              </mrow>
            </mrow>
            <mo stretchy="false">=</mo>
            <mn>0</mn>
          </mrow>
        </mrow>
      </mstyle>
    </mstyle>
    <annotation encoding="StarMath 5.0">size 15 bold{ nabla_{b}L(w,b,%alpha)=sum from {i=1}to{n}{%alpha_{i} y_{i}}=0 }</annotation>
  </semantics>
</math>
</file>

<file path=Object 203/content.xml><?xml version="1.0" encoding="utf-8"?>
<math xmlns="http://www.w3.org/1998/Math/MathML" display="block">
  <semantics>
    <mstyle mathsize="15pt">
      <mstyle mathvariant="bold">
        <mrow>
          <mi>w</mi>
          <mo stretchy="false">=</mo>
          <mrow>
            <munderover>
              <mo stretchy="false">∑</mo>
              <mrow>
                <mi>i</mi>
                <mo stretchy="false">=</mo>
                <mn>1</mn>
              </mrow>
              <mi>n</mi>
            </munderover>
            <mrow>
              <msub>
                <mi>α</mi>
                <mi>i</mi>
              </msub>
              <msub>
                <mi>y</mi>
                <mi>i</mi>
              </msub>
              <msub>
                <mi>x</mi>
                <mi>i</mi>
              </msub>
            </mrow>
          </mrow>
        </mrow>
      </mstyle>
    </mstyle>
    <annotation encoding="StarMath 5.0">size 15 bold{ w=sum from{i=1}to{n}{%alpha_{i}y_{i}x_{i}} }</annotation>
  </semantics>
</math>
</file>

<file path=Object 204/content.xml><?xml version="1.0" encoding="utf-8"?>
<math xmlns="http://www.w3.org/1998/Math/MathML" display="block">
  <semantics>
    <mstyle mathsize="15pt">
      <mstyle mathvariant="bold">
        <mrow>
          <mrow>
            <munderover>
              <mo stretchy="false">∑</mo>
              <mrow>
                <mi>i</mi>
                <mo stretchy="false">=</mo>
                <mn>1</mn>
              </mrow>
              <mi>n</mi>
            </munderover>
            <mrow>
              <msub>
                <mi>α</mi>
                <mi>i</mi>
              </msub>
              <msub>
                <mi>y</mi>
                <mi>i</mi>
              </msub>
            </mrow>
          </mrow>
          <mo stretchy="false">=</mo>
          <mn>0</mn>
        </mrow>
      </mstyle>
    </mstyle>
    <annotation encoding="StarMath 5.0">size 15 bold{ sum from {i=1}to{n}{%alpha_{i}y_{i}}=0 }</annotation>
  </semantics>
</math>
</file>

<file path=Object 205/content.xml><?xml version="1.0" encoding="utf-8"?>
<math xmlns="http://www.w3.org/1998/Math/MathML" display="block">
  <semantics>
    <mstyle mathvariant="bold">
      <mtable>
        <mtr>
          <mtd>
            <mrow>
              <munder>
                <mi mathvariant="italic">min</mi>
                <mrow>
                  <mi>w</mi>
                  <mi>,</mi>
                  <mi>b</mi>
                </mrow>
              </munder>
              <mi>L</mi>
              <mrow>
                <mrow>
                  <mo fence="true" stretchy="false">(</mo>
                  <mrow>
                    <mrow>
                      <mi>w</mi>
                      <mi>,</mi>
                      <mi>b</mi>
                      <mi>,</mi>
                      <mi>α</mi>
                    </mrow>
                  </mrow>
                  <mo fence="true" stretchy="false">)</mo>
                </mrow>
                <mo stretchy="false">=</mo>
                <mfrac>
                  <mn>1</mn>
                  <mn>2</mn>
                </mfrac>
              </mrow>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o stretchy="false">−</mo>
                <mrow>
                  <munderover>
                    <mo stretchy="false">∑</mo>
                    <mrow>
                      <mi>j</mi>
                      <mo stretchy="false">=</mo>
                      <mn>1</mn>
                    </mrow>
                    <mi>n</mi>
                  </munderover>
                  <mrow>
                    <msub>
                      <mi>α</mi>
                      <mi>j</mi>
                    </msub>
                    <msub>
                      <mi>y</mi>
                      <mi>j</mi>
                    </msub>
                    <mrow>
                      <mo fence="true" stretchy="false">(</mo>
                      <mrow>
                        <mrow>
                          <mrow>
                            <mrow>
                              <mo fence="true" stretchy="false">(</mo>
                              <mrow>
                                <mrow>
                                  <munderover>
                                    <mo stretchy="false">∑</mo>
                                    <mrow>
                                      <mi>i</mi>
                                      <mo stretchy="false">=</mo>
                                      <mn>1</mn>
                                    </mrow>
                                    <mi>n</mi>
                                  </munderover>
                                  <mrow>
                                    <msub>
                                      <mi>α</mi>
                                      <mi>i</mi>
                                    </msub>
                                    <msub>
                                      <mi>y</mi>
                                      <mi>i</mi>
                                    </msub>
                                    <msub>
                                      <mi>x</mi>
                                      <mi>i</mi>
                                    </msub>
                                  </mrow>
                                </mrow>
                              </mrow>
                              <mo fence="true" stretchy="false">)</mo>
                            </mrow>
                            <mo stretchy="false">⋅</mo>
                            <msub>
                              <mi>x</mi>
                              <mi>j</mi>
                            </msub>
                          </mrow>
                          <mo stretchy="false">+</mo>
                          <mi>b</mi>
                        </mrow>
                      </mrow>
                      <mo fence="true" stretchy="false">)</mo>
                    </mrow>
                  </mrow>
                </mrow>
                <mo stretchy="false">+</mo>
                <mrow>
                  <munderover>
                    <mo stretchy="false">∑</mo>
                    <mrow>
                      <mi>i</mi>
                      <mo stretchy="false">=</mo>
                      <mn>1</mn>
                    </mrow>
                    <mi>n</mi>
                  </munderover>
                  <msub>
                    <mi>α</mi>
                    <mi>i</mi>
                  </msub>
                </mrow>
              </mrow>
            </mrow>
          </mtd>
        </mtr>
        <mtr>
          <mtd>
            <mrow>
              <mphantom>
                <mi mathvariant="italic">aaaaaaaaaaaaa</mi>
              </mphantom>
              <mo stretchy="false">=</mo>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td>
        </mtr>
      </mtable>
    </mstyle>
    <annotation encoding="StarMath 5.0"> bold stack{min csub{w,b} L(w,b,%alpha)={1 over 2}{sum from {i=1}to{n} sum from {j=1}to{n}{%alpha_{i}%alpha_{j}y_{i}y_{j}(x_{i}x_{j})}} -{ sum from{j=1}to{n}{ %alpha_{j}y_{j}((sum from{i=1}to{n}{%alpha_{i}y_{i}x_{i}})cdot x_{j}+b) } }+sum from{i=1}to{n}{%alpha_{i}} # phantom{aaaaaaaaaaaaa}={-{1 over 2}{sum from {i=1}to{n} sum from {j=1}to{n}{%alpha_{i}%alpha_{j}y_{i}y_{j}(x_{i}x_{j})}}}+sum from{i=1}to{n}{%alpha_{i}}  }</annotation>
  </semantics>
</math>
</file>

<file path=Object 206/content.xml><?xml version="1.0" encoding="utf-8"?>
<math xmlns="http://www.w3.org/1998/Math/MathML" display="block">
  <semantics>
    <mrow>
      <munder>
        <mi mathvariant="italic">min</mi>
        <mrow>
          <mi>w</mi>
          <mi>,</mi>
          <mi>b</mi>
        </mrow>
      </munder>
      <mi>L</mi>
      <mrow>
        <mo fence="true" stretchy="false">(</mo>
        <mrow>
          <mrow>
            <mi>w</mi>
            <mi>,</mi>
            <mi>b</mi>
            <mi>,</mi>
            <mi>α</mi>
          </mrow>
        </mrow>
        <mo fence="true" stretchy="false">)</mo>
      </mrow>
    </mrow>
    <annotation encoding="StarMath 5.0">{ min csub {w,b}L(w,b,%alpha) }</annotation>
  </semantics>
</math>
</file>

<file path=Object 207/content.xml><?xml version="1.0" encoding="utf-8"?>
<math xmlns="http://www.w3.org/1998/Math/MathML" display="block">
  <semantics>
    <mstyle mathsize="15pt">
      <mi>α</mi>
    </mstyle>
    <annotation encoding="StarMath 5.0">size 15{ %alpha }</annotation>
  </semantics>
</math>
</file>

<file path=Object 208/content.xml><?xml version="1.0" encoding="utf-8"?>
<math xmlns="http://www.w3.org/1998/Math/MathML" display="block">
  <semantics>
    <mstyle mathsize="15pt">
      <mstyle mathvariant="bold">
        <mrow>
          <munder>
            <mi mathvariant="italic">max</mi>
            <mi>α</mi>
          </munder>
          <mtext> </mtext>
          <mrow>
            <mrow>
              <mrow>
                <mo stretchy="false">−</mo>
                <mfrac>
                  <mn>1</mn>
                  <mn>2</mn>
                </mfrac>
              </mrow>
              <mrow>
                <munderover>
                  <mo stretchy="false">∑</mo>
                  <mrow>
                    <mi>i</mi>
                    <mo stretchy="false">=</mo>
                    <mn>1</mn>
                  </mrow>
                  <mi>n</mi>
                </munderover>
                <mrow>
                  <munderover>
                    <mo stretchy="false">∑</mo>
                    <mrow>
                      <mi>j</mi>
                      <mo stretchy="false">=</mo>
                      <mn>1</mn>
                    </mrow>
                    <mi>n</mi>
                  </munderover>
                  <mrow>
                    <msub>
                      <mi>α</mi>
                      <mi>i</mi>
                    </msub>
                    <msub>
                      <mi>α</mi>
                      <mi>j</mi>
                    </msub>
                    <msub>
                      <mi>y</mi>
                      <mi>i</mi>
                    </msub>
                    <msub>
                      <mi>y</mi>
                      <mi>j</mi>
                    </msub>
                    <mrow>
                      <mo fence="true" stretchy="false">(</mo>
                      <mrow>
                        <mrow>
                          <msub>
                            <mi>x</mi>
                            <mi>i</mi>
                          </msub>
                          <msub>
                            <mi>x</mi>
                            <mi>j</mi>
                          </msub>
                        </mrow>
                      </mrow>
                      <mo fence="true" stretchy="false">)</mo>
                    </mrow>
                  </mrow>
                </mrow>
              </mrow>
            </mrow>
            <mo stretchy="false">+</mo>
            <mrow>
              <munderover>
                <mo stretchy="false">∑</mo>
                <mrow>
                  <mi>i</mi>
                  <mo stretchy="false">=</mo>
                  <mn>1</mn>
                </mrow>
                <mi>n</mi>
              </munderover>
              <msub>
                <mi>α</mi>
                <mi>i</mi>
              </msub>
            </mrow>
          </mrow>
        </mrow>
      </mstyle>
    </mstyle>
    <annotation encoding="StarMath 5.0">size 15 bold{ max csub {%alpha}{" "}{-{1 over 2}{sum from {i=1}to{n} sum from {j=1}to{n}{%alpha_{i}%alpha_{j}y_{i}y_{j}(x_{i}x_{j})}}}+sum from{i=1}to{n}{%alpha_{i}} }</annotation>
  </semantics>
</math>
</file>

<file path=Object 209/content.xml><?xml version="1.0" encoding="utf-8"?>
<math xmlns="http://www.w3.org/1998/Math/MathML" display="block">
  <semantics>
    <mstyle mathsize="15pt">
      <mstyle mathvariant="bold">
        <mtable>
          <mtr>
            <mtd>
              <mrow>
                <mi>s</mi>
                <mi>.</mi>
                <mi>t</mi>
                <mi>.</mi>
                <mtext> </mtext>
                <mrow>
                  <munderover>
                    <mo stretchy="false">∑</mo>
                    <mrow>
                      <mi>i</mi>
                      <mo stretchy="false">=</mo>
                      <mn>1</mn>
                    </mrow>
                    <mi>n</mi>
                  </munderover>
                  <msub>
                    <mi>α</mi>
                    <mi>i</mi>
                  </msub>
                </mrow>
                <mrow>
                  <msub>
                    <mi>y</mi>
                    <mi>i</mi>
                  </msub>
                  <mo stretchy="false">=</mo>
                  <mn>0</mn>
                </mrow>
              </mrow>
            </mtd>
          </mtr>
          <mtr>
            <mtd>
              <mrow>
                <mrow>
                  <msub>
                    <mi>α</mi>
                    <mi>i</mi>
                  </msub>
                  <mo stretchy="false">≥</mo>
                  <mn>0</mn>
                </mrow>
                <mi>,</mi>
                <mrow>
                  <mi>i</mi>
                  <mo stretchy="false">=</mo>
                  <mn>1,2,.</mn>
                </mrow>
                <mi>.</mi>
                <mi>,</mi>
                <mi>N</mi>
              </mrow>
            </mtd>
          </mtr>
        </mtable>
      </mstyle>
    </mstyle>
    <annotation encoding="StarMath 5.0">size 15 bold stack{ s.t.{" "}sum from{i=1}to{n}%alpha_{i} y_{i}=0# %alpha_{i}&gt;=0,i=1,2,..,N}</annotation>
  </semantics>
</math>
</file>

<file path=Object 21/content.xml><?xml version="1.0" encoding="utf-8"?>
<math xmlns="http://www.w3.org/1998/Math/MathML" display="block">
  <semantics>
    <mrow>
      <msubsup>
        <mi>v</mi>
        <mi>i</mi>
        <mi>T</mi>
      </msubsup>
      <mrow>
        <mo fence="true" stretchy="false">(</mo>
        <mrow>
          <mrow>
            <msup>
              <mi>A</mi>
              <mi>T</mi>
            </msup>
            <mi>A</mi>
          </mrow>
        </mrow>
        <mo fence="true" stretchy="false">)</mo>
      </mrow>
      <mrow>
        <msub>
          <mi>v</mi>
          <mi>j</mi>
        </msub>
        <mo stretchy="false">=</mo>
        <msubsup>
          <mi>v</mi>
          <mi>i</mi>
          <mi>T</mi>
        </msubsup>
      </mrow>
      <msub>
        <mi>λ</mi>
        <mi>j</mi>
      </msub>
      <mrow>
        <msub>
          <mi>v</mi>
          <mi>j</mi>
        </msub>
        <mo stretchy="false">=</mo>
        <msub>
          <mi>λ</mi>
          <mi>j</mi>
        </msub>
      </mrow>
      <msubsup>
        <mi>v</mi>
        <mi>i</mi>
        <mi>T</mi>
      </msubsup>
      <mrow>
        <msub>
          <mi>v</mi>
          <mi>j</mi>
        </msub>
        <mo stretchy="false">=</mo>
        <mn>0</mn>
      </mrow>
    </mrow>
    <annotation encoding="StarMath 5.0">{ v_i^T(A^T A)v_j =v_i^T %lambda_j v_j=%lambda_j v_i^T v_j=0}</annotation>
  </semantics>
</math>
</file>

<file path=Object 210/content.xml><?xml version="1.0" encoding="utf-8"?>
<math xmlns="http://www.w3.org/1998/Math/MathML" display="block">
  <semantics>
    <mstyle mathsize="15pt">
      <mi>α</mi>
    </mstyle>
    <annotation encoding="StarMath 5.0">size 15{ %alpha }</annotation>
  </semantics>
</math>
</file>

<file path=Object 211/content.xml><?xml version="1.0" encoding="utf-8"?>
<math xmlns="http://www.w3.org/1998/Math/MathML" display="block">
  <semantics>
    <mstyle mathsize="15pt">
      <msup>
        <mi>α</mi>
        <mtext>*</mtext>
      </msup>
    </mstyle>
    <annotation encoding="StarMath 5.0">size 15{ %alpha^{"*"} }</annotation>
  </semantics>
</math>
</file>

<file path=Object 212/content.xml><?xml version="1.0" encoding="utf-8"?>
<math xmlns="http://www.w3.org/1998/Math/MathML" display="block">
  <semantics>
    <mstyle mathsize="15pt">
      <mstyle mathvariant="bold">
        <mrow>
          <mrow>
            <msup>
              <mi>w</mi>
              <mtext>*</mtext>
            </msup>
            <mo stretchy="false">=</mo>
            <mrow>
              <munderover>
                <mo stretchy="false">∑</mo>
                <mrow>
                  <mi>i</mi>
                  <mo stretchy="false">=</mo>
                  <mn>1</mn>
                </mrow>
                <mi>N</mi>
              </munderover>
              <msubsup>
                <mi>α</mi>
                <mi>i</mi>
                <mtext>*</mtext>
              </msubsup>
            </mrow>
          </mrow>
          <msub>
            <mi>y</mi>
            <mi>i</mi>
          </msub>
          <msub>
            <mi>x</mi>
            <mi>i</mi>
          </msub>
        </mrow>
      </mstyle>
    </mstyle>
    <annotation encoding="StarMath 5.0">size 15 bold{ w^{"*"}=sum from{i=1}to{N}{%alpha_{i}^{"*"}}y_{i}x_{i} }</annotation>
  </semantics>
</math>
</file>

<file path=Object 213/content.xml><?xml version="1.0" encoding="utf-8"?>
<math xmlns="http://www.w3.org/1998/Math/MathML" display="block">
  <semantics>
    <mstyle mathsize="15pt">
      <mstyle mathvariant="bold">
        <mrow>
          <mrow>
            <msup>
              <mi>b</mi>
              <mtext>*</mtext>
            </msup>
            <mo stretchy="false">=</mo>
            <mrow>
              <msub>
                <mi>y</mi>
                <mi>j</mi>
              </msub>
              <mo stretchy="false">−</mo>
              <mrow>
                <munderover>
                  <mo stretchy="false">∑</mo>
                  <mrow>
                    <mi>i</mi>
                    <mo stretchy="false">=</mo>
                    <mn>1</mn>
                  </mrow>
                  <mi>n</mi>
                </munderover>
                <mrow>
                  <msubsup>
                    <mi>α</mi>
                    <mi>i</mi>
                    <mtext>*</mtext>
                  </msubsup>
                  <msub>
                    <mi>y</mi>
                    <mi>i</mi>
                  </msub>
                  <mrow>
                    <mo fence="true" stretchy="false">(</mo>
                    <mrow>
                      <mrow>
                        <msub>
                          <mi>x</mi>
                          <mi>i</mi>
                        </msub>
                        <mo stretchy="false">⋅</mo>
                        <msub>
                          <mi>x</mi>
                          <mi>j</mi>
                        </msub>
                      </mrow>
                    </mrow>
                    <mo fence="true" stretchy="false">)</mo>
                  </mrow>
                </mrow>
              </mrow>
            </mrow>
          </mrow>
          <mphantom>
            <mtext>                             </mtext>
          </mphantom>
          <mrow>
            <mo fence="true" stretchy="false">(</mo>
            <mrow>
              <mtext>*</mtext>
            </mrow>
            <mo fence="true" stretchy="false">)</mo>
          </mrow>
        </mrow>
      </mstyle>
    </mstyle>
    <annotation encoding="StarMath 5.0">size 15 bold{ b^{"*"}=y_{j}-sum from{i=1}to{n} {%alpha_{i}^{"*"}y_{i}(x_{i} cdot x_{j})} phantom {"                             "}("*")}</annotation>
  </semantics>
</math>
</file>

<file path=Object 214/content.xml><?xml version="1.0" encoding="utf-8"?>
<math xmlns="http://www.w3.org/1998/Math/MathML" display="block">
  <semantics>
    <mstyle mathvariant="bold">
      <mstyle mathsize="15pt">
        <mrow>
          <msubsup>
            <mi>α</mi>
            <mi>i</mi>
            <mtext>*</mtext>
          </msubsup>
          <mrow>
            <mrow>
              <mo fence="true" stretchy="false">(</mo>
              <mrow>
                <mrow>
                  <msub>
                    <mi>y</mi>
                    <mi>i</mi>
                  </msub>
                  <mrow>
                    <mrow>
                      <mo fence="true" stretchy="false">(</mo>
                      <mrow>
                        <mrow>
                          <mrow>
                            <msup>
                              <mi>w</mi>
                              <mtext>*</mtext>
                            </msup>
                            <mo stretchy="false">⋅</mo>
                            <msub>
                              <mi>x</mi>
                              <mi>i</mi>
                            </msub>
                          </mrow>
                          <mo stretchy="false">+</mo>
                          <msup>
                            <mi>b</mi>
                            <mtext>*</mtext>
                          </msup>
                        </mrow>
                      </mrow>
                      <mo fence="true" stretchy="false">)</mo>
                    </mrow>
                    <mo stretchy="false">−</mo>
                    <mn>1</mn>
                  </mrow>
                </mrow>
              </mrow>
              <mo fence="true" stretchy="false">)</mo>
            </mrow>
            <mo stretchy="false">=</mo>
            <mn>0</mn>
          </mrow>
        </mrow>
      </mstyle>
    </mstyle>
    <annotation encoding="StarMath 5.0">bold size 15{ %alpha_{i}^{"*"}(y_{i}(w^{"*"}cdot x_{i}+b^{"*"})-1)=0 }</annotation>
  </semantics>
</math>
</file>

<file path=Object 215/content.xml><?xml version="1.0" encoding="utf-8"?>
<math xmlns="http://www.w3.org/1998/Math/MathML" display="block">
  <semantics>
    <mstyle mathsize="13pt">
      <mrow>
        <mi>α</mi>
        <mo stretchy="false">&gt;</mo>
        <mn>0</mn>
      </mrow>
    </mstyle>
    <annotation encoding="StarMath 5.0">size 13{ %alpha&gt;0 }</annotation>
  </semantics>
</math>
</file>

<file path=Object 216/content.xml><?xml version="1.0" encoding="utf-8"?>
<math xmlns="http://www.w3.org/1998/Math/MathML" display="block">
  <semantics>
    <mstyle mathsize="13pt">
      <mrow>
        <mi>α</mi>
        <mo stretchy="false">&gt;</mo>
        <mn>0</mn>
      </mrow>
    </mstyle>
    <annotation encoding="StarMath 5.0">size 13{ %alpha&gt;0 }</annotation>
  </semantics>
</math>
</file>

<file path=Object 217/content.xml><?xml version="1.0" encoding="utf-8"?>
<math xmlns="http://www.w3.org/1998/Math/MathML" display="block">
  <semantics>
    <mstyle mathvariant="bold">
      <mrow>
        <msub>
          <mi>ξ</mi>
          <mi>i</mi>
        </msub>
        <mo stretchy="false">≥</mo>
        <mn>0</mn>
      </mrow>
    </mstyle>
    <annotation encoding="StarMath 5.0">bold{%xi_{i}&gt;=0} </annotation>
  </semantics>
</math>
</file>

<file path=Object 218/content.xml><?xml version="1.0" encoding="utf-8"?>
<math xmlns="http://www.w3.org/1998/Math/MathML" display="block">
  <semantics>
    <mstyle mathsize="15pt">
      <mstyle mathvariant="bold">
        <mrow>
          <munder>
            <mi mathvariant="italic">min</mi>
            <mrow>
              <mi>w</mi>
              <mi>,</mi>
              <mi>b</mi>
              <mi>,</mi>
              <mi>ξ</mi>
            </mrow>
          </munder>
          <mfrac>
            <mn>1</mn>
            <mn>2</mn>
          </mfrac>
          <mrow>
            <msup>
              <mrow>
                <mo fence="true" stretchy="false">‖</mo>
                <mrow>
                  <mi>w</mi>
                </mrow>
                <mo fence="true" stretchy="false">‖</mo>
              </mrow>
              <mn>2</mn>
            </msup>
            <mo stretchy="false">+</mo>
            <mi>C</mi>
          </mrow>
          <mrow>
            <munderover>
              <mo stretchy="false">∑</mo>
              <mrow>
                <mi>i</mi>
                <mo stretchy="false">=</mo>
                <mn>1</mn>
              </mrow>
              <mi>N</mi>
            </munderover>
            <msub>
              <mi>ξ</mi>
              <mi>i</mi>
            </msub>
          </mrow>
        </mrow>
      </mstyle>
    </mstyle>
    <annotation encoding="StarMath 5.0">size 15 bold{ min csub {w,b,%xi} {1 over 2}{ldline w rdline}^{2}+C sum from{i=1}to{N}{%xi}_{i}}</annotation>
  </semantics>
</math>
</file>

<file path=Object 219/content.xml><?xml version="1.0" encoding="utf-8"?>
<math xmlns="http://www.w3.org/1998/Math/MathML">
  <semantics>
    <mstyle mathsize="15pt">
      <mstyle mathvariant="bold">
        <mtable>
          <mtr>
            <mtd>
              <mrow>
                <mi>s</mi>
                <mi>.</mi>
                <mi>t</mi>
                <mi>.</mi>
                <mtext> </mtext>
                <msub>
                  <mi>y</mi>
                  <mi>i</mi>
                </msub>
                <mrow>
                  <mrow>
                    <mo fence="true" stretchy="false">(</mo>
                    <mrow>
                      <mrow>
                        <mrow>
                          <mi>w</mi>
                          <mo stretchy="false">⋅</mo>
                          <msub>
                            <mi>x</mi>
                            <mi>i</mi>
                          </msub>
                        </mrow>
                        <mo stretchy="false">+</mo>
                        <mi>b</mi>
                      </mrow>
                    </mrow>
                    <mo fence="true" stretchy="false">)</mo>
                  </mrow>
                  <mo stretchy="false">≥</mo>
                  <mrow>
                    <mn>1</mn>
                    <mo stretchy="false">−</mo>
                    <msub>
                      <mi>ξ</mi>
                      <mi>i</mi>
                    </msub>
                  </mrow>
                </mrow>
              </mrow>
            </mtd>
          </mtr>
          <mtr>
            <mtd>
              <mrow>
                <mphantom>
                  <mi mathvariant="italic">aaaa</mi>
                </mphantom>
                <mrow>
                  <msub>
                    <mi>ξ</mi>
                    <mi>i</mi>
                  </msub>
                  <mo stretchy="false">≥</mo>
                  <mn>0</mn>
                </mrow>
                <mtext> </mtext>
                <mrow>
                  <mrow>
                    <mi>i</mi>
                    <mo stretchy="false">=</mo>
                    <mn>1,2,.</mn>
                  </mrow>
                  <mn>..</mn>
                  <mi>,</mi>
                  <mi>N</mi>
                </mrow>
              </mrow>
            </mtd>
          </mtr>
        </mtable>
      </mstyle>
    </mstyle>
    <annotation encoding="StarMath 5.0">size 15 bold stack{ s.t.{" "}y_{i}(w cdot x_{i}+b)&gt;=1-%xi_{i} # phantom{aaaa}{%xi_{i}&gt;=0}{" "}{i=1,2,...,N}}</annotation>
  </semantics>
</math>
</file>

<file path=Object 22/content.xml><?xml version="1.0" encoding="utf-8"?>
<math xmlns="http://www.w3.org/1998/Math/MathML" display="block">
  <semantics>
    <mrow>
      <msup>
        <mi>A</mi>
        <mi>T</mi>
      </msup>
      <mi>A</mi>
    </mrow>
    <annotation encoding="StarMath 5.0">{ A^T A }</annotation>
  </semantics>
</math>
</file>

<file path=Object 220/content.xml><?xml version="1.0" encoding="utf-8"?>
<math xmlns="http://www.w3.org/1998/Math/MathML" display="block">
  <semantics>
    <mstyle mathsize="15pt">
      <mstyle mathvariant="bold">
        <mrow>
          <mi>L</mi>
          <mrow>
            <mrow>
              <mo fence="true" stretchy="false">(</mo>
              <mrow>
                <mrow>
                  <mi>w</mi>
                  <mi>,</mi>
                  <mi>b</mi>
                  <mi>,</mi>
                  <mi>ξ</mi>
                  <mi>,</mi>
                  <mi>α</mi>
                  <mi>,</mi>
                  <mi>μ</mi>
                </mrow>
              </mrow>
              <mo fence="true" stretchy="false">)</mo>
            </mrow>
            <mo stretchy="false">=</mo>
            <mfrac>
              <mn>1</mn>
              <mn>2</mn>
            </mfrac>
          </mrow>
          <mrow>
            <msup>
              <mrow>
                <mo fence="true" stretchy="false">‖</mo>
                <mrow>
                  <mi>w</mi>
                </mrow>
                <mo fence="true" stretchy="false">‖</mo>
              </mrow>
              <mn>2</mn>
            </msup>
            <mo stretchy="false">+</mo>
            <mi>C</mi>
          </mrow>
          <mrow>
            <mrow>
              <munderover>
                <mo stretchy="false">∑</mo>
                <mrow>
                  <mi>i</mi>
                  <mo stretchy="false">=</mo>
                  <mn>1</mn>
                </mrow>
                <mi>N</mi>
              </munderover>
              <msub>
                <mi>ξ</mi>
                <mi>i</mi>
              </msub>
            </mrow>
            <mo stretchy="false">−</mo>
            <mrow>
              <munderover>
                <mo stretchy="false">∑</mo>
                <mrow>
                  <mi>i</mi>
                  <mo stretchy="false">=</mo>
                  <mn>1</mn>
                </mrow>
                <mi>N</mi>
              </munderover>
              <mrow>
                <msub>
                  <mi>α</mi>
                  <mi>i</mi>
                </msub>
                <mrow>
                  <mo fence="true" stretchy="false">(</mo>
                  <mrow>
                    <mrow>
                      <msub>
                        <mi>y</mi>
                        <mi>i</mi>
                      </msub>
                      <mrow>
                        <mrow>
                          <mo fence="true" stretchy="false">(</mo>
                          <mrow>
                            <mrow>
                              <mrow>
                                <mi>w</mi>
                                <mo stretchy="false">⋅</mo>
                                <msub>
                                  <mi>x</mi>
                                  <mi>i</mi>
                                </msub>
                              </mrow>
                              <mo stretchy="false">+</mo>
                              <mi>b</mi>
                            </mrow>
                          </mrow>
                          <mo fence="true" stretchy="false">)</mo>
                        </mrow>
                        <mo stretchy="false">−</mo>
                        <mn>1</mn>
                        <mo stretchy="false">+</mo>
                        <msub>
                          <mi>ξ</mi>
                          <mi>i</mi>
                        </msub>
                      </mrow>
                    </mrow>
                  </mrow>
                  <mo fence="true" stretchy="false">)</mo>
                </mrow>
              </mrow>
            </mrow>
            <mo stretchy="false">−</mo>
            <mrow>
              <munderover>
                <mo stretchy="false">∑</mo>
                <mrow>
                  <mi>i</mi>
                  <mo stretchy="false">=</mo>
                  <mn>1</mn>
                </mrow>
                <mi>N</mi>
              </munderover>
              <mrow>
                <msub>
                  <mi>μ</mi>
                  <mi>i</mi>
                </msub>
                <msub>
                  <mi>ξ</mi>
                  <mi>i</mi>
                </msub>
              </mrow>
            </mrow>
          </mrow>
        </mrow>
      </mstyle>
    </mstyle>
    <annotation encoding="StarMath 5.0">size 15 bold{L(w,b,%xi,%alpha,%mu)= {1 over 2}{ldline w rdline}^{2}+C sum from{i=1}to{N}{%xi}_{i}
-sum from{i=1}to{N}{%alpha_{i} (y_{i}(w cdot x_{i}+b)-1+%xi_{i})}
- sum from{i=1}to{N }{%mu_{i}%xi_{i}  } 

}</annotation>
  </semantics>
</math>
</file>

<file path=Object 221/content.xml><?xml version="1.0" encoding="utf-8"?>
<math xmlns="http://www.w3.org/1998/Math/MathML" display="block">
  <semantics>
    <mstyle mathsize="15pt">
      <mstyle mathvariant="bold">
        <mrow>
          <munder>
            <mi mathvariant="italic">min</mi>
            <mrow>
              <mi>w</mi>
              <mi>,</mi>
              <mi>b</mi>
              <mi>,</mi>
              <mi>ξ</mi>
            </mrow>
          </munder>
          <mtext> </mtext>
          <munder>
            <mi mathvariant="italic">max</mi>
            <mrow>
              <mi>α</mi>
              <mi>,</mi>
              <mi>μ</mi>
            </mrow>
          </munder>
          <mtext> </mtext>
          <mi>L</mi>
          <mrow>
            <mo fence="true" stretchy="false">(</mo>
            <mrow>
              <mrow>
                <mi>w</mi>
                <mi>,</mi>
                <mi>b</mi>
                <mi>,</mi>
                <mi>ξ</mi>
                <mi>,</mi>
                <mi>α</mi>
                <mi>,</mi>
                <mi>μ</mi>
              </mrow>
            </mrow>
            <mo fence="true" stretchy="false">)</mo>
          </mrow>
        </mrow>
      </mstyle>
    </mstyle>
    <annotation encoding="StarMath 5.0">size 15 bold{ min csub{w,b,%xi}{" "} max csub {%alpha,%mu}{" "}L(w,b,%xi,%alpha,%mu) }</annotation>
  </semantics>
</math>
</file>

<file path=Object 222/content.xml><?xml version="1.0" encoding="utf-8"?>
<math xmlns="http://www.w3.org/1998/Math/MathML" display="block">
  <semantics>
    <mstyle mathsize="15pt">
      <mstyle mathvariant="bold">
        <mrow>
          <munder>
            <mi mathvariant="italic">max</mi>
            <mrow>
              <mi>α</mi>
              <mi>,</mi>
              <mi>μ</mi>
            </mrow>
          </munder>
          <mtext> </mtext>
          <munder>
            <mi mathvariant="italic">min</mi>
            <mrow>
              <mi>w</mi>
              <mi>,</mi>
              <mi>b</mi>
              <mi>,</mi>
              <mi>ξ</mi>
            </mrow>
          </munder>
          <mtext> </mtext>
          <mi>L</mi>
          <mrow>
            <mo fence="true" stretchy="false">(</mo>
            <mrow>
              <mrow>
                <mi>w</mi>
                <mi>,</mi>
                <mi>b</mi>
                <mi>,</mi>
                <mi>ξ</mi>
                <mi>,</mi>
                <mi>α</mi>
                <mi>,</mi>
                <mi>μ</mi>
              </mrow>
            </mrow>
            <mo fence="true" stretchy="false">)</mo>
          </mrow>
        </mrow>
      </mstyle>
    </mstyle>
    <annotation encoding="StarMath 5.0">size 15 bold{ max csub{%alpha,%mu}{" "} min csub {w,b,%xi}{" "}L(w,b,%xi,%alpha,%mu) }</annotation>
  </semantics>
</math>
</file>

<file path=Object 223/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 bold{ min csub {w,b,%xi}{" "}L(w,b,%xi,%alpha,%mu) }</annotation>
  </semantics>
</math>
</file>

<file path=Object 224/content.xml><?xml version="1.0" encoding="utf-8"?>
<math xmlns="http://www.w3.org/1998/Math/MathML" display="block">
  <semantics>
    <mstyle mathsize="15pt">
      <mstyle mathvariant="bold">
        <mrow>
          <msub>
            <mo stretchy="false">∇</mo>
            <mi>w</mi>
          </msub>
          <mrow>
            <mi>L</mi>
            <mo stretchy="false">=</mo>
            <mrow>
              <mi>w</mi>
              <mo stretchy="false">−</mo>
              <mrow>
                <munderover>
                  <mo stretchy="false">∑</mo>
                  <mrow>
                    <mi>i</mi>
                    <mo stretchy="false">=</mo>
                    <mn>1</mn>
                  </mrow>
                  <mi>N</mi>
                </munderover>
                <mrow>
                  <msub>
                    <mi>α</mi>
                    <mi>i</mi>
                  </msub>
                  <msub>
                    <mi>y</mi>
                    <mi>i</mi>
                  </msub>
                  <msub>
                    <mi>x</mi>
                    <mi>i</mi>
                  </msub>
                </mrow>
              </mrow>
            </mrow>
            <mo stretchy="false">=</mo>
            <mn>0</mn>
          </mrow>
        </mrow>
      </mstyle>
    </mstyle>
    <annotation encoding="StarMath 5.0">size 15 bold{ nabla_{w}L=w-sum from{i=1}to{N}{%alpha_{i}y_{i}x_{i}}=0}</annotation>
  </semantics>
</math>
</file>

<file path=Object 225/content.xml><?xml version="1.0" encoding="utf-8"?>
<math xmlns="http://www.w3.org/1998/Math/MathML" display="block">
  <semantics>
    <mstyle mathsize="15pt">
      <mstyle mathvariant="bold">
        <mrow>
          <msub>
            <mo stretchy="false">∇</mo>
            <mi>b</mi>
          </msub>
          <mrow>
            <mi>L</mi>
            <mo stretchy="false">=</mo>
            <mrow>
              <mo stretchy="false">−</mo>
              <mrow>
                <munderover>
                  <mo stretchy="false">∑</mo>
                  <mrow>
                    <mi>i</mi>
                    <mo stretchy="false">=</mo>
                    <mn>1</mn>
                  </mrow>
                  <mi>N</mi>
                </munderover>
                <mrow>
                  <msub>
                    <mi>α</mi>
                    <mi>i</mi>
                  </msub>
                  <msub>
                    <mi>y</mi>
                    <mi>i</mi>
                  </msub>
                </mrow>
              </mrow>
            </mrow>
            <mo stretchy="false">=</mo>
            <mn>0</mn>
          </mrow>
        </mrow>
      </mstyle>
    </mstyle>
    <annotation encoding="StarMath 5.0">size 15 bold{ nabla_{b}L=-sum from {i=1} to {N}{%alpha_{i}y_{i}}=0 }</annotation>
  </semantics>
</math>
</file>

<file path=Object 226/content.xml><?xml version="1.0" encoding="utf-8"?>
<math xmlns="http://www.w3.org/1998/Math/MathML" display="block">
  <semantics>
    <mstyle mathsize="15pt">
      <mstyle mathvariant="bold">
        <mrow>
          <msub>
            <mo stretchy="false">∇</mo>
            <msub>
              <mi>ξ</mi>
              <mi>i</mi>
            </msub>
          </msub>
          <mrow>
            <mi>L</mi>
            <mo stretchy="false">=</mo>
            <mrow>
              <mi>C</mi>
              <mo stretchy="false">−</mo>
              <msub>
                <mi>α</mi>
                <mi>i</mi>
              </msub>
              <mo stretchy="false">−</mo>
              <msub>
                <mi>μ</mi>
                <mi>i</mi>
              </msub>
            </mrow>
            <mo stretchy="false">=</mo>
            <mn>0</mn>
          </mrow>
        </mrow>
      </mstyle>
    </mstyle>
    <annotation encoding="StarMath 5.0">size 15 bold{nabla_{%xi_{i}}L=C- %alpha_{i}-%mu_{i}=0 }</annotation>
  </semantics>
</math>
</file>

<file path=Object 227/content.xml><?xml version="1.0" encoding="utf-8"?>
<math xmlns="http://www.w3.org/1998/Math/MathML" display="block">
  <semantics>
    <mstyle mathsize="15pt">
      <mstyle mathvariant="bold">
        <mtable>
          <mtr>
            <mtd>
              <mrow>
                <mi>w</mi>
                <mo stretchy="false">=</mo>
                <mrow>
                  <munderover>
                    <mo stretchy="false">∑</mo>
                    <mrow>
                      <mi>i</mi>
                      <mo stretchy="false">=</mo>
                      <mn>1</mn>
                    </mrow>
                    <mi>N</mi>
                  </munderover>
                  <mrow>
                    <msub>
                      <mi>α</mi>
                      <mi>i</mi>
                    </msub>
                    <msub>
                      <mi>y</mi>
                      <mi>i</mi>
                    </msub>
                    <msub>
                      <mi>x</mi>
                      <mi>i</mi>
                    </msub>
                  </mrow>
                </mrow>
              </mrow>
            </mtd>
          </mtr>
          <mtr>
            <mtd>
              <mrow>
                <mrow>
                  <munderover>
                    <mo stretchy="false">∑</mo>
                    <mrow>
                      <mi>i</mi>
                      <mo stretchy="false">=</mo>
                      <mn>1</mn>
                    </mrow>
                    <mi>N</mi>
                  </munderover>
                  <mrow>
                    <msub>
                      <mi>α</mi>
                      <mi>i</mi>
                    </msub>
                    <msub>
                      <mi>y</mi>
                      <mi>i</mi>
                    </msub>
                  </mrow>
                </mrow>
                <mo stretchy="false">=</mo>
                <mn>0</mn>
              </mrow>
            </mtd>
          </mtr>
          <mtr>
            <mtd>
              <mrow>
                <mrow>
                  <mi>C</mi>
                  <mo stretchy="false">−</mo>
                  <msub>
                    <mi>α</mi>
                    <mi>i</mi>
                  </msub>
                  <mo stretchy="false">−</mo>
                  <msub>
                    <mi>μ</mi>
                    <mi>i</mi>
                  </msub>
                </mrow>
                <mo stretchy="false">=</mo>
                <mn>0</mn>
              </mrow>
            </mtd>
          </mtr>
        </mtable>
      </mstyle>
    </mstyle>
    <annotation encoding="StarMath 5.0">size 15 bold stack{ w=sum from {i=1}to {N}{%alpha_{i}y_{i}x_{i}}#{sum from{i=1}to{N}{%alpha_{i}y_{i}}=0}#{C-%alpha_{i}-%mu_{i}=0}
}</annotation>
  </semantics>
</math>
</file>

<file path=Object 228/content.xml><?xml version="1.0" encoding="utf-8"?>
<math xmlns="http://www.w3.org/1998/Math/MathML" display="block">
  <semantics>
    <mstyle mathsize="15pt">
      <mstyle mathvariant="bold">
        <mrow>
          <munder>
            <mi mathvariant="italic">min</mi>
            <mrow>
              <mi>w</mi>
              <mi>,</mi>
              <mi>b</mi>
              <mi>,</mi>
              <mi>ξ</mi>
            </mrow>
          </munder>
          <mtext> </mtext>
          <mi>L</mi>
          <mrow>
            <mrow>
              <mo fence="true" stretchy="false">(</mo>
              <mrow>
                <mrow>
                  <mi>w</mi>
                  <mi>,</mi>
                  <mi>b</mi>
                  <mi>,</mi>
                  <mi>ξ</mi>
                  <mi>,</mi>
                  <mi>α</mi>
                  <mi>,</mi>
                  <mi>μ</mi>
                </mrow>
              </mrow>
              <mo fence="true" stretchy="false">)</mo>
            </mrow>
            <mo stretchy="false">=</mo>
            <mrow>
              <mo stretchy="false">−</mo>
              <mfrac>
                <mn>1</mn>
                <mn>2</mn>
              </mfrac>
            </mrow>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 min csub {w,b,%xi}{" "}L(w,b,%xi,%alpha,%mu)=
-{1 over 2}sum from{ i=1 }to{ N }{ 
sum from{j=1  }to{ N }{%alpha_{i}%alpha_{j}y_{i}y_{j}(x_{i}cdot x_{j})}+
sum from{ i=1 }to{ N }{ %alpha_{i} }

 }

 }</annotation>
  </semantics>
</math>
</file>

<file path=Object 229/content.xml><?xml version="1.0" encoding="utf-8"?>
<math xmlns="http://www.w3.org/1998/Math/MathML" display="block">
  <semantics>
    <mstyle mathvariant="bold">
      <mrow>
        <munder>
          <mi mathvariant="italic">min</mi>
          <mrow>
            <mi>w</mi>
            <mi>,</mi>
            <mi>b</mi>
            <mi>,</mi>
            <mi>ξ</mi>
          </mrow>
        </munder>
        <mtext> </mtext>
        <mi>L</mi>
        <mrow>
          <mo fence="true" stretchy="false">(</mo>
          <mrow>
            <mrow>
              <mi>w</mi>
              <mi>,</mi>
              <mi>b</mi>
              <mi>,</mi>
              <mi>ξ</mi>
              <mi>,</mi>
              <mi>α</mi>
              <mi>,</mi>
              <mi>μ</mi>
            </mrow>
          </mrow>
          <mo fence="true" stretchy="false">)</mo>
        </mrow>
      </mrow>
    </mstyle>
    <annotation encoding="StarMath 5.0">bold{ min csub {w,b,%xi}{" "}L(w,b,%xi,%alpha,%mu) }</annotation>
  </semantics>
</math>
</file>

<file path=Object 23/content.xml><?xml version="1.0" encoding="utf-8"?>
<math xmlns="http://www.w3.org/1998/Math/MathML" display="block">
  <semantics>
    <mrow>
      <msup>
        <mi>A</mi>
        <mi>T</mi>
      </msup>
      <mi>A</mi>
    </mrow>
    <annotation encoding="StarMath 5.0">{ A^T A }</annotation>
  </semantics>
</math>
</file>

<file path=Object 230/content.xml><?xml version="1.0" encoding="utf-8"?>
<math xmlns="http://www.w3.org/1998/Math/MathML" display="block">
  <semantics>
    <mi>α</mi>
    <annotation encoding="StarMath 5.0">{ %alpha }</annotation>
  </semantics>
</math>
</file>

<file path=Object 231/content.xml><?xml version="1.0" encoding="utf-8"?>
<math xmlns="http://www.w3.org/1998/Math/MathML" display="block">
  <semantics>
    <mstyle mathsize="15pt">
      <mstyle mathvariant="bold">
        <mrow>
          <munder>
            <mi mathvariant="italic">max</mi>
            <mrow>
              <mi>w</mi>
              <mi>,</mi>
              <mi>b</mi>
              <mi>,</mi>
              <mi>ξ</mi>
            </mrow>
          </munder>
          <mrow>
            <mtext> </mtext>
            <mo stretchy="false">−</mo>
            <mfrac>
              <mn>1</mn>
              <mn>2</mn>
            </mfrac>
          </mrow>
          <mrow>
            <munderover>
              <mo stretchy="false">∑</mo>
              <mrow>
                <mi>i</mi>
                <mo stretchy="false">=</mo>
                <mn>1</mn>
              </mrow>
              <mi>N</mi>
            </munderover>
            <mrow>
              <mrow>
                <munderover>
                  <mo stretchy="false">∑</mo>
                  <mrow>
                    <mi>j</mi>
                    <mo stretchy="false">=</mo>
                    <mn>1</mn>
                  </mrow>
                  <mi>N</mi>
                </munderover>
                <mrow>
                  <msub>
                    <mi>α</mi>
                    <mi>i</mi>
                  </msub>
                  <msub>
                    <mi>α</mi>
                    <mi>j</mi>
                  </msub>
                  <msub>
                    <mi>y</mi>
                    <mi>i</mi>
                  </msub>
                  <msub>
                    <mi>y</mi>
                    <mi>j</mi>
                  </msub>
                  <mrow>
                    <mo fence="true" stretchy="false">(</mo>
                    <mrow>
                      <mrow>
                        <msub>
                          <mi>x</mi>
                          <mi>i</mi>
                        </msub>
                        <mo stretchy="false">⋅</mo>
                        <msub>
                          <mi>x</mi>
                          <mi>j</mi>
                        </msub>
                      </mrow>
                    </mrow>
                    <mo fence="true" stretchy="false">)</mo>
                  </mrow>
                </mrow>
              </mrow>
              <mo stretchy="false">+</mo>
              <mrow>
                <munderover>
                  <mo stretchy="false">∑</mo>
                  <mrow>
                    <mi>i</mi>
                    <mo stretchy="false">=</mo>
                    <mn>1</mn>
                  </mrow>
                  <mi>N</mi>
                </munderover>
                <msub>
                  <mi>α</mi>
                  <mi>i</mi>
                </msub>
              </mrow>
            </mrow>
          </mrow>
        </mrow>
      </mstyle>
    </mstyle>
    <annotation encoding="StarMath 5.0">size 15 bold{max csub {w,b,%xi }{" "} -{1 over 2}sum from{ i=1 }to{ N }{ 
sum from{j=1  }to{ N }{%alpha_{i}%alpha_{j}y_{i}y_{j}(x_{i}cdot x_{j})}+
sum from{ i=1 }to{ N }{ %alpha_{i} }} }</annotation>
  </semantics>
</math>
</file>

<file path=Object 232/content.xml><?xml version="1.0" encoding="utf-8"?>
<math xmlns="http://www.w3.org/1998/Math/MathML" display="block">
  <semantics>
    <mstyle mathsize="15pt">
      <mstyle mathvariant="bold">
        <mtable>
          <mtr>
            <mtd>
              <mrow>
                <mi>s</mi>
                <mi>.</mi>
                <mi>t</mi>
                <mi>.</mi>
                <mtext> </mtext>
                <mrow>
                  <mrow>
                    <munderover>
                      <mo stretchy="false">∑</mo>
                      <mrow>
                        <mi>i</mi>
                        <mo stretchy="false">=</mo>
                        <mn>1</mn>
                      </mrow>
                      <mi>N</mi>
                    </munderover>
                    <mrow>
                      <msub>
                        <mi>α</mi>
                        <mi>i</mi>
                      </msub>
                      <msub>
                        <mi>y</mi>
                        <mi>i</mi>
                      </msub>
                    </mrow>
                  </mrow>
                  <mo stretchy="false">=</mo>
                  <mn>0</mn>
                </mrow>
              </mrow>
            </mtd>
          </mtr>
          <mtr>
            <mtd>
              <mrow>
                <mphantom>
                  <mi mathvariant="italic">aaaa</mi>
                </mphantom>
                <mrow>
                  <mrow>
                    <mi>C</mi>
                    <mo stretchy="false">−</mo>
                    <msub>
                      <mi>α</mi>
                      <mi>i</mi>
                    </msub>
                    <mo stretchy="false">−</mo>
                    <msub>
                      <mi>μ</mi>
                      <mi>i</mi>
                    </msub>
                  </mrow>
                  <mo stretchy="false">=</mo>
                  <mn>0</mn>
                </mrow>
              </mrow>
            </mtd>
          </mtr>
          <mtr>
            <mtd>
              <mrow>
                <mphantom>
                  <mi mathvariant="italic">aaaa</mi>
                </mphantom>
                <mrow>
                  <msub>
                    <mi>α</mi>
                    <mi>i</mi>
                  </msub>
                  <mo stretchy="false">≥</mo>
                  <mn>0</mn>
                </mrow>
              </mrow>
            </mtd>
          </mtr>
          <mtr>
            <mtd>
              <mrow>
                <mphantom>
                  <mi mathvariant="italic">aaaa</mi>
                </mphantom>
                <mrow>
                  <mi>μ</mi>
                  <mo stretchy="false">≥</mo>
                  <mn>0</mn>
                </mrow>
                <mi>,</mi>
                <mrow>
                  <mi>i</mi>
                  <mo stretchy="false">=</mo>
                  <mn>1,2,.</mn>
                </mrow>
                <mn>..</mn>
                <mi>,</mi>
                <mi>N</mi>
              </mrow>
            </mtd>
          </mtr>
        </mtable>
      </mstyle>
    </mstyle>
    <annotation encoding="StarMath 5.0">size 15 bold stack{ s.t.{" "}sum from {i=1}to{N}{%alpha_{i}y_{i}}=0 #
phantom{aaaa}C-%alpha_{ i }-%mu_{ i }=0#
phantom{aaaa}%alpha_{ i }&gt;=0#
phantom{aaaa}%mu&gt;=0,i=1,2,...,N
}</annotation>
  </semantics>
</math>
</file>

<file path=Object 233/content.xml><?xml version="1.0" encoding="utf-8"?>
<math xmlns="http://www.w3.org/1998/Math/MathML" display="block">
  <semantics>
    <msup>
      <mi>α</mi>
      <mtext>*</mtext>
    </msup>
    <annotation encoding="StarMath 5.0">{ %alpha^{"*"} }</annotation>
  </semantics>
</math>
</file>

<file path=Object 234/content.xml><?xml version="1.0" encoding="utf-8"?>
<math xmlns="http://www.w3.org/1998/Math/MathML" display="block">
  <semantics>
    <mstyle mathsize="15pt">
      <mstyle mathvariant="bold">
        <mtable>
          <mtr>
            <mtd>
              <mrow>
                <msup>
                  <mi>w</mi>
                  <mtext>*</mtext>
                </msup>
                <mo stretchy="false">=</mo>
                <mrow>
                  <munderover>
                    <mo stretchy="false">∑</mo>
                    <mrow>
                      <mi>i</mi>
                      <mo stretchy="false">=</mo>
                      <mn>1</mn>
                    </mrow>
                    <mi>N</mi>
                  </munderover>
                  <mrow>
                    <msubsup>
                      <mi>α</mi>
                      <mi>i</mi>
                      <mtext>*</mtext>
                    </msubsup>
                    <msub>
                      <mi>y</mi>
                      <mi>i</mi>
                    </msub>
                    <msub>
                      <mi>x</mi>
                      <mi>i</mi>
                    </msub>
                  </mrow>
                </mrow>
              </mrow>
            </mtd>
          </mtr>
          <mtr>
            <mtd>
              <mrow>
                <msup>
                  <mi>b</mi>
                  <mtext>*</mtext>
                </msup>
                <mo stretchy="false">=</mo>
                <mrow>
                  <msub>
                    <mi>y</mi>
                    <mi>j</mi>
                  </msub>
                  <mo stretchy="false">−</mo>
                  <mrow>
                    <munderover>
                      <mo stretchy="false">∑</mo>
                      <mrow>
                        <mi>i</mi>
                        <mo stretchy="false">=</mo>
                        <mn>1</mn>
                      </mrow>
                      <mi>N</mi>
                    </munderover>
                    <mrow>
                      <msub>
                        <mi>y</mi>
                        <mi>i</mi>
                      </msub>
                      <msubsup>
                        <mi>α</mi>
                        <mi>i</mi>
                        <mtext>*</mtext>
                      </msubsup>
                      <mrow>
                        <mo fence="true" stretchy="false">(</mo>
                        <mrow>
                          <mrow>
                            <msub>
                              <mi>x</mi>
                              <mi>i</mi>
                            </msub>
                            <mo stretchy="false">⋅</mo>
                            <msub>
                              <mi>x</mi>
                              <mi>j</mi>
                            </msub>
                          </mrow>
                        </mrow>
                        <mo fence="true" stretchy="false">)</mo>
                      </mrow>
                    </mrow>
                  </mrow>
                </mrow>
              </mrow>
            </mtd>
          </mtr>
        </mtable>
      </mstyle>
    </mstyle>
    <annotation encoding="StarMath 5.0">size 15 bold stack{ w^{"*"}=sum from{i=1}to{N}{%alpha_{i}^{"*"}y_{i}x_{i}} #
b^{"*"}=y_{ j}-sum from{ i=1 }to{ N }{ y_{i}%alpha_{i}^{"*"}(x_{i}cdot x_{j}) } 
}</annotation>
  </semantics>
</math>
</file>

<file path=Object 235/content.xml><?xml version="1.0" encoding="utf-8"?>
<math xmlns="http://www.w3.org/1998/Math/MathML" display="block">
  <semantics>
    <mstyle color="red">
      <mrow>
        <msup>
          <mi>α</mi>
          <mtext>*</mtext>
        </msup>
        <mo stretchy="false">∈</mo>
        <mrow>
          <mo fence="true" stretchy="false">(</mo>
          <mrow>
            <mrow>
              <mn>0</mn>
              <mi>,</mi>
              <mi>C</mi>
            </mrow>
          </mrow>
          <mo fence="true" stretchy="false">)</mo>
        </mrow>
      </mrow>
    </mstyle>
    <annotation encoding="StarMath 5.0">color red{ %alpha^{"*"}in (0,C) }</annotation>
  </semantics>
</math>
</file>

<file path=Object 236/content.xml><?xml version="1.0" encoding="utf-8"?>
<math xmlns="http://www.w3.org/1998/Math/MathML" display="block">
  <semantics>
    <mstyle color="red">
      <mrow>
        <mrow>
          <mi>μ</mi>
          <mo stretchy="false">≠</mo>
          <mn>0</mn>
        </mrow>
        <mo stretchy="false">⇒</mo>
        <mrow>
          <mi>ξ</mi>
          <mo stretchy="false">=</mo>
          <mn>0</mn>
        </mrow>
        <mo stretchy="false">⇒</mo>
        <mrow>
          <mi>y</mi>
          <mrow>
            <mrow>
              <mo fence="true" stretchy="false">(</mo>
              <mrow>
                <mrow>
                  <mrow>
                    <mi>w</mi>
                    <mo stretchy="false">⋅</mo>
                    <mi>x</mi>
                  </mrow>
                  <mo stretchy="false">+</mo>
                  <mi>b</mi>
                </mrow>
              </mrow>
              <mo fence="true" stretchy="false">)</mo>
            </mrow>
            <mo stretchy="false">=</mo>
            <mn>1</mn>
          </mrow>
        </mrow>
      </mrow>
    </mstyle>
    <annotation encoding="StarMath 5.0">color red{ %mu  &lt;&gt; 0  drarrow %xi=0 drarrow {y(w cdot x +b)=1}  }</annotation>
  </semantics>
</math>
</file>

<file path=Object 237/content.xml><?xml version="1.0" encoding="utf-8"?>
<math xmlns="http://www.w3.org/1998/Math/MathML" display="block">
  <semantics>
    <mstyle color="red">
      <mrow>
        <mrow>
          <msup>
            <mi>α</mi>
            <mtext>*</mtext>
          </msup>
          <mo stretchy="false">=</mo>
          <mi>C</mi>
        </mrow>
        <mi>,</mi>
        <mrow>
          <mi>ξ</mi>
          <mo stretchy="false">∈</mo>
          <mrow>
            <mo fence="true" stretchy="false">(</mo>
            <mrow>
              <mn>0,1</mn>
            </mrow>
            <mo fence="true" stretchy="false">)</mo>
          </mrow>
        </mrow>
      </mrow>
    </mstyle>
    <annotation encoding="StarMath 5.0">color red{ %alpha^{"*"}=C,%xi in(0,1) }</annotation>
  </semantics>
</math>
</file>

<file path=Object 238/content.xml><?xml version="1.0" encoding="utf-8"?>
<math xmlns="http://www.w3.org/1998/Math/MathML" display="block">
  <semantics>
    <mstyle color="red">
      <mrow>
        <mrow>
          <msup>
            <mi>α</mi>
            <mtext>*</mtext>
          </msup>
          <mo stretchy="false">=</mo>
          <mi>C</mi>
        </mrow>
        <mi>,</mi>
        <mrow>
          <mi>ξ</mi>
          <mo stretchy="false">=</mo>
          <mn>1</mn>
        </mrow>
      </mrow>
    </mstyle>
    <annotation encoding="StarMath 5.0">color red{ %alpha^{"*"}=C,%xi=1 }</annotation>
  </semantics>
</math>
</file>

<file path=Object 239/content.xml><?xml version="1.0" encoding="utf-8"?>
<math xmlns="http://www.w3.org/1998/Math/MathML" display="block">
  <semantics>
    <mstyle color="red">
      <mrow>
        <mrow>
          <msup>
            <mi>α</mi>
            <mtext>*</mtext>
          </msup>
          <mo stretchy="false">=</mo>
          <mi>C</mi>
        </mrow>
        <mi>,</mi>
        <mrow>
          <mi>ξ</mi>
          <mo stretchy="false">&gt;</mo>
          <mn>1</mn>
        </mrow>
      </mrow>
    </mstyle>
    <annotation encoding="StarMath 5.0">color red{ %alpha^{"*"}=C,%xi&gt;1 }</annotation>
  </semantics>
</math>
</file>

<file path=Object 24/content.xml><?xml version="1.0" encoding="utf-8"?>
<math xmlns="http://www.w3.org/1998/Math/MathML" display="block">
  <semantics>
    <mrow>
      <mrow>
        <mrow>
          <msub>
            <mi mathvariant="italic">Av</mi>
            <mi>i</mi>
          </msub>
          <mo stretchy="false">⋅</mo>
          <msub>
            <mi mathvariant="italic">Av</mi>
            <mi>i</mi>
          </msub>
        </mrow>
        <mo stretchy="false">=</mo>
        <msup>
          <mrow>
            <mo fence="true" stretchy="false">(</mo>
            <mrow>
              <msub>
                <mi mathvariant="italic">Av</mi>
                <mi>i</mi>
              </msub>
            </mrow>
            <mo fence="true" stretchy="false">)</mo>
          </mrow>
          <mi>T</mi>
        </msup>
      </mrow>
      <mrow>
        <msub>
          <mi mathvariant="italic">Av</mi>
          <mi>i</mi>
        </msub>
        <mo stretchy="false">=</mo>
        <msubsup>
          <mi>v</mi>
          <mi>i</mi>
          <mi>T</mi>
        </msubsup>
      </mrow>
      <msup>
        <mi>A</mi>
        <mi>T</mi>
      </msup>
      <mrow>
        <msub>
          <mi mathvariant="italic">Av</mi>
          <mi>i</mi>
        </msub>
        <mo stretchy="false">=</mo>
        <msub>
          <mi>λ</mi>
          <mi>i</mi>
        </msub>
      </mrow>
      <msubsup>
        <mi>v</mi>
        <mi>i</mi>
        <mi>T</mi>
      </msubsup>
      <mrow>
        <msub>
          <mi>v</mi>
          <mi>i</mi>
        </msub>
        <mo stretchy="false">=</mo>
        <msub>
          <mi>λ</mi>
          <mi>i</mi>
        </msub>
      </mrow>
    </mrow>
    <annotation encoding="StarMath 5.0">{ Av_i cdot Av_i =(Av_i)^T Av_i =v_i^T A^T Av_i =%lambda_i v_i^T v_i=%lambda_i}</annotation>
  </semantics>
</math>
</file>

<file path=Object 240/content.xml><?xml version="1.0" encoding="utf-8"?>
<math xmlns="http://www.w3.org/1998/Math/MathML" display="block">
  <semantics>
    <mi>χ</mi>
    <annotation encoding="StarMath 5.0">%chi </annotation>
  </semantics>
</math>
</file>

<file path=Object 241/content.xml><?xml version="1.0" encoding="utf-8"?>
<math xmlns="http://www.w3.org/1998/Math/MathML" display="block">
  <semantics>
    <msup>
      <mi>R</mi>
      <mi>n</mi>
    </msup>
    <annotation encoding="StarMath 5.0">{ R^{n} }</annotation>
  </semantics>
</math>
</file>

<file path=Object 242/content.xml><?xml version="1.0" encoding="utf-8"?>
<math xmlns="http://www.w3.org/1998/Math/MathML" display="block">
  <semantics>
    <mi>η</mi>
    <annotation encoding="StarMath 5.0">{ %eta }</annotation>
  </semantics>
</math>
</file>

<file path=Object 243/content.xml><?xml version="1.0" encoding="utf-8"?>
<math xmlns="http://www.w3.org/1998/Math/MathML" display="block">
  <semantics>
    <mi>χ</mi>
    <annotation encoding="StarMath 5.0">{ %chi }</annotation>
  </semantics>
</math>
</file>

<file path=Object 244/content.xml><?xml version="1.0" encoding="utf-8"?>
<math xmlns="http://www.w3.org/1998/Math/MathML" display="block">
  <semantics>
    <mi>η</mi>
    <annotation encoding="StarMath 5.0">%eta</annotation>
  </semantics>
</math>
</file>

<file path=Object 245/content.xml><?xml version="1.0" encoding="utf-8"?>
<math xmlns="http://www.w3.org/1998/Math/MathML" display="block">
  <semantics>
    <mstyle mathvariant="bold">
      <mrow>
        <mi>ϕ</mi>
        <mrow>
          <mo fence="true" stretchy="false">(</mo>
          <mrow>
            <mi>x</mi>
          </mrow>
          <mo fence="true" stretchy="false">)</mo>
        </mrow>
        <mi mathvariant="normal">:</mi>
        <mrow>
          <mi>χ</mi>
          <mo stretchy="false">→</mo>
          <mi>η</mi>
        </mrow>
      </mrow>
    </mstyle>
    <annotation encoding="StarMath 5.0">bold{ %phi (x):%chi toward %eta }</annotation>
  </semantics>
</math>
</file>

<file path=Object 246/content.xml><?xml version="1.0" encoding="utf-8"?>
<math xmlns="http://www.w3.org/1998/Math/MathML" display="block">
  <semantics>
    <mrow>
      <mi>x</mi>
      <mi>,</mi>
      <mrow>
        <mi>z</mi>
        <mo stretchy="false">∈</mo>
        <mi>χ</mi>
      </mrow>
    </mrow>
    <annotation encoding="StarMath 5.0">{ x,z in %chi }</annotation>
  </semantics>
</math>
</file>

<file path=Object 247/content.xml><?xml version="1.0" encoding="utf-8"?>
<math xmlns="http://www.w3.org/1998/Math/MathML" display="block">
  <semantics>
    <mrow>
      <mi>K</mi>
      <mrow>
        <mo fence="true" stretchy="false">(</mo>
        <mrow>
          <mrow>
            <mi>x</mi>
            <mi>,</mi>
            <mi>z</mi>
          </mrow>
        </mrow>
        <mo fence="true" stretchy="false">)</mo>
      </mrow>
    </mrow>
    <annotation encoding="StarMath 5.0"> { K(x,z) }</annotation>
  </semantics>
</math>
</file>

<file path=Object 248/content.xml><?xml version="1.0" encoding="utf-8"?>
<math xmlns="http://www.w3.org/1998/Math/MathML" display="block">
  <semantics>
    <mstyle mathvariant="bold">
      <mrow>
        <mi>K</mi>
        <mrow>
          <mrow>
            <mo fence="true" stretchy="false">(</mo>
            <mrow>
              <mrow>
                <mi>x</mi>
                <mi>,</mi>
                <mi>z</mi>
              </mrow>
            </mrow>
            <mo fence="true" stretchy="false">)</mo>
          </mrow>
          <mo stretchy="false">=</mo>
          <mi>ϕ</mi>
        </mrow>
        <mrow>
          <mrow>
            <mo fence="true" stretchy="false">(</mo>
            <mrow>
              <mi>x</mi>
            </mrow>
            <mo fence="true" stretchy="false">)</mo>
          </mrow>
          <mo stretchy="false">⋅</mo>
          <mi>ϕ</mi>
        </mrow>
        <mrow>
          <mo fence="true" stretchy="false">(</mo>
          <mrow>
            <mi>z</mi>
          </mrow>
          <mo fence="true" stretchy="false">)</mo>
        </mrow>
      </mrow>
    </mstyle>
    <annotation encoding="StarMath 5.0">bold  { K(x,z)=%phi(x)cdot%phi(z) }</annotation>
  </semantics>
</math>
</file>

<file path=Object 249/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content.xml><?xml version="1.0" encoding="utf-8"?>
<math xmlns="http://www.w3.org/1998/Math/MathML" display="block">
  <semantics>
    <mstyle mathvariant="bold">
      <mstyle mathsize="20pt">
        <mrow>
          <msub>
            <mi>σ</mi>
            <mi>i</mi>
          </msub>
          <mo stretchy="false">=</mo>
          <mrow>
            <mo fence="true" stretchy="false">‖</mo>
            <mrow>
              <msub>
                <mi mathvariant="italic">Av</mi>
                <mi>i</mi>
              </msub>
            </mrow>
            <mo fence="true" stretchy="false">‖</mo>
          </mrow>
          <mo stretchy="false">=</mo>
          <mrow>
            <mo fence="true" stretchy="false">‖</mo>
            <mrow>
              <msub>
                <mi>u</mi>
                <mi>i</mi>
              </msub>
            </mrow>
            <mo fence="true" stretchy="false">‖</mo>
          </mrow>
          <mo stretchy="false">=</mo>
          <msqrt>
            <msub>
              <mi>λ</mi>
              <mi>i</mi>
            </msub>
          </msqrt>
        </mrow>
      </mstyle>
    </mstyle>
    <annotation encoding="StarMath 5.0">bold size 20 { %sigma_i = ldline Av_i rdline = ldline u_i rdline=sqrt{%lambda_i}  }</annotation>
  </semantics>
</math>
</file>

<file path=Object 250/content.xml><?xml version="1.0" encoding="utf-8"?>
<math xmlns="http://www.w3.org/1998/Math/MathML" display="block">
  <semantics>
    <mrow>
      <mi>ϕ</mi>
      <mrow>
        <mo fence="true" stretchy="false">(</mo>
        <mrow>
          <mi>x</mi>
        </mrow>
        <mo fence="true" stretchy="false">)</mo>
      </mrow>
    </mrow>
    <annotation encoding="StarMath 5.0">{ %phi(x) }</annotation>
  </semantics>
</math>
</file>

<file path=Object 251/content.xml><?xml version="1.0" encoding="utf-8"?>
<math xmlns="http://www.w3.org/1998/Math/MathML" display="block">
  <semantics>
    <mrow>
      <mi>K</mi>
      <mi mathvariant="normal">:</mi>
      <mi>χ</mi>
      <mrow>
        <mtext> </mtext>
        <mo stretchy="false">×</mo>
        <mtext> </mtext>
      </mrow>
      <mrow>
        <mi>χ</mi>
        <mo stretchy="false">→</mo>
        <mi>R</mi>
      </mrow>
    </mrow>
    <annotation encoding="StarMath 5.0">{ K:%chi{" "} times {" "}%chi toward R }</annotation>
  </semantics>
</math>
</file>

<file path=Object 252/content.xml><?xml version="1.0" encoding="utf-8"?>
<math xmlns="http://www.w3.org/1998/Math/MathML" display="block">
  <semantics>
    <mrow>
      <mi>K</mi>
      <mrow>
        <mo fence="true" stretchy="false">(</mo>
        <mrow>
          <mrow>
            <mi>x</mi>
            <mi>,</mi>
            <mi>z</mi>
          </mrow>
        </mrow>
        <mo fence="true" stretchy="false">)</mo>
      </mrow>
    </mrow>
    <annotation encoding="StarMath 5.0">{ K(x,z) }</annotation>
  </semantics>
</math>
</file>

<file path=Object 253/content.xml><?xml version="1.0" encoding="utf-8"?>
<math xmlns="http://www.w3.org/1998/Math/MathML" display="block">
  <semantics>
    <mrow>
      <mrow>
        <msub>
          <mi>x</mi>
          <mi>i</mi>
        </msub>
        <mo stretchy="false">∈</mo>
        <mi>χ</mi>
      </mrow>
      <mi>,</mi>
      <mrow>
        <mi>i</mi>
        <mo stretchy="false">=</mo>
        <mn>1,2,.</mn>
      </mrow>
      <mn>..</mn>
      <mi>,</mi>
      <mi>m</mi>
      <mi>,</mi>
      <mtext> </mtext>
      <mi>K</mi>
      <mrow>
        <mo fence="true" stretchy="false">(</mo>
        <mrow>
          <mrow>
            <mi>x</mi>
            <mi>,</mi>
            <mi>z</mi>
          </mrow>
        </mrow>
        <mo fence="true" stretchy="false">)</mo>
      </mrow>
    </mrow>
    <annotation encoding="StarMath 5.0">{ x_{i} in %chi,i=1,2,...,m,{" "}K(x,z) }</annotation>
  </semantics>
</math>
</file>

<file path=Object 254/content.xml><?xml version="1.0" encoding="utf-8"?>
<math xmlns="http://www.w3.org/1998/Math/MathML" display="block">
  <semantics>
    <mstyle mathvariant="bold">
      <mrow>
        <mi>K</mi>
        <mo stretchy="false">=</mo>
        <msub>
          <mrow>
            <mo fence="true" stretchy="false">[</mo>
            <mrow>
              <mrow>
                <mi>K</mi>
                <mrow>
                  <mo fence="true" stretchy="false">(</mo>
                  <mrow>
                    <mrow>
                      <msub>
                        <mi>x</mi>
                        <mi>i</mi>
                      </msub>
                      <mi>,</mi>
                      <msub>
                        <mi>x</mi>
                        <mi>j</mi>
                      </msub>
                    </mrow>
                  </mrow>
                  <mo fence="true" stretchy="false">)</mo>
                </mrow>
              </mrow>
            </mrow>
            <mo fence="true" stretchy="false">]</mo>
          </mrow>
          <mrow>
            <mi>m</mi>
            <mo stretchy="false">×</mo>
            <mi>m</mi>
          </mrow>
        </msub>
      </mrow>
    </mstyle>
    <annotation encoding="StarMath 5.0">bold{ K=[K(x_{i},x_{j})]_{m times m} }</annotation>
  </semantics>
</math>
</file>

<file path=Object 255/content.xml><?xml version="1.0" encoding="utf-8"?>
<math xmlns="http://www.w3.org/1998/Math/MathML" display="block">
  <semantics>
    <mstyle mathvariant="bold">
      <mtable>
        <mtr>
          <mtd>
            <mrow>
              <munder>
                <mi mathvariant="italic">min</mi>
                <mi mathvariant="normal">α</mi>
              </munder>
              <mfrac>
                <mn>1</mn>
                <mn>2</mn>
              </mfrac>
              <mrow>
                <munderover>
                  <mo stretchy="false">∑</mo>
                  <mrow>
                    <mi>i</mi>
                    <mo stretchy="false">=</mo>
                    <mn>1</mn>
                  </mrow>
                  <mi>N</mi>
                </munderover>
                <mrow>
                  <munderover>
                    <mo stretchy="false">∑</mo>
                    <mrow>
                      <mi>j</mi>
                      <mo stretchy="false">=</mo>
                      <mn>1</mn>
                    </mrow>
                    <mi>N</mi>
                  </munderover>
                  <mrow>
                    <msub>
                      <mi mathvariant="normal">α</mi>
                      <mi>i</mi>
                    </msub>
                    <msub>
                      <mi mathvariant="normal">α</mi>
                      <mi>j</mi>
                    </msub>
                    <msub>
                      <mi>y</mi>
                      <mi>i</mi>
                    </msub>
                    <msub>
                      <mi>y</mi>
                      <mi>j</mi>
                    </msub>
                    <mi>K</mi>
                    <mrow>
                      <mo fence="true" stretchy="false">(</mo>
                      <mrow>
                        <mrow>
                          <msub>
                            <mi>x</mi>
                            <mi>i</mi>
                          </msub>
                          <mi>,</mi>
                          <msub>
                            <mi>x</mi>
                            <mi>j</mi>
                          </msub>
                        </mrow>
                      </mrow>
                      <mo fence="true" stretchy="false">)</mo>
                    </mrow>
                  </mrow>
                </mrow>
              </mrow>
              <mrow>
                <mo stretchy="false">−</mo>
                <mrow>
                  <munderover>
                    <mo stretchy="false">∑</mo>
                    <mrow>
                      <mi>i</mi>
                      <mo stretchy="false">=</mo>
                      <mn>1</mn>
                    </mrow>
                    <mi>N</mi>
                  </munderover>
                  <msub>
                    <mi mathvariant="normal">α</mi>
                    <mi>i</mi>
                  </msub>
                </mrow>
              </mrow>
            </mrow>
          </mtd>
        </mtr>
        <mtr>
          <mtd>
            <mrow>
              <mi>s</mi>
              <mi>.</mi>
              <mi>t</mi>
              <mi>.</mi>
              <mtext>  </mtext>
              <mrow>
                <mrow>
                  <munderover>
                    <mo stretchy="false">∑</mo>
                    <mrow>
                      <mi>i</mi>
                      <mo stretchy="false">=</mo>
                      <mn>1</mn>
                    </mrow>
                    <mi>N</mi>
                  </munderover>
                  <mrow>
                    <msub>
                      <mi mathvariant="normal">α</mi>
                      <mi>i</mi>
                    </msub>
                    <msub>
                      <mi>y</mi>
                      <mi>i</mi>
                    </msub>
                  </mrow>
                </mrow>
                <mo stretchy="false">=</mo>
                <mn>0</mn>
              </mrow>
            </mrow>
          </mtd>
        </mtr>
        <mtr>
          <mtd>
            <mrow>
              <mphantom>
                <mi mathvariant="italic">aaaaa</mi>
              </mphantom>
              <mrow>
                <mrow>
                  <mi>o</mi>
                  <mo stretchy="false">≤</mo>
                  <msub>
                    <mi mathvariant="normal">α</mi>
                    <mi>i</mi>
                  </msub>
                  <mo stretchy="false">≤</mo>
                  <mi>C</mi>
                </mrow>
                <mi>.</mi>
                <mtext>  </mtext>
                <mrow>
                  <mi>i</mi>
                  <mo stretchy="false">=</mo>
                  <mn>1,2,.</mn>
                </mrow>
                <mn>..</mn>
                <mi>,</mi>
                <mi>N</mi>
              </mrow>
            </mrow>
          </mtd>
        </mtr>
      </mtable>
    </mstyle>
    <annotation encoding="StarMath 5.0">bold stack{ min csub {%alpha} {1 over 2}sum from{i=1}to{N}
{
	sum from{j=1 }to{N  }{%alpha_{i}%alpha_{j}y_{i}y_{j}K(x_{i},x_{j})  }
} 
{ -sum from{i=1 }to{N}{%alpha_{i}}}
#
{ s.t.{"  "}{sum from {i=1}to {N}{%alpha_{i}y_{i}}}=0 }
#
phantom{aaaaa}{ o&lt;=%alpha_{i}&lt;=C.{"  "}i=1,2,...,N }
}</annotation>
  </semantics>
</math>
</file>

<file path=Object 256/content.xml><?xml version="1.0" encoding="utf-8"?>
<math xmlns="http://www.w3.org/1998/Math/MathML" display="block">
  <semantics>
    <mrow>
      <msub>
        <mi mathvariant="normal">α</mi>
        <mn>1</mn>
      </msub>
      <mi>,</mi>
      <msub>
        <mi mathvariant="normal">α</mi>
        <mn>2</mn>
      </msub>
    </mrow>
    <annotation encoding="StarMath 5.0">{ %alpha_{1},%alpha_{2} }</annotation>
  </semantics>
</math>
</file>

<file path=Object 257/content.xml><?xml version="1.0" encoding="utf-8"?>
<math xmlns="http://www.w3.org/1998/Math/MathML" display="block">
  <semantics>
    <mrow>
      <msub>
        <mi mathvariant="normal">α</mi>
        <mi>i</mi>
      </msub>
      <mi>,</mi>
      <mrow>
        <mi>i</mi>
        <mo stretchy="false">=</mo>
        <mn>3,4,.</mn>
      </mrow>
      <mn>..</mn>
      <mi>,</mi>
      <mi>N</mi>
    </mrow>
    <annotation encoding="StarMath 5.0">{ %alpha_{i},i=3,4,...,N }</annotation>
  </semantics>
</math>
</file>

<file path=Object 258/content.xml><?xml version="1.0" encoding="utf-8"?>
<math xmlns="http://www.w3.org/1998/Math/MathML" display="block">
  <semantics>
    <mstyle mathvariant="bold">
      <mtable>
        <mtr>
          <mtd>
            <mrow>
              <munder>
                <mi mathvariant="italic">min</mi>
                <mrow>
                  <msub>
                    <mi mathvariant="normal">α</mi>
                    <mn>1</mn>
                  </msub>
                  <mi>,</mi>
                  <msub>
                    <mi mathvariant="normal">α</mi>
                    <mn>2</mn>
                  </msub>
                </mrow>
              </munder>
              <mtext> </mtext>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j</mi>
                      <mo stretchy="false">=</mo>
                      <mn>1</mn>
                    </mrow>
                    <mn>2</mn>
                  </munderover>
                  <mrow>
                    <msub>
                      <mi>y</mi>
                      <mi>j</mi>
                    </msub>
                    <msub>
                      <mi mathvariant="normal">α</mi>
                      <mi>j</mi>
                    </msub>
                    <mrow>
                      <mrow>
                        <munderover>
                          <mo stretchy="false">∑</mo>
                          <mrow>
                            <mi>i</mi>
                            <mo stretchy="false">=</mo>
                            <mn>3</mn>
                          </mrow>
                          <mi>N</mi>
                        </munderover>
                        <mrow>
                          <msub>
                            <mi>y</mi>
                            <mi>i</mi>
                          </msub>
                          <msub>
                            <mi mathvariant="normal">α</mi>
                            <mi>i</mi>
                          </msub>
                          <msub>
                            <mi>K</mi>
                            <mrow>
                              <mi>i</mi>
                              <mi>,</mi>
                              <mi>j</mi>
                            </mrow>
                          </msub>
                        </mrow>
                      </mrow>
                      <mo stretchy="false">+</mo>
                      <mi mathvariant="italic">constItem</mi>
                    </mrow>
                  </mrow>
                </mrow>
              </mrow>
            </mrow>
          </mtd>
        </mtr>
        <mtr>
          <mtd>
            <mrow>
              <mi>s</mi>
              <mi>.</mi>
              <mi>t</mi>
              <mi>.</mi>
              <mtext> </mtext>
              <mrow>
                <mrow>
                  <msub>
                    <mi mathvariant="normal">α</mi>
                    <mn>1</mn>
                  </msub>
                  <mrow>
                    <msub>
                      <mi>y</mi>
                      <mn>1</mn>
                    </msub>
                    <mo stretchy="false">+</mo>
                    <msub>
                      <mi mathvariant="normal">α</mi>
                      <mn>2</mn>
                    </msub>
                  </mrow>
                  <mrow>
                    <msub>
                      <mi>y</mi>
                      <mn>2</mn>
                    </msub>
                    <mo stretchy="false">=</mo>
                    <mrow>
                      <mo stretchy="false">−</mo>
                      <mrow>
                        <munderover>
                          <mo stretchy="false">∑</mo>
                          <mrow>
                            <mi>i</mi>
                            <mo stretchy="false">=</mo>
                            <mn>3</mn>
                          </mrow>
                          <mi>N</mi>
                        </munderover>
                        <mrow>
                          <msub>
                            <mi>y</mi>
                            <mi>i</mi>
                          </msub>
                          <msub>
                            <mi mathvariant="normal">α</mi>
                            <mi>i</mi>
                          </msub>
                        </mrow>
                      </mrow>
                    </mrow>
                  </mrow>
                </mrow>
                <mo stretchy="false">=</mo>
                <mi mathvariant="normal">ξ</mi>
              </mrow>
            </mrow>
          </mtd>
        </mtr>
        <mtr>
          <mtd>
            <mrow>
              <mphantom>
                <mi mathvariant="italic">aaaa</mi>
              </mphantom>
              <mrow>
                <mrow>
                  <mn>0</mn>
                  <mo stretchy="false">≤</mo>
                  <msub>
                    <mi mathvariant="normal">α</mi>
                    <mi>i</mi>
                  </msub>
                  <mo stretchy="false">≤</mo>
                  <mi>C</mi>
                </mrow>
                <mi>,</mi>
                <mtext> </mtext>
                <mrow>
                  <mi>i</mi>
                  <mo stretchy="false">=</mo>
                  <mn>1,2</mn>
                </mrow>
              </mrow>
            </mrow>
          </mtd>
        </mtr>
      </mtable>
    </mstyle>
    <annotation encoding="StarMath 5.0">bold stack{ min csub{%alpha_{1},%alpha_{2}} {" "}W(%alpha_{1},%alpha_{2})={1 over 2}
sum from {i=1}to{2}{K_{i,i}%alpha_{i}^{2}}
+
y_{ 1}y_{2}K_{1,2}%alpha_{1}%alpha_{2}-( %alpha_{1}+%alpha_{2} )
+
sum from{j=1 } to{ 2 }{
	y_{ j }%alpha_{ j }sum from{ i=3 }to{ N }{ y_{i}%alpha_{i}K_{i,j} }
+constItem
  } 
 #
 { s.t.{" "}{%alpha_{1}y_{1}+%alpha_{2}y_{2}=-sum from{i=3}to{N}{y_{i}%alpha_{i}}}=%xi } 
 #
 phantom{aaaa}{ 0&lt;=%alpha_{i }&lt;=C,{" "}i=1,2}
}</annotation>
  </semantics>
</math>
</file>

<file path=Object 259/content.xml><?xml version="1.0" encoding="utf-8"?>
<math xmlns="http://www.w3.org/1998/Math/MathML" display="block">
  <semantics>
    <mstyle mathvariant="bold">
      <mrow>
        <mi>g</mi>
        <mrow>
          <mrow>
            <mo fence="true" stretchy="false">(</mo>
            <mrow>
              <mi>x</mi>
            </mrow>
            <mo fence="true" stretchy="false">)</mo>
          </mrow>
          <mo stretchy="false">=</mo>
          <mrow>
            <mi>w</mi>
            <mo stretchy="false">⋅</mo>
            <mi mathvariant="normal">ϕ</mi>
          </mrow>
        </mrow>
        <mrow>
          <mrow>
            <mo fence="true" stretchy="false">(</mo>
            <mrow>
              <mi>x</mi>
            </mrow>
            <mo fence="true" stretchy="false">)</mo>
          </mrow>
          <mo stretchy="false">+</mo>
          <mi>b</mi>
        </mrow>
      </mrow>
    </mstyle>
    <annotation encoding="StarMath 5.0">bold{ g(x)=w cdot %phi(x)+b }</annotation>
  </semantics>
</math>
</file>

<file path=Object 26/content.xml><?xml version="1.0" encoding="utf-8"?>
<math xmlns="http://www.w3.org/1998/Math/MathML" display="block">
  <semantics>
    <mstyle mathsize="15pt">
      <mi>σ</mi>
    </mstyle>
    <annotation encoding="StarMath 5.0">size 15{ %sigma  }</annotation>
  </semantics>
</math>
</file>

<file path=Object 260/content.xml><?xml version="1.0" encoding="utf-8"?>
<math xmlns="http://www.w3.org/1998/Math/MathML" display="block">
  <semantics>
    <mstyle mathvariant="bold">
      <mrow>
        <mi>w</mi>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style>
    <annotation encoding="StarMath 5.0">bold{ w=sum from{i=1}to{N}{%alpha_{i}y_{i}%phi(x_{i})} }</annotation>
  </semantics>
</math>
</file>

<file path=Object 261/content.xml><?xml version="1.0" encoding="utf-8"?>
<math xmlns="http://www.w3.org/1998/Math/MathML" display="block">
  <semantics>
    <mstyle mathvariant="bold">
      <mrow>
        <mi>g</mi>
        <mrow>
          <mrow>
            <mo fence="true" stretchy="false">(</mo>
            <mrow>
              <mi>x</mi>
            </mrow>
            <mo fence="true" stretchy="false">)</mo>
          </mrow>
          <mo stretchy="false">=</mo>
          <mrow>
            <munderover>
              <mo stretchy="false">∑</mo>
              <mrow>
                <mi>i</mi>
                <mo stretchy="false">=</mo>
                <mn>1</mn>
              </mrow>
              <mi>N</mi>
            </munderover>
            <mrow>
              <msub>
                <mi mathvariant="normal">α</mi>
                <mi>i</mi>
              </msub>
              <msub>
                <mi>y</mi>
                <mi>i</mi>
              </msub>
              <mi mathvariant="normal">ϕ</mi>
              <mrow>
                <mo fence="true" stretchy="false">(</mo>
                <mrow>
                  <msub>
                    <mi>x</mi>
                    <mi>i</mi>
                  </msub>
                </mrow>
                <mo fence="true" stretchy="false">)</mo>
              </mrow>
            </mrow>
          </mrow>
        </mrow>
        <mi mathvariant="normal">ϕ</mi>
        <mrow>
          <mrow>
            <mrow>
              <mo fence="true" stretchy="false">(</mo>
              <mrow>
                <mi>x</mi>
              </mrow>
              <mo fence="true" stretchy="false">)</mo>
            </mrow>
            <mo stretchy="false">+</mo>
            <mi>b</mi>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row>
      </mrow>
    </mstyle>
    <annotation encoding="StarMath 5.0">bold{ g(x)=sum from{i=1}to{N}{%alpha_{i}y_{i}%phi(x_{i})}%phi(x)+b=
sum from{i=1}to{ N }{%alpha_{i}y_{i}K(x_{i},x)}+b
 }</annotation>
  </semantics>
</math>
</file>

<file path=Object 262/content.xml><?xml version="1.0" encoding="utf-8"?>
<math xmlns="http://www.w3.org/1998/Math/MathML" display="block">
  <semantics>
    <mstyle mathvariant="bold">
      <mrow>
        <msub>
          <mi>v</mi>
          <mi>i</mi>
        </msub>
        <mo stretchy="false">=</mo>
        <mrow>
          <munderover>
            <mo stretchy="false">∑</mo>
            <mrow>
              <mi>j</mi>
              <mo stretchy="false">=</mo>
              <mn>3</mn>
            </mrow>
            <mi>N</mi>
          </munderover>
          <mrow>
            <msub>
              <mi mathvariant="normal">α</mi>
              <mi>j</mi>
            </msub>
            <msub>
              <mi>y</mi>
              <mi>j</mi>
            </msub>
            <mi>K</mi>
            <mrow>
              <mo fence="true" stretchy="false">(</mo>
              <mrow>
                <mrow>
                  <msub>
                    <mi>x</mi>
                    <mi>j</mi>
                  </msub>
                  <mi>,</mi>
                  <msub>
                    <mi>x</mi>
                    <mi>i</mi>
                  </msub>
                </mrow>
              </mrow>
              <mo fence="true" stretchy="false">)</mo>
            </mrow>
          </mrow>
        </mrow>
      </mrow>
    </mstyle>
    <annotation encoding="StarMath 5.0">bold{ v_{i}=sum from{j=3}to{N}{%alpha_{j}y_{j}K(x_{j},x_{i})} }</annotation>
  </semantics>
</math>
</file>

<file path=Object 263/content.xml><?xml version="1.0" encoding="utf-8"?>
<math xmlns="http://www.w3.org/1998/Math/MathML" display="block">
  <semantics>
    <mstyle mathvariant="bold">
      <mrow>
        <mi>w</mi>
        <mrow>
          <mrow>
            <mo fence="true" stretchy="false">(</mo>
            <mrow>
              <mrow>
                <msub>
                  <mi mathvariant="normal">α</mi>
                  <mn>1</mn>
                </msub>
                <mi>,</mi>
                <msub>
                  <mi mathvariant="normal">α</mi>
                  <mn>2</mn>
                </msub>
              </mrow>
            </mrow>
            <mo fence="true" stretchy="false">)</mo>
          </mrow>
          <mo stretchy="false">=</mo>
          <mfrac>
            <mn>1</mn>
            <mn>2</mn>
          </mfrac>
        </mrow>
        <mrow>
          <mrow>
            <munderover>
              <mo stretchy="false">∑</mo>
              <mrow>
                <mi>i</mi>
                <mo stretchy="false">=</mo>
                <mn>1</mn>
              </mrow>
              <mn>2</mn>
            </munderover>
            <mrow>
              <msub>
                <mi>K</mi>
                <mrow>
                  <mi>i</mi>
                  <mi>,</mi>
                  <mi>i</mi>
                </mrow>
              </msub>
              <msubsup>
                <mi mathvariant="normal">α</mi>
                <mi>i</mi>
                <mn>2</mn>
              </msubsup>
            </mrow>
          </mrow>
          <mo stretchy="false">+</mo>
          <msub>
            <mi>y</mi>
            <mn>1</mn>
          </msub>
        </mrow>
        <msub>
          <mi>y</mi>
          <mn>2</mn>
        </msub>
        <msub>
          <mi>K</mi>
          <mn>1,2</mn>
        </msub>
        <msub>
          <mi mathvariant="normal">α</mi>
          <mn>1</mn>
        </msub>
        <mrow>
          <msub>
            <mi mathvariant="normal">α</mi>
            <mn>2</mn>
          </msub>
          <mo stretchy="false">−</mo>
          <mrow>
            <mo fence="true" stretchy="false">(</mo>
            <mrow>
              <mrow>
                <msub>
                  <mi mathvariant="normal">α</mi>
                  <mn>1</mn>
                </msub>
                <mo stretchy="false">+</mo>
                <msub>
                  <mi mathvariant="normal">α</mi>
                  <mn>2</mn>
                </msub>
              </mrow>
            </mrow>
            <mo fence="true" stretchy="false">)</mo>
          </mrow>
          <mo stretchy="false">+</mo>
          <mrow>
            <munderover>
              <mo stretchy="false">∑</mo>
              <mrow>
                <mi>i</mi>
                <mo stretchy="false">=</mo>
                <mn>1</mn>
              </mrow>
              <mn>2</mn>
            </munderover>
            <mrow>
              <msub>
                <mi>y</mi>
                <mi>i</mi>
              </msub>
              <msub>
                <mi mathvariant="normal">α</mi>
                <mi>i</mi>
              </msub>
              <msub>
                <mi>v</mi>
                <mi>i</mi>
              </msub>
            </mrow>
          </mrow>
        </mrow>
      </mrow>
    </mstyle>
    <annotation encoding="StarMath 5.0">bold{ w(%alpha_{1},%alpha_{2})={1 over 2}{sum from{i=1}to{2}{K_{i,i}%alpha_{i}^{2}}}+y_{1}y_{2}K_{1,2}%alpha_{1}%alpha_{2}-(%alpha_{1}+%alpha_{2})+
sum from{ i=1 }to{ 2 }{ y_{i}%alpha_{i}v_{i} }
 }</annotation>
  </semantics>
</math>
</file>

<file path=Object 264/content.xml><?xml version="1.0" encoding="utf-8"?>
<math xmlns="http://www.w3.org/1998/Math/MathML" display="block">
  <semantics>
    <mstyle mathvariant="bold">
      <mrow>
        <msub>
          <mi mathvariant="normal">α</mi>
          <mn>1</mn>
        </msub>
        <mrow>
          <msub>
            <mi>y</mi>
            <mn>1</mn>
          </msub>
          <mo stretchy="false">+</mo>
          <msub>
            <mi mathvariant="normal">α</mi>
            <mn>2</mn>
          </msub>
        </mrow>
        <mrow>
          <msub>
            <mi>y</mi>
            <mn>2</mn>
          </msub>
          <mo stretchy="false">=</mo>
          <mi mathvariant="normal">ξ</mi>
          <mo stretchy="false">→</mo>
          <msub>
            <mi mathvariant="normal">α</mi>
            <mn>1</mn>
          </msub>
          <mo stretchy="false">=</mo>
          <mrow>
            <mo fence="true" stretchy="false">(</mo>
            <mrow>
              <mrow>
                <mrow>
                  <mi mathvariant="normal">ξ</mi>
                  <mo stretchy="false">−</mo>
                  <msub>
                    <mi>y</mi>
                    <mn>2</mn>
                  </msub>
                </mrow>
                <msub>
                  <mi mathvariant="normal">α</mi>
                  <mn>2</mn>
                </msub>
              </mrow>
            </mrow>
            <mo fence="true" stretchy="false">)</mo>
          </mrow>
        </mrow>
        <msub>
          <mi>y</mi>
          <mn>1</mn>
        </msub>
      </mrow>
    </mstyle>
    <annotation encoding="StarMath 5.0">bold{ %alpha_{1}y_{1}+%alpha_{2}y_{2}=%xi toward %alpha_{1}=(%xi-y_{2}%alpha_{2})y_{1}}</annotation>
  </semantics>
</math>
</file>

<file path=Object 265/content.xml><?xml version="1.0" encoding="utf-8"?>
<math xmlns="http://www.w3.org/1998/Math/MathML" display="block">
  <semantics>
    <mstyle mathvariant="bold">
      <mrow>
        <mi>w</mi>
        <mrow>
          <mrow>
            <mo fence="true" stretchy="false">(</mo>
            <mrow>
              <msub>
                <mi mathvariant="normal">α</mi>
                <mn>2</mn>
              </msub>
            </mrow>
            <mo fence="true" stretchy="false">)</mo>
          </mrow>
          <mo stretchy="false">=</mo>
          <mfrac>
            <mn>1</mn>
            <mn>2</mn>
          </mfrac>
        </mrow>
        <msub>
          <mi>K</mi>
          <mn>1,1</mn>
        </msub>
        <mrow>
          <msup>
            <mrow>
              <mo fence="true" stretchy="false">(</mo>
              <mrow>
                <mrow>
                  <mrow>
                    <mi mathvariant="normal">ξ</mi>
                    <mo stretchy="false">−</mo>
                    <msub>
                      <mi mathvariant="normal">α</mi>
                      <mn>2</mn>
                    </msub>
                  </mrow>
                  <msub>
                    <mi>y</mi>
                    <mn>2</mn>
                  </msub>
                </mrow>
              </mrow>
              <mo fence="true" stretchy="false">)</mo>
            </mrow>
            <mn>2</mn>
          </msup>
          <mo stretchy="false">+</mo>
          <mfrac>
            <mn>1</mn>
            <mn>2</mn>
          </mfrac>
        </mrow>
        <msub>
          <mi>K</mi>
          <mn>2,2</mn>
        </msub>
        <mrow>
          <msubsup>
            <mi mathvariant="normal">α</mi>
            <mn>2</mn>
            <mn>2</mn>
          </msubsup>
          <mo stretchy="false">+</mo>
          <msub>
            <mi>y</mi>
            <mn>2</mn>
          </msub>
        </mrow>
        <msub>
          <mi>K</mi>
          <mn>1,2</mn>
        </msub>
        <msub>
          <mi mathvariant="normal">α</mi>
          <mn>2</mn>
        </msub>
        <mrow>
          <mrow>
            <mo fence="true" stretchy="false">(</mo>
            <mrow>
              <mrow>
                <mrow>
                  <mi mathvariant="normal">ξ</mi>
                  <mo stretchy="false">−</mo>
                  <msub>
                    <mi>y</mi>
                    <mn>2</mn>
                  </msub>
                </mrow>
                <msub>
                  <mi mathvariant="normal">α</mi>
                  <mn>2</mn>
                </msub>
              </mrow>
            </mrow>
            <mo fence="true" stretchy="false">)</mo>
          </mrow>
          <mo stretchy="false">−</mo>
          <mrow>
            <mo fence="true" stretchy="false">(</mo>
            <mrow>
              <mrow>
                <mrow>
                  <mi mathvariant="normal">ξ</mi>
                  <mo stretchy="false">−</mo>
                  <msub>
                    <mi mathvariant="normal">α</mi>
                    <mn>2</mn>
                  </msub>
                </mrow>
                <msub>
                  <mi>y</mi>
                  <mn>2</mn>
                </msub>
              </mrow>
            </mrow>
            <mo fence="true" stretchy="false">)</mo>
          </mrow>
        </mrow>
        <mrow>
          <msub>
            <mi>y</mi>
            <mn>1</mn>
          </msub>
          <mo stretchy="false">−</mo>
          <msub>
            <mi mathvariant="normal">α</mi>
            <mn>2</mn>
          </msub>
          <mo stretchy="false">+</mo>
          <msub>
            <mi>v</mi>
            <mn>1</mn>
          </msub>
        </mrow>
        <mrow>
          <mrow>
            <mo fence="true" stretchy="false">(</mo>
            <mrow>
              <mrow>
                <mrow>
                  <mi mathvariant="normal">ξ</mi>
                  <mo stretchy="false">−</mo>
                  <msub>
                    <mi mathvariant="normal">α</mi>
                    <mn>2</mn>
                  </msub>
                </mrow>
                <msub>
                  <mi>y</mi>
                  <mn>2</mn>
                </msub>
              </mrow>
            </mrow>
            <mo fence="true" stretchy="false">)</mo>
          </mrow>
          <mo stretchy="false">+</mo>
          <msub>
            <mi>y</mi>
            <mn>2</mn>
          </msub>
        </mrow>
        <msub>
          <mi>v</mi>
          <mn>2</mn>
        </msub>
        <msub>
          <mi mathvariant="normal">α</mi>
          <mn>2</mn>
        </msub>
      </mrow>
    </mstyle>
    <annotation encoding="StarMath 5.0">bold{ w(%alpha_{2})={1 over 2}K_{1,1}(%xi-%alpha_{2}y_{2})^{2}+{1 over 2}K_{2,2}%alpha_{2}^{2}+y_{2}K_{1,2}%alpha_{2}(%xi-y_{2}%alpha_{2})-(%xi-%alpha_{2}y_{2})y_{1}-%alpha_{2}+v_{1}(%xi-%alpha_{2}y_{2})+y_{2}v_{2}%alpha_{2} }</annotation>
  </semantics>
</math>
</file>

<file path=Object 266/content.xml><?xml version="1.0" encoding="utf-8"?>
<math xmlns="http://www.w3.org/1998/Math/MathML" display="block">
  <semantics>
    <mstyle mathvariant="bold">
      <msub>
        <mi mathvariant="normal">α</mi>
        <mn>2</mn>
      </msub>
    </mstyle>
    <annotation encoding="StarMath 5.0">bold{ %alpha_{2} }</annotation>
  </semantics>
</math>
</file>

<file path=Object 267/content.xml><?xml version="1.0" encoding="utf-8"?>
<math xmlns="http://www.w3.org/1998/Math/MathML" display="block">
  <semantics>
    <mstyle mathvariant="bold">
      <mtable>
        <mtr>
          <mtd>
            <mrow>
              <mrow>
                <mfrac>
                  <mrow>
                    <mo stretchy="false">∂</mo>
                    <mi>w</mi>
                  </mrow>
                  <mrow>
                    <mo stretchy="false">∂</mo>
                    <msub>
                      <mi mathvariant="normal">α</mi>
                      <mn>2</mn>
                    </msub>
                  </mrow>
                </mfrac>
                <mo stretchy="false">=</mo>
                <mrow>
                  <mo stretchy="false">−</mo>
                  <msub>
                    <mi>K</mi>
                    <mn>1,1</mn>
                  </msub>
                </mrow>
              </mrow>
              <mrow>
                <mo fence="true" stretchy="false">(</mo>
                <mrow>
                  <mrow>
                    <mrow>
                      <mi mathvariant="normal">ξ</mi>
                      <mo stretchy="false">−</mo>
                      <msub>
                        <mi mathvariant="normal">α</mi>
                        <mn>2</mn>
                      </msub>
                    </mrow>
                    <msub>
                      <mi>y</mi>
                      <mn>2</mn>
                    </msub>
                  </mrow>
                </mrow>
                <mo fence="true" stretchy="false">)</mo>
              </mrow>
              <mrow>
                <msub>
                  <mi>y</mi>
                  <mn>2</mn>
                </msub>
                <mo stretchy="false">+</mo>
                <msub>
                  <mi>K</mi>
                  <mn>2,2</mn>
                </msub>
              </mrow>
              <mrow>
                <msub>
                  <mi mathvariant="normal">α</mi>
                  <mn>2</mn>
                </msub>
                <mo stretchy="false">+</mo>
                <msub>
                  <mi>y</mi>
                  <mn>2</mn>
                </msub>
              </mrow>
              <msub>
                <mi>K</mi>
                <mn>1,2</mn>
              </msub>
              <mrow>
                <mrow>
                  <mo fence="true" stretchy="false">(</mo>
                  <mrow>
                    <mrow>
                      <mrow>
                        <mi mathvariant="normal">ξ</mi>
                        <mo stretchy="false">−</mo>
                        <msub>
                          <mi>y</mi>
                          <mn>2</mn>
                        </msub>
                      </mrow>
                      <msub>
                        <mi mathvariant="normal">α</mi>
                        <mn>2</mn>
                      </msub>
                    </mrow>
                  </mrow>
                  <mo fence="true" stretchy="false">)</mo>
                </mrow>
                <mo stretchy="false">+</mo>
                <msub>
                  <mi>K</mi>
                  <mn>1,2</mn>
                </msub>
              </mrow>
              <mrow>
                <msub>
                  <mi mathvariant="normal">α</mi>
                  <mn>2</mn>
                </msub>
                <mo stretchy="false">+</mo>
                <msub>
                  <mi>y</mi>
                  <mn>1</mn>
                </msub>
              </mrow>
              <mrow>
                <msub>
                  <mi>y</mi>
                  <mn>2</mn>
                </msub>
                <mo stretchy="false">−</mo>
                <mn>1</mn>
                <mo stretchy="false">−</mo>
                <msub>
                  <mi>v</mi>
                  <mn>1</mn>
                </msub>
              </mrow>
              <mrow>
                <msub>
                  <mi>y</mi>
                  <mn>2</mn>
                </msub>
                <mo stretchy="false">+</mo>
                <msub>
                  <mi>y</mi>
                  <mn>2</mn>
                </msub>
              </mrow>
              <msub>
                <mi>v</mi>
                <mn>2</mn>
              </msub>
            </mrow>
          </mtd>
        </mtr>
        <mtr>
          <mtd>
            <mrow>
              <mphantom>
                <mi mathvariant="italic">aaaa</mi>
              </mphantom>
              <mo stretchy="false">=</mo>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K</mi>
                    <mn>1,1</mn>
                  </msub>
                </mrow>
                <mi mathvariant="normal">ξ</mi>
                <mrow>
                  <msub>
                    <mi>y</mi>
                    <mn>2</mn>
                  </msub>
                  <mo stretchy="false">+</mo>
                  <msub>
                    <mi>y</mi>
                    <mn>2</mn>
                  </msub>
                </mrow>
                <msub>
                  <mi>K</mi>
                  <mn>1,2</mn>
                </msub>
                <mrow>
                  <mi mathvariant="normal">ξ</mi>
                  <mo stretchy="false">+</mo>
                  <msub>
                    <mi>y</mi>
                    <mn>1</mn>
                  </msub>
                </mrow>
                <mrow>
                  <msub>
                    <mi>y</mi>
                    <mn>2</mn>
                  </msub>
                  <mo stretchy="false">−</mo>
                  <mn>1</mn>
                  <mo stretchy="false">−</mo>
                  <msub>
                    <mi>v</mi>
                    <mn>1</mn>
                  </msub>
                </mrow>
                <mrow>
                  <msub>
                    <mi>y</mi>
                    <mn>2</mn>
                  </msub>
                  <mo stretchy="false">+</mo>
                  <msub>
                    <mi>y</mi>
                    <mn>2</mn>
                  </msub>
                </mrow>
                <msub>
                  <mi>v</mi>
                  <mn>2</mn>
                </msub>
              </mrow>
              <mo stretchy="false">=</mo>
              <mn>0</mn>
            </mrow>
          </mtd>
        </mtr>
      </mtable>
    </mstyle>
    <annotation encoding="StarMath 5.0">bold stack{{partial w}over{partial %alpha_{2}}=-K_{1,1}(%xi-%alpha_{2}y_{2})y_{2}+K_{2,2}%alpha_{2}+y_{2}K_{1,2}(%xi-y_{2}%alpha_{2})+K_{1,2}%alpha_{2}+y_{1}y_{2}-1-v_{1}y_{2}+y_{2}v_{2} 
# phantom{aaaa}={ (K_{1,1}+K_{2,2}-2K_{1,2})%alpha_{2}-K_{1,1}%xi y_{2}+y_{2}K_{1,2}%xi+y_{1}y_{2}-1-v_{1}y_{2}+y_{2}v_{2} }=0
}</annotation>
  </semantics>
</math>
</file>

<file path=Object 268/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
                  <mi>K</mi>
                  <mn>1,2</mn>
                </msub>
              </mrow>
              <mrow>
                <mi mathvariant="normal">ξ</mi>
                <mo stretchy="false">−</mo>
                <msub>
                  <mi>y</mi>
                  <mn>1</mn>
                </msub>
                <mo stretchy="false">+</mo>
                <msub>
                  <mi>y</mi>
                  <mn>2</mn>
                </msub>
                <mo stretchy="false">+</mo>
                <msub>
                  <mi>v</mi>
                  <mn>1</mn>
                </msub>
                <mo stretchy="false">−</mo>
                <msub>
                  <mi>v</mi>
                  <mn>2</mn>
                </msub>
              </mrow>
            </mrow>
          </mrow>
          <mo fence="true" stretchy="false">)</mo>
        </mrow>
        <mphantom>
          <mi mathvariant="italic">aaaaaaaaaa</mi>
        </mphantom>
        <mtext>＊</mtext>
      </mrow>
    </mstyle>
    <annotation encoding="StarMath 5.0">bold{ (K_{1,1}+K_{2,2}-2K_{1,2})%alpha_{2}=y_{2}(K_{1,1}%xi-K_{1,2}%xi-y_{1}+y_{2}+v_{1}-v_{2}) phantom{aaaaaaaaaa}{"＊"}}</annotation>
  </semantics>
</math>
</file>

<file path=Object 269/content.xml><?xml version="1.0" encoding="utf-8"?>
<math xmlns="http://www.w3.org/1998/Math/MathML" display="block">
  <semantics>
    <mstyle mathvariant="bold">
      <mtable>
        <mtr>
          <mtd>
            <mrow>
              <mi>g</mi>
              <mrow>
                <mrow>
                  <mo fence="true" stretchy="false">(</mo>
                  <mrow>
                    <mi>x</mi>
                  </mrow>
                  <mo fence="true" stretchy="false">)</mo>
                </mrow>
                <mo stretchy="false">=</mo>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row>
                  <mrow>
                    <munderover>
                      <mo stretchy="false">∑</mo>
                      <mrow>
                        <mi>i</mi>
                        <mo stretchy="false">=</mo>
                        <mn>1</mn>
                      </mrow>
                      <mn>2</mn>
                    </munderover>
                    <mrow>
                      <msub>
                        <mi mathvariant="normal">α</mi>
                        <mi>i</mi>
                      </msub>
                      <msub>
                        <mi>y</mi>
                        <mi>i</mi>
                      </msub>
                      <mi>K</mi>
                      <mrow>
                        <mo fence="true" stretchy="false">(</mo>
                        <mrow>
                          <mrow>
                            <msub>
                              <mi>x</mi>
                              <mn>1</mn>
                            </msub>
                            <mi>,</mi>
                            <mi>x</mi>
                          </mrow>
                        </mrow>
                        <mo fence="true" stretchy="false">)</mo>
                      </mrow>
                    </mrow>
                  </mrow>
                  <mo stretchy="false">+</mo>
                  <mi>v</mi>
                  <mo stretchy="false">+</mo>
                  <mi>b</mi>
                </mrow>
              </mrow>
            </mrow>
          </mtd>
        </mtr>
        <mtr>
          <mtd>
            <mrow>
              <mphantom>
                <mrow/>
              </mphantom>
              <mrow>
                <mi>v</mi>
                <mo stretchy="false">=</mo>
                <mi>g</mi>
              </mrow>
              <mrow>
                <mrow>
                  <mo fence="true" stretchy="false">(</mo>
                  <mrow>
                    <mi>x</mi>
                  </mrow>
                  <mo fence="true" stretchy="false">)</mo>
                </mrow>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b</mi>
                    </mrow>
                  </mrow>
                </mrow>
              </mrow>
            </mrow>
          </mtd>
        </mtr>
      </mtable>
    </mstyle>
    <annotation encoding="StarMath 5.0">bold stack{ g(x)=sum from{i=1}to{ N }{%alpha_{i}y_{i}K(x_{i},x)}+b=

sum from{i=1}to{2}{%alpha_{i}y_{i}K(x_{1},x) }+v+b#
phantom{  }
v=g( x )-sum from{ i=1 }to{2  }{ %alpha_{i}y_{i}K(x_{i},x)-b }
}</annotation>
  </semantics>
</math>
</file>

<file path=Object 27/content.xml><?xml version="1.0" encoding="utf-8"?>
<math xmlns="http://www.w3.org/1998/Math/MathML" display="block">
  <semantics>
    <mstyle mathvariant="bold">
      <mstyle mathsize="15pt">
        <mrow>
          <mi>A</mi>
          <mo stretchy="false">=</mo>
          <msup>
            <mi mathvariant="italic">UDV</mi>
            <mrow>
              <mo stretchy="false">−</mo>
              <mn>1</mn>
            </mrow>
          </msup>
          <mo stretchy="false">=</mo>
          <msup>
            <mi mathvariant="italic">UDV</mi>
            <mi>T</mi>
          </msup>
        </mrow>
      </mstyle>
    </mstyle>
    <annotation encoding="StarMath 5.0">bold size 15{ A=UDV^-1 =UDV^T }</annotation>
  </semantics>
</math>
</file>

<file path=Object 270/content.xml><?xml version="1.0" encoding="utf-8"?>
<math xmlns="http://www.w3.org/1998/Math/MathML" display="block">
  <semantics>
    <mstyle mathvariant="bold">
      <mtable>
        <mtr>
          <mt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sub>
                  <mi>y</mi>
                  <mn>2</mn>
                </msub>
              </mrow>
              <mrow>
                <mo fence="true" stretchy="false">(</mo>
                <mrow>
                  <mrow>
                    <msub>
                      <mi>K</mi>
                      <mn>1,1</mn>
                    </msub>
                    <mrow>
                      <mi mathvariant="normal">ξ</mi>
                      <mo stretchy="false">−</mo>
                      <msubsup>
                        <mi>a</mi>
                        <mn>1</mn>
                        <mtext>old</mtext>
                      </msubsup>
                    </mrow>
                    <msub>
                      <mi>y</mi>
                      <mn>1</mn>
                    </msub>
                    <mrow>
                      <msub>
                        <mi>K</mi>
                        <mn>1,1</mn>
                      </msub>
                      <mo stretchy="false">−</mo>
                      <msub>
                        <mi>K</mi>
                        <mn>1,2</mn>
                      </msub>
                    </mrow>
                    <mrow>
                      <mi mathvariant="normal">ξ</mi>
                      <mo stretchy="false">+</mo>
                      <msubsup>
                        <mi mathvariant="normal">α</mi>
                        <mn>1</mn>
                        <mtext>old</mtext>
                      </msubsup>
                    </mrow>
                    <msub>
                      <mi>y</mi>
                      <mn>1</mn>
                    </msub>
                    <mrow>
                      <msub>
                        <mi>K</mi>
                        <mn>1,2</mn>
                      </msub>
                      <mo stretchy="false">−</mo>
                      <msubsup>
                        <mi mathvariant="normal">α</mi>
                        <mn>2</mn>
                        <mtext>old</mtext>
                      </msubsup>
                    </mrow>
                    <msub>
                      <mi>y</mi>
                      <mn>2</mn>
                    </msub>
                    <mrow>
                      <msub>
                        <mi>K</mi>
                        <mn>1,2</mn>
                      </msub>
                      <mo stretchy="false">+</mo>
                      <msubsup>
                        <mi mathvariant="normal">α</mi>
                        <mn>2</mn>
                        <mtext>old</mtext>
                      </msubsup>
                    </mrow>
                    <msub>
                      <mi>y</mi>
                      <mn>2</mn>
                    </msub>
                    <msub>
                      <mi>K</mi>
                      <mn>2,2</mn>
                    </msub>
                  </mrow>
                </mrow>
                <mo fence="true" stretchy="false">)</mo>
              </mrow>
            </mrow>
          </mtd>
        </mtr>
        <mtr>
          <mtd>
            <mrow>
              <mrow>
                <mphantom>
                  <mi mathvariant="italic">aaaaaaaaaaaaaaaaaaaa</mi>
                </mphantom>
                <mo stretchy="false">+</mo>
                <msub>
                  <mi>y</mi>
                  <mn>2</mn>
                </msub>
              </mrow>
              <mrow>
                <mo fence="true" stretchy="false">(</mo>
                <mrow>
                  <mrow>
                    <mi>g</mi>
                    <mrow>
                      <mrow>
                        <mo fence="true" stretchy="false">(</mo>
                        <mrow>
                          <msub>
                            <mi>x</mi>
                            <mn>1</mn>
                          </msub>
                        </mrow>
                        <mo fence="true" stretchy="false">)</mo>
                      </mrow>
                      <mo stretchy="false">−</mo>
                      <msub>
                        <mi>y</mi>
                        <mn>1</mn>
                      </msub>
                      <mo stretchy="false">−</mo>
                      <mi>g</mi>
                    </mrow>
                    <mrow>
                      <mrow>
                        <mo fence="true" stretchy="false">(</mo>
                        <mrow>
                          <msub>
                            <mi>x</mi>
                            <mn>2</mn>
                          </msub>
                        </mrow>
                        <mo fence="true" stretchy="false">)</mo>
                      </mrow>
                      <mo stretchy="false">+</mo>
                      <msub>
                        <mi>y</mi>
                        <mn>2</mn>
                      </msub>
                    </mrow>
                  </mrow>
                </mrow>
                <mo fence="true" stretchy="false">)</mo>
              </mrow>
            </mrow>
          </mtd>
        </mtr>
      </mtable>
    </mstyle>
    <annotation encoding="StarMath 5.0">bold stack{ (K_{1,1}+K_{2,2}-2K_{1,2})%alpha_{2}=
y_{ 2 }( K_{1,1}%xi-a_{1}^{"old"}y_{1}K_{1,1}-K_{1,2}%xi+%alpha_{1}^{"old"}y_{1}K_{1,2}-%alpha_{2}^{"old"}y_{2}K_{1,2}+%alpha_{2}^{"old"}y_{2}K_{2,2} )#
phantom{aaaaaaaaaaaaaaaaaaaa}+y_{2}(g(x_{1})-y_{1}-g(x_{2})+y_{2} )
}</annotation>
  </semantics>
</math>
</file>

<file path=Object 271/content.xml><?xml version="1.0" encoding="utf-8"?>
<math xmlns="http://www.w3.org/1998/Math/MathML" display="block">
  <semantics>
    <mrow>
      <msubsup>
        <mi mathvariant="normal">α</mi>
        <mn>1</mn>
        <mtext>old</mtext>
      </msubsup>
      <mi>,</mi>
      <msubsup>
        <mi mathvariant="normal">α</mi>
        <mn>2</mn>
        <mtext>old</mtext>
      </msubsup>
    </mrow>
    <annotation encoding="StarMath 5.0">{ %alpha^{"old"}_{1},%alpha^{"old"}_{2} }</annotation>
  </semantics>
</math>
</file>

<file path=Object 272/content.xml><?xml version="1.0" encoding="utf-8"?>
<math xmlns="http://www.w3.org/1998/Math/MathML" display="block">
  <semantics>
    <mrow>
      <msubsup>
        <mi mathvariant="normal">α</mi>
        <mn>1</mn>
        <mtext>old</mtext>
      </msubsup>
      <mrow>
        <msub>
          <mi>y</mi>
          <mn>1</mn>
        </msub>
        <mo stretchy="false">+</mo>
        <msubsup>
          <mi mathvariant="normal">α</mi>
          <mn>2</mn>
          <mtext>old</mtext>
        </msubsup>
      </mrow>
      <mrow>
        <msub>
          <mi>y</mi>
          <mn>2</mn>
        </msub>
        <mo stretchy="false">=</mo>
        <mi mathvariant="normal">ξ</mi>
      </mrow>
    </mrow>
    <annotation encoding="StarMath 5.0">{ %alpha_{1}^{"old"}y_{1}+%alpha_{2}^{"old"}y_{2}=%xi }</annotation>
  </semantics>
</math>
</file>

<file path=Object 273/content.xml><?xml version="1.0" encoding="utf-8"?>
<math xmlns="http://www.w3.org/1998/Math/MathML" display="block">
  <semantics>
    <mstyle mathvariant="bold">
      <mrow>
        <mrow>
          <mo fence="true" stretchy="false">(</mo>
          <mrow>
            <mrow>
              <mrow>
                <msub>
                  <mi>K</mi>
                  <mn>1,1</mn>
                </msub>
                <mo stretchy="false">+</mo>
                <msub>
                  <mi>K</mi>
                  <mn>2,2</mn>
                </msub>
                <mo stretchy="false">−</mo>
                <mn>2</mn>
              </mrow>
              <msub>
                <mi>K</mi>
                <mn>1,2</mn>
              </msub>
            </mrow>
          </mrow>
          <mo fence="true" stretchy="false">)</mo>
        </mrow>
        <mrow>
          <msub>
            <mi mathvariant="normal">α</mi>
            <mn>2</mn>
          </msub>
          <mo stretchy="false">=</mo>
          <mrow>
            <mo fence="true" stretchy="false">(</mo>
            <mrow>
              <mrow>
                <mrow>
                  <msub>
                    <mi>K</mi>
                    <mn>1,1</mn>
                  </msub>
                  <mo stretchy="false">+</mo>
                  <msub>
                    <mi>K</mi>
                    <mn>2,2</mn>
                  </msub>
                  <mo stretchy="false">−</mo>
                  <mn>2</mn>
                </mrow>
                <msub>
                  <mi>K</mi>
                  <mn>1,2</mn>
                </msub>
              </mrow>
            </mrow>
            <mo fence="true" stretchy="false">)</mo>
          </mrow>
        </mrow>
        <mrow>
          <msubsup>
            <mi mathvariant="normal">α</mi>
            <mn>2</mn>
            <mi mathvariant="italic">old</mi>
          </msubsup>
          <mo stretchy="false">+</mo>
          <msub>
            <mi>y</mi>
            <mn>2</mn>
          </msub>
        </mrow>
        <mrow>
          <mo fence="true" stretchy="false">(</mo>
          <mrow>
            <mrow>
              <msub>
                <mi>E</mi>
                <mn>1</mn>
              </msub>
              <mo stretchy="false">−</mo>
              <msub>
                <mi>E</mi>
                <mn>2</mn>
              </msub>
            </mrow>
          </mrow>
          <mo fence="true" stretchy="false">)</mo>
        </mrow>
      </mrow>
    </mstyle>
    <annotation encoding="StarMath 5.0">bold{(K_{1,1}+K_{2,2}-2K_{1,2})%alpha_{2}
=(K_{1,1}+K_{2,2}-2K_{1,2})%alpha_{2}^{old}+y_{ 2 }( E_{1}-E_{2} )
}</annotation>
  </semantics>
</math>
</file>

<file path=Object 274/content.xml><?xml version="1.0" encoding="utf-8"?>
<math xmlns="http://www.w3.org/1998/Math/MathML" display="block">
  <semantics>
    <mstyle mathvariant="bold">
      <mrow>
        <mrow>
          <msub>
            <mi>E</mi>
            <mi>i</mi>
          </msub>
          <mo stretchy="false">=</mo>
          <mi>g</mi>
        </mrow>
        <mrow>
          <mrow>
            <mo fence="true" stretchy="false">(</mo>
            <mrow>
              <msub>
                <mi>x</mi>
                <mi>i</mi>
              </msub>
            </mrow>
            <mo fence="true" stretchy="false">)</mo>
          </mrow>
          <mo stretchy="false">−</mo>
          <msub>
            <mi>y</mi>
            <mi>i</mi>
          </msub>
        </mrow>
      </mrow>
    </mstyle>
    <annotation encoding="StarMath 5.0">bold { E_{i}=g(x_{i})-y_{i} }</annotation>
  </semantics>
</math>
</file>

<file path=Object 275/content.xml><?xml version="1.0" encoding="utf-8"?>
<math xmlns="http://www.w3.org/1998/Math/MathML" display="block">
  <semantics>
    <mstyle mathvariant="bold">
      <mrow>
        <mrow>
          <mi mathvariant="normal">η</mi>
          <mo stretchy="false">=</mo>
          <mrow>
            <msub>
              <mi>K</mi>
              <mn>1,1</mn>
            </msub>
            <mo stretchy="false">+</mo>
            <msub>
              <mi>K</mi>
              <mn>2,2</mn>
            </msub>
            <mo stretchy="false">−</mo>
            <mn>2</mn>
          </mrow>
        </mrow>
        <msub>
          <mi>K</mi>
          <mn>1,2</mn>
        </msub>
      </mrow>
    </mstyle>
    <annotation encoding="StarMath 5.0">bold{ %eta =K_{1,1}+K_{2,2}-2K_{1,2} }</annotation>
  </semantics>
</math>
</file>

<file path=Object 276/content.xml><?xml version="1.0" encoding="utf-8"?>
<math xmlns="http://www.w3.org/1998/Math/MathML" display="block">
  <semantics>
    <mstyle mathvariant="bold">
      <mrow>
        <msub>
          <mi mathvariant="normal">α</mi>
          <mn>2</mn>
        </msub>
        <mo stretchy="false">=</mo>
        <mrow>
          <msubsup>
            <mi mathvariant="normal">α</mi>
            <mn>2</mn>
            <mtext>old</mtext>
          </msubsup>
          <mo stretchy="false">+</mo>
          <mfrac>
            <mrow>
              <msub>
                <mi>y</mi>
                <mn>2</mn>
              </msub>
              <mrow>
                <mo fence="true" stretchy="false">(</mo>
                <mrow>
                  <mrow>
                    <msub>
                      <mi>E</mi>
                      <mn>1</mn>
                    </msub>
                    <mo stretchy="false">−</mo>
                    <msub>
                      <mi>E</mi>
                      <mn>2</mn>
                    </msub>
                  </mrow>
                </mrow>
                <mo fence="true" stretchy="false">)</mo>
              </mrow>
            </mrow>
            <mi mathvariant="normal">η</mi>
          </mfrac>
        </mrow>
      </mrow>
    </mstyle>
    <annotation encoding="StarMath 5.0">bold{ %alpha_{2}=%alpha_{2}^{"old"}+{y_{2}(E_{1}-E_{2})}over %eta }</annotation>
  </semantics>
</math>
</file>

<file path=Object 277/content.xml><?xml version="1.0" encoding="utf-8"?>
<math xmlns="http://www.w3.org/1998/Math/MathML" display="block">
  <semantics>
    <mrow>
      <mo fence="true" stretchy="true">{</mo>
      <mrow>
        <mstyle mathvariant="bold">
          <mtable>
            <mtr>
              <mtd>
                <mrow>
                  <msub>
                    <mi>y</mi>
                    <mi>i</mi>
                  </msub>
                  <mi>g</mi>
                  <mrow>
                    <mrow>
                      <mo fence="true" stretchy="false">(</mo>
                      <mrow>
                        <msub>
                          <mi>x</mi>
                          <mi>i</mi>
                        </msub>
                      </mrow>
                      <mo fence="true" stretchy="false">)</mo>
                    </mrow>
                    <mo stretchy="false">≥</mo>
                    <mn>1</mn>
                  </mrow>
                  <mi>,</mi>
                  <mtext> </mtext>
                  <mrow>
                    <msub>
                      <mi mathvariant="normal">α</mi>
                      <mi>i</mi>
                    </msub>
                    <mo stretchy="false">=</mo>
                    <mn>0</mn>
                  </mrow>
                </mrow>
              </mtd>
            </mtr>
            <mtr>
              <mtd>
                <mrow>
                  <msub>
                    <mi>y</mi>
                    <mi>i</mi>
                  </msub>
                  <mi>g</mi>
                  <mrow>
                    <mrow>
                      <mo fence="true" stretchy="false">(</mo>
                      <mrow>
                        <msub>
                          <mi>x</mi>
                          <mi>i</mi>
                        </msub>
                      </mrow>
                      <mo fence="true" stretchy="false">)</mo>
                    </mrow>
                    <mo stretchy="false">=</mo>
                    <mn>1</mn>
                  </mrow>
                  <mi>,</mi>
                  <mtext> </mtext>
                  <mrow>
                    <msub>
                      <mi mathvariant="normal">α</mi>
                      <mi>i</mi>
                    </msub>
                    <mo stretchy="false">∈</mo>
                    <mrow>
                      <mo fence="true" stretchy="false">(</mo>
                      <mrow>
                        <mrow>
                          <mn>0</mn>
                          <mi>,</mi>
                          <mi>C</mi>
                        </mrow>
                      </mrow>
                      <mo fence="true" stretchy="false">)</mo>
                    </mrow>
                  </mrow>
                </mrow>
              </mtd>
            </mtr>
            <mtr>
              <mtd>
                <mrow>
                  <msub>
                    <mi>y</mi>
                    <mi>i</mi>
                  </msub>
                  <mi>g</mi>
                  <mrow>
                    <mrow>
                      <mo fence="true" stretchy="false">(</mo>
                      <mrow>
                        <msub>
                          <mi>x</mi>
                          <mi>i</mi>
                        </msub>
                      </mrow>
                      <mo fence="true" stretchy="false">)</mo>
                    </mrow>
                    <mo stretchy="false">≤</mo>
                    <mn>1</mn>
                  </mrow>
                  <mi>,</mi>
                  <mtext> </mtext>
                  <mrow>
                    <msub>
                      <mi mathvariant="normal">α</mi>
                      <mi>i</mi>
                    </msub>
                    <mo stretchy="false">=</mo>
                    <mi>C</mi>
                  </mrow>
                </mrow>
              </mtd>
            </mtr>
          </mtable>
        </mstyle>
      </mrow>
    </mrow>
    <annotation encoding="StarMath 5.0"> {  left lbrace bold stack{
 {y_{i}g(x_{i})&gt;=1,{" "}%alpha_{i}=0}#
 {y_{i}g(x_{i})=1,{" "}%alpha_{i} in(0,C) }#
 {y_{i}g(x_{i})&lt;=1,{" "}%alpha_{i}=C  }
 } right none }</annotation>
  </semantics>
</math>
</file>

<file path=Object 278/content.xml><?xml version="1.0" encoding="utf-8"?>
<math xmlns="http://www.w3.org/1998/Math/MathML" display="block">
  <semantics>
    <mrow>
      <msub>
        <mi mathvariant="normal">α</mi>
        <mi>i</mi>
      </msub>
      <mo stretchy="false">∈</mo>
      <mrow>
        <mo fence="true" stretchy="false">(</mo>
        <mrow>
          <mrow>
            <mn>0</mn>
            <mi>,</mi>
            <mi>C</mi>
          </mrow>
        </mrow>
        <mo fence="true" stretchy="false">)</mo>
      </mrow>
    </mrow>
    <annotation encoding="StarMath 5.0">{ %alpha_{i}in (0,C) }</annotation>
  </semantics>
</math>
</file>

<file path=Object 279/content.xml><?xml version="1.0" encoding="utf-8"?>
<math xmlns="http://www.w3.org/1998/Math/MathML" display="block">
  <semantics>
    <msub>
      <mi mathvariant="normal">α</mi>
      <mn>2</mn>
    </msub>
    <annotation encoding="StarMath 5.0">{ %alpha_{2} }</annotation>
  </semantics>
</math>
</file>

<file path=Object 28/content.xml><?xml version="1.0" encoding="utf-8"?>
<math xmlns="http://www.w3.org/1998/Math/MathML" display="block">
  <semantics>
    <msub>
      <mi>A</mi>
      <mrow>
        <mi>m</mi>
        <mo stretchy="false">×</mo>
        <mi>n</mi>
      </mrow>
    </msub>
    <annotation encoding="StarMath 5.0">{ A_{m times n} }</annotation>
  </semantics>
</math>
</file>

<file path=Object 280/content.xml><?xml version="1.0" encoding="utf-8"?>
<math xmlns="http://www.w3.org/1998/Math/MathML" display="block">
  <semantics>
    <mrow>
      <mo fence="true" stretchy="false">‖</mo>
      <mrow>
        <mrow>
          <msub>
            <mi>E</mi>
            <mn>1</mn>
          </msub>
          <mo stretchy="false">−</mo>
          <msub>
            <mi>E</mi>
            <mn>2</mn>
          </msub>
        </mrow>
      </mrow>
      <mo fence="true" stretchy="false">‖</mo>
    </mrow>
    <annotation encoding="StarMath 5.0">{ldline E_{1}-E_{2} rdline }</annotation>
  </semantics>
</math>
</file>

<file path=Object 281/content.xml><?xml version="1.0" encoding="utf-8"?>
<math xmlns="http://www.w3.org/1998/Math/MathML" display="block">
  <semantics>
    <msub>
      <mi mathvariant="normal">α</mi>
      <mn>2</mn>
    </msub>
    <annotation encoding="StarMath 5.0">{ %alpha_{2} }</annotation>
  </semantics>
</math>
</file>

<file path=Object 282/content.xml><?xml version="1.0" encoding="utf-8"?>
<math xmlns="http://www.w3.org/1998/Math/MathML" display="block">
  <semantics>
    <mrow>
      <mo fence="true" stretchy="false">‖</mo>
      <mrow>
        <mrow>
          <msub>
            <mi>E</mi>
            <mn>1</mn>
          </msub>
          <mo stretchy="false">−</mo>
          <msub>
            <mi>E</mi>
            <mn>2</mn>
          </msub>
        </mrow>
      </mrow>
      <mo fence="true" stretchy="false">‖</mo>
    </mrow>
    <annotation encoding="StarMath 5.0">{ ldline E_{1}-E_{2} rdline }</annotation>
  </semantics>
</math>
</file>

<file path=Object 283/content.xml><?xml version="1.0" encoding="utf-8"?>
<math xmlns="http://www.w3.org/1998/Math/MathML" display="block">
  <semantics>
    <msub>
      <mi>E</mi>
      <mi>i</mi>
    </msub>
    <annotation encoding="StarMath 5.0">{ E_{i} }</annotation>
  </semantics>
</math>
</file>

<file path=Object 284/content.xml><?xml version="1.0" encoding="utf-8"?>
<math xmlns="http://www.w3.org/1998/Math/MathML" display="block">
  <semantics>
    <mrow>
      <msubsup>
        <mi mathvariant="normal">α</mi>
        <mn>1</mn>
        <mtext>new</mtext>
      </msubsup>
      <mo stretchy="false">∈</mo>
      <mrow>
        <mo fence="true" stretchy="false">(</mo>
        <mrow>
          <mrow>
            <mn>0</mn>
            <mi>,</mi>
            <mi>C</mi>
          </mrow>
        </mrow>
        <mo fence="true" stretchy="false">)</mo>
      </mrow>
    </mrow>
    <annotation encoding="StarMath 5.0">{ %alpha_{1}^{"new"} in(0,C) }</annotation>
  </semantics>
</math>
</file>

<file path=Object 285/content.xml><?xml version="1.0" encoding="utf-8"?>
<math xmlns="http://www.w3.org/1998/Math/MathML" display="block">
  <semantics>
    <mrow>
      <msub>
        <mi>y</mi>
        <mi>i</mi>
      </msub>
      <mi>g</mi>
      <mrow>
        <mrow>
          <mo fence="true" stretchy="false">(</mo>
          <mrow>
            <msub>
              <mi>x</mi>
              <mi>i</mi>
            </msub>
          </mrow>
          <mo fence="true" stretchy="false">)</mo>
        </mrow>
        <mo stretchy="false">=</mo>
        <mn>1</mn>
        <mo stretchy="false">→</mo>
        <mi>g</mi>
      </mrow>
      <mrow>
        <mrow>
          <mo fence="true" stretchy="false">(</mo>
          <mrow>
            <mi>x</mi>
          </mrow>
          <mo fence="true" stretchy="false">)</mo>
        </mrow>
        <mo stretchy="false">=</mo>
        <mrow>
          <mi>w</mi>
          <mo stretchy="false">⋅</mo>
          <mi mathvariant="normal">ϕ</mi>
        </mrow>
      </mrow>
      <mrow>
        <mrow>
          <mrow>
            <mo fence="true" stretchy="false">(</mo>
            <mrow>
              <mi>x</mi>
            </mrow>
            <mo fence="true" stretchy="false">)</mo>
          </mrow>
          <mo stretchy="false">+</mo>
          <mi>b</mi>
        </mrow>
        <mo stretchy="false">=</mo>
        <msub>
          <mi>y</mi>
          <mi>i</mi>
        </msub>
      </mrow>
    </mrow>
    <annotation encoding="StarMath 5.0">{ y_{i}g(x_{i})=1 toward g(x)=w cdot %phi(x)+b=y_{i}}</annotation>
  </semantics>
</math>
</file>

<file path=Object 286/content.xml><?xml version="1.0" encoding="utf-8"?>
<math xmlns="http://www.w3.org/1998/Math/MathML" display="block">
  <semantics>
    <mstyle mathvariant="bold">
      <mtable>
        <mtr>
          <mtd>
            <mrow>
              <mrow>
                <mrow>
                  <munderover>
                    <mo stretchy="false">∑</mo>
                    <mrow>
                      <mi>i</mi>
                      <mo stretchy="false">=</mo>
                      <mn>1</mn>
                    </mrow>
                    <mi>N</mi>
                  </munderover>
                  <mrow>
                    <msub>
                      <mi mathvariant="normal">α</mi>
                      <mi>i</mi>
                    </msub>
                    <msub>
                      <mi>y</mi>
                      <mi>i</mi>
                    </msub>
                    <mi>K</mi>
                    <mrow>
                      <mo fence="true" stretchy="false">(</mo>
                      <mrow>
                        <mrow>
                          <msub>
                            <mi>x</mi>
                            <mi>i</mi>
                          </msub>
                          <mi>,</mi>
                          <mi>x</mi>
                        </mrow>
                      </mrow>
                      <mo fence="true" stretchy="false">)</mo>
                    </mrow>
                  </mrow>
                </mrow>
                <mo stretchy="false">+</mo>
                <mi>b</mi>
              </mrow>
              <mo stretchy="false">=</mo>
              <mi>y</mi>
            </mrow>
          </mtd>
        </mtr>
        <mtr>
          <mtd>
            <mrow>
              <mi>b</mi>
              <mo stretchy="false">=</mo>
              <mrow>
                <mi>y</mi>
                <mo stretchy="false">−</mo>
                <mrow>
                  <munderover>
                    <mo stretchy="false">∑</mo>
                    <mrow>
                      <mi>i</mi>
                      <mo stretchy="false">=</mo>
                      <mn>1</mn>
                    </mrow>
                    <mn>2</mn>
                  </munderover>
                  <mrow>
                    <msub>
                      <mi mathvariant="normal">α</mi>
                      <mi>i</mi>
                    </msub>
                    <msub>
                      <mi>y</mi>
                      <mi>i</mi>
                    </msub>
                    <mi>K</mi>
                    <mrow>
                      <mrow>
                        <mo fence="true" stretchy="false">(</mo>
                        <mrow>
                          <mrow>
                            <msub>
                              <mi>x</mi>
                              <mi>i</mi>
                            </msub>
                            <mi>,</mi>
                            <mi>x</mi>
                          </mrow>
                        </mrow>
                        <mo fence="true" stretchy="false">)</mo>
                      </mrow>
                      <mo stretchy="false">−</mo>
                      <mi>v</mi>
                    </mrow>
                  </mrow>
                </mrow>
              </mrow>
            </mrow>
          </mtd>
        </mtr>
      </mtable>
    </mstyle>
    <annotation encoding="StarMath 5.0">bold stack{ sum from{i=1}to{N}{%alpha_{i}y_{i}K(x_{i},x)}+b=y #
b=y-sum from{ i=1}to{ 2 }{ %alpha_{i}y_{i}K(x_{i},x)- v
}}</annotation>
  </semantics>
</math>
</file>

<file path=Object 287/content.xml><?xml version="1.0" encoding="utf-8"?>
<math xmlns="http://www.w3.org/1998/Math/MathML" display="block">
  <semantics>
    <mrow>
      <mrow>
        <msub>
          <mi>E</mi>
          <mi>i</mi>
        </msub>
        <mo stretchy="false">=</mo>
        <mi>g</mi>
      </mrow>
      <mrow>
        <mrow>
          <mo fence="true" stretchy="false">(</mo>
          <mrow>
            <msub>
              <mi>x</mi>
              <mi>i</mi>
            </msub>
          </mrow>
          <mo fence="true" stretchy="false">)</mo>
        </mrow>
        <mo stretchy="false">−</mo>
        <msub>
          <mi>y</mi>
          <mi>i</mi>
        </msub>
      </mrow>
    </mrow>
    <annotation encoding="StarMath 5.0">{ E_{i}=g(x_{i})-y_{i} }</annotation>
  </semantics>
</math>
</file>

<file path=Object 288/content.xml><?xml version="1.0" encoding="utf-8"?>
<math xmlns="http://www.w3.org/1998/Math/MathML" display="block">
  <semantics>
    <mstyle mathvariant="bold">
      <mrow>
        <mrow>
          <msub>
            <mi>E</mi>
            <mn>1</mn>
          </msub>
          <mo stretchy="false">=</mo>
          <mrow>
            <msub>
              <mi>v</mi>
              <mn>1</mn>
            </msub>
            <mo stretchy="false">+</mo>
            <msubsup>
              <mi mathvariant="normal">α</mi>
              <mn>1</mn>
              <mtext>old</mtext>
            </msubsup>
          </mrow>
        </mrow>
        <msub>
          <mi>y</mi>
          <mn>1</mn>
        </msub>
        <mrow>
          <msub>
            <mi>K</mi>
            <mn>1,1</mn>
          </msub>
          <mo stretchy="false">+</mo>
          <msubsup>
            <mi mathvariant="normal">α</mi>
            <mn>2</mn>
            <mtext>old</mtext>
          </msubsup>
        </mrow>
        <msub>
          <mi>y</mi>
          <mn>2</mn>
        </msub>
        <mrow>
          <msub>
            <mi>K</mi>
            <mn>2,1</mn>
          </msub>
          <mo stretchy="false">+</mo>
          <msup>
            <mi>b</mi>
            <mtext>old</mtext>
          </msup>
          <mo stretchy="false">−</mo>
          <msub>
            <mi>y</mi>
            <mi>i</mi>
          </msub>
        </mrow>
      </mrow>
    </mstyle>
    <annotation encoding="StarMath 5.0">bold{ E_{1}=v_{1}+%alpha_{1}^{"old"}y_{1}K_{1,1}+%alpha_{2}^{"old"}y_{2}K_{2,1}+b^{"old"}-y_{i} }</annotation>
  </semantics>
</math>
</file>

<file path=Object 289/content.xml><?xml version="1.0" encoding="utf-8"?>
<math xmlns="http://www.w3.org/1998/Math/MathML" display="block">
  <semantics>
    <mstyle mathvariant="bold">
      <mrow>
        <mrow>
          <mi>b</mi>
          <mo stretchy="false">=</mo>
          <mrow>
            <mrow>
              <mo stretchy="false">−</mo>
              <msub>
                <mi>E</mi>
                <mn>1</mn>
              </msub>
            </mrow>
            <mo stretchy="false">−</mo>
            <msub>
              <mi>y</mi>
              <mn>1</mn>
            </msub>
          </mrow>
        </mrow>
        <msub>
          <mi>K</mi>
          <mn>1,1</mn>
        </msub>
        <mrow>
          <mrow>
            <mo fence="true" stretchy="false">(</mo>
            <mrow>
              <mrow>
                <msubsup>
                  <mi mathvariant="normal">α</mi>
                  <mn>1</mn>
                  <mtext>new</mtext>
                </msubsup>
                <mo stretchy="false">−</mo>
                <msubsup>
                  <mi mathvariant="normal">α</mi>
                  <mn>1</mn>
                  <mtext>old</mtext>
                </msubsup>
              </mrow>
            </mrow>
            <mo fence="true" stretchy="false">)</mo>
          </mrow>
          <mo stretchy="false">−</mo>
          <msub>
            <mi>y</mi>
            <mn>2</mn>
          </msub>
        </mrow>
        <msub>
          <mi>K</mi>
          <mn>2,1</mn>
        </msub>
        <mrow>
          <mrow>
            <mo fence="true" stretchy="false">(</mo>
            <mrow>
              <mrow>
                <msubsup>
                  <mi mathvariant="normal">α</mi>
                  <mn>2</mn>
                  <mtext>new</mtext>
                </msubsup>
                <mo stretchy="false">−</mo>
                <msubsup>
                  <mi mathvariant="normal">α</mi>
                  <mn>2</mn>
                  <mtext>old</mtext>
                </msubsup>
              </mrow>
            </mrow>
            <mo fence="true" stretchy="false">)</mo>
          </mrow>
          <mo stretchy="false">+</mo>
          <msup>
            <mi>b</mi>
            <mtext>old</mtext>
          </msup>
        </mrow>
      </mrow>
    </mstyle>
    <annotation encoding="StarMath 5.0">bold{ b=-E_{1}-y_{1}K_{1,1}(%alpha_{1}^{"new"}-%alpha_{1}^{"old"})-y_{2}K_{2,1}(%alpha_{2}^{"new"}-%alpha_{2}^{"old"})+b^{"old"} }</annotation>
  </semantics>
</math>
</file>

<file path=Object 29/content.xml><?xml version="1.0" encoding="utf-8"?>
<math xmlns="http://www.w3.org/1998/Math/MathML" display="block">
  <semantics>
    <msup>
      <mi>A</mi>
      <mrow>
        <mo stretchy="false">−</mo>
        <mn>1</mn>
      </mrow>
    </msup>
    <annotation encoding="StarMath 5.0">{ A^-1 }</annotation>
  </semantics>
</math>
</file>

<file path=Object 290/content.xml><?xml version="1.0" encoding="utf-8"?>
<math xmlns="http://www.w3.org/1998/Math/MathML" display="block">
  <semantics>
    <mstyle mathvariant="bold">
      <mrow>
        <mrow>
          <msubsup>
            <mi>E</mi>
            <mi>i</mi>
            <mtext>new</mtext>
          </msubsup>
          <mo stretchy="false">=</mo>
          <mrow>
            <munderover>
              <mo stretchy="false">∑</mo>
              <mrow>
                <mi>j</mi>
                <mo stretchy="false">=</mo>
                <mn>1</mn>
              </mrow>
              <mi>N</mi>
            </munderover>
            <msub>
              <mi mathvariant="normal">α</mi>
              <mi>j</mi>
            </msub>
          </mrow>
        </mrow>
        <msub>
          <mi>y</mi>
          <mi>j</mi>
        </msub>
        <mi>K</mi>
        <mrow>
          <mrow>
            <mo fence="true" stretchy="false">(</mo>
            <mrow>
              <mrow>
                <msub>
                  <mi>x</mi>
                  <mi>j</mi>
                </msub>
                <mi>,</mi>
                <msub>
                  <mi>x</mi>
                  <mi>i</mi>
                </msub>
              </mrow>
            </mrow>
            <mo fence="true" stretchy="false">)</mo>
          </mrow>
          <mo stretchy="false">+</mo>
          <msub>
            <mi>b</mi>
            <mtext>new</mtext>
          </msub>
          <mo stretchy="false">−</mo>
          <msub>
            <mi>y</mi>
            <mi>i</mi>
          </msub>
        </mrow>
      </mrow>
    </mstyle>
    <annotation encoding="StarMath 5.0">bold{ E_{i}^{"new"}=sum from{j=1}to{N}{%alpha_{j}}y_{j}K(x_{j},x_{i})+b_{"new"}-y_{i}}</annotation>
  </semantics>
</math>
</file>

<file path=Object 291/content.xml><?xml version="1.0" encoding="utf-8"?>
<math xmlns="http://www.w3.org/1998/Math/MathML" display="block">
  <semantics>
    <mstyle mathvariant="bold">
      <mrow>
        <mi>g</mi>
        <mrow>
          <mrow>
            <mo fence="true" stretchy="false">(</mo>
            <mrow>
              <mrow>
                <mi>D</mi>
                <mi>,</mi>
                <mi>A</mi>
              </mrow>
            </mrow>
            <mo fence="true" stretchy="false">)</mo>
          </mrow>
          <mo stretchy="false">=</mo>
          <mi>H</mi>
        </mrow>
        <mrow>
          <mrow>
            <mo fence="true" stretchy="false">(</mo>
            <mrow>
              <mi>D</mi>
            </mrow>
            <mo fence="true" stretchy="false">)</mo>
          </mrow>
          <mo stretchy="false">−</mo>
          <mi>H</mi>
        </mrow>
        <mrow>
          <mo fence="true" stretchy="false">(</mo>
          <mrow>
            <mrow>
              <mi>D</mi>
              <mo stretchy="false">∣</mo>
              <mi>A</mi>
            </mrow>
          </mrow>
          <mo fence="true" stretchy="false">)</mo>
        </mrow>
      </mrow>
    </mstyle>
    <annotation encoding="StarMath 5.0">bold{ g(D,A)=H(D)-H(D  divides  A) }</annotation>
  </semantics>
</math>
</file>

<file path=Object 292/content.xml><?xml version="1.0" encoding="utf-8"?>
<math xmlns="http://www.w3.org/1998/Math/MathML" display="block">
  <semantics>
    <msub>
      <mi>y</mi>
      <mi>j</mi>
    </msub>
    <annotation encoding="StarMath 5.0">{ y_{j} }</annotation>
  </semantics>
</math>
</file>

<file path=Object 293/content.xml><?xml version="1.0" encoding="utf-8"?>
<math xmlns="http://www.w3.org/1998/Math/MathML" display="block">
  <semantics>
    <msub>
      <mi>x</mi>
      <mi>i</mi>
    </msub>
    <annotation encoding="StarMath 5.0">{ x_{i} }</annotation>
  </semantics>
</math>
</file>

<file path=Object 294/content.xml><?xml version="1.0" encoding="utf-8"?>
<math xmlns="http://www.w3.org/1998/Math/MathML" display="block">
  <semantics>
    <mrow>
      <mi>I</mi>
      <mrow>
        <mo fence="true" stretchy="false">(</mo>
        <mrow>
          <mrow>
            <msub>
              <mi>x</mi>
              <mi>i</mi>
            </msub>
            <mo stretchy="false">/</mo>
            <msub>
              <mi>y</mi>
              <mi>j</mi>
            </msub>
          </mrow>
        </mrow>
        <mo fence="true" stretchy="false">)</mo>
      </mrow>
    </mrow>
    <annotation encoding="StarMath 5.0"> { I(x_{i}  / y_{j} ) }</annotation>
  </semantics>
</math>
</file>

<file path=Object 295/content.xml><?xml version="1.0" encoding="utf-8"?>
<math xmlns="http://www.w3.org/1998/Math/MathML" display="block">
  <semantics>
    <mrow>
      <mi>H</mi>
      <mrow>
        <mo fence="true" stretchy="false">(</mo>
        <mrow>
          <mrow>
            <mi>X</mi>
            <mo stretchy="false">/</mo>
            <msub>
              <mi>y</mi>
              <mi>j</mi>
            </msub>
          </mrow>
        </mrow>
        <mo fence="true" stretchy="false">)</mo>
      </mrow>
    </mrow>
    <annotation encoding="StarMath 5.0">{ H(X/y_{j}) }</annotation>
  </semantics>
</math>
</file>

<file path=Object 296/content.xml><?xml version="1.0" encoding="utf-8"?>
<math xmlns="http://www.w3.org/1998/Math/MathML" display="block">
  <semantics>
    <mstyle mathvariant="bold">
      <mrow>
        <mi>H</mi>
        <mrow>
          <mrow>
            <mo fence="true" stretchy="false">(</mo>
            <mrow>
              <mrow>
                <mi>X</mi>
                <mo stretchy="false">/</mo>
                <msub>
                  <mi>y</mi>
                  <mi>j</mi>
                </msub>
              </mrow>
            </mrow>
            <mo fence="true" stretchy="false">)</mo>
          </mrow>
          <mo stretchy="false">=</mo>
          <mrow>
            <munder>
              <mo stretchy="false">∑</mo>
              <mi>i</mi>
            </munder>
            <mrow>
              <mi>p</mi>
              <mrow>
                <mo fence="true" stretchy="false">(</mo>
                <mrow>
                  <mrow>
                    <msub>
                      <mi>x</mi>
                      <mi>i</mi>
                    </msub>
                    <mo stretchy="false">/</mo>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_{j})=sum from{i}{p(x_{i} /y_{j})I(x_{i}/y_{j}) } }</annotation>
  </semantics>
</math>
</file>

<file path=Object 297/content.xml><?xml version="1.0" encoding="utf-8"?>
<math xmlns="http://www.w3.org/1998/Math/MathML" display="block">
  <semantics>
    <msub>
      <mi>y</mi>
      <mi>j</mi>
    </msub>
    <annotation encoding="StarMath 5.0">{ y_{j} }</annotation>
  </semantics>
</math>
</file>

<file path=Object 298/content.xml><?xml version="1.0" encoding="utf-8"?>
<math xmlns="http://www.w3.org/1998/Math/MathML" display="block">
  <semantics>
    <mrow>
      <mi>H</mi>
      <mrow>
        <mo fence="true" stretchy="false">(</mo>
        <mrow>
          <mrow>
            <mi>X</mi>
            <mo stretchy="false">/</mo>
            <mi>Y</mi>
          </mrow>
        </mrow>
        <mo fence="true" stretchy="false">)</mo>
      </mrow>
    </mrow>
    <annotation encoding="StarMath 5.0">{ H(X/Y) }</annotation>
  </semantics>
</math>
</file>

<file path=Object 299/content.xml><?xml version="1.0" encoding="utf-8"?>
<math xmlns="http://www.w3.org/1998/Math/MathML" display="block">
  <semantics>
    <mstyle mathvariant="bold">
      <mrow>
        <mi>H</mi>
        <mrow>
          <mrow>
            <mo fence="true" stretchy="false">(</mo>
            <mrow>
              <mrow>
                <mi>X</mi>
                <mo stretchy="false">/</mo>
                <mi>Y</mi>
              </mrow>
            </mrow>
            <mo fence="true" stretchy="false">)</mo>
          </mrow>
          <mo stretchy="false">=</mo>
          <mrow>
            <munder>
              <mo stretchy="false">∑</mo>
              <mi>j</mi>
            </munder>
            <mrow>
              <mi>p</mi>
              <mrow>
                <mo fence="true" stretchy="false">(</mo>
                <mrow>
                  <msub>
                    <mi>y</mi>
                    <mi>j</mi>
                  </msub>
                </mrow>
                <mo fence="true" stretchy="false">)</mo>
              </mrow>
              <mi>H</mi>
              <mrow>
                <mo fence="true" stretchy="false">(</mo>
                <mrow>
                  <mrow>
                    <mi>X</mi>
                    <mo stretchy="false">/</mo>
                    <msub>
                      <mi>y</mi>
                      <mi>j</mi>
                    </msub>
                  </mrow>
                </mrow>
                <mo fence="true" stretchy="false">)</mo>
              </mrow>
            </mrow>
          </mrow>
          <mo stretchy="false">=</mo>
          <mrow>
            <munder>
              <mo stretchy="false">∑</mo>
              <mrow>
                <mi>i</mi>
                <mi>,</mi>
                <mi>j</mi>
              </mrow>
            </munder>
            <mrow>
              <mi>p</mi>
              <mrow>
                <mo fence="true" stretchy="false">(</mo>
                <mrow>
                  <mrow>
                    <msub>
                      <mi>x</mi>
                      <mi>i</mi>
                    </msub>
                    <mi>.</mi>
                    <msub>
                      <mi>y</mi>
                      <mi>j</mi>
                    </msub>
                  </mrow>
                </mrow>
                <mo fence="true" stretchy="false">)</mo>
              </mrow>
              <mi>I</mi>
              <mrow>
                <mo fence="true" stretchy="false">(</mo>
                <mrow>
                  <mrow>
                    <msub>
                      <mi>x</mi>
                      <mi>i</mi>
                    </msub>
                    <mo stretchy="false">/</mo>
                    <msub>
                      <mi>y</mi>
                      <mi>j</mi>
                    </msub>
                  </mrow>
                </mrow>
                <mo fence="true" stretchy="false">)</mo>
              </mrow>
            </mrow>
          </mrow>
        </mrow>
      </mrow>
    </mstyle>
    <annotation encoding="StarMath 5.0">bold{ H(X/Y)=sum from{j}{p(y_{j})H(X/y_{j})}=sum from{i,j}{p(x_{i}.y_{j})I(x_{i}/y_{j})} }</annotation>
  </semantics>
</math>
</file>

<file path=Object 3/content.xml><?xml version="1.0" encoding="utf-8"?>
<math xmlns="http://www.w3.org/1998/Math/MathML" display="block">
  <semantics>
    <mrow>
      <mrow>
        <mo fence="true" stretchy="true">[</mo>
        <mrow>
          <mtable>
            <mtr>
              <mtd>
                <mstyle mathvariant="bold">
                  <msub>
                    <mi>x</mi>
                    <mn>1</mn>
                  </msub>
                </mstyle>
              </mtd>
              <mtd>
                <mstyle mathvariant="bold">
                  <msub>
                    <mi>x</mi>
                    <mn>2</mn>
                  </msub>
                </mstyle>
              </mtd>
              <mtd>
                <mn>...</mn>
              </mtd>
            </mtr>
          </mtable>
        </mrow>
        <mo fence="true" stretchy="true">]</mo>
      </mrow>
      <mo stretchy="false">=</mo>
      <mi>V</mi>
    </mrow>
    <annotation encoding="StarMath 5.0">{ left[ matrix{bold x_1#bold x_2#...} right]=V }</annotation>
  </semantics>
</math>
</file>

<file path=Object 30/content.xml><?xml version="1.0" encoding="utf-8"?>
<math xmlns="http://www.w3.org/1998/Math/MathML" display="block">
  <semantics>
    <mrow>
      <mi mathvariant="italic">Rank</mi>
      <mrow>
        <mrow>
          <mo fence="true" stretchy="false">(</mo>
          <mrow>
            <mi>A</mi>
          </mrow>
          <mo fence="true" stretchy="false">)</mo>
        </mrow>
        <mo stretchy="false">=</mo>
        <mi>n</mi>
      </mrow>
    </mrow>
    <annotation encoding="StarMath 5.0">{ Rank(A)=n }</annotation>
  </semantics>
</math>
</file>

<file path=Object 300/content.xml><?xml version="1.0" encoding="utf-8"?>
<math xmlns="http://www.w3.org/1998/Math/MathML" display="block">
  <semantics>
    <mrow>
      <msub>
        <mi>g</mi>
        <mi>R</mi>
      </msub>
      <mrow>
        <mo fence="true" stretchy="false">(</mo>
        <mrow>
          <mrow>
            <mi>D</mi>
            <mi>,</mi>
            <mi>A</mi>
          </mrow>
        </mrow>
        <mo fence="true" stretchy="false">)</mo>
      </mrow>
    </mrow>
    <annotation encoding="StarMath 5.0">{ g_{R}(D,A) }</annotation>
  </semantics>
</math>
</file>

<file path=Object 301/content.xml><?xml version="1.0" encoding="utf-8"?>
<math xmlns="http://www.w3.org/1998/Math/MathML" display="block">
  <semantics>
    <mrow>
      <mi>g</mi>
      <mrow>
        <mo fence="true" stretchy="false">(</mo>
        <mrow>
          <mrow>
            <mi>D</mi>
            <mi>,</mi>
            <mi>A</mi>
          </mrow>
        </mrow>
        <mo fence="true" stretchy="false">)</mo>
      </mrow>
    </mrow>
    <annotation encoding="StarMath 5.0">{ g(D,A) }</annotation>
  </semantics>
</math>
</file>

<file path=Object 302/content.xml><?xml version="1.0" encoding="utf-8"?>
<math xmlns="http://www.w3.org/1998/Math/MathML" display="block">
  <semantics>
    <mrow>
      <mi>H</mi>
      <mrow>
        <mo fence="true" stretchy="false">(</mo>
        <mrow>
          <mi>D</mi>
        </mrow>
        <mo fence="true" stretchy="false">)</mo>
      </mrow>
    </mrow>
    <annotation encoding="StarMath 5.0">{ H(D) }</annotation>
  </semantics>
</math>
</file>

<file path=Object 303/content.xml><?xml version="1.0" encoding="utf-8"?>
<math xmlns="http://www.w3.org/1998/Math/MathML" display="block">
  <semantics>
    <mstyle mathvariant="bold">
      <mrow>
        <msub>
          <mi>g</mi>
          <mi>R</mi>
        </msub>
        <mo stretchy="false">=</mo>
        <mfrac>
          <mrow>
            <mi>g</mi>
            <mrow>
              <mo fence="true" stretchy="false">(</mo>
              <mrow>
                <mrow>
                  <mi>D</mi>
                  <mi>,</mi>
                  <mi>A</mi>
                </mrow>
              </mrow>
              <mo fence="true" stretchy="false">)</mo>
            </mrow>
          </mrow>
          <mrow>
            <mi>H</mi>
            <mrow>
              <mo fence="true" stretchy="false">(</mo>
              <mrow>
                <mi>D</mi>
              </mrow>
              <mo fence="true" stretchy="false">)</mo>
            </mrow>
          </mrow>
        </mfrac>
      </mrow>
    </mstyle>
    <annotation encoding="StarMath 5.0">bold{ g_{R}={{g(D,A)}over {H(D)}} }</annotation>
  </semantics>
</math>
</file>

<file path=Object 304/content.xml><?xml version="1.0" encoding="utf-8"?>
<math xmlns="http://www.w3.org/1998/Math/MathML" display="block">
  <semantics>
    <msub>
      <mi>N</mi>
      <mi>t</mi>
    </msub>
    <annotation encoding="StarMath 5.0">{ N_{t} }</annotation>
  </semantics>
</math>
</file>

<file path=Object 305/content.xml><?xml version="1.0" encoding="utf-8"?>
<math xmlns="http://www.w3.org/1998/Math/MathML" display="block">
  <semantics>
    <msub>
      <mi>N</mi>
      <mi mathvariant="italic">tk</mi>
    </msub>
    <annotation encoding="StarMath 5.0">{ N_{tk} }</annotation>
  </semantics>
</math>
</file>

<file path=Object 306/content.xml><?xml version="1.0" encoding="utf-8"?>
<math xmlns="http://www.w3.org/1998/Math/MathML" display="block">
  <semantics>
    <mrow>
      <msub>
        <mi>H</mi>
        <mi>t</mi>
      </msub>
      <mrow>
        <mo fence="true" stretchy="false">(</mo>
        <mrow>
          <mi>T</mi>
        </mrow>
        <mo fence="true" stretchy="false">)</mo>
      </mrow>
    </mrow>
    <annotation encoding="StarMath 5.0">{ H_{t}(T) }</annotation>
  </semantics>
</math>
</file>

<file path=Object 307/content.xml><?xml version="1.0" encoding="utf-8"?>
<math xmlns="http://www.w3.org/1998/Math/MathML" display="block">
  <semantics>
    <mrow>
      <mi mathvariant="normal">α</mi>
      <mo stretchy="false">≥</mo>
      <mn>0</mn>
    </mrow>
    <annotation encoding="StarMath 5.0">{ %alpha&gt;=0 }</annotation>
  </semantics>
</math>
</file>

<file path=Object 308/content.xml><?xml version="1.0" encoding="utf-8"?>
<math xmlns="http://www.w3.org/1998/Math/MathML" display="block">
  <semantics>
    <mstyle mathvariant="bold">
      <mrow>
        <msub>
          <mi>C</mi>
          <mi>a</mi>
        </msub>
        <mrow>
          <mrow>
            <mo fence="true" stretchy="false">(</mo>
            <mrow>
              <mi>T</mi>
            </mrow>
            <mo fence="true" stretchy="false">)</mo>
          </mrow>
          <mo stretchy="false">=</mo>
          <mrow>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o stretchy="false">+</mo>
            <mi mathvariant="normal">α</mi>
          </mrow>
        </mrow>
        <mrow>
          <mo fence="true" stretchy="true">|</mo>
          <mrow>
            <mi>T</mi>
          </mrow>
          <mo fence="true" stretchy="true">|</mo>
        </mrow>
      </mrow>
    </mstyle>
    <annotation encoding="StarMath 5.0">bold{ C_{a}(T)=sum from{t=1}to{abs T} {N_{t}H_{t}(T)}+%alpha abs T}</annotation>
  </semantics>
</math>
</file>

<file path=Object 309/content.xml><?xml version="1.0" encoding="utf-8"?>
<math xmlns="http://www.w3.org/1998/Math/MathML" display="block">
  <semantics>
    <mstyle mathvariant="bold">
      <mrow>
        <msub>
          <mi>H</mi>
          <mi>t</mi>
        </msub>
        <mrow>
          <mrow>
            <mo fence="true" stretchy="false">(</mo>
            <mrow>
              <mi>T</mi>
            </mrow>
            <mo fence="true" stretchy="false">)</mo>
          </mrow>
          <mo stretchy="false">=</mo>
          <mrow>
            <mo stretchy="false">−</mo>
            <mrow>
              <munder>
                <mo stretchy="false">∑</mo>
                <mi>k</mi>
              </munder>
              <mfrac>
                <msub>
                  <mi>N</mi>
                  <mi mathvariant="italic">tk</mi>
                </msub>
                <msub>
                  <mi>N</mi>
                  <mi>t</mi>
                </msub>
              </mfrac>
            </mrow>
          </mrow>
        </mrow>
        <mi>log</mi>
        <mfrac>
          <msub>
            <mi>N</mi>
            <mi mathvariant="italic">tk</mi>
          </msub>
          <msub>
            <mi>N</mi>
            <mi>t</mi>
          </msub>
        </mfrac>
      </mrow>
    </mstyle>
    <annotation encoding="StarMath 5.0">bold{ H_{t}(T)=-sum from{k}{N_{tk} over N_{t}}log{N_{tk} over N_{t}} }</annotation>
  </semantics>
</math>
</file>

<file path=Object 31/content.xml><?xml version="1.0" encoding="utf-8"?>
<math xmlns="http://www.w3.org/1998/Math/MathML" display="block">
  <semantics>
    <mstyle mathvariant="bold">
      <mstyle mathsize="15pt">
        <mrow>
          <mrow>
            <msup>
              <mi>A</mi>
              <mi>L</mi>
            </msup>
            <mo stretchy="false">=</mo>
            <msup>
              <mrow>
                <mo fence="true" stretchy="false">(</mo>
                <mrow>
                  <mrow>
                    <msup>
                      <mi>A</mi>
                      <mi>T</mi>
                    </msup>
                    <mi>A</mi>
                  </mrow>
                </mrow>
                <mo fence="true" stretchy="false">)</mo>
              </mrow>
              <mrow>
                <mo stretchy="false">−</mo>
                <mn>1</mn>
              </mrow>
            </msup>
          </mrow>
          <msup>
            <mi>A</mi>
            <mi>T</mi>
          </msup>
        </mrow>
      </mstyle>
    </mstyle>
    <annotation encoding="StarMath 5.0"> bold size 15{ A^L=(A^T A)^-1 A^T }</annotation>
  </semantics>
</math>
</file>

<file path=Object 310/content.xml><?xml version="1.0" encoding="utf-8"?>
<math xmlns="http://www.w3.org/1998/Math/MathML" display="block">
  <semantics>
    <mrow>
      <mi>C</mi>
      <mrow>
        <mrow>
          <mo fence="true" stretchy="false">(</mo>
          <mrow>
            <mi>T</mi>
          </mrow>
          <mo fence="true" stretchy="false">)</mo>
        </mrow>
        <mo stretchy="false">=</mo>
        <mrow>
          <munderover>
            <mo stretchy="false">∑</mo>
            <mrow>
              <mi>t</mi>
              <mo stretchy="false">=</mo>
              <mn>1</mn>
            </mrow>
            <mrow>
              <mo fence="true" stretchy="true">|</mo>
              <mrow>
                <mi>T</mi>
              </mrow>
              <mo fence="true" stretchy="true">|</mo>
            </mrow>
          </munderover>
          <mrow>
            <msub>
              <mi>N</mi>
              <mi>t</mi>
            </msub>
            <msub>
              <mi>H</mi>
              <mi>t</mi>
            </msub>
            <mrow>
              <mo fence="true" stretchy="false">(</mo>
              <mrow>
                <mi>T</mi>
              </mrow>
              <mo fence="true" stretchy="false">)</mo>
            </mrow>
          </mrow>
        </mrow>
      </mrow>
    </mrow>
    <annotation encoding="StarMath 5.0">{C(T)=sum from{t=1}to{abs T} {N_{t}H_{t}(T)}}</annotation>
  </semantics>
</math>
</file>

<file path=Object 311/content.xml><?xml version="1.0" encoding="utf-8"?>
<math xmlns="http://www.w3.org/1998/Math/MathML" display="block">
  <semantics>
    <mstyle mathvariant="bold">
      <mrow>
        <msub>
          <mi>C</mi>
          <mi>a</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T)=C(T)+%alpha {abs T} }</annotation>
  </semantics>
</math>
</file>

<file path=Object 312/content.xml><?xml version="1.0" encoding="utf-8"?>
<math xmlns="http://www.w3.org/1998/Math/MathML" display="block">
  <semantics>
    <mstyle mathvariant="bold">
      <mrow>
        <mi>D</mi>
        <mo stretchy="false">=</mo>
        <mrow>
          <mrow>
            <mo fence="true" stretchy="false">(</mo>
            <mrow>
              <mrow>
                <msub>
                  <mi>x</mi>
                  <mn>1</mn>
                </msub>
                <mi>,</mi>
                <msub>
                  <mi>y</mi>
                  <mn>1</mn>
                </msub>
              </mrow>
            </mrow>
            <mo fence="true" stretchy="false">)</mo>
          </mrow>
          <mi>,</mi>
          <mrow>
            <mo fence="true" stretchy="false">(</mo>
            <mrow>
              <mrow>
                <msub>
                  <mi>x</mi>
                  <mn>2</mn>
                </msub>
                <mi>,</mi>
                <msub>
                  <mi>y</mi>
                  <mn>2</mn>
                </msub>
                <mi>,</mi>
                <mn>...</mn>
                <mi>,</mi>
                <mrow>
                  <mo fence="true" stretchy="false">(</mo>
                  <mrow>
                    <mrow>
                      <msub>
                        <mi>x</mi>
                        <mi>N</mi>
                      </msub>
                      <mi>,</mi>
                      <msub>
                        <mi>y</mi>
                        <mi>N</mi>
                      </msub>
                    </mrow>
                  </mrow>
                  <mo fence="true" stretchy="false">)</mo>
                </mrow>
              </mrow>
            </mrow>
            <mo fence="true" stretchy="false">)</mo>
          </mrow>
        </mrow>
      </mrow>
    </mstyle>
    <annotation encoding="StarMath 5.0">bold{ D={(x_{1},y_{1}),(x_{2},y_{2},...,(x_{N},y_{N}))} }</annotation>
  </semantics>
</math>
</file>

<file path=Object 313/content.xml><?xml version="1.0" encoding="utf-8"?>
<math xmlns="http://www.w3.org/1998/Math/MathML" display="block">
  <semantics>
    <mrow>
      <msub>
        <mi>R</mi>
        <mn>1</mn>
      </msub>
      <mi>,</mi>
      <msub>
        <mi>R</mi>
        <mn>2</mn>
      </msub>
      <mi>,</mi>
      <mn>...</mn>
      <mi>,</mi>
      <msub>
        <mi>R</mi>
        <mi>M</mi>
      </msub>
      <mi>,</mi>
    </mrow>
    <annotation encoding="StarMath 5.0">{ R_{1},R_{2},...,R_{M}, }</annotation>
  </semantics>
</math>
</file>

<file path=Object 314/content.xml><?xml version="1.0" encoding="utf-8"?>
<math xmlns="http://www.w3.org/1998/Math/MathML" display="block">
  <semantics>
    <msub>
      <mi>R</mi>
      <mi>m</mi>
    </msub>
    <annotation encoding="StarMath 5.0">{ R_{m} }</annotation>
  </semantics>
</math>
</file>

<file path=Object 315/content.xml><?xml version="1.0" encoding="utf-8"?>
<math xmlns="http://www.w3.org/1998/Math/MathML" display="block">
  <semantics>
    <msub>
      <mi>c</mi>
      <mi>m</mi>
    </msub>
    <annotation encoding="StarMath 5.0">{c_{m} }</annotation>
  </semantics>
</math>
</file>

<file path=Object 316/content.xml><?xml version="1.0" encoding="utf-8"?>
<math xmlns="http://www.w3.org/1998/Math/MathML" display="block">
  <semantics>
    <mrow>
      <mi>f</mi>
      <mrow>
        <mrow>
          <mo fence="true" stretchy="false">(</mo>
          <mrow>
            <mi>x</mi>
          </mrow>
          <mo fence="true" stretchy="false">)</mo>
        </mrow>
        <mo stretchy="false">=</mo>
        <mrow>
          <munderover>
            <mo stretchy="false">∑</mo>
            <mrow>
              <mi>m</mi>
              <mo stretchy="false">=</mo>
              <mn>1</mn>
            </mrow>
            <mi>M</mi>
          </munderover>
          <mrow>
            <msub>
              <mi>c</mi>
              <mi>m</mi>
            </msub>
            <mi>I</mi>
            <mrow>
              <mo fence="true" stretchy="false">(</mo>
              <mrow>
                <mrow>
                  <mi>x</mi>
                  <mo stretchy="false">∈</mo>
                  <msub>
                    <mi>R</mi>
                    <mi>m</mi>
                  </msub>
                </mrow>
              </mrow>
              <mo fence="true" stretchy="false">)</mo>
            </mrow>
          </mrow>
        </mrow>
      </mrow>
    </mrow>
    <annotation encoding="StarMath 5.0">{ f(x)=sum from {m=1}to{M}{c_{m}I(x in R_{m})} }</annotation>
  </semantics>
</math>
</file>

<file path=Object 317/content.xml><?xml version="1.0" encoding="utf-8"?>
<math xmlns="http://www.w3.org/1998/Math/MathML" display="block"/>
</file>

<file path=Object 318/content.xml><?xml version="1.0" encoding="utf-8"?>
<math xmlns="http://www.w3.org/1998/Math/MathML" display="block">
  <semantics>
    <msup>
      <mi>x</mi>
      <mrow>
        <mo fence="true" stretchy="false">(</mo>
        <mrow>
          <mi>j</mi>
        </mrow>
        <mo fence="true" stretchy="false">)</mo>
      </mrow>
    </msup>
    <annotation encoding="StarMath 5.0">{ x^(j) }</annotation>
  </semantics>
</math>
</file>

<file path=Object 319/content.xml><?xml version="1.0" encoding="utf-8"?>
<math xmlns="http://www.w3.org/1998/Math/MathML" display="block">
  <semantics>
    <mstyle mathvariant="bold">
      <mtable>
        <mtr>
          <mtd>
            <mrow>
              <msub>
                <mi>R</mi>
                <mn>1</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mo>
                      <mi>s</mi>
                    </mrow>
                  </mrow>
                  <mo fence="true" stretchy="false">}</mo>
                </mrow>
              </mrow>
            </mrow>
          </mtd>
        </mtr>
        <mtr>
          <mtd>
            <mrow>
              <msub>
                <mi>R</mi>
                <mn>2</mn>
              </msub>
              <mrow>
                <mrow>
                  <mo fence="true" stretchy="false">(</mo>
                  <mrow>
                    <mrow>
                      <mi>j</mi>
                      <mi>,</mi>
                      <mi>s</mi>
                    </mrow>
                  </mrow>
                  <mo fence="true" stretchy="false">)</mo>
                </mrow>
                <mo stretchy="false">=</mo>
                <mrow>
                  <mo fence="true" stretchy="false">{</mo>
                  <mrow>
                    <mrow>
                      <mi>x</mi>
                      <mo stretchy="false">∣</mo>
                      <msup>
                        <mi>x</mi>
                        <mrow>
                          <mo fence="true" stretchy="false">(</mo>
                          <mrow>
                            <mi>j</mi>
                          </mrow>
                          <mo fence="true" stretchy="false">)</mo>
                        </mrow>
                      </msup>
                      <mo stretchy="false">&gt;</mo>
                      <mi>s</mi>
                    </mrow>
                  </mrow>
                  <mo fence="true" stretchy="false">}</mo>
                </mrow>
              </mrow>
            </mrow>
          </mtd>
        </mtr>
      </mtable>
    </mstyle>
    <annotation encoding="StarMath 5.0">bold stack{ R_{1}(j,s)=lbrace x divides x^(j)&lt;=s rbrace #　R_{2}(j,s)=lbrace x divides x^(j)&gt;s rbrace}</annotation>
  </semantics>
</math>
</file>

<file path=Object 32/content.xml><?xml version="1.0" encoding="utf-8"?>
<math xmlns="http://www.w3.org/1998/Math/MathML" display="block">
  <semantics>
    <mrow>
      <mi mathvariant="italic">Rand</mi>
      <mrow>
        <mrow>
          <mo fence="true" stretchy="false">(</mo>
          <mrow>
            <mi>A</mi>
          </mrow>
          <mo fence="true" stretchy="false">)</mo>
        </mrow>
        <mo stretchy="false">=</mo>
        <mi>m</mi>
      </mrow>
    </mrow>
    <annotation encoding="StarMath 5.0">{ Rand(A)=m }</annotation>
  </semantics>
</math>
</file>

<file path=Object 320/content.xml><?xml version="1.0" encoding="utf-8"?>
<math xmlns="http://www.w3.org/1998/Math/MathML" display="block">
  <semantics>
    <mstyle mathvariant="bold">
      <mrow>
        <munder>
          <mi mathvariant="italic">min</mi>
          <mrow>
            <mi>j</mi>
            <mi>,</mi>
            <mi>s</mi>
          </mrow>
        </munder>
        <mtext> </mtext>
        <mrow>
          <mo fence="true" stretchy="false">[</mo>
          <mrow>
            <mrow>
              <mrow>
                <munder>
                  <mo stretchy="false">∑</mo>
                  <mrow>
                    <mrow>
                      <msub>
                        <mi>x</mi>
                        <mi>i</mi>
                      </msub>
                      <mo stretchy="false">∈</mo>
                      <msub>
                        <mi>R</mi>
                        <mn>1</mn>
                      </msub>
                    </mrow>
                    <mrow>
                      <mo fence="true" stretchy="false">(</mo>
                      <mrow>
                        <mrow>
                          <mi>j</mi>
                          <mi>,</mi>
                          <mi>s</mi>
                        </mrow>
                      </mrow>
                      <mo fence="true" stretchy="false">)</mo>
                    </mrow>
                  </mrow>
                </munder>
                <msup>
                  <mrow>
                    <mo fence="true" stretchy="false">(</mo>
                    <mrow>
                      <mrow>
                        <msub>
                          <mi>y</mi>
                          <mi>i</mi>
                        </msub>
                        <mo stretchy="false">−</mo>
                        <msub>
                          <mi>c</mi>
                          <mn>1</mn>
                        </msub>
                      </mrow>
                    </mrow>
                    <mo fence="true" stretchy="false">)</mo>
                  </mrow>
                  <mn>2</mn>
                </msup>
              </mrow>
              <mo stretchy="false">+</mo>
              <mrow>
                <munder>
                  <mo stretchy="false">∑</mo>
                  <mrow>
                    <mrow>
                      <msub>
                        <mi>x</mi>
                        <mi>i</mi>
                      </msub>
                      <mo stretchy="false">∈</mo>
                      <msub>
                        <mi>R</mi>
                        <mn>2</mn>
                      </msub>
                    </mrow>
                    <mrow>
                      <mo fence="true" stretchy="false">(</mo>
                      <mrow>
                        <mrow>
                          <mi>j</mi>
                          <mi>,</mi>
                          <mi>s</mi>
                        </mrow>
                      </mrow>
                      <mo fence="true" stretchy="false">)</mo>
                    </mrow>
                  </mrow>
                </munder>
                <msup>
                  <mrow>
                    <mo fence="true" stretchy="false">(</mo>
                    <mrow>
                      <mrow>
                        <msub>
                          <mi>y</mi>
                          <mi>i</mi>
                        </msub>
                        <mo stretchy="false">−</mo>
                        <msub>
                          <mi>c</mi>
                          <mn>2</mn>
                        </msub>
                      </mrow>
                    </mrow>
                    <mo fence="true" stretchy="false">)</mo>
                  </mrow>
                  <mn>2</mn>
                </msup>
              </mrow>
            </mrow>
          </mrow>
          <mo fence="true" stretchy="false">]</mo>
        </mrow>
      </mrow>
    </mstyle>
    <annotation encoding="StarMath 5.0">bold{ min csub{j,s}{" "} [sum from{x_{i}in R_{1}(j,s)}(y_{i}-c_{1})^{2}+sum from { x_{i} in R_{2}(j,s)}{(y_{i}-c_{2})^{2}} 
  ] }</annotation>
  </semantics>
</math>
</file>

<file path=Object 321/content.xml><?xml version="1.0" encoding="utf-8"?>
<math xmlns="http://www.w3.org/1998/Math/MathML" display="block">
  <semantics>
    <mstyle mathvariant="bold">
      <mtable>
        <mtr>
          <mtd>
            <mrow>
              <mrow>
                <msub>
                  <mi>c</mi>
                  <mn>1</mn>
                </msub>
                <mo stretchy="false">=</mo>
                <mi mathvariant="italic">ave</mi>
              </mrow>
              <mrow>
                <mo fence="true" stretchy="false">(</mo>
                <mrow>
                  <mrow>
                    <mrow>
                      <msub>
                        <mi>y</mi>
                        <mi>i</mi>
                      </msub>
                      <mo stretchy="false">∣</mo>
                      <msub>
                        <mi>x</mi>
                        <mi>i</mi>
                      </msub>
                      <mo stretchy="false">∈</mo>
                      <msub>
                        <mi>R</mi>
                        <mn>1</mn>
                      </msub>
                    </mrow>
                    <mrow>
                      <mo fence="true" stretchy="false">(</mo>
                      <mrow>
                        <mrow>
                          <mi>j</mi>
                          <mi>,</mi>
                          <mi>s</mi>
                        </mrow>
                      </mrow>
                      <mo fence="true" stretchy="false">)</mo>
                    </mrow>
                  </mrow>
                </mrow>
                <mo fence="true" stretchy="false">)</mo>
              </mrow>
            </mrow>
          </mtd>
        </mtr>
        <mtr>
          <mtd>
            <mrow>
              <mrow>
                <msub>
                  <mi>c</mi>
                  <mn>2</mn>
                </msub>
                <mo stretchy="false">=</mo>
                <mi mathvariant="italic">ave</mi>
              </mrow>
              <mrow>
                <mo fence="true" stretchy="false">(</mo>
                <mrow>
                  <mrow>
                    <mrow>
                      <msub>
                        <mi>y</mi>
                        <mi>i</mi>
                      </msub>
                      <mo stretchy="false">∣</mo>
                      <msub>
                        <mi>x</mi>
                        <mi>i</mi>
                      </msub>
                      <mo stretchy="false">∈</mo>
                      <msub>
                        <mi>R</mi>
                        <mn>2</mn>
                      </msub>
                    </mrow>
                    <mrow>
                      <mo fence="true" stretchy="false">(</mo>
                      <mrow>
                        <mrow>
                          <mi>j</mi>
                          <mi>,</mi>
                          <mi>s</mi>
                        </mrow>
                      </mrow>
                      <mo fence="true" stretchy="false">)</mo>
                    </mrow>
                  </mrow>
                </mrow>
                <mo fence="true" stretchy="false">)</mo>
              </mrow>
            </mrow>
          </mtd>
        </mtr>
      </mtable>
    </mstyle>
    <annotation encoding="StarMath 5.0">bold stack{ c_{1}=ave(y_{i} divides x_{i} in R_{1}(j,s))# 
c_{ 2}=ave( y_{i}divides x_{i} in R_{2}(j,s) ) 
}</annotation>
  </semantics>
</math>
</file>

<file path=Object 322/content.xml><?xml version="1.0" encoding="utf-8"?>
<math xmlns="http://www.w3.org/1998/Math/MathML" display="block">
  <semantics>
    <msub>
      <mi>p</mi>
      <mi>k</mi>
    </msub>
    <annotation encoding="StarMath 5.0">{ p_{k} }</annotation>
  </semantics>
</math>
</file>

<file path=Object 323/content.xml><?xml version="1.0" encoding="utf-8"?>
<math xmlns="http://www.w3.org/1998/Math/MathML" display="block">
  <semantics>
    <mrow>
      <mi mathvariant="italic">Gini</mi>
      <mrow>
        <mrow>
          <mo fence="true" stretchy="false">(</mo>
          <mrow>
            <mi>p</mi>
          </mrow>
          <mo fence="true" stretchy="false">)</mo>
        </mrow>
        <mo stretchy="false">=</mo>
        <mrow>
          <munderover>
            <mo stretchy="false">∑</mo>
            <mrow>
              <mi>k</mi>
              <mo stretchy="false">=</mo>
              <mn>1</mn>
            </mrow>
            <mi>K</mi>
          </munderover>
          <mrow>
            <msub>
              <mi>p</mi>
              <mi>k</mi>
            </msub>
            <mrow>
              <mo fence="true" stretchy="false">(</mo>
              <mrow>
                <mrow>
                  <mn>1</mn>
                  <mo stretchy="false">−</mo>
                  <msub>
                    <mi>p</mi>
                    <mi>k</mi>
                  </msub>
                </mrow>
              </mrow>
              <mo fence="true" stretchy="false">)</mo>
            </mrow>
          </mrow>
        </mrow>
        <mo stretchy="false">=</mo>
        <mrow>
          <mn>1</mn>
          <mo stretchy="false">−</mo>
          <mrow>
            <munderover>
              <mo stretchy="false">∑</mo>
              <mrow>
                <mi>k</mi>
                <mo stretchy="false">=</mo>
                <mn>1</mn>
              </mrow>
              <mi>K</mi>
            </munderover>
            <msubsup>
              <mi>p</mi>
              <mi>k</mi>
              <mn>2</mn>
            </msubsup>
          </mrow>
        </mrow>
      </mrow>
    </mrow>
    <annotation encoding="StarMath 5.0">{ Gini(p)=sum from{k=1}to{K}{p_{k}(1-p_{k})}=1-sum from{k=1}to{K}{p_{k}^{2}} }</annotation>
  </semantics>
</math>
</file>

<file path=Object 324/content.xml><?xml version="1.0" encoding="utf-8"?>
<math xmlns="http://www.w3.org/1998/Math/MathML" display="block">
  <semantics>
    <mi mathvariant="normal">α</mi>
    <annotation encoding="StarMath 5.0">{ %alpha }</annotation>
  </semantics>
</math>
</file>

<file path=Object 325/content.xml><?xml version="1.0" encoding="utf-8"?>
<math xmlns="http://www.w3.org/1998/Math/MathML" display="block">
  <semantics>
    <mrow>
      <msub>
        <mi>D</mi>
        <mn>1</mn>
      </msub>
      <mi>,</mi>
      <msub>
        <mi>D</mi>
        <mn>2</mn>
      </msub>
    </mrow>
    <annotation encoding="StarMath 5.0">{ D_{1},D_{2} }</annotation>
  </semantics>
</math>
</file>

<file path=Object 326/content.xml><?xml version="1.0" encoding="utf-8"?>
<math xmlns="http://www.w3.org/1998/Math/MathML" display="block">
  <semantics>
    <mstyle mathvariant="bold">
      <mrow>
        <mi mathvariant="italic">Gini</mi>
        <mrow>
          <mrow>
            <mo fence="true" stretchy="false">(</mo>
            <mrow>
              <mrow>
                <mi>D</mi>
                <mi>,</mi>
                <mi>A</mi>
              </mrow>
            </mrow>
            <mo fence="true" stretchy="false">)</mo>
          </mrow>
          <mo stretchy="false">=</mo>
          <mfrac>
            <mrow>
              <mo fence="true" stretchy="true">|</mo>
              <mrow>
                <msub>
                  <mi>D</mi>
                  <mn>1</mn>
                </msub>
              </mrow>
              <mo fence="true" stretchy="true">|</mo>
            </mrow>
            <mrow>
              <mo fence="true" stretchy="true">|</mo>
              <mrow>
                <mi>D</mi>
              </mrow>
              <mo fence="true" stretchy="true">|</mo>
            </mrow>
          </mfrac>
        </mrow>
        <mi mathvariant="italic">Gini</mi>
        <mrow>
          <mrow>
            <mo fence="true" stretchy="false">(</mo>
            <mrow>
              <msub>
                <mi>D</mi>
                <mn>1</mn>
              </msub>
            </mrow>
            <mo fence="true" stretchy="false">)</mo>
          </mrow>
          <mo stretchy="false">+</mo>
          <mfrac>
            <mrow>
              <mo fence="true" stretchy="true">|</mo>
              <mrow>
                <msub>
                  <mi>D</mi>
                  <mn>2</mn>
                </msub>
              </mrow>
              <mo fence="true" stretchy="true">|</mo>
            </mrow>
            <mrow>
              <mo fence="true" stretchy="true">|</mo>
              <mrow>
                <mi>D</mi>
              </mrow>
              <mo fence="true" stretchy="true">|</mo>
            </mrow>
          </mfrac>
        </mrow>
        <mi mathvariant="italic">Gini</mi>
        <mrow>
          <mo fence="true" stretchy="false">(</mo>
          <mrow>
            <msub>
              <mi>D</mi>
              <mn>2</mn>
            </msub>
          </mrow>
          <mo fence="true" stretchy="false">)</mo>
        </mrow>
      </mrow>
    </mstyle>
    <annotation encoding="StarMath 5.0">bold{Gini(D,A)={abs D_{1} over abs D}Gini(D_{1})+{abs D_{2} over abs D}Gini(D_{2})  }</annotation>
  </semantics>
</math>
</file>

<file path=Object 327/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o fence="true" stretchy="true">|</mo>
          <mrow>
            <mi>T</mi>
          </mrow>
          <mo fence="true" stretchy="true">|</mo>
        </mrow>
      </mrow>
    </mstyle>
    <annotation encoding="StarMath 5.0">bold{ C_{%alpha}(T)=C(T)+%alpha abs T }</annotation>
  </semantics>
</math>
</file>

<file path=Object 328/content.xml><?xml version="1.0" encoding="utf-8"?>
<math xmlns="http://www.w3.org/1998/Math/MathML" display="block">
  <semantics>
    <msub>
      <mi>T</mi>
      <mi>t</mi>
    </msub>
    <annotation encoding="StarMath 5.0">{ T_{t} }</annotation>
  </semantics>
</math>
</file>

<file path=Object 329/content.xml><?xml version="1.0" encoding="utf-8"?>
<math xmlns="http://www.w3.org/1998/Math/MathML" display="block">
  <semantics>
    <mstyle mathvariant="bold">
      <mrow>
        <msub>
          <mi>C</mi>
          <mi mathvariant="normal">α</mi>
        </msub>
        <mrow>
          <mrow>
            <mo fence="true" stretchy="false">(</mo>
            <mrow>
              <msub>
                <mi>T</mi>
                <mi>t</mi>
              </msub>
            </mrow>
            <mo fence="true" stretchy="false">)</mo>
          </mrow>
          <mo stretchy="false">=</mo>
          <mi>C</mi>
        </mrow>
        <mrow>
          <mrow>
            <mo fence="true" stretchy="false">(</mo>
            <mrow>
              <msub>
                <mi>T</mi>
                <mi>t</mi>
              </msub>
            </mrow>
            <mo fence="true" stretchy="false">)</mo>
          </mrow>
          <mo stretchy="false">+</mo>
          <mi mathvariant="normal">α</mi>
        </mrow>
        <mrow>
          <mo fence="true" stretchy="true">|</mo>
          <mrow>
            <msub>
              <mi>T</mi>
              <mi>t</mi>
            </msub>
          </mrow>
          <mo fence="true" stretchy="true">|</mo>
        </mrow>
      </mrow>
    </mstyle>
    <annotation encoding="StarMath 5.0">bold{ C_{%alpha}(T_t)=C(T_{t})+%alpha abs T_{t} }</annotation>
  </semantics>
</math>
</file>

<file path=Object 33/content.xml><?xml version="1.0" encoding="utf-8"?>
<math xmlns="http://www.w3.org/1998/Math/MathML" display="block">
  <semantics>
    <mstyle mathvariant="bold">
      <mstyle mathsize="14.5pt">
        <mrow>
          <mrow>
            <msup>
              <mi>A</mi>
              <mi>R</mi>
            </msup>
            <mo stretchy="false">=</mo>
            <msup>
              <mi>A</mi>
              <mi>T</mi>
            </msup>
          </mrow>
          <msup>
            <mrow>
              <mo fence="true" stretchy="false">(</mo>
              <mrow>
                <mrow>
                  <mi>A</mi>
                  <msup>
                    <mi>A</mi>
                    <mi>T</mi>
                  </msup>
                </mrow>
              </mrow>
              <mo fence="true" stretchy="false">)</mo>
            </mrow>
            <mrow>
              <mo stretchy="false">−</mo>
              <mn>1</mn>
            </mrow>
          </msup>
        </mrow>
      </mstyle>
    </mstyle>
    <annotation encoding="StarMath 5.0"> bold size 14.5{ A^R =A^T (A A^T)^-1 }</annotation>
  </semantics>
</math>
</file>

<file path=Object 330/content.xml><?xml version="1.0" encoding="utf-8"?>
<math xmlns="http://www.w3.org/1998/Math/MathML" display="block">
  <semantics>
    <mstyle mathvariant="bold">
      <mrow>
        <msub>
          <mi>C</mi>
          <mi mathvariant="normal">α</mi>
        </msub>
        <mrow>
          <mrow>
            <mo fence="true" stretchy="false">(</mo>
            <mrow>
              <mi>t</mi>
            </mrow>
            <mo fence="true" stretchy="false">)</mo>
          </mrow>
          <mo stretchy="false">=</mo>
          <mi>C</mi>
        </mrow>
        <mrow>
          <mrow>
            <mo fence="true" stretchy="false">(</mo>
            <mrow>
              <mi>t</mi>
            </mrow>
            <mo fence="true" stretchy="false">)</mo>
          </mrow>
          <mo stretchy="false">+</mo>
          <mi mathvariant="normal">α</mi>
        </mrow>
      </mrow>
    </mstyle>
    <annotation encoding="StarMath 5.0">bold{ C_{%alpha}(t)=C(t)+%alpha }</annotation>
  </semantics>
</math>
</file>

<file path=Object 331/content.xml><?xml version="1.0" encoding="utf-8"?>
<math xmlns="http://www.w3.org/1998/Math/MathML" display="block">
  <semantics>
    <msub>
      <mi>T</mi>
      <mi>t</mi>
    </msub>
    <annotation encoding="StarMath 5.0">{ T_{t} }</annotation>
  </semantics>
</math>
</file>

<file path=Object 332/content.xml><?xml version="1.0" encoding="utf-8"?>
<math xmlns="http://www.w3.org/1998/Math/MathML" display="block">
  <semantics>
    <mrow>
      <mi mathvariant="normal">α</mi>
      <mo stretchy="false">→</mo>
      <mn>0</mn>
    </mrow>
    <annotation encoding="StarMath 5.0">{ %alpha toward 0 }</annotation>
  </semantics>
</math>
</file>

<file path=Object 333/content.xml><?xml version="1.0" encoding="utf-8"?>
<math xmlns="http://www.w3.org/1998/Math/MathML" display="block">
  <semantics>
    <mrow>
      <msub>
        <mi>C</mi>
        <mi mathvariant="normal">α</mi>
      </msub>
      <mrow>
        <mrow>
          <mo fence="true" stretchy="false">(</mo>
          <mrow>
            <msub>
              <mi>T</mi>
              <mi>t</mi>
            </msub>
          </mrow>
          <mo fence="true" stretchy="false">)</mo>
        </mrow>
        <mo stretchy="false">&lt;</mo>
        <msub>
          <mi>C</mi>
          <mi>a</mi>
        </msub>
      </mrow>
      <mrow>
        <mo fence="true" stretchy="false">(</mo>
        <mrow>
          <mi>t</mi>
        </mrow>
        <mo fence="true" stretchy="false">)</mo>
      </mrow>
    </mrow>
    <annotation encoding="StarMath 5.0">{ C_{%alpha}(T_{t})&lt;C_{a}(t) }</annotation>
  </semantics>
</math>
</file>

<file path=Object 334/content.xml><?xml version="1.0" encoding="utf-8"?>
<math xmlns="http://www.w3.org/1998/Math/MathML" display="block">
  <semantics>
    <mstyle mathsize="15pt">
      <mi mathvariant="normal">α</mi>
    </mstyle>
    <annotation encoding="StarMath 5.0">size 15{ %alpha }</annotation>
  </semantics>
</math>
</file>

<file path=Object 335/content.xml><?xml version="1.0" encoding="utf-8"?>
<math xmlns="http://www.w3.org/1998/Math/MathML" display="block">
  <semantics>
    <mstyle mathsize="15pt">
      <mi mathvariant="normal">α</mi>
    </mstyle>
    <annotation encoding="StarMath 5.0">size 15{ %alpha }</annotation>
  </semantics>
</math>
</file>

<file path=Object 336/content.xml><?xml version="1.0" encoding="utf-8"?>
<math xmlns="http://www.w3.org/1998/Math/MathML" display="block">
  <semantics>
    <mrow>
      <msub>
        <mi>C</mi>
        <mi mathvariant="normal">α</mi>
      </msub>
      <mrow>
        <mrow>
          <mo fence="true" stretchy="false">(</mo>
          <mrow>
            <msub>
              <mi>T</mi>
              <mi>t</mi>
            </msub>
          </mrow>
          <mo fence="true" stretchy="false">)</mo>
        </mrow>
        <mo stretchy="false">=</mo>
        <msub>
          <mi>C</mi>
          <mi mathvariant="normal">α</mi>
        </msub>
      </mrow>
      <mrow>
        <mo fence="true" stretchy="false">(</mo>
        <mrow>
          <mi>t</mi>
        </mrow>
        <mo fence="true" stretchy="false">)</mo>
      </mrow>
    </mrow>
    <annotation encoding="StarMath 5.0">{ C_{%alpha}(T_{t})=C_{%alpha}(t) }</annotation>
  </semantics>
</math>
</file>

<file path=Object 337/content.xml><?xml version="1.0" encoding="utf-8"?>
<math xmlns="http://www.w3.org/1998/Math/MathML" display="block">
  <semantics>
    <mstyle mathsize="15pt">
      <mi mathvariant="normal">α</mi>
    </mstyle>
    <annotation encoding="StarMath 5.0">size 15{ %alpha }</annotation>
  </semantics>
</math>
</file>

<file path=Object 338/content.xml><?xml version="1.0" encoding="utf-8"?>
<math xmlns="http://www.w3.org/1998/Math/MathML" display="block">
  <semantics>
    <mrow>
      <msub>
        <mi>C</mi>
        <mi mathvariant="normal">α</mi>
      </msub>
      <mrow>
        <mrow>
          <mo fence="true" stretchy="false">(</mo>
          <mrow>
            <msub>
              <mi>T</mi>
              <mi>t</mi>
            </msub>
          </mrow>
          <mo fence="true" stretchy="false">)</mo>
        </mrow>
        <mo stretchy="false">&gt;</mo>
        <msub>
          <mi>C</mi>
          <mi mathvariant="normal">α</mi>
        </msub>
      </mrow>
      <mrow>
        <mo fence="true" stretchy="false">(</mo>
        <mrow>
          <mi>t</mi>
        </mrow>
        <mo fence="true" stretchy="false">)</mo>
      </mrow>
    </mrow>
    <annotation encoding="StarMath 5.0">{ C_{%alpha}(T_{t})&gt;C_{%alpha}(t) }</annotation>
  </semantics>
</math>
</file>

<file path=Object 339/content.xml><?xml version="1.0" encoding="utf-8"?>
<math xmlns="http://www.w3.org/1998/Math/MathML" display="block">
  <semantics>
    <mstyle mathsize="15pt">
      <mi mathvariant="normal">α</mi>
    </mstyle>
    <annotation encoding="StarMath 5.0">size 15{ %alpha }</annotation>
  </semantics>
</math>
</file>

<file path=Object 34/content.xml><?xml version="1.0" encoding="utf-8"?>
<math xmlns="http://www.w3.org/1998/Math/MathML" display="block">
  <semantics>
    <mrow>
      <mi mathvariant="italic">Rand</mi>
      <mrow>
        <mrow>
          <mo fence="true" stretchy="false">(</mo>
          <mrow>
            <mi>A</mi>
          </mrow>
          <mo fence="true" stretchy="false">)</mo>
        </mrow>
        <mo stretchy="false">=</mo>
        <mi>r</mi>
        <mo stretchy="false">&lt;</mo>
        <mstyle mathvariant="bold">
          <mrow>
            <mo fence="true" stretchy="true">{</mo>
            <mrow>
              <mrow>
                <mi>m</mi>
                <mi>,</mi>
                <mi>n</mi>
              </mrow>
            </mrow>
            <mo fence="true" stretchy="true">}</mo>
          </mrow>
        </mstyle>
      </mrow>
    </mrow>
    <annotation encoding="StarMath 5.0">{ Rand(A)=r&lt;  bold left lbrace m ,n right rbrace}</annotation>
  </semantics>
</math>
</file>

<file path=Object 340/content.xml><?xml version="1.0" encoding="utf-8"?>
<math xmlns="http://www.w3.org/1998/Math/MathML" display="block">
  <semantics>
    <mstyle mathsize="15pt">
      <mi mathvariant="normal">α</mi>
    </mstyle>
    <annotation encoding="StarMath 5.0">size 15{ %alpha }</annotation>
  </semantics>
</math>
</file>

<file path=Object 341/content.xml><?xml version="1.0" encoding="utf-8"?>
<math xmlns="http://www.w3.org/1998/Math/MathML" display="block">
  <semantics>
    <mrow>
      <mi>C</mi>
      <mrow>
        <mo fence="true" stretchy="false">(</mo>
        <mrow>
          <mi>T</mi>
        </mrow>
        <mo fence="true" stretchy="false">)</mo>
      </mrow>
    </mrow>
    <annotation encoding="StarMath 5.0">{ C(T) }</annotation>
  </semantics>
</math>
</file>

<file path=Object 342/content.xml><?xml version="1.0" encoding="utf-8"?>
<math xmlns="http://www.w3.org/1998/Math/MathML" display="block">
  <semantics>
    <mstyle mathvariant="bold">
      <mrow>
        <mi mathvariant="normal">α</mi>
        <mo stretchy="false">=</mo>
        <mfrac>
          <mrow>
            <mrow>
              <msub>
                <mi>C</mi>
                <mi>t</mi>
              </msub>
              <mo stretchy="false">−</mo>
              <mi>C</mi>
            </mrow>
            <mrow>
              <mo fence="true" stretchy="false">(</mo>
              <mrow>
                <msub>
                  <mi>T</mi>
                  <mi>t</mi>
                </msub>
              </mrow>
              <mo fence="true" stretchy="false">)</mo>
            </mrow>
          </mrow>
          <mrow>
            <mrow>
              <mo fence="true" stretchy="true">|</mo>
              <mrow>
                <msub>
                  <mi>T</mi>
                  <mi>t</mi>
                </msub>
              </mrow>
              <mo fence="true" stretchy="true">|</mo>
            </mrow>
            <mo stretchy="false">−</mo>
            <mn>1</mn>
          </mrow>
        </mfrac>
      </mrow>
    </mstyle>
    <annotation encoding="StarMath 5.0">bold{ %alpha={C_{t}-C(T_{t})}over{abs T_{t}-1} }</annotation>
  </semantics>
</math>
</file>

<file path=Object 343/content.xml><?xml version="1.0" encoding="utf-8"?>
<math xmlns="http://www.w3.org/1998/Math/MathML" display="block">
  <semantics>
    <msub>
      <mi>x</mi>
      <mi>i</mi>
    </msub>
    <annotation encoding="StarMath 5.0">{ x_{i} }</annotation>
  </semantics>
</math>
</file>

<file path=Object 344/content.xml><?xml version="1.0" encoding="utf-8"?>
<math xmlns="http://www.w3.org/1998/Math/MathML" display="block">
  <semantics>
    <mrow>
      <msub>
        <mi>N</mi>
        <mi>k</mi>
      </msub>
      <mrow>
        <mo fence="true" stretchy="false">(</mo>
        <mrow>
          <mi>i</mi>
        </mrow>
        <mo fence="true" stretchy="false">)</mo>
      </mrow>
    </mrow>
    <annotation encoding="StarMath 5.0">{ N_{k}(i) }</annotation>
  </semantics>
</math>
</file>

<file path=Object 345/content.xml><?xml version="1.0" encoding="utf-8"?>
<math xmlns="http://www.w3.org/1998/Math/MathML" display="block">
  <semantics>
    <mrow>
      <mi>T</mi>
      <mo stretchy="false">=</mo>
      <mrow>
        <mo fence="true" stretchy="true">{</mo>
        <mrow>
          <mrow>
            <msub>
              <mi>x</mi>
              <mn>1</mn>
            </msub>
            <mi>,</mi>
            <msub>
              <mi>x</mi>
              <mn>2</mn>
            </msub>
            <mi>,</mi>
            <mn>...</mn>
            <mi>,</mi>
            <msub>
              <mi>x</mi>
              <mi>N</mi>
            </msub>
          </mrow>
        </mrow>
        <mo fence="true" stretchy="true">}</mo>
      </mrow>
    </mrow>
    <annotation encoding="StarMath 5.0">{ T=left lbrace x_{1},x_{2},...,x_{N} right rbrace }</annotation>
  </semantics>
</math>
</file>

<file path=Object 346/content.xml><?xml version="1.0" encoding="utf-8"?>
<math xmlns="http://www.w3.org/1998/Math/MathML" display="block">
  <semantics>
    <mrow>
      <mrow>
        <msub>
          <mi>x</mi>
          <mi>i</mi>
        </msub>
        <mo stretchy="false">=</mo>
        <msup>
          <mrow>
            <mo fence="true" stretchy="fals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k</mi>
                    </mrow>
                    <mo fence="true" stretchy="false">)</mo>
                  </mrow>
                </msubsup>
              </mrow>
            </mrow>
            <mo fence="true" stretchy="false">)</mo>
          </mrow>
          <mi>T</mi>
        </msup>
      </mrow>
      <mi>,</mi>
      <mrow>
        <mi>i</mi>
        <mo stretchy="false">=</mo>
        <mn>1,2,.</mn>
      </mrow>
      <mn>..</mn>
      <mi>,</mi>
      <mi>N</mi>
    </mrow>
    <annotation encoding="StarMath 5.0">{ x_{i}=(x_{i}^(1),x_{i}^(2),...,x_{i}^(k))^{T},i=1,2,...,N }</annotation>
  </semantics>
</math>
</file>

<file path=Object 347/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8/content.xml><?xml version="1.0" encoding="utf-8"?>
<math xmlns="http://www.w3.org/1998/Math/MathML" display="block">
  <semantics>
    <msup>
      <mi>x</mi>
      <mrow>
        <mo fence="true" stretchy="false">(</mo>
        <mrow>
          <mn>1</mn>
        </mrow>
        <mo fence="true" stretchy="false">)</mo>
      </mrow>
    </msup>
    <annotation encoding="StarMath 5.0">{ x^(1) }</annotation>
  </semantics>
</math>
</file>

<file path=Object 349/content.xml><?xml version="1.0" encoding="utf-8"?>
<math xmlns="http://www.w3.org/1998/Math/MathML" display="block">
  <semantics>
    <msup>
      <mi>x</mi>
      <mrow>
        <mo fence="true" stretchy="false">(</mo>
        <mrow>
          <mn>1</mn>
        </mrow>
        <mo fence="true" stretchy="false">)</mo>
      </mrow>
    </msup>
    <annotation encoding="StarMath 5.0">{ x^(1) }</annotation>
  </semantics>
</math>
</file>

<file path=Object 35/content.xml><?xml version="1.0" encoding="utf-8"?>
<math xmlns="http://www.w3.org/1998/Math/MathML" display="block">
  <semantics>
    <msup>
      <mi>A</mi>
      <mrow>
        <mo stretchy="false">+</mo>
        <mrow/>
      </mrow>
    </msup>
    <annotation encoding="StarMath 5.0">{ A^+{} }</annotation>
  </semantics>
</math>
</file>

<file path=Object 350/content.xml><?xml version="1.0" encoding="utf-8"?>
<math xmlns="http://www.w3.org/1998/Math/MathML" display="block">
  <semantics>
    <mrow>
      <msup>
        <mi>x</mi>
        <mrow>
          <mo fence="true" stretchy="false">(</mo>
          <mrow>
            <mi>l</mi>
          </mrow>
          <mo fence="true" stretchy="false">)</mo>
        </mrow>
      </msup>
      <mi>，</mi>
      <mrow>
        <mi>l</mi>
        <mo stretchy="false">=</mo>
        <mi>j</mi>
      </mrow>
      <mrow>
        <mrow>
          <mo fence="true" stretchy="false">(</mo>
          <mrow>
            <mrow>
              <mi mathvariant="italic">mod</mi>
              <mtext> </mtext>
              <mi>k</mi>
            </mrow>
          </mrow>
          <mo fence="true" stretchy="false">)</mo>
        </mrow>
        <mo stretchy="false">+</mo>
        <mn>1</mn>
      </mrow>
    </mrow>
    <annotation encoding="StarMath 5.0">{ x^(l) ，l=j(mod{" "} k)+1}</annotation>
  </semantics>
</math>
</file>

<file path=Object 351/content.xml><?xml version="1.0" encoding="utf-8"?>
<math xmlns="http://www.w3.org/1998/Math/MathML" display="block">
  <semantics>
    <msup>
      <mi>x</mi>
      <mrow>
        <mo fence="true" stretchy="false">(</mo>
        <mrow>
          <mi>l</mi>
        </mrow>
        <mo fence="true" stretchy="false">)</mo>
      </mrow>
    </msup>
    <annotation encoding="StarMath 5.0">{ x^(l) }</annotation>
  </semantics>
</math>
</file>

<file path=Object 352/content.xml><?xml version="1.0" encoding="utf-8"?>
<math xmlns="http://www.w3.org/1998/Math/MathML" display="block">
  <semantics>
    <mstyle mathvariant="bold">
      <mrow>
        <mi>T</mi>
        <mo stretchy="false">=</mo>
        <mrow>
          <mo fence="true" stretchy="true">{</mo>
          <mrow>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row>
          </mrow>
          <mo fence="true" stretchy="true">}</mo>
        </mrow>
      </mrow>
    </mstyle>
    <annotation encoding="StarMath 5.0">bold{ T=left lbrace 
(x_{1},y_{1} ),( x_{2},y_{2} ),...,( x_{N},y_{N} )
right rbrace }</annotation>
  </semantics>
</math>
</file>

<file path=Object 353/content.xml><?xml version="1.0" encoding="utf-8"?>
<math xmlns="http://www.w3.org/1998/Math/MathML" display="block">
  <semantics>
    <mstyle mathvariant="bold">
      <mrow>
        <mrow>
          <msub>
            <mi>x</mi>
            <mi>i</mi>
          </msub>
          <mo stretchy="false">∈</mo>
          <msup>
            <mi>R</mi>
            <mi>n</mi>
          </msup>
        </mrow>
        <mi>,</mi>
        <mrow>
          <msub>
            <mi>x</mi>
            <mi>i</mi>
          </msub>
          <mo stretchy="false">=</mo>
          <mrow>
            <mo fence="true" stretchy="true">{</mo>
            <mrow>
              <mrow>
                <msubsup>
                  <mi>x</mi>
                  <mi>i</mi>
                  <mrow>
                    <mo fence="true" stretchy="false">(</mo>
                    <mrow>
                      <mn>1</mn>
                    </mrow>
                    <mo fence="true" stretchy="false">)</mo>
                  </mrow>
                </msubsup>
                <mi>,</mi>
                <msubsup>
                  <mi>x</mi>
                  <mi>i</mi>
                  <mrow>
                    <mo fence="true" stretchy="false">(</mo>
                    <mrow>
                      <mn>2</mn>
                    </mrow>
                    <mo fence="true" stretchy="false">)</mo>
                  </mrow>
                </msubsup>
                <mi>,</mi>
                <mn>...</mn>
                <mi>,</mi>
                <msubsup>
                  <mi>x</mi>
                  <mi>i</mi>
                  <mrow>
                    <mo fence="true" stretchy="false">(</mo>
                    <mrow>
                      <mi>N</mi>
                    </mrow>
                    <mo fence="true" stretchy="false">)</mo>
                  </mrow>
                </msubsup>
              </mrow>
            </mrow>
            <mo fence="true" stretchy="true">}</mo>
          </mrow>
        </mrow>
      </mrow>
    </mstyle>
    <annotation encoding="StarMath 5.0">bold  { x_{i}　in R^{n},x_{i}={
  left lbrace x_{i }^( 1),x_{ i }^( 2 ),...,x_{ i }^( N )right rbrace 
  }}</annotation>
  </semantics>
</math>
</file>

<file path=Object 354/content.xml><?xml version="1.0" encoding="utf-8"?>
<math xmlns="http://www.w3.org/1998/Math/MathML" display="block">
  <semantics>
    <mstyle mathvariant="bold">
      <mrow>
        <mrow>
          <mi>y</mi>
          <mo stretchy="false">=</mo>
          <mtext>{</mtext>
        </mrow>
        <msub>
          <mi>c</mi>
          <mn>1</mn>
        </msub>
        <mi>,</mi>
        <msub>
          <mi>c</mi>
          <mn>2</mn>
        </msub>
        <mi>,</mi>
        <mn>...</mn>
        <mi>,</mi>
        <msub>
          <mi>c</mi>
          <mi>k</mi>
        </msub>
        <mtext>}</mtext>
      </mrow>
    </mstyle>
    <annotation encoding="StarMath 5.0">bold{ y="{" c_{1},c_{2},...,c_{k}"}" }</annotation>
  </semantics>
</math>
</file>

<file path=Object 355/content.xml><?xml version="1.0" encoding="utf-8"?>
<math xmlns="http://www.w3.org/1998/Math/MathML" display="block">
  <semantics>
    <mstyle mathvariant="bold">
      <mtable>
        <mtr>
          <mtd>
            <mrow>
              <mi>P</mi>
              <mrow>
                <mrow>
                  <mo fence="true" stretchy="false">(</mo>
                  <mrow>
                    <mrow>
                      <mi>X</mi>
                      <mo stretchy="false">=</mo>
                      <mi>x</mi>
                      <mo stretchy="false">∣</mo>
                      <mi>Y</mi>
                      <mo stretchy="false">=</mo>
                      <msub>
                        <mi>c</mi>
                        <mi>k</mi>
                      </msub>
                    </mrow>
                  </mrow>
                  <mo fence="true" stretchy="false">)</mo>
                </mrow>
                <mo stretchy="false">=</mo>
                <mi>P</mi>
              </mrow>
              <mrow>
                <mo fence="true" stretchy="false">(</mo>
                <mrow>
                  <mrow>
                    <mrow>
                      <msup>
                        <mi>X</mi>
                        <mrow>
                          <mo fence="true" stretchy="false">(</mo>
                          <mrow>
                            <mn>1</mn>
                          </mrow>
                          <mo fence="true" stretchy="false">)</mo>
                        </mrow>
                      </msup>
                      <mo stretchy="false">=</mo>
                      <msup>
                        <mi>x</mi>
                        <mrow>
                          <mo fence="true" stretchy="false">(</mo>
                          <mrow>
                            <mn>1</mn>
                          </mrow>
                          <mo fence="true" stretchy="false">)</mo>
                        </mrow>
                      </msup>
                    </mrow>
                    <mi>,</mi>
                    <mn>...</mn>
                    <mi>,</mi>
                    <mrow>
                      <msup>
                        <mi>X</mi>
                        <mi>n</mi>
                      </msup>
                      <mo stretchy="false">=</mo>
                      <msup>
                        <mi>x</mi>
                        <mrow>
                          <mo fence="true" stretchy="false">(</mo>
                          <mrow>
                            <mi>n</mi>
                          </mrow>
                          <mo fence="true" stretchy="false">)</mo>
                        </mrow>
                      </msup>
                      <mo stretchy="false">∣</mo>
                      <mi>Y</mi>
                      <mo stretchy="false">=</mo>
                      <msub>
                        <mi>c</mi>
                        <mi>k</mi>
                      </msub>
                    </mrow>
                  </mrow>
                </mrow>
                <mo fence="true" stretchy="false">)</mo>
              </mrow>
            </mrow>
          </mtd>
        </mtr>
        <mtr>
          <mtd>
            <mrow>
              <mphantom>
                <mi mathvariant="italic">sssssssssssssssss</mi>
              </mphantom>
              <mo stretchy="false">=</mo>
              <mrow>
                <munderover>
                  <mo stretchy="false">∏</mo>
                  <mrow>
                    <mi>j</mi>
                    <mo stretchy="false">=</mo>
                    <mn>1</mn>
                  </mrow>
                  <mi>n</mi>
                </munderover>
                <mrow>
                  <mi>P</mi>
                  <mrow>
                    <mo fence="true" stretchy="false">(</mo>
                    <mrow>
                      <mrow>
                        <msup>
                          <mi>X</mi>
                          <mrow>
                            <mo fence="true" stretchy="false">(</mo>
                            <mrow>
                              <mi>j</mi>
                            </mrow>
                            <mo fence="true" stretchy="false">)</mo>
                          </mrow>
                        </msup>
                        <mo stretchy="false">=</mo>
                        <msup>
                          <mi>x</mi>
                          <mrow>
                            <mo fence="true" stretchy="false">(</mo>
                            <mrow>
                              <mi>j</mi>
                            </mrow>
                            <mo fence="true" stretchy="false">)</mo>
                          </mrow>
                        </msup>
                        <mo stretchy="false">∣</mo>
                        <mi>Y</mi>
                        <mo stretchy="false">=</mo>
                        <msub>
                          <mi>c</mi>
                          <mi>k</mi>
                        </msub>
                      </mrow>
                    </mrow>
                    <mo fence="true" stretchy="false">)</mo>
                  </mrow>
                </mrow>
              </mrow>
            </mrow>
          </mtd>
        </mtr>
      </mtable>
    </mstyle>
    <annotation encoding="StarMath 5.0"> bold stack{ P(X=x divides Y=c_{k})=P(X^(1)=x^(1),...,X^{n}=x^(n) divides Y=c_{k})
# phantom {sssssssssssssssss}= prod from{j=1}to{n}{ P(X^(j)=x^(j) divides Y=c_{k}) }
  }</annotation>
  </semantics>
</math>
</file>

<file path=Object 356/content.xml><?xml version="1.0" encoding="utf-8"?>
<math xmlns="http://www.w3.org/1998/Math/MathML" display="block">
  <semantics>
    <mstyle mathvariant="bold">
      <mrow>
        <mi>P</mi>
        <mrow>
          <mrow>
            <mo fence="true" stretchy="false">(</mo>
            <mrow>
              <mrow>
                <mi>Y</mi>
                <mo stretchy="false">=</mo>
                <msub>
                  <mi>c</mi>
                  <mi>k</mi>
                </msub>
                <mo stretchy="false">∣</mo>
                <mi>X</mi>
                <mo stretchy="false">=</mo>
                <mi>x</mi>
              </mrow>
            </mrow>
            <mo fence="true" stretchy="false">)</mo>
          </mrow>
          <mo stretchy="false">=</mo>
          <mfrac>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under>
                <mo stretchy="false">∑</mo>
                <mi>k</mi>
              </munder>
              <mrow>
                <mi>P</mi>
                <mrow>
                  <mo fence="true" stretchy="false">(</mo>
                  <mrow>
                    <mrow>
                      <mi>X</mi>
                      <mo stretchy="false">=</mo>
                      <mi>x</mi>
                      <mo stretchy="false">∣</mo>
                      <mi>Y</mi>
                      <mo stretchy="false">=</mo>
                      <msub>
                        <mi>c</mi>
                        <mi>k</mi>
                      </msub>
                    </mrow>
                  </mrow>
                  <mo fence="true" stretchy="false">)</mo>
                </mrow>
                <mi>P</mi>
                <mrow>
                  <mo fence="true" stretchy="false">(</mo>
                  <mrow>
                    <mrow>
                      <mi>Y</mi>
                      <mo stretchy="false">=</mo>
                      <msub>
                        <mi>c</mi>
                        <mi>k</mi>
                      </msub>
                    </mrow>
                  </mrow>
                  <mo fence="true" stretchy="false">)</mo>
                </mrow>
              </mrow>
            </mrow>
          </mfrac>
        </mrow>
      </mrow>
    </mstyle>
    <annotation encoding="StarMath 5.0">bold{ P(Y=c_{k} divides X=x)={P(X=x divides Y=c_{k})P(Y=c_{k})}over{sum from {k} 
{P(X=x divides Y=c_{k})P(Y=c_{k}) }
}   }</annotation>
  </semantics>
</math>
</file>

<file path=Object 357/content.xml><?xml version="1.0" encoding="utf-8"?>
<math xmlns="http://www.w3.org/1998/Math/MathML" display="block">
  <semantics>
    <mrow>
      <mi mathvariant="normal">λ</mi>
      <mo stretchy="false">≥</mo>
      <mn>0</mn>
    </mrow>
    <annotation encoding="StarMath 5.0">{ %lambda&gt;=0 }</annotation>
  </semantics>
</math>
</file>

<file path=Object 358/content.xml><?xml version="1.0" encoding="utf-8"?>
<math xmlns="http://www.w3.org/1998/Math/MathML" display="block">
  <semantics>
    <mstyle mathvariant="bold">
      <mrow>
        <msub>
          <mi>P</mi>
          <mi mathvariant="normal">λ</mi>
        </msub>
        <mrow>
          <mrow>
            <mo fence="true" stretchy="false">(</mo>
            <mrow>
              <mrow>
                <msup>
                  <mi>X</mi>
                  <mrow>
                    <mo fence="true" stretchy="false">(</mo>
                    <mrow>
                      <mi>j</mi>
                    </mrow>
                    <mo fence="true" stretchy="false">)</mo>
                  </mrow>
                </msup>
                <mo stretchy="false">=</mo>
                <msub>
                  <mi>a</mi>
                  <mi mathvariant="italic">jl</mi>
                </msub>
                <mo stretchy="false">∣</mo>
                <mi>Y</mi>
                <mo stretchy="false">=</mo>
                <msub>
                  <mi>c</mi>
                  <mi>k</mi>
                </msub>
              </mrow>
            </mrow>
            <mo fence="true" stretchy="false">)</mo>
          </mrow>
          <mo stretchy="false">=</mo>
          <mfrac>
            <mrow>
              <mrow>
                <munderover>
                  <mo stretchy="false">∑</mo>
                  <mrow>
                    <mi>i</mi>
                    <mo stretchy="false">=</mo>
                    <mn>1</mn>
                  </mrow>
                  <mi>N</mi>
                </munderover>
                <mi>I</mi>
              </mrow>
              <mrow>
                <mo fence="true" stretchy="false">(</mo>
                <mrow>
                  <mrow>
                    <mrow>
                      <msubsup>
                        <mi>x</mi>
                        <mi>i</mi>
                        <mrow>
                          <mo fence="true" stretchy="false">(</mo>
                          <mrow>
                            <mi>j</mi>
                          </mrow>
                          <mo fence="true" stretchy="false">)</mo>
                        </mrow>
                      </msubsup>
                      <mo stretchy="false">=</mo>
                      <msub>
                        <mi>a</mi>
                        <mi mathvariant="italic">jl</mi>
                      </msub>
                    </mrow>
                    <mi>,</mi>
                    <mrow>
                      <msub>
                        <mi>y</mi>
                        <mi>i</mi>
                      </msub>
                      <mo stretchy="false">=</mo>
                      <mrow>
                        <msub>
                          <mi>c</mi>
                          <mi>k</mi>
                        </msub>
                        <mo stretchy="false">+</mo>
                        <mi mathvariant="normal">λ</mi>
                      </mrow>
                    </mrow>
                  </mrow>
                </mrow>
                <mo fence="true" stretchy="false">)</mo>
              </mrow>
            </mrow>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sub>
                    <mi>S</mi>
                    <mi>j</mi>
                  </msub>
                </mrow>
                <mi mathvariant="normal">λ</mi>
              </mrow>
            </mrow>
          </mfrac>
        </mrow>
      </mrow>
    </mstyle>
    <annotation encoding="StarMath 5.0">bold{ P_{%lambda} (X^(j)=a_{jl}divides Y=c_{k})=
{
	sum from{ i=1 }to{ N }I( x_{i}^(j)=a_{jl},y_{i}=c_{k} +%lambda)
}over
{
	sum from{ i=1 }to{ N }{ I(y_{i}=c_{k})+S_{j}%lambda }
}
 }</annotation>
  </semantics>
</math>
</file>

<file path=Object 359/content.xml><?xml version="1.0" encoding="utf-8"?>
<math xmlns="http://www.w3.org/1998/Math/MathML" display="block">
  <semantics>
    <msub>
      <mi>S</mi>
      <mi>j</mi>
    </msub>
    <annotation encoding="StarMath 5.0">{ S_{j} }</annotation>
  </semantics>
</math>
</file>

<file path=Object 36/content.xml><?xml version="1.0" encoding="utf-8"?>
<math xmlns="http://www.w3.org/1998/Math/MathML" display="block">
  <semantics>
    <mstyle mathvariant="bold">
      <mstyle mathsize="15pt">
        <mrow>
          <mrow>
            <mi>A</mi>
            <mo stretchy="false">=</mo>
            <msup>
              <mi mathvariant="italic">UDV</mi>
              <mi>T</mi>
            </msup>
          </mrow>
          <mo stretchy="false">⇒</mo>
          <mrow>
            <msup>
              <mi>A</mi>
              <mrow>
                <mo stretchy="false">+</mo>
                <mrow/>
              </mrow>
            </msup>
            <mo stretchy="false">=</mo>
            <msup>
              <mi mathvariant="italic">VD</mi>
              <mrow>
                <mo stretchy="false">+</mo>
                <mrow/>
              </mrow>
            </msup>
          </mrow>
          <msup>
            <mi>U</mi>
            <mi>T</mi>
          </msup>
        </mrow>
      </mstyle>
    </mstyle>
    <annotation encoding="StarMath 5.0"> bold size 15{ A=UDV^T  drarrow A^+{}=VD^+{}U^T  }</annotation>
  </semantics>
</math>
</file>

<file path=Object 360/content.xml><?xml version="1.0" encoding="utf-8"?>
<math xmlns="http://www.w3.org/1998/Math/MathML" display="block">
  <semantics>
    <msup>
      <mi>X</mi>
      <mrow>
        <mo fence="true" stretchy="false">(</mo>
        <mrow>
          <mi>j</mi>
        </mrow>
        <mo fence="true" stretchy="false">)</mo>
      </mrow>
    </msup>
    <annotation encoding="StarMath 5.0">{ X^(j) }</annotation>
  </semantics>
</math>
</file>

<file path=Object 361/content.xml><?xml version="1.0" encoding="utf-8"?>
<math xmlns="http://www.w3.org/1998/Math/MathML" display="block">
  <semantics>
    <mstyle mathvariant="bold">
      <mrow>
        <msub>
          <mi>P</mi>
          <mi mathvariant="normal">λ</mi>
        </msub>
        <mrow>
          <mrow>
            <mo fence="true" stretchy="false">(</mo>
            <mrow>
              <mrow>
                <mi>Y</mi>
                <mo stretchy="false">=</mo>
                <msub>
                  <mi>c</mi>
                  <mi>k</mi>
                </msub>
              </mrow>
            </mrow>
            <mo fence="true" stretchy="false">)</mo>
          </mrow>
          <mo stretchy="false">=</mo>
          <mfrac>
            <mrow>
              <munderover>
                <mo stretchy="false">∑</mo>
                <mrow>
                  <mi>i</mi>
                  <mo stretchy="false">=</mo>
                  <mn>1</mn>
                </mrow>
                <mi>N</mi>
              </munderover>
              <mrow>
                <mi>I</mi>
                <mrow>
                  <mrow>
                    <mo fence="true" stretchy="false">(</mo>
                    <mrow>
                      <mrow>
                        <msub>
                          <mi>y</mi>
                          <mi>i</mi>
                        </msub>
                        <mo stretchy="false">=</mo>
                        <msub>
                          <mi>c</mi>
                          <mi>k</mi>
                        </msub>
                      </mrow>
                    </mrow>
                    <mo fence="true" stretchy="false">)</mo>
                  </mrow>
                  <mo stretchy="false">+</mo>
                  <mi mathvariant="normal">λ</mi>
                </mrow>
              </mrow>
            </mrow>
            <mrow>
              <mrow>
                <mi>N</mi>
                <mo stretchy="false">+</mo>
                <mi>K</mi>
              </mrow>
              <mi mathvariant="normal">λ</mi>
            </mrow>
          </mfrac>
        </mrow>
      </mrow>
    </mstyle>
    <annotation encoding="StarMath 5.0">bold{ P_{%lambda}(Y=c_{k})=
{
	sum from{ i=1 }to{ N }{ I(y_{i}=c_{k})+%lambda }
}
over
{
N+K%lambda
} }</annotation>
  </semantics>
</math>
</file>

<file path=Object 362/content.xml><?xml version="1.0" encoding="utf-8"?>
<math xmlns="http://www.w3.org/1998/Math/MathML" display="block">
  <semantics>
    <mrow>
      <mrow>
        <mi>x</mi>
        <mo stretchy="false">∈</mo>
        <msup>
          <mi>R</mi>
          <mi>n</mi>
        </msup>
      </mrow>
      <mi>,</mi>
    </mrow>
    <annotation encoding="StarMath 5.0">{ x in R^{n}, }</annotation>
  </semantics>
</math>
</file>

<file path=Object 363/content.xml><?xml version="1.0" encoding="utf-8"?>
<math xmlns="http://www.w3.org/1998/Math/MathML" display="block">
  <semantics>
    <mrow>
      <mrow>
        <mi>y</mi>
        <mo stretchy="false">∈</mo>
        <mrow>
          <mtext>{</mtext>
          <mo stretchy="false">+</mo>
          <mn>1</mn>
        </mrow>
      </mrow>
      <mrow>
        <mi>,</mi>
        <mo stretchy="false">−</mo>
        <mn>1</mn>
      </mrow>
      <mtext>}</mtext>
    </mrow>
    <annotation encoding="StarMath 5.0">{ y in "{" +1,-1 "}" }</annotation>
  </semantics>
</math>
</file>

<file path=Object 364/content.xml><?xml version="1.0" encoding="utf-8"?>
<math xmlns="http://www.w3.org/1998/Math/MathML" display="block">
  <semantics>
    <mstyle mathvariant="bold">
      <mrow>
        <mi>f</mi>
        <mrow>
          <mrow>
            <mo fence="true" stretchy="false">(</mo>
            <mrow>
              <mi>x</mi>
            </mrow>
            <mo fence="true" stretchy="false">)</mo>
          </mrow>
          <mo stretchy="false">=</mo>
          <mi mathvariant="italic">sign</mi>
        </mrow>
        <mrow>
          <mo fence="true" stretchy="false">(</mo>
          <mrow>
            <mrow>
              <mrow>
                <mi>w</mi>
                <mo stretchy="false">⋅</mo>
                <mi>x</mi>
              </mrow>
              <mo stretchy="false">+</mo>
              <mi>b</mi>
            </mrow>
          </mrow>
          <mo fence="true" stretchy="false">)</mo>
        </mrow>
      </mrow>
    </mstyle>
    <annotation encoding="StarMath 5.0">bold{ f(x)=sign(w cdot x+b) }</annotation>
  </semantics>
</math>
</file>

<file path=Object 365/content.xml><?xml version="1.0" encoding="utf-8"?>
<math xmlns="http://www.w3.org/1998/Math/MathML" display="block">
  <semantics>
    <mrow>
      <mi>w</mi>
      <mo stretchy="false">∈</mo>
      <msup>
        <mi>R</mi>
        <mi>n</mi>
      </msup>
    </mrow>
    <annotation encoding="StarMath 5.0">{ w in R^{n} }</annotation>
  </semantics>
</math>
</file>

<file path=Object 366/content.xml><?xml version="1.0" encoding="utf-8"?>
<math xmlns="http://www.w3.org/1998/Math/MathML" display="block">
  <semantics>
    <mrow>
      <mi>b</mi>
      <mo stretchy="false">∈</mo>
      <mi>R</mi>
    </mrow>
    <annotation encoding="StarMath 5.0">{ b in R }</annotation>
  </semantics>
</math>
</file>

<file path=Object 367/content.xml><?xml version="1.0" encoding="utf-8"?>
<math xmlns="http://www.w3.org/1998/Math/MathML" display="block">
  <semantics>
    <mstyle mathvariant="bold">
      <mrow>
        <mi mathvariant="italic">sign</mi>
        <mrow>
          <mrow>
            <mo fence="true" stretchy="false">(</mo>
            <mrow>
              <mi>x</mi>
            </mrow>
            <mo fence="true" stretchy="false">)</mo>
          </mrow>
          <mo stretchy="false">=</mo>
          <mrow>
            <mo fence="true" stretchy="true">{</mo>
            <mrow>
              <mtable>
                <mtr>
                  <mtd>
                    <mrow>
                      <mrow>
                        <mo stretchy="false">+</mo>
                        <mn>1</mn>
                      </mrow>
                      <mi>,</mi>
                      <mtext> </mtext>
                      <mrow>
                        <mi>x</mi>
                        <mo stretchy="false">≥</mo>
                        <mn>0</mn>
                      </mrow>
                    </mrow>
                  </mtd>
                </mtr>
                <mtr>
                  <mtd>
                    <mrow>
                      <mrow>
                        <mo stretchy="false">−</mo>
                        <mn>1</mn>
                      </mrow>
                      <mi>,</mi>
                      <mtext> </mtext>
                      <mrow>
                        <mi>x</mi>
                        <mo stretchy="false">&lt;</mo>
                        <mn>0</mn>
                      </mrow>
                    </mrow>
                  </mtd>
                </mtr>
              </mtable>
            </mrow>
          </mrow>
        </mrow>
      </mrow>
    </mstyle>
    <annotation encoding="StarMath 5.0">bold{ sign(x)= left lbrace stack{ +1 ,{" "}x&gt;=0#-1,{" "}x&lt;0 }right none }</annotation>
  </semantics>
</math>
</file>

<file path=Object 368/content.xml><?xml version="1.0" encoding="utf-8"?>
<math xmlns="http://www.w3.org/1998/Math/MathML" display="block">
  <semantics>
    <mstyle mathvariant="bold">
      <mrow>
        <mfrac>
          <mn>1</mn>
          <mrow>
            <mo fence="true" stretchy="false">‖</mo>
            <mrow>
              <mi>w</mi>
            </mrow>
            <mo fence="true" stretchy="false">‖</mo>
          </mrow>
        </mfrac>
        <mrow>
          <mo fence="true" stretchy="true">|</mo>
          <mrow>
            <mrow>
              <mrow>
                <mi>w</mi>
                <mo stretchy="false">⋅</mo>
                <msub>
                  <mi>x</mi>
                  <mn>0</mn>
                </msub>
              </mrow>
              <mo stretchy="false">+</mo>
              <mi>b</mi>
            </mrow>
          </mrow>
          <mo fence="true" stretchy="true">|</mo>
        </mrow>
      </mrow>
    </mstyle>
    <annotation encoding="StarMath 5.0">bold{ 1 over {ldline w rdline} abs{w cdot x_{0}+b} }</annotation>
  </semantics>
</math>
</file>

<file path=Object 369/content.xml><?xml version="1.0" encoding="utf-8"?>
<math xmlns="http://www.w3.org/1998/Math/MathML" display="block">
  <semantics>
    <mstyle mathvariant="bold">
      <mrow>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row>
                  <mo fence="true" stretchy="false">(</mo>
                  <mrow>
                    <mrow>
                      <mrow>
                        <mi>w</mi>
                        <mo stretchy="false">⋅</mo>
                        <msub>
                          <mi>x</mi>
                          <mi>i</mi>
                        </msub>
                      </mrow>
                      <mo stretchy="false">+</mo>
                      <mi>b</mi>
                    </mrow>
                  </mrow>
                  <mo fence="true" stretchy="false">)</mo>
                </mrow>
              </mrow>
            </mrow>
          </mrow>
        </mrow>
      </mrow>
    </mstyle>
    <annotation encoding="StarMath 5.0">bold{ L(w,b)=-sum from {x_{i} in M} {y_{i}(w cdot x_{i}+b)} }</annotation>
  </semantics>
</math>
</file>

<file path=Object 37/content.xml><?xml version="1.0" encoding="utf-8"?>
<math xmlns="http://www.w3.org/1998/Math/MathML" display="block">
  <semantics>
    <mrow>
      <mi>A</mi>
      <mrow>
        <mstyle mathvariant="bold">
          <mi>x</mi>
        </mstyle>
        <mo stretchy="false">=</mo>
        <mstyle mathvariant="bold">
          <mi>b</mi>
        </mstyle>
      </mrow>
    </mrow>
    <annotation encoding="StarMath 5.0">A{ bold x }=bold b</annotation>
  </semantics>
</math>
</file>

<file path=Object 370/content.xml><?xml version="1.0" encoding="utf-8"?>
<math xmlns="http://www.w3.org/1998/Math/MathML" display="block">
  <semantics>
    <mstyle mathvariant="bold">
      <mtable>
        <mtr>
          <mtd>
            <mrow>
              <msub>
                <mo stretchy="false">∇</mo>
                <mi>w</mi>
              </msub>
              <mi>L</mi>
              <mrow>
                <mrow>
                  <mo fence="true" stretchy="false">(</mo>
                  <mrow>
                    <mrow>
                      <mi>w</mi>
                      <mi>,</mi>
                      <mi>b</mi>
                    </mrow>
                  </mrow>
                  <mo fence="true" stretchy="false">)</mo>
                </mrow>
                <mo stretchy="false">=</mo>
                <mrow>
                  <mo stretchy="false">−</mo>
                  <mrow>
                    <munder>
                      <mo stretchy="false">∑</mo>
                      <mrow>
                        <msub>
                          <mi>x</mi>
                          <mi>i</mi>
                        </msub>
                        <mo stretchy="false">∈</mo>
                        <mi>M</mi>
                      </mrow>
                    </munder>
                    <mrow>
                      <msub>
                        <mi>y</mi>
                        <mi>i</mi>
                      </msub>
                      <msub>
                        <mi>x</mi>
                        <mi>i</mi>
                      </msub>
                    </mrow>
                  </mrow>
                </mrow>
              </mrow>
            </mrow>
          </mtd>
        </mtr>
        <mtr>
          <mtd>
            <mrow>
              <msub>
                <mo stretchy="false">∇</mo>
                <mi>b</mi>
              </msub>
              <mi>L</mi>
              <mrow>
                <mrow>
                  <mo fence="true" stretchy="false">(</mo>
                  <mrow>
                    <mrow>
                      <mi>w</mi>
                      <mi>,</mi>
                      <mi>b</mi>
                    </mrow>
                  </mrow>
                  <mo fence="true" stretchy="false">)</mo>
                </mrow>
                <mo stretchy="false">=</mo>
                <mrow>
                  <mo stretchy="false">−</mo>
                  <mrow>
                    <munder>
                      <mo stretchy="false">∑</mo>
                      <mrow>
                        <msub>
                          <mi>x</mi>
                          <mi>i</mi>
                        </msub>
                        <mo stretchy="false">∈</mo>
                        <mi>M</mi>
                      </mrow>
                    </munder>
                    <msub>
                      <mi>y</mi>
                      <mi>i</mi>
                    </msub>
                  </mrow>
                </mrow>
              </mrow>
            </mrow>
          </mtd>
        </mtr>
      </mtable>
    </mstyle>
    <annotation encoding="StarMath 5.0">bold stack{ nabla_{w}L(w,b)=-sum from{x_{i}in M}{y_{i}x_{i}}# 
nabla_{ b }L( w,b )=-sum from { x_{i} in M }{ y_{i} }
 }</annotation>
  </semantics>
</math>
</file>

<file path=Object 371/content.xml><?xml version="1.0" encoding="utf-8"?>
<math xmlns="http://www.w3.org/1998/Math/MathML" display="block">
  <semantics>
    <mrow>
      <msub>
        <mi>x</mi>
        <mn>0</mn>
      </msub>
      <mo stretchy="false">∈</mo>
      <mi>M</mi>
    </mrow>
    <annotation encoding="StarMath 5.0">{ x_{0} in M }</annotation>
  </semantics>
</math>
</file>

<file path=Object 372/content.xml><?xml version="1.0" encoding="utf-8"?>
<math xmlns="http://www.w3.org/1998/Math/MathML" display="block">
  <semantics>
    <mrow>
      <mrow>
        <mo fence="true" stretchy="false">(</mo>
        <mrow>
          <mrow>
            <msub>
              <mi>x</mi>
              <mi>i</mi>
            </msub>
            <mi>,</mi>
            <msub>
              <mi>y</mi>
              <mi>i</mi>
            </msub>
          </mrow>
        </mrow>
        <mo fence="true" stretchy="false">)</mo>
      </mrow>
      <mo stretchy="false">∈</mo>
      <mi>M</mi>
    </mrow>
    <annotation encoding="StarMath 5.0">{(x_{i},y_{i}) in M}</annotation>
  </semantics>
</math>
</file>

<file path=Object 373/content.xml><?xml version="1.0" encoding="utf-8"?>
<math xmlns="http://www.w3.org/1998/Math/MathML" display="block">
  <semantics>
    <mstyle mathsize="14pt">
      <mstyle mathvariant="bold">
        <mtable>
          <mtr>
            <mtd>
              <mrow>
                <mi>w</mi>
                <mo stretchy="false">←</mo>
                <mrow>
                  <mi>w</mi>
                  <mo stretchy="false">+</mo>
                  <mi mathvariant="normal">η</mi>
                </mrow>
                <msub>
                  <mi>y</mi>
                  <mi>i</mi>
                </msub>
                <msub>
                  <mi>x</mi>
                  <mi>i</mi>
                </msub>
              </mrow>
            </mtd>
          </mtr>
          <mtr>
            <mtd>
              <mrow>
                <mi>b</mi>
                <mo stretchy="false">←</mo>
                <mrow>
                  <mi>b</mi>
                  <mo stretchy="false">+</mo>
                  <mi mathvariant="normal">η</mi>
                </mrow>
                <msub>
                  <mi>y</mi>
                  <mi>i</mi>
                </msub>
              </mrow>
            </mtd>
          </mtr>
        </mtable>
      </mstyle>
    </mstyle>
    <annotation encoding="StarMath 5.0">size 14bold stack { w leftarrow w+ %eta y_{i}x_{i} # b leftarrow b+ %eta y_{i}}</annotation>
  </semantics>
</math>
</file>

<file path=Object 374/content.xml><?xml version="1.0" encoding="utf-8"?>
<math xmlns="http://www.w3.org/1998/Math/MathML" display="block">
  <semantics>
    <mrow>
      <msub>
        <mi>w</mi>
        <mn>0</mn>
      </msub>
      <mi>,</mi>
      <msub>
        <mi>b</mi>
        <mn>0</mn>
      </msub>
    </mrow>
    <annotation encoding="StarMath 5.0">{ w_{0},b_{0} }</annotation>
  </semantics>
</math>
</file>

<file path=Object 375/content.xml><?xml version="1.0" encoding="utf-8"?>
<math xmlns="http://www.w3.org/1998/Math/MathML" display="block">
  <semantics>
    <mstyle mathvariant="bold">
      <mtable>
        <mtr>
          <mtd>
            <mrow>
              <mrow>
                <mi>w</mi>
                <mo stretchy="false">=</mo>
                <mrow>
                  <munder>
                    <mo stretchy="false">∑</mo>
                    <mrow>
                      <mi>i</mi>
                      <mo stretchy="false">=</mo>
                      <mn>1</mn>
                    </mrow>
                  </munder>
                  <mi>N</mi>
                </mrow>
              </mrow>
              <mrow>
                <msub>
                  <mi mathvariant="normal">α</mi>
                  <mi>i</mi>
                </msub>
                <msub>
                  <mi>y</mi>
                  <mi>i</mi>
                </msub>
                <msub>
                  <mi>x</mi>
                  <mi>i</mi>
                </msub>
              </mrow>
            </mrow>
          </mtd>
        </mtr>
        <mtr>
          <mtd>
            <mrow>
              <mi>b</mi>
              <mo stretchy="false">=</mo>
              <mrow>
                <munderover>
                  <mo stretchy="false">∑</mo>
                  <mrow>
                    <mi>i</mi>
                    <mo stretchy="false">=</mo>
                    <mn>1</mn>
                  </mrow>
                  <mi>N</mi>
                </munderover>
                <mrow>
                  <msub>
                    <mi mathvariant="normal">α</mi>
                    <mi>i</mi>
                  </msub>
                  <msub>
                    <mi>y</mi>
                    <mi>i</mi>
                  </msub>
                </mrow>
              </mrow>
            </mrow>
          </mtd>
        </mtr>
      </mtable>
    </mstyle>
    <annotation encoding="StarMath 5.0"> bold stack{ w=sum from{i=1}{N}{%alpha_{i}y_{i}x_{i}}#
b=sum from{i=1}to{N}{%alpha_{i}y_{i}} }</annotation>
  </semantics>
</math>
</file>

<file path=Object 376/content.xml><?xml version="1.0" encoding="utf-8"?>
<math xmlns="http://www.w3.org/1998/Math/MathML" display="block">
  <semantics>
    <mstyle mathvariant="bold">
      <mstyle mathsize="13pt">
        <mrow>
          <mrow>
            <msub>
              <mi mathvariant="normal">α</mi>
              <mi>i</mi>
            </msub>
            <mo stretchy="false">=</mo>
            <mi mathvariant="normal">η</mi>
          </mrow>
          <msub>
            <mi>n</mi>
            <mi>i</mi>
          </msub>
        </mrow>
      </mstyle>
    </mstyle>
    <annotation encoding="StarMath 5.0"> bold size 13{ %alpha_{i}=%eta n_{i} }</annotation>
  </semantics>
</math>
</file>

<file path=Object 377/content.xml><?xml version="1.0" encoding="utf-8"?>
<math xmlns="http://www.w3.org/1998/Math/MathML" display="block">
  <semantics>
    <msub>
      <mi>n</mi>
      <mi>i</mi>
    </msub>
    <annotation encoding="StarMath 5.0">{ n_{i} }</annotation>
  </semantics>
</math>
</file>

<file path=Object 378/content.xml><?xml version="1.0" encoding="utf-8"?>
<math xmlns="http://www.w3.org/1998/Math/MathML" display="block">
  <semantics>
    <mrow>
      <mo fence="true" stretchy="false">(</mo>
      <mrow>
        <mrow>
          <msub>
            <mi>x</mi>
            <mi>i</mi>
          </msub>
          <mi>,</mi>
          <msub>
            <mi>y</mi>
            <mi>i</mi>
          </msub>
        </mrow>
      </mrow>
      <mo fence="true" stretchy="false">)</mo>
    </mrow>
    <annotation encoding="StarMath 5.0">{(x_{i},y_{i}  )}</annotation>
  </semantics>
</math>
</file>

<file path=Object 379/content.xml><?xml version="1.0" encoding="utf-8"?>
<math xmlns="http://www.w3.org/1998/Math/MathML" display="block">
  <semantics>
    <mi mathvariant="normal">η</mi>
    <annotation encoding="StarMath 5.0">{ %eta }</annotation>
  </semantics>
</math>
</file>

<file path=Object 38/content.xml><?xml version="1.0" encoding="utf-8"?>
<math xmlns="http://www.w3.org/1998/Math/MathML" display="block">
  <semantics>
    <mstyle mathvariant="bold">
      <mi>b</mi>
    </mstyle>
    <annotation encoding="StarMath 5.0">{ bold b }</annotation>
  </semantics>
</math>
</file>

<file path=Object 380/content.xml><?xml version="1.0" encoding="utf-8"?>
<math xmlns="http://www.w3.org/1998/Math/MathML" display="block">
  <semantics>
    <mstyle mathvariant="bold">
      <mrow>
        <mi>f</mi>
        <mrow>
          <mrow>
            <mo fence="true" stretchy="false">(</mo>
            <mrow>
              <mi>x</mi>
            </mrow>
            <mo fence="true" stretchy="false">)</mo>
          </mrow>
          <mo stretchy="false">=</mo>
          <mi mathvariant="italic">sign</mi>
        </mrow>
        <mrow>
          <mrow>
            <mo fence="true" stretchy="false">(</mo>
            <mrow>
              <mrow>
                <munderover>
                  <mo stretchy="false">∑</mo>
                  <mrow>
                    <mi>j</mi>
                    <mo stretchy="false">=</mo>
                    <mn>1</mn>
                  </mrow>
                  <mi>N</mi>
                </munderover>
                <mrow>
                  <msub>
                    <mi mathvariant="normal">α</mi>
                    <mi>j</mi>
                  </msub>
                  <msub>
                    <mi>y</mi>
                    <mi>j</mi>
                  </msub>
                  <mrow>
                    <msub>
                      <mi>x</mi>
                      <mi>j</mi>
                    </msub>
                    <mo stretchy="false">⋅</mo>
                    <mi>x</mi>
                  </mrow>
                </mrow>
              </mrow>
            </mrow>
            <mo fence="true" stretchy="false">)</mo>
          </mrow>
          <mo stretchy="false">+</mo>
          <mi>b</mi>
        </mrow>
      </mrow>
    </mstyle>
    <annotation encoding="StarMath 5.0">bold{ f(x)=sign(sum from {j=1}to{N}{%alpha_{j}y_{j}x_{j} cdot x})+b }</annotation>
  </semantics>
</math>
</file>

<file path=Object 381/content.xml><?xml version="1.0" encoding="utf-8"?>
<math xmlns="http://www.w3.org/1998/Math/MathML" display="block">
  <semantics>
    <mstyle mathvariant="bold">
      <mrow>
        <mi>G</mi>
        <mo stretchy="false">=</mo>
        <msub>
          <mrow>
            <mo fence="true" stretchy="false">[</mo>
            <mrow>
              <mrow>
                <msub>
                  <mi>x</mi>
                  <mi>i</mi>
                </msub>
                <mo stretchy="false">⋅</mo>
                <msub>
                  <mi>x</mi>
                  <mi>j</mi>
                </msub>
              </mrow>
            </mrow>
            <mo fence="true" stretchy="false">]</mo>
          </mrow>
          <mrow>
            <mi>N</mi>
            <mo stretchy="false">×</mo>
            <mi>N</mi>
          </mrow>
        </msub>
      </mrow>
    </mstyle>
    <annotation encoding="StarMath 5.0">bold{ G=[x_{i} cdot x_{j}]_{N times N} }</annotation>
  </semantics>
</math>
</file>

<file path=Object 382/content.xml><?xml version="1.0" encoding="utf-8"?>
<math xmlns="http://www.w3.org/1998/Math/MathML" display="block">
  <semantics>
    <mstyle mathvariant="bold">
      <mstyle mathsize="15pt">
        <mtable>
          <mtr>
            <mtd>
              <mrow>
                <mi>F</mi>
                <mrow>
                  <mrow>
                    <mo fence="true" stretchy="false">(</mo>
                    <mrow>
                      <mi>x</mi>
                    </mrow>
                    <mo fence="true" stretchy="false">)</mo>
                  </mrow>
                  <mo stretchy="false">=</mo>
                  <mi>P</mi>
                </mrow>
                <mrow>
                  <mrow>
                    <mo fence="true" stretchy="false">(</mo>
                    <mrow>
                      <mrow>
                        <mi>X</mi>
                        <mo stretchy="false">≤</mo>
                        <mi>x</mi>
                      </mrow>
                    </mrow>
                    <mo fence="true" stretchy="false">)</mo>
                  </mrow>
                  <mo stretchy="false">=</mo>
                  <mfrac>
                    <mn>1</mn>
                    <mrow>
                      <mn>1</mn>
                      <mo stretchy="false">+</mo>
                      <msup>
                        <mi>e</mi>
                        <mrow>
                          <mrow>
                            <mo stretchy="false">−</mo>
                            <mrow>
                              <mo fence="true" stretchy="false">(</mo>
                              <mrow>
                                <mrow>
                                  <mi>x</mi>
                                  <mo stretchy="false">−</mo>
                                  <mi mathvariant="normal">μ</mi>
                                </mrow>
                              </mrow>
                              <mo fence="true" stretchy="false">)</mo>
                            </mrow>
                          </mrow>
                          <mo stretchy="false">/</mo>
                          <mi mathvariant="normal">γ</mi>
                        </mrow>
                      </msup>
                    </mrow>
                  </mfrac>
                </mrow>
              </mrow>
            </mtd>
          </mtr>
          <mtr>
            <mtd>
              <mrow>
                <mi>f</mi>
                <mrow>
                  <mrow>
                    <mo fence="true" stretchy="false">(</mo>
                    <mrow>
                      <mi>x</mi>
                    </mrow>
                    <mo fence="true" stretchy="false">)</mo>
                  </mrow>
                  <mo stretchy="false">=</mo>
                  <mi>F</mi>
                </mrow>
                <mi>'</mi>
                <mrow>
                  <mrow>
                    <mo fence="true" stretchy="false">(</mo>
                    <mrow>
                      <mi>x</mi>
                    </mrow>
                    <mo fence="true" stretchy="false">)</mo>
                  </mrow>
                  <mo stretchy="false">=</mo>
                  <mfrac>
                    <msup>
                      <mi>e</mi>
                      <mrow>
                        <mrow>
                          <mo stretchy="false">−</mo>
                          <mrow>
                            <mo fence="true" stretchy="false">(</mo>
                            <mrow>
                              <mrow>
                                <mi>x</mi>
                                <mo stretchy="false">−</mo>
                                <mi mathvariant="normal">μ</mi>
                              </mrow>
                            </mrow>
                            <mo fence="true" stretchy="false">)</mo>
                          </mrow>
                        </mrow>
                        <mo stretchy="false">/</mo>
                        <mi mathvariant="normal">γ</mi>
                      </mrow>
                    </msup>
                    <mrow>
                      <mi mathvariant="normal">γ</mi>
                      <msup>
                        <mrow>
                          <mo fence="true" stretchy="false">(</mo>
                          <mrow>
                            <mrow>
                              <mn>1</mn>
                              <mo stretchy="false">+</mo>
                              <msup>
                                <mi>e</mi>
                                <mrow>
                                  <mrow>
                                    <mo stretchy="false">−</mo>
                                    <mrow>
                                      <mo fence="true" stretchy="false">(</mo>
                                      <mrow>
                                        <mrow>
                                          <mi>x</mi>
                                          <mo stretchy="false">−</mo>
                                          <mi mathvariant="normal">μ</mi>
                                        </mrow>
                                      </mrow>
                                      <mo fence="true" stretchy="false">)</mo>
                                    </mrow>
                                  </mrow>
                                  <mo stretchy="false">/</mo>
                                  <mi mathvariant="normal">γ</mi>
                                </mrow>
                              </msup>
                            </mrow>
                          </mrow>
                          <mo fence="true" stretchy="false">)</mo>
                        </mrow>
                        <mn>2</mn>
                      </msup>
                    </mrow>
                  </mfrac>
                </mrow>
              </mrow>
            </mtd>
          </mtr>
        </mtable>
      </mstyle>
    </mstyle>
    <annotation encoding="StarMath 5.0">bold size 15 stack{ F(x)=P(X&lt;=x)=1 over {1+e^{-(x-%mu)/ %gamma }}#
f( x )=F'( x )={ e^{-(x-%mu)/%gamma} }over{ %gamma(1+e^{-(x-%mu)/%gamma})^{2} }
}</annotation>
  </semantics>
</math>
</file>

<file path=Object 383/content.xml><?xml version="1.0" encoding="utf-8"?>
<math xmlns="http://www.w3.org/1998/Math/MathML" display="block">
  <semantics>
    <mstyle mathvariant="bold">
      <mtable>
        <mtr>
          <mtd>
            <mrow>
              <mi>P</mi>
              <mrow>
                <mrow>
                  <mo fence="true" stretchy="false">(</mo>
                  <mrow>
                    <mrow>
                      <mi>Y</mi>
                      <mo stretchy="false">=</mo>
                      <mn>1</mn>
                      <mo stretchy="false">∣</mo>
                      <mi>x</mi>
                    </mrow>
                  </mrow>
                  <mo fence="true" stretchy="false">)</mo>
                </mrow>
                <mo stretchy="false">=</mo>
                <mfrac>
                  <mrow>
                    <mi>exp</mi>
                    <mrow>
                      <mo fence="true" stretchy="false">(</mo>
                      <mrow>
                        <mrow>
                          <mi>w</mi>
                          <mo stretchy="false">⋅</mo>
                          <mi>x</mi>
                        </mrow>
                      </mrow>
                      <mo fence="true" stretchy="false">)</mo>
                    </mrow>
                  </mrow>
                  <mrow>
                    <mrow>
                      <mn>1</mn>
                      <mo stretchy="false">+</mo>
                      <mi>exp</mi>
                    </mrow>
                    <mrow>
                      <mo fence="true" stretchy="false">(</mo>
                      <mrow>
                        <mrow>
                          <mi>w</mi>
                          <mo stretchy="false">⋅</mo>
                          <mi>x</mi>
                        </mrow>
                      </mrow>
                      <mo fence="true" stretchy="false">)</mo>
                    </mrow>
                  </mrow>
                </mfrac>
              </mrow>
            </mrow>
          </mtd>
        </mtr>
        <mtr>
          <mtd>
            <mrow>
              <mi>P</mi>
              <mrow>
                <mrow>
                  <mo fence="true" stretchy="false">(</mo>
                  <mrow>
                    <mrow>
                      <mi>Y</mi>
                      <mo stretchy="false">=</mo>
                      <mn>0</mn>
                      <mo stretchy="false">∣</mo>
                      <mi>x</mi>
                    </mrow>
                  </mrow>
                  <mo fence="true" stretchy="false">)</mo>
                </mrow>
                <mo stretchy="false">=</mo>
                <mfrac>
                  <mn>1</mn>
                  <mrow>
                    <mrow>
                      <mn>1</mn>
                      <mo stretchy="false">+</mo>
                      <mi>exp</mi>
                    </mrow>
                    <mrow>
                      <mo fence="true" stretchy="false">(</mo>
                      <mrow>
                        <mrow>
                          <mi>w</mi>
                          <mo stretchy="false">⋅</mo>
                          <mi>x</mi>
                        </mrow>
                      </mrow>
                      <mo fence="true" stretchy="false">)</mo>
                    </mrow>
                  </mrow>
                </mfrac>
              </mrow>
            </mrow>
          </mtd>
        </mtr>
      </mtable>
    </mstyle>
    <annotation encoding="StarMath 5.0">bold stack { P(Y=1 divides x)={exp(w cdot x )}over{1+exp(w cdot x)} #
P(Y=0 divides x  )=1 over { 1+ exp(w cdot x ) }
}</annotation>
  </semantics>
</math>
</file>

<file path=Object 384/content.xml><?xml version="1.0" encoding="utf-8"?>
<math xmlns="http://www.w3.org/1998/Math/MathML" display="block">
  <semantics>
    <mrow>
      <mrow>
        <mi>w</mi>
        <mo stretchy="false">=</mo>
        <msup>
          <mrow>
            <mo fence="true" stretchy="false">(</mo>
            <mrow>
              <mrow>
                <msup>
                  <mi>w</mi>
                  <mrow>
                    <mo fence="true" stretchy="false">(</mo>
                    <mrow>
                      <mn>1</mn>
                    </mrow>
                    <mo fence="true" stretchy="false">)</mo>
                  </mrow>
                </msup>
                <mi>,</mi>
                <msup>
                  <mi>w</mi>
                  <mrow>
                    <mo fence="true" stretchy="false">(</mo>
                    <mrow>
                      <mn>2</mn>
                    </mrow>
                    <mo fence="true" stretchy="false">)</mo>
                  </mrow>
                </msup>
                <mi>,</mi>
                <mn>...</mn>
                <mi>,</mi>
                <msup>
                  <mi>w</mi>
                  <mrow>
                    <mo fence="true" stretchy="false">(</mo>
                    <mrow>
                      <mi>n</mi>
                    </mrow>
                    <mo fence="true" stretchy="false">)</mo>
                  </mrow>
                </msup>
                <mi>,</mi>
                <mi>b</mi>
              </mrow>
            </mrow>
            <mo fence="true" stretchy="false">)</mo>
          </mrow>
          <mi>T</mi>
        </msup>
      </mrow>
      <mi>,</mi>
      <mtext> </mtext>
      <mrow>
        <mi>x</mi>
        <mo stretchy="false">=</mo>
        <msup>
          <mrow>
            <mo fence="true" stretchy="false">(</mo>
            <mrow>
              <mrow>
                <msup>
                  <mi>x</mi>
                  <mrow>
                    <mo fence="true" stretchy="false">(</mo>
                    <mrow>
                      <mn>1</mn>
                    </mrow>
                    <mo fence="true" stretchy="false">)</mo>
                  </mrow>
                </msup>
                <mi>,</mi>
                <msup>
                  <mi>x</mi>
                  <mrow>
                    <mo fence="true" stretchy="false">(</mo>
                    <mrow>
                      <mn>2</mn>
                    </mrow>
                    <mo fence="true" stretchy="false">)</mo>
                  </mrow>
                </msup>
                <mi>,</mi>
                <mn>...</mn>
                <mi>,</mi>
                <msup>
                  <mi>x</mi>
                  <mrow>
                    <mo fence="true" stretchy="false">(</mo>
                    <mrow>
                      <mi>n</mi>
                    </mrow>
                    <mo fence="true" stretchy="false">)</mo>
                  </mrow>
                </msup>
                <mi>,</mi>
                <mn>1</mn>
              </mrow>
            </mrow>
            <mo fence="true" stretchy="false">)</mo>
          </mrow>
          <mi>T</mi>
        </msup>
      </mrow>
    </mrow>
    <annotation encoding="StarMath 5.0">{ w=( w^(1),w^(2),...,w^(n),b )^{T},{" "}x=(x^(1),x^(2),...,x^(n),1)^{T} }</annotation>
  </semantics>
</math>
</file>

<file path=Object 38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86/content.xml><?xml version="1.0" encoding="utf-8"?>
<math xmlns="http://www.w3.org/1998/Math/MathML" display="block">
  <semantics>
    <mrow>
      <msub>
        <mi>G</mi>
        <mi>i</mi>
      </msub>
      <mi>,</mi>
      <mrow>
        <mi>i</mi>
        <mo stretchy="false">=</mo>
        <mn>1,2,.</mn>
      </mrow>
      <mn>..</mn>
      <mi>,</mi>
      <mi>N</mi>
    </mrow>
    <annotation encoding="StarMath 5.0">{ G_{i},i=1,2,...,N}</annotation>
  </semantics>
</math>
</file>

<file path=Object 387/content.xml><?xml version="1.0" encoding="utf-8"?>
<math xmlns="http://www.w3.org/1998/Math/MathML" display="block">
  <semantics>
    <mrow>
      <mi>P</mi>
      <mrow>
        <mrow>
          <mo fence="true" stretchy="false">(</mo>
          <mrow>
            <mrow>
              <msub>
                <mi>G</mi>
                <mi>i</mi>
              </msub>
              <mo stretchy="false">∣</mo>
              <mi>X</mi>
            </mrow>
          </mrow>
          <mo fence="true" stretchy="false">)</mo>
        </mrow>
        <mo stretchy="false">=</mo>
        <mfrac>
          <mrow>
            <mi>P</mi>
            <mrow>
              <mo fence="true" stretchy="false">(</mo>
              <mrow>
                <mrow>
                  <mi>X</mi>
                  <mo stretchy="false">∣</mo>
                  <msub>
                    <mi>G</mi>
                    <mi>i</mi>
                  </msub>
                </mrow>
              </mrow>
              <mo fence="true" stretchy="false">)</mo>
            </mrow>
            <mi>P</mi>
            <mrow>
              <mo fence="true" stretchy="false">(</mo>
              <mrow>
                <msub>
                  <mi>G</mi>
                  <mi>i</mi>
                </msub>
              </mrow>
              <mo fence="true" stretchy="false">)</mo>
            </mrow>
          </mrow>
          <mrow>
            <mi>P</mi>
            <mrow>
              <mo fence="true" stretchy="false">(</mo>
              <mrow>
                <mi>X</mi>
              </mrow>
              <mo fence="true" stretchy="false">)</mo>
            </mrow>
          </mrow>
        </mfrac>
      </mrow>
    </mrow>
    <annotation encoding="StarMath 5.0">{ P(G_{i} divides X)={P(X divides G_{i})P(G_{i})}over{P(X)} }</annotation>
  </semantics>
</math>
</file>

<file path=Object 388/content.xml><?xml version="1.0" encoding="utf-8"?>
<math xmlns="http://www.w3.org/1998/Math/MathML" display="block">
  <semantics>
    <mrow>
      <mi>P</mi>
      <mrow>
        <mrow>
          <mo fence="true" stretchy="false">(</mo>
          <mrow>
            <msub>
              <mi>G</mi>
              <mi>i</mi>
            </msub>
          </mrow>
          <mo fence="true" stretchy="false">)</mo>
        </mrow>
        <mo stretchy="false">=</mo>
        <mfrac>
          <mn>1</mn>
          <mi>N</mi>
        </mfrac>
      </mrow>
    </mrow>
    <annotation encoding="StarMath 5.0">{ P(G_{i}) =1 over N}</annotation>
  </semantics>
</math>
</file>

<file path=Object 389/content.xml><?xml version="1.0" encoding="utf-8"?>
<math xmlns="http://www.w3.org/1998/Math/MathML" display="block">
  <semantics>
    <mrow>
      <mi>P</mi>
      <mrow>
        <mrow>
          <mo fence="true" stretchy="false">(</mo>
          <mrow>
            <mi>X</mi>
          </mrow>
          <mo fence="true" stretchy="false">)</mo>
        </mrow>
        <mo stretchy="false">=</mo>
        <mrow>
          <munder>
            <mo stretchy="false">∑</mo>
            <mi>i</mi>
          </munder>
          <mi>P</mi>
        </mrow>
      </mrow>
      <mrow>
        <mo fence="true" stretchy="false">(</mo>
        <mrow>
          <mrow>
            <mrow>
              <mi>X</mi>
              <mo stretchy="false">∣</mo>
              <mi>G</mi>
            </mrow>
            <mi>i</mi>
          </mrow>
        </mrow>
        <mo fence="true" stretchy="false">)</mo>
      </mrow>
      <mi>P</mi>
      <mrow>
        <mo fence="true" stretchy="false">(</mo>
        <mrow>
          <msub>
            <mi>G</mi>
            <mi>i</mi>
          </msub>
        </mrow>
        <mo fence="true" stretchy="false">)</mo>
      </mrow>
    </mrow>
    <annotation encoding="StarMath 5.0">{ P(X)=sum from{i}P(X divides G{i})P(G_{i}) }</annotation>
  </semantics>
</math>
</file>

<file path=Object 39/content.xml><?xml version="1.0" encoding="utf-8"?>
<math xmlns="http://www.w3.org/1998/Math/MathML" display="block">
  <semantics>
    <mstyle mathvariant="bold">
      <mi>b</mi>
    </mstyle>
    <annotation encoding="StarMath 5.0">{ bold b }</annotation>
  </semantics>
</math>
</file>

<file path=Object 390/content.xml><?xml version="1.0" encoding="utf-8"?>
<math xmlns="http://www.w3.org/1998/Math/MathML" display="block">
  <semantics>
    <mrow>
      <mi>P</mi>
      <mrow>
        <mrow>
          <mo fence="true" stretchy="false">(</mo>
          <mrow>
            <mrow>
              <msub>
                <mi>G</mi>
                <mi>i</mi>
              </msub>
              <mo stretchy="false">∣</mo>
              <mi>X</mi>
            </mrow>
          </mrow>
          <mo fence="true" stretchy="false">)</mo>
        </mrow>
        <mo stretchy="false">∝</mo>
        <mi>P</mi>
      </mrow>
      <mrow>
        <mo fence="true" stretchy="false">(</mo>
        <mrow>
          <mrow>
            <mi>X</mi>
            <mo stretchy="false">∣</mo>
            <msub>
              <mi>G</mi>
              <mi>i</mi>
            </msub>
          </mrow>
        </mrow>
        <mo fence="true" stretchy="false">)</mo>
      </mrow>
    </mrow>
    <annotation encoding="StarMath 5.0">{ P(G_{i} divides X) prop P(X divides G_{i})  }</annotation>
  </semantics>
</math>
</file>

<file path=Object 391/content.xml><?xml version="1.0" encoding="utf-8"?>
<math xmlns="http://www.w3.org/1998/Math/MathML" display="block">
  <semantics>
    <mrow>
      <mi>P</mi>
      <mrow>
        <mrow>
          <mo fence="true" stretchy="false">(</mo>
          <mrow>
            <mrow>
              <mi>Y</mi>
              <mo stretchy="false">=</mo>
              <mn>1</mn>
              <mo stretchy="false">∣</mo>
              <mi>x</mi>
            </mrow>
          </mrow>
          <mo fence="true" stretchy="false">)</mo>
        </mrow>
        <mo stretchy="false">=</mo>
        <mi mathvariant="normal">π</mi>
      </mrow>
      <mrow>
        <mo fence="true" stretchy="false">(</mo>
        <mrow>
          <mi>x</mi>
        </mrow>
        <mo fence="true" stretchy="false">)</mo>
      </mrow>
      <mi>,</mi>
      <mi>P</mi>
      <mrow>
        <mrow>
          <mo fence="true" stretchy="false">(</mo>
          <mrow>
            <mrow>
              <mi>Y</mi>
              <mo stretchy="false">=</mo>
              <mn>0</mn>
              <mo stretchy="false">∣</mo>
              <mi>x</mi>
            </mrow>
          </mrow>
          <mo fence="true" stretchy="false">)</mo>
        </mrow>
        <mo stretchy="false">=</mo>
        <mrow>
          <mn>1</mn>
          <mo stretchy="false">−</mo>
          <mi mathvariant="normal">π</mi>
        </mrow>
      </mrow>
      <mrow>
        <mo fence="true" stretchy="false">(</mo>
        <mrow>
          <mi>x</mi>
        </mrow>
        <mo fence="true" stretchy="false">)</mo>
      </mrow>
    </mrow>
    <annotation encoding="StarMath 5.0">{ P(Y=1 divides x)=%pi(x),P(Y=0 divides x)=1-%pi(x) }</annotation>
  </semantics>
</math>
</file>

<file path=Object 392/content.xml><?xml version="1.0" encoding="utf-8"?>
<math xmlns="http://www.w3.org/1998/Math/MathML" display="block">
  <semantics>
    <mstyle mathvariant="bold">
      <mrow>
        <munderover>
          <mo stretchy="false">∏</mo>
          <mrow>
            <mi>i</mi>
            <mo stretchy="false">=</mo>
            <mn>1</mn>
          </mrow>
          <mi>N</mi>
        </munderover>
        <mrow>
          <msup>
            <mrow>
              <mo fence="true" stretchy="false">[</mo>
              <mrow>
                <mrow>
                  <mi mathvariant="normal">π</mi>
                  <mrow>
                    <mo fence="true" stretchy="false">(</mo>
                    <mrow>
                      <msub>
                        <mi>x</mi>
                        <mn>1</mn>
                      </msub>
                    </mrow>
                    <mo fence="true" stretchy="false">)</mo>
                  </mrow>
                </mrow>
              </mrow>
              <mo fence="true" stretchy="false">]</mo>
            </mrow>
            <msub>
              <mi>y</mi>
              <mi>i</mi>
            </msub>
          </msup>
          <msup>
            <mrow>
              <mo fence="true" stretchy="false">[</mo>
              <mrow>
                <mrow>
                  <mrow>
                    <mn>1</mn>
                    <mo stretchy="false">−</mo>
                    <mi mathvariant="normal">π</mi>
                  </mrow>
                  <mrow>
                    <mo fence="true" stretchy="false">(</mo>
                    <mrow>
                      <msub>
                        <mi>x</mi>
                        <mi>i</mi>
                      </msub>
                    </mrow>
                    <mo fence="true" stretchy="false">)</mo>
                  </mrow>
                </mrow>
              </mrow>
              <mo fence="true" stretchy="false">]</mo>
            </mrow>
            <mrow>
              <mn>1</mn>
              <mo stretchy="false">−</mo>
              <msub>
                <mi>y</mi>
                <mi>i</mi>
              </msub>
            </mrow>
          </msup>
        </mrow>
      </mrow>
    </mstyle>
    <annotation encoding="StarMath 5.0">bold{ prod from{i=1} to{N} {[%pi(x_{1})]^{y_{i}}[1-%pi(x_{i})]^{1-y_{i}}}  }</annotation>
  </semantics>
</math>
</file>

<file path=Object 393/content.xml><?xml version="1.0" encoding="utf-8"?>
<math xmlns="http://www.w3.org/1998/Math/MathML" display="block">
  <semantics>
    <mstyle mathvariant="bold">
      <mtable>
        <mtr>
          <mtd>
            <mrow>
              <mi>L</mi>
              <mrow>
                <mrow>
                  <mo fence="true" stretchy="false">(</mo>
                  <mrow>
                    <mi>w</mi>
                  </mrow>
                  <mo fence="true" stretchy="false">)</mo>
                </mrow>
                <mo stretchy="false">=</mo>
                <mrow>
                  <munderover>
                    <mo stretchy="false">∑</mo>
                    <mrow>
                      <mi>i</mi>
                      <mo stretchy="false">=</mo>
                      <mn>1</mn>
                    </mrow>
                    <mi>N</mi>
                  </munderover>
                  <mrow>
                    <mo fence="true" stretchy="false">[</mo>
                    <mrow>
                      <mrow>
                        <msub>
                          <mi>y</mi>
                          <mi>i</mi>
                        </msub>
                        <mi>log</mi>
                        <mi mathvariant="normal">π</mi>
                        <mrow>
                          <mrow>
                            <mo fence="true" stretchy="false">(</mo>
                            <mrow>
                              <msub>
                                <mi>x</mi>
                                <mi>i</mi>
                              </msub>
                            </mrow>
                            <mo fence="true" stretchy="false">)</mo>
                          </mrow>
                          <mo stretchy="false">+</mo>
                          <mrow>
                            <mo fence="true" stretchy="false">(</mo>
                            <mrow>
                              <mrow>
                                <mn>1</mn>
                                <mo stretchy="false">−</mo>
                                <msub>
                                  <mi>y</mi>
                                  <mi>i</mi>
                                </msub>
                              </mrow>
                            </mrow>
                            <mo fence="true" stretchy="false">)</mo>
                          </mrow>
                        </mrow>
                        <mi>log</mi>
                        <mrow>
                          <mo fence="true" stretchy="false">(</mo>
                          <mrow>
                            <mrow>
                              <mrow>
                                <mn>1</mn>
                                <mo stretchy="false">−</mo>
                                <mi mathvariant="normal">π</mi>
                              </mrow>
                              <mrow>
                                <mo fence="true" stretchy="false">(</mo>
                                <mrow>
                                  <msub>
                                    <mi>x</mi>
                                    <mi>i</mi>
                                  </msub>
                                </mrow>
                                <mo fence="true" stretchy="false">)</mo>
                              </mrow>
                            </mrow>
                          </mrow>
                          <mo fence="true" stretchy="false">)</mo>
                        </mrow>
                      </mrow>
                    </mrow>
                    <mo fence="true" stretchy="false">]</mo>
                  </mrow>
                </mrow>
              </mrow>
            </mrow>
          </mtd>
        </mtr>
        <mtr>
          <mtd>
            <mrow>
              <mphantom>
                <mrow/>
              </mphantom>
              <mo stretchy="false">=</mo>
              <mrow>
                <munderover>
                  <mo stretchy="false">∑</mo>
                  <mrow>
                    <mi>i</mi>
                    <mo stretchy="false">=</mo>
                    <mn>1</mn>
                  </mrow>
                  <mi>N</mi>
                </munderover>
                <mrow>
                  <mo fence="true" stretchy="false">[</mo>
                  <mrow>
                    <mrow>
                      <msub>
                        <mi>y</mi>
                        <mi>i</mi>
                      </msub>
                      <mrow>
                        <mrow>
                          <mo fence="true" stretchy="false">(</mo>
                          <mrow>
                            <mrow>
                              <mi>w</mi>
                              <mo stretchy="false">⋅</mo>
                              <msub>
                                <mi>x</mi>
                                <mi>i</mi>
                              </msub>
                            </mrow>
                          </mrow>
                          <mo fence="true" stretchy="false">)</mo>
                        </mrow>
                        <mo stretchy="false">−</mo>
                        <mi>log</mi>
                      </mrow>
                      <mrow>
                        <mo fence="true" stretchy="false">(</mo>
                        <mrow>
                          <mrow>
                            <mrow>
                              <mn>1</mn>
                              <mo stretchy="false">+</mo>
                              <mi>exp</mi>
                            </mrow>
                            <mrow>
                              <mo fence="true" stretchy="false">(</mo>
                              <mrow>
                                <mrow>
                                  <mi>w</mi>
                                  <mo stretchy="false">⋅</mo>
                                  <msub>
                                    <mi>x</mi>
                                    <mi>i</mi>
                                  </msub>
                                </mrow>
                              </mrow>
                              <mo fence="true" stretchy="false">)</mo>
                            </mrow>
                          </mrow>
                        </mrow>
                        <mo fence="true" stretchy="false">)</mo>
                      </mrow>
                    </mrow>
                  </mrow>
                  <mo fence="true" stretchy="false">]</mo>
                </mrow>
              </mrow>
            </mrow>
          </mtd>
        </mtr>
      </mtable>
    </mstyle>
    <annotation encoding="StarMath 5.0">bold stack{ L(w)=sum from{i=1}to{N}{[
y_{ i}log%pi( x_{i} )+( 1-y_{i} )log( 1-%pi(x_{i}) )]} 
#
phantom{  }=sum from { i=1 }to{ N }[ y_{i}(w cdot x_{i})-log(1+exp(w cdot x_{i})) ]
}</annotation>
  </semantics>
</math>
</file>

<file path=Object 394/content.xml><?xml version="1.0" encoding="utf-8"?>
<math xmlns="http://www.w3.org/1998/Math/MathML" display="block">
  <semantics>
    <mstyle mathvariant="bold">
      <mtable>
        <mtr>
          <mtd>
            <mrow>
              <mi>P</mi>
              <mrow>
                <mrow>
                  <mo fence="true" stretchy="false">(</mo>
                  <mrow>
                    <mrow>
                      <mi>Y</mi>
                      <mo stretchy="false">=</mo>
                      <mi>k</mi>
                      <mo stretchy="false">∣</mo>
                      <mi>x</mi>
                    </mrow>
                  </mrow>
                  <mo fence="true" stretchy="false">)</mo>
                </mrow>
                <mo stretchy="false">=</mo>
                <mfrac>
                  <mrow>
                    <mi>exp</mi>
                    <mrow>
                      <mo fence="true" stretchy="false">(</mo>
                      <mrow>
                        <mrow>
                          <mi>w</mi>
                          <mo stretchy="false">⋅</mo>
                          <mi>x</mi>
                        </mrow>
                      </mrow>
                      <mo fence="true" stretchy="false">)</mo>
                    </mrow>
                  </mrow>
                  <mrow>
                    <mn>1</mn>
                    <mo stretchy="false">+</mo>
                    <mrow>
                      <munderover>
                        <mo stretchy="false">∑</mo>
                        <mrow>
                          <mi>k</mi>
                          <mo stretchy="false">=</mo>
                          <mn>1</mn>
                        </mrow>
                        <mrow>
                          <mi>K</mi>
                          <mo stretchy="false">−</mo>
                          <mn>1</mn>
                        </mrow>
                      </munderover>
                      <mrow>
                        <mi>exp</mi>
                        <mrow>
                          <mo fence="true" stretchy="false">(</mo>
                          <mrow>
                            <mrow>
                              <mi>w</mi>
                              <mo stretchy="false">⋅</mo>
                              <mi>k</mi>
                            </mrow>
                          </mrow>
                          <mo fence="true" stretchy="false">)</mo>
                        </mrow>
                      </mrow>
                    </mrow>
                  </mrow>
                </mfrac>
              </mrow>
            </mrow>
          </mtd>
        </mtr>
        <mtr>
          <mtd>
            <mrow>
              <mphantom>
                <mrow/>
              </mphantom>
              <mi>P</mi>
              <mrow>
                <mrow>
                  <mo fence="true" stretchy="false">(</mo>
                  <mrow>
                    <mrow>
                      <mi>Y</mi>
                      <mo stretchy="false">=</mo>
                      <mi>K</mi>
                      <mo stretchy="false">∣</mo>
                      <mi>x</mi>
                    </mrow>
                  </mrow>
                  <mo fence="true" stretchy="false">)</mo>
                </mrow>
                <mo stretchy="false">=</mo>
                <mfrac>
                  <mn>1</mn>
                  <mrow>
                    <mn>1</mn>
                    <mo stretchy="false">+</mo>
                    <mrow>
                      <munderover>
                        <mo stretchy="false">∑</mo>
                        <mrow>
                          <mi>k</mi>
                          <mo stretchy="false">=</mo>
                          <mn>1</mn>
                        </mrow>
                        <mrow>
                          <mi>K</mi>
                          <mo stretchy="false">−</mo>
                          <mn>1</mn>
                        </mrow>
                      </munderover>
                      <mrow>
                        <mi>exp</mi>
                        <mrow>
                          <mo fence="true" stretchy="false">(</mo>
                          <mrow>
                            <mrow>
                              <mi>w</mi>
                              <mo stretchy="false">⋅</mo>
                              <mi>x</mi>
                            </mrow>
                          </mrow>
                          <mo fence="true" stretchy="false">)</mo>
                        </mrow>
                      </mrow>
                    </mrow>
                  </mrow>
                </mfrac>
              </mrow>
            </mrow>
          </mtd>
        </mtr>
      </mtable>
    </mstyle>
    <annotation encoding="StarMath 5.0">bold stack {P( Y=k divides x )={exp(w cdot x)}over{1+ sum from{k=1}to{K-1}{exp(w cdot k)}}
#
phantom{}
P( Y=K divides x )=1 over{1+ sum from{k=1}to{K-1}{exp(w cdot x)}  }
}</annotation>
  </semantics>
</math>
</file>

<file path=Object 395/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row>
    <annotation encoding="StarMath 5.0">{ T="{"(x_{1},y_{1}),(x_{2},y_{2}),...,(x_{N},y_{N})"}" }</annotation>
  </semantics>
</math>
</file>

<file path=Object 396/content.xml><?xml version="1.0" encoding="utf-8"?>
<math xmlns="http://www.w3.org/1998/Math/MathML" display="block">
  <semantics>
    <mrow>
      <mover accent="true">
        <mi>P</mi>
        <mo stretchy="false">~</mo>
      </mover>
      <mrow>
        <mo fence="true" stretchy="false">(</mo>
        <mrow>
          <mrow>
            <mi>X</mi>
            <mi>,</mi>
            <mi>Y</mi>
          </mrow>
        </mrow>
        <mo fence="true" stretchy="false">)</mo>
      </mrow>
      <mi>,</mi>
      <mover accent="true">
        <mi>P</mi>
        <mo stretchy="false">~</mo>
      </mover>
      <mrow>
        <mo fence="true" stretchy="false">(</mo>
        <mrow>
          <mi>X</mi>
        </mrow>
        <mo fence="true" stretchy="false">)</mo>
      </mrow>
    </mrow>
    <annotation encoding="StarMath 5.0">{ tilde P(X,Y),tilde P(X)  }</annotation>
  </semantics>
</math>
</file>

<file path=Object 397/content.xml><?xml version="1.0" encoding="utf-8"?>
<math xmlns="http://www.w3.org/1998/Math/MathML" display="block">
  <semantics>
    <mrow>
      <mi>f</mi>
      <mrow>
        <mrow>
          <mo fence="true" stretchy="false">(</mo>
          <mrow>
            <mrow>
              <mi>x</mi>
              <mi>,</mi>
              <mi>y</mi>
            </mrow>
          </mrow>
          <mo fence="true" stretchy="false">)</mo>
        </mrow>
        <mo stretchy="false">=</mo>
        <mrow>
          <mo fence="true" stretchy="true">{</mo>
          <mrow>
            <mtable>
              <mtr>
                <mtd>
                  <mrow>
                    <mn>1</mn>
                    <mi>,</mi>
                    <mtext>x,y满足某一条件</mtext>
                  </mrow>
                </mtd>
              </mtr>
              <mtr>
                <mtd>
                  <mrow>
                    <mn>0</mn>
                    <mi>,</mi>
                    <mtext>other</mtext>
                  </mrow>
                </mtd>
              </mtr>
            </mtable>
          </mrow>
        </mrow>
      </mrow>
    </mrow>
    <annotation encoding="StarMath 5.0">{ f(x,y)=left lbrace stack{1,"x,y满足某一条件"#0,"other"} right none }</annotation>
  </semantics>
</math>
</file>

<file path=Object 398/content.xml><?xml version="1.0" encoding="utf-8"?>
<math xmlns="http://www.w3.org/1998/Math/MathML" display="block">
  <semantics>
    <mrow>
      <mi>f</mi>
      <mrow>
        <mo fence="true" stretchy="false">(</mo>
        <mrow>
          <mrow>
            <mi>x</mi>
            <mi>,</mi>
            <mi>y</mi>
          </mrow>
        </mrow>
        <mo fence="true" stretchy="false">)</mo>
      </mrow>
    </mrow>
    <annotation encoding="StarMath 5.0">{ f(x,y) }</annotation>
  </semantics>
</math>
</file>

<file path=Object 399/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content.xml><?xml version="1.0" encoding="utf-8"?>
<math xmlns="http://www.w3.org/1998/Math/MathML" display="block">
  <semantics>
    <mrow>
      <mi>A</mi>
      <mo stretchy="false">=</mo>
      <msup>
        <mi mathvariant="italic">UDV</mi>
        <mi>T</mi>
      </msup>
    </mrow>
    <annotation encoding="StarMath 5.0">{ A=UDV^T }</annotation>
  </semantics>
</math>
</file>

<file path=Object 40/content.xml><?xml version="1.0" encoding="utf-8"?>
<math xmlns="http://www.w3.org/1998/Math/MathML" display="block">
  <semantics>
    <mstyle mathvariant="bold">
      <mi>x</mi>
    </mstyle>
    <annotation encoding="StarMath 5.0">{ bold x }</annotation>
  </semantics>
</math>
</file>

<file path=Object 400/content.xml><?xml version="1.0" encoding="utf-8"?>
<math xmlns="http://www.w3.org/1998/Math/MathML" display="block">
  <semantics>
    <mrow>
      <msub>
        <mi>E</mi>
        <mover accent="true">
          <mi>p</mi>
          <mo stretchy="false">~</mo>
        </mover>
      </msub>
      <mrow>
        <mo fence="true" stretchy="false">(</mo>
        <mrow>
          <mi>f</mi>
        </mrow>
        <mo fence="true" stretchy="false">)</mo>
      </mrow>
    </mrow>
    <annotation encoding="StarMath 5.0">{ E_{tilde p}(f) }</annotation>
  </semantics>
</math>
</file>

<file path=Object 401/content.xml><?xml version="1.0" encoding="utf-8"?>
<math xmlns="http://www.w3.org/1998/Math/MathML" display="block">
  <semantics>
    <mstyle mathvariant="bold">
      <mrow>
        <msub>
          <mi>E</mi>
          <mover accent="true">
            <mi>p</mi>
            <mo stretchy="false">~</mo>
          </mover>
        </msub>
        <mrow>
          <mrow>
            <mo fence="true" stretchy="false">(</mo>
            <mrow>
              <mi>f</mi>
            </mrow>
            <mo fence="true" stretchy="false">)</mo>
          </mrow>
          <mo stretchy="false">=</mo>
          <mrow>
            <munder>
              <mo stretchy="false">∑</mo>
              <mrow>
                <mi>x</mi>
                <mi>,</mi>
                <mi>y</mi>
              </mrow>
            </munder>
            <mrow>
              <mover accent="true">
                <mi>P</mi>
                <mo stretchy="false">~</mo>
              </mover>
              <mrow>
                <mo fence="true" stretchy="false">(</mo>
                <mrow>
                  <mrow>
                    <mi>x</mi>
                    <mi>,</mi>
                    <mi>y</mi>
                  </mrow>
                </mrow>
                <mo fence="true" stretchy="false">)</mo>
              </mrow>
              <mi>f</mi>
              <mrow>
                <mo fence="true" stretchy="false">(</mo>
                <mrow>
                  <mrow>
                    <mi>x</mi>
                    <mi>,</mi>
                    <mi>y</mi>
                  </mrow>
                </mrow>
                <mo fence="true" stretchy="false">)</mo>
              </mrow>
            </mrow>
          </mrow>
        </mrow>
      </mrow>
    </mstyle>
    <annotation encoding="StarMath 5.0">bold{ E_{tilde p}(f)=sum from{x,y}{tilde P(x,y)f(x,y)} }</annotation>
  </semantics>
</math>
</file>

<file path=Object 402/content.xml><?xml version="1.0" encoding="utf-8"?>
<math xmlns="http://www.w3.org/1998/Math/MathML" display="block"/>
</file>

<file path=Object 403/content.xml><?xml version="1.0" encoding="utf-8"?>
<math xmlns="http://www.w3.org/1998/Math/MathML" display="block">
  <semantics>
    <mrow>
      <mi>P</mi>
      <mrow>
        <mo fence="true" stretchy="false">(</mo>
        <mrow>
          <mrow>
            <mi>Y</mi>
            <mo stretchy="false">∣</mo>
            <mi>X</mi>
          </mrow>
        </mrow>
        <mo fence="true" stretchy="false">)</mo>
      </mrow>
    </mrow>
    <annotation encoding="StarMath 5.0">{ P(Y divides X) }</annotation>
  </semantics>
</math>
</file>

<file path=Object 404/content.xml><?xml version="1.0" encoding="utf-8"?>
<math xmlns="http://www.w3.org/1998/Math/MathML" display="block">
  <semantics>
    <mrow>
      <mover accent="true">
        <mi>P</mi>
        <mo stretchy="false">~</mo>
      </mover>
      <mrow>
        <mo fence="true" stretchy="false">(</mo>
        <mrow>
          <mi>X</mi>
        </mrow>
        <mo fence="true" stretchy="false">)</mo>
      </mrow>
    </mrow>
    <annotation encoding="StarMath 5.0">{ tilde P(X) }</annotation>
  </semantics>
</math>
</file>

<file path=Object 405/content.xml><?xml version="1.0" encoding="utf-8"?>
<math xmlns="http://www.w3.org/1998/Math/MathML" display="block">
  <semantics>
    <mrow>
      <msub>
        <mi>E</mi>
        <mi>p</mi>
      </msub>
      <mrow>
        <mo fence="true" stretchy="false">(</mo>
        <mrow>
          <mi>f</mi>
        </mrow>
        <mo fence="true" stretchy="false">)</mo>
      </mrow>
    </mrow>
    <annotation encoding="StarMath 5.0">{ E_{p}(f) }</annotation>
  </semantics>
</math>
</file>

<file path=Object 406/content.xml><?xml version="1.0" encoding="utf-8"?>
<math xmlns="http://www.w3.org/1998/Math/MathML" display="block">
  <semantics>
    <mstyle mathvariant="bold">
      <mrow>
        <msub>
          <mi>E</mi>
          <mi>p</mi>
        </msub>
        <mrow>
          <mrow>
            <mo fence="true" stretchy="false">(</mo>
            <mrow>
              <mi>f</mi>
            </mrow>
            <mo fence="true"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f</mi>
              <mrow>
                <mo fence="true" stretchy="false">(</mo>
                <mrow>
                  <mrow>
                    <mi>x</mi>
                    <mi>,</mi>
                    <mi>y</mi>
                  </mrow>
                </mrow>
                <mo fence="true" stretchy="false">)</mo>
              </mrow>
            </mrow>
          </mrow>
        </mrow>
      </mrow>
    </mstyle>
    <annotation encoding="StarMath 5.0">bold{ E_{p}(f)=sum from{x,y}{tilde P(x)P(y divides x)f(x,y)} }</annotation>
  </semantics>
</math>
</file>

<file path=Object 407/content.xml><?xml version="1.0" encoding="utf-8"?>
<math xmlns="http://www.w3.org/1998/Math/MathML" display="block">
  <semantics>
    <mstyle mathvariant="bold">
      <mrow>
        <mi>C</mi>
        <mo stretchy="false">=</mo>
        <mrow>
          <mo fence="true" stretchy="true">{</mo>
          <mrow>
            <mrow>
              <mi>P</mi>
              <mo stretchy="false">∣</mo>
              <mrow>
                <msub>
                  <mi>E</mi>
                  <mi>p</mi>
                </msub>
                <mrow>
                  <mrow>
                    <mo fence="true" stretchy="false">(</mo>
                    <mrow>
                      <msub>
                        <mi>f</mi>
                        <mi>i</mi>
                      </msub>
                    </mrow>
                    <mo fence="true" stretchy="false">)</mo>
                  </mrow>
                  <mo stretchy="false">=</mo>
                  <msub>
                    <mi>E</mi>
                    <mover accent="true">
                      <mi>p</mi>
                      <mo stretchy="false">~</mo>
                    </mover>
                  </msub>
                </mrow>
                <mrow>
                  <mo fence="true" stretchy="false">(</mo>
                  <mrow>
                    <msub>
                      <mi>f</mi>
                      <mi>i</mi>
                    </msub>
                  </mrow>
                  <mo fence="true" stretchy="false">)</mo>
                </mrow>
                <mi>,</mi>
                <mrow>
                  <mi>i</mi>
                  <mo stretchy="false">=</mo>
                  <mn>1,2,.</mn>
                </mrow>
                <mn>..</mn>
                <mi>,</mi>
                <mi>n</mi>
              </mrow>
            </mrow>
          </mrow>
          <mo fence="true" stretchy="true">}</mo>
        </mrow>
      </mrow>
    </mstyle>
    <annotation encoding="StarMath 5.0">bold{C=left lbrace P divides { E_{p}(f_{i})=E_{tilde p}(f_{i}),i=1,2,...,n }right rbrace}</annotation>
  </semantics>
</math>
</file>

<file path=Object 408/content.xml><?xml version="1.0" encoding="utf-8"?>
<math xmlns="http://www.w3.org/1998/Math/MathML" display="block">
  <semantics>
    <mstyle mathvariant="bold">
      <mrow>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style>
    <annotation encoding="StarMath 5.0">bold{ H(P)=-sum from {x,y}{tilde P(x)P(y divides x)log P(y divides x)} }</annotation>
  </semantics>
</math>
</file>

<file path=Object 409/content.xml><?xml version="1.0" encoding="utf-8"?>
<math xmlns="http://www.w3.org/1998/Math/MathML" display="block">
  <semantics>
    <mstyle mathvariant="bold">
      <mtable>
        <mtr>
          <mtd>
            <mrow>
              <munder>
                <mi mathvariant="italic">max</mi>
                <mrow>
                  <mi>p</mi>
                  <mo stretchy="false">∈</mo>
                  <mi>C</mi>
                </mrow>
              </munder>
              <mtext> </mtext>
              <mi>H</mi>
              <mrow>
                <mrow>
                  <mo fence="true" stretchy="false">(</mo>
                  <mrow>
                    <mi>P</mi>
                  </mrow>
                  <mo fence="true" stretchy="false">)</mo>
                </mrow>
                <mo stretchy="false">=</mo>
                <mrow>
                  <mo stretchy="false">−</mo>
                  <mrow>
                    <munder>
                      <mo stretchy="false">∑</mo>
                      <mrow>
                        <mi>x</mi>
                        <mi>,</mi>
                        <mi>y</mi>
                      </mrow>
                    </munder>
                    <mrow>
                      <mover accent="true">
                        <mi>P</mi>
                        <mo stretchy="false">~</mo>
                      </mover>
                      <mrow>
                        <mo fence="true" stretchy="false">(</mo>
                        <mrow>
                          <mi>x</mi>
                        </mrow>
                        <mo fence="true" stretchy="false">)</mo>
                      </mrow>
                      <mi>P</mi>
                      <mrow>
                        <mo fence="true" stretchy="false">(</mo>
                        <mrow>
                          <mrow>
                            <mi>y</mi>
                            <mo stretchy="false">∣</mo>
                            <mi>x</mi>
                          </mrow>
                        </mrow>
                        <mo fence="true" stretchy="false">)</mo>
                      </mrow>
                      <mi>log</mi>
                      <mi>P</mi>
                      <mrow>
                        <mo fence="true" stretchy="false">(</mo>
                        <mrow>
                          <mrow>
                            <mi>y</mi>
                            <mo stretchy="false">∣</mo>
                            <mi>x</mi>
                          </mrow>
                        </mrow>
                        <mo fence="true" stretchy="false">)</mo>
                      </mrow>
                    </mrow>
                  </mrow>
                </mrow>
              </mrow>
            </mrow>
          </mtd>
        </mtr>
        <mtr>
          <mtd>
            <mrow>
              <mi>s</mi>
              <mi>.</mi>
              <mi>t</mi>
              <mi>.</mi>
              <mtext>  </mtext>
              <msub>
                <mi>E</mi>
                <mi>p</mi>
              </msub>
              <mrow>
                <mrow>
                  <mo fence="true" stretchy="false">(</mo>
                  <mrow>
                    <msub>
                      <mi>f</mi>
                      <mi>i</mi>
                    </msub>
                  </mrow>
                  <mo fence="true" stretchy="false">)</mo>
                </mrow>
                <mo stretchy="false">−</mo>
                <msub>
                  <mi>E</mi>
                  <mover accent="true">
                    <mi>p</mi>
                    <mo stretchy="false">~</mo>
                  </mover>
                </msub>
              </mrow>
              <mrow>
                <mrow>
                  <mo fence="true" stretchy="false">(</mo>
                  <mrow>
                    <msub>
                      <mi>f</mi>
                      <mi>i</mi>
                    </msub>
                  </mrow>
                  <mo fence="true" stretchy="false">)</mo>
                </mrow>
                <mo stretchy="false">=</mo>
                <mn>0,</mn>
              </mrow>
              <mrow>
                <mi>i</mi>
                <mo stretchy="false">=</mo>
                <mn>1,2,.</mn>
              </mrow>
              <mn>..</mn>
              <mi>,</mi>
              <mi>n</mi>
            </mrow>
          </mtd>
        </mtr>
        <mtr>
          <mtd>
            <mrow>
              <mphantom>
                <mtext>          </mtext>
              </mphantom>
              <mrow>
                <munder>
                  <mo stretchy="false">∑</mo>
                  <mi>y</mi>
                </munder>
                <mrow>
                  <mi>P</mi>
                  <mrow>
                    <mrow>
                      <mo fence="true" stretchy="false">(</mo>
                      <mrow>
                        <mrow>
                          <mi>y</mi>
                          <mo stretchy="false">∣</mo>
                          <mi>x</mi>
                        </mrow>
                      </mrow>
                      <mo fence="true" stretchy="false">)</mo>
                    </mrow>
                    <mo stretchy="false">=</mo>
                    <mn>1</mn>
                  </mrow>
                </mrow>
              </mrow>
            </mrow>
          </mtd>
        </mtr>
      </mtable>
    </mstyle>
    <annotation encoding="StarMath 5.0">bold stack{ max csub {p in C}{" "} H(P)= -sum from {x,y}{tilde P(x)P(y divides x)log P(y divides x)}
#
s.t. { "  " }E_{ p }( f_{i} )-E_{ tilde p }( f_{i} )=0, i=1,2,...,n
#
phantom { "          " }
sum from{ y }{ P(y divides x)=1 }
}</annotation>
  </semantics>
</math>
</file>

<file path=Object 41/content.xml><?xml version="1.0" encoding="utf-8"?>
<math xmlns="http://www.w3.org/1998/Math/MathML" display="block">
  <semantics>
    <mstyle mathvariant="bold">
      <mstyle mathsize="15pt">
        <mrow>
          <mrow>
            <msup>
              <mi>x</mi>
              <mn>0</mn>
            </msup>
            <mo stretchy="false">=</mo>
            <msup>
              <mi>A</mi>
              <mi>R</mi>
            </msup>
          </mrow>
          <mi>b</mi>
        </mrow>
      </mstyle>
    </mstyle>
    <annotation encoding="StarMath 5.0">bold size 15{ x^0 = A^R b }</annotation>
  </semantics>
</math>
</file>

<file path=Object 410/content.xml><?xml version="1.0" encoding="utf-8"?>
<math xmlns="http://www.w3.org/1998/Math/MathML" display="block">
  <semantics>
    <mstyle mathvariant="bold">
      <mtable>
        <mtr>
          <mtd>
            <mrow>
              <mi>L</mi>
              <mrow>
                <mrow>
                  <mo fence="true" stretchy="false">(</mo>
                  <mrow>
                    <mrow>
                      <mi>P</mi>
                      <mi>,</mi>
                      <mi>w</mi>
                    </mrow>
                  </mrow>
                  <mo fence="true" stretchy="false">)</mo>
                </mrow>
                <mo stretchy="false">=</mo>
                <mrow>
                  <mo stretchy="false">−</mo>
                  <mi>H</mi>
                </mrow>
              </mrow>
              <mrow>
                <mrow>
                  <mo fence="true" stretchy="false">(</mo>
                  <mrow>
                    <mi>P</mi>
                  </mrow>
                  <mo fence="true" stretchy="false">)</mo>
                </mrow>
                <mo stretchy="false">+</mo>
                <msub>
                  <mi>w</mi>
                  <mn>0</mn>
                </msub>
              </mrow>
              <mrow>
                <mrow>
                  <mo fence="true" stretchy="false">(</mo>
                  <mrow>
                    <mrow>
                      <mrow>
                        <mn>1</mn>
                        <mo stretchy="false">−</mo>
                        <mrow>
                          <munder>
                            <mo stretchy="false">∑</mo>
                            <mi>y</mi>
                          </munder>
                          <mi>P</mi>
                        </mrow>
                      </mrow>
                      <mrow>
                        <mo fence="true" stretchy="false">(</mo>
                        <mrow>
                          <mrow>
                            <mi>y</mi>
                            <mo stretchy="false">∣</mo>
                            <mi>x</mi>
                          </mrow>
                        </mrow>
                        <mo fence="true" stretchy="false">)</mo>
                      </mrow>
                    </mrow>
                  </mrow>
                  <mo fence="true" stretchy="false">)</mo>
                </mrow>
                <mo stretchy="false">+</mo>
                <mrow>
                  <munderover>
                    <mo stretchy="false">∑</mo>
                    <mrow>
                      <mi>i</mi>
                      <mo stretchy="false">=</mo>
                      <mn>1</mn>
                    </mrow>
                    <mi>n</mi>
                  </munderover>
                  <msub>
                    <mi>w</mi>
                    <mi>i</mi>
                  </msub>
                </mrow>
              </mrow>
              <mrow>
                <mo fence="true" stretchy="false">(</mo>
                <mrow>
                  <mrow>
                    <msub>
                      <mi>E</mi>
                      <mover accent="true">
                        <mi>p</mi>
                        <mo stretchy="false">~</mo>
                      </mover>
                    </msub>
                    <mrow>
                      <mrow>
                        <mo fence="true" stretchy="false">(</mo>
                        <mrow>
                          <msub>
                            <mi>f</mi>
                            <mi>i</mi>
                          </msub>
                        </mrow>
                        <mo fence="true" stretchy="false">)</mo>
                      </mrow>
                      <mo stretchy="false">−</mo>
                      <msub>
                        <mi>E</mi>
                        <mi>p</mi>
                      </msub>
                    </mrow>
                    <mrow>
                      <mo fence="true" stretchy="false">(</mo>
                      <mrow>
                        <msub>
                          <mi>f</mi>
                          <mi>i</mi>
                        </msub>
                      </mrow>
                      <mo fence="true" stretchy="false">)</mo>
                    </mrow>
                  </mrow>
                </mrow>
                <mo fence="true" stretchy="false">)</mo>
              </mrow>
            </mrow>
          </mtd>
        </mtr>
      </mtable>
    </mstyle>
    <annotation encoding="StarMath 5.0">bold stack{ L(P,w)=-H(P)+w_{0}(1-sum from{y}P(y divides x))+sum from {i=1}to{n}w_{i}(E_{tilde p}(f_{i})-E_{p}(f_{i})) 

}</annotation>
  </semantics>
</math>
</file>

<file path=Object 411/content.xml><?xml version="1.0" encoding="utf-8"?>
<math xmlns="http://www.w3.org/1998/Math/MathML" display="block">
  <semantics>
    <mstyle mathvariant="bold">
      <mrow>
        <munder>
          <mi mathvariant="italic">min</mi>
          <mrow>
            <mi>P</mi>
            <mo stretchy="false">∈</mo>
            <mi>C</mi>
          </mrow>
        </munder>
        <munder>
          <mi mathvariant="italic">max</mi>
          <mi>w</mi>
        </munder>
        <mi>L</mi>
        <mrow>
          <mo fence="true" stretchy="false">(</mo>
          <mrow>
            <mrow>
              <mi>P</mi>
              <mi>,</mi>
              <mi>w</mi>
            </mrow>
          </mrow>
          <mo fence="true" stretchy="false">)</mo>
        </mrow>
      </mrow>
    </mstyle>
    <annotation encoding="StarMath 5.0">bold{ min csub {P in C} max csub {w}L(P,w) }</annotation>
  </semantics>
</math>
</file>

<file path=Object 412/content.xml><?xml version="1.0" encoding="utf-8"?>
<math xmlns="http://www.w3.org/1998/Math/MathML" display="block">
  <semantics>
    <mstyle mathvariant="bold">
      <mrow>
        <munder>
          <mi mathvariant="italic">max</mi>
          <mi>w</mi>
        </munder>
        <munder>
          <mi mathvariant="italic">min</mi>
          <mrow>
            <mi>P</mi>
            <mo stretchy="false">∈</mo>
            <mi>C</mi>
          </mrow>
        </munder>
        <mi>L</mi>
        <mrow>
          <mo fence="true" stretchy="false">(</mo>
          <mrow>
            <mrow>
              <mi>P</mi>
              <mi>,</mi>
              <mi>w</mi>
            </mrow>
          </mrow>
          <mo fence="true" stretchy="false">)</mo>
        </mrow>
      </mrow>
    </mstyle>
    <annotation encoding="StarMath 5.0">bold{ max csub {w} min csub {P in C} L(P,w) }</annotation>
  </semantics>
</math>
</file>

<file path=Object 413/content.xml><?xml version="1.0" encoding="utf-8"?>
<math xmlns="http://www.w3.org/1998/Math/MathML" display="block">
  <semantics>
    <mstyle mathvariant="bold">
      <mtable>
        <mtr>
          <mtd>
            <mrow>
              <mfrac>
                <mrow>
                  <mo stretchy="false">∂</mo>
                  <mi>L</mi>
                  <mrow>
                    <mo fence="true" stretchy="false">(</mo>
                    <mrow>
                      <mrow>
                        <mi>P</mi>
                        <mi>,</mi>
                        <mi>w</mi>
                      </mrow>
                    </mrow>
                    <mo fence="true" stretchy="false">)</mo>
                  </mrow>
                </mrow>
                <mrow>
                  <mo stretchy="false">∂</mo>
                  <mi>P</mi>
                  <mrow>
                    <mo fence="true" stretchy="false">(</mo>
                    <mrow>
                      <mrow>
                        <mi>y</mi>
                        <mo stretchy="false">∣</mo>
                        <mi>x</mi>
                      </mrow>
                    </mrow>
                    <mo fence="true" stretchy="false">)</mo>
                  </mrow>
                </mrow>
              </mfrac>
              <mo stretchy="false">=</mo>
              <mrow>
                <mrow>
                  <munder>
                    <mo stretchy="false">∑</mo>
                    <mrow>
                      <mi>x</mi>
                      <mi>,</mi>
                      <mi>y</mi>
                    </mrow>
                  </munder>
                  <mrow>
                    <mover accent="true">
                      <mi>P</mi>
                      <mo stretchy="false">~</mo>
                    </mover>
                    <mrow>
                      <mo fence="true" stretchy="false">(</mo>
                      <mrow>
                        <mi>x</mi>
                      </mrow>
                      <mo fence="true" stretchy="false">)</mo>
                    </mrow>
                    <mrow>
                      <mo fence="true" stretchy="false">(</mo>
                      <mrow>
                        <mrow>
                          <mi mathvariant="italic">logP</mi>
                          <mrow>
                            <mrow>
                              <mo fence="true" stretchy="false">(</mo>
                              <mrow>
                                <mrow>
                                  <mi>y</mi>
                                  <mo stretchy="false">∣</mo>
                                  <mi>x</mi>
                                </mrow>
                              </mrow>
                              <mo fence="true" stretchy="false">)</mo>
                            </mrow>
                            <mo stretchy="false">+</mo>
                            <mn>1</mn>
                          </mrow>
                        </mrow>
                      </mrow>
                      <mo fence="true" stretchy="false">)</mo>
                    </mrow>
                  </mrow>
                </mrow>
                <mo stretchy="false">−</mo>
                <mrow>
                  <munder>
                    <mo stretchy="false">∑</mo>
                    <mi>y</mi>
                  </munder>
                  <msub>
                    <mi>w</mi>
                    <mn>0</mn>
                  </msub>
                </mrow>
                <mo stretchy="false">−</mo>
                <mrow>
                  <munder>
                    <mo stretchy="false">∑</mo>
                    <mrow>
                      <mi>x</mi>
                      <mi>,</mi>
                      <mi>y</mi>
                    </mrow>
                  </munder>
                  <mrow>
                    <mo fence="true" stretchy="false">(</mo>
                    <mrow>
                      <mrow>
                        <mover accent="true">
                          <mi>P</mi>
                          <mo stretchy="false">~</mo>
                        </mover>
                        <mrow>
                          <mo fence="true" stretchy="false">(</mo>
                          <mrow>
                            <mi>x</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fence="true" stretchy="false">)</mo>
                  </mrow>
                </mrow>
              </mrow>
            </mrow>
          </mtd>
        </mtr>
        <mtr>
          <mtd>
            <mrow>
              <mphantom>
                <mi mathvariant="italic">aaaaaaaaa</mi>
              </mphantom>
              <mo stretchy="false">=</mo>
              <mrow>
                <munder>
                  <mo stretchy="false">∑</mo>
                  <mrow>
                    <mi>x</mi>
                    <mi>,</mi>
                    <mi>y</mi>
                  </mrow>
                </munder>
                <mrow>
                  <mover accent="true">
                    <mi>P</mi>
                    <mo stretchy="false">~</mo>
                  </mover>
                  <mrow>
                    <mo fence="true" stretchy="false">(</mo>
                    <mrow>
                      <mi>x</mi>
                    </mrow>
                    <mo fence="true" stretchy="false">)</mo>
                  </mrow>
                  <mrow>
                    <mo fence="true" stretchy="false">(</mo>
                    <mrow>
                      <mrow>
                        <mi>log</mi>
                        <mi>P</mi>
                        <mrow>
                          <mrow>
                            <mo fence="true" stretchy="false">(</mo>
                            <mrow>
                              <mrow>
                                <mi>y</mi>
                                <mo stretchy="false">∣</mo>
                                <mi>x</mi>
                              </mrow>
                            </mrow>
                            <mo fence="true" stretchy="false">)</mo>
                          </mrow>
                          <mo stretchy="false">+</mo>
                          <mn>1</mn>
                          <mo stretchy="false">−</mo>
                          <msub>
                            <mi>w</mi>
                            <mn>0</mn>
                          </msub>
                          <mo stretchy="false">−</mo>
                          <mrow>
                            <munderover>
                              <mo stretchy="false">∑</mo>
                              <mrow>
                                <mi>i</mi>
                                <mo stretchy="false">=</mo>
                                <mn>1</mn>
                              </mrow>
                              <mi>n</mi>
                            </munderover>
                            <mrow>
                              <msub>
                                <mi>w</mi>
                                <mi>i</mi>
                              </msub>
                              <msub>
                                <mi>f</mi>
                                <mi>i</mi>
                              </msub>
                              <mrow>
                                <mo fence="true" stretchy="false">(</mo>
                                <mrow>
                                  <mrow>
                                    <mi>x</mi>
                                    <mi>,</mi>
                                    <mi>y</mi>
                                  </mrow>
                                </mrow>
                                <mo fence="true" stretchy="false">)</mo>
                              </mrow>
                            </mrow>
                          </mrow>
                        </mrow>
                      </mrow>
                    </mrow>
                    <mo fence="true" stretchy="false">)</mo>
                  </mrow>
                </mrow>
              </mrow>
            </mrow>
          </mtd>
        </mtr>
      </mtable>
    </mstyle>
    <annotation encoding="StarMath 5.0">bold stack{ {partial L(P,w)}over{partial P(y divides x)}=

sum from{ x,y }{ tilde P(x)(logP(y divides x)+1) }
-sum from{ y }{ w_{0} }-sum from{ x,y }( tilde P(x) sum from {i=1}to{n}{w_{i}f_{i}(x,y)} )
# 
phantom { aaaaaaaaa }=sum from{ x,y }{ tilde P(x)(
log P( y divides x )+1-w_{ 0 }-sum from{ i=1 }to{ n }{ w_{i}f_{i}(x,y) }
) }
  }</annotation>
  </semantics>
</math>
</file>

<file path=Object 414/content.xml><?xml version="1.0" encoding="utf-8"?>
<math xmlns="http://www.w3.org/1998/Math/MathML" display="block">
  <semantics>
    <mstyle mathvariant="bold">
      <mrow>
        <mi>P</mi>
        <mrow>
          <mrow>
            <mo fence="true" stretchy="false">(</mo>
            <mrow>
              <mrow>
                <mi>y</mi>
                <mo stretchy="false">∣</mo>
                <mi>x</mi>
              </mrow>
            </mrow>
            <mo fence="true" stretchy="false">)</mo>
          </mrow>
          <mo stretchy="false">=</mo>
          <mi>exp</mi>
        </mrow>
        <mrow>
          <mrow>
            <mo fence="true" stretchy="false">(</mo>
            <mrow>
              <mrow>
                <munderover>
                  <mo stretchy="false">∑</mo>
                  <mrow>
                    <mi>i</mi>
                    <mo stretchy="false">=</mo>
                    <mn>1</mn>
                  </mrow>
                  <mi>n</mi>
                </munderover>
                <mrow>
                  <msub>
                    <mi>w</mi>
                    <mi>i</mi>
                  </msub>
                  <msub>
                    <mi>f</mi>
                    <mi>i</mi>
                  </msub>
                  <mrow>
                    <mrow>
                      <mo fence="true" stretchy="false">(</mo>
                      <mrow>
                        <mrow>
                          <mi>x</mi>
                          <mi>,</mi>
                          <mi>y</mi>
                        </mrow>
                      </mrow>
                      <mo fence="true" stretchy="false">)</mo>
                    </mrow>
                    <mo stretchy="false">+</mo>
                    <msub>
                      <mi>w</mi>
                      <mn>0</mn>
                    </msub>
                    <mo stretchy="false">−</mo>
                    <mn>1</mn>
                  </mrow>
                </mrow>
              </mrow>
            </mrow>
            <mo fence="true" stretchy="false">)</mo>
          </mrow>
          <mo stretchy="false">=</mo>
          <mfrac>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i>exp</mi>
              <mrow>
                <mo fence="true" stretchy="false">(</mo>
                <mrow>
                  <mrow>
                    <mn>1</mn>
                    <mo stretchy="false">−</mo>
                    <msub>
                      <mi>w</mi>
                      <mn>0</mn>
                    </msub>
                  </mrow>
                </mrow>
                <mo fence="true" stretchy="false">)</mo>
              </mrow>
            </mrow>
          </mfrac>
        </mrow>
      </mrow>
    </mstyle>
    <annotation encoding="StarMath 5.0">bold{ P(y divides x)=exp(sum from {i=1}to{n}{w_{i}f_{i}(x,y)+w_{0}-1})
={exp(sum from {i=1}to{n}{w_{i}f_{i}(x,y)})}over{exp(1-w_{0})} }</annotation>
  </semantics>
</math>
</file>

<file path=Object 415/content.xml><?xml version="1.0" encoding="utf-8"?>
<math xmlns="http://www.w3.org/1998/Math/MathML" display="block">
  <semantics>
    <mrow>
      <munder>
        <mo stretchy="false">∑</mo>
        <mi>y</mi>
      </munder>
      <mrow>
        <mi>P</mi>
        <mrow>
          <mrow>
            <mo fence="true" stretchy="false">(</mo>
            <mrow>
              <mrow>
                <mi>y</mi>
                <mo stretchy="false">∣</mo>
                <mi>x</mi>
              </mrow>
            </mrow>
            <mo fence="true" stretchy="false">)</mo>
          </mrow>
          <mo stretchy="false">=</mo>
          <mn>1</mn>
        </mrow>
      </mrow>
    </mrow>
    <annotation encoding="StarMath 5.0">{ sum from{y}{P(y divides x)=1} }</annotation>
  </semantics>
</math>
</file>

<file path=Object 416/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sub>
                <mi>Z</mi>
                <mi>w</mi>
              </msub>
            </mfrac>
            <mrow>
              <mo fence="true" stretchy="false">(</mo>
              <mrow>
                <mi>x</mi>
              </mrow>
              <mo fence="true" stretchy="false">)</mo>
            </mrow>
          </mrow>
        </mrow>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P_{w}(y divides x)={1 over Z_{w}(x)}exp(sum from {i=1}to{n}{w_{i}f_{i}(x,y)}) }</annotation>
  </semantics>
</math>
</file>

<file path=Object 417/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 {i=1}to{n}{w_{i}f_{i}(x,y)}) }</annotation>
  </semantics>
</math>
</file>

<file path=Object 418/content.xml><?xml version="1.0" encoding="utf-8"?>
<math xmlns="http://www.w3.org/1998/Math/MathML" display="block">
  <semantics>
    <mrow>
      <mrow>
        <mi>T</mi>
        <mo stretchy="false">=</mo>
        <mtext>{</mtext>
      </mrow>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N</mi>
            </msub>
            <mi>,</mi>
            <msub>
              <mi>y</mi>
              <mi>N</mi>
            </msub>
          </mrow>
        </mrow>
        <mo fence="true" stretchy="false">)</mo>
      </mrow>
      <mtext>}</mtext>
      <mi>,</mi>
      <mrow>
        <mi>x</mi>
        <mo stretchy="false">∈</mo>
        <msup>
          <mi>R</mi>
          <mi>M</mi>
        </msup>
      </mrow>
      <mi>,</mi>
      <mrow>
        <mi>y</mi>
        <mo stretchy="false">∈</mo>
        <mi>R</mi>
      </mrow>
    </mrow>
    <annotation encoding="StarMath 5.0">{ T="{"(x_{1},y_{1}),(x_{2},y_{2}),...,(x_{N},y_{N})"}",x in R^{M},y in R }</annotation>
  </semantics>
</math>
</file>

<file path=Object 419/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row>
                <mo fence="true" stretchy="false">(</mo>
                <mrow>
                  <mrow>
                    <msub>
                      <mi>x</mi>
                      <mi>i</mi>
                    </msub>
                    <mi>,</mi>
                    <msub>
                      <mi>y</mi>
                      <mi>j</mi>
                    </msub>
                  </mrow>
                </mrow>
                <mo fence="true" stretchy="false">)</mo>
              </mrow>
            </mrow>
          </mrow>
        </mrow>
      </mrow>
    </mstyle>
    <annotation encoding="StarMath 5.0">bold{ L(x,y)=prod from {i,j}to{N}{P(x_{i},y_{j})} }</annotation>
  </semantics>
</math>
</file>

<file path=Object 42/content.xml><?xml version="1.0" encoding="utf-8"?>
<math xmlns="http://www.w3.org/1998/Math/MathML" display="block">
  <semantics>
    <mstyle mathvariant="bold">
      <mstyle mathsize="15pt">
        <msub>
          <mrow>
            <mo fence="true" stretchy="false">‖</mo>
            <mrow>
              <msup>
                <mi>x</mi>
                <mn>0</mn>
              </msup>
            </mrow>
            <mo fence="true" stretchy="false">‖</mo>
          </mrow>
          <mn>2</mn>
        </msub>
      </mstyle>
    </mstyle>
    <annotation encoding="StarMath 5.0"> bold size 15{ldline x^0 rdline }_2</annotation>
  </semantics>
</math>
</file>

<file path=Object 420/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N</mi>
            </munderover>
            <mrow>
              <mi>P</mi>
              <msup>
                <mrow>
                  <mo fence="true" stretchy="false">(</mo>
                  <mrow>
                    <mrow>
                      <msub>
                        <mi>x</mi>
                        <mi>i</mi>
                      </msub>
                      <mi>,</mi>
                      <msub>
                        <mi>y</mi>
                        <mi>i</mi>
                      </msub>
                    </mrow>
                  </mrow>
                  <mo fence="true" stretchy="false">)</mo>
                </mrow>
                <mfrac>
                  <mn>1</mn>
                  <mi>N</mi>
                </mfrac>
              </msup>
            </mrow>
          </mrow>
        </mrow>
      </mrow>
    </mstyle>
    <annotation encoding="StarMath 5.0">bold{ L(x,y)=prod from{i,j}to{N}{P(x_{i},y_{i})^{1 over N}} }</annotation>
  </semantics>
</math>
</file>

<file path=Object 421/content.xml><?xml version="1.0" encoding="utf-8"?>
<math xmlns="http://www.w3.org/1998/Math/MathML" display="block">
  <semantics>
    <mrow>
      <mtext>{</mtext>
      <mrow>
        <mo fence="true" stretchy="false">(</mo>
        <mrow>
          <mrow>
            <msub>
              <mi>x</mi>
              <mn>1</mn>
            </msub>
            <mi>,</mi>
            <msub>
              <mi>y</mi>
              <mn>1</mn>
            </msub>
          </mrow>
        </mrow>
        <mo fence="true" stretchy="false">)</mo>
      </mrow>
      <mi>,</mi>
      <mrow>
        <mo fence="true" stretchy="false">(</mo>
        <mrow>
          <mrow>
            <msub>
              <mi>x</mi>
              <mn>2</mn>
            </msub>
            <mi>,</mi>
            <msub>
              <mi>y</mi>
              <mn>2</mn>
            </msub>
          </mrow>
        </mrow>
        <mo fence="true" stretchy="false">)</mo>
      </mrow>
      <mi>,</mi>
      <mn>...</mn>
      <mi>,</mi>
      <mrow>
        <mo fence="true" stretchy="false">(</mo>
        <mrow>
          <mrow>
            <msub>
              <mi>x</mi>
              <mi>K</mi>
            </msub>
            <mi>,</mi>
            <msub>
              <mi>y</mi>
              <mi>K</mi>
            </msub>
          </mrow>
        </mrow>
        <mo fence="true" stretchy="false">)</mo>
      </mrow>
      <mtext>}</mtext>
    </mrow>
    <annotation encoding="StarMath 5.0">{ "{"(x_{1},y_{1}),(x_{2},y_{2}),...,(x_{K},y_{K})"}" }</annotation>
  </semantics>
</math>
</file>

<file path=Object 422/content.xml><?xml version="1.0" encoding="utf-8"?>
<math xmlns="http://www.w3.org/1998/Math/MathML" display="block">
  <semantics>
    <mstyle mathsize="15pt">
      <mstyle mathvariant="bold">
        <mtable>
          <mtr>
            <mtd>
              <mrow>
                <mi>L</mi>
                <mrow>
                  <mrow>
                    <mo fence="true" stretchy="false">(</mo>
                    <mrow>
                      <mrow>
                        <mi>x</mi>
                        <mi>,</mi>
                        <mi>y</mi>
                      </mrow>
                    </mrow>
                    <mo fence="true" stretchy="false">)</mo>
                  </mrow>
                  <mo stretchy="false">=</mo>
                  <mrow>
                    <munderover>
                      <mo stretchy="false">∏</mo>
                      <mrow>
                        <mi>i</mi>
                        <mi>,</mi>
                        <mi>j</mi>
                      </mrow>
                      <mi>K</mi>
                    </munderover>
                    <mi>P</mi>
                  </mrow>
                </mrow>
                <msup>
                  <mrow>
                    <mo fence="true" stretchy="false">(</mo>
                    <mrow>
                      <mrow>
                        <msub>
                          <mi>x</mi>
                          <mi>i</mi>
                        </msub>
                        <mi>,</mi>
                        <msub>
                          <mi>y</mi>
                          <mi>j</mi>
                        </msub>
                      </mrow>
                    </mrow>
                    <mo fence="true" stretchy="false">)</mo>
                  </mrow>
                  <mfrac>
                    <msub>
                      <mi>v</mi>
                      <mrow>
                        <mi>i</mi>
                        <mi>,</mi>
                        <mi>j</mi>
                      </mrow>
                    </msub>
                    <mi>N</mi>
                  </mfrac>
                </msup>
              </mrow>
            </mtd>
          </mtr>
          <mtr>
            <mtd>
              <mrow>
                <mrow>
                  <mphantom>
                    <mi mathvariant="italic">aaaaaaaaa</mi>
                  </mphantom>
                  <mo stretchy="false">=</mo>
                  <mrow>
                    <munderover>
                      <mo stretchy="false">∏</mo>
                      <mrow>
                        <mi>i</mi>
                        <mi>,</mi>
                        <mi>j</mi>
                      </mrow>
                      <mi>K</mi>
                    </munderover>
                    <mi>P</mi>
                  </mrow>
                </mrow>
                <msup>
                  <mrow>
                    <mo fence="true" stretchy="false">(</mo>
                    <mrow>
                      <mrow>
                        <msub>
                          <mi>x</mi>
                          <mi>i</mi>
                        </msub>
                        <mi>,</mi>
                        <msub>
                          <mi>y</mi>
                          <mi>j</mi>
                        </msub>
                      </mrow>
                    </mrow>
                    <mo fence="true" stretchy="false">)</mo>
                  </mrow>
                  <mrow>
                    <mover accent="true">
                      <mi>P</mi>
                      <mo stretchy="false">~</mo>
                    </mover>
                    <mrow>
                      <mo fence="true" stretchy="false">(</mo>
                      <mrow>
                        <mrow>
                          <msub>
                            <mi>x</mi>
                            <mi>i</mi>
                          </msub>
                          <mi>,</mi>
                          <msub>
                            <mi>y</mi>
                            <mi>j</mi>
                          </msub>
                        </mrow>
                      </mrow>
                      <mo fence="true" stretchy="false">)</mo>
                    </mrow>
                  </mrow>
                </msup>
              </mrow>
            </mtd>
          </mtr>
        </mtable>
      </mstyle>
    </mstyle>
    <annotation encoding="StarMath 5.0">size 15　bold stack{ L(x,y)=prod from{i,j}to{K}P(x_{i},y_{j})^{v_{i,j} over N} 
#phantom{aaaaaaaaa  }=prod from{i,j}to{K}P(x_{i},y_{j})^{tilde P(x_{i},y_{j})}
}</annotation>
  </semantics>
</math>
</file>

<file path=Object 423/content.xml><?xml version="1.0" encoding="utf-8"?>
<math xmlns="http://www.w3.org/1998/Math/MathML" display="block">
  <semantics>
    <msub>
      <mi>v</mi>
      <mrow>
        <mi>i</mi>
        <mi>,</mi>
        <mi>j</mi>
      </mrow>
    </msub>
    <annotation encoding="StarMath 5.0">{ v_{i,j} }</annotation>
  </semantics>
</math>
</file>

<file path=Object 424/content.xml><?xml version="1.0" encoding="utf-8"?>
<math xmlns="http://www.w3.org/1998/Math/MathML" display="block">
  <semantics>
    <mrow>
      <mo fence="true" stretchy="false">(</mo>
      <mrow>
        <mrow>
          <msub>
            <mi>x</mi>
            <mi>i</mi>
          </msub>
          <mi>,</mi>
          <msub>
            <mi>y</mi>
            <mi>j</mi>
          </msub>
        </mrow>
      </mrow>
      <mo fence="true" stretchy="false">)</mo>
    </mrow>
    <annotation encoding="StarMath 5.0">{ (x_{i},y_{j}) }</annotation>
  </semantics>
</math>
</file>

<file path=Object 425/content.xml><?xml version="1.0" encoding="utf-8"?>
<math xmlns="http://www.w3.org/1998/Math/MathML" display="block">
  <semantics>
    <mstyle mathvariant="bold">
      <mtable>
        <mtr>
          <mt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x</mi>
                                  <mi>i</mi>
                                </msub>
                                <mi>,</mi>
                                <msub>
                                  <mi>y</mi>
                                  <mi>j</mi>
                                </msub>
                              </mrow>
                            </mrow>
                            <mo fence="true" stretchy="false">)</mo>
                          </mrow>
                        </mrow>
                      </mrow>
                      <mo fence="true" stretchy="false">)</mo>
                    </mrow>
                  </mrow>
                </mrow>
              </mrow>
            </mrow>
          </mtd>
        </mtr>
        <mtr>
          <mtd>
            <mrow>
              <mphantom>
                <mi mathvariant="italic">aaaaaa</mi>
              </mphantom>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sub>
                              <mi>x</mi>
                              <mi>i</mi>
                            </msub>
                          </mrow>
                          <mo fence="true" stretchy="false">)</mo>
                        </mrow>
                        <mi>P</mi>
                        <mrow>
                          <mo fence="true" stretchy="false">(</mo>
                          <mrow>
                            <mrow>
                              <msub>
                                <mi>y</mi>
                                <mi>j</mi>
                              </msub>
                              <mo stretchy="false">∣</mo>
                              <msub>
                                <mi>x</mi>
                                <mi>i</mi>
                              </msub>
                            </mrow>
                          </mrow>
                          <mo fence="true" stretchy="false">)</mo>
                        </mrow>
                      </mrow>
                    </mrow>
                    <mo fence="true" stretchy="false">)</mo>
                  </mrow>
                </mrow>
              </mrow>
            </mrow>
          </mtd>
        </mtr>
        <mtr>
          <mtd>
            <mrow>
              <mphantom>
                <mi mathvariant="italic">aaaaaa</mi>
              </mphantom>
              <mo stretchy="false">=</mo>
              <mrow>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over accent="true">
                            <mi>P</mi>
                            <mo stretchy="false">~</mo>
                          </mover>
                          <mrow>
                            <mo fence="true" stretchy="false">(</mo>
                            <mrow>
                              <msub>
                                <mi>x</mi>
                                <mi>i</mi>
                              </msub>
                            </mrow>
                            <mo fence="true" stretchy="false">)</mo>
                          </mrow>
                        </mrow>
                      </mrow>
                      <mo fence="true" stretchy="false">)</mo>
                    </mrow>
                  </mrow>
                </mrow>
              </mrow>
            </mrow>
          </mtd>
        </mtr>
      </mtable>
    </mstyle>
    <annotation encoding="StarMath 5.0"> bold stack{
 L(x,y)=sum from{i,j}to{K}{tilde P(x_{i},y_{j})log(P(x_{i},y_{j}))}
 #
 phantom{ aaaaaa }= 
 sum from{i,j}to{K}{tilde P(x_{i},y_{j})log( P(x_{i})P(y_{j} divides x_{i}))} 
 #phantom{ aaaaaa }=
 sum from{i,j}to{K}{tilde P(x_{i},y_{j})log(P(y_{j} divides x_{i}))}+ sum from{i,j}to{K}{tilde P(x_{i},y_{j})log(tilde P(x_{i}))}
 
  }</annotation>
  </semantics>
</math>
</file>

<file path=Object 426/content.xml><?xml version="1.0" encoding="utf-8"?>
<math xmlns="http://www.w3.org/1998/Math/MathML" display="block">
  <semantics>
    <mrow>
      <mi>P</mi>
      <mrow>
        <mrow>
          <mo fence="true" stretchy="false">(</mo>
          <mrow>
            <msub>
              <mi>x</mi>
              <mi>i</mi>
            </msub>
          </mrow>
          <mo fence="true" stretchy="false">)</mo>
        </mrow>
        <mo stretchy="false">=</mo>
        <mover accent="true">
          <mi>P</mi>
          <mo stretchy="false">~</mo>
        </mover>
      </mrow>
      <mrow>
        <mo fence="true" stretchy="false">(</mo>
        <mrow>
          <msub>
            <mi>x</mi>
            <mi>i</mi>
          </msub>
        </mrow>
        <mo fence="true" stretchy="false">)</mo>
      </mrow>
    </mrow>
    <annotation encoding="StarMath 5.0">{  P(x_{i})=tilde　P(x_{i}) }</annotation>
  </semantics>
</math>
</file>

<file path=Object 427/content.xml><?xml version="1.0" encoding="utf-8"?>
<math xmlns="http://www.w3.org/1998/Math/MathML" display="block">
  <semantics>
    <mrow>
      <mover accent="true">
        <mi>P</mi>
        <mo stretchy="false">~</mo>
      </mover>
      <mrow>
        <mo fence="true" stretchy="false">(</mo>
        <mrow>
          <msub>
            <mi>x</mi>
            <mi>i</mi>
          </msub>
        </mrow>
        <mo fence="true" stretchy="false">)</mo>
      </mrow>
      <mi>,</mi>
      <mover accent="true">
        <mi>P</mi>
        <mo stretchy="false">~</mo>
      </mover>
      <mrow>
        <mo fence="true" stretchy="false">(</mo>
        <mrow>
          <mrow>
            <msub>
              <mi>x</mi>
              <mi>i</mi>
            </msub>
            <mi>,</mi>
            <msub>
              <mi>y</mi>
              <mi>j</mi>
            </msub>
          </mrow>
        </mrow>
        <mo fence="true" stretchy="false">)</mo>
      </mrow>
    </mrow>
    <annotation encoding="StarMath 5.0">{ tilde P(x_{i}) ,tilde P(x_{i},y_{j})}</annotation>
  </semantics>
</math>
</file>

<file path=Object 428/content.xml><?xml version="1.0" encoding="utf-8"?>
<math xmlns="http://www.w3.org/1998/Math/MathML" display="block">
  <semantics>
    <mstyle mathvariant="bold">
      <mrow>
        <mi>L</mi>
        <mrow>
          <mrow>
            <mo fence="true" stretchy="false">(</mo>
            <mrow>
              <mrow>
                <mi>x</mi>
                <mi>,</mi>
                <mi>y</mi>
              </mrow>
            </mrow>
            <mo fence="true" stretchy="false">)</mo>
          </mrow>
          <mo stretchy="false">=</mo>
          <mrow>
            <munderover>
              <mo stretchy="false">∑</mo>
              <mrow>
                <mi>i</mi>
                <mi>,</mi>
                <mi>j</mi>
              </mrow>
              <mi>K</mi>
            </munderover>
            <mrow>
              <mover accent="true">
                <mi>P</mi>
                <mo stretchy="false">~</mo>
              </mover>
              <mrow>
                <mo fence="true" stretchy="false">(</mo>
                <mrow>
                  <mrow>
                    <msub>
                      <mi>x</mi>
                      <mi>i</mi>
                    </msub>
                    <mi>,</mi>
                    <msub>
                      <mi>y</mi>
                      <mi>j</mi>
                    </msub>
                  </mrow>
                </mrow>
                <mo fence="true" stretchy="false">)</mo>
              </mrow>
              <mi>log</mi>
              <mrow>
                <mo fence="true" stretchy="false">(</mo>
                <mrow>
                  <mrow>
                    <mi>P</mi>
                    <mrow>
                      <mo fence="true" stretchy="false">(</mo>
                      <mrow>
                        <mrow>
                          <msub>
                            <mi>y</mi>
                            <mi>j</mi>
                          </msub>
                          <mo stretchy="false">∣</mo>
                          <msub>
                            <mi>x</mi>
                            <mi>i</mi>
                          </msub>
                        </mrow>
                      </mrow>
                      <mo fence="true" stretchy="false">)</mo>
                    </mrow>
                  </mrow>
                </mrow>
                <mo fence="true" stretchy="false">)</mo>
              </mrow>
            </mrow>
          </mrow>
        </mrow>
      </mrow>
    </mstyle>
    <annotation encoding="StarMath 5.0">bold{ L(x,y)=sum from{i,j}to{K}{tilde P(x_{i},y_{j})log(P(y_{j} divides x_{i}))} }</annotation>
  </semantics>
</math>
</file>

<file path=Object 429/content.xml><?xml version="1.0" encoding="utf-8"?>
<math xmlns="http://www.w3.org/1998/Math/MathML" display="block">
  <semantics>
    <mstyle mathvariant="bold">
      <mrow>
        <msub>
          <mi>P</mi>
          <mi>w</mi>
        </msub>
        <mrow>
          <mrow>
            <mo fence="true" stretchy="false">(</mo>
            <mrow>
              <mrow>
                <mi>y</mi>
                <mo stretchy="false">∣</mo>
                <mi>x</mi>
              </mrow>
            </mrow>
            <mo fence="true" stretchy="false">)</mo>
          </mrow>
          <mo stretchy="false">=</mo>
          <mrow>
            <mfrac>
              <mn>1</mn>
              <mrow>
                <msub>
                  <mi>Z</mi>
                  <mi>w</mi>
                </msub>
                <mrow>
                  <mo fence="true" stretchy="false">(</mo>
                  <mrow>
                    <mi>x</mi>
                  </mrow>
                  <mo fence="true" stretchy="false">)</mo>
                </mrow>
              </mrow>
            </mfrac>
            <mi>exp</mi>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row>
      </mrow>
    </mstyle>
    <annotation encoding="StarMath 5.0">bold{ P_{w}(y divides x)={1 over {Z_{w}(x)}exp(

sum from { i=1 }to{ n }{ w_{i}f_{i}(x,y) }
)} }</annotation>
  </semantics>
</math>
</file>

<file path=Object 43/content.xml><?xml version="1.0" encoding="utf-8"?>
<math xmlns="http://www.w3.org/1998/Math/MathML" display="block">
  <semantics>
    <mstyle mathvariant="bold">
      <mi>x</mi>
    </mstyle>
    <annotation encoding="StarMath 5.0">bold { x }</annotation>
  </semantics>
</math>
</file>

<file path=Object 430/content.xml><?xml version="1.0" encoding="utf-8"?>
<math xmlns="http://www.w3.org/1998/Math/MathML" display="block">
  <semantics>
    <mstyle mathvariant="bold">
      <mrow>
        <msub>
          <mi>Z</mi>
          <mi>w</mi>
        </msub>
        <mrow>
          <mrow>
            <mo fence="true" stretchy="false">(</mo>
            <mrow>
              <mi>x</mi>
            </mrow>
            <mo fence="true" stretchy="false">)</mo>
          </mrow>
          <mo stretchy="false">=</mo>
          <mrow>
            <munder>
              <mo stretchy="false">∑</mo>
              <mi>y</mi>
            </munder>
            <mi>exp</mi>
          </mrow>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o fence="true" stretchy="false">)</mo>
        </mrow>
      </mrow>
    </mstyle>
    <annotation encoding="StarMath 5.0">bold{ Z_{w}(x)=sum from{y}exp(sum from{i=1}to{n}{w_{i}f_{i}(x,y)}) }</annotation>
  </semantics>
</math>
</file>

<file path=Object 431/content.xml><?xml version="1.0" encoding="utf-8"?>
<math xmlns="http://www.w3.org/1998/Math/MathML" display="block">
  <semantics>
    <mstyle mathvariant="bold">
      <mrow>
        <mi>L</mi>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w</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sub>
                  <mi mathvariant="italic">logZ</mi>
                  <mi>w</mi>
                </msub>
                <mrow>
                  <mo fence="true" stretchy="false">(</mo>
                  <mrow>
                    <mi>x</mi>
                  </mrow>
                  <mo fence="true" stretchy="false">)</mo>
                </mrow>
              </mrow>
            </mrow>
          </mrow>
        </mrow>
      </mrow>
    </mstyle>
    <annotation encoding="StarMath 5.0">bold { L(w)=sum from{x,y}{tilde P(x,y)sum from{i=1}to{n}{w_{i}f_{i}(x,y)}}-sum from{x}{tilde P(x)logZ_{w}(x)} }</annotation>
  </semantics>
</math>
</file>

<file path=Object 432/content.xml><?xml version="1.0" encoding="utf-8"?>
<math xmlns="http://www.w3.org/1998/Math/MathML" display="block">
  <semantics>
    <mrow>
      <mi>w</mi>
      <mo stretchy="false">=</mo>
      <msup>
        <mrow>
          <mo fence="true" stretchy="false">(</mo>
          <mrow>
            <mrow>
              <msub>
                <mi>w</mi>
                <mn>1</mn>
              </msub>
              <mi>,</mi>
              <msub>
                <mi>w</mi>
                <mn>2</mn>
              </msub>
              <mi>,</mi>
              <mn>...</mn>
              <mi>,</mi>
              <msub>
                <mi>w</mi>
                <mi>n</mi>
              </msub>
            </mrow>
          </mrow>
          <mo fence="true" stretchy="false">)</mo>
        </mrow>
        <mi>T</mi>
      </msup>
    </mrow>
    <annotation encoding="StarMath 5.0">{ w=(w_{1},w_{2},...,w_{n})^{T} }</annotation>
  </semantics>
</math>
</file>

<file path=Object 433/content.xml><?xml version="1.0" encoding="utf-8"?>
<math xmlns="http://www.w3.org/1998/Math/MathML" display="block">
  <semantics>
    <mrow>
      <mrow>
        <mi>w</mi>
        <mo stretchy="false">+</mo>
        <mi mathvariant="normal">δ</mi>
      </mrow>
      <mo stretchy="false">=</mo>
      <msup>
        <mrow>
          <mo fence="true" stretchy="false">(</mo>
          <mrow>
            <mrow>
              <mrow>
                <msub>
                  <mi>w</mi>
                  <mn>1</mn>
                </msub>
                <mo stretchy="false">+</mo>
                <msub>
                  <mi mathvariant="normal">δ</mi>
                  <mn>1</mn>
                </msub>
              </mrow>
              <mi>,</mi>
              <mrow>
                <msub>
                  <mi>w</mi>
                  <mn>2</mn>
                </msub>
                <mo stretchy="false">+</mo>
                <msub>
                  <mi mathvariant="normal">δ</mi>
                  <mn>2</mn>
                </msub>
              </mrow>
              <mi>,</mi>
              <mn>...</mn>
              <mi>,</mi>
              <mrow>
                <msub>
                  <mi>w</mi>
                  <mi>n</mi>
                </msub>
                <mo stretchy="false">+</mo>
                <msub>
                  <mi mathvariant="normal">δ</mi>
                  <mi>n</mi>
                </msub>
              </mrow>
            </mrow>
          </mrow>
          <mo fence="true" stretchy="false">)</mo>
        </mrow>
        <mi>T</mi>
      </msup>
    </mrow>
    <annotation encoding="StarMath 5.0">{ w+ %delta =(w_{1}+%delta_{1},w_{2}+%delta_{2},...,w_{n}+%delta_{n})^{T} }</annotation>
  </semantics>
</math>
</file>

<file path=Object 434/content.xml><?xml version="1.0" encoding="utf-8"?>
<math xmlns="http://www.w3.org/1998/Math/MathML" display="block">
  <semantics>
    <mrow>
      <mover accent="true">
        <mi>P</mi>
        <mo stretchy="false">~</mo>
      </mover>
      <mrow>
        <mo fence="true" stretchy="false">(</mo>
        <mrow>
          <mrow>
            <mi>x</mi>
            <mi>,</mi>
            <mi>y</mi>
          </mrow>
        </mrow>
        <mo fence="true" stretchy="false">)</mo>
      </mrow>
    </mrow>
    <annotation encoding="StarMath 5.0">{ tilde P(x,y) }</annotation>
  </semantics>
</math>
</file>

<file path=Object 435/content.xml><?xml version="1.0" encoding="utf-8"?>
<math xmlns="http://www.w3.org/1998/Math/MathML" display="block">
  <semantics>
    <mi>w</mi>
    <annotation encoding="StarMath 5.0">{ w }</annotation>
  </semantics>
</math>
</file>

<file path=Object 436/content.xml><?xml version="1.0" encoding="utf-8"?>
<math xmlns="http://www.w3.org/1998/Math/MathML" display="block">
  <semantics>
    <mrow>
      <mi>w</mi>
      <mo stretchy="false">+</mo>
      <mi mathvariant="normal">δ</mi>
    </mrow>
    <annotation encoding="StarMath 5.0">{ w+%delta }</annotation>
  </semantics>
</math>
</file>

<file path=Object 437/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sub>
                        <mi mathvariant="italic">logP</mi>
                        <mrow>
                          <mi>w</mi>
                          <mo stretchy="false">+</mo>
                          <mi mathvariant="normal">δ</mi>
                        </mrow>
                      </msub>
                      <mrow>
                        <mo fence="true" stretchy="false">(</mo>
                        <mrow>
                          <mrow>
                            <mi>y</mi>
                            <mo stretchy="false">∣</mo>
                            <mi>x</mi>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 mathvariant="italic">logP</mi>
                        <mi>x</mi>
                      </msub>
                      <mrow>
                        <mo fence="true" stretchy="false">(</mo>
                        <mrow>
                          <mrow>
                            <mi>y</mi>
                            <mo stretchy="false">∣</mo>
                            <mi>x</mi>
                          </mrow>
                        </mrow>
                        <mo fence="true" stretchy="false">)</mo>
                      </mrow>
                    </mrow>
                  </mrow>
                </mrow>
              </mrow>
            </mrow>
          </mtd>
        </mtr>
        <mtr>
          <mtd>
            <mrow>
              <mphantom>
                <mi mathvariant="italic">aaaaaaaaaaaa</mi>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row>
                  <munder>
                    <mo stretchy="false">∑</mo>
                    <mi>x</mi>
                  </munder>
                  <mrow>
                    <mover accent="true">
                      <mi>P</mi>
                      <mo stretchy="false">~</mo>
                    </mover>
                    <mrow>
                      <mo fence="true" stretchy="false">(</mo>
                      <mrow>
                        <mi>x</mi>
                      </mrow>
                      <mo fence="true" stretchy="false">)</mo>
                    </mrow>
                    <mi>log</mi>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td>
        </mtr>
      </mtable>
    </mstyle>
    <annotation encoding="StarMath 5.0">bold stack{ L(w+%delta)-L(w)=sum from{x,y}{tilde P(x,y) logP_{w+%delta}(y divides x)}-sum from{x,y}{tilde P(x,y)logP_{x}(y divides x)} 
# 
phantom{ aaaaaaaaaaaa }
= sum from{x,y}{ tilde P(x,y) sum from{i=1}to{n}{%delta_{i}f_{i}(x,y)} }-sum from{ x }{ tilde P(x)log{ Z_{w+%delta}(x) }over{Z_{w}(x)} }

}</annotation>
  </semantics>
</math>
</file>

<file path=Object 438/content.xml><?xml version="1.0" encoding="utf-8"?>
<math xmlns="http://www.w3.org/1998/Math/MathML" display="block">
  <semantics>
    <mrow>
      <mrow>
        <mo stretchy="false">−</mo>
        <mi>log</mi>
      </mrow>
      <mrow>
        <mi mathvariant="normal">α</mi>
        <mo stretchy="false">=</mo>
        <mrow>
          <mn>1</mn>
          <mo stretchy="false">−</mo>
          <mi mathvariant="normal">α</mi>
        </mrow>
      </mrow>
      <mi>,</mi>
      <mtext> </mtext>
      <mrow>
        <mi mathvariant="normal">α</mi>
        <mo stretchy="false">&gt;</mo>
        <mn>0</mn>
      </mrow>
    </mrow>
    <annotation encoding="StarMath 5.0">{ -log%alpha=1-%alpha,{" "}%alpha&gt;0 }</annotation>
  </semantics>
</math>
</file>

<file path=Object 439/content.xml><?xml version="1.0" encoding="utf-8"?>
<math xmlns="http://www.w3.org/1998/Math/MathML" display="block">
  <semantics>
    <mstyle mathvariant="bold">
      <mtable>
        <mtr>
          <mt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frac>
                        <mrow>
                          <msub>
                            <mi>Z</mi>
                            <mrow>
                              <mi>w</mi>
                              <mo stretchy="false">+</mo>
                              <mi mathvariant="normal">δ</mi>
                            </mrow>
                          </msub>
                          <mrow>
                            <mo fence="true" stretchy="false">(</mo>
                            <mrow>
                              <mi>x</mi>
                            </mrow>
                            <mo fence="true" stretchy="false">)</mo>
                          </mrow>
                        </mrow>
                        <mrow>
                          <msub>
                            <mi>Z</mi>
                            <mi>w</mi>
                          </msub>
                          <mrow>
                            <mo fence="true" stretchy="false">(</mo>
                            <mrow>
                              <mi>x</mi>
                            </mrow>
                            <mo fence="true" stretchy="false">)</mo>
                          </mrow>
                        </mrow>
                      </mfrac>
                    </mrow>
                  </mrow>
                </mrow>
              </mrow>
            </mrow>
          </mtd>
        </mtr>
        <mtr>
          <mtd>
            <mrow>
              <mphantom>
                <mrow/>
              </mphantom>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td>
        </mtr>
      </mtable>
    </mstyle>
    <annotation encoding="StarMath 5.0">bold stack{ L(w+%delta)-L(w)&gt;=sum from{x,y}{tilde P(x,y)sum from {i=1}to{n}{%delta_{i}f_{i}(x,y)}}+1-sum from{x}{tilde P(x){Z_{w+%delta}(x)}over {Z_{w}(x)}}
# 
phantom{  }=
sum from{x,y}{tilde P(x,y)sum from {i=1}to{n}{%delta_{i}f_{i}(x,y)}}+1-
sum from { x }{ tilde P(x) sum from {y}{P_{w}(y divides x)exp{ sum from{i=1}to{n}{%delta_{i}f_{i}(x,y)}  }} }
}</annotation>
  </semantics>
</math>
</file>

<file path=Object 44/content.xml><?xml version="1.0" encoding="utf-8"?>
<math xmlns="http://www.w3.org/1998/Math/MathML" display="block">
  <semantics>
    <mstyle mathvariant="bold">
      <mstyle mathsize="15pt">
        <mrow>
          <mrow>
            <msup>
              <mi>x</mi>
              <mn>0</mn>
            </msup>
            <mo stretchy="false">=</mo>
            <msup>
              <mi>A</mi>
              <mi>L</mi>
            </msup>
          </mrow>
          <mi>b</mi>
        </mrow>
      </mstyle>
    </mstyle>
    <annotation encoding="StarMath 5.0">bold size 15{ x^0 =A^L b}</annotation>
  </semantics>
</math>
</file>

<file path=Object 440/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row>
            </mrow>
          </mrow>
        </mrow>
      </mrow>
    </mstyle>
    <annotation encoding="StarMath 5.0">bold{ A(%delta divides w)= 

sum from{x,y}{tilde P(x,y)sum from {i=1}to{n}{%delta_{i}f_{i}(x,y)}}+1-
sum from { x }{ tilde P(x) sum from {y}{P_{w}(y divides x)exp{ sum from{i=1}to{n}{%delta_{i}f_{i}(x,y)}  }} }
}</annotation>
  </semantics>
</math>
</file>

<file path=Object 441/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A</mi>
        </mrow>
        <mrow>
          <mo fence="true" stretchy="false">(</mo>
          <mrow>
            <mrow>
              <mi mathvariant="normal">δ</mi>
              <mo stretchy="false">∣</mo>
              <mi>w</mi>
            </mrow>
          </mrow>
          <mo fence="true" stretchy="false">)</mo>
        </mrow>
      </mrow>
    </mstyle>
    <annotation encoding="StarMath 5.0">bold { L(w+ %delta)-L(w)&gt;=A(%delta divides w) }</annotation>
  </semantics>
</math>
</file>

<file path=Object 442/content.xml><?xml version="1.0" encoding="utf-8"?>
<math xmlns="http://www.w3.org/1998/Math/MathML" display="block">
  <semantics>
    <mrow>
      <msup>
        <mi>f</mi>
        <mtext>#</mtext>
      </msup>
      <mrow>
        <mrow>
          <mo fence="true" stretchy="false">(</mo>
          <mrow>
            <mrow>
              <mi>x</mi>
              <mi>,</mi>
              <mi>y</mi>
            </mrow>
          </mrow>
          <mo fence="true" stretchy="false">)</mo>
        </mrow>
        <mo stretchy="false">=</mo>
        <mrow>
          <munder>
            <mo stretchy="false">∑</mo>
            <mi>i</mi>
          </munder>
          <msub>
            <mi>f</mi>
            <mi>i</mi>
          </msub>
        </mrow>
      </mrow>
      <mrow>
        <mo fence="true" stretchy="false">(</mo>
        <mrow>
          <mrow>
            <mi>x</mi>
            <mi>,</mi>
            <mi>y</mi>
          </mrow>
        </mrow>
        <mo fence="true" stretchy="false">)</mo>
      </mrow>
    </mrow>
    <annotation encoding="StarMath 5.0">{ f^{"#"}(x,y)=sum from{i}f_{i}(x,y) }</annotation>
  </semantics>
</math>
</file>

<file path=Object 443/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i>exp</mi>
                    <mrow>
                      <mo fence="true" stretchy="false">(</mo>
                      <mrow>
                        <mrow>
                          <msup>
                            <mi>f</mi>
                            <mtext>#</mtext>
                          </msup>
                          <mrow>
                            <mo fence="true" stretchy="false">(</mo>
                            <mrow>
                              <mrow>
                                <mi>x</mi>
                                <mi>,</mi>
                                <mi>y</mi>
                              </mrow>
                            </mrow>
                            <mo fence="true" stretchy="false">)</mo>
                          </mrow>
                          <mrow>
                            <munderover>
                              <mo stretchy="false">∑</mo>
                              <mrow>
                                <mi>i</mi>
                                <mo stretchy="false">=</mo>
                                <mn>1</mn>
                              </mrow>
                              <mi>n</mi>
                            </munderover>
                            <mfrac>
                              <mrow>
                                <msub>
                                  <mi mathvariant="normal">δ</mi>
                                  <mi>i</mi>
                                </msub>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row>
                      </mrow>
                      <mo fence="true" stretchy="false">)</mo>
                    </mrow>
                  </mrow>
                </mrow>
              </mrow>
            </mrow>
          </mrow>
        </mrow>
      </mrow>
    </mstyle>
    <annotation encoding="StarMath 5.0">bold{ A(%delta divides w)= 

sum from{x,y}{tilde P(x,y)sum from {i=1}to{n}{%delta_{i}f_{i}(x,y)}}+1-
sum from { x }{ tilde P(x) sum from {y}{P_{w}(y divides x)exp{(f^{"#"}(x,y) sum from{i=1}to{n}{{%delta_{i}f_{i}(x,y)}over {f^{"#"}(x,y)}}  )}} }
}</annotation>
  </semantics>
</math>
</file>

<file path=Object 444/content.xml><?xml version="1.0" encoding="utf-8"?>
<math xmlns="http://www.w3.org/1998/Math/MathML" display="block">
  <semantics>
    <mstyle mathvariant="bold">
      <mrow>
        <mi>f</mi>
        <mrow>
          <mrow>
            <mo fence="true" stretchy="false">(</mo>
            <mrow>
              <mrow>
                <munderover>
                  <mo stretchy="false">∑</mo>
                  <mrow>
                    <mi>i</mi>
                    <mo stretchy="false">=</mo>
                    <mn>1</mn>
                  </mrow>
                  <mi>n</mi>
                </munderover>
                <mrow>
                  <msub>
                    <mi>a</mi>
                    <mi>i</mi>
                  </msub>
                  <msub>
                    <mi>x</mi>
                    <mi>i</mi>
                  </msub>
                </mrow>
              </mrow>
            </mrow>
            <mo fence="true" stretchy="false">)</mo>
          </mrow>
          <mo stretchy="false">≤</mo>
          <mrow>
            <munderover>
              <mo stretchy="false">∑</mo>
              <mrow>
                <mi>i</mi>
                <mo stretchy="false">=</mo>
                <mn>1</mn>
              </mrow>
              <mi>n</mi>
            </munderover>
            <mrow>
              <msub>
                <mi>a</mi>
                <mi>i</mi>
              </msub>
              <mi>f</mi>
              <mrow>
                <mo fence="true" stretchy="false">(</mo>
                <mrow>
                  <msub>
                    <mi>x</mi>
                    <mi>i</mi>
                  </msub>
                </mrow>
                <mo fence="true" stretchy="false">)</mo>
              </mrow>
            </mrow>
          </mrow>
        </mrow>
      </mrow>
    </mstyle>
    <annotation encoding="StarMath 5.0">bold{ f(sum from {i=1}to{n}{a_{i}x_{i}})&lt;=sum from{i=1}to{n}{a_{i}f(x_{i})} }</annotation>
  </semantics>
</math>
</file>

<file path=Object 445/content.xml><?xml version="1.0" encoding="utf-8"?>
<math xmlns="http://www.w3.org/1998/Math/MathML" display="block">
  <semantics>
    <mrow>
      <msub>
        <mi>x</mi>
        <mn>1</mn>
      </msub>
      <mi>,</mi>
      <msub>
        <mi>x</mi>
        <mn>2</mn>
      </msub>
      <mi>,</mi>
      <msub>
        <mi>x</mi>
        <mn>3</mn>
      </msub>
      <mi>,</mi>
      <mn>...</mn>
      <mi>,</mi>
      <mrow>
        <msub>
          <mi>x</mi>
          <mi>n</mi>
        </msub>
        <mo stretchy="false">∈</mo>
        <mrow>
          <mo fence="true" stretchy="false">(</mo>
          <mrow>
            <mrow>
              <mi>a</mi>
              <mi>,</mi>
              <mi>b</mi>
            </mrow>
          </mrow>
          <mo fence="true" stretchy="false">)</mo>
        </mrow>
      </mrow>
      <mi>,</mi>
      <mrow>
        <mrow>
          <msub>
            <mi>a</mi>
            <mn>1</mn>
          </msub>
          <mo stretchy="false">+</mo>
          <msub>
            <mi>a</mi>
            <mn>2</mn>
          </msub>
          <mo stretchy="false">+</mo>
          <mn>...</mn>
          <mo stretchy="false">+</mo>
          <msub>
            <mi>a</mi>
            <mi>n</mi>
          </msub>
        </mrow>
        <mo stretchy="false">=</mo>
        <mn>1</mn>
      </mrow>
    </mrow>
    <annotation encoding="StarMath 5.0">{ x_{1},x_{2},x_{3},...,x_{n} in(a,b),a_{1}+a_{2}+...+a_{n}=1 }</annotation>
  </semantics>
</math>
</file>

<file path=Object 446/content.xml><?xml version="1.0" encoding="utf-8"?>
<math xmlns="http://www.w3.org/1998/Math/MathML" display="block">
  <semantics>
    <mstyle mathvariant="bold">
      <mrow>
        <mi>exp</mi>
        <mrow>
          <mrow>
            <mo fence="true" stretchy="false">(</mo>
            <mrow>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sub>
                    <mi mathvariant="normal">δ</mi>
                    <mi>i</mi>
                  </msub>
                  <msup>
                    <mi>f</mi>
                    <mtext>#</mtext>
                  </msup>
                  <mrow>
                    <mo fence="true" stretchy="false">(</mo>
                    <mrow>
                      <mrow>
                        <mi>x</mi>
                        <mi>,</mi>
                        <mi>y</mi>
                      </mrow>
                    </mrow>
                    <mo fence="true" stretchy="false">)</mo>
                  </mrow>
                </mrow>
              </mrow>
            </mrow>
            <mo fence="true" stretchy="false">)</mo>
          </mrow>
          <mo stretchy="false">≤</mo>
          <mrow>
            <munderover>
              <mo stretchy="false">∑</mo>
              <mrow>
                <mi>i</mi>
                <mo stretchy="false">=</mo>
                <mn>1</mn>
              </mrow>
              <mi>n</mi>
            </munderover>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row>
    </mstyle>
    <annotation encoding="StarMath 5.0">bold{ exp(sum from {i=1}to{n}{ {f_{i}(x,y)}over{f^{"#"}(x,y)}%delta_{i}f^{"#"}(x,y)})&lt;=

sum from{ i=1 }to{ n }{ {f_{i}(x,y)} over {f^{"#"}(x,y)}exp(%delta_{i}f^{"#"}(x,y)) }
 }</annotation>
  </semantics>
</math>
</file>

<file path=Object 447/content.xml><?xml version="1.0" encoding="utf-8"?>
<math xmlns="http://www.w3.org/1998/Math/MathML" display="block">
  <semantics>
    <mstyle mathvariant="bold">
      <mrow>
        <mi>A</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A(%delta divides w)&gt;= sum from{x,y}{tilde P(x,y)sum from {i=1}to{n}{%delta_{i}f_{i}(x,y)}}+1-
sum from{ x }{ tilde P(x)sum from{y}{P_{w}(y divides x)} }
sum from{ i=1 }to{ n }{ ({f_{i}(x,y)} over {f^{"#"}(x,y)})exp(%delta_{i}f^{"#"}(x,y)) }
}</annotation>
  </semantics>
</math>
</file>

<file path=Object 448/content.xml><?xml version="1.0" encoding="utf-8"?>
<math xmlns="http://www.w3.org/1998/Math/MathML" display="block">
  <semantics>
    <mstyle mathvariant="bold">
      <mrow>
        <mi>B</mi>
        <mrow>
          <mrow>
            <mo fence="true" stretchy="false">(</mo>
            <mrow>
              <mrow>
                <mi mathvariant="normal">δ</mi>
                <mo stretchy="false">∣</mo>
                <mi>w</mi>
              </mrow>
            </mrow>
            <mo fence="true" stretchy="false">)</mo>
          </mrow>
          <mo stretchy="false">=</mo>
          <mrow>
            <mrow>
              <munder>
                <mo stretchy="false">∑</mo>
                <mrow>
                  <mi>x</mi>
                  <mi>,</mi>
                  <mi>y</mi>
                </mrow>
              </munder>
              <mrow>
                <mover accent="true">
                  <mi>P</mi>
                  <mo stretchy="false">~</mo>
                </mover>
                <mrow>
                  <mo fence="true" stretchy="false">(</mo>
                  <mrow>
                    <mrow>
                      <mi>x</mi>
                      <mi>,</mi>
                      <mi>y</mi>
                    </mrow>
                  </mrow>
                  <mo fence="true" stretchy="false">)</mo>
                </mrow>
                <mrow>
                  <munderover>
                    <mo stretchy="false">∑</mo>
                    <mrow>
                      <mi>i</mi>
                      <mo stretchy="false">=</mo>
                      <mn>1</mn>
                    </mrow>
                    <mi>n</mi>
                  </munderover>
                  <mrow>
                    <msub>
                      <mi mathvariant="normal">δ</mi>
                      <mi>i</mi>
                    </msub>
                    <msub>
                      <mi>f</mi>
                      <mi>i</mi>
                    </msub>
                    <mrow>
                      <mo fence="true" stretchy="false">(</mo>
                      <mrow>
                        <mrow>
                          <mi>x</mi>
                          <mi>,</mi>
                          <mi>y</mi>
                        </mrow>
                      </mrow>
                      <mo fence="true" stretchy="false">)</mo>
                    </mrow>
                  </mrow>
                </mrow>
              </mrow>
            </mrow>
            <mo stretchy="false">+</mo>
            <mn>1</mn>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row>
          <munderover>
            <mo stretchy="false">∑</mo>
            <mrow>
              <mi>i</mi>
              <mo stretchy="false">=</mo>
              <mn>1</mn>
            </mrow>
            <mi>n</mi>
          </munderover>
          <mrow>
            <mrow>
              <mo fence="true" stretchy="false">(</mo>
              <mrow>
                <mfrac>
                  <mrow>
                    <msub>
                      <mi>f</mi>
                      <mi>i</mi>
                    </msub>
                    <mrow>
                      <mo fence="true" stretchy="false">(</mo>
                      <mrow>
                        <mrow>
                          <mi>x</mi>
                          <mi>,</mi>
                          <mi>y</mi>
                        </mrow>
                      </mrow>
                      <mo fence="true" stretchy="false">)</mo>
                    </mrow>
                  </mrow>
                  <mrow>
                    <msup>
                      <mi>f</mi>
                      <mtext>#</mtext>
                    </msup>
                    <mrow>
                      <mo fence="true" stretchy="false">(</mo>
                      <mrow>
                        <mrow>
                          <mi>x</mi>
                          <mi>,</mi>
                          <mi>y</mi>
                        </mrow>
                      </mrow>
                      <mo fence="true" stretchy="false">)</mo>
                    </mrow>
                  </mrow>
                </mfrac>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row>
    </mstyle>
    <annotation encoding="StarMath 5.0">bold{ B(%delta divides w)=
sum from{x,y}{tilde P(x,y)sum from {i=1}to{n}{%delta_{i}f_{i}(x,y)}}+1-
sum from{ x }{ tilde P(x)sum from{y}{P_{w}(y divides x)} }
sum from{ i=1 }to{ n }{ ({f_{i}(x,y)} over {f^{"#"}(x,y)})exp(%delta_{i}f^{"#"}(x,y)) }
 }</annotation>
  </semantics>
</math>
</file>

<file path=Object 449/content.xml><?xml version="1.0" encoding="utf-8"?>
<math xmlns="http://www.w3.org/1998/Math/MathML" display="block">
  <semantics>
    <mstyle mathvariant="bold">
      <mrow>
        <mi>L</mi>
        <mrow>
          <mrow>
            <mo fence="true" stretchy="false">(</mo>
            <mrow>
              <mrow>
                <mi>w</mi>
                <mo stretchy="false">+</mo>
                <mi mathvariant="normal">δ</mi>
              </mrow>
            </mrow>
            <mo fence="true" stretchy="false">)</mo>
          </mrow>
          <mo stretchy="false">−</mo>
          <mi>L</mi>
        </mrow>
        <mrow>
          <mrow>
            <mo fence="true" stretchy="false">(</mo>
            <mrow>
              <mi>w</mi>
            </mrow>
            <mo fence="true" stretchy="false">)</mo>
          </mrow>
          <mo stretchy="false">≥</mo>
          <mi>B</mi>
        </mrow>
        <mrow>
          <mo fence="true" stretchy="false">(</mo>
          <mrow>
            <mrow>
              <mi mathvariant="normal">δ</mi>
              <mo stretchy="false">∣</mo>
              <mi>w</mi>
            </mrow>
          </mrow>
          <mo fence="true" stretchy="false">)</mo>
        </mrow>
      </mrow>
    </mstyle>
    <annotation encoding="StarMath 5.0">bold{ L(w+%delta)-L(w)&gt;=B(%delta divides w) }</annotation>
  </semantics>
</math>
</file>

<file path=Object 45/content.xml><?xml version="1.0" encoding="utf-8"?>
<math xmlns="http://www.w3.org/1998/Math/MathML" display="block">
  <semantics>
    <mstyle mathvariant="bold">
      <mstyle mathsize="15pt">
        <msub>
          <mrow>
            <mo fence="true" stretchy="false">‖</mo>
            <mrow>
              <mrow>
                <msup>
                  <mi mathvariant="italic">AX</mi>
                  <mn>0</mn>
                </msup>
                <mo stretchy="false">−</mo>
                <mi>b</mi>
              </mrow>
            </mrow>
            <mo fence="true" stretchy="false">‖</mo>
          </mrow>
          <mn>2</mn>
        </msub>
      </mstyle>
    </mstyle>
    <annotation encoding="StarMath 5.0">bold size 15{ldline AX^0 -b rdline}_2</annotation>
  </semantics>
</math>
</file>

<file path=Object 450/content.xml><?xml version="1.0" encoding="utf-8"?>
<math xmlns="http://www.w3.org/1998/Math/MathML" display="block">
  <semantics>
    <mrow>
      <mi>B</mi>
      <mrow>
        <mo fence="true" stretchy="false">(</mo>
        <mrow>
          <mrow>
            <mi mathvariant="normal">δ</mi>
            <mo stretchy="false">∣</mo>
            <mi>w</mi>
          </mrow>
        </mrow>
        <mo fence="true" stretchy="false">)</mo>
      </mrow>
    </mrow>
    <annotation encoding="StarMath 5.0">{ B(%delta divides w) }</annotation>
  </semantics>
</math>
</file>

<file path=Object 451/content.xml><?xml version="1.0" encoding="utf-8"?>
<math xmlns="http://www.w3.org/1998/Math/MathML" display="block">
  <semantics>
    <msub>
      <mi mathvariant="normal">δ</mi>
      <mi>i</mi>
    </msub>
    <annotation encoding="StarMath 5.0">{ %delta_{i} }</annotation>
  </semantics>
</math>
</file>

<file path=Object 452/content.xml><?xml version="1.0" encoding="utf-8"?>
<math xmlns="http://www.w3.org/1998/Math/MathML" display="block">
  <semantics>
    <mstyle mathvariant="bold">
      <mrow>
        <mrow>
          <mfrac>
            <mrow>
              <mo stretchy="false">∂</mo>
              <mi>B</mi>
              <mrow>
                <mo fence="true" stretchy="false">(</mo>
                <mrow>
                  <mrow>
                    <mi mathvariant="normal">δ</mi>
                    <mo stretchy="false">∣</mo>
                    <mi>w</mi>
                  </mrow>
                </mrow>
                <mo fence="true" stretchy="false">)</mo>
              </mrow>
            </mrow>
            <mrow>
              <mo stretchy="false">∂</mo>
              <msub>
                <mi mathvariant="normal">δ</mi>
                <mi>i</mi>
              </msub>
            </mrow>
          </mfrac>
          <mo stretchy="false">=</mo>
          <mrow>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row>
              <munder>
                <mo stretchy="false">∑</mo>
                <mi>x</mi>
              </munder>
              <mrow>
                <mover accent="true">
                  <mi>P</mi>
                  <mo stretchy="false">~</mo>
                </mover>
                <mrow>
                  <mo fence="true" stretchy="false">(</mo>
                  <mrow>
                    <mi>x</mi>
                  </mrow>
                  <mo fence="true" stretchy="false">)</mo>
                </mrow>
                <mrow>
                  <munder>
                    <mo stretchy="false">∑</mo>
                    <mi>y</mi>
                  </munder>
                  <mrow>
                    <msub>
                      <mi>P</mi>
                      <mi>w</mi>
                    </msub>
                    <mrow>
                      <mo fence="true" stretchy="false">(</mo>
                      <mrow>
                        <mrow>
                          <mi>y</mi>
                          <mo stretchy="false">∣</mo>
                          <mi>x</mi>
                        </mrow>
                      </mrow>
                      <mo fence="true" stretchy="false">)</mo>
                    </mrow>
                  </mrow>
                </mrow>
              </mrow>
            </mrow>
          </mrow>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style>
    <annotation encoding="StarMath 5.0">bold{ {partial B(%delta divides w)}over{partial %delta_{i}} =

sum from {x,y }{ tilde P(x,y)f_{i}(x,y) }
-sum from{ x }{ tilde P(x)sum from{y}{P_{w}(y divides x)} }f_{ i }( x,y )exp( %delta_{i}f^{"#"}(x,y) )
 }</annotation>
  </semantics>
</math>
</file>

<file path=Object 453/content.xml><?xml version="1.0" encoding="utf-8"?>
<math xmlns="http://www.w3.org/1998/Math/MathML" display="block">
  <semantics>
    <mstyle mathvariant="bold">
      <mrow>
        <mrow>
          <mrow>
            <munder>
              <mo stretchy="false">∑</mo>
              <mrow>
                <mi>x</mi>
                <mi>,</mi>
                <mi>y</mi>
              </mrow>
            </munder>
            <mrow>
              <mover accent="true">
                <mi>P</mi>
                <mo stretchy="false">~</mo>
              </mover>
              <mrow>
                <mo fence="true" stretchy="false">(</mo>
                <mrow>
                  <mi>x</mi>
                </mrow>
                <mo fence="true" stretchy="false">)</mo>
              </mrow>
              <msub>
                <mi>P</mi>
                <mi>w</mi>
              </msub>
              <mrow>
                <mo fence="true" stretchy="false">(</mo>
                <mrow>
                  <mrow>
                    <mi>y</mi>
                    <mo stretchy="false">∣</mo>
                    <mi>x</mi>
                  </mrow>
                </mrow>
                <mo fence="true" stretchy="false">)</mo>
              </mrow>
              <msub>
                <mi>f</mi>
                <mi>i</mi>
              </msub>
              <mrow>
                <mo fence="true" stretchy="false">(</mo>
                <mrow>
                  <mrow>
                    <mi>x</mi>
                    <mi>,</mi>
                    <mi>y</mi>
                  </mrow>
                </mrow>
                <mo fence="true" stretchy="false">)</mo>
              </mrow>
              <mi>exp</mi>
              <mrow>
                <mo fence="true" stretchy="false">(</mo>
                <mrow>
                  <mrow>
                    <msub>
                      <mi mathvariant="normal">δ</mi>
                      <mi>i</mi>
                    </msub>
                    <msup>
                      <mi>f</mi>
                      <mtext>#</mtext>
                    </msup>
                    <mrow>
                      <mo fence="true" stretchy="false">(</mo>
                      <mrow>
                        <mrow>
                          <mi>x</mi>
                          <mi>,</mi>
                          <mi>y</mi>
                        </mrow>
                      </mrow>
                      <mo fence="true" stretchy="false">)</mo>
                    </mrow>
                  </mrow>
                </mrow>
                <mo fence="true" stretchy="false">)</mo>
              </mrow>
            </mrow>
          </mrow>
          <mo stretchy="false">=</mo>
          <mrow>
            <munder>
              <mo stretchy="false">∑</mo>
              <mrow>
                <mi>x</mi>
                <mi>,</mi>
                <mi>y</mi>
              </mrow>
            </munder>
            <mrow>
              <mover accent="true">
                <mi>P</mi>
                <mo stretchy="false">~</mo>
              </mover>
              <mrow>
                <mo fence="true" stretchy="false">(</mo>
                <mrow>
                  <mrow>
                    <mi>x</mi>
                    <mi>,</mi>
                    <mi>y</mi>
                  </mrow>
                </mrow>
                <mo fence="true" stretchy="false">)</mo>
              </mrow>
              <msub>
                <mi>f</mi>
                <mi>i</mi>
              </msub>
              <mrow>
                <mo fence="true" stretchy="false">(</mo>
                <mrow>
                  <mrow>
                    <mi>x</mi>
                    <mi>,</mi>
                    <mi>y</mi>
                  </mrow>
                </mrow>
                <mo fence="true" stretchy="false">)</mo>
              </mrow>
            </mrow>
          </mrow>
          <mo stretchy="false">=</mo>
          <msub>
            <mi>E</mi>
            <mover accent="true">
              <mi>p</mi>
              <mo stretchy="false">~</mo>
            </mover>
          </msub>
        </mrow>
        <mrow>
          <mo fence="true" stretchy="false">(</mo>
          <mrow>
            <msub>
              <mi>f</mi>
              <mi>i</mi>
            </msub>
          </mrow>
          <mo fence="true" stretchy="false">)</mo>
        </mrow>
      </mrow>
    </mstyle>
    <annotation encoding="StarMath 5.0">bold{ sum from{x,y}{tilde P(x)P_{w}(y divides x)f_{i}(x,y)exp(%delta_{i}f^{"#"}(x,y))}=sum from {x,y}{tilde P(x,y) f_{i}(x,y)} =E_{tilde p}(f_{i})}</annotation>
  </semantics>
</math>
</file>

<file path=Object 454/content.xml><?xml version="1.0" encoding="utf-8"?>
<math xmlns="http://www.w3.org/1998/Math/MathML" display="block">
  <semantics>
    <mrow>
      <msub>
        <mi>w</mi>
        <mi>i</mi>
      </msub>
      <mo stretchy="false">←</mo>
      <mrow>
        <msub>
          <mi>w</mi>
          <mi>i</mi>
        </msub>
        <mo stretchy="false">+</mo>
        <msub>
          <mi mathvariant="normal">δ</mi>
          <mi>i</mi>
        </msub>
      </mrow>
    </mrow>
    <annotation encoding="StarMath 5.0">{ w_{i} leftarrow w_{i}+%delta_{i} }</annotation>
  </semantics>
</math>
</file>

<file path=Object 455/content.xml><?xml version="1.0" encoding="utf-8"?>
<math xmlns="http://www.w3.org/1998/Math/MathML" display="block">
  <semantics>
    <msub>
      <mi mathvariant="normal">δ</mi>
      <mi>i</mi>
    </msub>
    <annotation encoding="StarMath 5.0">{ %delta_{i} }</annotation>
  </semantics>
</math>
</file>

<file path=Object 46/content.xml><?xml version="1.0" encoding="utf-8"?>
<math xmlns="http://www.w3.org/1998/Math/MathML" display="block">
  <semantics>
    <mstyle mathvariant="bold">
      <mstyle mathsize="15pt">
        <mrow>
          <mi mathvariant="italic">Tr</mi>
          <mrow>
            <mrow>
              <mo fence="true" stretchy="false">(</mo>
              <mrow>
                <mi>A</mi>
              </mrow>
              <mo fence="true" stretchy="false">)</mo>
            </mrow>
            <mo stretchy="false">=</mo>
            <mrow>
              <munder>
                <mo stretchy="false">∑</mo>
                <mi>i</mi>
              </munder>
              <msub>
                <mi>A</mi>
                <mrow>
                  <mi>i</mi>
                  <mi>,</mi>
                  <mi>i</mi>
                </mrow>
              </msub>
            </mrow>
          </mrow>
        </mrow>
      </mstyle>
    </mstyle>
    <annotation encoding="StarMath 5.0"> bold size 15{ Tr(A)= sum from{i}A_{i,i} }</annotation>
  </semantics>
</math>
</file>

<file path=Object 47/content.xml><?xml version="1.0" encoding="utf-8"?>
<math xmlns="http://www.w3.org/1998/Math/MathML" display="block">
  <semantics>
    <mstyle mathvariant="bold">
      <mstyle mathsize="15pt">
        <mrow>
          <msub>
            <mrow>
              <mo fence="true" stretchy="false">‖</mo>
              <mrow>
                <mi>A</mi>
              </mrow>
              <mo fence="true" stretchy="false">‖</mo>
            </mrow>
            <mi>F</mi>
          </msub>
          <mo stretchy="false">=</mo>
          <msqrt>
            <mrow>
              <mi mathvariant="italic">Tr</mi>
              <mrow>
                <mo fence="true" stretchy="false">(</mo>
                <mrow>
                  <msup>
                    <mi mathvariant="italic">AA</mi>
                    <mi>T</mi>
                  </msup>
                </mrow>
                <mo fence="true" stretchy="false">)</mo>
              </mrow>
            </mrow>
          </msqrt>
        </mrow>
      </mstyle>
    </mstyle>
    <annotation encoding="StarMath 5.0"> bold size 15{{ ldline A rdline  }_F =sqrt{ Tr(AA^T) }}</annotation>
  </semantics>
</math>
</file>

<file path=Object 48/content.xml><?xml version="1.0" encoding="utf-8"?>
<math xmlns="http://www.w3.org/1998/Math/MathML" display="block">
  <semantics>
    <mrow>
      <mi mathvariant="italic">Tr</mi>
      <mrow>
        <mrow>
          <mo fence="true" stretchy="false">(</mo>
          <mrow>
            <mi mathvariant="italic">ABC</mi>
          </mrow>
          <mo fence="true" stretchy="false">)</mo>
        </mrow>
        <mo stretchy="false">=</mo>
        <mi mathvariant="italic">Tr</mi>
      </mrow>
      <mrow>
        <mrow>
          <mo fence="true" stretchy="false">(</mo>
          <mrow>
            <mi mathvariant="italic">CAB</mi>
          </mrow>
          <mo fence="true" stretchy="false">)</mo>
        </mrow>
        <mo stretchy="false">=</mo>
        <mi mathvariant="italic">Tr</mi>
      </mrow>
      <mrow>
        <mo fence="true" stretchy="false">(</mo>
        <mrow>
          <mi mathvariant="italic">BCA</mi>
        </mrow>
        <mo fence="true" stretchy="false">)</mo>
      </mrow>
    </mrow>
    <annotation encoding="StarMath 5.0">{ Tr(ABC)=Tr(CAB)=Tr(BCA) }</annotation>
  </semantics>
</math>
</file>

<file path=Object 49/content.xml><?xml version="1.0" encoding="utf-8"?>
<math xmlns="http://www.w3.org/1998/Math/MathML" display="block">
  <semantics>
    <mrow>
      <mi>V</mi>
      <mo stretchy="false">∈</mo>
      <msup>
        <mi>R</mi>
        <mi>n</mi>
      </msup>
    </mrow>
    <annotation encoding="StarMath 5.0">V in R^n </annotation>
  </semantics>
</math>
</file>

<file path=Object 5/content.xml><?xml version="1.0" encoding="utf-8"?>
<math xmlns="http://www.w3.org/1998/Math/MathML" display="block">
  <semantics>
    <mrow>
      <mi>m</mi>
      <mo stretchy="false">×</mo>
      <mi>n</mi>
    </mrow>
    <annotation encoding="StarMath 5.0">{ m times n }</annotation>
  </semantics>
</math>
</file>

<file path=Object 50/content.xml><?xml version="1.0" encoding="utf-8"?>
<math xmlns="http://www.w3.org/1998/Math/MathML" display="block">
  <semantics>
    <mrow>
      <mi>A</mi>
      <mo stretchy="false">∈</mo>
      <msup>
        <mi>R</mi>
        <mrow>
          <mi>r</mi>
          <mo stretchy="false">×</mo>
          <mi>n</mi>
        </mrow>
      </msup>
    </mrow>
    <annotation encoding="StarMath 5.0">{ A in R^{r times n} }</annotation>
  </semantics>
</math>
</file>

<file path=Object 51/content.xml><?xml version="1.0" encoding="utf-8"?>
<math xmlns="http://www.w3.org/1998/Math/MathML" display="block">
  <semantics>
    <mrow>
      <mrow>
        <msub>
          <mi>U</mi>
          <mrow>
            <mi>r</mi>
            <mo stretchy="false">×</mo>
            <mn>1</mn>
          </mrow>
        </msub>
        <mo stretchy="false">=</mo>
        <msub>
          <mi>A</mi>
          <mrow>
            <mi>r</mi>
            <mo stretchy="false">×</mo>
            <mi>n</mi>
          </mrow>
        </msub>
      </mrow>
      <msub>
        <mi>V</mi>
        <mrow>
          <mi>n</mi>
          <mo stretchy="false">×</mo>
          <mn>1</mn>
        </mrow>
      </msub>
    </mrow>
    <annotation encoding="StarMath 5.0">{ U_{r times 1}=A_{r times n}V_{n times 1}  }</annotation>
  </semantics>
</math>
</file>

<file path=Object 52/content.xml><?xml version="1.0" encoding="utf-8"?>
<math xmlns="http://www.w3.org/1998/Math/MathML" display="block">
  <semantics>
    <mrow>
      <mi>D</mi>
      <mo stretchy="false">∈</mo>
      <msup>
        <mi>R</mi>
        <mrow>
          <mi>n</mi>
          <mo stretchy="false">×</mo>
          <mi>r</mi>
        </mrow>
      </msup>
    </mrow>
    <annotation encoding="StarMath 5.0">{ D in R^{n times r} }</annotation>
  </semantics>
</math>
</file>

<file path=Object 53/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54/content.xml><?xml version="1.0" encoding="utf-8"?>
<math xmlns="http://www.w3.org/1998/Math/MathML" display="block">
  <semantics>
    <mstyle mathvariant="bold">
      <mstyle mathsize="15pt">
        <msub>
          <mrow>
            <mo fence="true" stretchy="false">‖</mo>
            <mrow>
              <mrow>
                <mi>V</mi>
                <mo stretchy="false">−</mo>
                <msup>
                  <mi>V</mi>
                  <mn>1</mn>
                </msup>
              </mrow>
            </mrow>
            <mo fence="true" stretchy="false">‖</mo>
          </mrow>
          <mn>2</mn>
        </msub>
      </mstyle>
    </mstyle>
    <annotation encoding="StarMath 5.0">bold size 15{ ldline V-V^1 rdline  }_2</annotation>
  </semantics>
</math>
</file>

<file path=Object 55/content.xml><?xml version="1.0" encoding="utf-8"?>
<math xmlns="http://www.w3.org/1998/Math/MathML" display="block">
  <semantics>
    <mstyle mathvariant="bold">
      <mstyle mathsize="15pt">
        <mtable>
          <mtr>
            <mtd columnalign="right">
              <msub>
                <mrow>
                  <mo fence="true" stretchy="false">‖</mo>
                  <mrow>
                    <mrow>
                      <mi>V</mi>
                      <mo stretchy="false">−</mo>
                      <msup>
                        <mi>V</mi>
                        <mn>1</mn>
                      </msup>
                    </mrow>
                  </mrow>
                  <mo fence="true" stretchy="false">‖</mo>
                </mrow>
                <mi>F</mi>
              </msub>
            </mtd>
            <mtd>
              <mrow>
                <mrow/>
                <mo stretchy="false">=</mo>
                <mrow/>
              </mrow>
            </mtd>
            <mtd columnalign="left">
              <mrow>
                <msup>
                  <mrow>
                    <mo fence="true" stretchy="false">(</mo>
                    <mrow>
                      <mrow>
                        <mi>V</mi>
                        <mo stretchy="false">−</mo>
                        <msup>
                          <mi>V</mi>
                          <mn>1</mn>
                        </msup>
                      </mrow>
                    </mrow>
                    <mo fence="true" stretchy="false">)</mo>
                  </mrow>
                  <mi>T</mi>
                </msup>
                <mrow>
                  <mo fence="true" stretchy="false">(</mo>
                  <mrow>
                    <mrow>
                      <mi>V</mi>
                      <mo stretchy="false">−</mo>
                      <msup>
                        <mi>V</mi>
                        <mn>1</mn>
                      </msup>
                    </mrow>
                  </mrow>
                  <mo fence="true" stretchy="false">)</mo>
                </mrow>
              </mrow>
            </mtd>
            <mtd>
              <mrow>
                <mrow/>
                <mo stretchy="false">=</mo>
                <mrow/>
              </mrow>
            </mtd>
            <mtd columnalign="left">
              <mrow>
                <mrow>
                  <mo fence="true" stretchy="false">(</mo>
                  <mrow>
                    <mrow>
                      <msup>
                        <mi>V</mi>
                        <mi>T</mi>
                      </msup>
                      <mo stretchy="false">−</mo>
                      <msup>
                        <mi>V</mi>
                        <mrow>
                          <mn>1</mn>
                          <mi>T</mi>
                        </mrow>
                      </msup>
                    </mrow>
                  </mrow>
                  <mo fence="true" stretchy="false">)</mo>
                </mrow>
                <mrow>
                  <mo fence="true" stretchy="false">(</mo>
                  <mrow>
                    <mrow>
                      <mi>V</mi>
                      <mo stretchy="false">−</mo>
                      <msup>
                        <mi>V</mi>
                        <mn>1</mn>
                      </msup>
                    </mrow>
                  </mrow>
                  <mo fence="true" stretchy="false">)</mo>
                </mrow>
              </mrow>
            </mtd>
          </mtr>
          <mtr>
            <mtd>
              <mrow/>
            </mtd>
            <mtd>
              <mrow>
                <mrow/>
                <mo stretchy="false">=</mo>
                <mrow/>
              </mrow>
            </mtd>
            <mtd columnalign="left">
              <mrow>
                <mrow>
                  <mrow>
                    <msup>
                      <mi>V</mi>
                      <mi>T</mi>
                    </msup>
                    <mrow>
                      <mi>V</mi>
                      <mo stretchy="false">−</mo>
                      <msup>
                        <mi>V</mi>
                        <mrow>
                          <mn>1</mn>
                          <mi>T</mi>
                        </mrow>
                      </msup>
                    </mrow>
                    <mi>V</mi>
                  </mrow>
                  <mo stretchy="false">−</mo>
                  <msup>
                    <mi>V</mi>
                    <mi>T</mi>
                  </msup>
                </mrow>
                <mrow>
                  <msup>
                    <mi>V</mi>
                    <mn>1</mn>
                  </msup>
                  <mo stretchy="false">+</mo>
                  <msup>
                    <mi>V</mi>
                    <mrow>
                      <mn>1</mn>
                      <mi>T</mi>
                    </mrow>
                  </msup>
                </mrow>
                <msup>
                  <mi>V</mi>
                  <mn>1</mn>
                </msup>
              </mrow>
            </mtd>
            <mtd>
              <mrow/>
            </mtd>
            <mtd>
              <mrow/>
            </mtd>
          </mtr>
          <mtr>
            <mtd>
              <mrow/>
            </mtd>
            <mtd>
              <mrow>
                <mrow/>
                <mo stretchy="false">=</mo>
                <mrow/>
              </mrow>
            </mtd>
            <mtd columnalign="left">
              <mrow>
                <msup>
                  <mi>V</mi>
                  <mi>T</mi>
                </msup>
                <mrow>
                  <mi>V</mi>
                  <mo stretchy="false">−</mo>
                  <mn>2</mn>
                </mrow>
                <msup>
                  <mi>V</mi>
                  <mi>T</mi>
                </msup>
                <mrow>
                  <msup>
                    <mi>V</mi>
                    <mn>1</mn>
                  </msup>
                  <mo stretchy="false">+</mo>
                  <msup>
                    <mi>V</mi>
                    <mrow>
                      <mn>1</mn>
                      <mi>T</mi>
                    </mrow>
                  </msup>
                </mrow>
                <msup>
                  <mi>V</mi>
                  <mn>1</mn>
                </msup>
              </mrow>
            </mtd>
            <mtd>
              <mrow/>
            </mtd>
            <mtd>
              <mrow/>
            </mtd>
          </mtr>
        </mtable>
      </mstyle>
    </mstyle>
    <annotation encoding="StarMath 5.0">bold size 15 matrix{ 
alignr { ldline V-V^{1} rdline  }_F #{}={}#alignl (V-V^{1})^T (V-V^{1})#{}={}#alignl(V^T -V^{1T})(V-V^{1}) 
## {}#{}={}#alignl {{V^T V -V^{1T}V}-V^T V^{1}+V^{1T}V^{1}}#{} #{}
## {}#{}={}#alignl {V^T V-2V^T V^{1}+V^{1T}V^{1}}# {}#{}
}</annotation>
  </semantics>
</math>
</file>

<file path=Object 56/content.xml><?xml version="1.0" encoding="utf-8"?>
<math xmlns="http://www.w3.org/1998/Math/MathML" display="block">
  <semantics>
    <mstyle mathsize="15pt">
      <mstyle mathvariant="bold">
        <mrow>
          <mi>N</mi>
          <mrow>
            <mrow>
              <mo fence="true" stretchy="false">(</mo>
              <mrow>
                <mrow>
                  <mi>x</mi>
                  <mi>;</mi>
                  <mi>u</mi>
                  <mi>,</mi>
                  <msup>
                    <mi>σ</mi>
                    <mn>2</mn>
                  </msup>
                </mrow>
              </mrow>
              <mo fence="true" stretchy="false">)</mo>
            </mrow>
            <mo stretchy="false">=</mo>
            <msqrt>
              <mfrac>
                <mn>1</mn>
                <mrow>
                  <mn>2</mn>
                  <mi>π</mi>
                  <msup>
                    <mi>σ</mi>
                    <mn>2</mn>
                  </msup>
                </mrow>
              </mfrac>
            </msqrt>
          </mrow>
          <mi>exp</mi>
          <mrow>
            <mo fence="true" stretchy="false">(</mo>
            <mrow>
              <mrow>
                <mrow>
                  <mo stretchy="false">−</mo>
                  <mfrac>
                    <mn>1</mn>
                    <mrow>
                      <mn>2</mn>
                      <msup>
                        <mi>σ</mi>
                        <mn>2</mn>
                      </msup>
                    </mrow>
                  </mfrac>
                </mrow>
                <msup>
                  <mrow>
                    <mo fence="true" stretchy="false">(</mo>
                    <mrow>
                      <mrow>
                        <mi>x</mi>
                        <mo stretchy="false">−</mo>
                        <mi>u</mi>
                      </mrow>
                    </mrow>
                    <mo fence="true" stretchy="false">)</mo>
                  </mrow>
                  <mn>2</mn>
                </msup>
              </mrow>
            </mrow>
            <mo fence="true" stretchy="false">)</mo>
          </mrow>
        </mrow>
      </mstyle>
    </mstyle>
    <annotation encoding="StarMath 5.0">size 15 bold{ N(x;u,%sigma^2)=sqrt{1 over {2%pi%sigma^2}}exp(-{1over {2%sigma^2}}(x-u)^2) }</annotation>
  </semantics>
</math>
</file>

<file path=Object 57/content.xml><?xml version="1.0" encoding="utf-8"?>
<math xmlns="http://www.w3.org/1998/Math/MathML" display="block">
  <semantics>
    <mtable>
      <mtr>
        <mtd>
          <mstyle mathsize="15pt">
            <mstyle mathvariant="bold">
              <mrow>
                <msub>
                  <mo stretchy="false">∇</mo>
                  <mi>U</mi>
                </msub>
                <mrow>
                  <mrow>
                    <mo fence="true" stretchy="false">(</mo>
                    <mrow>
                      <mrow>
                        <msup>
                          <mi>V</mi>
                          <mi>T</mi>
                        </msup>
                        <mrow>
                          <mi>V</mi>
                          <mo stretchy="false">−</mo>
                          <mn>2</mn>
                        </mrow>
                        <msup>
                          <mi>V</mi>
                          <mi>T</mi>
                        </msup>
                        <mrow>
                          <msup>
                            <mi>V</mi>
                            <mn>1</mn>
                          </msup>
                          <mo stretchy="false">+</mo>
                          <msup>
                            <mi>V</mi>
                            <mrow>
                              <mn>1</mn>
                              <mi>T</mi>
                            </mrow>
                          </msup>
                        </mrow>
                        <msup>
                          <mi>V</mi>
                          <mn>1</mn>
                        </msup>
                      </mrow>
                    </mrow>
                    <mo fence="true" stretchy="false">)</mo>
                  </mrow>
                  <mo stretchy="false">=</mo>
                  <msub>
                    <mo stretchy="false">∇</mo>
                    <mi>U</mi>
                  </msub>
                </mrow>
                <mrow>
                  <mo fence="true" stretchy="false">(</mo>
                  <mrow>
                    <mrow>
                      <mrow>
                        <mo stretchy="false">−</mo>
                        <mn>2</mn>
                      </mrow>
                      <msup>
                        <mi>V</mi>
                        <mi>T</mi>
                      </msup>
                      <mrow>
                        <mi mathvariant="italic">DU</mi>
                        <mo stretchy="false">+</mo>
                        <msup>
                          <mrow>
                            <mo fence="true" stretchy="false">(</mo>
                            <mrow>
                              <mi mathvariant="italic">DU</mi>
                            </mrow>
                            <mo fence="true" stretchy="false">)</mo>
                          </mrow>
                          <mi>T</mi>
                        </msup>
                      </mrow>
                      <mi mathvariant="italic">DU</mi>
                    </mrow>
                  </mrow>
                  <mo fence="true" stretchy="false">)</mo>
                </mrow>
              </mrow>
            </mstyle>
          </mstyle>
        </mtd>
      </mtr>
      <mtr>
        <mtd>
          <mrow>
            <mtext/>
            <mstyle mathsize="15pt">
              <mstyle mathvariant="bold">
                <mrow>
                  <mtext>=</mtext>
                  <mrow>
                    <mrow>
                      <mo stretchy="false">−</mo>
                      <mn>2</mn>
                    </mrow>
                    <msup>
                      <mi>D</mi>
                      <mi>T</mi>
                    </msup>
                    <mrow>
                      <mi>V</mi>
                      <mo stretchy="false">+</mo>
                      <mn>2</mn>
                    </mrow>
                    <mi>U</mi>
                  </mrow>
                </mrow>
              </mstyle>
            </mstyle>
          </mrow>
        </mtd>
      </mtr>
    </mtable>
    <annotation encoding="StarMath 5.0">size 15 bold{nabla_{ U} (V^T V-2V^T V^1 +V^{1T}V^1)=nabla_{ U} (-2V^T DU +(DU)^T DU)}
newline "" size 15 bold{ "="{ -2D^T V+2U}}</annotation>
  </semantics>
</math>
</file>

<file path=Object 58/content.xml><?xml version="1.0" encoding="utf-8"?>
<math xmlns="http://www.w3.org/1998/Math/MathML" display="block">
  <semantics>
    <mstyle mathsize="15pt">
      <mstyle mathvariant="bold">
        <mrow>
          <mrow>
            <mi>U</mi>
            <mo stretchy="false">=</mo>
            <msup>
              <mi>D</mi>
              <mi>T</mi>
            </msup>
          </mrow>
          <mi>V</mi>
        </mrow>
      </mstyle>
    </mstyle>
    <annotation encoding="StarMath 5.0">size 15 bold{ U=D^T V }</annotation>
  </semantics>
</math>
</file>

<file path=Object 59/content.xml><?xml version="1.0" encoding="utf-8"?>
<math xmlns="http://www.w3.org/1998/Math/MathML" display="block">
  <semantics>
    <mrow>
      <mrow>
        <msubsup>
          <mi>V</mi>
          <mrow>
            <mi>n</mi>
            <mo stretchy="false">×</mo>
            <mn>1</mn>
          </mrow>
          <mn>1</mn>
        </msubsup>
        <mo stretchy="false">=</mo>
        <msub>
          <mi>D</mi>
          <mrow>
            <mi>n</mi>
            <mo stretchy="false">×</mo>
            <mi>r</mi>
          </mrow>
        </msub>
      </mrow>
      <msub>
        <mi>U</mi>
        <mrow>
          <mi>r</mi>
          <mo stretchy="false">×</mo>
          <mn>1</mn>
        </mrow>
      </msub>
    </mrow>
    <annotation encoding="StarMath 5.0">{ V_{n times 1}^1 =D_{n times r} U_{r times 1} }</annotation>
  </semantics>
</math>
</file>

<file path=Object 6/content.xml><?xml version="1.0" encoding="utf-8"?>
<math xmlns="http://www.w3.org/1998/Math/MathML" display="block">
  <semantics>
    <mrow>
      <mi>m</mi>
      <mo stretchy="false">×</mo>
      <mi>m</mi>
    </mrow>
    <annotation encoding="StarMath 5.0">{ m times m }</annotation>
  </semantics>
</math>
</file>

<file path=Object 60/content.xml><?xml version="1.0" encoding="utf-8"?>
<math xmlns="http://www.w3.org/1998/Math/MathML" display="block">
  <semantics>
    <mrow>
      <msup>
        <mi>D</mi>
        <mi>T</mi>
      </msup>
      <mrow>
        <mi>D</mi>
        <mo stretchy="false">=</mo>
        <mi>I</mi>
      </mrow>
    </mrow>
    <annotation encoding="StarMath 5.0">{ D^T D=I }</annotation>
  </semantics>
</math>
</file>

<file path=Object 61/content.xml><?xml version="1.0" encoding="utf-8"?>
<math xmlns="http://www.w3.org/1998/Math/MathML" display="block">
  <semantics>
    <mstyle mathsize="15pt">
      <mstyle mathvariant="bold">
        <mrow>
          <mrow>
            <mi>A</mi>
            <mo stretchy="false">=</mo>
            <msup>
              <mi>D</mi>
              <mi>T</mi>
            </msup>
          </mrow>
          <mstyle color="red">
            <mo stretchy="false">⇒</mo>
          </mstyle>
          <mrow>
            <msup>
              <mi>V</mi>
              <mn>1</mn>
            </msup>
            <mo stretchy="false">=</mo>
            <msup>
              <mi mathvariant="italic">DD</mi>
              <mi>T</mi>
            </msup>
          </mrow>
          <mi>V</mi>
        </mrow>
      </mstyle>
    </mstyle>
    <annotation encoding="StarMath 5.0">size 15 bold{ A=D^T color red drarrow V^1 =DD^T V}</annotation>
  </semantics>
</math>
</file>

<file path=Object 62/content.xml><?xml version="1.0" encoding="utf-8"?>
<math xmlns="http://www.w3.org/1998/Math/MathML" display="block">
  <semantics>
    <msub>
      <mi>D</mi>
      <mrow>
        <mi>n</mi>
        <mo stretchy="false">×</mo>
        <mi>r</mi>
      </mrow>
    </msub>
    <annotation encoding="StarMath 5.0">{ D_{n times r} }</annotation>
  </semantics>
</math>
</file>

<file path=Object 63/content.xml><?xml version="1.0" encoding="utf-8"?>
<math xmlns="http://www.w3.org/1998/Math/MathML" display="block">
  <semantics>
    <mtable>
      <mtr>
        <mtd>
          <mstyle mathsize="15pt">
            <mstyle mathvariant="bold">
              <mrow>
                <mrow>
                  <msubsup>
                    <mrow>
                      <mo fence="true" stretchy="false">‖</mo>
                      <mrow>
                        <mrow>
                          <mrow>
                            <mi>V</mi>
                            <mo stretchy="false">−</mo>
                            <msup>
                              <mi mathvariant="italic">DD</mi>
                              <mi>T</mi>
                            </msup>
                          </mrow>
                          <mi>V</mi>
                        </mrow>
                      </mrow>
                      <mo fence="true" stretchy="false">‖</mo>
                    </mrow>
                    <mi>F</mi>
                    <mn>2</mn>
                  </msubsup>
                  <mo stretchy="false">=</mo>
                  <mi mathvariant="italic">Tr</mi>
                </mrow>
                <mrow>
                  <mrow>
                    <mo fence="true" stretchy="false">(</mo>
                    <mrow>
                      <mrow>
                        <msup>
                          <mrow>
                            <mo fence="true" stretchy="false">(</mo>
                            <mrow>
                              <mrow>
                                <mrow>
                                  <mi>V</mi>
                                  <mo stretchy="false">−</mo>
                                  <msup>
                                    <mi mathvariant="italic">DD</mi>
                                    <mi>T</mi>
                                  </msup>
                                </mrow>
                                <mi>V</mi>
                              </mrow>
                            </mrow>
                            <mo fence="true" stretchy="false">)</mo>
                          </mrow>
                          <mi>T</mi>
                        </msup>
                        <mrow>
                          <mo fence="true" stretchy="false">(</mo>
                          <mrow>
                            <mrow>
                              <mrow>
                                <mi>V</mi>
                                <mo stretchy="false">−</mo>
                                <msup>
                                  <mi mathvariant="italic">DD</mi>
                                  <mi>T</mi>
                                </msup>
                              </mrow>
                              <mi>V</mi>
                            </mrow>
                          </mrow>
                          <mo fence="true" stretchy="false">)</mo>
                        </mrow>
                      </mrow>
                    </mrow>
                    <mo fence="true" stretchy="false">)</mo>
                  </mrow>
                  <mo stretchy="false">=</mo>
                  <mi mathvariant="italic">Tr</mi>
                </mrow>
                <mrow>
                  <mo fence="true" stretchy="false">(</mo>
                  <mrow>
                    <mrow>
                      <mrow>
                        <mo fence="true" stretchy="false">(</mo>
                        <mrow>
                          <mrow>
                            <mrow>
                              <msup>
                                <mi>V</mi>
                                <mi>T</mi>
                              </msup>
                              <mo stretchy="false">−</mo>
                              <msup>
                                <mi>V</mi>
                                <mi>T</mi>
                              </msup>
                            </mrow>
                            <msup>
                              <mi mathvariant="italic">DD</mi>
                              <mi>T</mi>
                            </msup>
                          </mrow>
                        </mrow>
                        <mo fence="true" stretchy="false">)</mo>
                      </mrow>
                      <mrow>
                        <mo fence="true" stretchy="false">(</mo>
                        <mrow>
                          <mrow>
                            <mrow>
                              <mi>V</mi>
                              <mo stretchy="false">−</mo>
                              <msup>
                                <mi mathvariant="italic">DD</mi>
                                <mi>T</mi>
                              </msup>
                            </mrow>
                            <mi>V</mi>
                          </mrow>
                        </mrow>
                        <mo fence="true" stretchy="false">)</mo>
                      </mrow>
                    </mrow>
                  </mrow>
                  <mo fence="true" stretchy="false">)</mo>
                </mrow>
              </mrow>
            </mstyle>
          </mstyle>
        </mtd>
      </mtr>
      <mtr>
        <mtd>
          <mrow>
            <mtext/>
            <mstyle mathsize="15pt">
              <mstyle mathvariant="bold">
                <mrow>
                  <mtext>=</mtext>
                  <mrow>
                    <mi mathvariant="italic">Tr</mi>
                    <mrow>
                      <mo fence="true" stretchy="false">(</mo>
                      <mrow>
                        <mrow>
                          <msup>
                            <mi>V</mi>
                            <mi>T</mi>
                          </msup>
                          <mrow>
                            <mi>V</mi>
                            <mo stretchy="false">−</mo>
                            <msup>
                              <mi>V</mi>
                              <mi>T</mi>
                            </msup>
                          </mrow>
                          <msup>
                            <mi mathvariant="italic">DD</mi>
                            <mi>T</mi>
                          </msup>
                          <mi>V</mi>
                        </mrow>
                      </mrow>
                      <mo fence="true" stretchy="false">)</mo>
                    </mrow>
                  </mrow>
                </mrow>
              </mstyle>
            </mstyle>
          </mrow>
        </mtd>
      </mtr>
    </mtable>
    <annotation encoding="StarMath 5.0">size 15 bold { {ldline V-DD^T V rdline }_F^2
=Tr((V-DD^T V)^T (V-DD^T V))=Tr((V^T -V^T DD^T)(V-DD^T V))}
newline "" size 15 bold  {"="{Tr(V^T V-V^T DD^T V)} }</annotation>
  </semantics>
</math>
</file>

<file path=Object 64/content.xml><?xml version="1.0" encoding="utf-8"?>
<math xmlns="http://www.w3.org/1998/Math/MathML" display="block">
  <semantics>
    <mrow>
      <msup>
        <mi>V</mi>
        <mi>T</mi>
      </msup>
      <msup>
        <mi mathvariant="italic">DD</mi>
        <mi>T</mi>
      </msup>
      <mi>V</mi>
    </mrow>
    <annotation encoding="StarMath 5.0">{ V^T DD^T V }</annotation>
  </semantics>
</math>
</file>

<file path=Object 65/content.xml><?xml version="1.0" encoding="utf-8"?>
<math xmlns="http://www.w3.org/1998/Math/MathML" display="block">
  <semantics>
    <mstyle mathsize="15pt">
      <mstyle mathvariant="bold">
        <mrow>
          <mi mathvariant="italic">Tr</mi>
          <mrow>
            <mrow>
              <mo fence="true" stretchy="false">(</mo>
              <mrow>
                <mrow>
                  <msup>
                    <mi>V</mi>
                    <mi>T</mi>
                  </msup>
                  <msup>
                    <mi mathvariant="italic">DD</mi>
                    <mi>T</mi>
                  </msup>
                  <mi>V</mi>
                </mrow>
              </mrow>
              <mo fence="true" stretchy="false">)</mo>
            </mrow>
            <mo stretchy="false">=</mo>
            <mi mathvariant="italic">Tr</mi>
          </mrow>
          <mrow>
            <mo fence="true" stretchy="false">(</mo>
            <mrow>
              <mrow>
                <msup>
                  <mi>D</mi>
                  <mi>T</mi>
                </msup>
                <mi>V</mi>
                <msup>
                  <mi>V</mi>
                  <mi>T</mi>
                </msup>
                <mi>D</mi>
              </mrow>
            </mrow>
            <mo fence="true" stretchy="false">)</mo>
          </mrow>
        </mrow>
      </mstyle>
    </mstyle>
    <annotation encoding="StarMath 5.0">size 15 bold{Tr(V^T DD^T V)=Tr(D^T V V^T D) }</annotation>
  </semantics>
</math>
</file>

<file path=Object 66/content.xml><?xml version="1.0" encoding="utf-8"?>
<math xmlns="http://www.w3.org/1998/Math/MathML" display="block">
  <semantics>
    <msup>
      <mi mathvariant="italic">VV</mi>
      <mi>T</mi>
    </msup>
    <annotation encoding="StarMath 5.0">{ VV^T }</annotation>
  </semantics>
</math>
</file>

<file path=Object 67/content.xml><?xml version="1.0" encoding="utf-8"?>
<math xmlns="http://www.w3.org/1998/Math/MathML" display="block">
  <semantics>
    <msup>
      <mi mathvariant="italic">VV</mi>
      <mi>T</mi>
    </msup>
    <annotation encoding="StarMath 5.0">{ VV^T }</annotation>
  </semantics>
</math>
</file>

<file path=Object 68/content.xml><?xml version="1.0" encoding="utf-8"?>
<math xmlns="http://www.w3.org/1998/Math/MathML" display="block">
  <semantics>
    <mstyle mathsize="15pt">
      <mstyle mathvariant="bold">
        <mrow>
          <mi>N</mi>
          <mrow>
            <mrow>
              <mo fence="true" stretchy="false">(</mo>
              <mrow>
                <mrow>
                  <mi>x</mi>
                  <mi>;</mi>
                  <mi>u</mi>
                  <mi>,</mi>
                  <mi mathvariant="normal">Σ</mi>
                </mrow>
              </mrow>
              <mo fence="true" stretchy="false">)</mo>
            </mrow>
            <mo stretchy="false">=</mo>
            <msqrt>
              <mfrac>
                <mn>1</mn>
                <mrow>
                  <msup>
                    <mrow>
                      <mo fence="true" stretchy="false">(</mo>
                      <mrow>
                        <mrow>
                          <mn>2</mn>
                          <mi>π</mi>
                        </mrow>
                      </mrow>
                      <mo fence="true" stretchy="false">)</mo>
                    </mrow>
                    <mi>n</mi>
                  </msup>
                  <mi mathvariant="italic">det</mi>
                  <mrow>
                    <mo fence="true" stretchy="false">(</mo>
                    <mrow>
                      <mi mathvariant="normal">Σ</mi>
                    </mrow>
                    <mo fence="true" stretchy="false">)</mo>
                  </mrow>
                </mrow>
              </mfrac>
            </msqrt>
          </mrow>
          <mi>exp</mi>
          <mrow>
            <mo fence="true" stretchy="false">(</mo>
            <mrow>
              <mrow>
                <mrow>
                  <mo stretchy="false">−</mo>
                  <mfrac>
                    <mn>1</mn>
                    <mn>2</mn>
                  </mfrac>
                </mrow>
                <msup>
                  <mrow>
                    <mo fence="true" stretchy="false">(</mo>
                    <mrow>
                      <mrow>
                        <mi>x</mi>
                        <mo stretchy="false">−</mo>
                        <mi>u</mi>
                      </mrow>
                    </mrow>
                    <mo fence="true" stretchy="false">)</mo>
                  </mrow>
                  <mi>T</mi>
                </msup>
                <msup>
                  <mi mathvariant="normal">Σ</mi>
                  <mrow>
                    <mo stretchy="false">−</mo>
                    <mn>1</mn>
                  </mrow>
                </msup>
                <mrow>
                  <mo fence="true" stretchy="false">(</mo>
                  <mrow>
                    <mrow>
                      <mi>x</mi>
                      <mo stretchy="false">−</mo>
                      <mi>u</mi>
                    </mrow>
                  </mrow>
                  <mo fence="true" stretchy="false">)</mo>
                </mrow>
              </mrow>
            </mrow>
            <mo fence="true" stretchy="false">)</mo>
          </mrow>
        </mrow>
      </mstyle>
    </mstyle>
    <annotation encoding="StarMath 5.0">size 15 bold{ N(x;u, %SIGMA )=sqrt{1 over {(2%pi)^n det(%SIGMA)}}exp(-{1 over 2 }(x-u)^T %SIGMA^-1 (x-u)) }</annotation>
  </semantics>
</math>
</file>

<file path=Object 69/content.xml><?xml version="1.0" encoding="utf-8"?>
<math xmlns="http://www.w3.org/1998/Math/MathML" display="block">
  <semantics>
    <mstyle mathsize="15pt">
      <mstyle mathvariant="bold">
        <mrow>
          <mi>σ</mi>
          <mrow>
            <mrow>
              <mo fence="true" stretchy="false">(</mo>
              <mrow>
                <mi>x</mi>
              </mrow>
              <mo fence="true" stretchy="false">)</mo>
            </mrow>
            <mo stretchy="false">=</mo>
            <mfrac>
              <mn>1</mn>
              <mrow>
                <mrow>
                  <mn>1</mn>
                  <mo stretchy="false">+</mo>
                  <mi>exp</mi>
                </mrow>
                <mrow>
                  <mo fence="true" stretchy="false">(</mo>
                  <mrow>
                    <mrow>
                      <mo stretchy="false">−</mo>
                      <mi>x</mi>
                    </mrow>
                  </mrow>
                  <mo fence="true" stretchy="false">)</mo>
                </mrow>
              </mrow>
            </mfrac>
          </mrow>
        </mrow>
      </mstyle>
    </mstyle>
    <annotation encoding="StarMath 5.0">size 15 bold{%sigma(x)=1 over {1+exp(-x)} }</annotation>
  </semantics>
</math>
</file>

<file path=Object 7/content.xml><?xml version="1.0" encoding="utf-8"?>
<math xmlns="http://www.w3.org/1998/Math/MathML" display="block">
  <semantics>
    <mrow>
      <mi>m</mi>
      <mo stretchy="false">×</mo>
      <mi>n</mi>
    </mrow>
    <annotation encoding="StarMath 5.0">{ m times n }</annotation>
  </semantics>
</math>
</file>

<file path=Object 70/content.xml><?xml version="1.0" encoding="utf-8"?>
<math xmlns="http://www.w3.org/1998/Math/MathML" display="block">
  <semantics>
    <mstyle mathsize="15pt">
      <mstyle mathvariant="bold">
        <mrow>
          <mi>ζ</mi>
          <mrow>
            <mrow>
              <mo fence="true" stretchy="false">(</mo>
              <mrow>
                <mi>x</mi>
              </mrow>
              <mo fence="true" stretchy="false">)</mo>
            </mrow>
            <mo stretchy="false">=</mo>
            <mi>log</mi>
          </mrow>
          <mrow>
            <mo fence="true" stretchy="false">(</mo>
            <mrow>
              <mrow>
                <mrow>
                  <mn>1</mn>
                  <mo stretchy="false">+</mo>
                  <mi>exp</mi>
                </mrow>
                <mrow>
                  <mo fence="true" stretchy="false">(</mo>
                  <mrow>
                    <mi>x</mi>
                  </mrow>
                  <mo fence="true" stretchy="false">)</mo>
                </mrow>
              </mrow>
            </mrow>
            <mo fence="true" stretchy="false">)</mo>
          </mrow>
        </mrow>
      </mstyle>
    </mstyle>
    <annotation encoding="StarMath 5.0">size 15 bold{%zeta(x)=log(1+exp(x)) }</annotation>
  </semantics>
</math>
</file>

<file path=Object 71/content.xml><?xml version="1.0" encoding="utf-8"?>
<math xmlns="http://www.w3.org/1998/Math/MathML" display="block">
  <semantics>
    <mtable>
      <mtr>
        <mtd>
          <mstyle mathsize="15pt">
            <mstyle mathvariant="bold">
              <mrow>
                <mfrac>
                  <mi>d</mi>
                  <mi mathvariant="italic">dx</mi>
                </mfrac>
                <mi>σ</mi>
                <mrow>
                  <mrow>
                    <mo fence="true" stretchy="false">(</mo>
                    <mrow>
                      <mi>x</mi>
                    </mrow>
                    <mo fence="true" stretchy="false">)</mo>
                  </mrow>
                  <mo stretchy="false">=</mo>
                  <mi>σ</mi>
                </mrow>
                <mrow>
                  <mo fence="true" stretchy="false">(</mo>
                  <mrow>
                    <mi>x</mi>
                  </mrow>
                  <mo fence="true" stretchy="false">)</mo>
                </mrow>
                <mrow>
                  <mo fence="true" stretchy="false">(</mo>
                  <mrow>
                    <mrow>
                      <mrow>
                        <mn>1</mn>
                        <mo stretchy="false">−</mo>
                        <mi>σ</mi>
                      </mrow>
                      <mrow>
                        <mo fence="true" stretchy="false">(</mo>
                        <mrow>
                          <mi>x</mi>
                        </mrow>
                        <mo fence="true" stretchy="false">)</mo>
                      </mrow>
                    </mrow>
                  </mrow>
                  <mo fence="true" stretchy="false">)</mo>
                </mrow>
              </mrow>
            </mstyle>
          </mstyle>
        </mtd>
      </mtr>
      <mtr>
        <mtd>
          <mrow>
            <mtext/>
            <mstyle mathsize="15pt">
              <mstyle mathvariant="bold">
                <mrow>
                  <mrow>
                    <mn>1</mn>
                    <mo stretchy="false">−</mo>
                    <mi>σ</mi>
                  </mrow>
                  <mrow>
                    <mrow>
                      <mo fence="true" stretchy="false">(</mo>
                      <mrow>
                        <mi>x</mi>
                      </mrow>
                      <mo fence="true" stretchy="false">)</mo>
                    </mrow>
                    <mo stretchy="false">=</mo>
                    <mi>σ</mi>
                  </mrow>
                  <mrow>
                    <mo fence="true" stretchy="false">(</mo>
                    <mrow>
                      <mrow>
                        <mo stretchy="false">−</mo>
                        <mi>x</mi>
                      </mrow>
                    </mrow>
                    <mo fence="true" stretchy="false">)</mo>
                  </mrow>
                </mrow>
              </mstyle>
            </mstyle>
          </mrow>
        </mtd>
      </mtr>
    </mtable>
    <annotation encoding="StarMath 5.0">size 15 bold{ d over dx %sigma(x)=%sigma(x)(1-%sigma(x))}
newline "" size 15 bold{ 1-%sigma(x)=%sigma(-x) }</annotation>
  </semantics>
</math>
</file>

<file path=Object 72/content.xml><?xml version="1.0" encoding="utf-8"?>
<math xmlns="http://www.w3.org/1998/Math/MathML" display="block">
  <semantics>
    <mrow>
      <mi>f</mi>
      <mrow>
        <mo fence="true" stretchy="false">(</mo>
        <mrow>
          <mstyle mathvariant="bold">
            <mi>x</mi>
          </mstyle>
        </mrow>
        <mo fence="true" stretchy="false">)</mo>
      </mrow>
    </mrow>
    <annotation encoding="StarMath 5.0">{ f(bold x) }</annotation>
  </semantics>
</math>
</file>

<file path=Object 73/content.xml><?xml version="1.0" encoding="utf-8"?>
<math xmlns="http://www.w3.org/1998/Math/MathML" display="block">
  <semantics>
    <mrow>
      <mi>f</mi>
      <mrow>
        <mo fence="true" stretchy="false">(</mo>
        <mrow>
          <mstyle mathvariant="bold">
            <mi>x</mi>
          </mstyle>
        </mrow>
        <mo fence="true" stretchy="false">)</mo>
      </mrow>
    </mrow>
    <annotation encoding="StarMath 5.0">{ f( bold x) }</annotation>
  </semantics>
</math>
</file>

<file path=Object 74/content.xml><?xml version="1.0" encoding="utf-8"?>
<math xmlns="http://www.w3.org/1998/Math/MathML" display="block">
  <semantics>
    <mtable>
      <mtr>
        <mtd>
          <mstyle mathsize="15pt">
            <mstyle mathvariant="bold">
              <mrow>
                <msub>
                  <mo stretchy="false">∇</mo>
                  <mi>t</mi>
                </msub>
                <mrow>
                  <mrow>
                    <mo fence="true" stretchy="false">(</mo>
                    <mrow>
                      <mrow>
                        <mi>f</mi>
                        <mrow>
                          <mo fence="true" stretchy="false">(</mo>
                          <mrow>
                            <mrow>
                              <mi>x</mi>
                              <mo stretchy="false">+</mo>
                              <mi mathvariant="italic">tu</mi>
                            </mrow>
                          </mrow>
                          <mo fence="true" stretchy="false">)</mo>
                        </mrow>
                      </mrow>
                    </mrow>
                    <mo fence="true" stretchy="false">)</mo>
                  </mrow>
                  <mo stretchy="false">=</mo>
                  <mfrac>
                    <mrow>
                      <mo stretchy="false">∂</mo>
                      <mi>f</mi>
                      <mrow>
                        <mo fence="true" stretchy="false">(</mo>
                        <mrow>
                          <mrow>
                            <mi>x</mi>
                            <mo stretchy="false">+</mo>
                            <mi mathvariant="italic">tu</mi>
                          </mrow>
                        </mrow>
                        <mo fence="true" stretchy="false">)</mo>
                      </mrow>
                    </mrow>
                    <mrow>
                      <mo stretchy="false">∂</mo>
                      <mi>t</mi>
                    </mrow>
                  </mfrac>
                  <mo stretchy="false">=</mo>
                  <msup>
                    <mi>f</mi>
                    <mi>'</mi>
                  </msup>
                </mrow>
                <mrow>
                  <mrow>
                    <mrow>
                      <mo fence="true" stretchy="false">(</mo>
                      <mrow>
                        <mrow>
                          <mi>x</mi>
                          <mo stretchy="false">+</mo>
                          <mi mathvariant="italic">tu</mi>
                        </mrow>
                      </mrow>
                      <mo fence="true" stretchy="false">)</mo>
                    </mrow>
                    <mo stretchy="false">⋅</mo>
                    <mi>u</mi>
                  </mrow>
                  <mo stretchy="false">=</mo>
                  <msup>
                    <mi>u</mi>
                    <mi>T</mi>
                  </msup>
                </mrow>
                <msup>
                  <mi>f</mi>
                  <mi>'</mi>
                </msup>
                <mrow>
                  <mrow>
                    <mo fence="true" stretchy="false">(</mo>
                    <mrow>
                      <mrow>
                        <mi>x</mi>
                        <mo stretchy="false">+</mo>
                        <mi mathvariant="italic">tu</mi>
                      </mrow>
                    </mrow>
                    <mo fence="true" stretchy="false">)</mo>
                  </mrow>
                  <mo stretchy="false">=</mo>
                  <msup>
                    <mi>u</mi>
                    <mi>T</mi>
                  </msup>
                </mrow>
                <msup>
                  <mi>f</mi>
                  <mi>'</mi>
                </msup>
                <mrow>
                  <mo fence="true" stretchy="false">(</mo>
                  <mrow>
                    <mi>x</mi>
                  </mrow>
                  <mo fence="true" stretchy="false">)</mo>
                </mrow>
              </mrow>
            </mstyle>
          </mstyle>
        </mtd>
      </mtr>
      <mtr>
        <mtd>
          <mrow>
            <mtext/>
            <mstyle mathsize="15pt">
              <mstyle mathvariant="bold">
                <mrow>
                  <mrow>
                    <mtext/>
                    <mo stretchy="false">=</mo>
                    <mrow>
                      <mrow>
                        <mo fence="true" stretchy="false">‖</mo>
                        <mrow>
                          <mi>u</mi>
                        </mrow>
                        <mo fence="true" stretchy="false">‖</mo>
                      </mrow>
                      <mo stretchy="false">⋅</mo>
                      <mrow>
                        <mo fence="true" stretchy="false">‖</mo>
                        <mrow>
                          <mrow>
                            <msup>
                              <mi>f</mi>
                              <mi>'</mi>
                            </msup>
                            <mrow>
                              <mo fence="true" stretchy="false">(</mo>
                              <mrow>
                                <mi>x</mi>
                              </mrow>
                              <mo fence="true" stretchy="false">)</mo>
                            </mrow>
                          </mrow>
                        </mrow>
                        <mo fence="true" stretchy="false">‖</mo>
                      </mrow>
                      <mo stretchy="false">⋅</mo>
                      <mi>cos</mi>
                    </mrow>
                  </mrow>
                  <mrow>
                    <mo fence="true" stretchy="false">(</mo>
                    <mrow>
                      <mi mathvariant="normal">θ</mi>
                    </mrow>
                    <mo fence="true" stretchy="false">)</mo>
                  </mrow>
                </mrow>
              </mstyle>
            </mstyle>
          </mrow>
        </mtd>
      </mtr>
    </mtable>
    <annotation encoding="StarMath 5.0">size 15 bold {nabla_t( f(x+tu) )= {partial f( x+tu )} over{ partial t } =f^{'}(x+tu)cdot u =u^T f^{'}(x+tu)=u^T f^{'}(x)}
newline ""size 15 bold { ""= {ldline u rdline}cdot { ldline f^{'}(x) rdline} cdot cos(%theta)   }  </annotation>
  </semantics>
</math>
</file>

<file path=Object 75/content.xml><?xml version="1.0" encoding="utf-8"?>
<math xmlns="http://www.w3.org/1998/Math/MathML" display="block">
  <semantics>
    <mrow>
      <mo fence="true" stretchy="false">‖</mo>
      <mrow>
        <mrow>
          <msup>
            <mi>f</mi>
            <mi>'</mi>
          </msup>
          <mrow>
            <mo fence="true" stretchy="false">(</mo>
            <mrow>
              <mi>x</mi>
            </mrow>
            <mo fence="true" stretchy="false">)</mo>
          </mrow>
        </mrow>
      </mrow>
      <mo fence="true" stretchy="false">‖</mo>
    </mrow>
    <annotation encoding="StarMath 5.0">ldline f^{'}(x) rdline </annotation>
  </semantics>
</math>
</file>

<file path=Object 76/content.xml><?xml version="1.0" encoding="utf-8"?>
<math xmlns="http://www.w3.org/1998/Math/MathML" display="block">
  <semantics>
    <mstyle mathsize="20pt">
      <mstyle mathvariant="bold">
        <mrow>
          <mrow>
            <msub>
              <mi>x</mi>
              <mi mathvariant="italic">new</mi>
            </msub>
            <mo stretchy="false">=</mo>
            <mrow>
              <msub>
                <mi>x</mi>
                <mi mathvariant="italic">old</mi>
              </msub>
              <mo stretchy="false">−</mo>
              <mi mathvariant="normal">σ</mi>
            </mrow>
          </mrow>
          <msup>
            <mi>f</mi>
            <mi>'</mi>
          </msup>
          <mrow>
            <mo fence="true" stretchy="false">(</mo>
            <mrow>
              <msub>
                <mi>x</mi>
                <mi mathvariant="italic">old</mi>
              </msub>
            </mrow>
            <mo fence="true" stretchy="false">)</mo>
          </mrow>
        </mrow>
      </mstyle>
    </mstyle>
    <annotation encoding="StarMath 5.0">size 20 bold{x_new =x_old-%sigma f^{'}(x_old) }</annotation>
  </semantics>
</math>
</file>

<file path=Object 77/content.xml><?xml version="1.0" encoding="utf-8"?>
<math xmlns="http://www.w3.org/1998/Math/MathML" display="block">
  <semantics>
    <mstyle mathvariant="bold">
      <mrow>
        <mi>u</mi>
        <mo stretchy="false">∈</mo>
        <msup>
          <mi>R</mi>
          <mi>n</mi>
        </msup>
      </mrow>
    </mstyle>
    <annotation encoding="StarMath 5.0">bold { u in R^n }</annotation>
  </semantics>
</math>
</file>

<file path=Object 78/content.xml><?xml version="1.0" encoding="utf-8"?>
<math xmlns="http://www.w3.org/1998/Math/MathML" display="block">
  <semantics>
    <mstyle mathvariant="bold">
      <mrow>
        <mi>x</mi>
        <mo stretchy="false">∈</mo>
        <msup>
          <mi>R</mi>
          <mi>m</mi>
        </msup>
      </mrow>
    </mstyle>
    <annotation encoding="StarMath 5.0">bold{ x in R^m }</annotation>
  </semantics>
</math>
</file>

<file path=Object 79/content.xml><?xml version="1.0" encoding="utf-8"?>
<math xmlns="http://www.w3.org/1998/Math/MathML" display="block">
  <semantics>
    <mstyle mathvariant="bold">
      <mrow>
        <mi>J</mi>
        <mo stretchy="false">∈</mo>
        <msup>
          <mi>R</mi>
          <mrow>
            <mi>n</mi>
            <mo stretchy="false">×</mo>
            <mi>m</mi>
          </mrow>
        </msup>
      </mrow>
    </mstyle>
    <annotation encoding="StarMath 5.0">bold{ J in R^{n times m} }</annotation>
  </semantics>
</math>
</file>

<file path=Object 8/content.xml><?xml version="1.0" encoding="utf-8"?>
<math xmlns="http://www.w3.org/1998/Math/MathML" display="block">
  <semantics>
    <mrow>
      <mi>n</mi>
      <mo stretchy="false">×</mo>
      <mi>n</mi>
    </mrow>
    <annotation encoding="StarMath 5.0">{ n times n }</annotation>
  </semantics>
</math>
</file>

<file path=Object 80/content.xml><?xml version="1.0" encoding="utf-8"?>
<math xmlns="http://www.w3.org/1998/Math/MathML" display="block">
  <semantics>
    <mrow>
      <mrow>
        <mo stretchy="false">∫</mo>
        <mi>f</mi>
      </mrow>
      <mrow>
        <mo fence="true" stretchy="false">(</mo>
        <mrow>
          <mi>u</mi>
        </mrow>
        <mo fence="true" stretchy="false">)</mo>
      </mrow>
      <mi mathvariant="italic">du</mi>
    </mrow>
    <annotation encoding="StarMath 5.0">{ int f(u)du }</annotation>
  </semantics>
</math>
</file>

<file path=Object 81/content.xml><?xml version="1.0" encoding="utf-8"?>
<math xmlns="http://www.w3.org/1998/Math/MathML" display="block">
  <semantics>
    <mstyle mathsize="15pt">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frac>
                  <mi mathvariant="italic">du</mi>
                  <mi mathvariant="italic">dx</mi>
                </mfrac>
              </mrow>
              <mo fence="true" stretchy="false">|</mo>
            </mrow>
          </mstyle>
          <mi mathvariant="italic">dx</mi>
        </mrow>
      </mstyle>
    </mstyle>
    <annotation encoding="StarMath 5.0">size 15 bold{ int f(u)du=int f(u) color red{lline du over dx rline}dx }</annotation>
  </semantics>
</math>
</file>

<file path=Object 82/content.xml><?xml version="1.0" encoding="utf-8"?>
<math xmlns="http://www.w3.org/1998/Math/MathML" display="block">
  <semantics>
    <mrow>
      <mi>J</mi>
      <mrow>
        <mstyle mathvariant="bold">
          <mi>x</mi>
        </mstyle>
        <mo stretchy="false">=</mo>
        <mstyle mathvariant="bold">
          <mi>u</mi>
        </mstyle>
      </mrow>
    </mrow>
    <annotation encoding="StarMath 5.0">{ J bold x=bold u }</annotation>
  </semantics>
</math>
</file>

<file path=Object 83/content.xml><?xml version="1.0" encoding="utf-8"?>
<math xmlns="http://www.w3.org/1998/Math/MathML" display="block">
  <semantics>
    <mstyle mathvariant="bold">
      <mrow>
        <mrow>
          <mo stretchy="false">∫</mo>
          <mi>f</mi>
        </mrow>
        <mrow>
          <mo fence="true" stretchy="false">(</mo>
          <mrow>
            <mi>u</mi>
          </mrow>
          <mo fence="true" stretchy="false">)</mo>
        </mrow>
        <mrow>
          <mi mathvariant="italic">du</mi>
          <mo stretchy="false">=</mo>
          <mrow>
            <mo stretchy="false">∫</mo>
            <mi>f</mi>
          </mrow>
        </mrow>
        <mrow>
          <mo fence="true" stretchy="false">(</mo>
          <mrow>
            <mi>u</mi>
          </mrow>
          <mo fence="true" stretchy="false">)</mo>
        </mrow>
        <mstyle color="red">
          <mrow>
            <mo fence="true" stretchy="false">|</mo>
            <mrow>
              <mi>J</mi>
            </mrow>
            <mo fence="true" stretchy="false">|</mo>
          </mrow>
        </mstyle>
        <mi mathvariant="italic">dx</mi>
      </mrow>
    </mstyle>
    <annotation encoding="StarMath 5.0">bold{ int f(u)du=int f(u) color red{lline J rline}dx }</annotation>
  </semantics>
</math>
</file>

<file path=Object 84/content.xml><?xml version="1.0" encoding="utf-8"?>
<math xmlns="http://www.w3.org/1998/Math/MathML" display="block">
  <semantics>
    <mstyle mathsize="15pt">
      <mstyle mathvariant="bold">
        <mrow>
          <msub>
            <mi>J</mi>
            <mrow>
              <mi>i</mi>
              <mi>,</mi>
              <mi>j</mi>
            </mrow>
          </msub>
          <mo stretchy="false">=</mo>
          <mfrac>
            <mrow>
              <mo stretchy="false">∂</mo>
              <msub>
                <mi>u</mi>
                <mi>i</mi>
              </msub>
            </mrow>
            <mrow>
              <mo stretchy="false">∂</mo>
              <msub>
                <mi>x</mi>
                <mi>j</mi>
              </msub>
            </mrow>
          </mfrac>
        </mrow>
      </mstyle>
    </mstyle>
    <annotation encoding="StarMath 5.0">size 15 bold{ J_{i,j} = {partial u_i}over{partial x_j} }</annotation>
  </semantics>
</math>
</file>

<file path=Object 85/content.xml><?xml version="1.0" encoding="utf-8"?>
<math xmlns="http://www.w3.org/1998/Math/MathML" display="block">
  <semantics>
    <mstyle mathsize="15pt">
      <mstyle mathvariant="bold">
        <mrow>
          <mrow>
            <msub>
              <mi>H</mi>
              <mrow>
                <mi>i</mi>
                <mi>,</mi>
                <mi>j</mi>
              </mrow>
            </msub>
            <mo stretchy="false">=</mo>
            <mfrac>
              <msup>
                <mo stretchy="false">∂</mo>
                <mn>2</mn>
              </msup>
              <mrow>
                <mo stretchy="false">∂</mo>
                <msub>
                  <mi>x</mi>
                  <mi>i</mi>
                </msub>
                <mo stretchy="false">∂</mo>
                <msub>
                  <mi>x</mi>
                  <mi>j</mi>
                </msub>
              </mrow>
            </mfrac>
          </mrow>
          <mi>f</mi>
          <msub>
            <mrow>
              <mo fence="true" stretchy="false">(</mo>
              <mrow>
                <mi>x</mi>
              </mrow>
              <mo fence="true" stretchy="false">)</mo>
            </mrow>
            <mrow>
              <mi>i</mi>
              <mi>,</mi>
              <mi>j</mi>
            </mrow>
          </msub>
        </mrow>
      </mstyle>
    </mstyle>
    <annotation encoding="StarMath 5.0"> size 15 bold{ H_{i,j}= partial^2 over{partial x_i partial x_j} f(x)_{i,j}  }</annotation>
  </semantics>
</math>
</file>

<file path=Object 86/content.xml><?xml version="1.0" encoding="utf-8"?>
<math xmlns="http://www.w3.org/1998/Math/MathML" display="block">
  <semantics>
    <mstyle mathvariant="bold">
      <mrow>
        <msup>
          <mi>d</mi>
          <mi>T</mi>
        </msup>
        <mi mathvariant="italic">Hd</mi>
      </mrow>
    </mstyle>
    <annotation encoding="StarMath 5.0">bold{ d^{T}Hd }</annotation>
  </semantics>
</math>
</file>

<file path=Object 87/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

<file path=Object 88/content.xml><?xml version="1.0" encoding="utf-8"?>
<math xmlns="http://www.w3.org/1998/Math/MathML" display="block">
  <semantics>
    <mstyle mathsize="15pt">
      <mstyle mathvariant="bold">
        <mrow>
          <mrow>
            <mi>x</mi>
            <mo stretchy="false">=</mo>
            <mrow>
              <msub>
                <mi>x</mi>
                <mn>0</mn>
              </msub>
              <mo stretchy="false">−</mo>
              <mi>ε</mi>
            </mrow>
          </mrow>
          <mi>g</mi>
        </mrow>
      </mstyle>
    </mstyle>
    <annotation encoding="StarMath 5.0">size 15 bold{x=x_0 - %varepsilon g} </annotation>
  </semantics>
</math>
</file>

<file path=Object 89/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sup>
              <mi>g</mi>
              <mi>T</mi>
            </msup>
          </mrow>
          <mrow>
            <mrow>
              <mo fence="true" stretchy="false">(</mo>
              <mrow>
                <mrow>
                  <mi>ε</mi>
                  <mi>g</mi>
                </mrow>
              </mrow>
              <mo fence="true" stretchy="false">)</mo>
            </mrow>
            <mo stretchy="false">+</mo>
            <mfrac>
              <mn>1</mn>
              <mn>2</mn>
            </mfrac>
          </mrow>
          <msup>
            <mrow>
              <mo fence="true" stretchy="false">(</mo>
              <mrow>
                <mrow>
                  <mi>ε</mi>
                  <mi>g</mi>
                </mrow>
              </mrow>
              <mo fence="true" stretchy="false">)</mo>
            </mrow>
            <mi>T</mi>
          </msup>
          <mi>H</mi>
          <mrow>
            <mo fence="true" stretchy="false">(</mo>
            <mrow>
              <mrow>
                <mi>ε</mi>
                <mi>g</mi>
              </mrow>
            </mrow>
            <mo fence="true" stretchy="false">)</mo>
          </mrow>
        </mrow>
      </mstyle>
    </mstyle>
    <annotation encoding="StarMath 5.0">size 15 bold{ f(x_0 - %varepsilon g)  approx f(x_0)-g^{T}( %varepsilon g)+{1 over 2}(%varepsilon g)^{T}H(%varepsilon g)  }</annotation>
  </semantics>
</math>
</file>

<file path=Object 9/content.xml><?xml version="1.0" encoding="utf-8"?>
<math xmlns="http://www.w3.org/1998/Math/MathML" display="block">
  <semantics>
    <mrow>
      <msup>
        <mi>A</mi>
        <mi>T</mi>
      </msup>
      <mi>A</mi>
    </mrow>
    <annotation encoding="StarMath 5.0">A^T A</annotation>
  </semantics>
</math>
</file>

<file path=Object 90/content.xml><?xml version="1.0" encoding="utf-8"?>
<math xmlns="http://www.w3.org/1998/Math/MathML" display="block">
  <semantics>
    <mstyle mathsize="15pt">
      <mstyle mathvariant="bold">
        <mrow>
          <mi>f</mi>
          <mrow>
            <mrow>
              <mo fence="true" stretchy="false">(</mo>
              <mrow>
                <mrow>
                  <mrow>
                    <msub>
                      <mi>x</mi>
                      <mn>0</mn>
                    </msub>
                    <mo stretchy="false">−</mo>
                    <mi>ε</mi>
                  </mrow>
                  <mi>g</mi>
                </mrow>
              </mrow>
              <mo fence="true" stretchy="false">)</mo>
            </mrow>
            <mo stretchy="false">≈</mo>
            <mi>f</mi>
          </mrow>
          <mrow>
            <mrow>
              <mo fence="true" stretchy="false">(</mo>
              <mrow>
                <msub>
                  <mi>x</mi>
                  <mn>0</mn>
                </msub>
              </mrow>
              <mo fence="true" stretchy="false">)</mo>
            </mrow>
            <mo stretchy="false">−</mo>
            <mi>ε</mi>
          </mrow>
          <msup>
            <mi>g</mi>
            <mi>T</mi>
          </msup>
          <mrow>
            <mi>g</mi>
            <mo stretchy="false">+</mo>
            <mfrac>
              <mn>1</mn>
              <mn>2</mn>
            </mfrac>
          </mrow>
          <msup>
            <mi>ε</mi>
            <mn>2</mn>
          </msup>
          <msup>
            <mi>g</mi>
            <mi>T</mi>
          </msup>
          <mi mathvariant="italic">Hg</mi>
        </mrow>
      </mstyle>
    </mstyle>
    <annotation encoding="StarMath 5.0">size 15 bold{ f(x_0 - %varepsilon g) approx f(x_0)- %varepsilon g^{T}g +{1 over 2} %varepsilon ^{2}g^{T}Hg }</annotation>
  </semantics>
</math>
</file>

<file path=Object 91/content.xml><?xml version="1.0" encoding="utf-8"?>
<math xmlns="http://www.w3.org/1998/Math/MathML" display="block">
  <semantics>
    <mstyle mathsize="15pt">
      <mi>ε</mi>
    </mstyle>
    <annotation encoding="StarMath 5.0">size 15{ %varepsilon  }</annotation>
  </semantics>
</math>
</file>

<file path=Object 92/content.xml><?xml version="1.0" encoding="utf-8"?>
<math xmlns="http://www.w3.org/1998/Math/MathML" display="block">
  <semantics>
    <mstyle mathvariant="bold">
      <mrow>
        <mrow>
          <mo stretchy="false">−</mo>
          <mi>ε</mi>
        </mrow>
        <msup>
          <mi>g</mi>
          <mi>T</mi>
        </msup>
        <mrow>
          <mi>g</mi>
          <mo stretchy="false">+</mo>
          <mfrac>
            <mn>1</mn>
            <mn>2</mn>
          </mfrac>
        </mrow>
        <msup>
          <mi>ε</mi>
          <mn>2</mn>
        </msup>
        <msup>
          <mi>g</mi>
          <mi>T</mi>
        </msup>
        <mrow>
          <mi mathvariant="italic">Hg</mi>
          <mo stretchy="false">≤</mo>
          <mn>0</mn>
        </mrow>
      </mrow>
    </mstyle>
    <annotation encoding="StarMath 5.0">bold{- %varepsilon g^{T}g +{1 over 2} %varepsilon^2 g^T Hg&lt;=0}</annotation>
  </semantics>
</math>
</file>

<file path=Object 93/content.xml><?xml version="1.0" encoding="utf-8"?>
<math xmlns="http://www.w3.org/1998/Math/MathML" display="block">
  <semantics>
    <mstyle mathsize="15pt">
      <mstyle mathvariant="bold">
        <mrow>
          <mi>ε</mi>
          <mo stretchy="false">=</mo>
          <mfrac>
            <mrow>
              <msup>
                <mi>g</mi>
                <mi>T</mi>
              </msup>
              <mi>g</mi>
            </mrow>
            <mrow>
              <msup>
                <mi>g</mi>
                <mi>T</mi>
              </msup>
              <mi mathvariant="italic">Hg</mi>
            </mrow>
          </mfrac>
        </mrow>
      </mstyle>
    </mstyle>
    <annotation encoding="StarMath 5.0">size 15 bold{ %varepsilon ={g^{T}g}over{g^{T}Hg} }</annotation>
  </semantics>
</math>
</file>

<file path=Object 94/content.xml><?xml version="1.0" encoding="utf-8"?>
<math xmlns="http://www.w3.org/1998/Math/MathML" display="block">
  <semantics>
    <msub>
      <mi>λ</mi>
      <mi mathvariant="italic">max</mi>
    </msub>
    <annotation encoding="StarMath 5.0">{ %lambda_{max} }</annotation>
  </semantics>
</math>
</file>

<file path=Object 95/content.xml><?xml version="1.0" encoding="utf-8"?>
<math xmlns="http://www.w3.org/1998/Math/MathML" display="block">
  <semantics>
    <mfrac>
      <mn>1</mn>
      <msub>
        <mi>λ</mi>
        <mi mathvariant="italic">max</mi>
      </msub>
    </mfrac>
    <annotation encoding="StarMath 5.0">{ 1 over %lambda_{max} }</annotation>
  </semantics>
</math>
</file>

<file path=Object 96/content.xml><?xml version="1.0" encoding="utf-8"?>
<math xmlns="http://www.w3.org/1998/Math/MathML" display="block">
  <semantics>
    <mstyle mathsize="15pt">
      <mstyle mathvariant="bold">
        <mrow>
          <munder>
            <mi mathvariant="italic">min</mi>
            <mrow>
              <mi>x</mi>
              <mo stretchy="false">∈</mo>
              <msup>
                <mi>R</mi>
                <mi>n</mi>
              </msup>
            </mrow>
          </munder>
          <mtext> </mtext>
          <mi>f</mi>
          <mrow>
            <mo fence="true" stretchy="false">(</mo>
            <mrow>
              <mi>x</mi>
            </mrow>
            <mo fence="true" stretchy="false">)</mo>
          </mrow>
        </mrow>
      </mstyle>
    </mstyle>
    <annotation encoding="StarMath 5.0">size 15 bold{ min csub{x in R^{n}}{" "}f(x)}</annotation>
  </semantics>
</math>
</file>

<file path=Object 97/content.xml><?xml version="1.0" encoding="utf-8"?>
<math xmlns="http://www.w3.org/1998/Math/MathML" display="block">
  <semantics>
    <mstyle mathsize="15pt">
      <mstyle mathvariant="bold">
        <msup>
          <mi>x</mi>
          <mtext>*</mtext>
        </msup>
      </mstyle>
    </mstyle>
    <annotation encoding="StarMath 5.0">size 15 bold{ x^{"*"} }</annotation>
  </semantics>
</math>
</file>

<file path=Object 98/content.xml><?xml version="1.0" encoding="utf-8"?>
<math xmlns="http://www.w3.org/1998/Math/MathML" display="block">
  <semantics>
    <mrow>
      <mi>f</mi>
      <mrow>
        <mo fence="true" stretchy="false">(</mo>
        <mrow>
          <mi>x</mi>
        </mrow>
        <mo fence="true" stretchy="false">)</mo>
      </mrow>
    </mrow>
    <annotation encoding="StarMath 5.0">{ f(x) }</annotation>
  </semantics>
</math>
</file>

<file path=Object 99/content.xml><?xml version="1.0" encoding="utf-8"?>
<math xmlns="http://www.w3.org/1998/Math/MathML" display="block">
  <semantics>
    <mstyle mathsize="15pt">
      <mstyle mathvariant="bold">
        <mrow>
          <mi>f</mi>
          <mrow>
            <mrow>
              <mo fence="true" stretchy="false">(</mo>
              <mrow>
                <mi>x</mi>
              </mrow>
              <mo fence="true" stretchy="false">)</mo>
            </mrow>
            <mo stretchy="false">≈</mo>
            <mi>f</mi>
          </mrow>
          <mrow>
            <mrow>
              <mo fence="true" stretchy="false">(</mo>
              <mrow>
                <msub>
                  <mi>x</mi>
                  <mn>0</mn>
                </msub>
              </mrow>
              <mo fence="true" stretchy="false">)</mo>
            </mrow>
            <mo stretchy="false">+</mo>
            <msup>
              <mi>g</mi>
              <mi>T</mi>
            </msup>
          </mrow>
          <mrow>
            <mrow>
              <mo fence="true" stretchy="false">(</mo>
              <mrow>
                <mrow>
                  <mi>x</mi>
                  <mo stretchy="false">−</mo>
                  <msub>
                    <mi>x</mi>
                    <mn>0</mn>
                  </msub>
                </mrow>
              </mrow>
              <mo fence="true" stretchy="false">)</mo>
            </mrow>
            <mo stretchy="false">+</mo>
            <mfrac>
              <mn>1</mn>
              <mn>2</mn>
            </mfrac>
          </mrow>
          <msup>
            <mrow>
              <mo fence="true" stretchy="false">(</mo>
              <mrow>
                <mrow>
                  <mi>x</mi>
                  <mo stretchy="false">−</mo>
                  <msub>
                    <mi>x</mi>
                    <mn>0</mn>
                  </msub>
                </mrow>
              </mrow>
              <mo fence="true" stretchy="false">)</mo>
            </mrow>
            <mi>T</mi>
          </msup>
          <mi>H</mi>
          <mrow>
            <mo fence="true" stretchy="false">(</mo>
            <mrow>
              <mrow>
                <mi>x</mi>
                <mo stretchy="false">−</mo>
                <msub>
                  <mi>x</mi>
                  <mn>0</mn>
                </msub>
              </mrow>
            </mrow>
            <mo fence="true" stretchy="false">)</mo>
          </mrow>
        </mrow>
      </mstyle>
    </mstyle>
    <annotation encoding="StarMath 5.0">size 15 bold{ f(x) approx f(x_0)+g^{T}(x-x_0)+{1 over 2}(x-x_0)^{T}H(x-x_0) }</annotation>
  </semantics>
</math>
</file>